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Qsb_acc1</text:p>
          </table:table-cell>
        </table:table-row>
        <table:table-row table:style-name="ro1">
          <table:table-cell office:value-type="float" office:value="0.00472000008448958" calcext:value-type="float">
            <text:p>0.00472000008449</text:p>
          </table:table-cell>
        </table:table-row>
        <table:table-row table:style-name="ro1">
          <table:table-cell office:value-type="float" office:value="0.0046399999409914" calcext:value-type="float">
            <text:p>0.004639999940991</text:p>
          </table:table-cell>
        </table:table-row>
        <table:table-row table:style-name="ro1">
          <table:table-cell office:value-type="float" office:value="0.00456999987363815" calcext:value-type="float">
            <text:p>0.004569999873638</text:p>
          </table:table-cell>
        </table:table-row>
        <table:table-row table:style-name="ro1">
          <table:table-cell office:value-type="float" office:value="0.00449000019580126" calcext:value-type="float">
            <text:p>0.004490000195801</text:p>
          </table:table-cell>
        </table:table-row>
        <table:table-row table:style-name="ro1">
          <table:table-cell office:value-type="float" office:value="0.00443000020459294" calcext:value-type="float">
            <text:p>0.004430000204593</text:p>
          </table:table-cell>
        </table:table-row>
        <table:table-row table:style-name="ro1">
          <table:table-cell office:value-type="float" office:value="0.0043600001372397" calcext:value-type="float">
            <text:p>0.00436000013724</text:p>
          </table:table-cell>
        </table:table-row>
        <table:table-row table:style-name="ro1">
          <table:table-cell office:value-type="float" office:value="0.00430000014603138" calcext:value-type="float">
            <text:p>0.004300000146031</text:p>
          </table:table-cell>
        </table:table-row>
        <table:table-row table:style-name="ro1">
          <table:table-cell office:value-type="float" office:value="0.00424000015482307" calcext:value-type="float">
            <text:p>0.004240000154823</text:p>
          </table:table-cell>
        </table:table-row>
        <table:table-row table:style-name="ro1">
          <table:table-cell office:value-type="float" office:value="0.00418000016361475" calcext:value-type="float">
            <text:p>0.004180000163615</text:p>
          </table:table-cell>
        </table:table-row>
        <table:table-row table:style-name="ro1">
          <table:table-cell office:value-type="float" office:value="0.00412000017240644" calcext:value-type="float">
            <text:p>0.004120000172406</text:p>
          </table:table-cell>
        </table:table-row>
        <table:table-row table:style-name="ro1">
          <table:table-cell office:value-type="float" office:value="0.00406999979168177" calcext:value-type="float">
            <text:p>0.004069999791682</text:p>
          </table:table-cell>
        </table:table-row>
        <table:table-row table:style-name="ro1">
          <table:table-cell office:value-type="float" office:value="0.00401999987661839" calcext:value-type="float">
            <text:p>0.004019999876618</text:p>
          </table:table-cell>
        </table:table-row>
        <table:table-row table:style-name="ro1">
          <table:table-cell office:value-type="float" office:value="0.00395999988541007" calcext:value-type="float">
            <text:p>0.00395999988541</text:p>
          </table:table-cell>
        </table:table-row>
        <table:table-row table:style-name="ro1">
          <table:table-cell office:value-type="float" office:value="0.00392000004649162" calcext:value-type="float">
            <text:p>0.003920000046492</text:p>
          </table:table-cell>
        </table:table-row>
        <table:table-row table:style-name="ro1">
          <table:table-cell office:value-type="float" office:value="0.0038699998985976" calcext:value-type="float">
            <text:p>0.003869999898598</text:p>
          </table:table-cell>
        </table:table-row>
        <table:table-row table:style-name="ro1">
          <table:table-cell office:value-type="float" office:value="0.00381999998353422" calcext:value-type="float">
            <text:p>0.003819999983534</text:p>
          </table:table-cell>
        </table:table-row>
        <table:table-row table:style-name="ro1">
          <table:table-cell office:value-type="float" office:value="0.00377999991178513" calcext:value-type="float">
            <text:p>0.003779999911785</text:p>
          </table:table-cell>
        </table:table-row>
        <table:table-row table:style-name="ro1">
          <table:table-cell office:value-type="float" office:value="0.00372999999672174" calcext:value-type="float">
            <text:p>0.003729999996722</text:p>
          </table:table-cell>
        </table:table-row>
        <table:table-row table:style-name="ro1">
          <table:table-cell office:value-type="float" office:value="0.00368999992497265" calcext:value-type="float">
            <text:p>0.003689999924973</text:p>
          </table:table-cell>
        </table:table-row>
        <table:table-row table:style-name="ro1">
          <table:table-cell office:value-type="float" office:value="0.00365000008605421" calcext:value-type="float">
            <text:p>0.003650000086054</text:p>
          </table:table-cell>
        </table:table-row>
        <table:table-row table:style-name="ro1">
          <table:table-cell office:value-type="float" office:value="0.00361000001430511" calcext:value-type="float">
            <text:p>0.003610000014305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3999994695187" calcext:value-type="float">
            <text:p>0.003539999946952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3000004068017" calcext:value-type="float">
            <text:p>0.00343000004068</text:p>
          </table:table-cell>
        </table:table-row>
        <table:table-row table:style-name="ro1">
          <table:table-cell office:value-type="float" office:value="0.00340000004507601" calcext:value-type="float">
            <text:p>0.003400000045076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400000538677" calcext:value-type="float">
            <text:p>0.003340000053868</text:p>
          </table:table-cell>
        </table:table-row>
        <table:table-row table:style-name="ro1">
          <table:table-cell office:value-type="float" office:value="0.00331000005826354" calcext:value-type="float">
            <text:p>0.003310000058264</text:p>
          </table:table-cell>
        </table:table-row>
        <table:table-row table:style-name="ro1">
          <table:table-cell office:value-type="float" office:value="0.00328000006265938" calcext:value-type="float">
            <text:p>0.003280000062659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6000008024275" calcext:value-type="float">
            <text:p>0.003160000080243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199000001884997" calcext:value-type="float">
            <text:p>0.00199000001885</text:p>
          </table:table-cell>
        </table:table-row>
        <table:table-row table:style-name="ro1">
          <table:table-cell office:value-type="float" office:value="0.00199000001884997" calcext:value-type="float">
            <text:p>0.00199000001885</text:p>
          </table:table-cell>
        </table:table-row>
        <table:table-row table:style-name="ro1">
          <table:table-cell office:value-type="float" office:value="0.00197999994270504" calcext:value-type="float">
            <text:p>0.001979999942705</text:p>
          </table:table-cell>
        </table:table-row>
        <table:table-row table:style-name="ro1">
          <table:table-cell office:value-type="float" office:value="0.00197000009939075" calcext:value-type="float">
            <text:p>0.001970000099391</text:p>
          </table:table-cell>
        </table:table-row>
        <table:table-row table:style-name="ro1">
          <table:table-cell office:value-type="float" office:value="0.00197000009939075" calcext:value-type="float">
            <text:p>0.001970000099391</text:p>
          </table:table-cell>
        </table:table-row>
        <table:table-row table:style-name="ro1">
          <table:table-cell office:value-type="float" office:value="0.00196000002324581" calcext:value-type="float">
            <text:p>0.001960000023246</text:p>
          </table:table-cell>
        </table:table-row>
        <table:table-row table:style-name="ro1">
          <table:table-cell office:value-type="float" office:value="0.00196000002324581" calcext:value-type="float">
            <text:p>0.001960000023246</text:p>
          </table:table-cell>
        </table:table-row>
        <table:table-row table:style-name="ro1">
          <table:table-cell office:value-type="float" office:value="0.00194999994710088" calcext:value-type="float">
            <text:p>0.001949999947101</text:p>
          </table:table-cell>
        </table:table-row>
        <table:table-row table:style-name="ro1">
          <table:table-cell office:value-type="float" office:value="0.00194999994710088" calcext:value-type="float">
            <text:p>0.001949999947101</text:p>
          </table:table-cell>
        </table:table-row>
        <table:table-row table:style-name="ro1">
          <table:table-cell office:value-type="float" office:value="0.00193999998737127" calcext:value-type="float">
            <text:p>0.001939999987371</text:p>
          </table:table-cell>
        </table:table-row>
        <table:table-row table:style-name="ro1">
          <table:table-cell office:value-type="float" office:value="0.00193999998737127" calcext:value-type="float">
            <text:p>0.001939999987371</text:p>
          </table:table-cell>
        </table:table-row>
        <table:table-row table:style-name="ro1">
          <table:table-cell office:value-type="float" office:value="0.00193000002764165" calcext:value-type="float">
            <text:p>0.001930000027642</text:p>
          </table:table-cell>
        </table:table-row>
        <table:table-row table:style-name="ro1">
          <table:table-cell office:value-type="float" office:value="0.00193000002764165" calcext:value-type="float">
            <text:p>0.001930000027642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19000000320375" calcext:value-type="float">
            <text:p>0.001900000032038</text:p>
          </table:table-cell>
        </table:table-row>
        <table:table-row table:style-name="ro1">
          <table:table-cell office:value-type="float" office:value="0.0019000000320375" calcext:value-type="float">
            <text:p>0.001900000032038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7999999616295" calcext:value-type="float">
            <text:p>0.001879999996163</text:p>
          </table:table-cell>
        </table:table-row>
        <table:table-row table:style-name="ro1">
          <table:table-cell office:value-type="float" office:value="0.00187999999616295" calcext:value-type="float">
            <text:p>0.00187999999616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97000009939075" calcext:value-type="float">
            <text:p>0.001970000099391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402999995276332" calcext:value-type="float">
            <text:p>0.004029999952763</text:p>
          </table:table-cell>
        </table:table-row>
        <table:table-row table:style-name="ro1">
          <table:table-cell office:value-type="float" office:value="0.00496000004932284" calcext:value-type="float">
            <text:p>0.004960000049323</text:p>
          </table:table-cell>
        </table:table-row>
        <table:table-row table:style-name="ro1">
          <table:table-cell office:value-type="float" office:value="0.00712999980896711" calcext:value-type="float">
            <text:p>0.007129999808967</text:p>
          </table:table-cell>
        </table:table-row>
        <table:table-row table:style-name="ro1">
          <table:table-cell office:value-type="float" office:value="0.00963000021874905" calcext:value-type="float">
            <text:p>0.009630000218749</text:p>
          </table:table-cell>
        </table:table-row>
        <table:table-row table:style-name="ro1">
          <table:table-cell office:value-type="float" office:value="0.0115299997851253" calcext:value-type="float">
            <text:p>0.011529999785125</text:p>
          </table:table-cell>
        </table:table-row>
        <table:table-row table:style-name="ro1">
          <table:table-cell office:value-type="float" office:value="0.0127999996766448" calcext:value-type="float">
            <text:p>0.012799999676645</text:p>
          </table:table-cell>
        </table:table-row>
        <table:table-row table:style-name="ro1">
          <table:table-cell office:value-type="float" office:value="0.0135899996384978" calcext:value-type="float">
            <text:p>0.013589999638498</text:p>
          </table:table-cell>
        </table:table-row>
        <table:table-row table:style-name="ro1">
          <table:table-cell office:value-type="float" office:value="0.0140100000426173" calcext:value-type="float">
            <text:p>0.014010000042617</text:p>
          </table:table-cell>
        </table:table-row>
        <table:table-row table:style-name="ro1">
          <table:table-cell office:value-type="float" office:value="0.0142099997028708" calcext:value-type="float">
            <text:p>0.014209999702871</text:p>
          </table:table-cell>
        </table:table-row>
        <table:table-row table:style-name="ro1">
          <table:table-cell office:value-type="float" office:value="0.0146099999547005" calcext:value-type="float">
            <text:p>0.014609999954701</text:p>
          </table:table-cell>
        </table:table-row>
        <table:table-row table:style-name="ro1">
          <table:table-cell office:value-type="float" office:value="0.0150600001215935" calcext:value-type="float">
            <text:p>0.015060000121594</text:p>
          </table:table-cell>
        </table:table-row>
        <table:table-row table:style-name="ro1">
          <table:table-cell office:value-type="float" office:value="0.0154400002211332" calcext:value-type="float">
            <text:p>0.015440000221133</text:p>
          </table:table-cell>
        </table:table-row>
        <table:table-row table:style-name="ro1">
          <table:table-cell office:value-type="float" office:value="0.0159099996089935" calcext:value-type="float">
            <text:p>0.015909999608994</text:p>
          </table:table-cell>
        </table:table-row>
        <table:table-row table:style-name="ro1">
          <table:table-cell office:value-type="float" office:value="0.0166299995034933" calcext:value-type="float">
            <text:p>0.016629999503493</text:p>
          </table:table-cell>
        </table:table-row>
        <table:table-row table:style-name="ro1">
          <table:table-cell office:value-type="float" office:value="0.0172199998050928" calcext:value-type="float">
            <text:p>0.017219999805093</text:p>
          </table:table-cell>
        </table:table-row>
        <table:table-row table:style-name="ro1">
          <table:table-cell office:value-type="float" office:value="0.0175599996000528" calcext:value-type="float">
            <text:p>0.017559999600053</text:p>
          </table:table-cell>
        </table:table-row>
        <table:table-row table:style-name="ro1">
          <table:table-cell office:value-type="float" office:value="0.0176599994301796" calcext:value-type="float">
            <text:p>0.01765999943018</text:p>
          </table:table-cell>
        </table:table-row>
        <table:table-row table:style-name="ro1">
          <table:table-cell office:value-type="float" office:value="0.0175599996000528" calcext:value-type="float">
            <text:p>0.017559999600053</text:p>
          </table:table-cell>
        </table:table-row>
        <table:table-row table:style-name="ro1">
          <table:table-cell office:value-type="float" office:value="0.0174599997699261" calcext:value-type="float">
            <text:p>0.017459999769926</text:p>
          </table:table-cell>
        </table:table-row>
        <table:table-row table:style-name="ro1">
          <table:table-cell office:value-type="float" office:value="0.0181200001388788" calcext:value-type="float">
            <text:p>0.018120000138879</text:p>
          </table:table-cell>
        </table:table-row>
        <table:table-row table:style-name="ro1">
          <table:table-cell office:value-type="float" office:value="0.0218100007623434" calcext:value-type="float">
            <text:p>0.021810000762344</text:p>
          </table:table-cell>
        </table:table-row>
        <table:table-row table:style-name="ro1">
          <table:table-cell office:value-type="float" office:value="0.0252199992537499" calcext:value-type="float">
            <text:p>0.02521999925375</text:p>
          </table:table-cell>
        </table:table-row>
        <table:table-row table:style-name="ro1">
          <table:table-cell office:value-type="float" office:value="0.0276100002229214" calcext:value-type="float">
            <text:p>0.027610000222921</text:p>
          </table:table-cell>
        </table:table-row>
        <table:table-row table:style-name="ro1">
          <table:table-cell office:value-type="float" office:value="0.0292199999094009" calcext:value-type="float">
            <text:p>0.029219999909401</text:p>
          </table:table-cell>
        </table:table-row>
        <table:table-row table:style-name="ro1">
          <table:table-cell office:value-type="float" office:value="0.0311099998652935" calcext:value-type="float">
            <text:p>0.031109999865294</text:p>
          </table:table-cell>
        </table:table-row>
        <table:table-row table:style-name="ro1">
          <table:table-cell office:value-type="float" office:value="0.0330399982631207" calcext:value-type="float">
            <text:p>0.033039998263121</text:p>
          </table:table-cell>
        </table:table-row>
        <table:table-row table:style-name="ro1">
          <table:table-cell office:value-type="float" office:value="0.0355399996042252" calcext:value-type="float">
            <text:p>0.035539999604225</text:p>
          </table:table-cell>
        </table:table-row>
        <table:table-row table:style-name="ro1">
          <table:table-cell office:value-type="float" office:value="0.0454699993133545" calcext:value-type="float">
            <text:p>0.045469999313355</text:p>
          </table:table-cell>
        </table:table-row>
        <table:table-row table:style-name="ro1">
          <table:table-cell office:value-type="float" office:value="0.1317999958992" calcext:value-type="float">
            <text:p>0.1317999958992</text:p>
          </table:table-cell>
        </table:table-row>
        <table:table-row table:style-name="ro1">
          <table:table-cell office:value-type="float" office:value="0.290910005569458" calcext:value-type="float">
            <text:p>0.290910005569458</text:p>
          </table:table-cell>
        </table:table-row>
        <table:table-row table:style-name="ro1">
          <table:table-cell office:value-type="float" office:value="0.390590012073517" calcext:value-type="float">
            <text:p>0.390590012073517</text:p>
          </table:table-cell>
        </table:table-row>
        <table:table-row table:style-name="ro1">
          <table:table-cell office:value-type="float" office:value="0.470090001821518" calcext:value-type="float">
            <text:p>0.470090001821518</text:p>
          </table:table-cell>
        </table:table-row>
        <table:table-row table:style-name="ro1">
          <table:table-cell office:value-type="float" office:value="0.67545998096466" calcext:value-type="float">
            <text:p>0.67545998096466</text:p>
          </table:table-cell>
        </table:table-row>
        <table:table-row table:style-name="ro1">
          <table:table-cell office:value-type="float" office:value="0.76502001285553" calcext:value-type="float">
            <text:p>0.76502001285553</text:p>
          </table:table-cell>
        </table:table-row>
        <table:table-row table:style-name="ro1">
          <table:table-cell office:value-type="float" office:value="0.73224002122879" calcext:value-type="float">
            <text:p>0.73224002122879</text:p>
          </table:table-cell>
        </table:table-row>
        <table:table-row table:style-name="ro1">
          <table:table-cell office:value-type="float" office:value="0.626760005950928" calcext:value-type="float">
            <text:p>0.626760005950928</text:p>
          </table:table-cell>
        </table:table-row>
        <table:table-row table:style-name="ro1">
          <table:table-cell office:value-type="float" office:value="0.530749976634979" calcext:value-type="float">
            <text:p>0.530749976634979</text:p>
          </table:table-cell>
        </table:table-row>
        <table:table-row table:style-name="ro1">
          <table:table-cell office:value-type="float" office:value="0.467429995536804" calcext:value-type="float">
            <text:p>0.467429995536804</text:p>
          </table:table-cell>
        </table:table-row>
        <table:table-row table:style-name="ro1">
          <table:table-cell office:value-type="float" office:value="0.542819976806641" calcext:value-type="float">
            <text:p>0.542819976806641</text:p>
          </table:table-cell>
        </table:table-row>
        <table:table-row table:style-name="ro1">
          <table:table-cell office:value-type="float" office:value="0.806919991970062" calcext:value-type="float">
            <text:p>0.806919991970062</text:p>
          </table:table-cell>
        </table:table-row>
        <table:table-row table:style-name="ro1">
          <table:table-cell office:value-type="float" office:value="0.768180012702942" calcext:value-type="float">
            <text:p>0.768180012702942</text:p>
          </table:table-cell>
        </table:table-row>
        <table:table-row table:style-name="ro1">
          <table:table-cell office:value-type="float" office:value="0.668089985847473" calcext:value-type="float">
            <text:p>0.668089985847473</text:p>
          </table:table-cell>
        </table:table-row>
        <table:table-row table:style-name="ro1">
          <table:table-cell office:value-type="float" office:value="0.559029996395111" calcext:value-type="float">
            <text:p>0.559029996395111</text:p>
          </table:table-cell>
        </table:table-row>
        <table:table-row table:style-name="ro1">
          <table:table-cell office:value-type="float" office:value="0.465550005435944" calcext:value-type="float">
            <text:p>0.465550005435944</text:p>
          </table:table-cell>
        </table:table-row>
        <table:table-row table:style-name="ro1">
          <table:table-cell office:value-type="float" office:value="0.388410001993179" calcext:value-type="float">
            <text:p>0.388410001993179</text:p>
          </table:table-cell>
        </table:table-row>
        <table:table-row table:style-name="ro1">
          <table:table-cell office:value-type="float" office:value="0.32736000418663" calcext:value-type="float">
            <text:p>0.32736000418663</text:p>
          </table:table-cell>
        </table:table-row>
        <table:table-row table:style-name="ro1">
          <table:table-cell office:value-type="float" office:value="0.281100004911423" calcext:value-type="float">
            <text:p>0.281100004911423</text:p>
          </table:table-cell>
        </table:table-row>
        <table:table-row table:style-name="ro1">
          <table:table-cell office:value-type="float" office:value="0.247789993882179" calcext:value-type="float">
            <text:p>0.247789993882179</text:p>
          </table:table-cell>
        </table:table-row>
        <table:table-row table:style-name="ro1">
          <table:table-cell office:value-type="float" office:value="0.223499998450279" calcext:value-type="float">
            <text:p>0.223499998450279</text:p>
          </table:table-cell>
        </table:table-row>
        <table:table-row table:style-name="ro1">
          <table:table-cell office:value-type="float" office:value="0.204219996929169" calcext:value-type="float">
            <text:p>0.204219996929169</text:p>
          </table:table-cell>
        </table:table-row>
        <table:table-row table:style-name="ro1">
          <table:table-cell office:value-type="float" office:value="0.188160002231598" calcext:value-type="float">
            <text:p>0.188160002231598</text:p>
          </table:table-cell>
        </table:table-row>
        <table:table-row table:style-name="ro1">
          <table:table-cell office:value-type="float" office:value="0.173620000481606" calcext:value-type="float">
            <text:p>0.173620000481606</text:p>
          </table:table-cell>
        </table:table-row>
        <table:table-row table:style-name="ro1">
          <table:table-cell office:value-type="float" office:value="0.162049993872643" calcext:value-type="float">
            <text:p>0.162049993872643</text:p>
          </table:table-cell>
        </table:table-row>
        <table:table-row table:style-name="ro1">
          <table:table-cell office:value-type="float" office:value="0.150580003857613" calcext:value-type="float">
            <text:p>0.150580003857613</text:p>
          </table:table-cell>
        </table:table-row>
        <table:table-row table:style-name="ro1">
          <table:table-cell office:value-type="float" office:value="0.139479994773865" calcext:value-type="float">
            <text:p>0.139479994773865</text:p>
          </table:table-cell>
        </table:table-row>
        <table:table-row table:style-name="ro1">
          <table:table-cell office:value-type="float" office:value="0.128460004925728" calcext:value-type="float">
            <text:p>0.128460004925728</text:p>
          </table:table-cell>
        </table:table-row>
        <table:table-row table:style-name="ro1">
          <table:table-cell office:value-type="float" office:value="0.118220001459122" calcext:value-type="float">
            <text:p>0.118220001459122</text:p>
          </table:table-cell>
        </table:table-row>
        <table:table-row table:style-name="ro1">
          <table:table-cell office:value-type="float" office:value="0.109580002725124" calcext:value-type="float">
            <text:p>0.109580002725124</text:p>
          </table:table-cell>
        </table:table-row>
        <table:table-row table:style-name="ro1">
          <table:table-cell office:value-type="float" office:value="0.102519996464252" calcext:value-type="float">
            <text:p>0.102519996464252</text:p>
          </table:table-cell>
        </table:table-row>
        <table:table-row table:style-name="ro1">
          <table:table-cell office:value-type="float" office:value="0.0986599996685982" calcext:value-type="float">
            <text:p>0.098659999668598</text:p>
          </table:table-cell>
        </table:table-row>
        <table:table-row table:style-name="ro1">
          <table:table-cell office:value-type="float" office:value="0.0981199964880943" calcext:value-type="float">
            <text:p>0.098119996488094</text:p>
          </table:table-cell>
        </table:table-row>
        <table:table-row table:style-name="ro1">
          <table:table-cell office:value-type="float" office:value="0.101219996809959" calcext:value-type="float">
            <text:p>0.101219996809959</text:p>
          </table:table-cell>
        </table:table-row>
        <table:table-row table:style-name="ro1">
          <table:table-cell office:value-type="float" office:value="0.193409994244576" calcext:value-type="float">
            <text:p>0.193409994244576</text:p>
          </table:table-cell>
        </table:table-row>
        <table:table-row table:style-name="ro1">
          <table:table-cell office:value-type="float" office:value="0.370200008153915" calcext:value-type="float">
            <text:p>0.370200008153915</text:p>
          </table:table-cell>
        </table:table-row>
        <table:table-row table:style-name="ro1">
          <table:table-cell office:value-type="float" office:value="0.443580001592636" calcext:value-type="float">
            <text:p>0.443580001592636</text:p>
          </table:table-cell>
        </table:table-row>
        <table:table-row table:style-name="ro1">
          <table:table-cell office:value-type="float" office:value="0.471720010042191" calcext:value-type="float">
            <text:p>0.471720010042191</text:p>
          </table:table-cell>
        </table:table-row>
        <table:table-row table:style-name="ro1">
          <table:table-cell office:value-type="float" office:value="0.471480011940002" calcext:value-type="float">
            <text:p>0.471480011940002</text:p>
          </table:table-cell>
        </table:table-row>
        <table:table-row table:style-name="ro1">
          <table:table-cell office:value-type="float" office:value="0.442350000143051" calcext:value-type="float">
            <text:p>0.442350000143051</text:p>
          </table:table-cell>
        </table:table-row>
        <table:table-row table:style-name="ro1">
          <table:table-cell office:value-type="float" office:value="0.400849997997284" calcext:value-type="float">
            <text:p>0.400849997997284</text:p>
          </table:table-cell>
        </table:table-row>
        <table:table-row table:style-name="ro1">
          <table:table-cell office:value-type="float" office:value="0.359329998493195" calcext:value-type="float">
            <text:p>0.359329998493195</text:p>
          </table:table-cell>
        </table:table-row>
        <table:table-row table:style-name="ro1">
          <table:table-cell office:value-type="float" office:value="0.320850014686584" calcext:value-type="float">
            <text:p>0.320850014686584</text:p>
          </table:table-cell>
        </table:table-row>
        <table:table-row table:style-name="ro1">
          <table:table-cell office:value-type="float" office:value="0.289499998092651" calcext:value-type="float">
            <text:p>0.289499998092651</text:p>
          </table:table-cell>
        </table:table-row>
        <table:table-row table:style-name="ro1">
          <table:table-cell office:value-type="float" office:value="0.268139988183975" calcext:value-type="float">
            <text:p>0.268139988183975</text:p>
          </table:table-cell>
        </table:table-row>
        <table:table-row table:style-name="ro1">
          <table:table-cell office:value-type="float" office:value="0.258789986371994" calcext:value-type="float">
            <text:p>0.258789986371994</text:p>
          </table:table-cell>
        </table:table-row>
        <table:table-row table:style-name="ro1">
          <table:table-cell office:value-type="float" office:value="0.314440011978149" calcext:value-type="float">
            <text:p>0.314440011978149</text:p>
          </table:table-cell>
        </table:table-row>
        <table:table-row table:style-name="ro1">
          <table:table-cell office:value-type="float" office:value="0.822660028934479" calcext:value-type="float">
            <text:p>0.822660028934479</text:p>
          </table:table-cell>
        </table:table-row>
        <table:table-row table:style-name="ro1">
          <table:table-cell office:value-type="float" office:value="1.50376999378204" calcext:value-type="float">
            <text:p>1.50376999378204</text:p>
          </table:table-cell>
        </table:table-row>
        <table:table-row table:style-name="ro1">
          <table:table-cell office:value-type="float" office:value="1.3710800409317" calcext:value-type="float">
            <text:p>1.3710800409317</text:p>
          </table:table-cell>
        </table:table-row>
        <table:table-row table:style-name="ro1">
          <table:table-cell office:value-type="float" office:value="1.39557003974915" calcext:value-type="float">
            <text:p>1.39557003974915</text:p>
          </table:table-cell>
        </table:table-row>
        <table:table-row table:style-name="ro1">
          <table:table-cell office:value-type="float" office:value="2.08242011070251" calcext:value-type="float">
            <text:p>2.08242011070251</text:p>
          </table:table-cell>
        </table:table-row>
        <table:table-row table:style-name="ro1">
          <table:table-cell office:value-type="float" office:value="2.28262996673584" calcext:value-type="float">
            <text:p>2.28262996673584</text:p>
          </table:table-cell>
        </table:table-row>
        <table:table-row table:style-name="ro1">
          <table:table-cell office:value-type="float" office:value="1.72564005851746" calcext:value-type="float">
            <text:p>1.72564005851746</text:p>
          </table:table-cell>
        </table:table-row>
        <table:table-row table:style-name="ro1">
          <table:table-cell office:value-type="float" office:value="1.24336004257202" calcext:value-type="float">
            <text:p>1.24336004257202</text:p>
          </table:table-cell>
        </table:table-row>
        <table:table-row table:style-name="ro1">
          <table:table-cell office:value-type="float" office:value="0.937539994716644" calcext:value-type="float">
            <text:p>0.937539994716644</text:p>
          </table:table-cell>
        </table:table-row>
        <table:table-row table:style-name="ro1">
          <table:table-cell office:value-type="float" office:value="0.737739980220795" calcext:value-type="float">
            <text:p>0.737739980220795</text:p>
          </table:table-cell>
        </table:table-row>
        <table:table-row table:style-name="ro1">
          <table:table-cell office:value-type="float" office:value="0.593330025672913" calcext:value-type="float">
            <text:p>0.593330025672913</text:p>
          </table:table-cell>
        </table:table-row>
        <table:table-row table:style-name="ro1">
          <table:table-cell office:value-type="float" office:value="0.48827001452446" calcext:value-type="float">
            <text:p>0.48827001452446</text:p>
          </table:table-cell>
        </table:table-row>
        <table:table-row table:style-name="ro1">
          <table:table-cell office:value-type="float" office:value="0.408840000629425" calcext:value-type="float">
            <text:p>0.408840000629425</text:p>
          </table:table-cell>
        </table:table-row>
        <table:table-row table:style-name="ro1">
          <table:table-cell office:value-type="float" office:value="0.347739994525909" calcext:value-type="float">
            <text:p>0.347739994525909</text:p>
          </table:table-cell>
        </table:table-row>
        <table:table-row table:style-name="ro1">
          <table:table-cell office:value-type="float" office:value="0.302199989557266" calcext:value-type="float">
            <text:p>0.302199989557266</text:p>
          </table:table-cell>
        </table:table-row>
        <table:table-row table:style-name="ro1">
          <table:table-cell office:value-type="float" office:value="0.267710000276566" calcext:value-type="float">
            <text:p>0.267710000276566</text:p>
          </table:table-cell>
        </table:table-row>
        <table:table-row table:style-name="ro1">
          <table:table-cell office:value-type="float" office:value="0.239460006356239" calcext:value-type="float">
            <text:p>0.239460006356239</text:p>
          </table:table-cell>
        </table:table-row>
        <table:table-row table:style-name="ro1">
          <table:table-cell office:value-type="float" office:value="0.215029999613762" calcext:value-type="float">
            <text:p>0.215029999613762</text:p>
          </table:table-cell>
        </table:table-row>
        <table:table-row table:style-name="ro1">
          <table:table-cell office:value-type="float" office:value="0.192780002951622" calcext:value-type="float">
            <text:p>0.192780002951622</text:p>
          </table:table-cell>
        </table:table-row>
        <table:table-row table:style-name="ro1">
          <table:table-cell office:value-type="float" office:value="0.171690002083778" calcext:value-type="float">
            <text:p>0.171690002083778</text:p>
          </table:table-cell>
        </table:table-row>
        <table:table-row table:style-name="ro1">
          <table:table-cell office:value-type="float" office:value="0.152679994702339" calcext:value-type="float">
            <text:p>0.152679994702339</text:p>
          </table:table-cell>
        </table:table-row>
        <table:table-row table:style-name="ro1">
          <table:table-cell office:value-type="float" office:value="0.135879993438721" calcext:value-type="float">
            <text:p>0.135879993438721</text:p>
          </table:table-cell>
        </table:table-row>
        <table:table-row table:style-name="ro1">
          <table:table-cell office:value-type="float" office:value="0.12151999771595" calcext:value-type="float">
            <text:p>0.12151999771595</text:p>
          </table:table-cell>
        </table:table-row>
        <table:table-row table:style-name="ro1">
          <table:table-cell office:value-type="float" office:value="0.109489999711514" calcext:value-type="float">
            <text:p>0.109489999711514</text:p>
          </table:table-cell>
        </table:table-row>
        <table:table-row table:style-name="ro1">
          <table:table-cell office:value-type="float" office:value="0.0993399992585182" calcext:value-type="float">
            <text:p>0.099339999258518</text:p>
          </table:table-cell>
        </table:table-row>
        <table:table-row table:style-name="ro1">
          <table:table-cell office:value-type="float" office:value="0.0913200005888939" calcext:value-type="float">
            <text:p>0.091320000588894</text:p>
          </table:table-cell>
        </table:table-row>
        <table:table-row table:style-name="ro1">
          <table:table-cell office:value-type="float" office:value="0.10351999849081" calcext:value-type="float">
            <text:p>0.10351999849081</text:p>
          </table:table-cell>
        </table:table-row>
        <table:table-row table:style-name="ro1">
          <table:table-cell office:value-type="float" office:value="0.121440000832081" calcext:value-type="float">
            <text:p>0.121440000832081</text:p>
          </table:table-cell>
        </table:table-row>
        <table:table-row table:style-name="ro1">
          <table:table-cell office:value-type="float" office:value="0.125900000333786" calcext:value-type="float">
            <text:p>0.125900000333786</text:p>
          </table:table-cell>
        </table:table-row>
        <table:table-row table:style-name="ro1">
          <table:table-cell office:value-type="float" office:value="0.124889999628067" calcext:value-type="float">
            <text:p>0.124889999628067</text:p>
          </table:table-cell>
        </table:table-row>
        <table:table-row table:style-name="ro1">
          <table:table-cell office:value-type="float" office:value="0.121330000460148" calcext:value-type="float">
            <text:p>0.121330000460148</text:p>
          </table:table-cell>
        </table:table-row>
        <table:table-row table:style-name="ro1">
          <table:table-cell office:value-type="float" office:value="0.115539997816086" calcext:value-type="float">
            <text:p>0.115539997816086</text:p>
          </table:table-cell>
        </table:table-row>
        <table:table-row table:style-name="ro1">
          <table:table-cell office:value-type="float" office:value="0.111589998006821" calcext:value-type="float">
            <text:p>0.111589998006821</text:p>
          </table:table-cell>
        </table:table-row>
        <table:table-row table:style-name="ro1">
          <table:table-cell office:value-type="float" office:value="0.109569996595383" calcext:value-type="float">
            <text:p>0.109569996595383</text:p>
          </table:table-cell>
        </table:table-row>
        <table:table-row table:style-name="ro1">
          <table:table-cell office:value-type="float" office:value="0.106299996376038" calcext:value-type="float">
            <text:p>0.106299996376038</text:p>
          </table:table-cell>
        </table:table-row>
        <table:table-row table:style-name="ro1">
          <table:table-cell office:value-type="float" office:value="0.10317999869585" calcext:value-type="float">
            <text:p>0.10317999869585</text:p>
          </table:table-cell>
        </table:table-row>
        <table:table-row table:style-name="ro1">
          <table:table-cell office:value-type="float" office:value="0.100060001015663" calcext:value-type="float">
            <text:p>0.100060001015663</text:p>
          </table:table-cell>
        </table:table-row>
        <table:table-row table:style-name="ro1">
          <table:table-cell office:value-type="float" office:value="0.0972499996423721" calcext:value-type="float">
            <text:p>0.097249999642372</text:p>
          </table:table-cell>
        </table:table-row>
        <table:table-row table:style-name="ro1">
          <table:table-cell office:value-type="float" office:value="0.0935899987816811" calcext:value-type="float">
            <text:p>0.093589998781681</text:p>
          </table:table-cell>
        </table:table-row>
        <table:table-row table:style-name="ro1">
          <table:table-cell office:value-type="float" office:value="0.0885099992156029" calcext:value-type="float">
            <text:p>0.088509999215603</text:p>
          </table:table-cell>
        </table:table-row>
        <table:table-row table:style-name="ro1">
          <table:table-cell office:value-type="float" office:value="0.0826599970459938" calcext:value-type="float">
            <text:p>0.082659997045994</text:p>
          </table:table-cell>
        </table:table-row>
        <table:table-row table:style-name="ro1">
          <table:table-cell office:value-type="float" office:value="0.0766199976205826" calcext:value-type="float">
            <text:p>0.076619997620583</text:p>
          </table:table-cell>
        </table:table-row>
        <table:table-row table:style-name="ro1">
          <table:table-cell office:value-type="float" office:value="0.0707300007343292" calcext:value-type="float">
            <text:p>0.070730000734329</text:p>
          </table:table-cell>
        </table:table-row>
        <table:table-row table:style-name="ro1">
          <table:table-cell office:value-type="float" office:value="0.0652099996805191" calcext:value-type="float">
            <text:p>0.065209999680519</text:p>
          </table:table-cell>
        </table:table-row>
        <table:table-row table:style-name="ro1">
          <table:table-cell office:value-type="float" office:value="0.060309998691082" calcext:value-type="float">
            <text:p>0.060309998691082</text:p>
          </table:table-cell>
        </table:table-row>
        <table:table-row table:style-name="ro1">
          <table:table-cell office:value-type="float" office:value="0.0559000000357628" calcext:value-type="float">
            <text:p>0.055900000035763</text:p>
          </table:table-cell>
        </table:table-row>
        <table:table-row table:style-name="ro1">
          <table:table-cell office:value-type="float" office:value="0.0519200004637241" calcext:value-type="float">
            <text:p>0.051920000463724</text:p>
          </table:table-cell>
        </table:table-row>
        <table:table-row table:style-name="ro1">
          <table:table-cell office:value-type="float" office:value="0.0486100018024445" calcext:value-type="float">
            <text:p>0.048610001802445</text:p>
          </table:table-cell>
        </table:table-row>
        <table:table-row table:style-name="ro1">
          <table:table-cell office:value-type="float" office:value="0.0458800010383129" calcext:value-type="float">
            <text:p>0.045880001038313</text:p>
          </table:table-cell>
        </table:table-row>
        <table:table-row table:style-name="ro1">
          <table:table-cell office:value-type="float" office:value="0.0433400012552738" calcext:value-type="float">
            <text:p>0.043340001255274</text:p>
          </table:table-cell>
        </table:table-row>
        <table:table-row table:style-name="ro1">
          <table:table-cell office:value-type="float" office:value="0.0408600009977818" calcext:value-type="float">
            <text:p>0.040860000997782</text:p>
          </table:table-cell>
        </table:table-row>
        <table:table-row table:style-name="ro1">
          <table:table-cell office:value-type="float" office:value="0.0384700000286102" calcext:value-type="float">
            <text:p>0.03847000002861</text:p>
          </table:table-cell>
        </table:table-row>
        <table:table-row table:style-name="ro1">
          <table:table-cell office:value-type="float" office:value="0.0361599996685982" calcext:value-type="float">
            <text:p>0.036159999668598</text:p>
          </table:table-cell>
        </table:table-row>
        <table:table-row table:style-name="ro1">
          <table:table-cell office:value-type="float" office:value="0.033950001001358" calcext:value-type="float">
            <text:p>0.033950001001358</text:p>
          </table:table-cell>
        </table:table-row>
        <table:table-row table:style-name="ro1">
          <table:table-cell office:value-type="float" office:value="0.0318499989807606" calcext:value-type="float">
            <text:p>0.031849998980761</text:p>
          </table:table-cell>
        </table:table-row>
        <table:table-row table:style-name="ro1">
          <table:table-cell office:value-type="float" office:value="0.0298900008201599" calcext:value-type="float">
            <text:p>0.02989000082016</text:p>
          </table:table-cell>
        </table:table-row>
        <table:table-row table:style-name="ro1">
          <table:table-cell office:value-type="float" office:value="0.0280900001525879" calcext:value-type="float">
            <text:p>0.028090000152588</text:p>
          </table:table-cell>
        </table:table-row>
        <table:table-row table:style-name="ro1">
          <table:table-cell office:value-type="float" office:value="0.0264199990779161" calcext:value-type="float">
            <text:p>0.026419999077916</text:p>
          </table:table-cell>
        </table:table-row>
        <table:table-row table:style-name="ro1">
          <table:table-cell office:value-type="float" office:value="0.0248799994587898" calcext:value-type="float">
            <text:p>0.02487999945879</text:p>
          </table:table-cell>
        </table:table-row>
        <table:table-row table:style-name="ro1">
          <table:table-cell office:value-type="float" office:value="0.0234500002115965" calcext:value-type="float">
            <text:p>0.023450000211597</text:p>
          </table:table-cell>
        </table:table-row>
        <table:table-row table:style-name="ro1">
          <table:table-cell office:value-type="float" office:value="0.022129999473691" calcext:value-type="float">
            <text:p>0.022129999473691</text:p>
          </table:table-cell>
        </table:table-row>
        <table:table-row table:style-name="ro1">
          <table:table-cell office:value-type="float" office:value="0.0209100004285574" calcext:value-type="float">
            <text:p>0.020910000428557</text:p>
          </table:table-cell>
        </table:table-row>
        <table:table-row table:style-name="ro1">
          <table:table-cell office:value-type="float" office:value="0.0197899993509054" calcext:value-type="float">
            <text:p>0.019789999350906</text:p>
          </table:table-cell>
        </table:table-row>
        <table:table-row table:style-name="ro1">
          <table:table-cell office:value-type="float" office:value="0.0187599994242191" calcext:value-type="float">
            <text:p>0.018759999424219</text:p>
          </table:table-cell>
        </table:table-row>
        <table:table-row table:style-name="ro1">
          <table:table-cell office:value-type="float" office:value="0.0178100001066923" calcext:value-type="float">
            <text:p>0.017810000106692</text:p>
          </table:table-cell>
        </table:table-row>
        <table:table-row table:style-name="ro1">
          <table:table-cell office:value-type="float" office:value="0.0169300008565187" calcext:value-type="float">
            <text:p>0.016930000856519</text:p>
          </table:table-cell>
        </table:table-row>
        <table:table-row table:style-name="ro1">
          <table:table-cell office:value-type="float" office:value="0.0161300003528595" calcext:value-type="float">
            <text:p>0.01613000035286</text:p>
          </table:table-cell>
        </table:table-row>
        <table:table-row table:style-name="ro1">
          <table:table-cell office:value-type="float" office:value="0.0153799997642636" calcext:value-type="float">
            <text:p>0.015379999764264</text:p>
          </table:table-cell>
        </table:table-row>
        <table:table-row table:style-name="ro1">
          <table:table-cell office:value-type="float" office:value="0.0147000001743436" calcext:value-type="float">
            <text:p>0.014700000174344</text:p>
          </table:table-cell>
        </table:table-row>
        <table:table-row table:style-name="ro1">
          <table:table-cell office:value-type="float" office:value="0.0140599999576807" calcext:value-type="float">
            <text:p>0.014059999957681</text:p>
          </table:table-cell>
        </table:table-row>
        <table:table-row table:style-name="ro1">
          <table:table-cell office:value-type="float" office:value="0.0134800001978874" calcext:value-type="float">
            <text:p>0.013480000197888</text:p>
          </table:table-cell>
        </table:table-row>
        <table:table-row table:style-name="ro1">
          <table:table-cell office:value-type="float" office:value="0.0129399998113513" calcext:value-type="float">
            <text:p>0.012939999811351</text:p>
          </table:table-cell>
        </table:table-row>
        <table:table-row table:style-name="ro1">
          <table:table-cell office:value-type="float" office:value="0.0124300001189113" calcext:value-type="float">
            <text:p>0.012430000118911</text:p>
          </table:table-cell>
        </table:table-row>
        <table:table-row table:style-name="ro1">
          <table:table-cell office:value-type="float" office:value="0.0119700003415346" calcext:value-type="float">
            <text:p>0.011970000341535</text:p>
          </table:table-cell>
        </table:table-row>
        <table:table-row table:style-name="ro1">
          <table:table-cell office:value-type="float" office:value="0.0115299997851253" calcext:value-type="float">
            <text:p>0.011529999785125</text:p>
          </table:table-cell>
        </table:table-row>
        <table:table-row table:style-name="ro1">
          <table:table-cell office:value-type="float" office:value="0.0111300004646182" calcext:value-type="float">
            <text:p>0.011130000464618</text:p>
          </table:table-cell>
        </table:table-row>
        <table:table-row table:style-name="ro1">
          <table:table-cell office:value-type="float" office:value="0.0107599999755621" calcext:value-type="float">
            <text:p>0.010759999975562</text:p>
          </table:table-cell>
        </table:table-row>
        <table:table-row table:style-name="ro1">
          <table:table-cell office:value-type="float" office:value="0.0104099996387959" calcext:value-type="float">
            <text:p>0.010409999638796</text:p>
          </table:table-cell>
        </table:table-row>
        <table:table-row table:style-name="ro1">
          <table:table-cell office:value-type="float" office:value="0.0100800003856421" calcext:value-type="float">
            <text:p>0.010080000385642</text:p>
          </table:table-cell>
        </table:table-row>
        <table:table-row table:style-name="ro1">
          <table:table-cell office:value-type="float" office:value="0.00977000035345555" calcext:value-type="float">
            <text:p>0.009770000353456</text:p>
          </table:table-cell>
        </table:table-row>
        <table:table-row table:style-name="ro1">
          <table:table-cell office:value-type="float" office:value="0.00949000008404255" calcext:value-type="float">
            <text:p>0.009490000084043</text:p>
          </table:table-cell>
        </table:table-row>
        <table:table-row table:style-name="ro1">
          <table:table-cell office:value-type="float" office:value="0.00922000035643578" calcext:value-type="float">
            <text:p>0.009220000356436</text:p>
          </table:table-cell>
        </table:table-row>
        <table:table-row table:style-name="ro1">
          <table:table-cell office:value-type="float" office:value="0.0089699998497963" calcext:value-type="float">
            <text:p>0.008969999849796</text:p>
          </table:table-cell>
        </table:table-row>
        <table:table-row table:style-name="ro1">
          <table:table-cell office:value-type="float" office:value="0.00872999988496304" calcext:value-type="float">
            <text:p>0.008729999884963</text:p>
          </table:table-cell>
        </table:table-row>
        <table:table-row table:style-name="ro1">
          <table:table-cell office:value-type="float" office:value="0.00851000007241964" calcext:value-type="float">
            <text:p>0.00851000007242</text:p>
          </table:table-cell>
        </table:table-row>
        <table:table-row table:style-name="ro1">
          <table:table-cell office:value-type="float" office:value="0.0082999998703599" calcext:value-type="float">
            <text:p>0.00829999987036</text:p>
          </table:table-cell>
        </table:table-row>
        <table:table-row table:style-name="ro1">
          <table:table-cell office:value-type="float" office:value="0.00810999982059002" calcext:value-type="float">
            <text:p>0.00810999982059</text:p>
          </table:table-cell>
        </table:table-row>
        <table:table-row table:style-name="ro1">
          <table:table-cell office:value-type="float" office:value="0.00791999977082014" calcext:value-type="float">
            <text:p>0.00791999977082</text:p>
          </table:table-cell>
        </table:table-row>
        <table:table-row table:style-name="ro1">
          <table:table-cell office:value-type="float" office:value="0.0077399997971952" calcext:value-type="float">
            <text:p>0.007739999797195</text:p>
          </table:table-cell>
        </table:table-row>
        <table:table-row table:style-name="ro1">
          <table:table-cell office:value-type="float" office:value="0.00757999997586012" calcext:value-type="float">
            <text:p>0.00757999997586</text:p>
          </table:table-cell>
        </table:table-row>
        <table:table-row table:style-name="ro1">
          <table:table-cell office:value-type="float" office:value="0.00742000015452504" calcext:value-type="float">
            <text:p>0.007420000154525</text:p>
          </table:table-cell>
        </table:table-row>
        <table:table-row table:style-name="ro1">
          <table:table-cell office:value-type="float" office:value="0.00726999994367361" calcext:value-type="float">
            <text:p>0.007269999943674</text:p>
          </table:table-cell>
        </table:table-row>
        <table:table-row table:style-name="ro1">
          <table:table-cell office:value-type="float" office:value="0.00712999980896711" calcext:value-type="float">
            <text:p>0.007129999808967</text:p>
          </table:table-cell>
        </table:table-row>
        <table:table-row table:style-name="ro1">
          <table:table-cell office:value-type="float" office:value="0.0069900001399219" calcext:value-type="float">
            <text:p>0.006990000139922</text:p>
          </table:table-cell>
        </table:table-row>
        <table:table-row table:style-name="ro1">
          <table:table-cell office:value-type="float" office:value="0.00686000008136034" calcext:value-type="float">
            <text:p>0.00686000008136</text:p>
          </table:table-cell>
        </table:table-row>
        <table:table-row table:style-name="ro1">
          <table:table-cell office:value-type="float" office:value="0.00674000009894371" calcext:value-type="float">
            <text:p>0.006740000098944</text:p>
          </table:table-cell>
        </table:table-row>
        <table:table-row table:style-name="ro1">
          <table:table-cell office:value-type="float" office:value="0.00662000011652708" calcext:value-type="float">
            <text:p>0.006620000116527</text:p>
          </table:table-cell>
        </table:table-row>
        <table:table-row table:style-name="ro1">
          <table:table-cell office:value-type="float" office:value="0.00651000021025538" calcext:value-type="float">
            <text:p>0.006510000210255</text:p>
          </table:table-cell>
        </table:table-row>
        <table:table-row table:style-name="ro1">
          <table:table-cell office:value-type="float" office:value="0.0063999998383224" calcext:value-type="float">
            <text:p>0.006399999838322</text:p>
          </table:table-cell>
        </table:table-row>
        <table:table-row table:style-name="ro1">
          <table:table-cell office:value-type="float" office:value="0.00630000000819564" calcext:value-type="float">
            <text:p>0.006300000008196</text:p>
          </table:table-cell>
        </table:table-row>
        <table:table-row table:style-name="ro1">
          <table:table-cell office:value-type="float" office:value="0.00620000017806888" calcext:value-type="float">
            <text:p>0.006200000178069</text:p>
          </table:table-cell>
        </table:table-row>
        <table:table-row table:style-name="ro1">
          <table:table-cell office:value-type="float" office:value="0.00609999988228083" calcext:value-type="float">
            <text:p>0.006099999882281</text:p>
          </table:table-cell>
        </table:table-row>
        <table:table-row table:style-name="ro1">
          <table:table-cell office:value-type="float" office:value="0.006010000128299" calcext:value-type="float">
            <text:p>0.006010000128299</text:p>
          </table:table-cell>
        </table:table-row>
        <table:table-row table:style-name="ro1">
          <table:table-cell office:value-type="float" office:value="0.00592999998480082" calcext:value-type="float">
            <text:p>0.005929999984801</text:p>
          </table:table-cell>
        </table:table-row>
        <table:table-row table:style-name="ro1">
          <table:table-cell office:value-type="float" office:value="0.00584000023081899" calcext:value-type="float">
            <text:p>0.005840000230819</text:p>
          </table:table-cell>
        </table:table-row>
        <table:table-row table:style-name="ro1">
          <table:table-cell office:value-type="float" office:value="0.00576000008732081" calcext:value-type="float">
            <text:p>0.005760000087321</text:p>
          </table:table-cell>
        </table:table-row>
        <table:table-row table:style-name="ro1">
          <table:table-cell office:value-type="float" office:value="0.00567999994382262" calcext:value-type="float">
            <text:p>0.005679999943823</text:p>
          </table:table-cell>
        </table:table-row>
        <table:table-row table:style-name="ro1">
          <table:table-cell office:value-type="float" office:value="0.00560999987646937" calcext:value-type="float">
            <text:p>0.005609999876469</text:p>
          </table:table-cell>
        </table:table-row>
        <table:table-row table:style-name="ro1">
          <table:table-cell office:value-type="float" office:value="0.00553999980911613" calcext:value-type="float">
            <text:p>0.005539999809116</text:p>
          </table:table-cell>
        </table:table-row>
        <table:table-row table:style-name="ro1">
          <table:table-cell office:value-type="float" office:value="0.00547000020742417" calcext:value-type="float">
            <text:p>0.005470000207424</text:p>
          </table:table-cell>
        </table:table-row>
        <table:table-row table:style-name="ro1">
          <table:table-cell office:value-type="float" office:value="0.00540000014007092" calcext:value-type="float">
            <text:p>0.005400000140071</text:p>
          </table:table-cell>
        </table:table-row>
        <table:table-row table:style-name="ro1">
          <table:table-cell office:value-type="float" office:value="0.0053400001488626" calcext:value-type="float">
            <text:p>0.005340000148863</text:p>
          </table:table-cell>
        </table:table-row>
        <table:table-row table:style-name="ro1">
          <table:table-cell office:value-type="float" office:value="0.00527000008150935" calcext:value-type="float">
            <text:p>0.005270000081509</text:p>
          </table:table-cell>
        </table:table-row>
        <table:table-row table:style-name="ro1">
          <table:table-cell office:value-type="float" office:value="0.00521000009030104" calcext:value-type="float">
            <text:p>0.005210000090301</text:p>
          </table:table-cell>
        </table:table-row>
        <table:table-row table:style-name="ro1">
          <table:table-cell office:value-type="float" office:value="0.00516000017523766" calcext:value-type="float">
            <text:p>0.005160000175238</text:p>
          </table:table-cell>
        </table:table-row>
        <table:table-row table:style-name="ro1">
          <table:table-cell office:value-type="float" office:value="0.00510000018402934" calcext:value-type="float">
            <text:p>0.005100000184029</text:p>
          </table:table-cell>
        </table:table-row>
        <table:table-row table:style-name="ro1">
          <table:table-cell office:value-type="float" office:value="0.00504000019282103" calcext:value-type="float">
            <text:p>0.005040000192821</text:p>
          </table:table-cell>
        </table:table-row>
        <table:table-row table:style-name="ro1">
          <table:table-cell office:value-type="float" office:value="0.00498999981209636" calcext:value-type="float">
            <text:p>0.004989999812096</text:p>
          </table:table-cell>
        </table:table-row>
        <table:table-row table:style-name="ro1">
          <table:table-cell office:value-type="float" office:value="0.00493999989703298" calcext:value-type="float">
            <text:p>0.004939999897033</text:p>
          </table:table-cell>
        </table:table-row>
        <table:table-row table:style-name="ro1">
          <table:table-cell office:value-type="float" office:value="0.0048899999819696" calcext:value-type="float">
            <text:p>0.00488999998197</text:p>
          </table:table-cell>
        </table:table-row>
        <table:table-row table:style-name="ro1">
          <table:table-cell office:value-type="float" office:value="0.00484000006690621" calcext:value-type="float">
            <text:p>0.004840000066906</text:p>
          </table:table-cell>
        </table:table-row>
        <table:table-row table:style-name="ro1">
          <table:table-cell office:value-type="float" office:value="0.00479000015184283" calcext:value-type="float">
            <text:p>0.004790000151843</text:p>
          </table:table-cell>
        </table:table-row>
        <table:table-row table:style-name="ro1">
          <table:table-cell office:value-type="float" office:value="0.0047499998472631" calcext:value-type="float">
            <text:p>0.004749999847263</text:p>
          </table:table-cell>
        </table:table-row>
        <table:table-row table:style-name="ro1">
          <table:table-cell office:value-type="float" office:value="0.00469999993219972" calcext:value-type="float">
            <text:p>0.0046999999322</text:p>
          </table:table-cell>
        </table:table-row>
        <table:table-row table:style-name="ro1">
          <table:table-cell office:value-type="float" office:value="0.00466000009328127" calcext:value-type="float">
            <text:p>0.004660000093281</text:p>
          </table:table-cell>
        </table:table-row>
        <table:table-row table:style-name="ro1">
          <table:table-cell office:value-type="float" office:value="0.00461000017821789" calcext:value-type="float">
            <text:p>0.004610000178218</text:p>
          </table:table-cell>
        </table:table-row>
        <table:table-row table:style-name="ro1">
          <table:table-cell office:value-type="float" office:value="0.00456999987363815" calcext:value-type="float">
            <text:p>0.004569999873638</text:p>
          </table:table-cell>
        </table:table-row>
        <table:table-row table:style-name="ro1">
          <table:table-cell office:value-type="float" office:value="0.00453000003471971" calcext:value-type="float">
            <text:p>0.00453000003472</text:p>
          </table:table-cell>
        </table:table-row>
        <table:table-row table:style-name="ro1">
          <table:table-cell office:value-type="float" office:value="0.00449000019580126" calcext:value-type="float">
            <text:p>0.004490000195801</text:p>
          </table:table-cell>
        </table:table-row>
        <table:table-row table:style-name="ro1">
          <table:table-cell office:value-type="float" office:value="0.00445999996736646" calcext:value-type="float">
            <text:p>0.004459999967366</text:p>
          </table:table-cell>
        </table:table-row>
        <table:table-row table:style-name="ro1">
          <table:table-cell office:value-type="float" office:value="0.00442000012844801" calcext:value-type="float">
            <text:p>0.004420000128448</text:p>
          </table:table-cell>
        </table:table-row>
        <table:table-row table:style-name="ro1">
          <table:table-cell office:value-type="float" office:value="0.00437999982386828" calcext:value-type="float">
            <text:p>0.004379999823868</text:p>
          </table:table-cell>
        </table:table-row>
        <table:table-row table:style-name="ro1">
          <table:table-cell office:value-type="float" office:value="0.00433999998494983" calcext:value-type="float">
            <text:p>0.00433999998495</text:p>
          </table:table-cell>
        </table:table-row>
        <table:table-row table:style-name="ro1">
          <table:table-cell office:value-type="float" office:value="0.00431000022217631" calcext:value-type="float">
            <text:p>0.004310000222176</text:p>
          </table:table-cell>
        </table:table-row>
        <table:table-row table:style-name="ro1">
          <table:table-cell office:value-type="float" office:value="0.00427999999374151" calcext:value-type="float">
            <text:p>0.004279999993742</text:p>
          </table:table-cell>
        </table:table-row>
        <table:table-row table:style-name="ro1">
          <table:table-cell office:value-type="float" office:value="0.00424000015482307" calcext:value-type="float">
            <text:p>0.004240000154823</text:p>
          </table:table-cell>
        </table:table-row>
        <table:table-row table:style-name="ro1">
          <table:table-cell office:value-type="float" office:value="0.00420999992638826" calcext:value-type="float">
            <text:p>0.004209999926388</text:p>
          </table:table-cell>
        </table:table-row>
        <table:table-row table:style-name="ro1">
          <table:table-cell office:value-type="float" office:value="0.00418000016361475" calcext:value-type="float">
            <text:p>0.004180000163615</text:p>
          </table:table-cell>
        </table:table-row>
        <table:table-row table:style-name="ro1">
          <table:table-cell office:value-type="float" office:value="0.00414999993517995" calcext:value-type="float">
            <text:p>0.00414999993518</text:p>
          </table:table-cell>
        </table:table-row>
        <table:table-row table:style-name="ro1">
          <table:table-cell office:value-type="float" office:value="0.00412000017240644" calcext:value-type="float">
            <text:p>0.004120000172406</text:p>
          </table:table-cell>
        </table:table-row>
        <table:table-row table:style-name="ro1">
          <table:table-cell office:value-type="float" office:value="0.00408999994397163" calcext:value-type="float">
            <text:p>0.004089999943972</text:p>
          </table:table-cell>
        </table:table-row>
        <table:table-row table:style-name="ro1">
          <table:table-cell office:value-type="float" office:value="0.00406000018119812" calcext:value-type="float">
            <text:p>0.004060000181198</text:p>
          </table:table-cell>
        </table:table-row>
        <table:table-row table:style-name="ro1">
          <table:table-cell office:value-type="float" office:value="0.00402999995276332" calcext:value-type="float">
            <text:p>0.004029999952763</text:p>
          </table:table-cell>
        </table:table-row>
        <table:table-row table:style-name="ro1">
          <table:table-cell office:value-type="float" office:value="0.00400000018998981" calcext:value-type="float">
            <text:p>0.00400000018999</text:p>
          </table:table-cell>
        </table:table-row>
        <table:table-row table:style-name="ro1">
          <table:table-cell office:value-type="float" office:value="0.003969999961555" calcext:value-type="float">
            <text:p>0.003969999961555</text:p>
          </table:table-cell>
        </table:table-row>
        <table:table-row table:style-name="ro1">
          <table:table-cell office:value-type="float" office:value="0.00394000019878149" calcext:value-type="float">
            <text:p>0.003940000198781</text:p>
          </table:table-cell>
        </table:table-row>
        <table:table-row table:style-name="ro1">
          <table:table-cell office:value-type="float" office:value="0.00392000004649162" calcext:value-type="float">
            <text:p>0.003920000046492</text:p>
          </table:table-cell>
        </table:table-row>
        <table:table-row table:style-name="ro1">
          <table:table-cell office:value-type="float" office:value="0.00389000005088747" calcext:value-type="float">
            <text:p>0.003890000050887</text:p>
          </table:table-cell>
        </table:table-row>
        <table:table-row table:style-name="ro1">
          <table:table-cell office:value-type="float" office:value="0.0038699998985976" calcext:value-type="float">
            <text:p>0.003869999898598</text:p>
          </table:table-cell>
        </table:table-row>
        <table:table-row table:style-name="ro1">
          <table:table-cell office:value-type="float" office:value="0.00383999990299344" calcext:value-type="float">
            <text:p>0.003839999902993</text:p>
          </table:table-cell>
        </table:table-row>
        <table:table-row table:style-name="ro1">
          <table:table-cell office:value-type="float" office:value="0.00381999998353422" calcext:value-type="float">
            <text:p>0.003819999983534</text:p>
          </table:table-cell>
        </table:table-row>
        <table:table-row table:style-name="ro1">
          <table:table-cell office:value-type="float" office:value="0.00378999998793006" calcext:value-type="float">
            <text:p>0.00378999998793</text:p>
          </table:table-cell>
        </table:table-row>
        <table:table-row table:style-name="ro1">
          <table:table-cell office:value-type="float" office:value="0.00377000006847084" calcext:value-type="float">
            <text:p>0.003770000068471</text:p>
          </table:table-cell>
        </table:table-row>
        <table:table-row table:style-name="ro1">
          <table:table-cell office:value-type="float" office:value="0.00374999991618097" calcext:value-type="float">
            <text:p>0.003749999916181</text:p>
          </table:table-cell>
        </table:table-row>
        <table:table-row table:style-name="ro1">
          <table:table-cell office:value-type="float" office:value="0.00371999992057681" calcext:value-type="float">
            <text:p>0.003719999920577</text:p>
          </table:table-cell>
        </table:table-row>
        <table:table-row table:style-name="ro1">
          <table:table-cell office:value-type="float" office:value="0.00370000000111759" calcext:value-type="float">
            <text:p>0.003700000001118</text:p>
          </table:table-cell>
        </table:table-row>
        <table:table-row table:style-name="ro1">
          <table:table-cell office:value-type="float" office:value="0.00368000008165836" calcext:value-type="float">
            <text:p>0.003680000081658</text:p>
          </table:table-cell>
        </table:table-row>
        <table:table-row table:style-name="ro1">
          <table:table-cell office:value-type="float" office:value="0.0036599999293685" calcext:value-type="float">
            <text:p>0.003659999929369</text:p>
          </table:table-cell>
        </table:table-row>
        <table:table-row table:style-name="ro1">
          <table:table-cell office:value-type="float" office:value="0.00362999993376434" calcext:value-type="float">
            <text:p>0.003629999933764</text:p>
          </table:table-cell>
        </table:table-row>
        <table:table-row table:style-name="ro1">
          <table:table-cell office:value-type="float" office:value="0.00361000001430511" calcext:value-type="float">
            <text:p>0.003610000014305</text:p>
          </table:table-cell>
        </table:table-row>
        <table:table-row table:style-name="ro1">
          <table:table-cell office:value-type="float" office:value="0.00359000009484589" calcext:value-type="float">
            <text:p>0.003590000094846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500000230968" calcext:value-type="float">
            <text:p>0.003550000023097</text:p>
          </table:table-cell>
        </table:table-row>
        <table:table-row table:style-name="ro1">
          <table:table-cell office:value-type="float" office:value="0.00353000010363758" calcext:value-type="float">
            <text:p>0.003530000103638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47999995574355" calcext:value-type="float">
            <text:p>0.003479999955744</text:p>
          </table:table-cell>
        </table:table-row>
        <table:table-row table:style-name="ro1">
          <table:table-cell office:value-type="float" office:value="0.00346000003628433" calcext:value-type="float">
            <text:p>0.003460000036284</text:p>
          </table:table-cell>
        </table:table-row>
        <table:table-row table:style-name="ro1">
          <table:table-cell office:value-type="float" office:value="0.00343999988399446" calcext:value-type="float">
            <text:p>0.003439999883994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40000004507601" calcext:value-type="float">
            <text:p>0.003400000045076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4999989718199" calcext:value-type="float">
            <text:p>0.003349999897182</text:p>
          </table:table-cell>
        </table:table-row>
        <table:table-row table:style-name="ro1">
          <table:table-cell office:value-type="float" office:value="0.0033400000538677" calcext:value-type="float">
            <text:p>0.003340000053868</text:p>
          </table:table-cell>
        </table:table-row>
        <table:table-row table:style-name="ro1">
          <table:table-cell office:value-type="float" office:value="0.00331999990157783" calcext:value-type="float">
            <text:p>0.003319999901578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3999999091029" calcext:value-type="float">
            <text:p>0.00323999999091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6000008024275" calcext:value-type="float">
            <text:p>0.003160000080243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10000008903444" calcext:value-type="float">
            <text:p>0.003100000089034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4999994114041" calcext:value-type="float">
            <text:p>0.00304999994114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585999991744757" calcext:value-type="float">
            <text:p>0.005859999917448</text:p>
          </table:table-cell>
        </table:table-row>
        <table:table-row table:style-name="ro1">
          <table:table-cell office:value-type="float" office:value="0.00937000010162592" calcext:value-type="float">
            <text:p>0.009370000101626</text:p>
          </table:table-cell>
        </table:table-row>
        <table:table-row table:style-name="ro1">
          <table:table-cell office:value-type="float" office:value="0.0119500001892448" calcext:value-type="float">
            <text:p>0.011950000189245</text:p>
          </table:table-cell>
        </table:table-row>
        <table:table-row table:style-name="ro1">
          <table:table-cell office:value-type="float" office:value="0.0136900003999472" calcext:value-type="float">
            <text:p>0.013690000399947</text:p>
          </table:table-cell>
        </table:table-row>
        <table:table-row table:style-name="ro1">
          <table:table-cell office:value-type="float" office:value="0.0147799998521805" calcext:value-type="float">
            <text:p>0.014779999852181</text:p>
          </table:table-cell>
        </table:table-row>
        <table:table-row table:style-name="ro1">
          <table:table-cell office:value-type="float" office:value="0.0154499998316169" calcext:value-type="float">
            <text:p>0.015449999831617</text:p>
          </table:table-cell>
        </table:table-row>
        <table:table-row table:style-name="ro1">
          <table:table-cell office:value-type="float" office:value="0.0158099997788668" calcext:value-type="float">
            <text:p>0.015809999778867</text:p>
          </table:table-cell>
        </table:table-row>
        <table:table-row table:style-name="ro1">
          <table:table-cell office:value-type="float" office:value="0.0159499999135733" calcext:value-type="float">
            <text:p>0.015949999913573</text:p>
          </table:table-cell>
        </table:table-row>
        <table:table-row table:style-name="ro1">
          <table:table-cell office:value-type="float" office:value="0.0159200001507998" calcext:value-type="float">
            <text:p>0.0159200001508</text:p>
          </table:table-cell>
        </table:table-row>
        <table:table-row table:style-name="ro1">
          <table:table-cell office:value-type="float" office:value="0.015760000795126" calcext:value-type="float">
            <text:p>0.015760000795126</text:p>
          </table:table-cell>
        </table:table-row>
        <table:table-row table:style-name="ro1">
          <table:table-cell office:value-type="float" office:value="0.0154799995943904" calcext:value-type="float">
            <text:p>0.01547999959439</text:p>
          </table:table-cell>
        </table:table-row>
        <table:table-row table:style-name="ro1">
          <table:table-cell office:value-type="float" office:value="0.0151300001889467" calcext:value-type="float">
            <text:p>0.015130000188947</text:p>
          </table:table-cell>
        </table:table-row>
        <table:table-row table:style-name="ro1">
          <table:table-cell office:value-type="float" office:value="0.0147399995476007" calcext:value-type="float">
            <text:p>0.014739999547601</text:p>
          </table:table-cell>
        </table:table-row>
        <table:table-row table:style-name="ro1">
          <table:table-cell office:value-type="float" office:value="0.0143100004643202" calcext:value-type="float">
            <text:p>0.01431000046432</text:p>
          </table:table-cell>
        </table:table-row>
        <table:table-row table:style-name="ro1">
          <table:table-cell office:value-type="float" office:value="0.0138600002974272" calcext:value-type="float">
            <text:p>0.013860000297427</text:p>
          </table:table-cell>
        </table:table-row>
        <table:table-row table:style-name="ro1">
          <table:table-cell office:value-type="float" office:value="0.0134100001305342" calcext:value-type="float">
            <text:p>0.013410000130534</text:p>
          </table:table-cell>
        </table:table-row>
        <table:table-row table:style-name="ro1">
          <table:table-cell office:value-type="float" office:value="0.0129500003531575" calcext:value-type="float">
            <text:p>0.012950000353158</text:p>
          </table:table-cell>
        </table:table-row>
        <table:table-row table:style-name="ro1">
          <table:table-cell office:value-type="float" office:value="0.0125000001862645" calcext:value-type="float">
            <text:p>0.012500000186265</text:p>
          </table:table-cell>
        </table:table-row>
        <table:table-row table:style-name="ro1">
          <table:table-cell office:value-type="float" office:value="0.0120700001716614" calcext:value-type="float">
            <text:p>0.012070000171661</text:p>
          </table:table-cell>
        </table:table-row>
        <table:table-row table:style-name="ro1">
          <table:table-cell office:value-type="float" office:value="0.0116400001570582" calcext:value-type="float">
            <text:p>0.011640000157058</text:p>
          </table:table-cell>
        </table:table-row>
        <table:table-row table:style-name="ro1">
          <table:table-cell office:value-type="float" office:value="0.0112199997529388" calcext:value-type="float">
            <text:p>0.011219999752939</text:p>
          </table:table-cell>
        </table:table-row>
        <table:table-row table:style-name="ro1">
          <table:table-cell office:value-type="float" office:value="0.010839999653399" calcext:value-type="float">
            <text:p>0.010839999653399</text:p>
          </table:table-cell>
        </table:table-row>
        <table:table-row table:style-name="ro1">
          <table:table-cell office:value-type="float" office:value="0.0106399999931455" calcext:value-type="float">
            <text:p>0.010639999993146</text:p>
          </table:table-cell>
        </table:table-row>
        <table:table-row table:style-name="ro1">
          <table:table-cell office:value-type="float" office:value="0.011230000294745" calcext:value-type="float">
            <text:p>0.011230000294745</text:p>
          </table:table-cell>
        </table:table-row>
        <table:table-row table:style-name="ro1">
          <table:table-cell office:value-type="float" office:value="0.0155800003558397" calcext:value-type="float">
            <text:p>0.01558000035584</text:p>
          </table:table-cell>
        </table:table-row>
        <table:table-row table:style-name="ro1">
          <table:table-cell office:value-type="float" office:value="0.0217400006949902" calcext:value-type="float">
            <text:p>0.02174000069499</text:p>
          </table:table-cell>
        </table:table-row>
        <table:table-row table:style-name="ro1">
          <table:table-cell office:value-type="float" office:value="0.0308200009167194" calcext:value-type="float">
            <text:p>0.03082000091672</text:p>
          </table:table-cell>
        </table:table-row>
        <table:table-row table:style-name="ro1">
          <table:table-cell office:value-type="float" office:value="0.0417199991643429" calcext:value-type="float">
            <text:p>0.041719999164343</text:p>
          </table:table-cell>
        </table:table-row>
        <table:table-row table:style-name="ro1">
          <table:table-cell office:value-type="float" office:value="0.0497500002384186" calcext:value-type="float">
            <text:p>0.049750000238419</text:p>
          </table:table-cell>
        </table:table-row>
        <table:table-row table:style-name="ro1">
          <table:table-cell office:value-type="float" office:value="0.0537099987268448" calcext:value-type="float">
            <text:p>0.053709998726845</text:p>
          </table:table-cell>
        </table:table-row>
        <table:table-row table:style-name="ro1">
          <table:table-cell office:value-type="float" office:value="0.0547600015997887" calcext:value-type="float">
            <text:p>0.054760001599789</text:p>
          </table:table-cell>
        </table:table-row>
        <table:table-row table:style-name="ro1">
          <table:table-cell office:value-type="float" office:value="0.0540699996054173" calcext:value-type="float">
            <text:p>0.054069999605417</text:p>
          </table:table-cell>
        </table:table-row>
        <table:table-row table:style-name="ro1">
          <table:table-cell office:value-type="float" office:value="0.0531800016760826" calcext:value-type="float">
            <text:p>0.053180001676083</text:p>
          </table:table-cell>
        </table:table-row>
        <table:table-row table:style-name="ro1">
          <table:table-cell office:value-type="float" office:value="0.0542900003492832" calcext:value-type="float">
            <text:p>0.054290000349283</text:p>
          </table:table-cell>
        </table:table-row>
        <table:table-row table:style-name="ro1">
          <table:table-cell office:value-type="float" office:value="0.0616500005125999" calcext:value-type="float">
            <text:p>0.0616500005126</text:p>
          </table:table-cell>
        </table:table-row>
        <table:table-row table:style-name="ro1">
          <table:table-cell office:value-type="float" office:value="0.0708300024271011" calcext:value-type="float">
            <text:p>0.070830002427101</text:p>
          </table:table-cell>
        </table:table-row>
        <table:table-row table:style-name="ro1">
          <table:table-cell office:value-type="float" office:value="0.0758799985051155" calcext:value-type="float">
            <text:p>0.075879998505116</text:p>
          </table:table-cell>
        </table:table-row>
        <table:table-row table:style-name="ro1">
          <table:table-cell office:value-type="float" office:value="0.0783599987626076" calcext:value-type="float">
            <text:p>0.078359998762608</text:p>
          </table:table-cell>
        </table:table-row>
        <table:table-row table:style-name="ro1">
          <table:table-cell office:value-type="float" office:value="0.0819400027394295" calcext:value-type="float">
            <text:p>0.08194000273943</text:p>
          </table:table-cell>
        </table:table-row>
        <table:table-row table:style-name="ro1">
          <table:table-cell office:value-type="float" office:value="0.0861700028181076" calcext:value-type="float">
            <text:p>0.086170002818108</text:p>
          </table:table-cell>
        </table:table-row>
        <table:table-row table:style-name="ro1">
          <table:table-cell office:value-type="float" office:value="0.109149999916554" calcext:value-type="float">
            <text:p>0.109149999916554</text:p>
          </table:table-cell>
        </table:table-row>
        <table:table-row table:style-name="ro1">
          <table:table-cell office:value-type="float" office:value="0.134660005569458" calcext:value-type="float">
            <text:p>0.134660005569458</text:p>
          </table:table-cell>
        </table:table-row>
        <table:table-row table:style-name="ro1">
          <table:table-cell office:value-type="float" office:value="0.146139994263649" calcext:value-type="float">
            <text:p>0.146139994263649</text:p>
          </table:table-cell>
        </table:table-row>
        <table:table-row table:style-name="ro1">
          <table:table-cell office:value-type="float" office:value="0.149680003523827" calcext:value-type="float">
            <text:p>0.149680003523827</text:p>
          </table:table-cell>
        </table:table-row>
        <table:table-row table:style-name="ro1">
          <table:table-cell office:value-type="float" office:value="0.148599997162819" calcext:value-type="float">
            <text:p>0.148599997162819</text:p>
          </table:table-cell>
        </table:table-row>
        <table:table-row table:style-name="ro1">
          <table:table-cell office:value-type="float" office:value="0.154390007257462" calcext:value-type="float">
            <text:p>0.154390007257462</text:p>
          </table:table-cell>
        </table:table-row>
        <table:table-row table:style-name="ro1">
          <table:table-cell office:value-type="float" office:value="0.162719994783402" calcext:value-type="float">
            <text:p>0.162719994783402</text:p>
          </table:table-cell>
        </table:table-row>
        <table:table-row table:style-name="ro1">
          <table:table-cell office:value-type="float" office:value="0.164849996566772" calcext:value-type="float">
            <text:p>0.164849996566772</text:p>
          </table:table-cell>
        </table:table-row>
        <table:table-row table:style-name="ro1">
          <table:table-cell office:value-type="float" office:value="0.177799999713898" calcext:value-type="float">
            <text:p>0.177799999713898</text:p>
          </table:table-cell>
        </table:table-row>
        <table:table-row table:style-name="ro1">
          <table:table-cell office:value-type="float" office:value="0.219779998064041" calcext:value-type="float">
            <text:p>0.219779998064041</text:p>
          </table:table-cell>
        </table:table-row>
        <table:table-row table:style-name="ro1">
          <table:table-cell office:value-type="float" office:value="0.243220001459122" calcext:value-type="float">
            <text:p>0.243220001459122</text:p>
          </table:table-cell>
        </table:table-row>
        <table:table-row table:style-name="ro1">
          <table:table-cell office:value-type="float" office:value="0.281060010194778" calcext:value-type="float">
            <text:p>0.281060010194778</text:p>
          </table:table-cell>
        </table:table-row>
        <table:table-row table:style-name="ro1">
          <table:table-cell office:value-type="float" office:value="0.400530010461807" calcext:value-type="float">
            <text:p>0.400530010461807</text:p>
          </table:table-cell>
        </table:table-row>
        <table:table-row table:style-name="ro1">
          <table:table-cell office:value-type="float" office:value="0.546890020370483" calcext:value-type="float">
            <text:p>0.546890020370483</text:p>
          </table:table-cell>
        </table:table-row>
        <table:table-row table:style-name="ro1">
          <table:table-cell office:value-type="float" office:value="0.576960027217865" calcext:value-type="float">
            <text:p>0.576960027217865</text:p>
          </table:table-cell>
        </table:table-row>
        <table:table-row table:style-name="ro1">
          <table:table-cell office:value-type="float" office:value="0.538389980792999" calcext:value-type="float">
            <text:p>0.538389980792999</text:p>
          </table:table-cell>
        </table:table-row>
        <table:table-row table:style-name="ro1">
          <table:table-cell office:value-type="float" office:value="0.6942999958992" calcext:value-type="float">
            <text:p>0.6942999958992</text:p>
          </table:table-cell>
        </table:table-row>
        <table:table-row table:style-name="ro1">
          <table:table-cell office:value-type="float" office:value="0.800989985466003" calcext:value-type="float">
            <text:p>0.800989985466003</text:p>
          </table:table-cell>
        </table:table-row>
        <table:table-row table:style-name="ro1">
          <table:table-cell office:value-type="float" office:value="0.747179985046387" calcext:value-type="float">
            <text:p>0.747179985046387</text:p>
          </table:table-cell>
        </table:table-row>
        <table:table-row table:style-name="ro1">
          <table:table-cell office:value-type="float" office:value="0.689830005168915" calcext:value-type="float">
            <text:p>0.689830005168915</text:p>
          </table:table-cell>
        </table:table-row>
        <table:table-row table:style-name="ro1">
          <table:table-cell office:value-type="float" office:value="0.75502997636795" calcext:value-type="float">
            <text:p>0.75502997636795</text:p>
          </table:table-cell>
        </table:table-row>
        <table:table-row table:style-name="ro1">
          <table:table-cell office:value-type="float" office:value="0.791480004787445" calcext:value-type="float">
            <text:p>0.791480004787445</text:p>
          </table:table-cell>
        </table:table-row>
        <table:table-row table:style-name="ro1">
          <table:table-cell office:value-type="float" office:value="0.705179989337921" calcext:value-type="float">
            <text:p>0.705179989337921</text:p>
          </table:table-cell>
        </table:table-row>
        <table:table-row table:style-name="ro1">
          <table:table-cell office:value-type="float" office:value="0.61014997959137" calcext:value-type="float">
            <text:p>0.61014997959137</text:p>
          </table:table-cell>
        </table:table-row>
        <table:table-row table:style-name="ro1">
          <table:table-cell office:value-type="float" office:value="0.518320024013519" calcext:value-type="float">
            <text:p>0.518320024013519</text:p>
          </table:table-cell>
        </table:table-row>
        <table:table-row table:style-name="ro1">
          <table:table-cell office:value-type="float" office:value="0.4514299929142" calcext:value-type="float">
            <text:p>0.4514299929142</text:p>
          </table:table-cell>
        </table:table-row>
        <table:table-row table:style-name="ro1">
          <table:table-cell office:value-type="float" office:value="0.583790004253387" calcext:value-type="float">
            <text:p>0.583790004253387</text:p>
          </table:table-cell>
        </table:table-row>
        <table:table-row table:style-name="ro1">
          <table:table-cell office:value-type="float" office:value="1.00987005233765" calcext:value-type="float">
            <text:p>1.00987005233765</text:p>
          </table:table-cell>
        </table:table-row>
        <table:table-row table:style-name="ro1">
          <table:table-cell office:value-type="float" office:value="1.01566004753113" calcext:value-type="float">
            <text:p>1.01566004753113</text:p>
          </table:table-cell>
        </table:table-row>
        <table:table-row table:style-name="ro1">
          <table:table-cell office:value-type="float" office:value="0.92084002494812" calcext:value-type="float">
            <text:p>0.92084002494812</text:p>
          </table:table-cell>
        </table:table-row>
        <table:table-row table:style-name="ro1">
          <table:table-cell office:value-type="float" office:value="1.05817997455597" calcext:value-type="float">
            <text:p>1.05817997455597</text:p>
          </table:table-cell>
        </table:table-row>
        <table:table-row table:style-name="ro1">
          <table:table-cell office:value-type="float" office:value="0.984279990196228" calcext:value-type="float">
            <text:p>0.984279990196228</text:p>
          </table:table-cell>
        </table:table-row>
        <table:table-row table:style-name="ro1">
          <table:table-cell office:value-type="float" office:value="0.82710999250412" calcext:value-type="float">
            <text:p>0.82710999250412</text:p>
          </table:table-cell>
        </table:table-row>
        <table:table-row table:style-name="ro1">
          <table:table-cell office:value-type="float" office:value="0.680369973182678" calcext:value-type="float">
            <text:p>0.680369973182678</text:p>
          </table:table-cell>
        </table:table-row>
        <table:table-row table:style-name="ro1">
          <table:table-cell office:value-type="float" office:value="0.562380015850067" calcext:value-type="float">
            <text:p>0.562380015850067</text:p>
          </table:table-cell>
        </table:table-row>
        <table:table-row table:style-name="ro1">
          <table:table-cell office:value-type="float" office:value="0.472539991140366" calcext:value-type="float">
            <text:p>0.472539991140366</text:p>
          </table:table-cell>
        </table:table-row>
        <table:table-row table:style-name="ro1">
          <table:table-cell office:value-type="float" office:value="0.400720000267029" calcext:value-type="float">
            <text:p>0.400720000267029</text:p>
          </table:table-cell>
        </table:table-row>
        <table:table-row table:style-name="ro1">
          <table:table-cell office:value-type="float" office:value="0.342409998178482" calcext:value-type="float">
            <text:p>0.342409998178482</text:p>
          </table:table-cell>
        </table:table-row>
        <table:table-row table:style-name="ro1">
          <table:table-cell office:value-type="float" office:value="0.295080006122589" calcext:value-type="float">
            <text:p>0.295080006122589</text:p>
          </table:table-cell>
        </table:table-row>
        <table:table-row table:style-name="ro1">
          <table:table-cell office:value-type="float" office:value="0.255560010671616" calcext:value-type="float">
            <text:p>0.255560010671616</text:p>
          </table:table-cell>
        </table:table-row>
        <table:table-row table:style-name="ro1">
          <table:table-cell office:value-type="float" office:value="0.223600000143051" calcext:value-type="float">
            <text:p>0.223600000143051</text:p>
          </table:table-cell>
        </table:table-row>
        <table:table-row table:style-name="ro1">
          <table:table-cell office:value-type="float" office:value="0.199440002441406" calcext:value-type="float">
            <text:p>0.199440002441406</text:p>
          </table:table-cell>
        </table:table-row>
        <table:table-row table:style-name="ro1">
          <table:table-cell office:value-type="float" office:value="0.200399994850159" calcext:value-type="float">
            <text:p>0.200399994850159</text:p>
          </table:table-cell>
        </table:table-row>
        <table:table-row table:style-name="ro1">
          <table:table-cell office:value-type="float" office:value="0.212459996342659" calcext:value-type="float">
            <text:p>0.212459996342659</text:p>
          </table:table-cell>
        </table:table-row>
        <table:table-row table:style-name="ro1">
          <table:table-cell office:value-type="float" office:value="0.209089994430542" calcext:value-type="float">
            <text:p>0.209089994430542</text:p>
          </table:table-cell>
        </table:table-row>
        <table:table-row table:style-name="ro1">
          <table:table-cell office:value-type="float" office:value="0.196740001440048" calcext:value-type="float">
            <text:p>0.196740001440048</text:p>
          </table:table-cell>
        </table:table-row>
        <table:table-row table:style-name="ro1">
          <table:table-cell office:value-type="float" office:value="0.181150004267693" calcext:value-type="float">
            <text:p>0.181150004267693</text:p>
          </table:table-cell>
        </table:table-row>
        <table:table-row table:style-name="ro1">
          <table:table-cell office:value-type="float" office:value="0.166030004620552" calcext:value-type="float">
            <text:p>0.166030004620552</text:p>
          </table:table-cell>
        </table:table-row>
        <table:table-row table:style-name="ro1">
          <table:table-cell office:value-type="float" office:value="0.152960002422333" calcext:value-type="float">
            <text:p>0.152960002422333</text:p>
          </table:table-cell>
        </table:table-row>
        <table:table-row table:style-name="ro1">
          <table:table-cell office:value-type="float" office:value="0.154559999704361" calcext:value-type="float">
            <text:p>0.154559999704361</text:p>
          </table:table-cell>
        </table:table-row>
        <table:table-row table:style-name="ro1">
          <table:table-cell office:value-type="float" office:value="0.166280001401901" calcext:value-type="float">
            <text:p>0.166280001401901</text:p>
          </table:table-cell>
        </table:table-row>
        <table:table-row table:style-name="ro1">
          <table:table-cell office:value-type="float" office:value="0.167689993977547" calcext:value-type="float">
            <text:p>0.167689993977547</text:p>
          </table:table-cell>
        </table:table-row>
        <table:table-row table:style-name="ro1">
          <table:table-cell office:value-type="float" office:value="0.168029993772507" calcext:value-type="float">
            <text:p>0.168029993772507</text:p>
          </table:table-cell>
        </table:table-row>
        <table:table-row table:style-name="ro1">
          <table:table-cell office:value-type="float" office:value="0.196919992566109" calcext:value-type="float">
            <text:p>0.196919992566109</text:p>
          </table:table-cell>
        </table:table-row>
        <table:table-row table:style-name="ro1">
          <table:table-cell office:value-type="float" office:value="0.211490005254745" calcext:value-type="float">
            <text:p>0.211490005254745</text:p>
          </table:table-cell>
        </table:table-row>
        <table:table-row table:style-name="ro1">
          <table:table-cell office:value-type="float" office:value="0.216230005025864" calcext:value-type="float">
            <text:p>0.216230005025864</text:p>
          </table:table-cell>
        </table:table-row>
        <table:table-row table:style-name="ro1">
          <table:table-cell office:value-type="float" office:value="0.209199994802475" calcext:value-type="float">
            <text:p>0.209199994802475</text:p>
          </table:table-cell>
        </table:table-row>
        <table:table-row table:style-name="ro1">
          <table:table-cell office:value-type="float" office:value="0.201790004968643" calcext:value-type="float">
            <text:p>0.201790004968643</text:p>
          </table:table-cell>
        </table:table-row>
        <table:table-row table:style-name="ro1">
          <table:table-cell office:value-type="float" office:value="0.193259999155998" calcext:value-type="float">
            <text:p>0.193259999155998</text:p>
          </table:table-cell>
        </table:table-row>
        <table:table-row table:style-name="ro1">
          <table:table-cell office:value-type="float" office:value="0.180590003728867" calcext:value-type="float">
            <text:p>0.180590003728867</text:p>
          </table:table-cell>
        </table:table-row>
        <table:table-row table:style-name="ro1">
          <table:table-cell office:value-type="float" office:value="0.165900006890297" calcext:value-type="float">
            <text:p>0.165900006890297</text:p>
          </table:table-cell>
        </table:table-row>
        <table:table-row table:style-name="ro1">
          <table:table-cell office:value-type="float" office:value="0.150959998369217" calcext:value-type="float">
            <text:p>0.150959998369217</text:p>
          </table:table-cell>
        </table:table-row>
        <table:table-row table:style-name="ro1">
          <table:table-cell office:value-type="float" office:value="0.136820003390312" calcext:value-type="float">
            <text:p>0.136820003390312</text:p>
          </table:table-cell>
        </table:table-row>
        <table:table-row table:style-name="ro1">
          <table:table-cell office:value-type="float" office:value="0.124300003051758" calcext:value-type="float">
            <text:p>0.124300003051758</text:p>
          </table:table-cell>
        </table:table-row>
        <table:table-row table:style-name="ro1">
          <table:table-cell office:value-type="float" office:value="0.114200003445148" calcext:value-type="float">
            <text:p>0.114200003445148</text:p>
          </table:table-cell>
        </table:table-row>
        <table:table-row table:style-name="ro1">
          <table:table-cell office:value-type="float" office:value="0.117260001599789" calcext:value-type="float">
            <text:p>0.117260001599789</text:p>
          </table:table-cell>
        </table:table-row>
        <table:table-row table:style-name="ro1">
          <table:table-cell office:value-type="float" office:value="0.135810002684593" calcext:value-type="float">
            <text:p>0.135810002684593</text:p>
          </table:table-cell>
        </table:table-row>
        <table:table-row table:style-name="ro1">
          <table:table-cell office:value-type="float" office:value="0.200880005955696" calcext:value-type="float">
            <text:p>0.200880005955696</text:p>
          </table:table-cell>
        </table:table-row>
        <table:table-row table:style-name="ro1">
          <table:table-cell office:value-type="float" office:value="0.356900006532669" calcext:value-type="float">
            <text:p>0.356900006532669</text:p>
          </table:table-cell>
        </table:table-row>
        <table:table-row table:style-name="ro1">
          <table:table-cell office:value-type="float" office:value="0.391739994287491" calcext:value-type="float">
            <text:p>0.391739994287491</text:p>
          </table:table-cell>
        </table:table-row>
        <table:table-row table:style-name="ro1">
          <table:table-cell office:value-type="float" office:value="0.377640008926392" calcext:value-type="float">
            <text:p>0.377640008926392</text:p>
          </table:table-cell>
        </table:table-row>
        <table:table-row table:style-name="ro1">
          <table:table-cell office:value-type="float" office:value="0.358909994363785" calcext:value-type="float">
            <text:p>0.358909994363785</text:p>
          </table:table-cell>
        </table:table-row>
        <table:table-row table:style-name="ro1">
          <table:table-cell office:value-type="float" office:value="0.366959989070892" calcext:value-type="float">
            <text:p>0.366959989070892</text:p>
          </table:table-cell>
        </table:table-row>
        <table:table-row table:style-name="ro1">
          <table:table-cell office:value-type="float" office:value="0.39699000120163" calcext:value-type="float">
            <text:p>0.39699000120163</text:p>
          </table:table-cell>
        </table:table-row>
        <table:table-row table:style-name="ro1">
          <table:table-cell office:value-type="float" office:value="0.583190023899078" calcext:value-type="float">
            <text:p>0.583190023899078</text:p>
          </table:table-cell>
        </table:table-row>
        <table:table-row table:style-name="ro1">
          <table:table-cell office:value-type="float" office:value="0.703949987888336" calcext:value-type="float">
            <text:p>0.703949987888336</text:p>
          </table:table-cell>
        </table:table-row>
        <table:table-row table:style-name="ro1">
          <table:table-cell office:value-type="float" office:value="0.752659976482391" calcext:value-type="float">
            <text:p>0.752659976482391</text:p>
          </table:table-cell>
        </table:table-row>
        <table:table-row table:style-name="ro1">
          <table:table-cell office:value-type="float" office:value="0.662069976329803" calcext:value-type="float">
            <text:p>0.662069976329803</text:p>
          </table:table-cell>
        </table:table-row>
        <table:table-row table:style-name="ro1">
          <table:table-cell office:value-type="float" office:value="0.585389971733093" calcext:value-type="float">
            <text:p>0.585389971733093</text:p>
          </table:table-cell>
        </table:table-row>
        <table:table-row table:style-name="ro1">
          <table:table-cell office:value-type="float" office:value="0.641539990901947" calcext:value-type="float">
            <text:p>0.641539990901947</text:p>
          </table:table-cell>
        </table:table-row>
        <table:table-row table:style-name="ro1">
          <table:table-cell office:value-type="float" office:value="0.637880027294159" calcext:value-type="float">
            <text:p>0.637880027294159</text:p>
          </table:table-cell>
        </table:table-row>
        <table:table-row table:style-name="ro1">
          <table:table-cell office:value-type="float" office:value="0.559589982032776" calcext:value-type="float">
            <text:p>0.559589982032776</text:p>
          </table:table-cell>
        </table:table-row>
        <table:table-row table:style-name="ro1">
          <table:table-cell office:value-type="float" office:value="0.475639998912811" calcext:value-type="float">
            <text:p>0.475639998912811</text:p>
          </table:table-cell>
        </table:table-row>
        <table:table-row table:style-name="ro1">
          <table:table-cell office:value-type="float" office:value="0.406850010156632" calcext:value-type="float">
            <text:p>0.406850010156632</text:p>
          </table:table-cell>
        </table:table-row>
        <table:table-row table:style-name="ro1">
          <table:table-cell office:value-type="float" office:value="0.351209998130798" calcext:value-type="float">
            <text:p>0.351209998130798</text:p>
          </table:table-cell>
        </table:table-row>
        <table:table-row table:style-name="ro1">
          <table:table-cell office:value-type="float" office:value="0.30621001124382" calcext:value-type="float">
            <text:p>0.30621001124382</text:p>
          </table:table-cell>
        </table:table-row>
        <table:table-row table:style-name="ro1">
          <table:table-cell office:value-type="float" office:value="0.268200010061264" calcext:value-type="float">
            <text:p>0.268200010061264</text:p>
          </table:table-cell>
        </table:table-row>
        <table:table-row table:style-name="ro1">
          <table:table-cell office:value-type="float" office:value="0.23555999994278" calcext:value-type="float">
            <text:p>0.23555999994278</text:p>
          </table:table-cell>
        </table:table-row>
        <table:table-row table:style-name="ro1">
          <table:table-cell office:value-type="float" office:value="0.207269996404648" calcext:value-type="float">
            <text:p>0.207269996404648</text:p>
          </table:table-cell>
        </table:table-row>
        <table:table-row table:style-name="ro1">
          <table:table-cell office:value-type="float" office:value="0.18299999833107" calcext:value-type="float">
            <text:p>0.18299999833107</text:p>
          </table:table-cell>
        </table:table-row>
        <table:table-row table:style-name="ro1">
          <table:table-cell office:value-type="float" office:value="0.162259995937347" calcext:value-type="float">
            <text:p>0.162259995937347</text:p>
          </table:table-cell>
        </table:table-row>
        <table:table-row table:style-name="ro1">
          <table:table-cell office:value-type="float" office:value="0.144510000944138" calcext:value-type="float">
            <text:p>0.144510000944138</text:p>
          </table:table-cell>
        </table:table-row>
        <table:table-row table:style-name="ro1">
          <table:table-cell office:value-type="float" office:value="0.129250004887581" calcext:value-type="float">
            <text:p>0.129250004887581</text:p>
          </table:table-cell>
        </table:table-row>
        <table:table-row table:style-name="ro1">
          <table:table-cell office:value-type="float" office:value="0.116049997508526" calcext:value-type="float">
            <text:p>0.116049997508526</text:p>
          </table:table-cell>
        </table:table-row>
        <table:table-row table:style-name="ro1">
          <table:table-cell office:value-type="float" office:value="0.104479998350143" calcext:value-type="float">
            <text:p>0.104479998350143</text:p>
          </table:table-cell>
        </table:table-row>
        <table:table-row table:style-name="ro1">
          <table:table-cell office:value-type="float" office:value="0.0943600013852119" calcext:value-type="float">
            <text:p>0.094360001385212</text:p>
          </table:table-cell>
        </table:table-row>
        <table:table-row table:style-name="ro1">
          <table:table-cell office:value-type="float" office:value="0.0855000019073486" calcext:value-type="float">
            <text:p>0.085500001907349</text:p>
          </table:table-cell>
        </table:table-row>
        <table:table-row table:style-name="ro1">
          <table:table-cell office:value-type="float" office:value="0.0777100026607513" calcext:value-type="float">
            <text:p>0.077710002660751</text:p>
          </table:table-cell>
        </table:table-row>
        <table:table-row table:style-name="ro1">
          <table:table-cell office:value-type="float" office:value="0.0708599984645844" calcext:value-type="float">
            <text:p>0.070859998464584</text:p>
          </table:table-cell>
        </table:table-row>
        <table:table-row table:style-name="ro1">
          <table:table-cell office:value-type="float" office:value="0.0647799968719482" calcext:value-type="float">
            <text:p>0.064779996871948</text:p>
          </table:table-cell>
        </table:table-row>
        <table:table-row table:style-name="ro1">
          <table:table-cell office:value-type="float" office:value="0.059349998831749" calcext:value-type="float">
            <text:p>0.059349998831749</text:p>
          </table:table-cell>
        </table:table-row>
        <table:table-row table:style-name="ro1">
          <table:table-cell office:value-type="float" office:value="0.0544900000095367" calcext:value-type="float">
            <text:p>0.054490000009537</text:p>
          </table:table-cell>
        </table:table-row>
        <table:table-row table:style-name="ro1">
          <table:table-cell office:value-type="float" office:value="0.0501499995589256" calcext:value-type="float">
            <text:p>0.050149999558926</text:p>
          </table:table-cell>
        </table:table-row>
        <table:table-row table:style-name="ro1">
          <table:table-cell office:value-type="float" office:value="0.0462399981915951" calcext:value-type="float">
            <text:p>0.046239998191595</text:p>
          </table:table-cell>
        </table:table-row>
        <table:table-row table:style-name="ro1">
          <table:table-cell office:value-type="float" office:value="0.042739998549223" calcext:value-type="float">
            <text:p>0.042739998549223</text:p>
          </table:table-cell>
        </table:table-row>
        <table:table-row table:style-name="ro1">
          <table:table-cell office:value-type="float" office:value="0.0396099984645844" calcext:value-type="float">
            <text:p>0.039609998464584</text:p>
          </table:table-cell>
        </table:table-row>
        <table:table-row table:style-name="ro1">
          <table:table-cell office:value-type="float" office:value="0.0367799997329712" calcext:value-type="float">
            <text:p>0.036779999732971</text:p>
          </table:table-cell>
        </table:table-row>
        <table:table-row table:style-name="ro1">
          <table:table-cell office:value-type="float" office:value="0.034230001270771" calcext:value-type="float">
            <text:p>0.034230001270771</text:p>
          </table:table-cell>
        </table:table-row>
        <table:table-row table:style-name="ro1">
          <table:table-cell office:value-type="float" office:value="0.0319399982690811" calcext:value-type="float">
            <text:p>0.031939998269081</text:p>
          </table:table-cell>
        </table:table-row>
        <table:table-row table:style-name="ro1">
          <table:table-cell office:value-type="float" office:value="0.0298699997365475" calcext:value-type="float">
            <text:p>0.029869999736548</text:p>
          </table:table-cell>
        </table:table-row>
        <table:table-row table:style-name="ro1">
          <table:table-cell office:value-type="float" office:value="0.0280099995434284" calcext:value-type="float">
            <text:p>0.028009999543429</text:p>
          </table:table-cell>
        </table:table-row>
        <table:table-row table:style-name="ro1">
          <table:table-cell office:value-type="float" office:value="0.0263199992477894" calcext:value-type="float">
            <text:p>0.026319999247789</text:p>
          </table:table-cell>
        </table:table-row>
        <table:table-row table:style-name="ro1">
          <table:table-cell office:value-type="float" office:value="0.0247799996286631" calcext:value-type="float">
            <text:p>0.024779999628663</text:p>
          </table:table-cell>
        </table:table-row>
        <table:table-row table:style-name="ro1">
          <table:table-cell office:value-type="float" office:value="0.023369999602437" calcext:value-type="float">
            <text:p>0.023369999602437</text:p>
          </table:table-cell>
        </table:table-row>
        <table:table-row table:style-name="ro1">
          <table:table-cell office:value-type="float" office:value="0.0220800004899502" calcext:value-type="float">
            <text:p>0.02208000048995</text:p>
          </table:table-cell>
        </table:table-row>
        <table:table-row table:style-name="ro1">
          <table:table-cell office:value-type="float" office:value="0.0209100004285574" calcext:value-type="float">
            <text:p>0.020910000428557</text:p>
          </table:table-cell>
        </table:table-row>
        <table:table-row table:style-name="ro1">
          <table:table-cell office:value-type="float" office:value="0.0198299996554852" calcext:value-type="float">
            <text:p>0.019829999655485</text:p>
          </table:table-cell>
        </table:table-row>
        <table:table-row table:style-name="ro1">
          <table:table-cell office:value-type="float" office:value="0.0188400000333786" calcext:value-type="float">
            <text:p>0.018840000033379</text:p>
          </table:table-cell>
        </table:table-row>
        <table:table-row table:style-name="ro1">
          <table:table-cell office:value-type="float" office:value="0.0179200004786253" calcext:value-type="float">
            <text:p>0.017920000478625</text:p>
          </table:table-cell>
        </table:table-row>
        <table:table-row table:style-name="ro1">
          <table:table-cell office:value-type="float" office:value="0.0170699991285801" calcext:value-type="float">
            <text:p>0.01706999912858</text:p>
          </table:table-cell>
        </table:table-row>
        <table:table-row table:style-name="ro1">
          <table:table-cell office:value-type="float" office:value="0.0162899997085333" calcext:value-type="float">
            <text:p>0.016289999708533</text:p>
          </table:table-cell>
        </table:table-row>
        <table:table-row table:style-name="ro1">
          <table:table-cell office:value-type="float" office:value="0.0155600002035499" calcext:value-type="float">
            <text:p>0.01556000020355</text:p>
          </table:table-cell>
        </table:table-row>
        <table:table-row table:style-name="ro1">
          <table:table-cell office:value-type="float" office:value="0.0148799996823072" calcext:value-type="float">
            <text:p>0.014879999682307</text:p>
          </table:table-cell>
        </table:table-row>
        <table:table-row table:style-name="ro1">
          <table:table-cell office:value-type="float" office:value="0.0142500000074506" calcext:value-type="float">
            <text:p>0.014250000007451</text:p>
          </table:table-cell>
        </table:table-row>
        <table:table-row table:style-name="ro1">
          <table:table-cell office:value-type="float" office:value="0.0136599997058511" calcext:value-type="float">
            <text:p>0.013659999705851</text:p>
          </table:table-cell>
        </table:table-row>
        <table:table-row table:style-name="ro1">
          <table:table-cell office:value-type="float" office:value="0.0131200002506375" calcext:value-type="float">
            <text:p>0.013120000250638</text:p>
          </table:table-cell>
        </table:table-row>
        <table:table-row table:style-name="ro1">
          <table:table-cell office:value-type="float" office:value="0.0126099996268749" calcext:value-type="float">
            <text:p>0.012609999626875</text:p>
          </table:table-cell>
        </table:table-row>
        <table:table-row table:style-name="ro1">
          <table:table-cell office:value-type="float" office:value="0.0121299996972084" calcext:value-type="float">
            <text:p>0.012129999697208</text:p>
          </table:table-cell>
        </table:table-row>
        <table:table-row table:style-name="ro1">
          <table:table-cell office:value-type="float" office:value="0.0116900000721216" calcext:value-type="float">
            <text:p>0.011690000072122</text:p>
          </table:table-cell>
        </table:table-row>
        <table:table-row table:style-name="ro1">
          <table:table-cell office:value-type="float" office:value="0.0112699996680021" calcext:value-type="float">
            <text:p>0.011269999668002</text:p>
          </table:table-cell>
        </table:table-row>
        <table:table-row table:style-name="ro1">
          <table:table-cell office:value-type="float" office:value="0.0108799999579787" calcext:value-type="float">
            <text:p>0.010879999957979</text:p>
          </table:table-cell>
        </table:table-row>
        <table:table-row table:style-name="ro1">
          <table:table-cell office:value-type="float" office:value="0.0105200000107288" calcext:value-type="float">
            <text:p>0.010520000010729</text:p>
          </table:table-cell>
        </table:table-row>
        <table:table-row table:style-name="ro1">
          <table:table-cell office:value-type="float" office:value="0.0101699996739626" calcext:value-type="float">
            <text:p>0.010169999673963</text:p>
          </table:table-cell>
        </table:table-row>
        <table:table-row table:style-name="ro1">
          <table:table-cell office:value-type="float" office:value="0.00985000003129244" calcext:value-type="float">
            <text:p>0.009850000031292</text:p>
          </table:table-cell>
        </table:table-row>
        <table:table-row table:style-name="ro1">
          <table:table-cell office:value-type="float" office:value="0.00954999960958958" calcext:value-type="float">
            <text:p>0.00954999960959</text:p>
          </table:table-cell>
        </table:table-row>
        <table:table-row table:style-name="ro1">
          <table:table-cell office:value-type="float" office:value="0.00925999972969294" calcext:value-type="float">
            <text:p>0.009259999729693</text:p>
          </table:table-cell>
        </table:table-row>
        <table:table-row table:style-name="ro1">
          <table:table-cell office:value-type="float" office:value="0.00899000000208616" calcext:value-type="float">
            <text:p>0.008990000002086</text:p>
          </table:table-cell>
        </table:table-row>
        <table:table-row table:style-name="ro1">
          <table:table-cell office:value-type="float" office:value="0.00874000042676926" calcext:value-type="float">
            <text:p>0.008740000426769</text:p>
          </table:table-cell>
        </table:table-row>
        <table:table-row table:style-name="ro1">
          <table:table-cell office:value-type="float" office:value="0.008500000461936" calcext:value-type="float">
            <text:p>0.008500000461936</text:p>
          </table:table-cell>
        </table:table-row>
        <table:table-row table:style-name="ro1">
          <table:table-cell office:value-type="float" office:value="0.00827000010758638" calcext:value-type="float">
            <text:p>0.008270000107586</text:p>
          </table:table-cell>
        </table:table-row>
        <table:table-row table:style-name="ro1">
          <table:table-cell office:value-type="float" office:value="0.00805999990552664" calcext:value-type="float">
            <text:p>0.008059999905527</text:p>
          </table:table-cell>
        </table:table-row>
        <table:table-row table:style-name="ro1">
          <table:table-cell office:value-type="float" office:value="0.00784999970346689" calcext:value-type="float">
            <text:p>0.007849999703467</text:p>
          </table:table-cell>
        </table:table-row>
        <table:table-row table:style-name="ro1">
          <table:table-cell office:value-type="float" office:value="0.0076600001193583" calcext:value-type="float">
            <text:p>0.007660000119358</text:p>
          </table:table-cell>
        </table:table-row>
        <table:table-row table:style-name="ro1">
          <table:table-cell office:value-type="float" office:value="0.00748000014573336" calcext:value-type="float">
            <text:p>0.007480000145733</text:p>
          </table:table-cell>
        </table:table-row>
        <table:table-row table:style-name="ro1">
          <table:table-cell office:value-type="float" office:value="0.00730999978259206" calcext:value-type="float">
            <text:p>0.007309999782592</text:p>
          </table:table-cell>
        </table:table-row>
        <table:table-row table:style-name="ro1">
          <table:table-cell office:value-type="float" office:value="0.00713999988511205" calcext:value-type="float">
            <text:p>0.007139999885112</text:p>
          </table:table-cell>
        </table:table-row>
        <table:table-row table:style-name="ro1">
          <table:table-cell office:value-type="float" office:value="0.00698000006377697" calcext:value-type="float">
            <text:p>0.006980000063777</text:p>
          </table:table-cell>
        </table:table-row>
        <table:table-row table:style-name="ro1">
          <table:table-cell office:value-type="float" office:value="0.00683999992907047" calcext:value-type="float">
            <text:p>0.00683999992907</text:p>
          </table:table-cell>
        </table:table-row>
        <table:table-row table:style-name="ro1">
          <table:table-cell office:value-type="float" office:value="0.00669000018388033" calcext:value-type="float">
            <text:p>0.00669000018388</text:p>
          </table:table-cell>
        </table:table-row>
        <table:table-row table:style-name="ro1">
          <table:table-cell office:value-type="float" office:value="0.00656000012531877" calcext:value-type="float">
            <text:p>0.006560000125319</text:p>
          </table:table-cell>
        </table:table-row>
        <table:table-row table:style-name="ro1">
          <table:table-cell office:value-type="float" office:value="0.0064300000667572" calcext:value-type="float">
            <text:p>0.006430000066757</text:p>
          </table:table-cell>
        </table:table-row>
        <table:table-row table:style-name="ro1">
          <table:table-cell office:value-type="float" office:value="0.00631000008434057" calcext:value-type="float">
            <text:p>0.006310000084341</text:p>
          </table:table-cell>
        </table:table-row>
        <table:table-row table:style-name="ro1">
          <table:table-cell office:value-type="float" office:value="0.00619000010192394" calcext:value-type="float">
            <text:p>0.006190000101924</text:p>
          </table:table-cell>
        </table:table-row>
        <table:table-row table:style-name="ro1">
          <table:table-cell office:value-type="float" office:value="0.00608000019565225" calcext:value-type="float">
            <text:p>0.006080000195652</text:p>
          </table:table-cell>
        </table:table-row>
        <table:table-row table:style-name="ro1">
          <table:table-cell office:value-type="float" office:value="0.00596999982371926" calcext:value-type="float">
            <text:p>0.005969999823719</text:p>
          </table:table-cell>
        </table:table-row>
        <table:table-row table:style-name="ro1">
          <table:table-cell office:value-type="float" office:value="0.0058699999935925" calcext:value-type="float">
            <text:p>0.005869999993593</text:p>
          </table:table-cell>
        </table:table-row>
        <table:table-row table:style-name="ro1">
          <table:table-cell office:value-type="float" office:value="0.00577000016346574" calcext:value-type="float">
            <text:p>0.005770000163466</text:p>
          </table:table-cell>
        </table:table-row>
        <table:table-row table:style-name="ro1">
          <table:table-cell office:value-type="float" office:value="0.00566999986767769" calcext:value-type="float">
            <text:p>0.005669999867678</text:p>
          </table:table-cell>
        </table:table-row>
        <table:table-row table:style-name="ro1">
          <table:table-cell office:value-type="float" office:value="0.00558000011369586" calcext:value-type="float">
            <text:p>0.005580000113696</text:p>
          </table:table-cell>
        </table:table-row>
        <table:table-row table:style-name="ro1">
          <table:table-cell office:value-type="float" office:value="0.00548999989405275" calcext:value-type="float">
            <text:p>0.005489999894053</text:p>
          </table:table-cell>
        </table:table-row>
        <table:table-row table:style-name="ro1">
          <table:table-cell office:value-type="float" office:value="0.00541000021621585" calcext:value-type="float">
            <text:p>0.005410000216216</text:p>
          </table:table-cell>
        </table:table-row>
        <table:table-row table:style-name="ro1">
          <table:table-cell office:value-type="float" office:value="0.00533000007271767" calcext:value-type="float">
            <text:p>0.005330000072718</text:p>
          </table:table-cell>
        </table:table-row>
        <table:table-row table:style-name="ro1">
          <table:table-cell office:value-type="float" office:value="0.00524999992921948" calcext:value-type="float">
            <text:p>0.005249999929219</text:p>
          </table:table-cell>
        </table:table-row>
        <table:table-row table:style-name="ro1">
          <table:table-cell office:value-type="float" office:value="0.00517999986186624" calcext:value-type="float">
            <text:p>0.005179999861866</text:p>
          </table:table-cell>
        </table:table-row>
        <table:table-row table:style-name="ro1">
          <table:table-cell office:value-type="float" office:value="0.00510000018402934" calcext:value-type="float">
            <text:p>0.005100000184029</text:p>
          </table:table-cell>
        </table:table-row>
        <table:table-row table:style-name="ro1">
          <table:table-cell office:value-type="float" office:value="0.00504000019282103" calcext:value-type="float">
            <text:p>0.005040000192821</text:p>
          </table:table-cell>
        </table:table-row>
        <table:table-row table:style-name="ro1">
          <table:table-cell office:value-type="float" office:value="0.00497000012546778" calcext:value-type="float">
            <text:p>0.004970000125468</text:p>
          </table:table-cell>
        </table:table-row>
        <table:table-row table:style-name="ro1">
          <table:table-cell office:value-type="float" office:value="0.00490000005811453" calcext:value-type="float">
            <text:p>0.004900000058115</text:p>
          </table:table-cell>
        </table:table-row>
        <table:table-row table:style-name="ro1">
          <table:table-cell office:value-type="float" office:value="0.00484000006690621" calcext:value-type="float">
            <text:p>0.004840000066906</text:p>
          </table:table-cell>
        </table:table-row>
        <table:table-row table:style-name="ro1">
          <table:table-cell office:value-type="float" office:value="0.0047800000756979" calcext:value-type="float">
            <text:p>0.004780000075698</text:p>
          </table:table-cell>
        </table:table-row>
        <table:table-row table:style-name="ro1">
          <table:table-cell office:value-type="float" office:value="0.00472000008448958" calcext:value-type="float">
            <text:p>0.00472000008449</text:p>
          </table:table-cell>
        </table:table-row>
        <table:table-row table:style-name="ro1">
          <table:table-cell office:value-type="float" office:value="0.0046700001694262" calcext:value-type="float">
            <text:p>0.004670000169426</text:p>
          </table:table-cell>
        </table:table-row>
        <table:table-row table:style-name="ro1">
          <table:table-cell office:value-type="float" office:value="0.00461000017821789" calcext:value-type="float">
            <text:p>0.004610000178218</text:p>
          </table:table-cell>
        </table:table-row>
        <table:table-row table:style-name="ro1">
          <table:table-cell office:value-type="float" office:value="0.00455999979749322" calcext:value-type="float">
            <text:p>0.004559999797493</text:p>
          </table:table-cell>
        </table:table-row>
        <table:table-row table:style-name="ro1">
          <table:table-cell office:value-type="float" office:value="0.00450999988242984" calcext:value-type="float">
            <text:p>0.00450999988243</text:p>
          </table:table-cell>
        </table:table-row>
        <table:table-row table:style-name="ro1">
          <table:table-cell office:value-type="float" office:value="0.00445999996736646" calcext:value-type="float">
            <text:p>0.004459999967366</text:p>
          </table:table-cell>
        </table:table-row>
        <table:table-row table:style-name="ro1">
          <table:table-cell office:value-type="float" office:value="0.00441000005230308" calcext:value-type="float">
            <text:p>0.004410000052303</text:p>
          </table:table-cell>
        </table:table-row>
        <table:table-row table:style-name="ro1">
          <table:table-cell office:value-type="float" office:value="0.00437000021338463" calcext:value-type="float">
            <text:p>0.004370000213385</text:p>
          </table:table-cell>
        </table:table-row>
        <table:table-row table:style-name="ro1">
          <table:table-cell office:value-type="float" office:value="0.00431999983265996" calcext:value-type="float">
            <text:p>0.00431999983266</text:p>
          </table:table-cell>
        </table:table-row>
        <table:table-row table:style-name="ro1">
          <table:table-cell office:value-type="float" office:value="0.00427999999374151" calcext:value-type="float">
            <text:p>0.004279999993742</text:p>
          </table:table-cell>
        </table:table-row>
        <table:table-row table:style-name="ro1">
          <table:table-cell office:value-type="float" office:value="0.00423000007867813" calcext:value-type="float">
            <text:p>0.004230000078678</text:p>
          </table:table-cell>
        </table:table-row>
        <table:table-row table:style-name="ro1">
          <table:table-cell office:value-type="float" office:value="0.0041899997740984" calcext:value-type="float">
            <text:p>0.004189999774098</text:p>
          </table:table-cell>
        </table:table-row>
        <table:table-row table:style-name="ro1">
          <table:table-cell office:value-type="float" office:value="0.00414999993517995" calcext:value-type="float">
            <text:p>0.00414999993518</text:p>
          </table:table-cell>
        </table:table-row>
        <table:table-row table:style-name="ro1">
          <table:table-cell office:value-type="float" office:value="0.0041100000962615" calcext:value-type="float">
            <text:p>0.004110000096262</text:p>
          </table:table-cell>
        </table:table-row>
        <table:table-row table:style-name="ro1">
          <table:table-cell office:value-type="float" office:value="0.00406999979168177" calcext:value-type="float">
            <text:p>0.004069999791682</text:p>
          </table:table-cell>
        </table:table-row>
        <table:table-row table:style-name="ro1">
          <table:table-cell office:value-type="float" office:value="0.00404000002890825" calcext:value-type="float">
            <text:p>0.004040000028908</text:p>
          </table:table-cell>
        </table:table-row>
        <table:table-row table:style-name="ro1">
          <table:table-cell office:value-type="float" office:value="0.00400000018998981" calcext:value-type="float">
            <text:p>0.00400000018999</text:p>
          </table:table-cell>
        </table:table-row>
        <table:table-row table:style-name="ro1">
          <table:table-cell office:value-type="float" office:value="0.00395999988541007" calcext:value-type="float">
            <text:p>0.00395999988541</text:p>
          </table:table-cell>
        </table:table-row>
        <table:table-row table:style-name="ro1">
          <table:table-cell office:value-type="float" office:value="0.00393000012263656" calcext:value-type="float">
            <text:p>0.003930000122637</text:p>
          </table:table-cell>
        </table:table-row>
        <table:table-row table:style-name="ro1">
          <table:table-cell office:value-type="float" office:value="0.00389000005088747" calcext:value-type="float">
            <text:p>0.003890000050887</text:p>
          </table:table-cell>
        </table:table-row>
        <table:table-row table:style-name="ro1">
          <table:table-cell office:value-type="float" office:value="0.00386000005528331" calcext:value-type="float">
            <text:p>0.003860000055283</text:p>
          </table:table-cell>
        </table:table-row>
        <table:table-row table:style-name="ro1">
          <table:table-cell office:value-type="float" office:value="0.00383000005967915" calcext:value-type="float">
            <text:p>0.003830000059679</text:p>
          </table:table-cell>
        </table:table-row>
        <table:table-row table:style-name="ro1">
          <table:table-cell office:value-type="float" office:value="0.00380000006407499" calcext:value-type="float">
            <text:p>0.003800000064075</text:p>
          </table:table-cell>
        </table:table-row>
        <table:table-row table:style-name="ro1">
          <table:table-cell office:value-type="float" office:value="0.00377000006847084" calcext:value-type="float">
            <text:p>0.003770000068471</text:p>
          </table:table-cell>
        </table:table-row>
        <table:table-row table:style-name="ro1">
          <table:table-cell office:value-type="float" office:value="0.00374000007286668" calcext:value-type="float">
            <text:p>0.003740000072867</text:p>
          </table:table-cell>
        </table:table-row>
        <table:table-row table:style-name="ro1">
          <table:table-cell office:value-type="float" office:value="0.00371000007726252" calcext:value-type="float">
            <text:p>0.003710000077263</text:p>
          </table:table-cell>
        </table:table-row>
        <table:table-row table:style-name="ro1">
          <table:table-cell office:value-type="float" office:value="0.00368000008165836" calcext:value-type="float">
            <text:p>0.003680000081658</text:p>
          </table:table-cell>
        </table:table-row>
        <table:table-row table:style-name="ro1">
          <table:table-cell office:value-type="float" office:value="0.00365000008605421" calcext:value-type="float">
            <text:p>0.003650000086054</text:p>
          </table:table-cell>
        </table:table-row>
        <table:table-row table:style-name="ro1">
          <table:table-cell office:value-type="float" office:value="0.00362000009045005" calcext:value-type="float">
            <text:p>0.00362000009045</text:p>
          </table:table-cell>
        </table:table-row>
        <table:table-row table:style-name="ro1">
          <table:table-cell office:value-type="float" office:value="0.00359000009484589" calcext:value-type="float">
            <text:p>0.003590000094846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3999994695187" calcext:value-type="float">
            <text:p>0.003539999946952</text:p>
          </table:table-cell>
        </table:table-row>
        <table:table-row table:style-name="ro1">
          <table:table-cell office:value-type="float" office:value="0.00352000002749264" calcext:value-type="float">
            <text:p>0.003520000027493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3999988399446" calcext:value-type="float">
            <text:p>0.003439999883994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4999989718199" calcext:value-type="float">
            <text:p>0.003349999897182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31000005826354" calcext:value-type="float">
            <text:p>0.003310000058264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2999991476536" calcext:value-type="float">
            <text:p>0.003229999914765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300000846386" calcext:value-type="float">
            <text:p>0.003130000084639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473999977111816" calcext:value-type="float">
            <text:p>0.004739999771118</text:p>
          </table:table-cell>
        </table:table-row>
        <table:table-row table:style-name="ro1">
          <table:table-cell office:value-type="float" office:value="0.00683999992907047" calcext:value-type="float">
            <text:p>0.00683999992907</text:p>
          </table:table-cell>
        </table:table-row>
        <table:table-row table:style-name="ro1">
          <table:table-cell office:value-type="float" office:value="0.00853000022470951" calcext:value-type="float">
            <text:p>0.00853000022471</text:p>
          </table:table-cell>
        </table:table-row>
        <table:table-row table:style-name="ro1">
          <table:table-cell office:value-type="float" office:value="0.00977999996393919" calcext:value-type="float">
            <text:p>0.009779999963939</text:p>
          </table:table-cell>
        </table:table-row>
        <table:table-row table:style-name="ro1">
          <table:table-cell office:value-type="float" office:value="0.0106499996036291" calcext:value-type="float">
            <text:p>0.010649999603629</text:p>
          </table:table-cell>
        </table:table-row>
        <table:table-row table:style-name="ro1">
          <table:table-cell office:value-type="float" office:value="0.011230000294745" calcext:value-type="float">
            <text:p>0.011230000294745</text:p>
          </table:table-cell>
        </table:table-row>
        <table:table-row table:style-name="ro1">
          <table:table-cell office:value-type="float" office:value="0.0115999998524785" calcext:value-type="float">
            <text:p>0.011599999852479</text:p>
          </table:table-cell>
        </table:table-row>
        <table:table-row table:style-name="ro1">
          <table:table-cell office:value-type="float" office:value="0.0118100000545383" calcext:value-type="float">
            <text:p>0.011810000054538</text:p>
          </table:table-cell>
        </table:table-row>
        <table:table-row table:style-name="ro1">
          <table:table-cell office:value-type="float" office:value="0.0118699995800853" calcext:value-type="float">
            <text:p>0.011869999580085</text:p>
          </table:table-cell>
        </table:table-row>
        <table:table-row table:style-name="ro1">
          <table:table-cell office:value-type="float" office:value="0.0118300002068281" calcext:value-type="float">
            <text:p>0.011830000206828</text:p>
          </table:table-cell>
        </table:table-row>
        <table:table-row table:style-name="ro1">
          <table:table-cell office:value-type="float" office:value="0.0116999996826053" calcext:value-type="float">
            <text:p>0.011699999682605</text:p>
          </table:table-cell>
        </table:table-row>
        <table:table-row table:style-name="ro1">
          <table:table-cell office:value-type="float" office:value="0.0115099996328354" calcext:value-type="float">
            <text:p>0.011509999632835</text:p>
          </table:table-cell>
        </table:table-row>
        <table:table-row table:style-name="ro1">
          <table:table-cell office:value-type="float" office:value="0.0112699996680021" calcext:value-type="float">
            <text:p>0.011269999668002</text:p>
          </table:table-cell>
        </table:table-row>
        <table:table-row table:style-name="ro1">
          <table:table-cell office:value-type="float" office:value="0.0109900003299117" calcext:value-type="float">
            <text:p>0.010990000329912</text:p>
          </table:table-cell>
        </table:table-row>
        <table:table-row table:style-name="ro1">
          <table:table-cell office:value-type="float" office:value="0.0107000004500151" calcext:value-type="float">
            <text:p>0.010700000450015</text:p>
          </table:table-cell>
        </table:table-row>
        <table:table-row table:style-name="ro1">
          <table:table-cell office:value-type="float" office:value="0.0104000000283122" calcext:value-type="float">
            <text:p>0.010400000028312</text:p>
          </table:table-cell>
        </table:table-row>
        <table:table-row table:style-name="ro1">
          <table:table-cell office:value-type="float" office:value="0.0100899999961257" calcext:value-type="float">
            <text:p>0.010089999996126</text:p>
          </table:table-cell>
        </table:table-row>
        <table:table-row table:style-name="ro1">
          <table:table-cell office:value-type="float" office:value="0.00977999996393919" calcext:value-type="float">
            <text:p>0.009779999963939</text:p>
          </table:table-cell>
        </table:table-row>
        <table:table-row table:style-name="ro1">
          <table:table-cell office:value-type="float" office:value="0.00947999954223633" calcext:value-type="float">
            <text:p>0.009479999542236</text:p>
          </table:table-cell>
        </table:table-row>
        <table:table-row table:style-name="ro1">
          <table:table-cell office:value-type="float" office:value="0.00918999966233969" calcext:value-type="float">
            <text:p>0.00918999966234</text:p>
          </table:table-cell>
        </table:table-row>
        <table:table-row table:style-name="ro1">
          <table:table-cell office:value-type="float" office:value="0.00891999993473291" calcext:value-type="float">
            <text:p>0.008919999934733</text:p>
          </table:table-cell>
        </table:table-row>
        <table:table-row table:style-name="ro1">
          <table:table-cell office:value-type="float" office:value="0.00865000020712614" calcext:value-type="float">
            <text:p>0.008650000207126</text:p>
          </table:table-cell>
        </table:table-row>
        <table:table-row table:style-name="ro1">
          <table:table-cell office:value-type="float" office:value="0.00999999977648258" calcext:value-type="float">
            <text:p>0.009999999776483</text:p>
          </table:table-cell>
        </table:table-row>
        <table:table-row table:style-name="ro1">
          <table:table-cell office:value-type="float" office:value="0.0205400008708239" calcext:value-type="float">
            <text:p>0.020540000870824</text:p>
          </table:table-cell>
        </table:table-row>
        <table:table-row table:style-name="ro1">
          <table:table-cell office:value-type="float" office:value="0.0288600008934736" calcext:value-type="float">
            <text:p>0.028860000893474</text:p>
          </table:table-cell>
        </table:table-row>
        <table:table-row table:style-name="ro1">
          <table:table-cell office:value-type="float" office:value="0.0342100001871586" calcext:value-type="float">
            <text:p>0.034210000187159</text:p>
          </table:table-cell>
        </table:table-row>
        <table:table-row table:style-name="ro1">
          <table:table-cell office:value-type="float" office:value="0.0371799990534782" calcext:value-type="float">
            <text:p>0.037179999053478</text:p>
          </table:table-cell>
        </table:table-row>
        <table:table-row table:style-name="ro1">
          <table:table-cell office:value-type="float" office:value="0.0385700017213821" calcext:value-type="float">
            <text:p>0.038570001721382</text:p>
          </table:table-cell>
        </table:table-row>
        <table:table-row table:style-name="ro1">
          <table:table-cell office:value-type="float" office:value="0.0392899997532368" calcext:value-type="float">
            <text:p>0.039289999753237</text:p>
          </table:table-cell>
        </table:table-row>
        <table:table-row table:style-name="ro1">
          <table:table-cell office:value-type="float" office:value="0.0395100004971027" calcext:value-type="float">
            <text:p>0.039510000497103</text:p>
          </table:table-cell>
        </table:table-row>
        <table:table-row table:style-name="ro1">
          <table:table-cell office:value-type="float" office:value="0.0391900017857552" calcext:value-type="float">
            <text:p>0.039190001785755</text:p>
          </table:table-cell>
        </table:table-row>
        <table:table-row table:style-name="ro1">
          <table:table-cell office:value-type="float" office:value="0.0383899994194508" calcext:value-type="float">
            <text:p>0.038389999419451</text:p>
          </table:table-cell>
        </table:table-row>
        <table:table-row table:style-name="ro1">
          <table:table-cell office:value-type="float" office:value="0.0372500009834766" calcext:value-type="float">
            <text:p>0.037250000983477</text:p>
          </table:table-cell>
        </table:table-row>
        <table:table-row table:style-name="ro1">
          <table:table-cell office:value-type="float" office:value="0.0359000004827976" calcext:value-type="float">
            <text:p>0.035900000482798</text:p>
          </table:table-cell>
        </table:table-row>
        <table:table-row table:style-name="ro1">
          <table:table-cell office:value-type="float" office:value="0.034680001437664" calcext:value-type="float">
            <text:p>0.034680001437664</text:p>
          </table:table-cell>
        </table:table-row>
        <table:table-row table:style-name="ro1">
          <table:table-cell office:value-type="float" office:value="0.0347100012004375" calcext:value-type="float">
            <text:p>0.034710001200438</text:p>
          </table:table-cell>
        </table:table-row>
        <table:table-row table:style-name="ro1">
          <table:table-cell office:value-type="float" office:value="0.0421699993312359" calcext:value-type="float">
            <text:p>0.042169999331236</text:p>
          </table:table-cell>
        </table:table-row>
        <table:table-row table:style-name="ro1">
          <table:table-cell office:value-type="float" office:value="0.0569199994206429" calcext:value-type="float">
            <text:p>0.056919999420643</text:p>
          </table:table-cell>
        </table:table-row>
        <table:table-row table:style-name="ro1">
          <table:table-cell office:value-type="float" office:value="0.103320002555847" calcext:value-type="float">
            <text:p>0.103320002555847</text:p>
          </table:table-cell>
        </table:table-row>
        <table:table-row table:style-name="ro1">
          <table:table-cell office:value-type="float" office:value="0.286060005426407" calcext:value-type="float">
            <text:p>0.286060005426407</text:p>
          </table:table-cell>
        </table:table-row>
        <table:table-row table:style-name="ro1">
          <table:table-cell office:value-type="float" office:value="0.534330010414124" calcext:value-type="float">
            <text:p>0.534330010414124</text:p>
          </table:table-cell>
        </table:table-row>
        <table:table-row table:style-name="ro1">
          <table:table-cell office:value-type="float" office:value="0.665229976177216" calcext:value-type="float">
            <text:p>0.665229976177216</text:p>
          </table:table-cell>
        </table:table-row>
        <table:table-row table:style-name="ro1">
          <table:table-cell office:value-type="float" office:value="0.615649998188019" calcext:value-type="float">
            <text:p>0.615649998188019</text:p>
          </table:table-cell>
        </table:table-row>
        <table:table-row table:style-name="ro1">
          <table:table-cell office:value-type="float" office:value="0.551949977874756" calcext:value-type="float">
            <text:p>0.551949977874756</text:p>
          </table:table-cell>
        </table:table-row>
        <table:table-row table:style-name="ro1">
          <table:table-cell office:value-type="float" office:value="0.535420000553131" calcext:value-type="float">
            <text:p>0.535420000553131</text:p>
          </table:table-cell>
        </table:table-row>
        <table:table-row table:style-name="ro1">
          <table:table-cell office:value-type="float" office:value="0.663129985332489" calcext:value-type="float">
            <text:p>0.663129985332489</text:p>
          </table:table-cell>
        </table:table-row>
        <table:table-row table:style-name="ro1">
          <table:table-cell office:value-type="float" office:value="0.707040011882782" calcext:value-type="float">
            <text:p>0.707040011882782</text:p>
          </table:table-cell>
        </table:table-row>
        <table:table-row table:style-name="ro1">
          <table:table-cell office:value-type="float" office:value="0.628989994525909" calcext:value-type="float">
            <text:p>0.628989994525909</text:p>
          </table:table-cell>
        </table:table-row>
        <table:table-row table:style-name="ro1">
          <table:table-cell office:value-type="float" office:value="0.571680009365082" calcext:value-type="float">
            <text:p>0.571680009365082</text:p>
          </table:table-cell>
        </table:table-row>
        <table:table-row table:style-name="ro1">
          <table:table-cell office:value-type="float" office:value="0.514859974384308" calcext:value-type="float">
            <text:p>0.514859974384308</text:p>
          </table:table-cell>
        </table:table-row>
        <table:table-row table:style-name="ro1">
          <table:table-cell office:value-type="float" office:value="0.452300012111664" calcext:value-type="float">
            <text:p>0.452300012111664</text:p>
          </table:table-cell>
        </table:table-row>
        <table:table-row table:style-name="ro1">
          <table:table-cell office:value-type="float" office:value="0.395599991083145" calcext:value-type="float">
            <text:p>0.395599991083145</text:p>
          </table:table-cell>
        </table:table-row>
        <table:table-row table:style-name="ro1">
          <table:table-cell office:value-type="float" office:value="0.351639986038208" calcext:value-type="float">
            <text:p>0.351639986038208</text:p>
          </table:table-cell>
        </table:table-row>
        <table:table-row table:style-name="ro1">
          <table:table-cell office:value-type="float" office:value="0.318870007991791" calcext:value-type="float">
            <text:p>0.318870007991791</text:p>
          </table:table-cell>
        </table:table-row>
        <table:table-row table:style-name="ro1">
          <table:table-cell office:value-type="float" office:value="0.290580004453659" calcext:value-type="float">
            <text:p>0.290580004453659</text:p>
          </table:table-cell>
        </table:table-row>
        <table:table-row table:style-name="ro1">
          <table:table-cell office:value-type="float" office:value="0.263810008764267" calcext:value-type="float">
            <text:p>0.263810008764267</text:p>
          </table:table-cell>
        </table:table-row>
        <table:table-row table:style-name="ro1">
          <table:table-cell office:value-type="float" office:value="0.240539997816086" calcext:value-type="float">
            <text:p>0.240539997816086</text:p>
          </table:table-cell>
        </table:table-row>
        <table:table-row table:style-name="ro1">
          <table:table-cell office:value-type="float" office:value="0.226999998092651" calcext:value-type="float">
            <text:p>0.226999998092651</text:p>
          </table:table-cell>
        </table:table-row>
        <table:table-row table:style-name="ro1">
          <table:table-cell office:value-type="float" office:value="0.372070014476776" calcext:value-type="float">
            <text:p>0.372070014476776</text:p>
          </table:table-cell>
        </table:table-row>
        <table:table-row table:style-name="ro1">
          <table:table-cell office:value-type="float" office:value="2.68822002410889" calcext:value-type="float">
            <text:p>2.68822002410889</text:p>
          </table:table-cell>
        </table:table-row>
        <table:table-row table:style-name="ro1">
          <table:table-cell office:value-type="float" office:value="2.47866010665894" calcext:value-type="float">
            <text:p>2.47866010665894</text:p>
          </table:table-cell>
        </table:table-row>
        <table:table-row table:style-name="ro1">
          <table:table-cell office:value-type="float" office:value="1.76449000835419" calcext:value-type="float">
            <text:p>1.76449000835419</text:p>
          </table:table-cell>
        </table:table-row>
        <table:table-row table:style-name="ro1">
          <table:table-cell office:value-type="float" office:value="1.24242997169495" calcext:value-type="float">
            <text:p>1.24242997169495</text:p>
          </table:table-cell>
        </table:table-row>
        <table:table-row table:style-name="ro1">
          <table:table-cell office:value-type="float" office:value="0.934790015220642" calcext:value-type="float">
            <text:p>0.934790015220642</text:p>
          </table:table-cell>
        </table:table-row>
        <table:table-row table:style-name="ro1">
          <table:table-cell office:value-type="float" office:value="0.735180020332336" calcext:value-type="float">
            <text:p>0.735180020332336</text:p>
          </table:table-cell>
        </table:table-row>
        <table:table-row table:style-name="ro1">
          <table:table-cell office:value-type="float" office:value="0.616829991340637" calcext:value-type="float">
            <text:p>0.616829991340637</text:p>
          </table:table-cell>
        </table:table-row>
        <table:table-row table:style-name="ro1">
          <table:table-cell office:value-type="float" office:value="0.582899987697601" calcext:value-type="float">
            <text:p>0.582899987697601</text:p>
          </table:table-cell>
        </table:table-row>
        <table:table-row table:style-name="ro1">
          <table:table-cell office:value-type="float" office:value="0.545059978961945" calcext:value-type="float">
            <text:p>0.545059978961945</text:p>
          </table:table-cell>
        </table:table-row>
        <table:table-row table:style-name="ro1">
          <table:table-cell office:value-type="float" office:value="0.550140023231506" calcext:value-type="float">
            <text:p>0.550140023231506</text:p>
          </table:table-cell>
        </table:table-row>
        <table:table-row table:style-name="ro1">
          <table:table-cell office:value-type="float" office:value="0.513339996337891" calcext:value-type="float">
            <text:p>0.513339996337891</text:p>
          </table:table-cell>
        </table:table-row>
        <table:table-row table:style-name="ro1">
          <table:table-cell office:value-type="float" office:value="0.497729986906052" calcext:value-type="float">
            <text:p>0.497729986906052</text:p>
          </table:table-cell>
        </table:table-row>
        <table:table-row table:style-name="ro1">
          <table:table-cell office:value-type="float" office:value="0.535929977893829" calcext:value-type="float">
            <text:p>0.535929977893829</text:p>
          </table:table-cell>
        </table:table-row>
        <table:table-row table:style-name="ro1">
          <table:table-cell office:value-type="float" office:value="0.557659983634949" calcext:value-type="float">
            <text:p>0.557659983634949</text:p>
          </table:table-cell>
        </table:table-row>
        <table:table-row table:style-name="ro1">
          <table:table-cell office:value-type="float" office:value="0.538940012454987" calcext:value-type="float">
            <text:p>0.538940012454987</text:p>
          </table:table-cell>
        </table:table-row>
        <table:table-row table:style-name="ro1">
          <table:table-cell office:value-type="float" office:value="0.493620008230209" calcext:value-type="float">
            <text:p>0.493620008230209</text:p>
          </table:table-cell>
        </table:table-row>
        <table:table-row table:style-name="ro1">
          <table:table-cell office:value-type="float" office:value="0.433890014886856" calcext:value-type="float">
            <text:p>0.433890014886856</text:p>
          </table:table-cell>
        </table:table-row>
        <table:table-row table:style-name="ro1">
          <table:table-cell office:value-type="float" office:value="0.376179993152618" calcext:value-type="float">
            <text:p>0.376179993152618</text:p>
          </table:table-cell>
        </table:table-row>
        <table:table-row table:style-name="ro1">
          <table:table-cell office:value-type="float" office:value="0.326209992170334" calcext:value-type="float">
            <text:p>0.326209992170334</text:p>
          </table:table-cell>
        </table:table-row>
        <table:table-row table:style-name="ro1">
          <table:table-cell office:value-type="float" office:value="0.284420013427734" calcext:value-type="float">
            <text:p>0.284420013427734</text:p>
          </table:table-cell>
        </table:table-row>
        <table:table-row table:style-name="ro1">
          <table:table-cell office:value-type="float" office:value="0.248050004243851" calcext:value-type="float">
            <text:p>0.248050004243851</text:p>
          </table:table-cell>
        </table:table-row>
        <table:table-row table:style-name="ro1">
          <table:table-cell office:value-type="float" office:value="0.216230005025864" calcext:value-type="float">
            <text:p>0.216230005025864</text:p>
          </table:table-cell>
        </table:table-row>
        <table:table-row table:style-name="ro1">
          <table:table-cell office:value-type="float" office:value="0.188979998230934" calcext:value-type="float">
            <text:p>0.188979998230934</text:p>
          </table:table-cell>
        </table:table-row>
        <table:table-row table:style-name="ro1">
          <table:table-cell office:value-type="float" office:value="0.165900006890297" calcext:value-type="float">
            <text:p>0.165900006890297</text:p>
          </table:table-cell>
        </table:table-row>
        <table:table-row table:style-name="ro1">
          <table:table-cell office:value-type="float" office:value="0.146300002932549" calcext:value-type="float">
            <text:p>0.146300002932549</text:p>
          </table:table-cell>
        </table:table-row>
        <table:table-row table:style-name="ro1">
          <table:table-cell office:value-type="float" office:value="0.130129992961884" calcext:value-type="float">
            <text:p>0.130129992961884</text:p>
          </table:table-cell>
        </table:table-row>
        <table:table-row table:style-name="ro1">
          <table:table-cell office:value-type="float" office:value="0.11608000099659" calcext:value-type="float">
            <text:p>0.11608000099659</text:p>
          </table:table-cell>
        </table:table-row>
        <table:table-row table:style-name="ro1">
          <table:table-cell office:value-type="float" office:value="0.103950001299381" calcext:value-type="float">
            <text:p>0.103950001299381</text:p>
          </table:table-cell>
        </table:table-row>
        <table:table-row table:style-name="ro1">
          <table:table-cell office:value-type="float" office:value="0.0933799967169762" calcext:value-type="float">
            <text:p>0.093379996716976</text:p>
          </table:table-cell>
        </table:table-row>
        <table:table-row table:style-name="ro1">
          <table:table-cell office:value-type="float" office:value="0.0841099992394447" calcext:value-type="float">
            <text:p>0.084109999239445</text:p>
          </table:table-cell>
        </table:table-row>
        <table:table-row table:style-name="ro1">
          <table:table-cell office:value-type="float" office:value="0.0760399997234345" calcext:value-type="float">
            <text:p>0.076039999723435</text:p>
          </table:table-cell>
        </table:table-row>
        <table:table-row table:style-name="ro1">
          <table:table-cell office:value-type="float" office:value="0.0689899995923042" calcext:value-type="float">
            <text:p>0.068989999592304</text:p>
          </table:table-cell>
        </table:table-row>
        <table:table-row table:style-name="ro1">
          <table:table-cell office:value-type="float" office:value="0.0628999993205071" calcext:value-type="float">
            <text:p>0.062899999320507</text:p>
          </table:table-cell>
        </table:table-row>
        <table:table-row table:style-name="ro1">
          <table:table-cell office:value-type="float" office:value="0.0576400011777878" calcext:value-type="float">
            <text:p>0.057640001177788</text:p>
          </table:table-cell>
        </table:table-row>
        <table:table-row table:style-name="ro1">
          <table:table-cell office:value-type="float" office:value="0.0530799999833107" calcext:value-type="float">
            <text:p>0.053079999983311</text:p>
          </table:table-cell>
        </table:table-row>
        <table:table-row table:style-name="ro1">
          <table:table-cell office:value-type="float" office:value="0.0490599982440472" calcext:value-type="float">
            <text:p>0.049059998244047</text:p>
          </table:table-cell>
        </table:table-row>
        <table:table-row table:style-name="ro1">
          <table:table-cell office:value-type="float" office:value="0.0454000011086464" calcext:value-type="float">
            <text:p>0.045400001108646</text:p>
          </table:table-cell>
        </table:table-row>
        <table:table-row table:style-name="ro1">
          <table:table-cell office:value-type="float" office:value="0.0420599989593029" calcext:value-type="float">
            <text:p>0.042059998959303</text:p>
          </table:table-cell>
        </table:table-row>
        <table:table-row table:style-name="ro1">
          <table:table-cell office:value-type="float" office:value="0.0390000008046627" calcext:value-type="float">
            <text:p>0.039000000804663</text:p>
          </table:table-cell>
        </table:table-row>
        <table:table-row table:style-name="ro1">
          <table:table-cell office:value-type="float" office:value="0.0362400002777576" calcext:value-type="float">
            <text:p>0.036240000277758</text:p>
          </table:table-cell>
        </table:table-row>
        <table:table-row table:style-name="ro1">
          <table:table-cell office:value-type="float" office:value="0.0337399989366531" calcext:value-type="float">
            <text:p>0.033739998936653</text:p>
          </table:table-cell>
        </table:table-row>
        <table:table-row table:style-name="ro1">
          <table:table-cell office:value-type="float" office:value="0.031470000743866" calcext:value-type="float">
            <text:p>0.031470000743866</text:p>
          </table:table-cell>
        </table:table-row>
        <table:table-row table:style-name="ro1">
          <table:table-cell office:value-type="float" office:value="0.0294100008904934" calcext:value-type="float">
            <text:p>0.029410000890493</text:p>
          </table:table-cell>
        </table:table-row>
        <table:table-row table:style-name="ro1">
          <table:table-cell office:value-type="float" office:value="0.0275400001555681" calcext:value-type="float">
            <text:p>0.027540000155568</text:p>
          </table:table-cell>
        </table:table-row>
        <table:table-row table:style-name="ro1">
          <table:table-cell office:value-type="float" office:value="0.0258399993181229" calcext:value-type="float">
            <text:p>0.025839999318123</text:p>
          </table:table-cell>
        </table:table-row>
        <table:table-row table:style-name="ro1">
          <table:table-cell office:value-type="float" office:value="0.0243100002408028" calcext:value-type="float">
            <text:p>0.024310000240803</text:p>
          </table:table-cell>
        </table:table-row>
        <table:table-row table:style-name="ro1">
          <table:table-cell office:value-type="float" office:value="0.022919999435544" calcext:value-type="float">
            <text:p>0.022919999435544</text:p>
          </table:table-cell>
        </table:table-row>
        <table:table-row table:style-name="ro1">
          <table:table-cell office:value-type="float" office:value="0.0216499995440245" calcext:value-type="float">
            <text:p>0.021649999544025</text:p>
          </table:table-cell>
        </table:table-row>
        <table:table-row table:style-name="ro1">
          <table:table-cell office:value-type="float" office:value="0.0205000005662441" calcext:value-type="float">
            <text:p>0.020500000566244</text:p>
          </table:table-cell>
        </table:table-row>
        <table:table-row table:style-name="ro1">
          <table:table-cell office:value-type="float" office:value="0.0194499995559454" calcext:value-type="float">
            <text:p>0.019449999555945</text:p>
          </table:table-cell>
        </table:table-row>
        <table:table-row table:style-name="ro1">
          <table:table-cell office:value-type="float" office:value="0.0184899996966124" calcext:value-type="float">
            <text:p>0.018489999696612</text:p>
          </table:table-cell>
        </table:table-row>
        <table:table-row table:style-name="ro1">
          <table:table-cell office:value-type="float" office:value="0.0176100004464388" calcext:value-type="float">
            <text:p>0.017610000446439</text:p>
          </table:table-cell>
        </table:table-row>
        <table:table-row table:style-name="ro1">
          <table:table-cell office:value-type="float" office:value="0.0167999994009733" calcext:value-type="float">
            <text:p>0.016799999400973</text:p>
          </table:table-cell>
        </table:table-row>
        <table:table-row table:style-name="ro1">
          <table:table-cell office:value-type="float" office:value="0.0160600002855063" calcext:value-type="float">
            <text:p>0.016060000285506</text:p>
          </table:table-cell>
        </table:table-row>
        <table:table-row table:style-name="ro1">
          <table:table-cell office:value-type="float" office:value="0.0153900003060699" calcext:value-type="float">
            <text:p>0.01539000030607</text:p>
          </table:table-cell>
        </table:table-row>
        <table:table-row table:style-name="ro1">
          <table:table-cell office:value-type="float" office:value="0.0147900003939867" calcext:value-type="float">
            <text:p>0.014790000393987</text:p>
          </table:table-cell>
        </table:table-row>
        <table:table-row table:style-name="ro1">
          <table:table-cell office:value-type="float" office:value="0.0142700001597405" calcext:value-type="float">
            <text:p>0.014270000159741</text:p>
          </table:table-cell>
        </table:table-row>
        <table:table-row table:style-name="ro1">
          <table:table-cell office:value-type="float" office:value="0.0137900002300739" calcext:value-type="float">
            <text:p>0.013790000230074</text:p>
          </table:table-cell>
        </table:table-row>
        <table:table-row table:style-name="ro1">
          <table:table-cell office:value-type="float" office:value="0.0133499996736646" calcext:value-type="float">
            <text:p>0.013349999673665</text:p>
          </table:table-cell>
        </table:table-row>
        <table:table-row table:style-name="ro1">
          <table:table-cell office:value-type="float" office:value="0.0129199996590614" calcext:value-type="float">
            <text:p>0.012919999659062</text:p>
          </table:table-cell>
        </table:table-row>
        <table:table-row table:style-name="ro1">
          <table:table-cell office:value-type="float" office:value="0.0125099997967482" calcext:value-type="float">
            <text:p>0.012509999796748</text:p>
          </table:table-cell>
        </table:table-row>
        <table:table-row table:style-name="ro1">
          <table:table-cell office:value-type="float" office:value="0.0121099995449185" calcext:value-type="float">
            <text:p>0.012109999544919</text:p>
          </table:table-cell>
        </table:table-row>
        <table:table-row table:style-name="ro1">
          <table:table-cell office:value-type="float" office:value="0.0117300003767014" calcext:value-type="float">
            <text:p>0.011730000376701</text:p>
          </table:table-cell>
        </table:table-row>
        <table:table-row table:style-name="ro1">
          <table:table-cell office:value-type="float" office:value="0.0113599998876452" calcext:value-type="float">
            <text:p>0.011359999887645</text:p>
          </table:table-cell>
        </table:table-row>
        <table:table-row table:style-name="ro1">
          <table:table-cell office:value-type="float" office:value="0.0110200000926852" calcext:value-type="float">
            <text:p>0.011020000092685</text:p>
          </table:table-cell>
        </table:table-row>
        <table:table-row table:style-name="ro1">
          <table:table-cell office:value-type="float" office:value="0.0106899999082089" calcext:value-type="float">
            <text:p>0.010689999908209</text:p>
          </table:table-cell>
        </table:table-row>
        <table:table-row table:style-name="ro1">
          <table:table-cell office:value-type="float" office:value="0.0103700002655387" calcext:value-type="float">
            <text:p>0.010370000265539</text:p>
          </table:table-cell>
        </table:table-row>
        <table:table-row table:style-name="ro1">
          <table:table-cell office:value-type="float" office:value="0.0100699998438358" calcext:value-type="float">
            <text:p>0.010069999843836</text:p>
          </table:table-cell>
        </table:table-row>
        <table:table-row table:style-name="ro1">
          <table:table-cell office:value-type="float" office:value="0.00978999957442284" calcext:value-type="float">
            <text:p>0.009789999574423</text:p>
          </table:table-cell>
        </table:table-row>
        <table:table-row table:style-name="ro1">
          <table:table-cell office:value-type="float" office:value="0.00951999984681607" calcext:value-type="float">
            <text:p>0.009519999846816</text:p>
          </table:table-cell>
        </table:table-row>
        <table:table-row table:style-name="ro1">
          <table:table-cell office:value-type="float" office:value="0.00925999972969294" calcext:value-type="float">
            <text:p>0.009259999729693</text:p>
          </table:table-cell>
        </table:table-row>
        <table:table-row table:style-name="ro1">
          <table:table-cell office:value-type="float" office:value="0.00901999976485968" calcext:value-type="float">
            <text:p>0.00901999976486</text:p>
          </table:table-cell>
        </table:table-row>
        <table:table-row table:style-name="ro1">
          <table:table-cell office:value-type="float" office:value="0.00879000034183264" calcext:value-type="float">
            <text:p>0.008790000341833</text:p>
          </table:table-cell>
        </table:table-row>
        <table:table-row table:style-name="ro1">
          <table:table-cell office:value-type="float" office:value="0.00856999959796667" calcext:value-type="float">
            <text:p>0.008569999597967</text:p>
          </table:table-cell>
        </table:table-row>
        <table:table-row table:style-name="ro1">
          <table:table-cell office:value-type="float" office:value="0.00836999993771315" calcext:value-type="float">
            <text:p>0.008369999937713</text:p>
          </table:table-cell>
        </table:table-row>
        <table:table-row table:style-name="ro1">
          <table:table-cell office:value-type="float" office:value="0.00817000027745962" calcext:value-type="float">
            <text:p>0.00817000027746</text:p>
          </table:table-cell>
        </table:table-row>
        <table:table-row table:style-name="ro1">
          <table:table-cell office:value-type="float" office:value="0.00798999983817339" calcext:value-type="float">
            <text:p>0.007989999838173</text:p>
          </table:table-cell>
        </table:table-row>
        <table:table-row table:style-name="ro1">
          <table:table-cell office:value-type="float" office:value="0.00780999986454845" calcext:value-type="float">
            <text:p>0.007809999864548</text:p>
          </table:table-cell>
        </table:table-row>
        <table:table-row table:style-name="ro1">
          <table:table-cell office:value-type="float" office:value="0.00765000004321337" calcext:value-type="float">
            <text:p>0.007650000043213</text:p>
          </table:table-cell>
        </table:table-row>
        <table:table-row table:style-name="ro1">
          <table:table-cell office:value-type="float" office:value="0.00749000022187829" calcext:value-type="float">
            <text:p>0.007490000221878</text:p>
          </table:table-cell>
        </table:table-row>
        <table:table-row table:style-name="ro1">
          <table:table-cell office:value-type="float" office:value="0.00734000001102686" calcext:value-type="float">
            <text:p>0.007340000011027</text:p>
          </table:table-cell>
        </table:table-row>
        <table:table-row table:style-name="ro1">
          <table:table-cell office:value-type="float" office:value="0.00718999980017543" calcext:value-type="float">
            <text:p>0.007189999800175</text:p>
          </table:table-cell>
        </table:table-row>
        <table:table-row table:style-name="ro1">
          <table:table-cell office:value-type="float" office:value="0.00706000020727515" calcext:value-type="float">
            <text:p>0.007060000207275</text:p>
          </table:table-cell>
        </table:table-row>
        <table:table-row table:style-name="ro1">
          <table:table-cell office:value-type="float" office:value="0.00693000014871359" calcext:value-type="float">
            <text:p>0.006930000148714</text:p>
          </table:table-cell>
        </table:table-row>
        <table:table-row table:style-name="ro1">
          <table:table-cell office:value-type="float" office:value="0.00680000009015203" calcext:value-type="float">
            <text:p>0.006800000090152</text:p>
          </table:table-cell>
        </table:table-row>
        <table:table-row table:style-name="ro1">
          <table:table-cell office:value-type="float" office:value="0.00669000018388033" calcext:value-type="float">
            <text:p>0.00669000018388</text:p>
          </table:table-cell>
        </table:table-row>
        <table:table-row table:style-name="ro1">
          <table:table-cell office:value-type="float" office:value="0.0065700002014637" calcext:value-type="float">
            <text:p>0.006570000201464</text:p>
          </table:table-cell>
        </table:table-row>
        <table:table-row table:style-name="ro1">
          <table:table-cell office:value-type="float" office:value="0.00646999990567565" calcext:value-type="float">
            <text:p>0.006469999905676</text:p>
          </table:table-cell>
        </table:table-row>
        <table:table-row table:style-name="ro1">
          <table:table-cell office:value-type="float" office:value="0.00635999999940395" calcext:value-type="float">
            <text:p>0.006359999999404</text:p>
          </table:table-cell>
        </table:table-row>
        <table:table-row table:style-name="ro1">
          <table:table-cell office:value-type="float" office:value="0.00626000016927719" calcext:value-type="float">
            <text:p>0.006260000169277</text:p>
          </table:table-cell>
        </table:table-row>
        <table:table-row table:style-name="ro1">
          <table:table-cell office:value-type="float" office:value="0.00616999994963408" calcext:value-type="float">
            <text:p>0.006169999949634</text:p>
          </table:table-cell>
        </table:table-row>
        <table:table-row table:style-name="ro1">
          <table:table-cell office:value-type="float" office:value="0.00608000019565225" calcext:value-type="float">
            <text:p>0.006080000195652</text:p>
          </table:table-cell>
        </table:table-row>
        <table:table-row table:style-name="ro1">
          <table:table-cell office:value-type="float" office:value="0.00598999997600913" calcext:value-type="float">
            <text:p>0.005989999976009</text:p>
          </table:table-cell>
        </table:table-row>
        <table:table-row table:style-name="ro1">
          <table:table-cell office:value-type="float" office:value="0.00590999983251095" calcext:value-type="float">
            <text:p>0.005909999832511</text:p>
          </table:table-cell>
        </table:table-row>
        <table:table-row table:style-name="ro1">
          <table:table-cell office:value-type="float" office:value="0.00583000015467405" calcext:value-type="float">
            <text:p>0.005830000154674</text:p>
          </table:table-cell>
        </table:table-row>
        <table:table-row table:style-name="ro1">
          <table:table-cell office:value-type="float" office:value="0.00575000001117587" calcext:value-type="float">
            <text:p>0.005750000011176</text:p>
          </table:table-cell>
        </table:table-row>
        <table:table-row table:style-name="ro1">
          <table:table-cell office:value-type="float" office:value="0.00566999986767769" calcext:value-type="float">
            <text:p>0.005669999867678</text:p>
          </table:table-cell>
        </table:table-row>
        <table:table-row table:style-name="ro1">
          <table:table-cell office:value-type="float" office:value="0.00559999980032444" calcext:value-type="float">
            <text:p>0.005599999800324</text:p>
          </table:table-cell>
        </table:table-row>
        <table:table-row table:style-name="ro1">
          <table:table-cell office:value-type="float" office:value="0.00553000019863248" calcext:value-type="float">
            <text:p>0.005530000198632</text:p>
          </table:table-cell>
        </table:table-row>
        <table:table-row table:style-name="ro1">
          <table:table-cell office:value-type="float" office:value="0.00546000013127923" calcext:value-type="float">
            <text:p>0.005460000131279</text:p>
          </table:table-cell>
        </table:table-row>
        <table:table-row table:style-name="ro1">
          <table:table-cell office:value-type="float" office:value="0.00540000014007092" calcext:value-type="float">
            <text:p>0.005400000140071</text:p>
          </table:table-cell>
        </table:table-row>
        <table:table-row table:style-name="ro1">
          <table:table-cell office:value-type="float" office:value="0.0053400001488626" calcext:value-type="float">
            <text:p>0.005340000148863</text:p>
          </table:table-cell>
        </table:table-row>
        <table:table-row table:style-name="ro1">
          <table:table-cell office:value-type="float" office:value="0.00528000015765429" calcext:value-type="float">
            <text:p>0.005280000157654</text:p>
          </table:table-cell>
        </table:table-row>
        <table:table-row table:style-name="ro1">
          <table:table-cell office:value-type="float" office:value="0.00522000016644597" calcext:value-type="float">
            <text:p>0.005220000166446</text:p>
          </table:table-cell>
        </table:table-row>
        <table:table-row table:style-name="ro1">
          <table:table-cell office:value-type="float" office:value="0.00516000017523766" calcext:value-type="float">
            <text:p>0.005160000175238</text:p>
          </table:table-cell>
        </table:table-row>
        <table:table-row table:style-name="ro1">
          <table:table-cell office:value-type="float" office:value="0.00510999979451299" calcext:value-type="float">
            <text:p>0.005109999794513</text:p>
          </table:table-cell>
        </table:table-row>
        <table:table-row table:style-name="ro1">
          <table:table-cell office:value-type="float" office:value="0.00505999987944961" calcext:value-type="float">
            <text:p>0.00505999987945</text:p>
          </table:table-cell>
        </table:table-row>
        <table:table-row table:style-name="ro1">
          <table:table-cell office:value-type="float" office:value="0.00499999988824129" calcext:value-type="float">
            <text:p>0.004999999888241</text:p>
          </table:table-cell>
        </table:table-row>
        <table:table-row table:style-name="ro1">
          <table:table-cell office:value-type="float" office:value="0.00494999997317791" calcext:value-type="float">
            <text:p>0.004949999973178</text:p>
          </table:table-cell>
        </table:table-row>
        <table:table-row table:style-name="ro1">
          <table:table-cell office:value-type="float" office:value="0.00491000013425946" calcext:value-type="float">
            <text:p>0.004910000134259</text:p>
          </table:table-cell>
        </table:table-row>
        <table:table-row table:style-name="ro1">
          <table:table-cell office:value-type="float" office:value="0.00486000021919608" calcext:value-type="float">
            <text:p>0.004860000219196</text:p>
          </table:table-cell>
        </table:table-row>
        <table:table-row table:style-name="ro1">
          <table:table-cell office:value-type="float" office:value="0.00480999983847141" calcext:value-type="float">
            <text:p>0.004809999838471</text:p>
          </table:table-cell>
        </table:table-row>
        <table:table-row table:style-name="ro1">
          <table:table-cell office:value-type="float" office:value="0.00476999999955297" calcext:value-type="float">
            <text:p>0.004769999999553</text:p>
          </table:table-cell>
        </table:table-row>
        <table:table-row table:style-name="ro1">
          <table:table-cell office:value-type="float" office:value="0.00472000008448958" calcext:value-type="float">
            <text:p>0.00472000008449</text:p>
          </table:table-cell>
        </table:table-row>
        <table:table-row table:style-name="ro1">
          <table:table-cell office:value-type="float" office:value="0.00467999977990985" calcext:value-type="float">
            <text:p>0.00467999977991</text:p>
          </table:table-cell>
        </table:table-row>
        <table:table-row table:style-name="ro1">
          <table:table-cell office:value-type="float" office:value="0.0046399999409914" calcext:value-type="float">
            <text:p>0.004639999940991</text:p>
          </table:table-cell>
        </table:table-row>
        <table:table-row table:style-name="ro1">
          <table:table-cell office:value-type="float" office:value="0.00460000010207295" calcext:value-type="float">
            <text:p>0.004600000102073</text:p>
          </table:table-cell>
        </table:table-row>
        <table:table-row table:style-name="ro1">
          <table:table-cell office:value-type="float" office:value="0.00455999979749322" calcext:value-type="float">
            <text:p>0.004559999797493</text:p>
          </table:table-cell>
        </table:table-row>
        <table:table-row table:style-name="ro1">
          <table:table-cell office:value-type="float" office:value="0.00451999995857477" calcext:value-type="float">
            <text:p>0.004519999958575</text:p>
          </table:table-cell>
        </table:table-row>
        <table:table-row table:style-name="ro1">
          <table:table-cell office:value-type="float" office:value="0.00449000019580126" calcext:value-type="float">
            <text:p>0.004490000195801</text:p>
          </table:table-cell>
        </table:table-row>
        <table:table-row table:style-name="ro1">
          <table:table-cell office:value-type="float" office:value="0.00444999989122152" calcext:value-type="float">
            <text:p>0.004449999891222</text:p>
          </table:table-cell>
        </table:table-row>
        <table:table-row table:style-name="ro1">
          <table:table-cell office:value-type="float" office:value="0.00442000012844801" calcext:value-type="float">
            <text:p>0.004420000128448</text:p>
          </table:table-cell>
        </table:table-row>
        <table:table-row table:style-name="ro1">
          <table:table-cell office:value-type="float" office:value="0.00437999982386828" calcext:value-type="float">
            <text:p>0.004379999823868</text:p>
          </table:table-cell>
        </table:table-row>
        <table:table-row table:style-name="ro1">
          <table:table-cell office:value-type="float" office:value="0.00435000006109476" calcext:value-type="float">
            <text:p>0.004350000061095</text:p>
          </table:table-cell>
        </table:table-row>
        <table:table-row table:style-name="ro1">
          <table:table-cell office:value-type="float" office:value="0.00431999983265996" calcext:value-type="float">
            <text:p>0.00431999983266</text:p>
          </table:table-cell>
        </table:table-row>
        <table:table-row table:style-name="ro1">
          <table:table-cell office:value-type="float" office:value="0.00427999999374151" calcext:value-type="float">
            <text:p>0.004279999993742</text:p>
          </table:table-cell>
        </table:table-row>
        <table:table-row table:style-name="ro1">
          <table:table-cell office:value-type="float" office:value="0.004250000230968" calcext:value-type="float">
            <text:p>0.004250000230968</text:p>
          </table:table-cell>
        </table:table-row>
        <table:table-row table:style-name="ro1">
          <table:table-cell office:value-type="float" office:value="0.0042200000025332" calcext:value-type="float">
            <text:p>0.004220000002533</text:p>
          </table:table-cell>
        </table:table-row>
        <table:table-row table:style-name="ro1">
          <table:table-cell office:value-type="float" office:value="0.0041899997740984" calcext:value-type="float">
            <text:p>0.004189999774098</text:p>
          </table:table-cell>
        </table:table-row>
        <table:table-row table:style-name="ro1">
          <table:table-cell office:value-type="float" office:value="0.00416000001132488" calcext:value-type="float">
            <text:p>0.004160000011325</text:p>
          </table:table-cell>
        </table:table-row>
        <table:table-row table:style-name="ro1">
          <table:table-cell office:value-type="float" office:value="0.00412999978289008" calcext:value-type="float">
            <text:p>0.00412999978289</text:p>
          </table:table-cell>
        </table:table-row>
        <table:table-row table:style-name="ro1">
          <table:table-cell office:value-type="float" office:value="0.00410000002011657" calcext:value-type="float">
            <text:p>0.004100000020117</text:p>
          </table:table-cell>
        </table:table-row>
        <table:table-row table:style-name="ro1">
          <table:table-cell office:value-type="float" office:value="0.0040799998678267" calcext:value-type="float">
            <text:p>0.004079999867827</text:p>
          </table:table-cell>
        </table:table-row>
        <table:table-row table:style-name="ro1">
          <table:table-cell office:value-type="float" office:value="0.00405000010505319" calcext:value-type="float">
            <text:p>0.004050000105053</text:p>
          </table:table-cell>
        </table:table-row>
        <table:table-row table:style-name="ro1">
          <table:table-cell office:value-type="float" office:value="0.00401999987661839" calcext:value-type="float">
            <text:p>0.004019999876618</text:p>
          </table:table-cell>
        </table:table-row>
        <table:table-row table:style-name="ro1">
          <table:table-cell office:value-type="float" office:value="0.00400000018998981" calcext:value-type="float">
            <text:p>0.00400000018999</text:p>
          </table:table-cell>
        </table:table-row>
        <table:table-row table:style-name="ro1">
          <table:table-cell office:value-type="float" office:value="0.003969999961555" calcext:value-type="float">
            <text:p>0.003969999961555</text:p>
          </table:table-cell>
        </table:table-row>
        <table:table-row table:style-name="ro1">
          <table:table-cell office:value-type="float" office:value="0.00394999980926514" calcext:value-type="float">
            <text:p>0.003949999809265</text:p>
          </table:table-cell>
        </table:table-row>
        <table:table-row table:style-name="ro1">
          <table:table-cell office:value-type="float" office:value="0.00392000004649162" calcext:value-type="float">
            <text:p>0.003920000046492</text:p>
          </table:table-cell>
        </table:table-row>
        <table:table-row table:style-name="ro1">
          <table:table-cell office:value-type="float" office:value="0.00389999989420176" calcext:value-type="float">
            <text:p>0.003899999894202</text:p>
          </table:table-cell>
        </table:table-row>
        <table:table-row table:style-name="ro1">
          <table:table-cell office:value-type="float" office:value="0.0038699998985976" calcext:value-type="float">
            <text:p>0.003869999898598</text:p>
          </table:table-cell>
        </table:table-row>
        <table:table-row table:style-name="ro1">
          <table:table-cell office:value-type="float" office:value="0.00384999997913837" calcext:value-type="float">
            <text:p>0.003849999979138</text:p>
          </table:table-cell>
        </table:table-row>
        <table:table-row table:style-name="ro1">
          <table:table-cell office:value-type="float" office:value="0.00383000005967915" calcext:value-type="float">
            <text:p>0.003830000059679</text:p>
          </table:table-cell>
        </table:table-row>
        <table:table-row table:style-name="ro1">
          <table:table-cell office:value-type="float" office:value="0.00380000006407499" calcext:value-type="float">
            <text:p>0.003800000064075</text:p>
          </table:table-cell>
        </table:table-row>
        <table:table-row table:style-name="ro1">
          <table:table-cell office:value-type="float" office:value="0.00377999991178513" calcext:value-type="float">
            <text:p>0.003779999911785</text:p>
          </table:table-cell>
        </table:table-row>
        <table:table-row table:style-name="ro1">
          <table:table-cell office:value-type="float" office:value="0.0037599999923259" calcext:value-type="float">
            <text:p>0.003759999992326</text:p>
          </table:table-cell>
        </table:table-row>
        <table:table-row table:style-name="ro1">
          <table:table-cell office:value-type="float" office:value="0.00374000007286668" calcext:value-type="float">
            <text:p>0.003740000072867</text:p>
          </table:table-cell>
        </table:table-row>
        <table:table-row table:style-name="ro1">
          <table:table-cell office:value-type="float" office:value="0.00371999992057681" calcext:value-type="float">
            <text:p>0.003719999920577</text:p>
          </table:table-cell>
        </table:table-row>
        <table:table-row table:style-name="ro1">
          <table:table-cell office:value-type="float" office:value="0.00368999992497265" calcext:value-type="float">
            <text:p>0.003689999924973</text:p>
          </table:table-cell>
        </table:table-row>
        <table:table-row table:style-name="ro1">
          <table:table-cell office:value-type="float" office:value="0.00367000000551343" calcext:value-type="float">
            <text:p>0.003670000005513</text:p>
          </table:table-cell>
        </table:table-row>
        <table:table-row table:style-name="ro1">
          <table:table-cell office:value-type="float" office:value="0.00365000008605421" calcext:value-type="float">
            <text:p>0.003650000086054</text:p>
          </table:table-cell>
        </table:table-row>
        <table:table-row table:style-name="ro1">
          <table:table-cell office:value-type="float" office:value="0.00362999993376434" calcext:value-type="float">
            <text:p>0.003629999933764</text:p>
          </table:table-cell>
        </table:table-row>
        <table:table-row table:style-name="ro1">
          <table:table-cell office:value-type="float" office:value="0.00361000001430511" calcext:value-type="float">
            <text:p>0.003610000014305</text:p>
          </table:table-cell>
        </table:table-row>
        <table:table-row table:style-name="ro1">
          <table:table-cell office:value-type="float" office:value="0.00359000009484589" calcext:value-type="float">
            <text:p>0.003590000094846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6000009924173" calcext:value-type="float">
            <text:p>0.003560000099242</text:p>
          </table:table-cell>
        </table:table-row>
        <table:table-row table:style-name="ro1">
          <table:table-cell office:value-type="float" office:value="0.00353999994695187" calcext:value-type="float">
            <text:p>0.003539999946952</text:p>
          </table:table-cell>
        </table:table-row>
        <table:table-row table:style-name="ro1">
          <table:table-cell office:value-type="float" office:value="0.00352000002749264" calcext:value-type="float">
            <text:p>0.003520000027493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7999995574355" calcext:value-type="float">
            <text:p>0.003479999955744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343000004068017" calcext:value-type="float">
            <text:p>0.00343000004068</text:p>
          </table:table-cell>
        </table:table-row>
        <table:table-row table:style-name="ro1">
          <table:table-cell office:value-type="float" office:value="0.0034099998883903" calcext:value-type="float">
            <text:p>0.00340999988839</text:p>
          </table:table-cell>
        </table:table-row>
        <table:table-row table:style-name="ro1">
          <table:table-cell office:value-type="float" office:value="0.00340000004507601" calcext:value-type="float">
            <text:p>0.003400000045076</text:p>
          </table:table-cell>
        </table:table-row>
        <table:table-row table:style-name="ro1">
          <table:table-cell office:value-type="float" office:value="0.00337999989278615" calcext:value-type="float">
            <text:p>0.003379999892786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4999989718199" calcext:value-type="float">
            <text:p>0.003349999897182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31999990157783" calcext:value-type="float">
            <text:p>0.003319999901578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999991036952" calcext:value-type="float">
            <text:p>0.00325999991037</text:p>
          </table:table-cell>
        </table:table-row>
        <table:table-row table:style-name="ro1">
          <table:table-cell office:value-type="float" office:value="0.00323999999091029" calcext:value-type="float">
            <text:p>0.00323999999091</text:p>
          </table:table-cell>
        </table:table-row>
        <table:table-row table:style-name="ro1">
          <table:table-cell office:value-type="float" office:value="0.00322999991476536" calcext:value-type="float">
            <text:p>0.003229999914765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6000008024275" calcext:value-type="float">
            <text:p>0.003160000080243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300000846386" calcext:value-type="float">
            <text:p>0.003130000084639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0000008903444" calcext:value-type="float">
            <text:p>0.003100000089034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4999994114041" calcext:value-type="float">
            <text:p>0.00304999994114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432999990880489" calcext:value-type="float">
            <text:p>0.004329999908805</text:p>
          </table:table-cell>
        </table:table-row>
        <table:table-row table:style-name="ro1">
          <table:table-cell office:value-type="float" office:value="0.00711000012233853" calcext:value-type="float">
            <text:p>0.007110000122339</text:p>
          </table:table-cell>
        </table:table-row>
        <table:table-row table:style-name="ro1">
          <table:table-cell office:value-type="float" office:value="0.0119300000369549" calcext:value-type="float">
            <text:p>0.011930000036955</text:p>
          </table:table-cell>
        </table:table-row>
        <table:table-row table:style-name="ro1">
          <table:table-cell office:value-type="float" office:value="0.0200599990785122" calcext:value-type="float">
            <text:p>0.020059999078512</text:p>
          </table:table-cell>
        </table:table-row>
        <table:table-row table:style-name="ro1">
          <table:table-cell office:value-type="float" office:value="0.0295499991625547" calcext:value-type="float">
            <text:p>0.029549999162555</text:p>
          </table:table-cell>
        </table:table-row>
        <table:table-row table:style-name="ro1">
          <table:table-cell office:value-type="float" office:value="0.0366699993610382" calcext:value-type="float">
            <text:p>0.036669999361038</text:p>
          </table:table-cell>
        </table:table-row>
        <table:table-row table:style-name="ro1">
          <table:table-cell office:value-type="float" office:value="0.0531699992716312" calcext:value-type="float">
            <text:p>0.053169999271631</text:p>
          </table:table-cell>
        </table:table-row>
        <table:table-row table:style-name="ro1">
          <table:table-cell office:value-type="float" office:value="0.0851600021123886" calcext:value-type="float">
            <text:p>0.085160002112389</text:p>
          </table:table-cell>
        </table:table-row>
        <table:table-row table:style-name="ro1">
          <table:table-cell office:value-type="float" office:value="0.111060000956059" calcext:value-type="float">
            <text:p>0.111060000956059</text:p>
          </table:table-cell>
        </table:table-row>
        <table:table-row table:style-name="ro1">
          <table:table-cell office:value-type="float" office:value="0.12313000112772" calcext:value-type="float">
            <text:p>0.12313000112772</text:p>
          </table:table-cell>
        </table:table-row>
        <table:table-row table:style-name="ro1">
          <table:table-cell office:value-type="float" office:value="0.127570003271103" calcext:value-type="float">
            <text:p>0.127570003271103</text:p>
          </table:table-cell>
        </table:table-row>
        <table:table-row table:style-name="ro1">
          <table:table-cell office:value-type="float" office:value="0.155640006065369" calcext:value-type="float">
            <text:p>0.155640006065369</text:p>
          </table:table-cell>
        </table:table-row>
        <table:table-row table:style-name="ro1">
          <table:table-cell office:value-type="float" office:value="0.209720000624657" calcext:value-type="float">
            <text:p>0.209720000624657</text:p>
          </table:table-cell>
        </table:table-row>
        <table:table-row table:style-name="ro1">
          <table:table-cell office:value-type="float" office:value="0.249950006604195" calcext:value-type="float">
            <text:p>0.249950006604195</text:p>
          </table:table-cell>
        </table:table-row>
        <table:table-row table:style-name="ro1">
          <table:table-cell office:value-type="float" office:value="0.273669987916946" calcext:value-type="float">
            <text:p>0.273669987916946</text:p>
          </table:table-cell>
        </table:table-row>
        <table:table-row table:style-name="ro1">
          <table:table-cell office:value-type="float" office:value="0.282579988241196" calcext:value-type="float">
            <text:p>0.282579988241196</text:p>
          </table:table-cell>
        </table:table-row>
        <table:table-row table:style-name="ro1">
          <table:table-cell office:value-type="float" office:value="0.331070005893707" calcext:value-type="float">
            <text:p>0.331070005893707</text:p>
          </table:table-cell>
        </table:table-row>
        <table:table-row table:style-name="ro1">
          <table:table-cell office:value-type="float" office:value="0.486479997634888" calcext:value-type="float">
            <text:p>0.486479997634888</text:p>
          </table:table-cell>
        </table:table-row>
        <table:table-row table:style-name="ro1">
          <table:table-cell office:value-type="float" office:value="0.509130001068115" calcext:value-type="float">
            <text:p>0.509130001068115</text:p>
          </table:table-cell>
        </table:table-row>
        <table:table-row table:style-name="ro1">
          <table:table-cell office:value-type="float" office:value="0.488550007343292" calcext:value-type="float">
            <text:p>0.488550007343292</text:p>
          </table:table-cell>
        </table:table-row>
        <table:table-row table:style-name="ro1">
          <table:table-cell office:value-type="float" office:value="0.43970000743866" calcext:value-type="float">
            <text:p>0.43970000743866</text:p>
          </table:table-cell>
        </table:table-row>
        <table:table-row table:style-name="ro1">
          <table:table-cell office:value-type="float" office:value="0.389829993247986" calcext:value-type="float">
            <text:p>0.389829993247986</text:p>
          </table:table-cell>
        </table:table-row>
        <table:table-row table:style-name="ro1">
          <table:table-cell office:value-type="float" office:value="0.345349997282028" calcext:value-type="float">
            <text:p>0.345349997282028</text:p>
          </table:table-cell>
        </table:table-row>
        <table:table-row table:style-name="ro1">
          <table:table-cell office:value-type="float" office:value="0.315950006246567" calcext:value-type="float">
            <text:p>0.315950006246567</text:p>
          </table:table-cell>
        </table:table-row>
        <table:table-row table:style-name="ro1">
          <table:table-cell office:value-type="float" office:value="0.320650011301041" calcext:value-type="float">
            <text:p>0.320650011301041</text:p>
          </table:table-cell>
        </table:table-row>
        <table:table-row table:style-name="ro1">
          <table:table-cell office:value-type="float" office:value="0.321319997310638" calcext:value-type="float">
            <text:p>0.321319997310638</text:p>
          </table:table-cell>
        </table:table-row>
        <table:table-row table:style-name="ro1">
          <table:table-cell office:value-type="float" office:value="0.300700008869171" calcext:value-type="float">
            <text:p>0.300700008869171</text:p>
          </table:table-cell>
        </table:table-row>
        <table:table-row table:style-name="ro1">
          <table:table-cell office:value-type="float" office:value="0.275059998035431" calcext:value-type="float">
            <text:p>0.275059998035431</text:p>
          </table:table-cell>
        </table:table-row>
        <table:table-row table:style-name="ro1">
          <table:table-cell office:value-type="float" office:value="0.251370012760162" calcext:value-type="float">
            <text:p>0.251370012760162</text:p>
          </table:table-cell>
        </table:table-row>
        <table:table-row table:style-name="ro1">
          <table:table-cell office:value-type="float" office:value="0.249459996819496" calcext:value-type="float">
            <text:p>0.249459996819496</text:p>
          </table:table-cell>
        </table:table-row>
        <table:table-row table:style-name="ro1">
          <table:table-cell office:value-type="float" office:value="0.316670000553131" calcext:value-type="float">
            <text:p>0.316670000553131</text:p>
          </table:table-cell>
        </table:table-row>
        <table:table-row table:style-name="ro1">
          <table:table-cell office:value-type="float" office:value="0.342209994792938" calcext:value-type="float">
            <text:p>0.342209994792938</text:p>
          </table:table-cell>
        </table:table-row>
        <table:table-row table:style-name="ro1">
          <table:table-cell office:value-type="float" office:value="0.339080005884171" calcext:value-type="float">
            <text:p>0.339080005884171</text:p>
          </table:table-cell>
        </table:table-row>
        <table:table-row table:style-name="ro1">
          <table:table-cell office:value-type="float" office:value="0.329219996929169" calcext:value-type="float">
            <text:p>0.329219996929169</text:p>
          </table:table-cell>
        </table:table-row>
        <table:table-row table:style-name="ro1">
          <table:table-cell office:value-type="float" office:value="0.346300005912781" calcext:value-type="float">
            <text:p>0.346300005912781</text:p>
          </table:table-cell>
        </table:table-row>
        <table:table-row table:style-name="ro1">
          <table:table-cell office:value-type="float" office:value="0.5382000207901" calcext:value-type="float">
            <text:p>0.5382000207901</text:p>
          </table:table-cell>
        </table:table-row>
        <table:table-row table:style-name="ro1">
          <table:table-cell office:value-type="float" office:value="0.780179977416992" calcext:value-type="float">
            <text:p>0.780179977416992</text:p>
          </table:table-cell>
        </table:table-row>
        <table:table-row table:style-name="ro1">
          <table:table-cell office:value-type="float" office:value="0.885710000991821" calcext:value-type="float">
            <text:p>0.885710000991821</text:p>
          </table:table-cell>
        </table:table-row>
        <table:table-row table:style-name="ro1">
          <table:table-cell office:value-type="float" office:value="0.968659996986389" calcext:value-type="float">
            <text:p>0.968659996986389</text:p>
          </table:table-cell>
        </table:table-row>
        <table:table-row table:style-name="ro1">
          <table:table-cell office:value-type="float" office:value="1.00784003734589" calcext:value-type="float">
            <text:p>1.00784003734589</text:p>
          </table:table-cell>
        </table:table-row>
        <table:table-row table:style-name="ro1">
          <table:table-cell office:value-type="float" office:value="0.87338000535965" calcext:value-type="float">
            <text:p>0.87338000535965</text:p>
          </table:table-cell>
        </table:table-row>
        <table:table-row table:style-name="ro1">
          <table:table-cell office:value-type="float" office:value="0.790549993515015" calcext:value-type="float">
            <text:p>0.790549993515015</text:p>
          </table:table-cell>
        </table:table-row>
        <table:table-row table:style-name="ro1">
          <table:table-cell office:value-type="float" office:value="0.686919987201691" calcext:value-type="float">
            <text:p>0.686919987201691</text:p>
          </table:table-cell>
        </table:table-row>
        <table:table-row table:style-name="ro1">
          <table:table-cell office:value-type="float" office:value="0.585129976272583" calcext:value-type="float">
            <text:p>0.585129976272583</text:p>
          </table:table-cell>
        </table:table-row>
        <table:table-row table:style-name="ro1">
          <table:table-cell office:value-type="float" office:value="0.498670011758804" calcext:value-type="float">
            <text:p>0.498670011758804</text:p>
          </table:table-cell>
        </table:table-row>
        <table:table-row table:style-name="ro1">
          <table:table-cell office:value-type="float" office:value="0.426620006561279" calcext:value-type="float">
            <text:p>0.426620006561279</text:p>
          </table:table-cell>
        </table:table-row>
        <table:table-row table:style-name="ro1">
          <table:table-cell office:value-type="float" office:value="0.373140007257462" calcext:value-type="float">
            <text:p>0.373140007257462</text:p>
          </table:table-cell>
        </table:table-row>
        <table:table-row table:style-name="ro1">
          <table:table-cell office:value-type="float" office:value="0.337000012397766" calcext:value-type="float">
            <text:p>0.337000012397766</text:p>
          </table:table-cell>
        </table:table-row>
        <table:table-row table:style-name="ro1">
          <table:table-cell office:value-type="float" office:value="0.326550006866455" calcext:value-type="float">
            <text:p>0.326550006866455</text:p>
          </table:table-cell>
        </table:table-row>
        <table:table-row table:style-name="ro1">
          <table:table-cell office:value-type="float" office:value="0.560180008411408" calcext:value-type="float">
            <text:p>0.560180008411408</text:p>
          </table:table-cell>
        </table:table-row>
        <table:table-row table:style-name="ro1">
          <table:table-cell office:value-type="float" office:value="1.17676997184753" calcext:value-type="float">
            <text:p>1.17676997184753</text:p>
          </table:table-cell>
        </table:table-row>
        <table:table-row table:style-name="ro1">
          <table:table-cell office:value-type="float" office:value="1.71051001548767" calcext:value-type="float">
            <text:p>1.71051001548767</text:p>
          </table:table-cell>
        </table:table-row>
        <table:table-row table:style-name="ro1">
          <table:table-cell office:value-type="float" office:value="1.54610002040863" calcext:value-type="float">
            <text:p>1.54610002040863</text:p>
          </table:table-cell>
        </table:table-row>
        <table:table-row table:style-name="ro1">
          <table:table-cell office:value-type="float" office:value="1.16929996013641" calcext:value-type="float">
            <text:p>1.16929996013641</text:p>
          </table:table-cell>
        </table:table-row>
        <table:table-row table:style-name="ro1">
          <table:table-cell office:value-type="float" office:value="0.951219975948334" calcext:value-type="float">
            <text:p>0.951219975948334</text:p>
          </table:table-cell>
        </table:table-row>
        <table:table-row table:style-name="ro1">
          <table:table-cell office:value-type="float" office:value="0.853290021419525" calcext:value-type="float">
            <text:p>0.853290021419525</text:p>
          </table:table-cell>
        </table:table-row>
        <table:table-row table:style-name="ro1">
          <table:table-cell office:value-type="float" office:value="1.18771994113922" calcext:value-type="float">
            <text:p>1.18771994113922</text:p>
          </table:table-cell>
        </table:table-row>
        <table:table-row table:style-name="ro1">
          <table:table-cell office:value-type="float" office:value="1.1472100019455" calcext:value-type="float">
            <text:p>1.1472100019455</text:p>
          </table:table-cell>
        </table:table-row>
        <table:table-row table:style-name="ro1">
          <table:table-cell office:value-type="float" office:value="0.966589987277985" calcext:value-type="float">
            <text:p>0.966589987277985</text:p>
          </table:table-cell>
        </table:table-row>
        <table:table-row table:style-name="ro1">
          <table:table-cell office:value-type="float" office:value="0.819580018520355" calcext:value-type="float">
            <text:p>0.819580018520355</text:p>
          </table:table-cell>
        </table:table-row>
        <table:table-row table:style-name="ro1">
          <table:table-cell office:value-type="float" office:value="0.713949978351593" calcext:value-type="float">
            <text:p>0.713949978351593</text:p>
          </table:table-cell>
        </table:table-row>
        <table:table-row table:style-name="ro1">
          <table:table-cell office:value-type="float" office:value="0.613370001316071" calcext:value-type="float">
            <text:p>0.613370001316071</text:p>
          </table:table-cell>
        </table:table-row>
        <table:table-row table:style-name="ro1">
          <table:table-cell office:value-type="float" office:value="0.525730013847351" calcext:value-type="float">
            <text:p>0.525730013847351</text:p>
          </table:table-cell>
        </table:table-row>
        <table:table-row table:style-name="ro1">
          <table:table-cell office:value-type="float" office:value="0.456270009279251" calcext:value-type="float">
            <text:p>0.456270009279251</text:p>
          </table:table-cell>
        </table:table-row>
        <table:table-row table:style-name="ro1">
          <table:table-cell office:value-type="float" office:value="0.394749999046326" calcext:value-type="float">
            <text:p>0.394749999046326</text:p>
          </table:table-cell>
        </table:table-row>
        <table:table-row table:style-name="ro1">
          <table:table-cell office:value-type="float" office:value="0.350100010633469" calcext:value-type="float">
            <text:p>0.350100010633469</text:p>
          </table:table-cell>
        </table:table-row>
        <table:table-row table:style-name="ro1">
          <table:table-cell office:value-type="float" office:value="0.3158900141716" calcext:value-type="float">
            <text:p>0.3158900141716</text:p>
          </table:table-cell>
        </table:table-row>
        <table:table-row table:style-name="ro1">
          <table:table-cell office:value-type="float" office:value="0.280229985713959" calcext:value-type="float">
            <text:p>0.280229985713959</text:p>
          </table:table-cell>
        </table:table-row>
        <table:table-row table:style-name="ro1">
          <table:table-cell office:value-type="float" office:value="0.246769994497299" calcext:value-type="float">
            <text:p>0.246769994497299</text:p>
          </table:table-cell>
        </table:table-row>
        <table:table-row table:style-name="ro1">
          <table:table-cell office:value-type="float" office:value="0.216729998588562" calcext:value-type="float">
            <text:p>0.216729998588562</text:p>
          </table:table-cell>
        </table:table-row>
        <table:table-row table:style-name="ro1">
          <table:table-cell office:value-type="float" office:value="0.190679997205734" calcext:value-type="float">
            <text:p>0.190679997205734</text:p>
          </table:table-cell>
        </table:table-row>
        <table:table-row table:style-name="ro1">
          <table:table-cell office:value-type="float" office:value="0.168520003557205" calcext:value-type="float">
            <text:p>0.168520003557205</text:p>
          </table:table-cell>
        </table:table-row>
        <table:table-row table:style-name="ro1">
          <table:table-cell office:value-type="float" office:value="0.149189993739128" calcext:value-type="float">
            <text:p>0.149189993739128</text:p>
          </table:table-cell>
        </table:table-row>
        <table:table-row table:style-name="ro1">
          <table:table-cell office:value-type="float" office:value="0.132650002837181" calcext:value-type="float">
            <text:p>0.132650002837181</text:p>
          </table:table-cell>
        </table:table-row>
        <table:table-row table:style-name="ro1">
          <table:table-cell office:value-type="float" office:value="0.118369996547699" calcext:value-type="float">
            <text:p>0.118369996547699</text:p>
          </table:table-cell>
        </table:table-row>
        <table:table-row table:style-name="ro1">
          <table:table-cell office:value-type="float" office:value="0.106069996953011" calcext:value-type="float">
            <text:p>0.106069996953011</text:p>
          </table:table-cell>
        </table:table-row>
        <table:table-row table:style-name="ro1">
          <table:table-cell office:value-type="float" office:value="0.0960899963974953" calcext:value-type="float">
            <text:p>0.096089996397495</text:p>
          </table:table-cell>
        </table:table-row>
        <table:table-row table:style-name="ro1">
          <table:table-cell office:value-type="float" office:value="0.089029997587204" calcext:value-type="float">
            <text:p>0.089029997587204</text:p>
          </table:table-cell>
        </table:table-row>
        <table:table-row table:style-name="ro1">
          <table:table-cell office:value-type="float" office:value="0.0858300030231476" calcext:value-type="float">
            <text:p>0.085830003023148</text:p>
          </table:table-cell>
        </table:table-row>
        <table:table-row table:style-name="ro1">
          <table:table-cell office:value-type="float" office:value="0.0852700024843216" calcext:value-type="float">
            <text:p>0.085270002484322</text:p>
          </table:table-cell>
        </table:table-row>
        <table:table-row table:style-name="ro1">
          <table:table-cell office:value-type="float" office:value="0.0843200013041496" calcext:value-type="float">
            <text:p>0.08432000130415</text:p>
          </table:table-cell>
        </table:table-row>
        <table:table-row table:style-name="ro1">
          <table:table-cell office:value-type="float" office:value="0.0892100036144257" calcext:value-type="float">
            <text:p>0.089210003614426</text:p>
          </table:table-cell>
        </table:table-row>
        <table:table-row table:style-name="ro1">
          <table:table-cell office:value-type="float" office:value="0.108769997954369" calcext:value-type="float">
            <text:p>0.108769997954369</text:p>
          </table:table-cell>
        </table:table-row>
        <table:table-row table:style-name="ro1">
          <table:table-cell office:value-type="float" office:value="0.12975999712944" calcext:value-type="float">
            <text:p>0.12975999712944</text:p>
          </table:table-cell>
        </table:table-row>
        <table:table-row table:style-name="ro1">
          <table:table-cell office:value-type="float" office:value="0.20024000108242" calcext:value-type="float">
            <text:p>0.20024000108242</text:p>
          </table:table-cell>
        </table:table-row>
        <table:table-row table:style-name="ro1">
          <table:table-cell office:value-type="float" office:value="0.293520003557205" calcext:value-type="float">
            <text:p>0.293520003557205</text:p>
          </table:table-cell>
        </table:table-row>
        <table:table-row table:style-name="ro1">
          <table:table-cell office:value-type="float" office:value="0.381529986858368" calcext:value-type="float">
            <text:p>0.381529986858368</text:p>
          </table:table-cell>
        </table:table-row>
        <table:table-row table:style-name="ro1">
          <table:table-cell office:value-type="float" office:value="0.423940002918243" calcext:value-type="float">
            <text:p>0.423940002918243</text:p>
          </table:table-cell>
        </table:table-row>
        <table:table-row table:style-name="ro1">
          <table:table-cell office:value-type="float" office:value="0.434740006923676" calcext:value-type="float">
            <text:p>0.434740006923676</text:p>
          </table:table-cell>
        </table:table-row>
        <table:table-row table:style-name="ro1">
          <table:table-cell office:value-type="float" office:value="0.419770002365112" calcext:value-type="float">
            <text:p>0.419770002365112</text:p>
          </table:table-cell>
        </table:table-row>
        <table:table-row table:style-name="ro1">
          <table:table-cell office:value-type="float" office:value="0.435790002346039" calcext:value-type="float">
            <text:p>0.435790002346039</text:p>
          </table:table-cell>
        </table:table-row>
        <table:table-row table:style-name="ro1">
          <table:table-cell office:value-type="float" office:value="0.439720004796982" calcext:value-type="float">
            <text:p>0.439720004796982</text:p>
          </table:table-cell>
        </table:table-row>
        <table:table-row table:style-name="ro1">
          <table:table-cell office:value-type="float" office:value="0.420789986848831" calcext:value-type="float">
            <text:p>0.420789986848831</text:p>
          </table:table-cell>
        </table:table-row>
        <table:table-row table:style-name="ro1">
          <table:table-cell office:value-type="float" office:value="0.383199989795685" calcext:value-type="float">
            <text:p>0.383199989795685</text:p>
          </table:table-cell>
        </table:table-row>
        <table:table-row table:style-name="ro1">
          <table:table-cell office:value-type="float" office:value="0.34239000082016" calcext:value-type="float">
            <text:p>0.34239000082016</text:p>
          </table:table-cell>
        </table:table-row>
        <table:table-row table:style-name="ro1">
          <table:table-cell office:value-type="float" office:value="0.307550013065338" calcext:value-type="float">
            <text:p>0.307550013065338</text:p>
          </table:table-cell>
        </table:table-row>
        <table:table-row table:style-name="ro1">
          <table:table-cell office:value-type="float" office:value="0.281129986047745" calcext:value-type="float">
            <text:p>0.281129986047745</text:p>
          </table:table-cell>
        </table:table-row>
        <table:table-row table:style-name="ro1">
          <table:table-cell office:value-type="float" office:value="0.25900000333786" calcext:value-type="float">
            <text:p>0.25900000333786</text:p>
          </table:table-cell>
        </table:table-row>
        <table:table-row table:style-name="ro1">
          <table:table-cell office:value-type="float" office:value="0.236970007419586" calcext:value-type="float">
            <text:p>0.236970007419586</text:p>
          </table:table-cell>
        </table:table-row>
        <table:table-row table:style-name="ro1">
          <table:table-cell office:value-type="float" office:value="0.213760003447533" calcext:value-type="float">
            <text:p>0.213760003447533</text:p>
          </table:table-cell>
        </table:table-row>
        <table:table-row table:style-name="ro1">
          <table:table-cell office:value-type="float" office:value="0.191369995474815" calcext:value-type="float">
            <text:p>0.191369995474815</text:p>
          </table:table-cell>
        </table:table-row>
        <table:table-row table:style-name="ro1">
          <table:table-cell office:value-type="float" office:value="0.170929998159409" calcext:value-type="float">
            <text:p>0.170929998159409</text:p>
          </table:table-cell>
        </table:table-row>
        <table:table-row table:style-name="ro1">
          <table:table-cell office:value-type="float" office:value="0.152669996023178" calcext:value-type="float">
            <text:p>0.152669996023178</text:p>
          </table:table-cell>
        </table:table-row>
        <table:table-row table:style-name="ro1">
          <table:table-cell office:value-type="float" office:value="0.13646000623703" calcext:value-type="float">
            <text:p>0.13646000623703</text:p>
          </table:table-cell>
        </table:table-row>
        <table:table-row table:style-name="ro1">
          <table:table-cell office:value-type="float" office:value="0.12219999730587" calcext:value-type="float">
            <text:p>0.12219999730587</text:p>
          </table:table-cell>
        </table:table-row>
        <table:table-row table:style-name="ro1">
          <table:table-cell office:value-type="float" office:value="0.109739996492863" calcext:value-type="float">
            <text:p>0.109739996492863</text:p>
          </table:table-cell>
        </table:table-row>
        <table:table-row table:style-name="ro1">
          <table:table-cell office:value-type="float" office:value="0.0991099998354912" calcext:value-type="float">
            <text:p>0.099109999835491</text:p>
          </table:table-cell>
        </table:table-row>
        <table:table-row table:style-name="ro1">
          <table:table-cell office:value-type="float" office:value="0.0901300013065338" calcext:value-type="float">
            <text:p>0.090130001306534</text:p>
          </table:table-cell>
        </table:table-row>
        <table:table-row table:style-name="ro1">
          <table:table-cell office:value-type="float" office:value="0.0825499966740608" calcext:value-type="float">
            <text:p>0.082549996674061</text:p>
          </table:table-cell>
        </table:table-row>
        <table:table-row table:style-name="ro1">
          <table:table-cell office:value-type="float" office:value="0.0762400031089783" calcext:value-type="float">
            <text:p>0.076240003108978</text:p>
          </table:table-cell>
        </table:table-row>
        <table:table-row table:style-name="ro1">
          <table:table-cell office:value-type="float" office:value="0.0737000033259392" calcext:value-type="float">
            <text:p>0.073700003325939</text:p>
          </table:table-cell>
        </table:table-row>
        <table:table-row table:style-name="ro1">
          <table:table-cell office:value-type="float" office:value="0.0825600028038025" calcext:value-type="float">
            <text:p>0.082560002803803</text:p>
          </table:table-cell>
        </table:table-row>
        <table:table-row table:style-name="ro1">
          <table:table-cell office:value-type="float" office:value="0.101070001721382" calcext:value-type="float">
            <text:p>0.101070001721382</text:p>
          </table:table-cell>
        </table:table-row>
        <table:table-row table:style-name="ro1">
          <table:table-cell office:value-type="float" office:value="0.111560001969337" calcext:value-type="float">
            <text:p>0.111560001969337</text:p>
          </table:table-cell>
        </table:table-row>
        <table:table-row table:style-name="ro1">
          <table:table-cell office:value-type="float" office:value="0.11353000253439" calcext:value-type="float">
            <text:p>0.11353000253439</text:p>
          </table:table-cell>
        </table:table-row>
        <table:table-row table:style-name="ro1">
          <table:table-cell office:value-type="float" office:value="0.110710002481937" calcext:value-type="float">
            <text:p>0.110710002481937</text:p>
          </table:table-cell>
        </table:table-row>
        <table:table-row table:style-name="ro1">
          <table:table-cell office:value-type="float" office:value="0.105580002069473" calcext:value-type="float">
            <text:p>0.105580002069473</text:p>
          </table:table-cell>
        </table:table-row>
        <table:table-row table:style-name="ro1">
          <table:table-cell office:value-type="float" office:value="0.100769996643066" calcext:value-type="float">
            <text:p>0.100769996643066</text:p>
          </table:table-cell>
        </table:table-row>
        <table:table-row table:style-name="ro1">
          <table:table-cell office:value-type="float" office:value="0.0991000011563301" calcext:value-type="float">
            <text:p>0.09910000115633</text:p>
          </table:table-cell>
        </table:table-row>
        <table:table-row table:style-name="ro1">
          <table:table-cell office:value-type="float" office:value="0.09706000238657" calcext:value-type="float">
            <text:p>0.09706000238657</text:p>
          </table:table-cell>
        </table:table-row>
        <table:table-row table:style-name="ro1">
          <table:table-cell office:value-type="float" office:value="0.0936100035905838" calcext:value-type="float">
            <text:p>0.093610003590584</text:p>
          </table:table-cell>
        </table:table-row>
        <table:table-row table:style-name="ro1">
          <table:table-cell office:value-type="float" office:value="0.0892999991774559" calcext:value-type="float">
            <text:p>0.089299999177456</text:p>
          </table:table-cell>
        </table:table-row>
        <table:table-row table:style-name="ro1">
          <table:table-cell office:value-type="float" office:value="0.0845500007271767" calcext:value-type="float">
            <text:p>0.084550000727177</text:p>
          </table:table-cell>
        </table:table-row>
        <table:table-row table:style-name="ro1">
          <table:table-cell office:value-type="float" office:value="0.0794999971985817" calcext:value-type="float">
            <text:p>0.079499997198582</text:p>
          </table:table-cell>
        </table:table-row>
        <table:table-row table:style-name="ro1">
          <table:table-cell office:value-type="float" office:value="0.0743400007486344" calcext:value-type="float">
            <text:p>0.074340000748634</text:p>
          </table:table-cell>
        </table:table-row>
        <table:table-row table:style-name="ro1">
          <table:table-cell office:value-type="float" office:value="0.0692699998617172" calcext:value-type="float">
            <text:p>0.069269999861717</text:p>
          </table:table-cell>
        </table:table-row>
        <table:table-row table:style-name="ro1">
          <table:table-cell office:value-type="float" office:value="0.064410001039505" calcext:value-type="float">
            <text:p>0.064410001039505</text:p>
          </table:table-cell>
        </table:table-row>
        <table:table-row table:style-name="ro1">
          <table:table-cell office:value-type="float" office:value="0.0598299987614155" calcext:value-type="float">
            <text:p>0.059829998761416</text:p>
          </table:table-cell>
        </table:table-row>
        <table:table-row table:style-name="ro1">
          <table:table-cell office:value-type="float" office:value="0.0555600002408028" calcext:value-type="float">
            <text:p>0.055560000240803</text:p>
          </table:table-cell>
        </table:table-row>
        <table:table-row table:style-name="ro1">
          <table:table-cell office:value-type="float" office:value="0.0516100004315376" calcext:value-type="float">
            <text:p>0.051610000431538</text:p>
          </table:table-cell>
        </table:table-row>
        <table:table-row table:style-name="ro1">
          <table:table-cell office:value-type="float" office:value="0.047970000654459" calcext:value-type="float">
            <text:p>0.047970000654459</text:p>
          </table:table-cell>
        </table:table-row>
        <table:table-row table:style-name="ro1">
          <table:table-cell office:value-type="float" office:value="0.0446199998259544" calcext:value-type="float">
            <text:p>0.044619999825955</text:p>
          </table:table-cell>
        </table:table-row>
        <table:table-row table:style-name="ro1">
          <table:table-cell office:value-type="float" office:value="0.0415499992668629" calcext:value-type="float">
            <text:p>0.041549999266863</text:p>
          </table:table-cell>
        </table:table-row>
        <table:table-row table:style-name="ro1">
          <table:table-cell office:value-type="float" office:value="0.0387500002980232" calcext:value-type="float">
            <text:p>0.038750000298023</text:p>
          </table:table-cell>
        </table:table-row>
        <table:table-row table:style-name="ro1">
          <table:table-cell office:value-type="float" office:value="0.0361899994313717" calcext:value-type="float">
            <text:p>0.036189999431372</text:p>
          </table:table-cell>
        </table:table-row>
        <table:table-row table:style-name="ro1">
          <table:table-cell office:value-type="float" office:value="0.0338400006294251" calcext:value-type="float">
            <text:p>0.033840000629425</text:p>
          </table:table-cell>
        </table:table-row>
        <table:table-row table:style-name="ro1">
          <table:table-cell office:value-type="float" office:value="0.0316900014877319" calcext:value-type="float">
            <text:p>0.031690001487732</text:p>
          </table:table-cell>
        </table:table-row>
        <table:table-row table:style-name="ro1">
          <table:table-cell office:value-type="float" office:value="0.0297200009226799" calcext:value-type="float">
            <text:p>0.02972000092268</text:p>
          </table:table-cell>
        </table:table-row>
        <table:table-row table:style-name="ro1">
          <table:table-cell office:value-type="float" office:value="0.0279200002551079" calcext:value-type="float">
            <text:p>0.027920000255108</text:p>
          </table:table-cell>
        </table:table-row>
        <table:table-row table:style-name="ro1">
          <table:table-cell office:value-type="float" office:value="0.0262700002640486" calcext:value-type="float">
            <text:p>0.026270000264049</text:p>
          </table:table-cell>
        </table:table-row>
        <table:table-row table:style-name="ro1">
          <table:table-cell office:value-type="float" office:value="0.0247499998658896" calcext:value-type="float">
            <text:p>0.02474999986589</text:p>
          </table:table-cell>
        </table:table-row>
        <table:table-row table:style-name="ro1">
          <table:table-cell office:value-type="float" office:value="0.0233500003814697" calcext:value-type="float">
            <text:p>0.02335000038147</text:p>
          </table:table-cell>
        </table:table-row>
        <table:table-row table:style-name="ro1">
          <table:table-cell office:value-type="float" office:value="0.022069999948144" calcext:value-type="float">
            <text:p>0.022069999948144</text:p>
          </table:table-cell>
        </table:table-row>
        <table:table-row table:style-name="ro1">
          <table:table-cell office:value-type="float" office:value="0.0208800006657839" calcext:value-type="float">
            <text:p>0.020880000665784</text:p>
          </table:table-cell>
        </table:table-row>
        <table:table-row table:style-name="ro1">
          <table:table-cell office:value-type="float" office:value="0.0197899993509054" calcext:value-type="float">
            <text:p>0.019789999350906</text:p>
          </table:table-cell>
        </table:table-row>
        <table:table-row table:style-name="ro1">
          <table:table-cell office:value-type="float" office:value="0.0187800005078316" calcext:value-type="float">
            <text:p>0.018780000507832</text:p>
          </table:table-cell>
        </table:table-row>
        <table:table-row table:style-name="ro1">
          <table:table-cell office:value-type="float" office:value="0.0178500004112721" calcext:value-type="float">
            <text:p>0.017850000411272</text:p>
          </table:table-cell>
        </table:table-row>
        <table:table-row table:style-name="ro1">
          <table:table-cell office:value-type="float" office:value="0.0169900003820658" calcext:value-type="float">
            <text:p>0.016990000382066</text:p>
          </table:table-cell>
        </table:table-row>
        <table:table-row table:style-name="ro1">
          <table:table-cell office:value-type="float" office:value="0.0161899998784065" calcext:value-type="float">
            <text:p>0.016189999878407</text:p>
          </table:table-cell>
        </table:table-row>
        <table:table-row table:style-name="ro1">
          <table:table-cell office:value-type="float" office:value="0.0154499998316169" calcext:value-type="float">
            <text:p>0.015449999831617</text:p>
          </table:table-cell>
        </table:table-row>
        <table:table-row table:style-name="ro1">
          <table:table-cell office:value-type="float" office:value="0.0147700002416968" calcext:value-type="float">
            <text:p>0.014770000241697</text:p>
          </table:table-cell>
        </table:table-row>
        <table:table-row table:style-name="ro1">
          <table:table-cell office:value-type="float" office:value="0.0141200004145503" calcext:value-type="float">
            <text:p>0.01412000041455</text:p>
          </table:table-cell>
        </table:table-row>
        <table:table-row table:style-name="ro1">
          <table:table-cell office:value-type="float" office:value="0.0135300001129508" calcext:value-type="float">
            <text:p>0.013530000112951</text:p>
          </table:table-cell>
        </table:table-row>
        <table:table-row table:style-name="ro1">
          <table:table-cell office:value-type="float" office:value="0.0129699995741248" calcext:value-type="float">
            <text:p>0.012969999574125</text:p>
          </table:table-cell>
        </table:table-row>
        <table:table-row table:style-name="ro1">
          <table:table-cell office:value-type="float" office:value="0.0124500002712011" calcext:value-type="float">
            <text:p>0.012450000271201</text:p>
          </table:table-cell>
        </table:table-row>
        <table:table-row table:style-name="ro1">
          <table:table-cell office:value-type="float" office:value="0.0119599997997284" calcext:value-type="float">
            <text:p>0.011959999799728</text:p>
          </table:table-cell>
        </table:table-row>
        <table:table-row table:style-name="ro1">
          <table:table-cell office:value-type="float" office:value="0.0115099996328354" calcext:value-type="float">
            <text:p>0.011509999632835</text:p>
          </table:table-cell>
        </table:table-row>
        <table:table-row table:style-name="ro1">
          <table:table-cell office:value-type="float" office:value="0.0110799996182323" calcext:value-type="float">
            <text:p>0.011079999618232</text:p>
          </table:table-cell>
        </table:table-row>
        <table:table-row table:style-name="ro1">
          <table:table-cell office:value-type="float" office:value="0.0106800002977252" calcext:value-type="float">
            <text:p>0.010680000297725</text:p>
          </table:table-cell>
        </table:table-row>
        <table:table-row table:style-name="ro1">
          <table:table-cell office:value-type="float" office:value="0.0103000001981854" calcext:value-type="float">
            <text:p>0.010300000198186</text:p>
          </table:table-cell>
        </table:table-row>
        <table:table-row table:style-name="ro1">
          <table:table-cell office:value-type="float" office:value="0.0099499998614192" calcext:value-type="float">
            <text:p>0.009949999861419</text:p>
          </table:table-cell>
        </table:table-row>
        <table:table-row table:style-name="ro1">
          <table:table-cell office:value-type="float" office:value="0.00961000006645918" calcext:value-type="float">
            <text:p>0.009610000066459</text:p>
          </table:table-cell>
        </table:table-row>
        <table:table-row table:style-name="ro1">
          <table:table-cell office:value-type="float" office:value="0.00930000003427267" calcext:value-type="float">
            <text:p>0.009300000034273</text:p>
          </table:table-cell>
        </table:table-row>
        <table:table-row table:style-name="ro1">
          <table:table-cell office:value-type="float" office:value="0.00901000015437603" calcext:value-type="float">
            <text:p>0.009010000154376</text:p>
          </table:table-cell>
        </table:table-row>
        <table:table-row table:style-name="ro1">
          <table:table-cell office:value-type="float" office:value="0.00872999988496304" calcext:value-type="float">
            <text:p>0.008729999884963</text:p>
          </table:table-cell>
        </table:table-row>
        <table:table-row table:style-name="ro1">
          <table:table-cell office:value-type="float" office:value="0.00846999976783991" calcext:value-type="float">
            <text:p>0.00846999976784</text:p>
          </table:table-cell>
        </table:table-row>
        <table:table-row table:style-name="ro1">
          <table:table-cell office:value-type="float" office:value="0.008220000192523" calcext:value-type="float">
            <text:p>0.008220000192523</text:p>
          </table:table-cell>
        </table:table-row>
        <table:table-row table:style-name="ro1">
          <table:table-cell office:value-type="float" office:value="0.00798999983817339" calcext:value-type="float">
            <text:p>0.007989999838173</text:p>
          </table:table-cell>
        </table:table-row>
        <table:table-row table:style-name="ro1">
          <table:table-cell office:value-type="float" office:value="0.00777000002563" calcext:value-type="float">
            <text:p>0.00777000002563</text:p>
          </table:table-cell>
        </table:table-row>
        <table:table-row table:style-name="ro1">
          <table:table-cell office:value-type="float" office:value="0.00755999982357025" calcext:value-type="float">
            <text:p>0.00755999982357</text:p>
          </table:table-cell>
        </table:table-row>
        <table:table-row table:style-name="ro1">
          <table:table-cell office:value-type="float" office:value="0.00736000016331673" calcext:value-type="float">
            <text:p>0.007360000163317</text:p>
          </table:table-cell>
        </table:table-row>
        <table:table-row table:style-name="ro1">
          <table:table-cell office:value-type="float" office:value="0.00717000011354685" calcext:value-type="float">
            <text:p>0.007170000113547</text:p>
          </table:table-cell>
        </table:table-row>
        <table:table-row table:style-name="ro1">
          <table:table-cell office:value-type="float" office:value="0.0069900001399219" calcext:value-type="float">
            <text:p>0.006990000139922</text:p>
          </table:table-cell>
        </table:table-row>
        <table:table-row table:style-name="ro1">
          <table:table-cell office:value-type="float" office:value="0.00681999977678061" calcext:value-type="float">
            <text:p>0.006819999776781</text:p>
          </table:table-cell>
        </table:table-row>
        <table:table-row table:style-name="ro1">
          <table:table-cell office:value-type="float" office:value="0.00664999987930059" calcext:value-type="float">
            <text:p>0.006649999879301</text:p>
          </table:table-cell>
        </table:table-row>
        <table:table-row table:style-name="ro1">
          <table:table-cell office:value-type="float" office:value="0.00650000013411045" calcext:value-type="float">
            <text:p>0.00650000013411</text:p>
          </table:table-cell>
        </table:table-row>
        <table:table-row table:style-name="ro1">
          <table:table-cell office:value-type="float" office:value="0.00634999992325902" calcext:value-type="float">
            <text:p>0.006349999923259</text:p>
          </table:table-cell>
        </table:table-row>
        <table:table-row table:style-name="ro1">
          <table:table-cell office:value-type="float" office:value="0.00620999978855252" calcext:value-type="float">
            <text:p>0.006209999788553</text:p>
          </table:table-cell>
        </table:table-row>
        <table:table-row table:style-name="ro1">
          <table:table-cell office:value-type="float" office:value="0.00608000019565225" calcext:value-type="float">
            <text:p>0.006080000195652</text:p>
          </table:table-cell>
        </table:table-row>
        <table:table-row table:style-name="ro1">
          <table:table-cell office:value-type="float" office:value="0.00595000013709068" calcext:value-type="float">
            <text:p>0.005950000137091</text:p>
          </table:table-cell>
        </table:table-row>
        <table:table-row table:style-name="ro1">
          <table:table-cell office:value-type="float" office:value="0.00582000007852912" calcext:value-type="float">
            <text:p>0.005820000078529</text:p>
          </table:table-cell>
        </table:table-row>
        <table:table-row table:style-name="ro1">
          <table:table-cell office:value-type="float" office:value="0.00571000017225742" calcext:value-type="float">
            <text:p>0.005710000172257</text:p>
          </table:table-cell>
        </table:table-row>
        <table:table-row table:style-name="ro1">
          <table:table-cell office:value-type="float" office:value="0.00559000018984079" calcext:value-type="float">
            <text:p>0.005590000189841</text:p>
          </table:table-cell>
        </table:table-row>
        <table:table-row table:style-name="ro1">
          <table:table-cell office:value-type="float" office:value="0.00547999981790781" calcext:value-type="float">
            <text:p>0.005479999817908</text:p>
          </table:table-cell>
        </table:table-row>
        <table:table-row table:style-name="ro1">
          <table:table-cell office:value-type="float" office:value="0.00537999998778105" calcext:value-type="float">
            <text:p>0.005379999987781</text:p>
          </table:table-cell>
        </table:table-row>
        <table:table-row table:style-name="ro1">
          <table:table-cell office:value-type="float" office:value="0.00528000015765429" calcext:value-type="float">
            <text:p>0.005280000157654</text:p>
          </table:table-cell>
        </table:table-row>
        <table:table-row table:style-name="ro1">
          <table:table-cell office:value-type="float" office:value="0.00518999993801117" calcext:value-type="float">
            <text:p>0.005189999938011</text:p>
          </table:table-cell>
        </table:table-row>
        <table:table-row table:style-name="ro1">
          <table:table-cell office:value-type="float" office:value="0.00509000010788441" calcext:value-type="float">
            <text:p>0.005090000107884</text:p>
          </table:table-cell>
        </table:table-row>
        <table:table-row table:style-name="ro1">
          <table:table-cell office:value-type="float" office:value="0.00500999996438623" calcext:value-type="float">
            <text:p>0.005009999964386</text:p>
          </table:table-cell>
        </table:table-row>
        <table:table-row table:style-name="ro1">
          <table:table-cell office:value-type="float" office:value="0.0049200002104044" calcext:value-type="float">
            <text:p>0.004920000210404</text:p>
          </table:table-cell>
        </table:table-row>
        <table:table-row table:style-name="ro1">
          <table:table-cell office:value-type="float" office:value="0.00484000006690621" calcext:value-type="float">
            <text:p>0.004840000066906</text:p>
          </table:table-cell>
        </table:table-row>
        <table:table-row table:style-name="ro1">
          <table:table-cell office:value-type="float" office:value="0.00475999992340803" calcext:value-type="float">
            <text:p>0.004759999923408</text:p>
          </table:table-cell>
        </table:table-row>
        <table:table-row table:style-name="ro1">
          <table:table-cell office:value-type="float" office:value="0.00467999977990985" calcext:value-type="float">
            <text:p>0.00467999977991</text:p>
          </table:table-cell>
        </table:table-row>
        <table:table-row table:style-name="ro1">
          <table:table-cell office:value-type="float" office:value="0.00461000017821789" calcext:value-type="float">
            <text:p>0.004610000178218</text:p>
          </table:table-cell>
        </table:table-row>
        <table:table-row table:style-name="ro1">
          <table:table-cell office:value-type="float" office:value="0.00454000011086464" calcext:value-type="float">
            <text:p>0.004540000110865</text:p>
          </table:table-cell>
        </table:table-row>
        <table:table-row table:style-name="ro1">
          <table:table-cell office:value-type="float" office:value="0.00447000004351139" calcext:value-type="float">
            <text:p>0.004470000043511</text:p>
          </table:table-cell>
        </table:table-row>
        <table:table-row table:style-name="ro1">
          <table:table-cell office:value-type="float" office:value="0.00441000005230308" calcext:value-type="float">
            <text:p>0.004410000052303</text:p>
          </table:table-cell>
        </table:table-row>
        <table:table-row table:style-name="ro1">
          <table:table-cell office:value-type="float" office:value="0.00433999998494983" calcext:value-type="float">
            <text:p>0.00433999998495</text:p>
          </table:table-cell>
        </table:table-row>
        <table:table-row table:style-name="ro1">
          <table:table-cell office:value-type="float" office:value="0.00427999999374151" calcext:value-type="float">
            <text:p>0.004279999993742</text:p>
          </table:table-cell>
        </table:table-row>
        <table:table-row table:style-name="ro1">
          <table:table-cell office:value-type="float" office:value="0.0042200000025332" calcext:value-type="float">
            <text:p>0.004220000002533</text:p>
          </table:table-cell>
        </table:table-row>
        <table:table-row table:style-name="ro1">
          <table:table-cell office:value-type="float" office:value="0.00416000001132488" calcext:value-type="float">
            <text:p>0.004160000011325</text:p>
          </table:table-cell>
        </table:table-row>
        <table:table-row table:style-name="ro1">
          <table:table-cell office:value-type="float" office:value="0.0041100000962615" calcext:value-type="float">
            <text:p>0.004110000096262</text:p>
          </table:table-cell>
        </table:table-row>
        <table:table-row table:style-name="ro1">
          <table:table-cell office:value-type="float" office:value="0.00406000018119812" calcext:value-type="float">
            <text:p>0.004060000181198</text:p>
          </table:table-cell>
        </table:table-row>
        <table:table-row table:style-name="ro1">
          <table:table-cell office:value-type="float" office:value="0.00400000018998981" calcext:value-type="float">
            <text:p>0.00400000018999</text:p>
          </table:table-cell>
        </table:table-row>
        <table:table-row table:style-name="ro1">
          <table:table-cell office:value-type="float" office:value="0.00394999980926514" calcext:value-type="float">
            <text:p>0.003949999809265</text:p>
          </table:table-cell>
        </table:table-row>
        <table:table-row table:style-name="ro1">
          <table:table-cell office:value-type="float" office:value="0.00390999997034669" calcext:value-type="float">
            <text:p>0.003909999970347</text:p>
          </table:table-cell>
        </table:table-row>
        <table:table-row table:style-name="ro1">
          <table:table-cell office:value-type="float" office:value="0.00386000005528331" calcext:value-type="float">
            <text:p>0.003860000055283</text:p>
          </table:table-cell>
        </table:table-row>
        <table:table-row table:style-name="ro1">
          <table:table-cell office:value-type="float" office:value="0.00380999990738928" calcext:value-type="float">
            <text:p>0.003809999907389</text:p>
          </table:table-cell>
        </table:table-row>
        <table:table-row table:style-name="ro1">
          <table:table-cell office:value-type="float" office:value="0.00377000006847084" calcext:value-type="float">
            <text:p>0.003770000068471</text:p>
          </table:table-cell>
        </table:table-row>
        <table:table-row table:style-name="ro1">
          <table:table-cell office:value-type="float" office:value="0.00372999999672174" calcext:value-type="float">
            <text:p>0.003729999996722</text:p>
          </table:table-cell>
        </table:table-row>
        <table:table-row table:style-name="ro1">
          <table:table-cell office:value-type="float" office:value="0.00368000008165836" calcext:value-type="float">
            <text:p>0.003680000081658</text:p>
          </table:table-cell>
        </table:table-row>
        <table:table-row table:style-name="ro1">
          <table:table-cell office:value-type="float" office:value="0.00364000000990927" calcext:value-type="float">
            <text:p>0.003640000009909</text:p>
          </table:table-cell>
        </table:table-row>
        <table:table-row table:style-name="ro1">
          <table:table-cell office:value-type="float" office:value="0.00361000001430511" calcext:value-type="float">
            <text:p>0.003610000014305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3000010363758" calcext:value-type="float">
            <text:p>0.003530000103638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46000003628433" calcext:value-type="float">
            <text:p>0.003460000036284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5999997332692" calcext:value-type="float">
            <text:p>0.003359999973327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3999999091029" calcext:value-type="float">
            <text:p>0.00323999999091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0000008903444" calcext:value-type="float">
            <text:p>0.003100000089034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4999994114041" calcext:value-type="float">
            <text:p>0.00304999994114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199000001884997" calcext:value-type="float">
            <text:p>0.00199000001885</text:p>
          </table:table-cell>
        </table:table-row>
        <table:table-row table:style-name="ro1">
          <table:table-cell office:value-type="float" office:value="0.00197999994270504" calcext:value-type="float">
            <text:p>0.001979999942705</text:p>
          </table:table-cell>
        </table:table-row>
        <table:table-row table:style-name="ro1">
          <table:table-cell office:value-type="float" office:value="0.00197999994270504" calcext:value-type="float">
            <text:p>0.001979999942705</text:p>
          </table:table-cell>
        </table:table-row>
        <table:table-row table:style-name="ro1">
          <table:table-cell office:value-type="float" office:value="0.00197000009939075" calcext:value-type="float">
            <text:p>0.001970000099391</text:p>
          </table:table-cell>
        </table:table-row>
        <table:table-row table:style-name="ro1">
          <table:table-cell office:value-type="float" office:value="0.00197000009939075" calcext:value-type="float">
            <text:p>0.001970000099391</text:p>
          </table:table-cell>
        </table:table-row>
        <table:table-row table:style-name="ro1">
          <table:table-cell office:value-type="float" office:value="0.00196000002324581" calcext:value-type="float">
            <text:p>0.001960000023246</text:p>
          </table:table-cell>
        </table:table-row>
        <table:table-row table:style-name="ro1">
          <table:table-cell office:value-type="float" office:value="0.00194999994710088" calcext:value-type="float">
            <text:p>0.001949999947101</text:p>
          </table:table-cell>
        </table:table-row>
        <table:table-row table:style-name="ro1">
          <table:table-cell office:value-type="float" office:value="0.00194999994710088" calcext:value-type="float">
            <text:p>0.001949999947101</text:p>
          </table:table-cell>
        </table:table-row>
        <table:table-row table:style-name="ro1">
          <table:table-cell office:value-type="float" office:value="0.00193999998737127" calcext:value-type="float">
            <text:p>0.001939999987371</text:p>
          </table:table-cell>
        </table:table-row>
        <table:table-row table:style-name="ro1">
          <table:table-cell office:value-type="float" office:value="0.00193000002764165" calcext:value-type="float">
            <text:p>0.001930000027642</text:p>
          </table:table-cell>
        </table:table-row>
        <table:table-row table:style-name="ro1">
          <table:table-cell office:value-type="float" office:value="0.00193000002764165" calcext:value-type="float">
            <text:p>0.001930000027642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19000000320375" calcext:value-type="float">
            <text:p>0.001900000032038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7999999616295" calcext:value-type="float">
            <text:p>0.001879999996163</text:p>
          </table:table-cell>
        </table:table-row>
        <table:table-row table:style-name="ro1">
          <table:table-cell office:value-type="float" office:value="0.00187999999616295" calcext:value-type="float">
            <text:p>0.00187999999616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5999996028841" calcext:value-type="float">
            <text:p>0.001859999960288</text:p>
          </table:table-cell>
        </table:table-row>
        <table:table-row table:style-name="ro1">
          <table:table-cell office:value-type="float" office:value="0.00185000000055879" calcext:value-type="float">
            <text:p>0.001850000000559</text:p>
          </table:table-cell>
        </table:table-row>
        <table:table-row table:style-name="ro1">
          <table:table-cell office:value-type="float" office:value="0.00185000000055879" calcext:value-type="float">
            <text:p>0.001850000000559</text:p>
          </table:table-cell>
        </table:table-row>
        <table:table-row table:style-name="ro1">
          <table:table-cell office:value-type="float" office:value="0.00184000004082918" calcext:value-type="float">
            <text:p>0.001840000040829</text:p>
          </table:table-cell>
        </table:table-row>
        <table:table-row table:style-name="ro1">
          <table:table-cell office:value-type="float" office:value="0.00184000004082918" calcext:value-type="float">
            <text:p>0.001840000040829</text:p>
          </table:table-cell>
        </table:table-row>
        <table:table-row table:style-name="ro1">
          <table:table-cell office:value-type="float" office:value="0.00182999996468425" calcext:value-type="float">
            <text:p>0.001829999964684</text:p>
          </table:table-cell>
        </table:table-row>
        <table:table-row table:style-name="ro1">
          <table:table-cell office:value-type="float" office:value="0.00182999996468425" calcext:value-type="float">
            <text:p>0.001829999964684</text:p>
          </table:table-cell>
        </table:table-row>
        <table:table-row table:style-name="ro1">
          <table:table-cell office:value-type="float" office:value="0.00182000000495464" calcext:value-type="float">
            <text:p>0.001820000004955</text:p>
          </table:table-cell>
        </table:table-row>
        <table:table-row table:style-name="ro1">
          <table:table-cell office:value-type="float" office:value="0.00182000000495464" calcext:value-type="float">
            <text:p>0.001820000004955</text:p>
          </table:table-cell>
        </table:table-row>
        <table:table-row table:style-name="ro1">
          <table:table-cell office:value-type="float" office:value="0.00182000000495464" calcext:value-type="float">
            <text:p>0.001820000004955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23999999091029" calcext:value-type="float">
            <text:p>0.00323999999091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40000004507601" calcext:value-type="float">
            <text:p>0.003400000045076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347999995574355" calcext:value-type="float">
            <text:p>0.003479999955744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52000002749264" calcext:value-type="float">
            <text:p>0.003520000027493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53000010363758" calcext:value-type="float">
            <text:p>0.003530000103638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64000000990927" calcext:value-type="float">
            <text:p>0.003640000009909</text:p>
          </table:table-cell>
        </table:table-row>
        <table:table-row table:style-name="ro1">
          <table:table-cell office:value-type="float" office:value="0.00374999991618097" calcext:value-type="float">
            <text:p>0.003749999916181</text:p>
          </table:table-cell>
        </table:table-row>
        <table:table-row table:style-name="ro1">
          <table:table-cell office:value-type="float" office:value="0.0040799998678267" calcext:value-type="float">
            <text:p>0.004079999867827</text:p>
          </table:table-cell>
        </table:table-row>
        <table:table-row table:style-name="ro1">
          <table:table-cell office:value-type="float" office:value="0.00558000011369586" calcext:value-type="float">
            <text:p>0.005580000113696</text:p>
          </table:table-cell>
        </table:table-row>
        <table:table-row table:style-name="ro1">
          <table:table-cell office:value-type="float" office:value="0.00841999985277653" calcext:value-type="float">
            <text:p>0.008419999852777</text:p>
          </table:table-cell>
        </table:table-row>
        <table:table-row table:style-name="ro1">
          <table:table-cell office:value-type="float" office:value="0.0130000002682209" calcext:value-type="float">
            <text:p>0.013000000268221</text:p>
          </table:table-cell>
        </table:table-row>
        <table:table-row table:style-name="ro1">
          <table:table-cell office:value-type="float" office:value="0.0239100009202957" calcext:value-type="float">
            <text:p>0.023910000920296</text:p>
          </table:table-cell>
        </table:table-row>
        <table:table-row table:style-name="ro1">
          <table:table-cell office:value-type="float" office:value="0.0372299998998642" calcext:value-type="float">
            <text:p>0.037229999899864</text:p>
          </table:table-cell>
        </table:table-row>
        <table:table-row table:style-name="ro1">
          <table:table-cell office:value-type="float" office:value="0.0465499982237816" calcext:value-type="float">
            <text:p>0.046549998223782</text:p>
          </table:table-cell>
        </table:table-row>
        <table:table-row table:style-name="ro1">
          <table:table-cell office:value-type="float" office:value="0.0582000017166138" calcext:value-type="float">
            <text:p>0.058200001716614</text:p>
          </table:table-cell>
        </table:table-row>
        <table:table-row table:style-name="ro1">
          <table:table-cell office:value-type="float" office:value="0.0700400024652481" calcext:value-type="float">
            <text:p>0.070040002465248</text:p>
          </table:table-cell>
        </table:table-row>
        <table:table-row table:style-name="ro1">
          <table:table-cell office:value-type="float" office:value="0.0770099982619286" calcext:value-type="float">
            <text:p>0.077009998261929</text:p>
          </table:table-cell>
        </table:table-row>
        <table:table-row table:style-name="ro1">
          <table:table-cell office:value-type="float" office:value="0.0804399996995926" calcext:value-type="float">
            <text:p>0.080439999699593</text:p>
          </table:table-cell>
        </table:table-row>
        <table:table-row table:style-name="ro1">
          <table:table-cell office:value-type="float" office:value="0.113490000367165" calcext:value-type="float">
            <text:p>0.113490000367165</text:p>
          </table:table-cell>
        </table:table-row>
        <table:table-row table:style-name="ro1">
          <table:table-cell office:value-type="float" office:value="0.162750005722046" calcext:value-type="float">
            <text:p>0.162750005722046</text:p>
          </table:table-cell>
        </table:table-row>
        <table:table-row table:style-name="ro1">
          <table:table-cell office:value-type="float" office:value="0.203529998660088" calcext:value-type="float">
            <text:p>0.203529998660088</text:p>
          </table:table-cell>
        </table:table-row>
        <table:table-row table:style-name="ro1">
          <table:table-cell office:value-type="float" office:value="0.224380001425743" calcext:value-type="float">
            <text:p>0.224380001425743</text:p>
          </table:table-cell>
        </table:table-row>
        <table:table-row table:style-name="ro1">
          <table:table-cell office:value-type="float" office:value="0.226820006966591" calcext:value-type="float">
            <text:p>0.226820006966591</text:p>
          </table:table-cell>
        </table:table-row>
        <table:table-row table:style-name="ro1">
          <table:table-cell office:value-type="float" office:value="0.224979996681213" calcext:value-type="float">
            <text:p>0.224979996681213</text:p>
          </table:table-cell>
        </table:table-row>
        <table:table-row table:style-name="ro1">
          <table:table-cell office:value-type="float" office:value="0.221929997205734" calcext:value-type="float">
            <text:p>0.221929997205734</text:p>
          </table:table-cell>
        </table:table-row>
        <table:table-row table:style-name="ro1">
          <table:table-cell office:value-type="float" office:value="0.215250000357628" calcext:value-type="float">
            <text:p>0.215250000357628</text:p>
          </table:table-cell>
        </table:table-row>
        <table:table-row table:style-name="ro1">
          <table:table-cell office:value-type="float" office:value="0.209230005741119" calcext:value-type="float">
            <text:p>0.209230005741119</text:p>
          </table:table-cell>
        </table:table-row>
        <table:table-row table:style-name="ro1">
          <table:table-cell office:value-type="float" office:value="0.22825999557972" calcext:value-type="float">
            <text:p>0.22825999557972</text:p>
          </table:table-cell>
        </table:table-row>
        <table:table-row table:style-name="ro1">
          <table:table-cell office:value-type="float" office:value="0.237709999084473" calcext:value-type="float">
            <text:p>0.237709999084473</text:p>
          </table:table-cell>
        </table:table-row>
        <table:table-row table:style-name="ro1">
          <table:table-cell office:value-type="float" office:value="0.230529993772507" calcext:value-type="float">
            <text:p>0.230529993772507</text:p>
          </table:table-cell>
        </table:table-row>
        <table:table-row table:style-name="ro1">
          <table:table-cell office:value-type="float" office:value="0.222760006785393" calcext:value-type="float">
            <text:p>0.222760006785393</text:p>
          </table:table-cell>
        </table:table-row>
        <table:table-row table:style-name="ro1">
          <table:table-cell office:value-type="float" office:value="0.358990013599396" calcext:value-type="float">
            <text:p>0.358990013599396</text:p>
          </table:table-cell>
        </table:table-row>
        <table:table-row table:style-name="ro1">
          <table:table-cell office:value-type="float" office:value="0.67808997631073" calcext:value-type="float">
            <text:p>0.67808997631073</text:p>
          </table:table-cell>
        </table:table-row>
        <table:table-row table:style-name="ro1">
          <table:table-cell office:value-type="float" office:value="0.898410022258758" calcext:value-type="float">
            <text:p>0.898410022258758</text:p>
          </table:table-cell>
        </table:table-row>
        <table:table-row table:style-name="ro1">
          <table:table-cell office:value-type="float" office:value="0.875970005989075" calcext:value-type="float">
            <text:p>0.875970005989075</text:p>
          </table:table-cell>
        </table:table-row>
        <table:table-row table:style-name="ro1">
          <table:table-cell office:value-type="float" office:value="0.784770011901856" calcext:value-type="float">
            <text:p>0.784770011901856</text:p>
          </table:table-cell>
        </table:table-row>
        <table:table-row table:style-name="ro1">
          <table:table-cell office:value-type="float" office:value="1.04637002944946" calcext:value-type="float">
            <text:p>1.04637002944946</text:p>
          </table:table-cell>
        </table:table-row>
        <table:table-row table:style-name="ro1">
          <table:table-cell office:value-type="float" office:value="1.45393002033234" calcext:value-type="float">
            <text:p>1.45393002033234</text:p>
          </table:table-cell>
        </table:table-row>
        <table:table-row table:style-name="ro1">
          <table:table-cell office:value-type="float" office:value="1.30243003368378" calcext:value-type="float">
            <text:p>1.30243003368378</text:p>
          </table:table-cell>
        </table:table-row>
        <table:table-row table:style-name="ro1">
          <table:table-cell office:value-type="float" office:value="1.02768003940582" calcext:value-type="float">
            <text:p>1.02768003940582</text:p>
          </table:table-cell>
        </table:table-row>
        <table:table-row table:style-name="ro1">
          <table:table-cell office:value-type="float" office:value="0.814849972724915" calcext:value-type="float">
            <text:p>0.814849972724915</text:p>
          </table:table-cell>
        </table:table-row>
        <table:table-row table:style-name="ro1">
          <table:table-cell office:value-type="float" office:value="0.663370013237" calcext:value-type="float">
            <text:p>0.663370013237</text:p>
          </table:table-cell>
        </table:table-row>
        <table:table-row table:style-name="ro1">
          <table:table-cell office:value-type="float" office:value="0.552860021591187" calcext:value-type="float">
            <text:p>0.552860021591187</text:p>
          </table:table-cell>
        </table:table-row>
        <table:table-row table:style-name="ro1">
          <table:table-cell office:value-type="float" office:value="0.466520011425018" calcext:value-type="float">
            <text:p>0.466520011425018</text:p>
          </table:table-cell>
        </table:table-row>
        <table:table-row table:style-name="ro1">
          <table:table-cell office:value-type="float" office:value="0.396200001239777" calcext:value-type="float">
            <text:p>0.396200001239777</text:p>
          </table:table-cell>
        </table:table-row>
        <table:table-row table:style-name="ro1">
          <table:table-cell office:value-type="float" office:value="0.338739991188049" calcext:value-type="float">
            <text:p>0.338739991188049</text:p>
          </table:table-cell>
        </table:table-row>
        <table:table-row table:style-name="ro1">
          <table:table-cell office:value-type="float" office:value="0.291440010070801" calcext:value-type="float">
            <text:p>0.291440010070801</text:p>
          </table:table-cell>
        </table:table-row>
        <table:table-row table:style-name="ro1">
          <table:table-cell office:value-type="float" office:value="0.255650013685226" calcext:value-type="float">
            <text:p>0.255650013685226</text:p>
          </table:table-cell>
        </table:table-row>
        <table:table-row table:style-name="ro1">
          <table:table-cell office:value-type="float" office:value="0.252350002527237" calcext:value-type="float">
            <text:p>0.252350002527237</text:p>
          </table:table-cell>
        </table:table-row>
        <table:table-row table:style-name="ro1">
          <table:table-cell office:value-type="float" office:value="0.604030013084412" calcext:value-type="float">
            <text:p>0.604030013084412</text:p>
          </table:table-cell>
        </table:table-row>
        <table:table-row table:style-name="ro1">
          <table:table-cell office:value-type="float" office:value="0.781889975070953" calcext:value-type="float">
            <text:p>0.781889975070953</text:p>
          </table:table-cell>
        </table:table-row>
        <table:table-row table:style-name="ro1">
          <table:table-cell office:value-type="float" office:value="0.719150006771088" calcext:value-type="float">
            <text:p>0.719150006771088</text:p>
          </table:table-cell>
        </table:table-row>
        <table:table-row table:style-name="ro1">
          <table:table-cell office:value-type="float" office:value="0.609610021114349" calcext:value-type="float">
            <text:p>0.609610021114349</text:p>
          </table:table-cell>
        </table:table-row>
        <table:table-row table:style-name="ro1">
          <table:table-cell office:value-type="float" office:value="0.514500021934509" calcext:value-type="float">
            <text:p>0.514500021934509</text:p>
          </table:table-cell>
        </table:table-row>
        <table:table-row table:style-name="ro1">
          <table:table-cell office:value-type="float" office:value="0.43707999587059" calcext:value-type="float">
            <text:p>0.43707999587059</text:p>
          </table:table-cell>
        </table:table-row>
        <table:table-row table:style-name="ro1">
          <table:table-cell office:value-type="float" office:value="0.372060000896454" calcext:value-type="float">
            <text:p>0.372060000896454</text:p>
          </table:table-cell>
        </table:table-row>
        <table:table-row table:style-name="ro1">
          <table:table-cell office:value-type="float" office:value="0.320879995822906" calcext:value-type="float">
            <text:p>0.320879995822906</text:p>
          </table:table-cell>
        </table:table-row>
        <table:table-row table:style-name="ro1">
          <table:table-cell office:value-type="float" office:value="0.278459995985031" calcext:value-type="float">
            <text:p>0.278459995985031</text:p>
          </table:table-cell>
        </table:table-row>
        <table:table-row table:style-name="ro1">
          <table:table-cell office:value-type="float" office:value="0.241809993982315" calcext:value-type="float">
            <text:p>0.241809993982315</text:p>
          </table:table-cell>
        </table:table-row>
        <table:table-row table:style-name="ro1">
          <table:table-cell office:value-type="float" office:value="0.21085000038147" calcext:value-type="float">
            <text:p>0.21085000038147</text:p>
          </table:table-cell>
        </table:table-row>
        <table:table-row table:style-name="ro1">
          <table:table-cell office:value-type="float" office:value="0.184990003705025" calcext:value-type="float">
            <text:p>0.184990003705025</text:p>
          </table:table-cell>
        </table:table-row>
        <table:table-row table:style-name="ro1">
          <table:table-cell office:value-type="float" office:value="0.163489997386932" calcext:value-type="float">
            <text:p>0.163489997386932</text:p>
          </table:table-cell>
        </table:table-row>
        <table:table-row table:style-name="ro1">
          <table:table-cell office:value-type="float" office:value="0.14648999273777" calcext:value-type="float">
            <text:p>0.14648999273777</text:p>
          </table:table-cell>
        </table:table-row>
        <table:table-row table:style-name="ro1">
          <table:table-cell office:value-type="float" office:value="0.1370600014925" calcext:value-type="float">
            <text:p>0.1370600014925</text:p>
          </table:table-cell>
        </table:table-row>
        <table:table-row table:style-name="ro1">
          <table:table-cell office:value-type="float" office:value="0.137419998645783" calcext:value-type="float">
            <text:p>0.137419998645783</text:p>
          </table:table-cell>
        </table:table-row>
        <table:table-row table:style-name="ro1">
          <table:table-cell office:value-type="float" office:value="0.1440200060606" calcext:value-type="float">
            <text:p>0.1440200060606</text:p>
          </table:table-cell>
        </table:table-row>
        <table:table-row table:style-name="ro1">
          <table:table-cell office:value-type="float" office:value="0.143700003623962" calcext:value-type="float">
            <text:p>0.143700003623962</text:p>
          </table:table-cell>
        </table:table-row>
        <table:table-row table:style-name="ro1">
          <table:table-cell office:value-type="float" office:value="0.141350001096725" calcext:value-type="float">
            <text:p>0.141350001096725</text:p>
          </table:table-cell>
        </table:table-row>
        <table:table-row table:style-name="ro1">
          <table:table-cell office:value-type="float" office:value="0.147159993648529" calcext:value-type="float">
            <text:p>0.147159993648529</text:p>
          </table:table-cell>
        </table:table-row>
        <table:table-row table:style-name="ro1">
          <table:table-cell office:value-type="float" office:value="0.151060000061989" calcext:value-type="float">
            <text:p>0.151060000061989</text:p>
          </table:table-cell>
        </table:table-row>
        <table:table-row table:style-name="ro1">
          <table:table-cell office:value-type="float" office:value="0.150609999895096" calcext:value-type="float">
            <text:p>0.150609999895096</text:p>
          </table:table-cell>
        </table:table-row>
        <table:table-row table:style-name="ro1">
          <table:table-cell office:value-type="float" office:value="0.144539996981621" calcext:value-type="float">
            <text:p>0.144539996981621</text:p>
          </table:table-cell>
        </table:table-row>
        <table:table-row table:style-name="ro1">
          <table:table-cell office:value-type="float" office:value="0.135429993271828" calcext:value-type="float">
            <text:p>0.135429993271828</text:p>
          </table:table-cell>
        </table:table-row>
        <table:table-row table:style-name="ro1">
          <table:table-cell office:value-type="float" office:value="0.12601999938488" calcext:value-type="float">
            <text:p>0.12601999938488</text:p>
          </table:table-cell>
        </table:table-row>
        <table:table-row table:style-name="ro1">
          <table:table-cell office:value-type="float" office:value="0.119670003652573" calcext:value-type="float">
            <text:p>0.119670003652573</text:p>
          </table:table-cell>
        </table:table-row>
        <table:table-row table:style-name="ro1">
          <table:table-cell office:value-type="float" office:value="0.113040000200272" calcext:value-type="float">
            <text:p>0.113040000200272</text:p>
          </table:table-cell>
        </table:table-row>
        <table:table-row table:style-name="ro1">
          <table:table-cell office:value-type="float" office:value="0.106200002133846" calcext:value-type="float">
            <text:p>0.106200002133846</text:p>
          </table:table-cell>
        </table:table-row>
        <table:table-row table:style-name="ro1">
          <table:table-cell office:value-type="float" office:value="0.0993999987840652" calcext:value-type="float">
            <text:p>0.099399998784065</text:p>
          </table:table-cell>
        </table:table-row>
        <table:table-row table:style-name="ro1">
          <table:table-cell office:value-type="float" office:value="0.0940200015902519" calcext:value-type="float">
            <text:p>0.094020001590252</text:p>
          </table:table-cell>
        </table:table-row>
        <table:table-row table:style-name="ro1">
          <table:table-cell office:value-type="float" office:value="0.092239998281002" calcext:value-type="float">
            <text:p>0.092239998281002</text:p>
          </table:table-cell>
        </table:table-row>
        <table:table-row table:style-name="ro1">
          <table:table-cell office:value-type="float" office:value="0.0958999991416931" calcext:value-type="float">
            <text:p>0.095899999141693</text:p>
          </table:table-cell>
        </table:table-row>
        <table:table-row table:style-name="ro1">
          <table:table-cell office:value-type="float" office:value="0.0977099984884262" calcext:value-type="float">
            <text:p>0.097709998488426</text:p>
          </table:table-cell>
        </table:table-row>
        <table:table-row table:style-name="ro1">
          <table:table-cell office:value-type="float" office:value="0.0976999998092652" calcext:value-type="float">
            <text:p>0.097699999809265</text:p>
          </table:table-cell>
        </table:table-row>
        <table:table-row table:style-name="ro1">
          <table:table-cell office:value-type="float" office:value="0.103509999811649" calcext:value-type="float">
            <text:p>0.103509999811649</text:p>
          </table:table-cell>
        </table:table-row>
        <table:table-row table:style-name="ro1">
          <table:table-cell office:value-type="float" office:value="0.106629997491837" calcext:value-type="float">
            <text:p>0.106629997491837</text:p>
          </table:table-cell>
        </table:table-row>
        <table:table-row table:style-name="ro1">
          <table:table-cell office:value-type="float" office:value="0.106009997427464" calcext:value-type="float">
            <text:p>0.106009997427464</text:p>
          </table:table-cell>
        </table:table-row>
        <table:table-row table:style-name="ro1">
          <table:table-cell office:value-type="float" office:value="0.104400001466274" calcext:value-type="float">
            <text:p>0.104400001466274</text:p>
          </table:table-cell>
        </table:table-row>
        <table:table-row table:style-name="ro1">
          <table:table-cell office:value-type="float" office:value="0.104900002479553" calcext:value-type="float">
            <text:p>0.104900002479553</text:p>
          </table:table-cell>
        </table:table-row>
        <table:table-row table:style-name="ro1">
          <table:table-cell office:value-type="float" office:value="0.104999996721745" calcext:value-type="float">
            <text:p>0.104999996721745</text:p>
          </table:table-cell>
        </table:table-row>
        <table:table-row table:style-name="ro1">
          <table:table-cell office:value-type="float" office:value="0.103100001811981" calcext:value-type="float">
            <text:p>0.103100001811981</text:p>
          </table:table-cell>
        </table:table-row>
        <table:table-row table:style-name="ro1">
          <table:table-cell office:value-type="float" office:value="0.0998099967837334" calcext:value-type="float">
            <text:p>0.099809996783733</text:p>
          </table:table-cell>
        </table:table-row>
        <table:table-row table:style-name="ro1">
          <table:table-cell office:value-type="float" office:value="0.0984499976038933" calcext:value-type="float">
            <text:p>0.098449997603893</text:p>
          </table:table-cell>
        </table:table-row>
        <table:table-row table:style-name="ro1">
          <table:table-cell office:value-type="float" office:value="0.10029000043869" calcext:value-type="float">
            <text:p>0.10029000043869</text:p>
          </table:table-cell>
        </table:table-row>
        <table:table-row table:style-name="ro1">
          <table:table-cell office:value-type="float" office:value="0.113799996674061" calcext:value-type="float">
            <text:p>0.113799996674061</text:p>
          </table:table-cell>
        </table:table-row>
        <table:table-row table:style-name="ro1">
          <table:table-cell office:value-type="float" office:value="0.134139999747276" calcext:value-type="float">
            <text:p>0.134139999747276</text:p>
          </table:table-cell>
        </table:table-row>
        <table:table-row table:style-name="ro1">
          <table:table-cell office:value-type="float" office:value="0.146080002188683" calcext:value-type="float">
            <text:p>0.146080002188683</text:p>
          </table:table-cell>
        </table:table-row>
        <table:table-row table:style-name="ro1">
          <table:table-cell office:value-type="float" office:value="0.149360001087189" calcext:value-type="float">
            <text:p>0.149360001087189</text:p>
          </table:table-cell>
        </table:table-row>
        <table:table-row table:style-name="ro1">
          <table:table-cell office:value-type="float" office:value="0.147799998521805" calcext:value-type="float">
            <text:p>0.147799998521805</text:p>
          </table:table-cell>
        </table:table-row>
        <table:table-row table:style-name="ro1">
          <table:table-cell office:value-type="float" office:value="0.142550006508827" calcext:value-type="float">
            <text:p>0.142550006508827</text:p>
          </table:table-cell>
        </table:table-row>
        <table:table-row table:style-name="ro1">
          <table:table-cell office:value-type="float" office:value="0.134059995412827" calcext:value-type="float">
            <text:p>0.134059995412827</text:p>
          </table:table-cell>
        </table:table-row>
        <table:table-row table:style-name="ro1">
          <table:table-cell office:value-type="float" office:value="0.124219998717308" calcext:value-type="float">
            <text:p>0.124219998717308</text:p>
          </table:table-cell>
        </table:table-row>
        <table:table-row table:style-name="ro1">
          <table:table-cell office:value-type="float" office:value="0.114509999752045" calcext:value-type="float">
            <text:p>0.114509999752045</text:p>
          </table:table-cell>
        </table:table-row>
        <table:table-row table:style-name="ro1">
          <table:table-cell office:value-type="float" office:value="0.105489999055862" calcext:value-type="float">
            <text:p>0.105489999055862</text:p>
          </table:table-cell>
        </table:table-row>
        <table:table-row table:style-name="ro1">
          <table:table-cell office:value-type="float" office:value="0.0970399975776673" calcext:value-type="float">
            <text:p>0.097039997577667</text:p>
          </table:table-cell>
        </table:table-row>
        <table:table-row table:style-name="ro1">
          <table:table-cell office:value-type="float" office:value="0.0890500023961067" calcext:value-type="float">
            <text:p>0.089050002396107</text:p>
          </table:table-cell>
        </table:table-row>
        <table:table-row table:style-name="ro1">
          <table:table-cell office:value-type="float" office:value="0.0816299989819527" calcext:value-type="float">
            <text:p>0.081629998981953</text:p>
          </table:table-cell>
        </table:table-row>
        <table:table-row table:style-name="ro1">
          <table:table-cell office:value-type="float" office:value="0.0748099982738495" calcext:value-type="float">
            <text:p>0.07480999827385</text:p>
          </table:table-cell>
        </table:table-row>
        <table:table-row table:style-name="ro1">
          <table:table-cell office:value-type="float" office:value="0.0685999989509583" calcext:value-type="float">
            <text:p>0.068599998950958</text:p>
          </table:table-cell>
        </table:table-row>
        <table:table-row table:style-name="ro1">
          <table:table-cell office:value-type="float" office:value="0.0629900023341179" calcext:value-type="float">
            <text:p>0.062990002334118</text:p>
          </table:table-cell>
        </table:table-row>
        <table:table-row table:style-name="ro1">
          <table:table-cell office:value-type="float" office:value="0.0579399988055229" calcext:value-type="float">
            <text:p>0.057939998805523</text:p>
          </table:table-cell>
        </table:table-row>
        <table:table-row table:style-name="ro1">
          <table:table-cell office:value-type="float" office:value="0.0533900000154972" calcext:value-type="float">
            <text:p>0.053390000015497</text:p>
          </table:table-cell>
        </table:table-row>
        <table:table-row table:style-name="ro1">
          <table:table-cell office:value-type="float" office:value="0.0492900013923645" calcext:value-type="float">
            <text:p>0.049290001392365</text:p>
          </table:table-cell>
        </table:table-row>
        <table:table-row table:style-name="ro1">
          <table:table-cell office:value-type="float" office:value="0.0455899983644486" calcext:value-type="float">
            <text:p>0.045589998364449</text:p>
          </table:table-cell>
        </table:table-row>
        <table:table-row table:style-name="ro1">
          <table:table-cell office:value-type="float" office:value="0.0422400012612343" calcext:value-type="float">
            <text:p>0.042240001261234</text:p>
          </table:table-cell>
        </table:table-row>
        <table:table-row table:style-name="ro1">
          <table:table-cell office:value-type="float" office:value="0.0392200015485287" calcext:value-type="float">
            <text:p>0.039220001548529</text:p>
          </table:table-cell>
        </table:table-row>
        <table:table-row table:style-name="ro1">
          <table:table-cell office:value-type="float" office:value="0.0364900007843971" calcext:value-type="float">
            <text:p>0.036490000784397</text:p>
          </table:table-cell>
        </table:table-row>
        <table:table-row table:style-name="ro1">
          <table:table-cell office:value-type="float" office:value="0.0340100005269051" calcext:value-type="float">
            <text:p>0.034010000526905</text:p>
          </table:table-cell>
        </table:table-row>
        <table:table-row table:style-name="ro1">
          <table:table-cell office:value-type="float" office:value="0.03175999969244" calcext:value-type="float">
            <text:p>0.03175999969244</text:p>
          </table:table-cell>
        </table:table-row>
        <table:table-row table:style-name="ro1">
          <table:table-cell office:value-type="float" office:value="0.029729999601841" calcext:value-type="float">
            <text:p>0.029729999601841</text:p>
          </table:table-cell>
        </table:table-row>
        <table:table-row table:style-name="ro1">
          <table:table-cell office:value-type="float" office:value="0.0278900004923344" calcext:value-type="float">
            <text:p>0.027890000492334</text:p>
          </table:table-cell>
        </table:table-row>
        <table:table-row table:style-name="ro1">
          <table:table-cell office:value-type="float" office:value="0.0262000001966953" calcext:value-type="float">
            <text:p>0.026200000196695</text:p>
          </table:table-cell>
        </table:table-row>
        <table:table-row table:style-name="ro1">
          <table:table-cell office:value-type="float" office:value="0.0246699992567301" calcext:value-type="float">
            <text:p>0.02466999925673</text:p>
          </table:table-cell>
        </table:table-row>
        <table:table-row table:style-name="ro1">
          <table:table-cell office:value-type="float" office:value="0.023259999230504" calcext:value-type="float">
            <text:p>0.023259999230504</text:p>
          </table:table-cell>
        </table:table-row>
        <table:table-row table:style-name="ro1">
          <table:table-cell office:value-type="float" office:value="0.0219700001180172" calcext:value-type="float">
            <text:p>0.021970000118017</text:p>
          </table:table-cell>
        </table:table-row>
        <table:table-row table:style-name="ro1">
          <table:table-cell office:value-type="float" office:value="0.0207899995148182" calcext:value-type="float">
            <text:p>0.020789999514818</text:p>
          </table:table-cell>
        </table:table-row>
        <table:table-row table:style-name="ro1">
          <table:table-cell office:value-type="float" office:value="0.0197000000625849" calcext:value-type="float">
            <text:p>0.019700000062585</text:p>
          </table:table-cell>
        </table:table-row>
        <table:table-row table:style-name="ro1">
          <table:table-cell office:value-type="float" office:value="0.0187100004404783" calcext:value-type="float">
            <text:p>0.018710000440478</text:p>
          </table:table-cell>
        </table:table-row>
        <table:table-row table:style-name="ro1">
          <table:table-cell office:value-type="float" office:value="0.017790000885725" calcext:value-type="float">
            <text:p>0.017790000885725</text:p>
          </table:table-cell>
        </table:table-row>
        <table:table-row table:style-name="ro1">
          <table:table-cell office:value-type="float" office:value="0.016950000077486" calcext:value-type="float">
            <text:p>0.016950000077486</text:p>
          </table:table-cell>
        </table:table-row>
        <table:table-row table:style-name="ro1">
          <table:table-cell office:value-type="float" office:value="0.0161799993366003" calcext:value-type="float">
            <text:p>0.0161799993366</text:p>
          </table:table-cell>
        </table:table-row>
        <table:table-row table:style-name="ro1">
          <table:table-cell office:value-type="float" office:value="0.0154600003734231" calcext:value-type="float">
            <text:p>0.015460000373423</text:p>
          </table:table-cell>
        </table:table-row>
        <table:table-row table:style-name="ro1">
          <table:table-cell office:value-type="float" office:value="0.0148000000044703" calcext:value-type="float">
            <text:p>0.01480000000447</text:p>
          </table:table-cell>
        </table:table-row>
        <table:table-row table:style-name="ro1">
          <table:table-cell office:value-type="float" office:value="0.014189999550581" calcext:value-type="float">
            <text:p>0.014189999550581</text:p>
          </table:table-cell>
        </table:table-row>
        <table:table-row table:style-name="ro1">
          <table:table-cell office:value-type="float" office:value="0.0136099997907877" calcext:value-type="float">
            <text:p>0.013609999790788</text:p>
          </table:table-cell>
        </table:table-row>
        <table:table-row table:style-name="ro1">
          <table:table-cell office:value-type="float" office:value="0.0130799999460578" calcext:value-type="float">
            <text:p>0.013079999946058</text:p>
          </table:table-cell>
        </table:table-row>
        <table:table-row table:style-name="ro1">
          <table:table-cell office:value-type="float" office:value="0.0125799998641014" calcext:value-type="float">
            <text:p>0.012579999864102</text:p>
          </table:table-cell>
        </table:table-row>
        <table:table-row table:style-name="ro1">
          <table:table-cell office:value-type="float" office:value="0.0121099995449185" calcext:value-type="float">
            <text:p>0.012109999544919</text:p>
          </table:table-cell>
        </table:table-row>
        <table:table-row table:style-name="ro1">
          <table:table-cell office:value-type="float" office:value="0.0116699999198318" calcext:value-type="float">
            <text:p>0.011669999919832</text:p>
          </table:table-cell>
        </table:table-row>
        <table:table-row table:style-name="ro1">
          <table:table-cell office:value-type="float" office:value="0.0112500004470348" calcext:value-type="float">
            <text:p>0.011250000447035</text:p>
          </table:table-cell>
        </table:table-row>
        <table:table-row table:style-name="ro1">
          <table:table-cell office:value-type="float" office:value="0.0108599998056889" calcext:value-type="float">
            <text:p>0.010859999805689</text:p>
          </table:table-cell>
        </table:table-row>
        <table:table-row table:style-name="ro1">
          <table:table-cell office:value-type="float" office:value="0.010499999858439" calcext:value-type="float">
            <text:p>0.010499999858439</text:p>
          </table:table-cell>
        </table:table-row>
        <table:table-row table:style-name="ro1">
          <table:table-cell office:value-type="float" office:value="0.0101500004529953" calcext:value-type="float">
            <text:p>0.010150000452995</text:p>
          </table:table-cell>
        </table:table-row>
        <table:table-row table:style-name="ro1">
          <table:table-cell office:value-type="float" office:value="0.00982999987900257" calcext:value-type="float">
            <text:p>0.009829999879003</text:p>
          </table:table-cell>
        </table:table-row>
        <table:table-row table:style-name="ro1">
          <table:table-cell office:value-type="float" office:value="0.00951999984681607" calcext:value-type="float">
            <text:p>0.009519999846816</text:p>
          </table:table-cell>
        </table:table-row>
        <table:table-row table:style-name="ro1">
          <table:table-cell office:value-type="float" office:value="0.00922999996691942" calcext:value-type="float">
            <text:p>0.009229999966919</text:p>
          </table:table-cell>
        </table:table-row>
        <table:table-row table:style-name="ro1">
          <table:table-cell office:value-type="float" office:value="0.00896000023931265" calcext:value-type="float">
            <text:p>0.008960000239313</text:p>
          </table:table-cell>
        </table:table-row>
        <table:table-row table:style-name="ro1">
          <table:table-cell office:value-type="float" office:value="0.00870000012218952" calcext:value-type="float">
            <text:p>0.00870000012219</text:p>
          </table:table-cell>
        </table:table-row>
        <table:table-row table:style-name="ro1">
          <table:table-cell office:value-type="float" office:value="0.00846000015735626" calcext:value-type="float">
            <text:p>0.008460000157356</text:p>
          </table:table-cell>
        </table:table-row>
        <table:table-row table:style-name="ro1">
          <table:table-cell office:value-type="float" office:value="0.00822999980300665" calcext:value-type="float">
            <text:p>0.008229999803007</text:p>
          </table:table-cell>
        </table:table-row>
        <table:table-row table:style-name="ro1">
          <table:table-cell office:value-type="float" office:value="0.00800999999046326" calcext:value-type="float">
            <text:p>0.008009999990463</text:p>
          </table:table-cell>
        </table:table-row>
        <table:table-row table:style-name="ro1">
          <table:table-cell office:value-type="float" office:value="0.00780999986454845" calcext:value-type="float">
            <text:p>0.007809999864548</text:p>
          </table:table-cell>
        </table:table-row>
        <table:table-row table:style-name="ro1">
          <table:table-cell office:value-type="float" office:value="0.00761000020429492" calcext:value-type="float">
            <text:p>0.007610000204295</text:p>
          </table:table-cell>
        </table:table-row>
        <table:table-row table:style-name="ro1">
          <table:table-cell office:value-type="float" office:value="0.00743000023066998" calcext:value-type="float">
            <text:p>0.00743000023067</text:p>
          </table:table-cell>
        </table:table-row>
        <table:table-row table:style-name="ro1">
          <table:table-cell office:value-type="float" office:value="0.00724999979138374" calcext:value-type="float">
            <text:p>0.007249999791384</text:p>
          </table:table-cell>
        </table:table-row>
        <table:table-row table:style-name="ro1">
          <table:table-cell office:value-type="float" office:value="0.00707999989390373" calcext:value-type="float">
            <text:p>0.007079999893904</text:p>
          </table:table-cell>
        </table:table-row>
        <table:table-row table:style-name="ro1">
          <table:table-cell office:value-type="float" office:value="0.00693000014871359" calcext:value-type="float">
            <text:p>0.006930000148714</text:p>
          </table:table-cell>
        </table:table-row>
        <table:table-row table:style-name="ro1">
          <table:table-cell office:value-type="float" office:value="0.00677999993786216" calcext:value-type="float">
            <text:p>0.006779999937862</text:p>
          </table:table-cell>
        </table:table-row>
        <table:table-row table:style-name="ro1">
          <table:table-cell office:value-type="float" office:value="0.00663000019267201" calcext:value-type="float">
            <text:p>0.006630000192672</text:p>
          </table:table-cell>
        </table:table-row>
        <table:table-row table:style-name="ro1">
          <table:table-cell office:value-type="float" office:value="0.00649000005796552" calcext:value-type="float">
            <text:p>0.006490000057966</text:p>
          </table:table-cell>
        </table:table-row>
        <table:table-row table:style-name="ro1">
          <table:table-cell office:value-type="float" office:value="0.00635999999940395" calcext:value-type="float">
            <text:p>0.006359999999404</text:p>
          </table:table-cell>
        </table:table-row>
        <table:table-row table:style-name="ro1">
          <table:table-cell office:value-type="float" office:value="0.00624000001698732" calcext:value-type="float">
            <text:p>0.006240000016987</text:p>
          </table:table-cell>
        </table:table-row>
        <table:table-row table:style-name="ro1">
          <table:table-cell office:value-type="float" office:value="0.0061200000345707" calcext:value-type="float">
            <text:p>0.006120000034571</text:p>
          </table:table-cell>
        </table:table-row>
        <table:table-row table:style-name="ro1">
          <table:table-cell office:value-type="float" office:value="0.006010000128299" calcext:value-type="float">
            <text:p>0.006010000128299</text:p>
          </table:table-cell>
        </table:table-row>
        <table:table-row table:style-name="ro1">
          <table:table-cell office:value-type="float" office:value="0.0059000002220273" calcext:value-type="float">
            <text:p>0.005900000222027</text:p>
          </table:table-cell>
        </table:table-row>
        <table:table-row table:style-name="ro1">
          <table:table-cell office:value-type="float" office:value="0.00578999985009432" calcext:value-type="float">
            <text:p>0.005789999850094</text:p>
          </table:table-cell>
        </table:table-row>
        <table:table-row table:style-name="ro1">
          <table:table-cell office:value-type="float" office:value="0.00569000001996756" calcext:value-type="float">
            <text:p>0.005690000019968</text:p>
          </table:table-cell>
        </table:table-row>
        <table:table-row table:style-name="ro1">
          <table:table-cell office:value-type="float" office:value="0.00559999980032444" calcext:value-type="float">
            <text:p>0.005599999800324</text:p>
          </table:table-cell>
        </table:table-row>
        <table:table-row table:style-name="ro1">
          <table:table-cell office:value-type="float" office:value="0.00551000004634261" calcext:value-type="float">
            <text:p>0.005510000046343</text:p>
          </table:table-cell>
        </table:table-row>
        <table:table-row table:style-name="ro1">
          <table:table-cell office:value-type="float" office:value="0.0054199998266995" calcext:value-type="float">
            <text:p>0.0054199998267</text:p>
          </table:table-cell>
        </table:table-row>
        <table:table-row table:style-name="ro1">
          <table:table-cell office:value-type="float" office:value="0.00533000007271767" calcext:value-type="float">
            <text:p>0.005330000072718</text:p>
          </table:table-cell>
        </table:table-row>
        <table:table-row table:style-name="ro1">
          <table:table-cell office:value-type="float" office:value="0.00524999992921948" calcext:value-type="float">
            <text:p>0.005249999929219</text:p>
          </table:table-cell>
        </table:table-row>
        <table:table-row table:style-name="ro1">
          <table:table-cell office:value-type="float" office:value="0.0051699997857213" calcext:value-type="float">
            <text:p>0.005169999785721</text:p>
          </table:table-cell>
        </table:table-row>
        <table:table-row table:style-name="ro1">
          <table:table-cell office:value-type="float" office:value="0.00510000018402934" calcext:value-type="float">
            <text:p>0.005100000184029</text:p>
          </table:table-cell>
        </table:table-row>
        <table:table-row table:style-name="ro1">
          <table:table-cell office:value-type="float" office:value="0.00503000011667609" calcext:value-type="float">
            <text:p>0.005030000116676</text:p>
          </table:table-cell>
        </table:table-row>
        <table:table-row table:style-name="ro1">
          <table:table-cell office:value-type="float" office:value="0.00496000004932284" calcext:value-type="float">
            <text:p>0.004960000049323</text:p>
          </table:table-cell>
        </table:table-row>
        <table:table-row table:style-name="ro1">
          <table:table-cell office:value-type="float" office:value="0.0048899999819696" calcext:value-type="float">
            <text:p>0.00488999998197</text:p>
          </table:table-cell>
        </table:table-row>
        <table:table-row table:style-name="ro1">
          <table:table-cell office:value-type="float" office:value="0.00481999991461635" calcext:value-type="float">
            <text:p>0.004819999914616</text:p>
          </table:table-cell>
        </table:table-row>
        <table:table-row table:style-name="ro1">
          <table:table-cell office:value-type="float" office:value="0.00475999992340803" calcext:value-type="float">
            <text:p>0.004759999923408</text:p>
          </table:table-cell>
        </table:table-row>
        <table:table-row table:style-name="ro1">
          <table:table-cell office:value-type="float" office:value="0.00469999993219972" calcext:value-type="float">
            <text:p>0.0046999999322</text:p>
          </table:table-cell>
        </table:table-row>
        <table:table-row table:style-name="ro1">
          <table:table-cell office:value-type="float" office:value="0.0046399999409914" calcext:value-type="float">
            <text:p>0.004639999940991</text:p>
          </table:table-cell>
        </table:table-row>
        <table:table-row table:style-name="ro1">
          <table:table-cell office:value-type="float" office:value="0.00459000002592802" calcext:value-type="float">
            <text:p>0.004590000025928</text:p>
          </table:table-cell>
        </table:table-row>
        <table:table-row table:style-name="ro1">
          <table:table-cell office:value-type="float" office:value="0.00453000003471971" calcext:value-type="float">
            <text:p>0.00453000003472</text:p>
          </table:table-cell>
        </table:table-row>
        <table:table-row table:style-name="ro1">
          <table:table-cell office:value-type="float" office:value="0.00448000011965632" calcext:value-type="float">
            <text:p>0.004480000119656</text:p>
          </table:table-cell>
        </table:table-row>
        <table:table-row table:style-name="ro1">
          <table:table-cell office:value-type="float" office:value="0.00443000020459294" calcext:value-type="float">
            <text:p>0.004430000204593</text:p>
          </table:table-cell>
        </table:table-row>
        <table:table-row table:style-name="ro1">
          <table:table-cell office:value-type="float" office:value="0.00437999982386828" calcext:value-type="float">
            <text:p>0.004379999823868</text:p>
          </table:table-cell>
        </table:table-row>
        <table:table-row table:style-name="ro1">
          <table:table-cell office:value-type="float" office:value="0.00432999990880489" calcext:value-type="float">
            <text:p>0.004329999908805</text:p>
          </table:table-cell>
        </table:table-row>
        <table:table-row table:style-name="ro1">
          <table:table-cell office:value-type="float" office:value="0.00427999999374151" calcext:value-type="float">
            <text:p>0.004279999993742</text:p>
          </table:table-cell>
        </table:table-row>
        <table:table-row table:style-name="ro1">
          <table:table-cell office:value-type="float" office:value="0.00424000015482307" calcext:value-type="float">
            <text:p>0.004240000154823</text:p>
          </table:table-cell>
        </table:table-row>
        <table:table-row table:style-name="ro1">
          <table:table-cell office:value-type="float" office:value="0.0041899997740984" calcext:value-type="float">
            <text:p>0.004189999774098</text:p>
          </table:table-cell>
        </table:table-row>
        <table:table-row table:style-name="ro1">
          <table:table-cell office:value-type="float" office:value="0.00414999993517995" calcext:value-type="float">
            <text:p>0.00414999993518</text:p>
          </table:table-cell>
        </table:table-row>
        <table:table-row table:style-name="ro1">
          <table:table-cell office:value-type="float" office:value="0.0041100000962615" calcext:value-type="float">
            <text:p>0.004110000096262</text:p>
          </table:table-cell>
        </table:table-row>
        <table:table-row table:style-name="ro1">
          <table:table-cell office:value-type="float" office:value="0.00406999979168177" calcext:value-type="float">
            <text:p>0.004069999791682</text:p>
          </table:table-cell>
        </table:table-row>
        <table:table-row table:style-name="ro1">
          <table:table-cell office:value-type="float" office:value="0.00402999995276332" calcext:value-type="float">
            <text:p>0.004029999952763</text:p>
          </table:table-cell>
        </table:table-row>
        <table:table-row table:style-name="ro1">
          <table:table-cell office:value-type="float" office:value="0.00399000011384487" calcext:value-type="float">
            <text:p>0.003990000113845</text:p>
          </table:table-cell>
        </table:table-row>
        <table:table-row table:style-name="ro1">
          <table:table-cell office:value-type="float" office:value="0.00395999988541007" calcext:value-type="float">
            <text:p>0.00395999988541</text:p>
          </table:table-cell>
        </table:table-row>
        <table:table-row table:style-name="ro1">
          <table:table-cell office:value-type="float" office:value="0.00392000004649162" calcext:value-type="float">
            <text:p>0.003920000046492</text:p>
          </table:table-cell>
        </table:table-row>
        <table:table-row table:style-name="ro1">
          <table:table-cell office:value-type="float" office:value="0.00387999997474253" calcext:value-type="float">
            <text:p>0.003879999974743</text:p>
          </table:table-cell>
        </table:table-row>
        <table:table-row table:style-name="ro1">
          <table:table-cell office:value-type="float" office:value="0.00384999997913837" calcext:value-type="float">
            <text:p>0.003849999979138</text:p>
          </table:table-cell>
        </table:table-row>
        <table:table-row table:style-name="ro1">
          <table:table-cell office:value-type="float" office:value="0.00381999998353422" calcext:value-type="float">
            <text:p>0.003819999983534</text:p>
          </table:table-cell>
        </table:table-row>
        <table:table-row table:style-name="ro1">
          <table:table-cell office:value-type="float" office:value="0.00377999991178513" calcext:value-type="float">
            <text:p>0.003779999911785</text:p>
          </table:table-cell>
        </table:table-row>
        <table:table-row table:style-name="ro1">
          <table:table-cell office:value-type="float" office:value="0.00374999991618097" calcext:value-type="float">
            <text:p>0.003749999916181</text:p>
          </table:table-cell>
        </table:table-row>
        <table:table-row table:style-name="ro1">
          <table:table-cell office:value-type="float" office:value="0.00371999992057681" calcext:value-type="float">
            <text:p>0.003719999920577</text:p>
          </table:table-cell>
        </table:table-row>
        <table:table-row table:style-name="ro1">
          <table:table-cell office:value-type="float" office:value="0.00368999992497265" calcext:value-type="float">
            <text:p>0.003689999924973</text:p>
          </table:table-cell>
        </table:table-row>
        <table:table-row table:style-name="ro1">
          <table:table-cell office:value-type="float" office:value="0.0036599999293685" calcext:value-type="float">
            <text:p>0.003659999929369</text:p>
          </table:table-cell>
        </table:table-row>
        <table:table-row table:style-name="ro1">
          <table:table-cell office:value-type="float" office:value="0.00362999993376434" calcext:value-type="float">
            <text:p>0.003629999933764</text:p>
          </table:table-cell>
        </table:table-row>
        <table:table-row table:style-name="ro1">
          <table:table-cell office:value-type="float" office:value="0.00359999993816018" calcext:value-type="float">
            <text:p>0.00359999993816</text:p>
          </table:table-cell>
        </table:table-row>
        <table:table-row table:style-name="ro1">
          <table:table-cell office:value-type="float" office:value="0.00358000001870096" calcext:value-type="float">
            <text:p>0.003580000018701</text:p>
          </table:table-cell>
        </table:table-row>
        <table:table-row table:style-name="ro1">
          <table:table-cell office:value-type="float" office:value="0.0035500000230968" calcext:value-type="float">
            <text:p>0.003550000023097</text:p>
          </table:table-cell>
        </table:table-row>
        <table:table-row table:style-name="ro1">
          <table:table-cell office:value-type="float" office:value="0.00352000002749264" calcext:value-type="float">
            <text:p>0.003520000027493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343000004068017" calcext:value-type="float">
            <text:p>0.00343000004068</text:p>
          </table:table-cell>
        </table:table-row>
        <table:table-row table:style-name="ro1">
          <table:table-cell office:value-type="float" office:value="0.0034099998883903" calcext:value-type="float">
            <text:p>0.00340999988839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7999989278615" calcext:value-type="float">
            <text:p>0.003379999892786</text:p>
          </table:table-cell>
        </table:table-row>
        <table:table-row table:style-name="ro1">
          <table:table-cell office:value-type="float" office:value="0.00335999997332692" calcext:value-type="float">
            <text:p>0.003359999973327</text:p>
          </table:table-cell>
        </table:table-row>
        <table:table-row table:style-name="ro1">
          <table:table-cell office:value-type="float" office:value="0.0033400000538677" calcext:value-type="float">
            <text:p>0.003340000053868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31000005826354" calcext:value-type="float">
            <text:p>0.003310000058264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8000006265938" calcext:value-type="float">
            <text:p>0.003280000062659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2999991476536" calcext:value-type="float">
            <text:p>0.003229999914765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0000008903444" calcext:value-type="float">
            <text:p>0.003100000089034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59999993816018" calcext:value-type="float">
            <text:p>0.00359999993816</text:p>
          </table:table-cell>
        </table:table-row>
        <table:table-row table:style-name="ro1">
          <table:table-cell office:value-type="float" office:value="0.00408999994397163" calcext:value-type="float">
            <text:p>0.004089999943972</text:p>
          </table:table-cell>
        </table:table-row>
        <table:table-row table:style-name="ro1">
          <table:table-cell office:value-type="float" office:value="0.00450999988242984" calcext:value-type="float">
            <text:p>0.00450999988243</text:p>
          </table:table-cell>
        </table:table-row>
        <table:table-row table:style-name="ro1">
          <table:table-cell office:value-type="float" office:value="0.0048899999819696" calcext:value-type="float">
            <text:p>0.00488999998197</text:p>
          </table:table-cell>
        </table:table-row>
        <table:table-row table:style-name="ro1">
          <table:table-cell office:value-type="float" office:value="0.00522999977692962" calcext:value-type="float">
            <text:p>0.00522999977693</text:p>
          </table:table-cell>
        </table:table-row>
        <table:table-row table:style-name="ro1">
          <table:table-cell office:value-type="float" office:value="0.00552000012248755" calcext:value-type="float">
            <text:p>0.005520000122488</text:p>
          </table:table-cell>
        </table:table-row>
        <table:table-row table:style-name="ro1">
          <table:table-cell office:value-type="float" office:value="0.00581000000238419" calcext:value-type="float">
            <text:p>0.005810000002384</text:p>
          </table:table-cell>
        </table:table-row>
        <table:table-row table:style-name="ro1">
          <table:table-cell office:value-type="float" office:value="0.00708999997004867" calcext:value-type="float">
            <text:p>0.007089999970049</text:p>
          </table:table-cell>
        </table:table-row>
        <table:table-row table:style-name="ro1">
          <table:table-cell office:value-type="float" office:value="0.010610000230372" calcext:value-type="float">
            <text:p>0.010610000230372</text:p>
          </table:table-cell>
        </table:table-row>
        <table:table-row table:style-name="ro1">
          <table:table-cell office:value-type="float" office:value="0.0140500003471971" calcext:value-type="float">
            <text:p>0.014050000347197</text:p>
          </table:table-cell>
        </table:table-row>
        <table:table-row table:style-name="ro1">
          <table:table-cell office:value-type="float" office:value="0.0202699992805719" calcext:value-type="float">
            <text:p>0.020269999280572</text:p>
          </table:table-cell>
        </table:table-row>
        <table:table-row table:style-name="ro1">
          <table:table-cell office:value-type="float" office:value="0.0305499993264675" calcext:value-type="float">
            <text:p>0.030549999326468</text:p>
          </table:table-cell>
        </table:table-row>
        <table:table-row table:style-name="ro1">
          <table:table-cell office:value-type="float" office:value="0.0383000001311302" calcext:value-type="float">
            <text:p>0.03830000013113</text:p>
          </table:table-cell>
        </table:table-row>
        <table:table-row table:style-name="ro1">
          <table:table-cell office:value-type="float" office:value="0.0556799992918968" calcext:value-type="float">
            <text:p>0.055679999291897</text:p>
          </table:table-cell>
        </table:table-row>
        <table:table-row table:style-name="ro1">
          <table:table-cell office:value-type="float" office:value="0.11361999809742" calcext:value-type="float">
            <text:p>0.11361999809742</text:p>
          </table:table-cell>
        </table:table-row>
        <table:table-row table:style-name="ro1">
          <table:table-cell office:value-type="float" office:value="0.164049997925758" calcext:value-type="float">
            <text:p>0.164049997925758</text:p>
          </table:table-cell>
        </table:table-row>
        <table:table-row table:style-name="ro1">
          <table:table-cell office:value-type="float" office:value="0.180690005421639" calcext:value-type="float">
            <text:p>0.180690005421639</text:p>
          </table:table-cell>
        </table:table-row>
        <table:table-row table:style-name="ro1">
          <table:table-cell office:value-type="float" office:value="0.178320005536079" calcext:value-type="float">
            <text:p>0.178320005536079</text:p>
          </table:table-cell>
        </table:table-row>
        <table:table-row table:style-name="ro1">
          <table:table-cell office:value-type="float" office:value="0.196270003914833" calcext:value-type="float">
            <text:p>0.196270003914833</text:p>
          </table:table-cell>
        </table:table-row>
        <table:table-row table:style-name="ro1">
          <table:table-cell office:value-type="float" office:value="0.234999999403954" calcext:value-type="float">
            <text:p>0.234999999403954</text:p>
          </table:table-cell>
        </table:table-row>
        <table:table-row table:style-name="ro1">
          <table:table-cell office:value-type="float" office:value="0.393449991941452" calcext:value-type="float">
            <text:p>0.393449991941452</text:p>
          </table:table-cell>
        </table:table-row>
        <table:table-row table:style-name="ro1">
          <table:table-cell office:value-type="float" office:value="0.448460012674332" calcext:value-type="float">
            <text:p>0.448460012674332</text:p>
          </table:table-cell>
        </table:table-row>
        <table:table-row table:style-name="ro1">
          <table:table-cell office:value-type="float" office:value="0.476000010967255" calcext:value-type="float">
            <text:p>0.476000010967255</text:p>
          </table:table-cell>
        </table:table-row>
        <table:table-row table:style-name="ro1">
          <table:table-cell office:value-type="float" office:value="0.620790004730225" calcext:value-type="float">
            <text:p>0.620790004730225</text:p>
          </table:table-cell>
        </table:table-row>
        <table:table-row table:style-name="ro1">
          <table:table-cell office:value-type="float" office:value="0.960229992866516" calcext:value-type="float">
            <text:p>0.960229992866516</text:p>
          </table:table-cell>
        </table:table-row>
        <table:table-row table:style-name="ro1">
          <table:table-cell office:value-type="float" office:value="1.46355998516083" calcext:value-type="float">
            <text:p>1.46355998516083</text:p>
          </table:table-cell>
        </table:table-row>
        <table:table-row table:style-name="ro1">
          <table:table-cell office:value-type="float" office:value="1.40297996997833" calcext:value-type="float">
            <text:p>1.40297996997833</text:p>
          </table:table-cell>
        </table:table-row>
        <table:table-row table:style-name="ro1">
          <table:table-cell office:value-type="float" office:value="1.10576999187469" calcext:value-type="float">
            <text:p>1.10576999187469</text:p>
          </table:table-cell>
        </table:table-row>
        <table:table-row table:style-name="ro1">
          <table:table-cell office:value-type="float" office:value="0.850610017776489" calcext:value-type="float">
            <text:p>0.850610017776489</text:p>
          </table:table-cell>
        </table:table-row>
        <table:table-row table:style-name="ro1">
          <table:table-cell office:value-type="float" office:value="0.684189975261688" calcext:value-type="float">
            <text:p>0.684189975261688</text:p>
          </table:table-cell>
        </table:table-row>
        <table:table-row table:style-name="ro1">
          <table:table-cell office:value-type="float" office:value="0.596650004386902" calcext:value-type="float">
            <text:p>0.596650004386902</text:p>
          </table:table-cell>
        </table:table-row>
        <table:table-row table:style-name="ro1">
          <table:table-cell office:value-type="float" office:value="0.519219994544983" calcext:value-type="float">
            <text:p>0.519219994544983</text:p>
          </table:table-cell>
        </table:table-row>
        <table:table-row table:style-name="ro1">
          <table:table-cell office:value-type="float" office:value="0.446209996938705" calcext:value-type="float">
            <text:p>0.446209996938705</text:p>
          </table:table-cell>
        </table:table-row>
        <table:table-row table:style-name="ro1">
          <table:table-cell office:value-type="float" office:value="0.409689992666245" calcext:value-type="float">
            <text:p>0.409689992666245</text:p>
          </table:table-cell>
        </table:table-row>
        <table:table-row table:style-name="ro1">
          <table:table-cell office:value-type="float" office:value="0.465730011463165" calcext:value-type="float">
            <text:p>0.465730011463165</text:p>
          </table:table-cell>
        </table:table-row>
        <table:table-row table:style-name="ro1">
          <table:table-cell office:value-type="float" office:value="0.523699998855591" calcext:value-type="float">
            <text:p>0.523699998855591</text:p>
          </table:table-cell>
        </table:table-row>
        <table:table-row table:style-name="ro1">
          <table:table-cell office:value-type="float" office:value="0.629010021686554" calcext:value-type="float">
            <text:p>0.629010021686554</text:p>
          </table:table-cell>
        </table:table-row>
        <table:table-row table:style-name="ro1">
          <table:table-cell office:value-type="float" office:value="0.604589998722076" calcext:value-type="float">
            <text:p>0.604589998722076</text:p>
          </table:table-cell>
        </table:table-row>
        <table:table-row table:style-name="ro1">
          <table:table-cell office:value-type="float" office:value="0.531949996948242" calcext:value-type="float">
            <text:p>0.531949996948242</text:p>
          </table:table-cell>
        </table:table-row>
        <table:table-row table:style-name="ro1">
          <table:table-cell office:value-type="float" office:value="0.456039994955063" calcext:value-type="float">
            <text:p>0.456039994955063</text:p>
          </table:table-cell>
        </table:table-row>
        <table:table-row table:style-name="ro1">
          <table:table-cell office:value-type="float" office:value="0.386640012264252" calcext:value-type="float">
            <text:p>0.386640012264252</text:p>
          </table:table-cell>
        </table:table-row>
        <table:table-row table:style-name="ro1">
          <table:table-cell office:value-type="float" office:value="0.328579992055893" calcext:value-type="float">
            <text:p>0.328579992055893</text:p>
          </table:table-cell>
        </table:table-row>
        <table:table-row table:style-name="ro1">
          <table:table-cell office:value-type="float" office:value="0.281520009040833" calcext:value-type="float">
            <text:p>0.281520009040833</text:p>
          </table:table-cell>
        </table:table-row>
        <table:table-row table:style-name="ro1">
          <table:table-cell office:value-type="float" office:value="0.244379997253418" calcext:value-type="float">
            <text:p>0.244379997253418</text:p>
          </table:table-cell>
        </table:table-row>
        <table:table-row table:style-name="ro1">
          <table:table-cell office:value-type="float" office:value="0.229330003261566" calcext:value-type="float">
            <text:p>0.229330003261566</text:p>
          </table:table-cell>
        </table:table-row>
        <table:table-row table:style-name="ro1">
          <table:table-cell office:value-type="float" office:value="0.22936999797821" calcext:value-type="float">
            <text:p>0.22936999797821</text:p>
          </table:table-cell>
        </table:table-row>
        <table:table-row table:style-name="ro1">
          <table:table-cell office:value-type="float" office:value="0.244249999523163" calcext:value-type="float">
            <text:p>0.244249999523163</text:p>
          </table:table-cell>
        </table:table-row>
        <table:table-row table:style-name="ro1">
          <table:table-cell office:value-type="float" office:value="0.254370003938675" calcext:value-type="float">
            <text:p>0.254370003938675</text:p>
          </table:table-cell>
        </table:table-row>
        <table:table-row table:style-name="ro1">
          <table:table-cell office:value-type="float" office:value="0.318199992179871" calcext:value-type="float">
            <text:p>0.318199992179871</text:p>
          </table:table-cell>
        </table:table-row>
        <table:table-row table:style-name="ro1">
          <table:table-cell office:value-type="float" office:value="0.940580010414124" calcext:value-type="float">
            <text:p>0.940580010414124</text:p>
          </table:table-cell>
        </table:table-row>
        <table:table-row table:style-name="ro1">
          <table:table-cell office:value-type="float" office:value="0.999660015106201" calcext:value-type="float">
            <text:p>0.999660015106201</text:p>
          </table:table-cell>
        </table:table-row>
        <table:table-row table:style-name="ro1">
          <table:table-cell office:value-type="float" office:value="0.860580027103424" calcext:value-type="float">
            <text:p>0.860580027103424</text:p>
          </table:table-cell>
        </table:table-row>
        <table:table-row table:style-name="ro1">
          <table:table-cell office:value-type="float" office:value="0.722800016403198" calcext:value-type="float">
            <text:p>0.722800016403198</text:p>
          </table:table-cell>
        </table:table-row>
        <table:table-row table:style-name="ro1">
          <table:table-cell office:value-type="float" office:value="0.595830023288727" calcext:value-type="float">
            <text:p>0.595830023288727</text:p>
          </table:table-cell>
        </table:table-row>
        <table:table-row table:style-name="ro1">
          <table:table-cell office:value-type="float" office:value="0.499469995498657" calcext:value-type="float">
            <text:p>0.499469995498657</text:p>
          </table:table-cell>
        </table:table-row>
        <table:table-row table:style-name="ro1">
          <table:table-cell office:value-type="float" office:value="0.419349998235703" calcext:value-type="float">
            <text:p>0.419349998235703</text:p>
          </table:table-cell>
        </table:table-row>
        <table:table-row table:style-name="ro1">
          <table:table-cell office:value-type="float" office:value="0.353720009326935" calcext:value-type="float">
            <text:p>0.353720009326935</text:p>
          </table:table-cell>
        </table:table-row>
        <table:table-row table:style-name="ro1">
          <table:table-cell office:value-type="float" office:value="0.301800012588501" calcext:value-type="float">
            <text:p>0.301800012588501</text:p>
          </table:table-cell>
        </table:table-row>
        <table:table-row table:style-name="ro1">
          <table:table-cell office:value-type="float" office:value="0.2605200111866" calcext:value-type="float">
            <text:p>0.2605200111866</text:p>
          </table:table-cell>
        </table:table-row>
        <table:table-row table:style-name="ro1">
          <table:table-cell office:value-type="float" office:value="0.240580007433891" calcext:value-type="float">
            <text:p>0.240580007433891</text:p>
          </table:table-cell>
        </table:table-row>
        <table:table-row table:style-name="ro1">
          <table:table-cell office:value-type="float" office:value="0.225730001926422" calcext:value-type="float">
            <text:p>0.225730001926422</text:p>
          </table:table-cell>
        </table:table-row>
        <table:table-row table:style-name="ro1">
          <table:table-cell office:value-type="float" office:value="0.20890000462532" calcext:value-type="float">
            <text:p>0.20890000462532</text:p>
          </table:table-cell>
        </table:table-row>
        <table:table-row table:style-name="ro1">
          <table:table-cell office:value-type="float" office:value="0.198640003800392" calcext:value-type="float">
            <text:p>0.198640003800392</text:p>
          </table:table-cell>
        </table:table-row>
        <table:table-row table:style-name="ro1">
          <table:table-cell office:value-type="float" office:value="0.229699999094009" calcext:value-type="float">
            <text:p>0.229699999094009</text:p>
          </table:table-cell>
        </table:table-row>
        <table:table-row table:style-name="ro1">
          <table:table-cell office:value-type="float" office:value="0.240779995918274" calcext:value-type="float">
            <text:p>0.240779995918274</text:p>
          </table:table-cell>
        </table:table-row>
        <table:table-row table:style-name="ro1">
          <table:table-cell office:value-type="float" office:value="0.236249998211861" calcext:value-type="float">
            <text:p>0.236249998211861</text:p>
          </table:table-cell>
        </table:table-row>
        <table:table-row table:style-name="ro1">
          <table:table-cell office:value-type="float" office:value="0.230949997901916" calcext:value-type="float">
            <text:p>0.230949997901916</text:p>
          </table:table-cell>
        </table:table-row>
        <table:table-row table:style-name="ro1">
          <table:table-cell office:value-type="float" office:value="0.258569985628128" calcext:value-type="float">
            <text:p>0.258569985628128</text:p>
          </table:table-cell>
        </table:table-row>
        <table:table-row table:style-name="ro1">
          <table:table-cell office:value-type="float" office:value="0.523649990558624" calcext:value-type="float">
            <text:p>0.523649990558624</text:p>
          </table:table-cell>
        </table:table-row>
        <table:table-row table:style-name="ro1">
          <table:table-cell office:value-type="float" office:value="0.835060000419617" calcext:value-type="float">
            <text:p>0.835060000419617</text:p>
          </table:table-cell>
        </table:table-row>
        <table:table-row table:style-name="ro1">
          <table:table-cell office:value-type="float" office:value="0.982110023498535" calcext:value-type="float">
            <text:p>0.982110023498535</text:p>
          </table:table-cell>
        </table:table-row>
        <table:table-row table:style-name="ro1">
          <table:table-cell office:value-type="float" office:value="1.04751002788544" calcext:value-type="float">
            <text:p>1.04751002788544</text:p>
          </table:table-cell>
        </table:table-row>
        <table:table-row table:style-name="ro1">
          <table:table-cell office:value-type="float" office:value="1.24171996116638" calcext:value-type="float">
            <text:p>1.24171996116638</text:p>
          </table:table-cell>
        </table:table-row>
        <table:table-row table:style-name="ro1">
          <table:table-cell office:value-type="float" office:value="1.22970998287201" calcext:value-type="float">
            <text:p>1.22970998287201</text:p>
          </table:table-cell>
        </table:table-row>
        <table:table-row table:style-name="ro1">
          <table:table-cell office:value-type="float" office:value="2.14376997947693" calcext:value-type="float">
            <text:p>2.14376997947693</text:p>
          </table:table-cell>
        </table:table-row>
        <table:table-row table:style-name="ro1">
          <table:table-cell office:value-type="float" office:value="2.11922001838684" calcext:value-type="float">
            <text:p>2.11922001838684</text:p>
          </table:table-cell>
        </table:table-row>
        <table:table-row table:style-name="ro1">
          <table:table-cell office:value-type="float" office:value="1.45606005191803" calcext:value-type="float">
            <text:p>1.45606005191803</text:p>
          </table:table-cell>
        </table:table-row>
        <table:table-row table:style-name="ro1">
          <table:table-cell office:value-type="float" office:value="1.07024002075195" calcext:value-type="float">
            <text:p>1.07024002075195</text:p>
          </table:table-cell>
        </table:table-row>
        <table:table-row table:style-name="ro1">
          <table:table-cell office:value-type="float" office:value="0.810899972915649" calcext:value-type="float">
            <text:p>0.810899972915649</text:p>
          </table:table-cell>
        </table:table-row>
        <table:table-row table:style-name="ro1">
          <table:table-cell office:value-type="float" office:value="0.638329982757568" calcext:value-type="float">
            <text:p>0.638329982757568</text:p>
          </table:table-cell>
        </table:table-row>
        <table:table-row table:style-name="ro1">
          <table:table-cell office:value-type="float" office:value="0.529990017414093" calcext:value-type="float">
            <text:p>0.529990017414093</text:p>
          </table:table-cell>
        </table:table-row>
        <table:table-row table:style-name="ro1">
          <table:table-cell office:value-type="float" office:value="0.464480012655258" calcext:value-type="float">
            <text:p>0.464480012655258</text:p>
          </table:table-cell>
        </table:table-row>
        <table:table-row table:style-name="ro1">
          <table:table-cell office:value-type="float" office:value="0.431190013885498" calcext:value-type="float">
            <text:p>0.431190013885498</text:p>
          </table:table-cell>
        </table:table-row>
        <table:table-row table:style-name="ro1">
          <table:table-cell office:value-type="float" office:value="0.389230012893677" calcext:value-type="float">
            <text:p>0.389230012893677</text:p>
          </table:table-cell>
        </table:table-row>
        <table:table-row table:style-name="ro1">
          <table:table-cell office:value-type="float" office:value="0.344650000333786" calcext:value-type="float">
            <text:p>0.344650000333786</text:p>
          </table:table-cell>
        </table:table-row>
        <table:table-row table:style-name="ro1">
          <table:table-cell office:value-type="float" office:value="0.306059986352921" calcext:value-type="float">
            <text:p>0.306059986352921</text:p>
          </table:table-cell>
        </table:table-row>
        <table:table-row table:style-name="ro1">
          <table:table-cell office:value-type="float" office:value="0.269870012998581" calcext:value-type="float">
            <text:p>0.269870012998581</text:p>
          </table:table-cell>
        </table:table-row>
        <table:table-row table:style-name="ro1">
          <table:table-cell office:value-type="float" office:value="0.237210005521774" calcext:value-type="float">
            <text:p>0.237210005521774</text:p>
          </table:table-cell>
        </table:table-row>
        <table:table-row table:style-name="ro1">
          <table:table-cell office:value-type="float" office:value="0.208509996533394" calcext:value-type="float">
            <text:p>0.208509996533394</text:p>
          </table:table-cell>
        </table:table-row>
        <table:table-row table:style-name="ro1">
          <table:table-cell office:value-type="float" office:value="0.183779999613762" calcext:value-type="float">
            <text:p>0.183779999613762</text:p>
          </table:table-cell>
        </table:table-row>
        <table:table-row table:style-name="ro1">
          <table:table-cell office:value-type="float" office:value="0.162589997053146" calcext:value-type="float">
            <text:p>0.162589997053146</text:p>
          </table:table-cell>
        </table:table-row>
        <table:table-row table:style-name="ro1">
          <table:table-cell office:value-type="float" office:value="0.144730001688004" calcext:value-type="float">
            <text:p>0.144730001688004</text:p>
          </table:table-cell>
        </table:table-row>
        <table:table-row table:style-name="ro1">
          <table:table-cell office:value-type="float" office:value="0.128999993205071" calcext:value-type="float">
            <text:p>0.128999993205071</text:p>
          </table:table-cell>
        </table:table-row>
        <table:table-row table:style-name="ro1">
          <table:table-cell office:value-type="float" office:value="0.115350000560284" calcext:value-type="float">
            <text:p>0.115350000560284</text:p>
          </table:table-cell>
        </table:table-row>
        <table:table-row table:style-name="ro1">
          <table:table-cell office:value-type="float" office:value="0.10317999869585" calcext:value-type="float">
            <text:p>0.10317999869585</text:p>
          </table:table-cell>
        </table:table-row>
        <table:table-row table:style-name="ro1">
          <table:table-cell office:value-type="float" office:value="0.0926000028848648" calcext:value-type="float">
            <text:p>0.092600002884865</text:p>
          </table:table-cell>
        </table:table-row>
        <table:table-row table:style-name="ro1">
          <table:table-cell office:value-type="float" office:value="0.0833799988031387" calcext:value-type="float">
            <text:p>0.083379998803139</text:p>
          </table:table-cell>
        </table:table-row>
        <table:table-row table:style-name="ro1">
          <table:table-cell office:value-type="float" office:value="0.0752800032496452" calcext:value-type="float">
            <text:p>0.075280003249645</text:p>
          </table:table-cell>
        </table:table-row>
        <table:table-row table:style-name="ro1">
          <table:table-cell office:value-type="float" office:value="0.0681400001049042" calcext:value-type="float">
            <text:p>0.068140000104904</text:p>
          </table:table-cell>
        </table:table-row>
        <table:table-row table:style-name="ro1">
          <table:table-cell office:value-type="float" office:value="0.0618700012564659" calcext:value-type="float">
            <text:p>0.061870001256466</text:p>
          </table:table-cell>
        </table:table-row>
        <table:table-row table:style-name="ro1">
          <table:table-cell office:value-type="float" office:value="0.0563700012862682" calcext:value-type="float">
            <text:p>0.056370001286268</text:p>
          </table:table-cell>
        </table:table-row>
        <table:table-row table:style-name="ro1">
          <table:table-cell office:value-type="float" office:value="0.0516799986362457" calcext:value-type="float">
            <text:p>0.051679998636246</text:p>
          </table:table-cell>
        </table:table-row>
        <table:table-row table:style-name="ro1">
          <table:table-cell office:value-type="float" office:value="0.047690000385046" calcext:value-type="float">
            <text:p>0.047690000385046</text:p>
          </table:table-cell>
        </table:table-row>
        <table:table-row table:style-name="ro1">
          <table:table-cell office:value-type="float" office:value="0.0444599986076355" calcext:value-type="float">
            <text:p>0.044459998607636</text:p>
          </table:table-cell>
        </table:table-row>
        <table:table-row table:style-name="ro1">
          <table:table-cell office:value-type="float" office:value="0.0432999990880489" calcext:value-type="float">
            <text:p>0.043299999088049</text:p>
          </table:table-cell>
        </table:table-row>
        <table:table-row table:style-name="ro1">
          <table:table-cell office:value-type="float" office:value="0.0445099994540215" calcext:value-type="float">
            <text:p>0.044509999454022</text:p>
          </table:table-cell>
        </table:table-row>
        <table:table-row table:style-name="ro1">
          <table:table-cell office:value-type="float" office:value="0.0502999983727932" calcext:value-type="float">
            <text:p>0.050299998372793</text:p>
          </table:table-cell>
        </table:table-row>
        <table:table-row table:style-name="ro1">
          <table:table-cell office:value-type="float" office:value="0.0843899995088577" calcext:value-type="float">
            <text:p>0.084389999508858</text:p>
          </table:table-cell>
        </table:table-row>
        <table:table-row table:style-name="ro1">
          <table:table-cell office:value-type="float" office:value="0.14036999642849" calcext:value-type="float">
            <text:p>0.14036999642849</text:p>
          </table:table-cell>
        </table:table-row>
        <table:table-row table:style-name="ro1">
          <table:table-cell office:value-type="float" office:value="0.183860003948212" calcext:value-type="float">
            <text:p>0.183860003948212</text:p>
          </table:table-cell>
        </table:table-row>
        <table:table-row table:style-name="ro1">
          <table:table-cell office:value-type="float" office:value="0.19480000436306" calcext:value-type="float">
            <text:p>0.19480000436306</text:p>
          </table:table-cell>
        </table:table-row>
        <table:table-row table:style-name="ro1">
          <table:table-cell office:value-type="float" office:value="0.188740000128746" calcext:value-type="float">
            <text:p>0.188740000128746</text:p>
          </table:table-cell>
        </table:table-row>
        <table:table-row table:style-name="ro1">
          <table:table-cell office:value-type="float" office:value="0.175899997353554" calcext:value-type="float">
            <text:p>0.175899997353554</text:p>
          </table:table-cell>
        </table:table-row>
        <table:table-row table:style-name="ro1">
          <table:table-cell office:value-type="float" office:value="0.160559996962547" calcext:value-type="float">
            <text:p>0.160559996962547</text:p>
          </table:table-cell>
        </table:table-row>
        <table:table-row table:style-name="ro1">
          <table:table-cell office:value-type="float" office:value="0.145439997315407" calcext:value-type="float">
            <text:p>0.145439997315407</text:p>
          </table:table-cell>
        </table:table-row>
        <table:table-row table:style-name="ro1">
          <table:table-cell office:value-type="float" office:value="0.133420005440712" calcext:value-type="float">
            <text:p>0.133420005440712</text:p>
          </table:table-cell>
        </table:table-row>
        <table:table-row table:style-name="ro1">
          <table:table-cell office:value-type="float" office:value="0.123510003089905" calcext:value-type="float">
            <text:p>0.123510003089905</text:p>
          </table:table-cell>
        </table:table-row>
        <table:table-row table:style-name="ro1">
          <table:table-cell office:value-type="float" office:value="0.11446999758482" calcext:value-type="float">
            <text:p>0.11446999758482</text:p>
          </table:table-cell>
        </table:table-row>
        <table:table-row table:style-name="ro1">
          <table:table-cell office:value-type="float" office:value="0.106159999966621" calcext:value-type="float">
            <text:p>0.106159999966621</text:p>
          </table:table-cell>
        </table:table-row>
        <table:table-row table:style-name="ro1">
          <table:table-cell office:value-type="float" office:value="0.101709999144077" calcext:value-type="float">
            <text:p>0.101709999144077</text:p>
          </table:table-cell>
        </table:table-row>
        <table:table-row table:style-name="ro1">
          <table:table-cell office:value-type="float" office:value="0.103399999439716" calcext:value-type="float">
            <text:p>0.103399999439716</text:p>
          </table:table-cell>
        </table:table-row>
        <table:table-row table:style-name="ro1">
          <table:table-cell office:value-type="float" office:value="0.103849999606609" calcext:value-type="float">
            <text:p>0.103849999606609</text:p>
          </table:table-cell>
        </table:table-row>
        <table:table-row table:style-name="ro1">
          <table:table-cell office:value-type="float" office:value="0.10113999992609" calcext:value-type="float">
            <text:p>0.10113999992609</text:p>
          </table:table-cell>
        </table:table-row>
        <table:table-row table:style-name="ro1">
          <table:table-cell office:value-type="float" office:value="0.0960699990391731" calcext:value-type="float">
            <text:p>0.096069999039173</text:p>
          </table:table-cell>
        </table:table-row>
        <table:table-row table:style-name="ro1">
          <table:table-cell office:value-type="float" office:value="0.0899500027298927" calcext:value-type="float">
            <text:p>0.089950002729893</text:p>
          </table:table-cell>
        </table:table-row>
        <table:table-row table:style-name="ro1">
          <table:table-cell office:value-type="float" office:value="0.0835099965333939" calcext:value-type="float">
            <text:p>0.083509996533394</text:p>
          </table:table-cell>
        </table:table-row>
        <table:table-row table:style-name="ro1">
          <table:table-cell office:value-type="float" office:value="0.0771899968385696" calcext:value-type="float">
            <text:p>0.07718999683857</text:p>
          </table:table-cell>
        </table:table-row>
        <table:table-row table:style-name="ro1">
          <table:table-cell office:value-type="float" office:value="0.0712699964642525" calcext:value-type="float">
            <text:p>0.071269996464253</text:p>
          </table:table-cell>
        </table:table-row>
        <table:table-row table:style-name="ro1">
          <table:table-cell office:value-type="float" office:value="0.0658000037074089" calcext:value-type="float">
            <text:p>0.065800003707409</text:p>
          </table:table-cell>
        </table:table-row>
        <table:table-row table:style-name="ro1">
          <table:table-cell office:value-type="float" office:value="0.0607799999415875" calcext:value-type="float">
            <text:p>0.060779999941588</text:p>
          </table:table-cell>
        </table:table-row>
        <table:table-row table:style-name="ro1">
          <table:table-cell office:value-type="float" office:value="0.0561800003051758" calcext:value-type="float">
            <text:p>0.056180000305176</text:p>
          </table:table-cell>
        </table:table-row>
        <table:table-row table:style-name="ro1">
          <table:table-cell office:value-type="float" office:value="0.0520000010728836" calcext:value-type="float">
            <text:p>0.052000001072884</text:p>
          </table:table-cell>
        </table:table-row>
        <table:table-row table:style-name="ro1">
          <table:table-cell office:value-type="float" office:value="0.0481799989938736" calcext:value-type="float">
            <text:p>0.048179998993874</text:p>
          </table:table-cell>
        </table:table-row>
        <table:table-row table:style-name="ro1">
          <table:table-cell office:value-type="float" office:value="0.044709999114275" calcext:value-type="float">
            <text:p>0.044709999114275</text:p>
          </table:table-cell>
        </table:table-row>
        <table:table-row table:style-name="ro1">
          <table:table-cell office:value-type="float" office:value="0.0415600016713143" calcext:value-type="float">
            <text:p>0.041560001671314</text:p>
          </table:table-cell>
        </table:table-row>
        <table:table-row table:style-name="ro1">
          <table:table-cell office:value-type="float" office:value="0.0386900007724762" calcext:value-type="float">
            <text:p>0.038690000772476</text:p>
          </table:table-cell>
        </table:table-row>
        <table:table-row table:style-name="ro1">
          <table:table-cell office:value-type="float" office:value="0.0360700003802776" calcext:value-type="float">
            <text:p>0.036070000380278</text:p>
          </table:table-cell>
        </table:table-row>
        <table:table-row table:style-name="ro1">
          <table:table-cell office:value-type="float" office:value="0.0336900018155575" calcext:value-type="float">
            <text:p>0.033690001815558</text:p>
          </table:table-cell>
        </table:table-row>
        <table:table-row table:style-name="ro1">
          <table:table-cell office:value-type="float" office:value="0.0315099991858006" calcext:value-type="float">
            <text:p>0.031509999185801</text:p>
          </table:table-cell>
        </table:table-row>
        <table:table-row table:style-name="ro1">
          <table:table-cell office:value-type="float" office:value="0.0295299999415875" calcext:value-type="float">
            <text:p>0.029529999941588</text:p>
          </table:table-cell>
        </table:table-row>
        <table:table-row table:style-name="ro1">
          <table:table-cell office:value-type="float" office:value="0.0277200005948544" calcext:value-type="float">
            <text:p>0.027720000594854</text:p>
          </table:table-cell>
        </table:table-row>
        <table:table-row table:style-name="ro1">
          <table:table-cell office:value-type="float" office:value="0.0260600000619888" calcext:value-type="float">
            <text:p>0.026060000061989</text:p>
          </table:table-cell>
        </table:table-row>
        <table:table-row table:style-name="ro1">
          <table:table-cell office:value-type="float" office:value="0.024550000205636" calcext:value-type="float">
            <text:p>0.024550000205636</text:p>
          </table:table-cell>
        </table:table-row>
        <table:table-row table:style-name="ro1">
          <table:table-cell office:value-type="float" office:value="0.0231599994003773" calcext:value-type="float">
            <text:p>0.023159999400377</text:p>
          </table:table-cell>
        </table:table-row>
        <table:table-row table:style-name="ro1">
          <table:table-cell office:value-type="float" office:value="0.0218899995088577" calcext:value-type="float">
            <text:p>0.021889999508858</text:p>
          </table:table-cell>
        </table:table-row>
        <table:table-row table:style-name="ro1">
          <table:table-cell office:value-type="float" office:value="0.0207100007683039" calcext:value-type="float">
            <text:p>0.020710000768304</text:p>
          </table:table-cell>
        </table:table-row>
        <table:table-row table:style-name="ro1">
          <table:table-cell office:value-type="float" office:value="0.0196299999952316" calcext:value-type="float">
            <text:p>0.019629999995232</text:p>
          </table:table-cell>
        </table:table-row>
        <table:table-row table:style-name="ro1">
          <table:table-cell office:value-type="float" office:value="0.0186400003731251" calcext:value-type="float">
            <text:p>0.018640000373125</text:p>
          </table:table-cell>
        </table:table-row>
        <table:table-row table:style-name="ro1">
          <table:table-cell office:value-type="float" office:value="0.0177200008183718" calcext:value-type="float">
            <text:p>0.017720000818372</text:p>
          </table:table-cell>
        </table:table-row>
        <table:table-row table:style-name="ro1">
          <table:table-cell office:value-type="float" office:value="0.0168699994683266" calcext:value-type="float">
            <text:p>0.016869999468327</text:p>
          </table:table-cell>
        </table:table-row>
        <table:table-row table:style-name="ro1">
          <table:table-cell office:value-type="float" office:value="0.0160799995064735" calcext:value-type="float">
            <text:p>0.016079999506474</text:p>
          </table:table-cell>
        </table:table-row>
        <table:table-row table:style-name="ro1">
          <table:table-cell office:value-type="float" office:value="0.0153500000014901" calcext:value-type="float">
            <text:p>0.01535000000149</text:p>
          </table:table-cell>
        </table:table-row>
        <table:table-row table:style-name="ro1">
          <table:table-cell office:value-type="float" office:value="0.0146800000220537" calcext:value-type="float">
            <text:p>0.014680000022054</text:p>
          </table:table-cell>
        </table:table-row>
        <table:table-row table:style-name="ro1">
          <table:table-cell office:value-type="float" office:value="0.0140500003471971" calcext:value-type="float">
            <text:p>0.014050000347197</text:p>
          </table:table-cell>
        </table:table-row>
        <table:table-row table:style-name="ro1">
          <table:table-cell office:value-type="float" office:value="0.0134600000455976" calcext:value-type="float">
            <text:p>0.013460000045598</text:p>
          </table:table-cell>
        </table:table-row>
        <table:table-row table:style-name="ro1">
          <table:table-cell office:value-type="float" office:value="0.0129199996590614" calcext:value-type="float">
            <text:p>0.012919999659062</text:p>
          </table:table-cell>
        </table:table-row>
        <table:table-row table:style-name="ro1">
          <table:table-cell office:value-type="float" office:value="0.0124099999666214" calcext:value-type="float">
            <text:p>0.012409999966621</text:p>
          </table:table-cell>
        </table:table-row>
        <table:table-row table:style-name="ro1">
          <table:table-cell office:value-type="float" office:value="0.0119300000369549" calcext:value-type="float">
            <text:p>0.011930000036955</text:p>
          </table:table-cell>
        </table:table-row>
        <table:table-row table:style-name="ro1">
          <table:table-cell office:value-type="float" office:value="0.0114900004118681" calcext:value-type="float">
            <text:p>0.011490000411868</text:p>
          </table:table-cell>
        </table:table-row>
        <table:table-row table:style-name="ro1">
          <table:table-cell office:value-type="float" office:value="0.0110700000077486" calcext:value-type="float">
            <text:p>0.011070000007749</text:p>
          </table:table-cell>
        </table:table-row>
        <table:table-row table:style-name="ro1">
          <table:table-cell office:value-type="float" office:value="0.0106800002977252" calcext:value-type="float">
            <text:p>0.010680000297725</text:p>
          </table:table-cell>
        </table:table-row>
        <table:table-row table:style-name="ro1">
          <table:table-cell office:value-type="float" office:value="0.0103099998086691" calcext:value-type="float">
            <text:p>0.010309999808669</text:p>
          </table:table-cell>
        </table:table-row>
        <table:table-row table:style-name="ro1">
          <table:table-cell office:value-type="float" office:value="0.00997000001370907" calcext:value-type="float">
            <text:p>0.009970000013709</text:p>
          </table:table-cell>
        </table:table-row>
        <table:table-row table:style-name="ro1">
          <table:table-cell office:value-type="float" office:value="0.00963999982923269" calcext:value-type="float">
            <text:p>0.009639999829233</text:p>
          </table:table-cell>
        </table:table-row>
        <table:table-row table:style-name="ro1">
          <table:table-cell office:value-type="float" office:value="0.00934000033885241" calcext:value-type="float">
            <text:p>0.009340000338852</text:p>
          </table:table-cell>
        </table:table-row>
        <table:table-row table:style-name="ro1">
          <table:table-cell office:value-type="float" office:value="0.00905000045895577" calcext:value-type="float">
            <text:p>0.009050000458956</text:p>
          </table:table-cell>
        </table:table-row>
        <table:table-row table:style-name="ro1">
          <table:table-cell office:value-type="float" office:value="0.00877999980002642" calcext:value-type="float">
            <text:p>0.008779999800026</text:p>
          </table:table-cell>
        </table:table-row>
        <table:table-row table:style-name="ro1">
          <table:table-cell office:value-type="float" office:value="0.00853000022470951" calcext:value-type="float">
            <text:p>0.00853000022471</text:p>
          </table:table-cell>
        </table:table-row>
        <table:table-row table:style-name="ro1">
          <table:table-cell office:value-type="float" office:value="0.00829000025987625" calcext:value-type="float">
            <text:p>0.008290000259876</text:p>
          </table:table-cell>
        </table:table-row>
        <table:table-row table:style-name="ro1">
          <table:table-cell office:value-type="float" office:value="0.00805999990552664" calcext:value-type="float">
            <text:p>0.008059999905527</text:p>
          </table:table-cell>
        </table:table-row>
        <table:table-row table:style-name="ro1">
          <table:table-cell office:value-type="float" office:value="0.00784000009298325" calcext:value-type="float">
            <text:p>0.007840000092983</text:p>
          </table:table-cell>
        </table:table-row>
        <table:table-row table:style-name="ro1">
          <table:table-cell office:value-type="float" office:value="0.00763999996706843" calcext:value-type="float">
            <text:p>0.007639999967068</text:p>
          </table:table-cell>
        </table:table-row>
        <table:table-row table:style-name="ro1">
          <table:table-cell office:value-type="float" office:value="0.00743999984115362" calcext:value-type="float">
            <text:p>0.007439999841154</text:p>
          </table:table-cell>
        </table:table-row>
        <table:table-row table:style-name="ro1">
          <table:table-cell office:value-type="float" office:value="0.00725999986752868" calcext:value-type="float">
            <text:p>0.007259999867529</text:p>
          </table:table-cell>
        </table:table-row>
        <table:table-row table:style-name="ro1">
          <table:table-cell office:value-type="float" office:value="0.00708999997004867" calcext:value-type="float">
            <text:p>0.007089999970049</text:p>
          </table:table-cell>
        </table:table-row>
        <table:table-row table:style-name="ro1">
          <table:table-cell office:value-type="float" office:value="0.00692000007256866" calcext:value-type="float">
            <text:p>0.006920000072569</text:p>
          </table:table-cell>
        </table:table-row>
        <table:table-row table:style-name="ro1">
          <table:table-cell office:value-type="float" office:value="0.00675999978557229" calcext:value-type="float">
            <text:p>0.006759999785572</text:p>
          </table:table-cell>
        </table:table-row>
        <table:table-row table:style-name="ro1">
          <table:table-cell office:value-type="float" office:value="0.00661000004038215" calcext:value-type="float">
            <text:p>0.006610000040382</text:p>
          </table:table-cell>
        </table:table-row>
        <table:table-row table:style-name="ro1">
          <table:table-cell office:value-type="float" office:value="0.00646999990567565" calcext:value-type="float">
            <text:p>0.006469999905676</text:p>
          </table:table-cell>
        </table:table-row>
        <table:table-row table:style-name="ro1">
          <table:table-cell office:value-type="float" office:value="0.00632999977096915" calcext:value-type="float">
            <text:p>0.006329999770969</text:p>
          </table:table-cell>
        </table:table-row>
        <table:table-row table:style-name="ro1">
          <table:table-cell office:value-type="float" office:value="0.00620000017806888" calcext:value-type="float">
            <text:p>0.006200000178069</text:p>
          </table:table-cell>
        </table:table-row>
        <table:table-row table:style-name="ro1">
          <table:table-cell office:value-type="float" office:value="0.00608000019565225" calcext:value-type="float">
            <text:p>0.006080000195652</text:p>
          </table:table-cell>
        </table:table-row>
        <table:table-row table:style-name="ro1">
          <table:table-cell office:value-type="float" office:value="0.00596000021323562" calcext:value-type="float">
            <text:p>0.005960000213236</text:p>
          </table:table-cell>
        </table:table-row>
        <table:table-row table:style-name="ro1">
          <table:table-cell office:value-type="float" office:value="0.00584999984130263" calcext:value-type="float">
            <text:p>0.005849999841303</text:p>
          </table:table-cell>
        </table:table-row>
        <table:table-row table:style-name="ro1">
          <table:table-cell office:value-type="float" office:value="0.00573999993503094" calcext:value-type="float">
            <text:p>0.005739999935031</text:p>
          </table:table-cell>
        </table:table-row>
        <table:table-row table:style-name="ro1">
          <table:table-cell office:value-type="float" office:value="0.00563000002875924" calcext:value-type="float">
            <text:p>0.005630000028759</text:p>
          </table:table-cell>
        </table:table-row>
        <table:table-row table:style-name="ro1">
          <table:table-cell office:value-type="float" office:value="0.00553000019863248" calcext:value-type="float">
            <text:p>0.005530000198632</text:p>
          </table:table-cell>
        </table:table-row>
        <table:table-row table:style-name="ro1">
          <table:table-cell office:value-type="float" office:value="0.00543999997898936" calcext:value-type="float">
            <text:p>0.005439999978989</text:p>
          </table:table-cell>
        </table:table-row>
        <table:table-row table:style-name="ro1">
          <table:table-cell office:value-type="float" office:value="0.0053400001488626" calcext:value-type="float">
            <text:p>0.005340000148863</text:p>
          </table:table-cell>
        </table:table-row>
        <table:table-row table:style-name="ro1">
          <table:table-cell office:value-type="float" office:value="0.00526000000536442" calcext:value-type="float">
            <text:p>0.005260000005364</text:p>
          </table:table-cell>
        </table:table-row>
        <table:table-row table:style-name="ro1">
          <table:table-cell office:value-type="float" office:value="0.0051699997857213" calcext:value-type="float">
            <text:p>0.005169999785721</text:p>
          </table:table-cell>
        </table:table-row>
        <table:table-row table:style-name="ro1">
          <table:table-cell office:value-type="float" office:value="0.00509000010788441" calcext:value-type="float">
            <text:p>0.005090000107884</text:p>
          </table:table-cell>
        </table:table-row>
        <table:table-row table:style-name="ro1">
          <table:table-cell office:value-type="float" office:value="0.00500999996438623" calcext:value-type="float">
            <text:p>0.005009999964386</text:p>
          </table:table-cell>
        </table:table-row>
        <table:table-row table:style-name="ro1">
          <table:table-cell office:value-type="float" office:value="0.00493999989703298" calcext:value-type="float">
            <text:p>0.004939999897033</text:p>
          </table:table-cell>
        </table:table-row>
        <table:table-row table:style-name="ro1">
          <table:table-cell office:value-type="float" office:value="0.00486000021919608" calcext:value-type="float">
            <text:p>0.004860000219196</text:p>
          </table:table-cell>
        </table:table-row>
        <table:table-row table:style-name="ro1">
          <table:table-cell office:value-type="float" office:value="0.00479000015184283" calcext:value-type="float">
            <text:p>0.004790000151843</text:p>
          </table:table-cell>
        </table:table-row>
        <table:table-row table:style-name="ro1">
          <table:table-cell office:value-type="float" office:value="0.00473000016063452" calcext:value-type="float">
            <text:p>0.004730000160635</text:p>
          </table:table-cell>
        </table:table-row>
        <table:table-row table:style-name="ro1">
          <table:table-cell office:value-type="float" office:value="0.00466000009328127" calcext:value-type="float">
            <text:p>0.004660000093281</text:p>
          </table:table-cell>
        </table:table-row>
        <table:table-row table:style-name="ro1">
          <table:table-cell office:value-type="float" office:value="0.00460000010207295" calcext:value-type="float">
            <text:p>0.004600000102073</text:p>
          </table:table-cell>
        </table:table-row>
        <table:table-row table:style-name="ro1">
          <table:table-cell office:value-type="float" office:value="0.00454000011086464" calcext:value-type="float">
            <text:p>0.004540000110865</text:p>
          </table:table-cell>
        </table:table-row>
        <table:table-row table:style-name="ro1">
          <table:table-cell office:value-type="float" office:value="0.00448000011965632" calcext:value-type="float">
            <text:p>0.004480000119656</text:p>
          </table:table-cell>
        </table:table-row>
        <table:table-row table:style-name="ro1">
          <table:table-cell office:value-type="float" office:value="0.00442000012844801" calcext:value-type="float">
            <text:p>0.004420000128448</text:p>
          </table:table-cell>
        </table:table-row>
        <table:table-row table:style-name="ro1">
          <table:table-cell office:value-type="float" office:value="0.00437000021338463" calcext:value-type="float">
            <text:p>0.004370000213385</text:p>
          </table:table-cell>
        </table:table-row>
        <table:table-row table:style-name="ro1">
          <table:table-cell office:value-type="float" office:value="0.00431999983265996" calcext:value-type="float">
            <text:p>0.00431999983266</text:p>
          </table:table-cell>
        </table:table-row>
        <table:table-row table:style-name="ro1">
          <table:table-cell office:value-type="float" office:value="0.00425999984145165" calcext:value-type="float">
            <text:p>0.004259999841452</text:p>
          </table:table-cell>
        </table:table-row>
        <table:table-row table:style-name="ro1">
          <table:table-cell office:value-type="float" office:value="0.00420999992638826" calcext:value-type="float">
            <text:p>0.004209999926388</text:p>
          </table:table-cell>
        </table:table-row>
        <table:table-row table:style-name="ro1">
          <table:table-cell office:value-type="float" office:value="0.00417000008746982" calcext:value-type="float">
            <text:p>0.00417000008747</text:p>
          </table:table-cell>
        </table:table-row>
        <table:table-row table:style-name="ro1">
          <table:table-cell office:value-type="float" office:value="0.00412000017240644" calcext:value-type="float">
            <text:p>0.004120000172406</text:p>
          </table:table-cell>
        </table:table-row>
        <table:table-row table:style-name="ro1">
          <table:table-cell office:value-type="float" office:value="0.00406999979168177" calcext:value-type="float">
            <text:p>0.004069999791682</text:p>
          </table:table-cell>
        </table:table-row>
        <table:table-row table:style-name="ro1">
          <table:table-cell office:value-type="float" office:value="0.00402999995276332" calcext:value-type="float">
            <text:p>0.004029999952763</text:p>
          </table:table-cell>
        </table:table-row>
        <table:table-row table:style-name="ro1">
          <table:table-cell office:value-type="float" office:value="0.00399000011384487" calcext:value-type="float">
            <text:p>0.003990000113845</text:p>
          </table:table-cell>
        </table:table-row>
        <table:table-row table:style-name="ro1">
          <table:table-cell office:value-type="float" office:value="0.00394999980926514" calcext:value-type="float">
            <text:p>0.003949999809265</text:p>
          </table:table-cell>
        </table:table-row>
        <table:table-row table:style-name="ro1">
          <table:table-cell office:value-type="float" office:value="0.00390999997034669" calcext:value-type="float">
            <text:p>0.003909999970347</text:p>
          </table:table-cell>
        </table:table-row>
        <table:table-row table:style-name="ro1">
          <table:table-cell office:value-type="float" office:value="0.0038699998985976" calcext:value-type="float">
            <text:p>0.003869999898598</text:p>
          </table:table-cell>
        </table:table-row>
        <table:table-row table:style-name="ro1">
          <table:table-cell office:value-type="float" office:value="0.00383000005967915" calcext:value-type="float">
            <text:p>0.003830000059679</text:p>
          </table:table-cell>
        </table:table-row>
        <table:table-row table:style-name="ro1">
          <table:table-cell office:value-type="float" office:value="0.00378999998793006" calcext:value-type="float">
            <text:p>0.00378999998793</text:p>
          </table:table-cell>
        </table:table-row>
        <table:table-row table:style-name="ro1">
          <table:table-cell office:value-type="float" office:value="0.0037599999923259" calcext:value-type="float">
            <text:p>0.003759999992326</text:p>
          </table:table-cell>
        </table:table-row>
        <table:table-row table:style-name="ro1">
          <table:table-cell office:value-type="float" office:value="0.00371999992057681" calcext:value-type="float">
            <text:p>0.003719999920577</text:p>
          </table:table-cell>
        </table:table-row>
        <table:table-row table:style-name="ro1">
          <table:table-cell office:value-type="float" office:value="0.00368999992497265" calcext:value-type="float">
            <text:p>0.003689999924973</text:p>
          </table:table-cell>
        </table:table-row>
        <table:table-row table:style-name="ro1">
          <table:table-cell office:value-type="float" office:value="0.00365000008605421" calcext:value-type="float">
            <text:p>0.003650000086054</text:p>
          </table:table-cell>
        </table:table-row>
        <table:table-row table:style-name="ro1">
          <table:table-cell office:value-type="float" office:value="0.00362000009045005" calcext:value-type="float">
            <text:p>0.00362000009045</text:p>
          </table:table-cell>
        </table:table-row>
        <table:table-row table:style-name="ro1">
          <table:table-cell office:value-type="float" office:value="0.00359000009484589" calcext:value-type="float">
            <text:p>0.003590000094846</text:p>
          </table:table-cell>
        </table:table-row>
        <table:table-row table:style-name="ro1">
          <table:table-cell office:value-type="float" office:value="0.00356000009924173" calcext:value-type="float">
            <text:p>0.003560000099242</text:p>
          </table:table-cell>
        </table:table-row>
        <table:table-row table:style-name="ro1">
          <table:table-cell office:value-type="float" office:value="0.00353000010363758" calcext:value-type="float">
            <text:p>0.003530000103638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3999988399446" calcext:value-type="float">
            <text:p>0.003439999883994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5999997332692" calcext:value-type="float">
            <text:p>0.003359999973327</text:p>
          </table:table-cell>
        </table:table-row>
        <table:table-row table:style-name="ro1">
          <table:table-cell office:value-type="float" office:value="0.0033400000538677" calcext:value-type="float">
            <text:p>0.003340000053868</text:p>
          </table:table-cell>
        </table:table-row>
        <table:table-row table:style-name="ro1">
          <table:table-cell office:value-type="float" office:value="0.00331000005826354" calcext:value-type="float">
            <text:p>0.003310000058264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3999999091029" calcext:value-type="float">
            <text:p>0.00323999999091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6000008024275" calcext:value-type="float">
            <text:p>0.003160000080243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203300006687641" calcext:value-type="float">
            <text:p>0.020330000668764</text:p>
          </table:table-cell>
        </table:table-row>
        <table:table-row table:style-name="ro1">
          <table:table-cell office:value-type="float" office:value="0.105410002171993" calcext:value-type="float">
            <text:p>0.105410002171993</text:p>
          </table:table-cell>
        </table:table-row>
        <table:table-row table:style-name="ro1">
          <table:table-cell office:value-type="float" office:value="0.159349992871285" calcext:value-type="float">
            <text:p>0.159349992871285</text:p>
          </table:table-cell>
        </table:table-row>
        <table:table-row table:style-name="ro1">
          <table:table-cell office:value-type="float" office:value="0.17127999663353" calcext:value-type="float">
            <text:p>0.17127999663353</text:p>
          </table:table-cell>
        </table:table-row>
        <table:table-row table:style-name="ro1">
          <table:table-cell office:value-type="float" office:value="0.165500000119209" calcext:value-type="float">
            <text:p>0.165500000119209</text:p>
          </table:table-cell>
        </table:table-row>
        <table:table-row table:style-name="ro1">
          <table:table-cell office:value-type="float" office:value="0.15276999771595" calcext:value-type="float">
            <text:p>0.15276999771595</text:p>
          </table:table-cell>
        </table:table-row>
        <table:table-row table:style-name="ro1">
          <table:table-cell office:value-type="float" office:value="0.138260006904602" calcext:value-type="float">
            <text:p>0.138260006904602</text:p>
          </table:table-cell>
        </table:table-row>
        <table:table-row table:style-name="ro1">
          <table:table-cell office:value-type="float" office:value="0.124210000038147" calcext:value-type="float">
            <text:p>0.124210000038147</text:p>
          </table:table-cell>
        </table:table-row>
        <table:table-row table:style-name="ro1">
          <table:table-cell office:value-type="float" office:value="0.111450001597404" calcext:value-type="float">
            <text:p>0.111450001597404</text:p>
          </table:table-cell>
        </table:table-row>
        <table:table-row table:style-name="ro1">
          <table:table-cell office:value-type="float" office:value="0.100330002605915" calcext:value-type="float">
            <text:p>0.100330002605915</text:p>
          </table:table-cell>
        </table:table-row>
        <table:table-row table:style-name="ro1">
          <table:table-cell office:value-type="float" office:value="0.0907600000500679" calcext:value-type="float">
            <text:p>0.090760000050068</text:p>
          </table:table-cell>
        </table:table-row>
        <table:table-row table:style-name="ro1">
          <table:table-cell office:value-type="float" office:value="0.0826999992132187" calcext:value-type="float">
            <text:p>0.082699999213219</text:p>
          </table:table-cell>
        </table:table-row>
        <table:table-row table:style-name="ro1">
          <table:table-cell office:value-type="float" office:value="0.0763100013136864" calcext:value-type="float">
            <text:p>0.076310001313686</text:p>
          </table:table-cell>
        </table:table-row>
        <table:table-row table:style-name="ro1">
          <table:table-cell office:value-type="float" office:value="0.0708599984645844" calcext:value-type="float">
            <text:p>0.070859998464584</text:p>
          </table:table-cell>
        </table:table-row>
        <table:table-row table:style-name="ro1">
          <table:table-cell office:value-type="float" office:value="0.066650003194809" calcext:value-type="float">
            <text:p>0.066650003194809</text:p>
          </table:table-cell>
        </table:table-row>
        <table:table-row table:style-name="ro1">
          <table:table-cell office:value-type="float" office:value="0.0632499977946281" calcext:value-type="float">
            <text:p>0.063249997794628</text:p>
          </table:table-cell>
        </table:table-row>
        <table:table-row table:style-name="ro1">
          <table:table-cell office:value-type="float" office:value="0.0600100010633469" calcext:value-type="float">
            <text:p>0.060010001063347</text:p>
          </table:table-cell>
        </table:table-row>
        <table:table-row table:style-name="ro1">
          <table:table-cell office:value-type="float" office:value="0.0568000003695488" calcext:value-type="float">
            <text:p>0.056800000369549</text:p>
          </table:table-cell>
        </table:table-row>
        <table:table-row table:style-name="ro1">
          <table:table-cell office:value-type="float" office:value="0.0540000014007092" calcext:value-type="float">
            <text:p>0.054000001400709</text:p>
          </table:table-cell>
        </table:table-row>
        <table:table-row table:style-name="ro1">
          <table:table-cell office:value-type="float" office:value="0.0523900017142296" calcext:value-type="float">
            <text:p>0.05239000171423</text:p>
          </table:table-cell>
        </table:table-row>
        <table:table-row table:style-name="ro1">
          <table:table-cell office:value-type="float" office:value="0.0514199994504452" calcext:value-type="float">
            <text:p>0.051419999450445</text:p>
          </table:table-cell>
        </table:table-row>
        <table:table-row table:style-name="ro1">
          <table:table-cell office:value-type="float" office:value="0.0514499992132187" calcext:value-type="float">
            <text:p>0.051449999213219</text:p>
          </table:table-cell>
        </table:table-row>
        <table:table-row table:style-name="ro1">
          <table:table-cell office:value-type="float" office:value="0.0518499985337258" calcext:value-type="float">
            <text:p>0.051849998533726</text:p>
          </table:table-cell>
        </table:table-row>
        <table:table-row table:style-name="ro1">
          <table:table-cell office:value-type="float" office:value="0.0634400025010109" calcext:value-type="float">
            <text:p>0.063440002501011</text:p>
          </table:table-cell>
        </table:table-row>
        <table:table-row table:style-name="ro1">
          <table:table-cell office:value-type="float" office:value="0.1066600009799" calcext:value-type="float">
            <text:p>0.1066600009799</text:p>
          </table:table-cell>
        </table:table-row>
        <table:table-row table:style-name="ro1">
          <table:table-cell office:value-type="float" office:value="0.179550006985664" calcext:value-type="float">
            <text:p>0.179550006985664</text:p>
          </table:table-cell>
        </table:table-row>
        <table:table-row table:style-name="ro1">
          <table:table-cell office:value-type="float" office:value="0.208939999341965" calcext:value-type="float">
            <text:p>0.208939999341965</text:p>
          </table:table-cell>
        </table:table-row>
        <table:table-row table:style-name="ro1">
          <table:table-cell office:value-type="float" office:value="0.234200000762939" calcext:value-type="float">
            <text:p>0.234200000762939</text:p>
          </table:table-cell>
        </table:table-row>
        <table:table-row table:style-name="ro1">
          <table:table-cell office:value-type="float" office:value="0.26078999042511" calcext:value-type="float">
            <text:p>0.26078999042511</text:p>
          </table:table-cell>
        </table:table-row>
        <table:table-row table:style-name="ro1">
          <table:table-cell office:value-type="float" office:value="0.272210001945496" calcext:value-type="float">
            <text:p>0.272210001945496</text:p>
          </table:table-cell>
        </table:table-row>
        <table:table-row table:style-name="ro1">
          <table:table-cell office:value-type="float" office:value="0.288709998130798" calcext:value-type="float">
            <text:p>0.288709998130798</text:p>
          </table:table-cell>
        </table:table-row>
        <table:table-row table:style-name="ro1">
          <table:table-cell office:value-type="float" office:value="0.785790026187897" calcext:value-type="float">
            <text:p>0.785790026187897</text:p>
          </table:table-cell>
        </table:table-row>
        <table:table-row table:style-name="ro1">
          <table:table-cell office:value-type="float" office:value="3.00404000282288" calcext:value-type="float">
            <text:p>3.00404000282288</text:p>
          </table:table-cell>
        </table:table-row>
        <table:table-row table:style-name="ro1">
          <table:table-cell office:value-type="float" office:value="2.51047992706299" calcext:value-type="float">
            <text:p>2.51047992706299</text:p>
          </table:table-cell>
        </table:table-row>
        <table:table-row table:style-name="ro1">
          <table:table-cell office:value-type="float" office:value="1.98765003681183" calcext:value-type="float">
            <text:p>1.98765003681183</text:p>
          </table:table-cell>
        </table:table-row>
        <table:table-row table:style-name="ro1">
          <table:table-cell office:value-type="float" office:value="1.51485002040863" calcext:value-type="float">
            <text:p>1.51485002040863</text:p>
          </table:table-cell>
        </table:table-row>
        <table:table-row table:style-name="ro1">
          <table:table-cell office:value-type="float" office:value="1.11638998985291" calcext:value-type="float">
            <text:p>1.11638998985291</text:p>
          </table:table-cell>
        </table:table-row>
        <table:table-row table:style-name="ro1">
          <table:table-cell office:value-type="float" office:value="0.843580007553101" calcext:value-type="float">
            <text:p>0.843580007553101</text:p>
          </table:table-cell>
        </table:table-row>
        <table:table-row table:style-name="ro1">
          <table:table-cell office:value-type="float" office:value="0.665570020675659" calcext:value-type="float">
            <text:p>0.665570020675659</text:p>
          </table:table-cell>
        </table:table-row>
        <table:table-row table:style-name="ro1">
          <table:table-cell office:value-type="float" office:value="0.542159974575043" calcext:value-type="float">
            <text:p>0.542159974575043</text:p>
          </table:table-cell>
        </table:table-row>
        <table:table-row table:style-name="ro1">
          <table:table-cell office:value-type="float" office:value="0.508679986000061" calcext:value-type="float">
            <text:p>0.508679986000061</text:p>
          </table:table-cell>
        </table:table-row>
        <table:table-row table:style-name="ro1">
          <table:table-cell office:value-type="float" office:value="0.670530021190643" calcext:value-type="float">
            <text:p>0.670530021190643</text:p>
          </table:table-cell>
        </table:table-row>
        <table:table-row table:style-name="ro1">
          <table:table-cell office:value-type="float" office:value="0.658309996128082" calcext:value-type="float">
            <text:p>0.658309996128082</text:p>
          </table:table-cell>
        </table:table-row>
        <table:table-row table:style-name="ro1">
          <table:table-cell office:value-type="float" office:value="0.572809994220734" calcext:value-type="float">
            <text:p>0.572809994220734</text:p>
          </table:table-cell>
        </table:table-row>
        <table:table-row table:style-name="ro1">
          <table:table-cell office:value-type="float" office:value="0.498270004987717" calcext:value-type="float">
            <text:p>0.498270004987717</text:p>
          </table:table-cell>
        </table:table-row>
        <table:table-row table:style-name="ro1">
          <table:table-cell office:value-type="float" office:value="0.435669988393784" calcext:value-type="float">
            <text:p>0.435669988393784</text:p>
          </table:table-cell>
        </table:table-row>
        <table:table-row table:style-name="ro1">
          <table:table-cell office:value-type="float" office:value="0.380849987268448" calcext:value-type="float">
            <text:p>0.380849987268448</text:p>
          </table:table-cell>
        </table:table-row>
        <table:table-row table:style-name="ro1">
          <table:table-cell office:value-type="float" office:value="0.331270009279251" calcext:value-type="float">
            <text:p>0.331270009279251</text:p>
          </table:table-cell>
        </table:table-row>
        <table:table-row table:style-name="ro1">
          <table:table-cell office:value-type="float" office:value="0.293249994516373" calcext:value-type="float">
            <text:p>0.293249994516373</text:p>
          </table:table-cell>
        </table:table-row>
        <table:table-row table:style-name="ro1">
          <table:table-cell office:value-type="float" office:value="0.264490008354187" calcext:value-type="float">
            <text:p>0.264490008354187</text:p>
          </table:table-cell>
        </table:table-row>
        <table:table-row table:style-name="ro1">
          <table:table-cell office:value-type="float" office:value="0.243129998445511" calcext:value-type="float">
            <text:p>0.243129998445511</text:p>
          </table:table-cell>
        </table:table-row>
        <table:table-row table:style-name="ro1">
          <table:table-cell office:value-type="float" office:value="0.223570004105568" calcext:value-type="float">
            <text:p>0.223570004105568</text:p>
          </table:table-cell>
        </table:table-row>
        <table:table-row table:style-name="ro1">
          <table:table-cell office:value-type="float" office:value="0.203459993004799" calcext:value-type="float">
            <text:p>0.203459993004799</text:p>
          </table:table-cell>
        </table:table-row>
        <table:table-row table:style-name="ro1">
          <table:table-cell office:value-type="float" office:value="0.183359995484352" calcext:value-type="float">
            <text:p>0.183359995484352</text:p>
          </table:table-cell>
        </table:table-row>
        <table:table-row table:style-name="ro1">
          <table:table-cell office:value-type="float" office:value="0.165669992566109" calcext:value-type="float">
            <text:p>0.165669992566109</text:p>
          </table:table-cell>
        </table:table-row>
        <table:table-row table:style-name="ro1">
          <table:table-cell office:value-type="float" office:value="0.151099994778633" calcext:value-type="float">
            <text:p>0.151099994778633</text:p>
          </table:table-cell>
        </table:table-row>
        <table:table-row table:style-name="ro1">
          <table:table-cell office:value-type="float" office:value="0.137539997696877" calcext:value-type="float">
            <text:p>0.137539997696877</text:p>
          </table:table-cell>
        </table:table-row>
        <table:table-row table:style-name="ro1">
          <table:table-cell office:value-type="float" office:value="0.132799997925758" calcext:value-type="float">
            <text:p>0.132799997925758</text:p>
          </table:table-cell>
        </table:table-row>
        <table:table-row table:style-name="ro1">
          <table:table-cell office:value-type="float" office:value="0.337099999189377" calcext:value-type="float">
            <text:p>0.337099999189377</text:p>
          </table:table-cell>
        </table:table-row>
        <table:table-row table:style-name="ro1">
          <table:table-cell office:value-type="float" office:value="0.630599975585938" calcext:value-type="float">
            <text:p>0.630599975585938</text:p>
          </table:table-cell>
        </table:table-row>
        <table:table-row table:style-name="ro1">
          <table:table-cell office:value-type="float" office:value="0.679669976234436" calcext:value-type="float">
            <text:p>0.679669976234436</text:p>
          </table:table-cell>
        </table:table-row>
        <table:table-row table:style-name="ro1">
          <table:table-cell office:value-type="float" office:value="0.607760012149811" calcext:value-type="float">
            <text:p>0.607760012149811</text:p>
          </table:table-cell>
        </table:table-row>
        <table:table-row table:style-name="ro1">
          <table:table-cell office:value-type="float" office:value="0.52293998003006" calcext:value-type="float">
            <text:p>0.52293998003006</text:p>
          </table:table-cell>
        </table:table-row>
        <table:table-row table:style-name="ro1">
          <table:table-cell office:value-type="float" office:value="0.543959975242615" calcext:value-type="float">
            <text:p>0.543959975242615</text:p>
          </table:table-cell>
        </table:table-row>
        <table:table-row table:style-name="ro1">
          <table:table-cell office:value-type="float" office:value="0.561990022659302" calcext:value-type="float">
            <text:p>0.561990022659302</text:p>
          </table:table-cell>
        </table:table-row>
        <table:table-row table:style-name="ro1">
          <table:table-cell office:value-type="float" office:value="0.512780010700226" calcext:value-type="float">
            <text:p>0.512780010700226</text:p>
          </table:table-cell>
        </table:table-row>
        <table:table-row table:style-name="ro1">
          <table:table-cell office:value-type="float" office:value="0.446590006351471" calcext:value-type="float">
            <text:p>0.446590006351471</text:p>
          </table:table-cell>
        </table:table-row>
        <table:table-row table:style-name="ro1">
          <table:table-cell office:value-type="float" office:value="0.383819997310638" calcext:value-type="float">
            <text:p>0.383819997310638</text:p>
          </table:table-cell>
        </table:table-row>
        <table:table-row table:style-name="ro1">
          <table:table-cell office:value-type="float" office:value="0.330870002508163" calcext:value-type="float">
            <text:p>0.330870002508163</text:p>
          </table:table-cell>
        </table:table-row>
        <table:table-row table:style-name="ro1">
          <table:table-cell office:value-type="float" office:value="0.291960000991821" calcext:value-type="float">
            <text:p>0.291960000991821</text:p>
          </table:table-cell>
        </table:table-row>
        <table:table-row table:style-name="ro1">
          <table:table-cell office:value-type="float" office:value="0.269769996404648" calcext:value-type="float">
            <text:p>0.269769996404648</text:p>
          </table:table-cell>
        </table:table-row>
        <table:table-row table:style-name="ro1">
          <table:table-cell office:value-type="float" office:value="0.260589987039566" calcext:value-type="float">
            <text:p>0.260589987039566</text:p>
          </table:table-cell>
        </table:table-row>
        <table:table-row table:style-name="ro1">
          <table:table-cell office:value-type="float" office:value="0.269129991531372" calcext:value-type="float">
            <text:p>0.269129991531372</text:p>
          </table:table-cell>
        </table:table-row>
        <table:table-row table:style-name="ro1">
          <table:table-cell office:value-type="float" office:value="0.381920009851456" calcext:value-type="float">
            <text:p>0.381920009851456</text:p>
          </table:table-cell>
        </table:table-row>
        <table:table-row table:style-name="ro1">
          <table:table-cell office:value-type="float" office:value="0.586929976940155" calcext:value-type="float">
            <text:p>0.586929976940155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2.09737992286682" calcext:value-type="float">
            <text:p>2.09737992286682</text:p>
          </table:table-cell>
        </table:table-row>
        <table:table-row table:style-name="ro1">
          <table:table-cell office:value-type="float" office:value="3.16984009742737" calcext:value-type="float">
            <text:p>3.16984009742737</text:p>
          </table:table-cell>
        </table:table-row>
        <table:table-row table:style-name="ro1">
          <table:table-cell office:value-type="float" office:value="2.8093900680542" calcext:value-type="float">
            <text:p>2.8093900680542</text:p>
          </table:table-cell>
        </table:table-row>
        <table:table-row table:style-name="ro1">
          <table:table-cell office:value-type="float" office:value="2.34659004211426" calcext:value-type="float">
            <text:p>2.34659004211426</text:p>
          </table:table-cell>
        </table:table-row>
        <table:table-row table:style-name="ro1">
          <table:table-cell office:value-type="float" office:value="1.83167004585266" calcext:value-type="float">
            <text:p>1.83167004585266</text:p>
          </table:table-cell>
        </table:table-row>
        <table:table-row table:style-name="ro1">
          <table:table-cell office:value-type="float" office:value="1.41938996315002" calcext:value-type="float">
            <text:p>1.41938996315002</text:p>
          </table:table-cell>
        </table:table-row>
        <table:table-row table:style-name="ro1">
          <table:table-cell office:value-type="float" office:value="1.12220001220703" calcext:value-type="float">
            <text:p>1.12220001220703</text:p>
          </table:table-cell>
        </table:table-row>
        <table:table-row table:style-name="ro1">
          <table:table-cell office:value-type="float" office:value="0.926980018615723" calcext:value-type="float">
            <text:p>0.926980018615723</text:p>
          </table:table-cell>
        </table:table-row>
        <table:table-row table:style-name="ro1">
          <table:table-cell office:value-type="float" office:value="0.786010026931763" calcext:value-type="float">
            <text:p>0.786010026931763</text:p>
          </table:table-cell>
        </table:table-row>
        <table:table-row table:style-name="ro1">
          <table:table-cell office:value-type="float" office:value="0.651610016822815" calcext:value-type="float">
            <text:p>0.651610016822815</text:p>
          </table:table-cell>
        </table:table-row>
        <table:table-row table:style-name="ro1">
          <table:table-cell office:value-type="float" office:value="0.536469995975494" calcext:value-type="float">
            <text:p>0.536469995975494</text:p>
          </table:table-cell>
        </table:table-row>
        <table:table-row table:style-name="ro1">
          <table:table-cell office:value-type="float" office:value="0.447759985923767" calcext:value-type="float">
            <text:p>0.447759985923767</text:p>
          </table:table-cell>
        </table:table-row>
        <table:table-row table:style-name="ro1">
          <table:table-cell office:value-type="float" office:value="0.43274000287056" calcext:value-type="float">
            <text:p>0.43274000287056</text:p>
          </table:table-cell>
        </table:table-row>
        <table:table-row table:style-name="ro1">
          <table:table-cell office:value-type="float" office:value="0.492960005998611" calcext:value-type="float">
            <text:p>0.492960005998611</text:p>
          </table:table-cell>
        </table:table-row>
        <table:table-row table:style-name="ro1">
          <table:table-cell office:value-type="float" office:value="0.528800010681152" calcext:value-type="float">
            <text:p>0.528800010681152</text:p>
          </table:table-cell>
        </table:table-row>
        <table:table-row table:style-name="ro1">
          <table:table-cell office:value-type="float" office:value="0.488689988851547" calcext:value-type="float">
            <text:p>0.488689988851547</text:p>
          </table:table-cell>
        </table:table-row>
        <table:table-row table:style-name="ro1">
          <table:table-cell office:value-type="float" office:value="0.430319994688034" calcext:value-type="float">
            <text:p>0.430319994688034</text:p>
          </table:table-cell>
        </table:table-row>
        <table:table-row table:style-name="ro1">
          <table:table-cell office:value-type="float" office:value="0.372630000114441" calcext:value-type="float">
            <text:p>0.372630000114441</text:p>
          </table:table-cell>
        </table:table-row>
        <table:table-row table:style-name="ro1">
          <table:table-cell office:value-type="float" office:value="0.325120002031326" calcext:value-type="float">
            <text:p>0.325120002031326</text:p>
          </table:table-cell>
        </table:table-row>
        <table:table-row table:style-name="ro1">
          <table:table-cell office:value-type="float" office:value="0.284069985151291" calcext:value-type="float">
            <text:p>0.284069985151291</text:p>
          </table:table-cell>
        </table:table-row>
        <table:table-row table:style-name="ro1">
          <table:table-cell office:value-type="float" office:value="0.248569995164871" calcext:value-type="float">
            <text:p>0.248569995164871</text:p>
          </table:table-cell>
        </table:table-row>
        <table:table-row table:style-name="ro1">
          <table:table-cell office:value-type="float" office:value="0.216739997267723" calcext:value-type="float">
            <text:p>0.216739997267723</text:p>
          </table:table-cell>
        </table:table-row>
        <table:table-row table:style-name="ro1">
          <table:table-cell office:value-type="float" office:value="0.189060002565384" calcext:value-type="float">
            <text:p>0.189060002565384</text:p>
          </table:table-cell>
        </table:table-row>
        <table:table-row table:style-name="ro1">
          <table:table-cell office:value-type="float" office:value="0.16593000292778" calcext:value-type="float">
            <text:p>0.16593000292778</text:p>
          </table:table-cell>
        </table:table-row>
        <table:table-row table:style-name="ro1">
          <table:table-cell office:value-type="float" office:value="0.146380007266998" calcext:value-type="float">
            <text:p>0.146380007266998</text:p>
          </table:table-cell>
        </table:table-row>
        <table:table-row table:style-name="ro1">
          <table:table-cell office:value-type="float" office:value="0.129439994692802" calcext:value-type="float">
            <text:p>0.129439994692802</text:p>
          </table:table-cell>
        </table:table-row>
        <table:table-row table:style-name="ro1">
          <table:table-cell office:value-type="float" office:value="0.114869996905327" calcext:value-type="float">
            <text:p>0.114869996905327</text:p>
          </table:table-cell>
        </table:table-row>
        <table:table-row table:style-name="ro1">
          <table:table-cell office:value-type="float" office:value="0.102289997041225" calcext:value-type="float">
            <text:p>0.102289997041225</text:p>
          </table:table-cell>
        </table:table-row>
        <table:table-row table:style-name="ro1">
          <table:table-cell office:value-type="float" office:value="0.0914599969983101" calcext:value-type="float">
            <text:p>0.09145999699831</text:p>
          </table:table-cell>
        </table:table-row>
        <table:table-row table:style-name="ro1">
          <table:table-cell office:value-type="float" office:value="0.0821299999952316" calcext:value-type="float">
            <text:p>0.082129999995232</text:p>
          </table:table-cell>
        </table:table-row>
        <table:table-row table:style-name="ro1">
          <table:table-cell office:value-type="float" office:value="0.0741000026464462" calcext:value-type="float">
            <text:p>0.074100002646446</text:p>
          </table:table-cell>
        </table:table-row>
        <table:table-row table:style-name="ro1">
          <table:table-cell office:value-type="float" office:value="0.067160002887249" calcext:value-type="float">
            <text:p>0.067160002887249</text:p>
          </table:table-cell>
        </table:table-row>
        <table:table-row table:style-name="ro1">
          <table:table-cell office:value-type="float" office:value="0.0610800012946129" calcext:value-type="float">
            <text:p>0.061080001294613</text:p>
          </table:table-cell>
        </table:table-row>
        <table:table-row table:style-name="ro1">
          <table:table-cell office:value-type="float" office:value="0.0557399988174439" calcext:value-type="float">
            <text:p>0.055739998817444</text:p>
          </table:table-cell>
        </table:table-row>
        <table:table-row table:style-name="ro1">
          <table:table-cell office:value-type="float" office:value="0.0510799996554852" calcext:value-type="float">
            <text:p>0.051079999655485</text:p>
          </table:table-cell>
        </table:table-row>
        <table:table-row table:style-name="ro1">
          <table:table-cell office:value-type="float" office:value="0.0469500012695789" calcext:value-type="float">
            <text:p>0.046950001269579</text:p>
          </table:table-cell>
        </table:table-row>
        <table:table-row table:style-name="ro1">
          <table:table-cell office:value-type="float" office:value="0.0432800017297268" calcext:value-type="float">
            <text:p>0.043280001729727</text:p>
          </table:table-cell>
        </table:table-row>
        <table:table-row table:style-name="ro1">
          <table:table-cell office:value-type="float" office:value="0.0399999991059303" calcext:value-type="float">
            <text:p>0.03999999910593</text:p>
          </table:table-cell>
        </table:table-row>
        <table:table-row table:style-name="ro1">
          <table:table-cell office:value-type="float" office:value="0.0370800010859966" calcext:value-type="float">
            <text:p>0.037080001085997</text:p>
          </table:table-cell>
        </table:table-row>
        <table:table-row table:style-name="ro1">
          <table:table-cell office:value-type="float" office:value="0.0344600006937981" calcext:value-type="float">
            <text:p>0.034460000693798</text:p>
          </table:table-cell>
        </table:table-row>
        <table:table-row table:style-name="ro1">
          <table:table-cell office:value-type="float" office:value="0.0321200005710125" calcext:value-type="float">
            <text:p>0.032120000571013</text:p>
          </table:table-cell>
        </table:table-row>
        <table:table-row table:style-name="ro1">
          <table:table-cell office:value-type="float" office:value="0.0301900003105402" calcext:value-type="float">
            <text:p>0.03019000031054</text:p>
          </table:table-cell>
        </table:table-row>
        <table:table-row table:style-name="ro1">
          <table:table-cell office:value-type="float" office:value="0.0285999998450279" calcext:value-type="float">
            <text:p>0.028599999845028</text:p>
          </table:table-cell>
        </table:table-row>
        <table:table-row table:style-name="ro1">
          <table:table-cell office:value-type="float" office:value="0.0271899998188019" calcext:value-type="float">
            <text:p>0.027189999818802</text:p>
          </table:table-cell>
        </table:table-row>
        <table:table-row table:style-name="ro1">
          <table:table-cell office:value-type="float" office:value="0.0259700007736683" calcext:value-type="float">
            <text:p>0.025970000773668</text:p>
          </table:table-cell>
        </table:table-row>
        <table:table-row table:style-name="ro1">
          <table:table-cell office:value-type="float" office:value="0.0248700007796288" calcext:value-type="float">
            <text:p>0.024870000779629</text:p>
          </table:table-cell>
        </table:table-row>
        <table:table-row table:style-name="ro1">
          <table:table-cell office:value-type="float" office:value="0.023870000615716" calcext:value-type="float">
            <text:p>0.023870000615716</text:p>
          </table:table-cell>
        </table:table-row>
        <table:table-row table:style-name="ro1">
          <table:table-cell office:value-type="float" office:value="0.0230199992656708" calcext:value-type="float">
            <text:p>0.023019999265671</text:p>
          </table:table-cell>
        </table:table-row>
        <table:table-row table:style-name="ro1">
          <table:table-cell office:value-type="float" office:value="0.0222699996083975" calcext:value-type="float">
            <text:p>0.022269999608398</text:p>
          </table:table-cell>
        </table:table-row>
        <table:table-row table:style-name="ro1">
          <table:table-cell office:value-type="float" office:value="0.0215399991720915" calcext:value-type="float">
            <text:p>0.021539999172092</text:p>
          </table:table-cell>
        </table:table-row>
        <table:table-row table:style-name="ro1">
          <table:table-cell office:value-type="float" office:value="0.0208100005984306" calcext:value-type="float">
            <text:p>0.020810000598431</text:p>
          </table:table-cell>
        </table:table-row>
        <table:table-row table:style-name="ro1">
          <table:table-cell office:value-type="float" office:value="0.0200900007039309" calcext:value-type="float">
            <text:p>0.020090000703931</text:p>
          </table:table-cell>
        </table:table-row>
        <table:table-row table:style-name="ro1">
          <table:table-cell office:value-type="float" office:value="0.0193700008094311" calcext:value-type="float">
            <text:p>0.019370000809431</text:p>
          </table:table-cell>
        </table:table-row>
        <table:table-row table:style-name="ro1">
          <table:table-cell office:value-type="float" office:value="0.0186899993568659" calcext:value-type="float">
            <text:p>0.018689999356866</text:p>
          </table:table-cell>
        </table:table-row>
        <table:table-row table:style-name="ro1">
          <table:table-cell office:value-type="float" office:value="0.0180200003087521" calcext:value-type="float">
            <text:p>0.018020000308752</text:p>
          </table:table-cell>
        </table:table-row>
        <table:table-row table:style-name="ro1">
          <table:table-cell office:value-type="float" office:value="0.0173499993979931" calcext:value-type="float">
            <text:p>0.017349999397993</text:p>
          </table:table-cell>
        </table:table-row>
        <table:table-row table:style-name="ro1">
          <table:table-cell office:value-type="float" office:value="0.0166999995708466" calcext:value-type="float">
            <text:p>0.016699999570847</text:p>
          </table:table-cell>
        </table:table-row>
        <table:table-row table:style-name="ro1">
          <table:table-cell office:value-type="float" office:value="0.0160700008273125" calcext:value-type="float">
            <text:p>0.016070000827313</text:p>
          </table:table-cell>
        </table:table-row>
        <table:table-row table:style-name="ro1">
          <table:table-cell office:value-type="float" office:value="0.0154499998316169" calcext:value-type="float">
            <text:p>0.015449999831617</text:p>
          </table:table-cell>
        </table:table-row>
        <table:table-row table:style-name="ro1">
          <table:table-cell office:value-type="float" office:value="0.0148499999195337" calcext:value-type="float">
            <text:p>0.014849999919534</text:p>
          </table:table-cell>
        </table:table-row>
        <table:table-row table:style-name="ro1">
          <table:table-cell office:value-type="float" office:value="0.0142700001597405" calcext:value-type="float">
            <text:p>0.014270000159741</text:p>
          </table:table-cell>
        </table:table-row>
        <table:table-row table:style-name="ro1">
          <table:table-cell office:value-type="float" office:value="0.0137099996209145" calcext:value-type="float">
            <text:p>0.013709999620915</text:p>
          </table:table-cell>
        </table:table-row>
        <table:table-row table:style-name="ro1">
          <table:table-cell office:value-type="float" office:value="0.0131799997761846" calcext:value-type="float">
            <text:p>0.013179999776185</text:p>
          </table:table-cell>
        </table:table-row>
        <table:table-row table:style-name="ro1">
          <table:table-cell office:value-type="float" office:value="0.0126799996942282" calcext:value-type="float">
            <text:p>0.012679999694228</text:p>
          </table:table-cell>
        </table:table-row>
        <table:table-row table:style-name="ro1">
          <table:table-cell office:value-type="float" office:value="0.012190000154078" calcext:value-type="float">
            <text:p>0.012190000154078</text:p>
          </table:table-cell>
        </table:table-row>
        <table:table-row table:style-name="ro1">
          <table:table-cell office:value-type="float" office:value="0.011739999987185" calcext:value-type="float">
            <text:p>0.011739999987185</text:p>
          </table:table-cell>
        </table:table-row>
        <table:table-row table:style-name="ro1">
          <table:table-cell office:value-type="float" office:value="0.0113000003620982" calcext:value-type="float">
            <text:p>0.011300000362098</text:p>
          </table:table-cell>
        </table:table-row>
        <table:table-row table:style-name="ro1">
          <table:table-cell office:value-type="float" office:value="0.0108899995684624" calcext:value-type="float">
            <text:p>0.010889999568462</text:p>
          </table:table-cell>
        </table:table-row>
        <table:table-row table:style-name="ro1">
          <table:table-cell office:value-type="float" office:value="0.010499999858439" calcext:value-type="float">
            <text:p>0.010499999858439</text:p>
          </table:table-cell>
        </table:table-row>
        <table:table-row table:style-name="ro1">
          <table:table-cell office:value-type="float" office:value="0.0101300003007054" calcext:value-type="float">
            <text:p>0.010130000300706</text:p>
          </table:table-cell>
        </table:table-row>
        <table:table-row table:style-name="ro1">
          <table:table-cell office:value-type="float" office:value="0.00978999957442284" calcext:value-type="float">
            <text:p>0.009789999574423</text:p>
          </table:table-cell>
        </table:table-row>
        <table:table-row table:style-name="ro1">
          <table:table-cell office:value-type="float" office:value="0.00946000032126904" calcext:value-type="float">
            <text:p>0.009460000321269</text:p>
          </table:table-cell>
        </table:table-row>
        <table:table-row table:style-name="ro1">
          <table:table-cell office:value-type="float" office:value="0.00913999974727631" calcext:value-type="float">
            <text:p>0.009139999747276</text:p>
          </table:table-cell>
        </table:table-row>
        <table:table-row table:style-name="ro1">
          <table:table-cell office:value-type="float" office:value="0.00884999986737967" calcext:value-type="float">
            <text:p>0.00884999986738</text:p>
          </table:table-cell>
        </table:table-row>
        <table:table-row table:style-name="ro1">
          <table:table-cell office:value-type="float" office:value="0.00855999998748303" calcext:value-type="float">
            <text:p>0.008559999987483</text:p>
          </table:table-cell>
        </table:table-row>
        <table:table-row table:style-name="ro1">
          <table:table-cell office:value-type="float" office:value="0.0082999998703599" calcext:value-type="float">
            <text:p>0.00829999987036</text:p>
          </table:table-cell>
        </table:table-row>
        <table:table-row table:style-name="ro1">
          <table:table-cell office:value-type="float" office:value="0.00805000029504299" calcext:value-type="float">
            <text:p>0.008050000295043</text:p>
          </table:table-cell>
        </table:table-row>
        <table:table-row table:style-name="ro1">
          <table:table-cell office:value-type="float" office:value="0.00780999986454845" calcext:value-type="float">
            <text:p>0.007809999864548</text:p>
          </table:table-cell>
        </table:table-row>
        <table:table-row table:style-name="ro1">
          <table:table-cell office:value-type="float" office:value="0.00757999997586012" calcext:value-type="float">
            <text:p>0.00757999997586</text:p>
          </table:table-cell>
        </table:table-row>
        <table:table-row table:style-name="ro1">
          <table:table-cell office:value-type="float" office:value="0.00736000016331673" calcext:value-type="float">
            <text:p>0.007360000163317</text:p>
          </table:table-cell>
        </table:table-row>
        <table:table-row table:style-name="ro1">
          <table:table-cell office:value-type="float" office:value="0.00716000003740192" calcext:value-type="float">
            <text:p>0.007160000037402</text:p>
          </table:table-cell>
        </table:table-row>
        <table:table-row table:style-name="ro1">
          <table:table-cell office:value-type="float" office:value="0.00696999998763204" calcext:value-type="float">
            <text:p>0.006969999987632</text:p>
          </table:table-cell>
        </table:table-row>
        <table:table-row table:style-name="ro1">
          <table:table-cell office:value-type="float" office:value="0.00677999993786216" calcext:value-type="float">
            <text:p>0.006779999937862</text:p>
          </table:table-cell>
        </table:table-row>
        <table:table-row table:style-name="ro1">
          <table:table-cell office:value-type="float" office:value="0.00661000004038215" calcext:value-type="float">
            <text:p>0.006610000040382</text:p>
          </table:table-cell>
        </table:table-row>
        <table:table-row table:style-name="ro1">
          <table:table-cell office:value-type="float" office:value="0.00644000014290214" calcext:value-type="float">
            <text:p>0.006440000142902</text:p>
          </table:table-cell>
        </table:table-row>
        <table:table-row table:style-name="ro1">
          <table:table-cell office:value-type="float" office:value="0.00628999993205071" calcext:value-type="float">
            <text:p>0.006289999932051</text:p>
          </table:table-cell>
        </table:table-row>
        <table:table-row table:style-name="ro1">
          <table:table-cell office:value-type="float" office:value="0.00614000018686056" calcext:value-type="float">
            <text:p>0.006140000186861</text:p>
          </table:table-cell>
        </table:table-row>
        <table:table-row table:style-name="ro1">
          <table:table-cell office:value-type="float" office:value="0.00598999997600913" calcext:value-type="float">
            <text:p>0.005989999976009</text:p>
          </table:table-cell>
        </table:table-row>
        <table:table-row table:style-name="ro1">
          <table:table-cell office:value-type="float" office:value="0.00585999991744757" calcext:value-type="float">
            <text:p>0.005859999917448</text:p>
          </table:table-cell>
        </table:table-row>
        <table:table-row table:style-name="ro1">
          <table:table-cell office:value-type="float" office:value="0.005729999858886" calcext:value-type="float">
            <text:p>0.005729999858886</text:p>
          </table:table-cell>
        </table:table-row>
        <table:table-row table:style-name="ro1">
          <table:table-cell office:value-type="float" office:value="0.00559999980032444" calcext:value-type="float">
            <text:p>0.005599999800324</text:p>
          </table:table-cell>
        </table:table-row>
        <table:table-row table:style-name="ro1">
          <table:table-cell office:value-type="float" office:value="0.00548999989405275" calcext:value-type="float">
            <text:p>0.005489999894053</text:p>
          </table:table-cell>
        </table:table-row>
        <table:table-row table:style-name="ro1">
          <table:table-cell office:value-type="float" office:value="0.00536999991163611" calcext:value-type="float">
            <text:p>0.005369999911636</text:p>
          </table:table-cell>
        </table:table-row>
        <table:table-row table:style-name="ro1">
          <table:table-cell office:value-type="float" office:value="0.00527000008150935" calcext:value-type="float">
            <text:p>0.005270000081509</text:p>
          </table:table-cell>
        </table:table-row>
        <table:table-row table:style-name="ro1">
          <table:table-cell office:value-type="float" office:value="0.0051699997857213" calcext:value-type="float">
            <text:p>0.005169999785721</text:p>
          </table:table-cell>
        </table:table-row>
        <table:table-row table:style-name="ro1">
          <table:table-cell office:value-type="float" office:value="0.00506999995559454" calcext:value-type="float">
            <text:p>0.005069999955595</text:p>
          </table:table-cell>
        </table:table-row>
        <table:table-row table:style-name="ro1">
          <table:table-cell office:value-type="float" office:value="0.00497000012546778" calcext:value-type="float">
            <text:p>0.004970000125468</text:p>
          </table:table-cell>
        </table:table-row>
        <table:table-row table:style-name="ro1">
          <table:table-cell office:value-type="float" office:value="0.00487999990582466" calcext:value-type="float">
            <text:p>0.004879999905825</text:p>
          </table:table-cell>
        </table:table-row>
        <table:table-row table:style-name="ro1">
          <table:table-cell office:value-type="float" office:value="0.00480000022798777" calcext:value-type="float">
            <text:p>0.004800000227988</text:p>
          </table:table-cell>
        </table:table-row>
        <table:table-row table:style-name="ro1">
          <table:table-cell office:value-type="float" office:value="0.00471000000834465" calcext:value-type="float">
            <text:p>0.004710000008345</text:p>
          </table:table-cell>
        </table:table-row>
        <table:table-row table:style-name="ro1">
          <table:table-cell office:value-type="float" office:value="0.00462999986484647" calcext:value-type="float">
            <text:p>0.004629999864846</text:p>
          </table:table-cell>
        </table:table-row>
        <table:table-row table:style-name="ro1">
          <table:table-cell office:value-type="float" office:value="0.00455999979749322" calcext:value-type="float">
            <text:p>0.004559999797493</text:p>
          </table:table-cell>
        </table:table-row>
        <table:table-row table:style-name="ro1">
          <table:table-cell office:value-type="float" office:value="0.00448000011965632" calcext:value-type="float">
            <text:p>0.004480000119656</text:p>
          </table:table-cell>
        </table:table-row>
        <table:table-row table:style-name="ro1">
          <table:table-cell office:value-type="float" office:value="0.00441000005230308" calcext:value-type="float">
            <text:p>0.004410000052303</text:p>
          </table:table-cell>
        </table:table-row>
        <table:table-row table:style-name="ro1">
          <table:table-cell office:value-type="float" office:value="0.00435000006109476" calcext:value-type="float">
            <text:p>0.004350000061095</text:p>
          </table:table-cell>
        </table:table-row>
        <table:table-row table:style-name="ro1">
          <table:table-cell office:value-type="float" office:value="0.00427999999374151" calcext:value-type="float">
            <text:p>0.004279999993742</text:p>
          </table:table-cell>
        </table:table-row>
        <table:table-row table:style-name="ro1">
          <table:table-cell office:value-type="float" office:value="0.0042200000025332" calcext:value-type="float">
            <text:p>0.004220000002533</text:p>
          </table:table-cell>
        </table:table-row>
        <table:table-row table:style-name="ro1">
          <table:table-cell office:value-type="float" office:value="0.00416000001132488" calcext:value-type="float">
            <text:p>0.004160000011325</text:p>
          </table:table-cell>
        </table:table-row>
        <table:table-row table:style-name="ro1">
          <table:table-cell office:value-type="float" office:value="0.00410000002011657" calcext:value-type="float">
            <text:p>0.004100000020117</text:p>
          </table:table-cell>
        </table:table-row>
        <table:table-row table:style-name="ro1">
          <table:table-cell office:value-type="float" office:value="0.00404000002890825" calcext:value-type="float">
            <text:p>0.004040000028908</text:p>
          </table:table-cell>
        </table:table-row>
        <table:table-row table:style-name="ro1">
          <table:table-cell office:value-type="float" office:value="0.00399000011384487" calcext:value-type="float">
            <text:p>0.003990000113845</text:p>
          </table:table-cell>
        </table:table-row>
        <table:table-row table:style-name="ro1">
          <table:table-cell office:value-type="float" office:value="0.00394000019878149" calcext:value-type="float">
            <text:p>0.003940000198781</text:p>
          </table:table-cell>
        </table:table-row>
        <table:table-row table:style-name="ro1">
          <table:table-cell office:value-type="float" office:value="0.00387999997474253" calcext:value-type="float">
            <text:p>0.003879999974743</text:p>
          </table:table-cell>
        </table:table-row>
        <table:table-row table:style-name="ro1">
          <table:table-cell office:value-type="float" office:value="0.00383999990299344" calcext:value-type="float">
            <text:p>0.003839999902993</text:p>
          </table:table-cell>
        </table:table-row>
        <table:table-row table:style-name="ro1">
          <table:table-cell office:value-type="float" office:value="0.00378999998793006" calcext:value-type="float">
            <text:p>0.00378999998793</text:p>
          </table:table-cell>
        </table:table-row>
        <table:table-row table:style-name="ro1">
          <table:table-cell office:value-type="float" office:value="0.00374000007286668" calcext:value-type="float">
            <text:p>0.003740000072867</text:p>
          </table:table-cell>
        </table:table-row>
        <table:table-row table:style-name="ro1">
          <table:table-cell office:value-type="float" office:value="0.00370000000111759" calcext:value-type="float">
            <text:p>0.003700000001118</text:p>
          </table:table-cell>
        </table:table-row>
        <table:table-row table:style-name="ro1">
          <table:table-cell office:value-type="float" office:value="0.0036599999293685" calcext:value-type="float">
            <text:p>0.003659999929369</text:p>
          </table:table-cell>
        </table:table-row>
        <table:table-row table:style-name="ro1">
          <table:table-cell office:value-type="float" office:value="0.00361000001430511" calcext:value-type="float">
            <text:p>0.003610000014305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3000010363758" calcext:value-type="float">
            <text:p>0.003530000103638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6000003628433" calcext:value-type="float">
            <text:p>0.003460000036284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4999989718199" calcext:value-type="float">
            <text:p>0.003349999897182</text:p>
          </table:table-cell>
        </table:table-row>
        <table:table-row table:style-name="ro1">
          <table:table-cell office:value-type="float" office:value="0.00331999990157783" calcext:value-type="float">
            <text:p>0.003319999901578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5999991036952" calcext:value-type="float">
            <text:p>0.00325999991037</text:p>
          </table:table-cell>
        </table:table-row>
        <table:table-row table:style-name="ro1">
          <table:table-cell office:value-type="float" office:value="0.00322999991476536" calcext:value-type="float">
            <text:p>0.003229999914765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199000001884997" calcext:value-type="float">
            <text:p>0.00199000001885</text:p>
          </table:table-cell>
        </table:table-row>
        <table:table-row table:style-name="ro1">
          <table:table-cell office:value-type="float" office:value="0.00197999994270504" calcext:value-type="float">
            <text:p>0.001979999942705</text:p>
          </table:table-cell>
        </table:table-row>
        <table:table-row table:style-name="ro1">
          <table:table-cell office:value-type="float" office:value="0.00197999994270504" calcext:value-type="float">
            <text:p>0.001979999942705</text:p>
          </table:table-cell>
        </table:table-row>
        <table:table-row table:style-name="ro1">
          <table:table-cell office:value-type="float" office:value="0.00197000009939075" calcext:value-type="float">
            <text:p>0.001970000099391</text:p>
          </table:table-cell>
        </table:table-row>
        <table:table-row table:style-name="ro1">
          <table:table-cell office:value-type="float" office:value="0.00196000002324581" calcext:value-type="float">
            <text:p>0.001960000023246</text:p>
          </table:table-cell>
        </table:table-row>
        <table:table-row table:style-name="ro1">
          <table:table-cell office:value-type="float" office:value="0.00196000002324581" calcext:value-type="float">
            <text:p>0.001960000023246</text:p>
          </table:table-cell>
        </table:table-row>
        <table:table-row table:style-name="ro1">
          <table:table-cell office:value-type="float" office:value="0.00194999994710088" calcext:value-type="float">
            <text:p>0.001949999947101</text:p>
          </table:table-cell>
        </table:table-row>
        <table:table-row table:style-name="ro1">
          <table:table-cell office:value-type="float" office:value="0.00194999994710088" calcext:value-type="float">
            <text:p>0.001949999947101</text:p>
          </table:table-cell>
        </table:table-row>
        <table:table-row table:style-name="ro1">
          <table:table-cell office:value-type="float" office:value="0.00193999998737127" calcext:value-type="float">
            <text:p>0.001939999987371</text:p>
          </table:table-cell>
        </table:table-row>
        <table:table-row table:style-name="ro1">
          <table:table-cell office:value-type="float" office:value="0.00193999998737127" calcext:value-type="float">
            <text:p>0.001939999987371</text:p>
          </table:table-cell>
        </table:table-row>
        <table:table-row table:style-name="ro1">
          <table:table-cell office:value-type="float" office:value="0.00193000002764165" calcext:value-type="float">
            <text:p>0.001930000027642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19000000320375" calcext:value-type="float">
            <text:p>0.001900000032038</text:p>
          </table:table-cell>
        </table:table-row>
        <table:table-row table:style-name="ro1">
          <table:table-cell office:value-type="float" office:value="0.0019000000320375" calcext:value-type="float">
            <text:p>0.001900000032038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7999999616295" calcext:value-type="float">
            <text:p>0.001879999996163</text:p>
          </table:table-cell>
        </table:table-row>
        <table:table-row table:style-name="ro1">
          <table:table-cell office:value-type="float" office:value="0.00187999999616295" calcext:value-type="float">
            <text:p>0.00187999999616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5999996028841" calcext:value-type="float">
            <text:p>0.001859999960288</text:p>
          </table:table-cell>
        </table:table-row>
        <table:table-row table:style-name="ro1">
          <table:table-cell office:value-type="float" office:value="0.00185999996028841" calcext:value-type="float">
            <text:p>0.001859999960288</text:p>
          </table:table-cell>
        </table:table-row>
        <table:table-row table:style-name="ro1">
          <table:table-cell office:value-type="float" office:value="0.00185000000055879" calcext:value-type="float">
            <text:p>0.001850000000559</text:p>
          </table:table-cell>
        </table:table-row>
        <table:table-row table:style-name="ro1">
          <table:table-cell office:value-type="float" office:value="0.00185000000055879" calcext:value-type="float">
            <text:p>0.001850000000559</text:p>
          </table:table-cell>
        </table:table-row>
        <table:table-row table:style-name="ro1">
          <table:table-cell office:value-type="float" office:value="0.00184000004082918" calcext:value-type="float">
            <text:p>0.001840000040829</text:p>
          </table:table-cell>
        </table:table-row>
        <table:table-row table:style-name="ro1">
          <table:table-cell office:value-type="float" office:value="0.00184000004082918" calcext:value-type="float">
            <text:p>0.001840000040829</text:p>
          </table:table-cell>
        </table:table-row>
        <table:table-row table:style-name="ro1">
          <table:table-cell office:value-type="float" office:value="0.00182999996468425" calcext:value-type="float">
            <text:p>0.001829999964684</text:p>
          </table:table-cell>
        </table:table-row>
        <table:table-row table:style-name="ro1">
          <table:table-cell office:value-type="float" office:value="0.00182999996468425" calcext:value-type="float">
            <text:p>0.001829999964684</text:p>
          </table:table-cell>
        </table:table-row>
        <table:table-row table:style-name="ro1">
          <table:table-cell office:value-type="float" office:value="0.00182000000495464" calcext:value-type="float">
            <text:p>0.001820000004955</text:p>
          </table:table-cell>
        </table:table-row>
        <table:table-row table:style-name="ro1">
          <table:table-cell office:value-type="float" office:value="0.00182000000495464" calcext:value-type="float">
            <text:p>0.001820000004955</text:p>
          </table:table-cell>
        </table:table-row>
        <table:table-row table:style-name="ro1">
          <table:table-cell office:value-type="float" office:value="0.00181000004522502" calcext:value-type="float">
            <text:p>0.001810000045225</text:p>
          </table:table-cell>
        </table:table-row>
        <table:table-row table:style-name="ro1">
          <table:table-cell office:value-type="float" office:value="0.00181000004522502" calcext:value-type="float">
            <text:p>0.001810000045225</text:p>
          </table:table-cell>
        </table:table-row>
        <table:table-row table:style-name="ro1">
          <table:table-cell office:value-type="float" office:value="0.00179999996908009" calcext:value-type="float">
            <text:p>0.00179999996908</text:p>
          </table:table-cell>
        </table:table-row>
        <table:table-row table:style-name="ro1">
          <table:table-cell office:value-type="float" office:value="0.00179999996908009" calcext:value-type="float">
            <text:p>0.00179999996908</text:p>
          </table:table-cell>
        </table:table-row>
        <table:table-row table:style-name="ro1">
          <table:table-cell office:value-type="float" office:value="0.00179000000935048" calcext:value-type="float">
            <text:p>0.00179000000935</text:p>
          </table:table-cell>
        </table:table-row>
        <table:table-row table:style-name="ro1">
          <table:table-cell office:value-type="float" office:value="0.00179000000935048" calcext:value-type="float">
            <text:p>0.00179000000935</text:p>
          </table:table-cell>
        </table:table-row>
        <table:table-row table:style-name="ro1">
          <table:table-cell office:value-type="float" office:value="0.00178000004962087" calcext:value-type="float">
            <text:p>0.001780000049621</text:p>
          </table:table-cell>
        </table:table-row>
        <table:table-row table:style-name="ro1">
          <table:table-cell office:value-type="float" office:value="0.00178000004962087" calcext:value-type="float">
            <text:p>0.001780000049621</text:p>
          </table:table-cell>
        </table:table-row>
        <table:table-row table:style-name="ro1">
          <table:table-cell office:value-type="float" office:value="0.00176999997347593" calcext:value-type="float">
            <text:p>0.001769999973476</text:p>
          </table:table-cell>
        </table:table-row>
        <table:table-row table:style-name="ro1">
          <table:table-cell office:value-type="float" office:value="0.00176999997347593" calcext:value-type="float">
            <text:p>0.001769999973476</text:p>
          </table:table-cell>
        </table:table-row>
        <table:table-row table:style-name="ro1">
          <table:table-cell office:value-type="float" office:value="0.00176999997347593" calcext:value-type="float">
            <text:p>0.001769999973476</text:p>
          </table:table-cell>
        </table:table-row>
        <table:table-row table:style-name="ro1">
          <table:table-cell office:value-type="float" office:value="0.00176000001374632" calcext:value-type="float">
            <text:p>0.001760000013746</text:p>
          </table:table-cell>
        </table:table-row>
        <table:table-row table:style-name="ro1">
          <table:table-cell office:value-type="float" office:value="0.00176000001374632" calcext:value-type="float">
            <text:p>0.001760000013746</text:p>
          </table:table-cell>
        </table:table-row>
        <table:table-row table:style-name="ro1">
          <table:table-cell office:value-type="float" office:value="0.00175000005401671" calcext:value-type="float">
            <text:p>0.001750000054017</text:p>
          </table:table-cell>
        </table:table-row>
        <table:table-row table:style-name="ro1">
          <table:table-cell office:value-type="float" office:value="0.00175000005401671" calcext:value-type="float">
            <text:p>0.001750000054017</text:p>
          </table:table-cell>
        </table:table-row>
        <table:table-row table:style-name="ro1">
          <table:table-cell office:value-type="float" office:value="0.00175000005401671" calcext:value-type="float">
            <text:p>0.001750000054017</text:p>
          </table:table-cell>
        </table:table-row>
        <table:table-row table:style-name="ro1">
          <table:table-cell office:value-type="float" office:value="0.00175000005401671" calcext:value-type="float">
            <text:p>0.001750000054017</text:p>
          </table:table-cell>
        </table:table-row>
        <table:table-row table:style-name="ro1">
          <table:table-cell office:value-type="float" office:value="0.00176000001374632" calcext:value-type="float">
            <text:p>0.001760000013746</text:p>
          </table:table-cell>
        </table:table-row>
        <table:table-row table:style-name="ro1">
          <table:table-cell office:value-type="float" office:value="0.00181000004522502" calcext:value-type="float">
            <text:p>0.001810000045225</text:p>
          </table:table-cell>
        </table:table-row>
        <table:table-row table:style-name="ro1">
          <table:table-cell office:value-type="float" office:value="0.0019000000320375" calcext:value-type="float">
            <text:p>0.001900000032038</text:p>
          </table:table-cell>
        </table:table-row>
        <table:table-row table:style-name="ro1">
          <table:table-cell office:value-type="float" office:value="0.00199000001884997" calcext:value-type="float">
            <text:p>0.00199000001885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71999992057681" calcext:value-type="float">
            <text:p>0.003719999920577</text:p>
          </table:table-cell>
        </table:table-row>
        <table:table-row table:style-name="ro1">
          <table:table-cell office:value-type="float" office:value="0.00502000004053116" calcext:value-type="float">
            <text:p>0.005020000040531</text:p>
          </table:table-cell>
        </table:table-row>
        <table:table-row table:style-name="ro1">
          <table:table-cell office:value-type="float" office:value="0.0168699994683266" calcext:value-type="float">
            <text:p>0.016869999468327</text:p>
          </table:table-cell>
        </table:table-row>
        <table:table-row table:style-name="ro1">
          <table:table-cell office:value-type="float" office:value="0.0315000005066395" calcext:value-type="float">
            <text:p>0.03150000050664</text:p>
          </table:table-cell>
        </table:table-row>
        <table:table-row table:style-name="ro1">
          <table:table-cell office:value-type="float" office:value="0.0397000014781952" calcext:value-type="float">
            <text:p>0.039700001478195</text:p>
          </table:table-cell>
        </table:table-row>
        <table:table-row table:style-name="ro1">
          <table:table-cell office:value-type="float" office:value="0.0435900017619133" calcext:value-type="float">
            <text:p>0.043590001761913</text:p>
          </table:table-cell>
        </table:table-row>
        <table:table-row table:style-name="ro1">
          <table:table-cell office:value-type="float" office:value="0.0448700003325939" calcext:value-type="float">
            <text:p>0.044870000332594</text:p>
          </table:table-cell>
        </table:table-row>
        <table:table-row table:style-name="ro1">
          <table:table-cell office:value-type="float" office:value="0.0449699983000755" calcext:value-type="float">
            <text:p>0.044969998300076</text:p>
          </table:table-cell>
        </table:table-row>
        <table:table-row table:style-name="ro1">
          <table:table-cell office:value-type="float" office:value="0.0446299985051155" calcext:value-type="float">
            <text:p>0.044629998505116</text:p>
          </table:table-cell>
        </table:table-row>
        <table:table-row table:style-name="ro1">
          <table:table-cell office:value-type="float" office:value="0.0576400011777878" calcext:value-type="float">
            <text:p>0.057640001177788</text:p>
          </table:table-cell>
        </table:table-row>
        <table:table-row table:style-name="ro1">
          <table:table-cell office:value-type="float" office:value="0.0785299986600876" calcext:value-type="float">
            <text:p>0.078529998660088</text:p>
          </table:table-cell>
        </table:table-row>
        <table:table-row table:style-name="ro1">
          <table:table-cell office:value-type="float" office:value="0.088809996843338" calcext:value-type="float">
            <text:p>0.088809996843338</text:p>
          </table:table-cell>
        </table:table-row>
        <table:table-row table:style-name="ro1">
          <table:table-cell office:value-type="float" office:value="0.091779999434948" calcext:value-type="float">
            <text:p>0.091779999434948</text:p>
          </table:table-cell>
        </table:table-row>
        <table:table-row table:style-name="ro1">
          <table:table-cell office:value-type="float" office:value="0.0902300029993057" calcext:value-type="float">
            <text:p>0.090230002999306</text:p>
          </table:table-cell>
        </table:table-row>
        <table:table-row table:style-name="ro1">
          <table:table-cell office:value-type="float" office:value="0.0868299975991249" calcext:value-type="float">
            <text:p>0.086829997599125</text:p>
          </table:table-cell>
        </table:table-row>
        <table:table-row table:style-name="ro1">
          <table:table-cell office:value-type="float" office:value="0.0834700018167496" calcext:value-type="float">
            <text:p>0.08347000181675</text:p>
          </table:table-cell>
        </table:table-row>
        <table:table-row table:style-name="ro1">
          <table:table-cell office:value-type="float" office:value="0.0797299966216087" calcext:value-type="float">
            <text:p>0.079729996621609</text:p>
          </table:table-cell>
        </table:table-row>
        <table:table-row table:style-name="ro1">
          <table:table-cell office:value-type="float" office:value="0.0794999971985817" calcext:value-type="float">
            <text:p>0.079499997198582</text:p>
          </table:table-cell>
        </table:table-row>
        <table:table-row table:style-name="ro1">
          <table:table-cell office:value-type="float" office:value="0.0838200002908707" calcext:value-type="float">
            <text:p>0.083820000290871</text:p>
          </table:table-cell>
        </table:table-row>
        <table:table-row table:style-name="ro1">
          <table:table-cell office:value-type="float" office:value="0.0852599963545799" calcext:value-type="float">
            <text:p>0.08525999635458</text:p>
          </table:table-cell>
        </table:table-row>
        <table:table-row table:style-name="ro1">
          <table:table-cell office:value-type="float" office:value="0.0839499980211258" calcext:value-type="float">
            <text:p>0.083949998021126</text:p>
          </table:table-cell>
        </table:table-row>
        <table:table-row table:style-name="ro1">
          <table:table-cell office:value-type="float" office:value="0.0838399976491928" calcext:value-type="float">
            <text:p>0.083839997649193</text:p>
          </table:table-cell>
        </table:table-row>
        <table:table-row table:style-name="ro1">
          <table:table-cell office:value-type="float" office:value="0.115259997546673" calcext:value-type="float">
            <text:p>0.115259997546673</text:p>
          </table:table-cell>
        </table:table-row>
        <table:table-row table:style-name="ro1">
          <table:table-cell office:value-type="float" office:value="0.256760001182556" calcext:value-type="float">
            <text:p>0.256760001182556</text:p>
          </table:table-cell>
        </table:table-row>
        <table:table-row table:style-name="ro1">
          <table:table-cell office:value-type="float" office:value="0.356189996004105" calcext:value-type="float">
            <text:p>0.356189996004105</text:p>
          </table:table-cell>
        </table:table-row>
        <table:table-row table:style-name="ro1">
          <table:table-cell office:value-type="float" office:value="0.376170009374619" calcext:value-type="float">
            <text:p>0.376170009374619</text:p>
          </table:table-cell>
        </table:table-row>
        <table:table-row table:style-name="ro1">
          <table:table-cell office:value-type="float" office:value="0.365480005741119" calcext:value-type="float">
            <text:p>0.365480005741119</text:p>
          </table:table-cell>
        </table:table-row>
        <table:table-row table:style-name="ro1">
          <table:table-cell office:value-type="float" office:value="0.330009996891022" calcext:value-type="float">
            <text:p>0.330009996891022</text:p>
          </table:table-cell>
        </table:table-row>
        <table:table-row table:style-name="ro1">
          <table:table-cell office:value-type="float" office:value="0.309879988431931" calcext:value-type="float">
            <text:p>0.309879988431931</text:p>
          </table:table-cell>
        </table:table-row>
        <table:table-row table:style-name="ro1">
          <table:table-cell office:value-type="float" office:value="0.398640006780624" calcext:value-type="float">
            <text:p>0.398640006780624</text:p>
          </table:table-cell>
        </table:table-row>
        <table:table-row table:style-name="ro1">
          <table:table-cell office:value-type="float" office:value="0.556410014629364" calcext:value-type="float">
            <text:p>0.556410014629364</text:p>
          </table:table-cell>
        </table:table-row>
        <table:table-row table:style-name="ro1">
          <table:table-cell office:value-type="float" office:value="0.552439987659454" calcext:value-type="float">
            <text:p>0.552439987659454</text:p>
          </table:table-cell>
        </table:table-row>
        <table:table-row table:style-name="ro1">
          <table:table-cell office:value-type="float" office:value="0.54066002368927" calcext:value-type="float">
            <text:p>0.54066002368927</text:p>
          </table:table-cell>
        </table:table-row>
        <table:table-row table:style-name="ro1">
          <table:table-cell office:value-type="float" office:value="0.532710015773773" calcext:value-type="float">
            <text:p>0.532710015773773</text:p>
          </table:table-cell>
        </table:table-row>
        <table:table-row table:style-name="ro1">
          <table:table-cell office:value-type="float" office:value="0.49031999707222" calcext:value-type="float">
            <text:p>0.49031999707222</text:p>
          </table:table-cell>
        </table:table-row>
        <table:table-row table:style-name="ro1">
          <table:table-cell office:value-type="float" office:value="0.595669984817505" calcext:value-type="float">
            <text:p>0.595669984817505</text:p>
          </table:table-cell>
        </table:table-row>
        <table:table-row table:style-name="ro1">
          <table:table-cell office:value-type="float" office:value="0.795340001583099" calcext:value-type="float">
            <text:p>0.795340001583099</text:p>
          </table:table-cell>
        </table:table-row>
        <table:table-row table:style-name="ro1">
          <table:table-cell office:value-type="float" office:value="0.791540026664734" calcext:value-type="float">
            <text:p>0.791540026664734</text:p>
          </table:table-cell>
        </table:table-row>
        <table:table-row table:style-name="ro1">
          <table:table-cell office:value-type="float" office:value="0.696590006351471" calcext:value-type="float">
            <text:p>0.696590006351471</text:p>
          </table:table-cell>
        </table:table-row>
        <table:table-row table:style-name="ro1">
          <table:table-cell office:value-type="float" office:value="0.764540016651154" calcext:value-type="float">
            <text:p>0.764540016651154</text:p>
          </table:table-cell>
        </table:table-row>
        <table:table-row table:style-name="ro1">
          <table:table-cell office:value-type="float" office:value="1.1721099615097" calcext:value-type="float">
            <text:p>1.1721099615097</text:p>
          </table:table-cell>
        </table:table-row>
        <table:table-row table:style-name="ro1">
          <table:table-cell office:value-type="float" office:value="1.15758001804352" calcext:value-type="float">
            <text:p>1.15758001804352</text:p>
          </table:table-cell>
        </table:table-row>
        <table:table-row table:style-name="ro1">
          <table:table-cell office:value-type="float" office:value="0.928110003471374" calcext:value-type="float">
            <text:p>0.928110003471374</text:p>
          </table:table-cell>
        </table:table-row>
        <table:table-row table:style-name="ro1">
          <table:table-cell office:value-type="float" office:value="0.739629983901978" calcext:value-type="float">
            <text:p>0.739629983901978</text:p>
          </table:table-cell>
        </table:table-row>
        <table:table-row table:style-name="ro1">
          <table:table-cell office:value-type="float" office:value="0.604269981384277" calcext:value-type="float">
            <text:p>0.604269981384277</text:p>
          </table:table-cell>
        </table:table-row>
        <table:table-row table:style-name="ro1">
          <table:table-cell office:value-type="float" office:value="0.510649979114533" calcext:value-type="float">
            <text:p>0.510649979114533</text:p>
          </table:table-cell>
        </table:table-row>
        <table:table-row table:style-name="ro1">
          <table:table-cell office:value-type="float" office:value="0.440349996089935" calcext:value-type="float">
            <text:p>0.440349996089935</text:p>
          </table:table-cell>
        </table:table-row>
        <table:table-row table:style-name="ro1">
          <table:table-cell office:value-type="float" office:value="0.385190010070801" calcext:value-type="float">
            <text:p>0.385190010070801</text:p>
          </table:table-cell>
        </table:table-row>
        <table:table-row table:style-name="ro1">
          <table:table-cell office:value-type="float" office:value="0.336560010910034" calcext:value-type="float">
            <text:p>0.336560010910034</text:p>
          </table:table-cell>
        </table:table-row>
        <table:table-row table:style-name="ro1">
          <table:table-cell office:value-type="float" office:value="0.295130014419556" calcext:value-type="float">
            <text:p>0.295130014419556</text:p>
          </table:table-cell>
        </table:table-row>
        <table:table-row table:style-name="ro1">
          <table:table-cell office:value-type="float" office:value="0.259669989347458" calcext:value-type="float">
            <text:p>0.259669989347458</text:p>
          </table:table-cell>
        </table:table-row>
        <table:table-row table:style-name="ro1">
          <table:table-cell office:value-type="float" office:value="0.231889992952347" calcext:value-type="float">
            <text:p>0.231889992952347</text:p>
          </table:table-cell>
        </table:table-row>
        <table:table-row table:style-name="ro1">
          <table:table-cell office:value-type="float" office:value="0.206970006227493" calcext:value-type="float">
            <text:p>0.206970006227493</text:p>
          </table:table-cell>
        </table:table-row>
        <table:table-row table:style-name="ro1">
          <table:table-cell office:value-type="float" office:value="0.185519993305206" calcext:value-type="float">
            <text:p>0.185519993305206</text:p>
          </table:table-cell>
        </table:table-row>
        <table:table-row table:style-name="ro1">
          <table:table-cell office:value-type="float" office:value="0.169200003147125" calcext:value-type="float">
            <text:p>0.169200003147125</text:p>
          </table:table-cell>
        </table:table-row>
        <table:table-row table:style-name="ro1">
          <table:table-cell office:value-type="float" office:value="0.156240001320839" calcext:value-type="float">
            <text:p>0.156240001320839</text:p>
          </table:table-cell>
        </table:table-row>
        <table:table-row table:style-name="ro1">
          <table:table-cell office:value-type="float" office:value="0.172659993171692" calcext:value-type="float">
            <text:p>0.172659993171692</text:p>
          </table:table-cell>
        </table:table-row>
        <table:table-row table:style-name="ro1">
          <table:table-cell office:value-type="float" office:value="0.247690007090569" calcext:value-type="float">
            <text:p>0.247690007090569</text:p>
          </table:table-cell>
        </table:table-row>
        <table:table-row table:style-name="ro1">
          <table:table-cell office:value-type="float" office:value="0.328750014305115" calcext:value-type="float">
            <text:p>0.328750014305115</text:p>
          </table:table-cell>
        </table:table-row>
        <table:table-row table:style-name="ro1">
          <table:table-cell office:value-type="float" office:value="0.355949997901916" calcext:value-type="float">
            <text:p>0.355949997901916</text:p>
          </table:table-cell>
        </table:table-row>
        <table:table-row table:style-name="ro1">
          <table:table-cell office:value-type="float" office:value="0.4132100045681" calcext:value-type="float">
            <text:p>0.4132100045681</text:p>
          </table:table-cell>
        </table:table-row>
        <table:table-row table:style-name="ro1">
          <table:table-cell office:value-type="float" office:value="0.50382000207901" calcext:value-type="float">
            <text:p>0.50382000207901</text:p>
          </table:table-cell>
        </table:table-row>
        <table:table-row table:style-name="ro1">
          <table:table-cell office:value-type="float" office:value="0.597379982471466" calcext:value-type="float">
            <text:p>0.597379982471466</text:p>
          </table:table-cell>
        </table:table-row>
        <table:table-row table:style-name="ro1">
          <table:table-cell office:value-type="float" office:value="0.684989988803864" calcext:value-type="float">
            <text:p>0.684989988803864</text:p>
          </table:table-cell>
        </table:table-row>
        <table:table-row table:style-name="ro1">
          <table:table-cell office:value-type="float" office:value="0.814419984817505" calcext:value-type="float">
            <text:p>0.814419984817505</text:p>
          </table:table-cell>
        </table:table-row>
        <table:table-row table:style-name="ro1">
          <table:table-cell office:value-type="float" office:value="1.0445499420166" calcext:value-type="float">
            <text:p>1.0445499420166</text:p>
          </table:table-cell>
        </table:table-row>
        <table:table-row table:style-name="ro1">
          <table:table-cell office:value-type="float" office:value="1.10505998134613" calcext:value-type="float">
            <text:p>1.10505998134613</text:p>
          </table:table-cell>
        </table:table-row>
        <table:table-row table:style-name="ro1">
          <table:table-cell office:value-type="float" office:value="0.980239987373352" calcext:value-type="float">
            <text:p>0.980239987373352</text:p>
          </table:table-cell>
        </table:table-row>
        <table:table-row table:style-name="ro1">
          <table:table-cell office:value-type="float" office:value="1.06614005565643" calcext:value-type="float">
            <text:p>1.06614005565643</text:p>
          </table:table-cell>
        </table:table-row>
        <table:table-row table:style-name="ro1">
          <table:table-cell office:value-type="float" office:value="1.43577003479004" calcext:value-type="float">
            <text:p>1.43577003479004</text:p>
          </table:table-cell>
        </table:table-row>
        <table:table-row table:style-name="ro1">
          <table:table-cell office:value-type="float" office:value="1.73304998874664" calcext:value-type="float">
            <text:p>1.73304998874664</text:p>
          </table:table-cell>
        </table:table-row>
        <table:table-row table:style-name="ro1">
          <table:table-cell office:value-type="float" office:value="1.47152996063232" calcext:value-type="float">
            <text:p>1.47152996063232</text:p>
          </table:table-cell>
        </table:table-row>
        <table:table-row table:style-name="ro1">
          <table:table-cell office:value-type="float" office:value="1.31791996955872" calcext:value-type="float">
            <text:p>1.31791996955872</text:p>
          </table:table-cell>
        </table:table-row>
        <table:table-row table:style-name="ro1">
          <table:table-cell office:value-type="float" office:value="1.17888998985291" calcext:value-type="float">
            <text:p>1.17888998985291</text:p>
          </table:table-cell>
        </table:table-row>
        <table:table-row table:style-name="ro1">
          <table:table-cell office:value-type="float" office:value="0.998960018157959" calcext:value-type="float">
            <text:p>0.998960018157959</text:p>
          </table:table-cell>
        </table:table-row>
        <table:table-row table:style-name="ro1">
          <table:table-cell office:value-type="float" office:value="0.837010025978088" calcext:value-type="float">
            <text:p>0.837010025978088</text:p>
          </table:table-cell>
        </table:table-row>
        <table:table-row table:style-name="ro1">
          <table:table-cell office:value-type="float" office:value="0.918529987335205" calcext:value-type="float">
            <text:p>0.918529987335205</text:p>
          </table:table-cell>
        </table:table-row>
        <table:table-row table:style-name="ro1">
          <table:table-cell office:value-type="float" office:value="0.87788999080658" calcext:value-type="float">
            <text:p>0.87788999080658</text:p>
          </table:table-cell>
        </table:table-row>
        <table:table-row table:style-name="ro1">
          <table:table-cell office:value-type="float" office:value="0.772329986095428" calcext:value-type="float">
            <text:p>0.772329986095428</text:p>
          </table:table-cell>
        </table:table-row>
        <table:table-row table:style-name="ro1">
          <table:table-cell office:value-type="float" office:value="0.771529972553253" calcext:value-type="float">
            <text:p>0.771529972553253</text:p>
          </table:table-cell>
        </table:table-row>
        <table:table-row table:style-name="ro1">
          <table:table-cell office:value-type="float" office:value="0.895709991455078" calcext:value-type="float">
            <text:p>0.895709991455078</text:p>
          </table:table-cell>
        </table:table-row>
        <table:table-row table:style-name="ro1">
          <table:table-cell office:value-type="float" office:value="1.09247994422913" calcext:value-type="float">
            <text:p>1.09247994422913</text:p>
          </table:table-cell>
        </table:table-row>
        <table:table-row table:style-name="ro1">
          <table:table-cell office:value-type="float" office:value="1.13681995868683" calcext:value-type="float">
            <text:p>1.13681995868683</text:p>
          </table:table-cell>
        </table:table-row>
        <table:table-row table:style-name="ro1">
          <table:table-cell office:value-type="float" office:value="1.30111002922058" calcext:value-type="float">
            <text:p>1.30111002922058</text:p>
          </table:table-cell>
        </table:table-row>
        <table:table-row table:style-name="ro1">
          <table:table-cell office:value-type="float" office:value="1.19194996356964" calcext:value-type="float">
            <text:p>1.19194996356964</text:p>
          </table:table-cell>
        </table:table-row>
        <table:table-row table:style-name="ro1">
          <table:table-cell office:value-type="float" office:value="1.02670001983643" calcext:value-type="float">
            <text:p>1.02670001983643</text:p>
          </table:table-cell>
        </table:table-row>
        <table:table-row table:style-name="ro1">
          <table:table-cell office:value-type="float" office:value="0.872189998626709" calcext:value-type="float">
            <text:p>0.872189998626709</text:p>
          </table:table-cell>
        </table:table-row>
        <table:table-row table:style-name="ro1">
          <table:table-cell office:value-type="float" office:value="0.76350998878479" calcext:value-type="float">
            <text:p>0.76350998878479</text:p>
          </table:table-cell>
        </table:table-row>
        <table:table-row table:style-name="ro1">
          <table:table-cell office:value-type="float" office:value="0.656520009040833" calcext:value-type="float">
            <text:p>0.656520009040833</text:p>
          </table:table-cell>
        </table:table-row>
        <table:table-row table:style-name="ro1">
          <table:table-cell office:value-type="float" office:value="0.557210028171539" calcext:value-type="float">
            <text:p>0.557210028171539</text:p>
          </table:table-cell>
        </table:table-row>
        <table:table-row table:style-name="ro1">
          <table:table-cell office:value-type="float" office:value="0.477160006761551" calcext:value-type="float">
            <text:p>0.477160006761551</text:p>
          </table:table-cell>
        </table:table-row>
        <table:table-row table:style-name="ro1">
          <table:table-cell office:value-type="float" office:value="0.408600002527237" calcext:value-type="float">
            <text:p>0.408600002527237</text:p>
          </table:table-cell>
        </table:table-row>
        <table:table-row table:style-name="ro1">
          <table:table-cell office:value-type="float" office:value="0.357059985399246" calcext:value-type="float">
            <text:p>0.357059985399246</text:p>
          </table:table-cell>
        </table:table-row>
        <table:table-row table:style-name="ro1">
          <table:table-cell office:value-type="float" office:value="0.406569987535477" calcext:value-type="float">
            <text:p>0.406569987535477</text:p>
          </table:table-cell>
        </table:table-row>
        <table:table-row table:style-name="ro1">
          <table:table-cell office:value-type="float" office:value="0.736710011959076" calcext:value-type="float">
            <text:p>0.736710011959076</text:p>
          </table:table-cell>
        </table:table-row>
        <table:table-row table:style-name="ro1">
          <table:table-cell office:value-type="float" office:value="0.842490017414093" calcext:value-type="float">
            <text:p>0.842490017414093</text:p>
          </table:table-cell>
        </table:table-row>
        <table:table-row table:style-name="ro1">
          <table:table-cell office:value-type="float" office:value="0.752040028572083" calcext:value-type="float">
            <text:p>0.752040028572083</text:p>
          </table:table-cell>
        </table:table-row>
        <table:table-row table:style-name="ro1">
          <table:table-cell office:value-type="float" office:value="0.628520011901856" calcext:value-type="float">
            <text:p>0.628520011901856</text:p>
          </table:table-cell>
        </table:table-row>
        <table:table-row table:style-name="ro1">
          <table:table-cell office:value-type="float" office:value="0.54941999912262" calcext:value-type="float">
            <text:p>0.54941999912262</text:p>
          </table:table-cell>
        </table:table-row>
        <table:table-row table:style-name="ro1">
          <table:table-cell office:value-type="float" office:value="0.616900026798248" calcext:value-type="float">
            <text:p>0.616900026798248</text:p>
          </table:table-cell>
        </table:table-row>
        <table:table-row table:style-name="ro1">
          <table:table-cell office:value-type="float" office:value="0.671320021152496" calcext:value-type="float">
            <text:p>0.671320021152496</text:p>
          </table:table-cell>
        </table:table-row>
        <table:table-row table:style-name="ro1">
          <table:table-cell office:value-type="float" office:value="0.665120005607605" calcext:value-type="float">
            <text:p>0.665120005607605</text:p>
          </table:table-cell>
        </table:table-row>
        <table:table-row table:style-name="ro1">
          <table:table-cell office:value-type="float" office:value="0.573870003223419" calcext:value-type="float">
            <text:p>0.573870003223419</text:p>
          </table:table-cell>
        </table:table-row>
        <table:table-row table:style-name="ro1">
          <table:table-cell office:value-type="float" office:value="0.478260010480881" calcext:value-type="float">
            <text:p>0.478260010480881</text:p>
          </table:table-cell>
        </table:table-row>
        <table:table-row table:style-name="ro1">
          <table:table-cell office:value-type="float" office:value="0.400249987840652" calcext:value-type="float">
            <text:p>0.400249987840652</text:p>
          </table:table-cell>
        </table:table-row>
        <table:table-row table:style-name="ro1">
          <table:table-cell office:value-type="float" office:value="0.33636999130249" calcext:value-type="float">
            <text:p>0.33636999130249</text:p>
          </table:table-cell>
        </table:table-row>
        <table:table-row table:style-name="ro1">
          <table:table-cell office:value-type="float" office:value="0.2848100066185" calcext:value-type="float">
            <text:p>0.2848100066185</text:p>
          </table:table-cell>
        </table:table-row>
        <table:table-row table:style-name="ro1">
          <table:table-cell office:value-type="float" office:value="0.243029996752739" calcext:value-type="float">
            <text:p>0.243029996752739</text:p>
          </table:table-cell>
        </table:table-row>
        <table:table-row table:style-name="ro1">
          <table:table-cell office:value-type="float" office:value="0.209049999713898" calcext:value-type="float">
            <text:p>0.209049999713898</text:p>
          </table:table-cell>
        </table:table-row>
        <table:table-row table:style-name="ro1">
          <table:table-cell office:value-type="float" office:value="0.181069999933243" calcext:value-type="float">
            <text:p>0.181069999933243</text:p>
          </table:table-cell>
        </table:table-row>
        <table:table-row table:style-name="ro1">
          <table:table-cell office:value-type="float" office:value="0.157930001616478" calcext:value-type="float">
            <text:p>0.157930001616478</text:p>
          </table:table-cell>
        </table:table-row>
        <table:table-row table:style-name="ro1">
          <table:table-cell office:value-type="float" office:value="0.138620004057884" calcext:value-type="float">
            <text:p>0.138620004057884</text:p>
          </table:table-cell>
        </table:table-row>
        <table:table-row table:style-name="ro1">
          <table:table-cell office:value-type="float" office:value="0.122510001063347" calcext:value-type="float">
            <text:p>0.122510001063347</text:p>
          </table:table-cell>
        </table:table-row>
        <table:table-row table:style-name="ro1">
          <table:table-cell office:value-type="float" office:value="0.108810000121593" calcext:value-type="float">
            <text:p>0.108810000121593</text:p>
          </table:table-cell>
        </table:table-row>
        <table:table-row table:style-name="ro1">
          <table:table-cell office:value-type="float" office:value="0.0970899984240532" calcext:value-type="float">
            <text:p>0.097089998424053</text:p>
          </table:table-cell>
        </table:table-row>
        <table:table-row table:style-name="ro1">
          <table:table-cell office:value-type="float" office:value="0.0870200023055077" calcext:value-type="float">
            <text:p>0.087020002305508</text:p>
          </table:table-cell>
        </table:table-row>
        <table:table-row table:style-name="ro1">
          <table:table-cell office:value-type="float" office:value="0.0784099996089935" calcext:value-type="float">
            <text:p>0.078409999608994</text:p>
          </table:table-cell>
        </table:table-row>
        <table:table-row table:style-name="ro1">
          <table:table-cell office:value-type="float" office:value="0.0709900036454201" calcext:value-type="float">
            <text:p>0.07099000364542</text:p>
          </table:table-cell>
        </table:table-row>
        <table:table-row table:style-name="ro1">
          <table:table-cell office:value-type="float" office:value="0.0644899979233742" calcext:value-type="float">
            <text:p>0.064489997923374</text:p>
          </table:table-cell>
        </table:table-row>
        <table:table-row table:style-name="ro1">
          <table:table-cell office:value-type="float" office:value="0.058789998292923" calcext:value-type="float">
            <text:p>0.058789998292923</text:p>
          </table:table-cell>
        </table:table-row>
        <table:table-row table:style-name="ro1">
          <table:table-cell office:value-type="float" office:value="0.0537800006568432" calcext:value-type="float">
            <text:p>0.053780000656843</text:p>
          </table:table-cell>
        </table:table-row>
        <table:table-row table:style-name="ro1">
          <table:table-cell office:value-type="float" office:value="0.0493500009179115" calcext:value-type="float">
            <text:p>0.049350000917912</text:p>
          </table:table-cell>
        </table:table-row>
        <table:table-row table:style-name="ro1">
          <table:table-cell office:value-type="float" office:value="0.0454300008714199" calcext:value-type="float">
            <text:p>0.04543000087142</text:p>
          </table:table-cell>
        </table:table-row>
        <table:table-row table:style-name="ro1">
          <table:table-cell office:value-type="float" office:value="0.0419499985873699" calcext:value-type="float">
            <text:p>0.04194999858737</text:p>
          </table:table-cell>
        </table:table-row>
        <table:table-row table:style-name="ro1">
          <table:table-cell office:value-type="float" office:value="0.0388699993491173" calcext:value-type="float">
            <text:p>0.038869999349117</text:p>
          </table:table-cell>
        </table:table-row>
        <table:table-row table:style-name="ro1">
          <table:table-cell office:value-type="float" office:value="0.0361500009894371" calcext:value-type="float">
            <text:p>0.036150000989437</text:p>
          </table:table-cell>
        </table:table-row>
        <table:table-row table:style-name="ro1">
          <table:table-cell office:value-type="float" office:value="0.033720001578331" calcext:value-type="float">
            <text:p>0.033720001578331</text:p>
          </table:table-cell>
        </table:table-row>
        <table:table-row table:style-name="ro1">
          <table:table-cell office:value-type="float" office:value="0.031530000269413" calcext:value-type="float">
            <text:p>0.031530000269413</text:p>
          </table:table-cell>
        </table:table-row>
        <table:table-row table:style-name="ro1">
          <table:table-cell office:value-type="float" office:value="0.0295400004833937" calcext:value-type="float">
            <text:p>0.029540000483394</text:p>
          </table:table-cell>
        </table:table-row>
        <table:table-row table:style-name="ro1">
          <table:table-cell office:value-type="float" office:value="0.0277299992740154" calcext:value-type="float">
            <text:p>0.027729999274016</text:p>
          </table:table-cell>
        </table:table-row>
        <table:table-row table:style-name="ro1">
          <table:table-cell office:value-type="float" office:value="0.0260700006037951" calcext:value-type="float">
            <text:p>0.026070000603795</text:p>
          </table:table-cell>
        </table:table-row>
        <table:table-row table:style-name="ro1">
          <table:table-cell office:value-type="float" office:value="0.0245600007474422" calcext:value-type="float">
            <text:p>0.024560000747442</text:p>
          </table:table-cell>
        </table:table-row>
        <table:table-row table:style-name="ro1">
          <table:table-cell office:value-type="float" office:value="0.0231699999421835" calcext:value-type="float">
            <text:p>0.023169999942184</text:p>
          </table:table-cell>
        </table:table-row>
        <table:table-row table:style-name="ro1">
          <table:table-cell office:value-type="float" office:value="0.0219100005924702" calcext:value-type="float">
            <text:p>0.02191000059247</text:p>
          </table:table-cell>
        </table:table-row>
        <table:table-row table:style-name="ro1">
          <table:table-cell office:value-type="float" office:value="0.0207400005310774" calcext:value-type="float">
            <text:p>0.020740000531077</text:p>
          </table:table-cell>
        </table:table-row>
        <table:table-row table:style-name="ro1">
          <table:table-cell office:value-type="float" office:value="0.0196700002998114" calcext:value-type="float">
            <text:p>0.019670000299811</text:p>
          </table:table-cell>
        </table:table-row>
        <table:table-row table:style-name="ro1">
          <table:table-cell office:value-type="float" office:value="0.0186899993568659" calcext:value-type="float">
            <text:p>0.018689999356866</text:p>
          </table:table-cell>
        </table:table-row>
        <table:table-row table:style-name="ro1">
          <table:table-cell office:value-type="float" office:value="0.0177800003439188" calcext:value-type="float">
            <text:p>0.017780000343919</text:p>
          </table:table-cell>
        </table:table-row>
        <table:table-row table:style-name="ro1">
          <table:table-cell office:value-type="float" office:value="0.0169399995356798" calcext:value-type="float">
            <text:p>0.01693999953568</text:p>
          </table:table-cell>
        </table:table-row>
        <table:table-row table:style-name="ro1">
          <table:table-cell office:value-type="float" office:value="0.0161700006574392" calcext:value-type="float">
            <text:p>0.016170000657439</text:p>
          </table:table-cell>
        </table:table-row>
        <table:table-row table:style-name="ro1">
          <table:table-cell office:value-type="float" office:value="0.0154600003734231" calcext:value-type="float">
            <text:p>0.015460000373423</text:p>
          </table:table-cell>
        </table:table-row>
        <table:table-row table:style-name="ro1">
          <table:table-cell office:value-type="float" office:value="0.0148000000044703" calcext:value-type="float">
            <text:p>0.01480000000447</text:p>
          </table:table-cell>
        </table:table-row>
        <table:table-row table:style-name="ro1">
          <table:table-cell office:value-type="float" office:value="0.014189999550581" calcext:value-type="float">
            <text:p>0.014189999550581</text:p>
          </table:table-cell>
        </table:table-row>
        <table:table-row table:style-name="ro1">
          <table:table-cell office:value-type="float" office:value="0.0136299999430776" calcext:value-type="float">
            <text:p>0.013629999943078</text:p>
          </table:table-cell>
        </table:table-row>
        <table:table-row table:style-name="ro1">
          <table:table-cell office:value-type="float" office:value="0.0131000000983477" calcext:value-type="float">
            <text:p>0.013100000098348</text:p>
          </table:table-cell>
        </table:table-row>
        <table:table-row table:style-name="ro1">
          <table:table-cell office:value-type="float" office:value="0.0126099996268749" calcext:value-type="float">
            <text:p>0.012609999626875</text:p>
          </table:table-cell>
        </table:table-row>
        <table:table-row table:style-name="ro1">
          <table:table-cell office:value-type="float" office:value="0.0121600003913045" calcext:value-type="float">
            <text:p>0.012160000391305</text:p>
          </table:table-cell>
        </table:table-row>
        <table:table-row table:style-name="ro1">
          <table:table-cell office:value-type="float" office:value="0.0117300003767014" calcext:value-type="float">
            <text:p>0.011730000376701</text:p>
          </table:table-cell>
        </table:table-row>
        <table:table-row table:style-name="ro1">
          <table:table-cell office:value-type="float" office:value="0.0113399997353554" calcext:value-type="float">
            <text:p>0.011339999735355</text:p>
          </table:table-cell>
        </table:table-row>
        <table:table-row table:style-name="ro1">
          <table:table-cell office:value-type="float" office:value="0.0109700001776218" calcext:value-type="float">
            <text:p>0.010970000177622</text:p>
          </table:table-cell>
        </table:table-row>
        <table:table-row table:style-name="ro1">
          <table:table-cell office:value-type="float" office:value="0.0106199998408556" calcext:value-type="float">
            <text:p>0.010619999840856</text:p>
          </table:table-cell>
        </table:table-row>
        <table:table-row table:style-name="ro1">
          <table:table-cell office:value-type="float" office:value="0.0103000001981854" calcext:value-type="float">
            <text:p>0.010300000198186</text:p>
          </table:table-cell>
        </table:table-row>
        <table:table-row table:style-name="ro1">
          <table:table-cell office:value-type="float" office:value="0.00999000016599894" calcext:value-type="float">
            <text:p>0.009990000165999</text:p>
          </table:table-cell>
        </table:table-row>
        <table:table-row table:style-name="ro1">
          <table:table-cell office:value-type="float" office:value="0.00970999989658594" calcext:value-type="float">
            <text:p>0.009709999896586</text:p>
          </table:table-cell>
        </table:table-row>
        <table:table-row table:style-name="ro1">
          <table:table-cell office:value-type="float" office:value="0.00944000016897917" calcext:value-type="float">
            <text:p>0.009440000168979</text:p>
          </table:table-cell>
        </table:table-row>
        <table:table-row table:style-name="ro1">
          <table:table-cell office:value-type="float" office:value="0.00918999966233969" calcext:value-type="float">
            <text:p>0.00918999966234</text:p>
          </table:table-cell>
        </table:table-row>
        <table:table-row table:style-name="ro1">
          <table:table-cell office:value-type="float" office:value="0.00894999969750643" calcext:value-type="float">
            <text:p>0.008949999697506</text:p>
          </table:table-cell>
        </table:table-row>
        <table:table-row table:style-name="ro1">
          <table:table-cell office:value-type="float" office:value="0.00872000027447939" calcext:value-type="float">
            <text:p>0.008720000274479</text:p>
          </table:table-cell>
        </table:table-row>
        <table:table-row table:style-name="ro1">
          <table:table-cell office:value-type="float" office:value="0.00851000007241964" calcext:value-type="float">
            <text:p>0.00851000007242</text:p>
          </table:table-cell>
        </table:table-row>
        <table:table-row table:style-name="ro1">
          <table:table-cell office:value-type="float" office:value="0.00831000041216612" calcext:value-type="float">
            <text:p>0.008310000412166</text:p>
          </table:table-cell>
        </table:table-row>
        <table:table-row table:style-name="ro1">
          <table:table-cell office:value-type="float" office:value="0.00812000036239624" calcext:value-type="float">
            <text:p>0.008120000362396</text:p>
          </table:table-cell>
        </table:table-row>
        <table:table-row table:style-name="ro1">
          <table:table-cell office:value-type="float" office:value="0.00793999992311001" calcext:value-type="float">
            <text:p>0.00793999992311</text:p>
          </table:table-cell>
        </table:table-row>
        <table:table-row table:style-name="ro1">
          <table:table-cell office:value-type="float" office:value="0.00775999994948506" calcext:value-type="float">
            <text:p>0.007759999949485</text:p>
          </table:table-cell>
        </table:table-row>
        <table:table-row table:style-name="ro1">
          <table:table-cell office:value-type="float" office:value="0.00760000012814999" calcext:value-type="float">
            <text:p>0.00760000012815</text:p>
          </table:table-cell>
        </table:table-row>
        <table:table-row table:style-name="ro1">
          <table:table-cell office:value-type="float" office:value="0.00744999991729856" calcext:value-type="float">
            <text:p>0.007449999917299</text:p>
          </table:table-cell>
        </table:table-row>
        <table:table-row table:style-name="ro1">
          <table:table-cell office:value-type="float" office:value="0.00730000017210841" calcext:value-type="float">
            <text:p>0.007300000172108</text:p>
          </table:table-cell>
        </table:table-row>
        <table:table-row table:style-name="ro1">
          <table:table-cell office:value-type="float" office:value="0.00716000003740192" calcext:value-type="float">
            <text:p>0.007160000037402</text:p>
          </table:table-cell>
        </table:table-row>
        <table:table-row table:style-name="ro1">
          <table:table-cell office:value-type="float" office:value="0.00701999990269542" calcext:value-type="float">
            <text:p>0.007019999902695</text:p>
          </table:table-cell>
        </table:table-row>
        <table:table-row table:style-name="ro1">
          <table:table-cell office:value-type="float" office:value="0.00689999992027879" calcext:value-type="float">
            <text:p>0.006899999920279</text:p>
          </table:table-cell>
        </table:table-row>
        <table:table-row table:style-name="ro1">
          <table:table-cell office:value-type="float" office:value="0.00676999986171722" calcext:value-type="float">
            <text:p>0.006769999861717</text:p>
          </table:table-cell>
        </table:table-row>
        <table:table-row table:style-name="ro1">
          <table:table-cell office:value-type="float" office:value="0.00665999995544553" calcext:value-type="float">
            <text:p>0.006659999955446</text:p>
          </table:table-cell>
        </table:table-row>
        <table:table-row table:style-name="ro1">
          <table:table-cell office:value-type="float" office:value="0.00655000004917383" calcext:value-type="float">
            <text:p>0.006550000049174</text:p>
          </table:table-cell>
        </table:table-row>
        <table:table-row table:style-name="ro1">
          <table:table-cell office:value-type="float" office:value="0.00644000014290214" calcext:value-type="float">
            <text:p>0.006440000142902</text:p>
          </table:table-cell>
        </table:table-row>
        <table:table-row table:style-name="ro1">
          <table:table-cell office:value-type="float" office:value="0.00633999984711409" calcext:value-type="float">
            <text:p>0.006339999847114</text:p>
          </table:table-cell>
        </table:table-row>
        <table:table-row table:style-name="ro1">
          <table:table-cell office:value-type="float" office:value="0.00624000001698732" calcext:value-type="float">
            <text:p>0.006240000016987</text:p>
          </table:table-cell>
        </table:table-row>
        <table:table-row table:style-name="ro1">
          <table:table-cell office:value-type="float" office:value="0.00614000018686056" calcext:value-type="float">
            <text:p>0.006140000186861</text:p>
          </table:table-cell>
        </table:table-row>
        <table:table-row table:style-name="ro1">
          <table:table-cell office:value-type="float" office:value="0.00604999996721745" calcext:value-type="float">
            <text:p>0.006049999967217</text:p>
          </table:table-cell>
        </table:table-row>
        <table:table-row table:style-name="ro1">
          <table:table-cell office:value-type="float" office:value="0.00596999982371926" calcext:value-type="float">
            <text:p>0.005969999823719</text:p>
          </table:table-cell>
        </table:table-row>
        <table:table-row table:style-name="ro1">
          <table:table-cell office:value-type="float" office:value="0.00588000006973743" calcext:value-type="float">
            <text:p>0.005880000069737</text:p>
          </table:table-cell>
        </table:table-row>
        <table:table-row table:style-name="ro1">
          <table:table-cell office:value-type="float" office:value="0.00579999992623925" calcext:value-type="float">
            <text:p>0.005799999926239</text:p>
          </table:table-cell>
        </table:table-row>
        <table:table-row table:style-name="ro1">
          <table:table-cell office:value-type="float" office:value="0.00571999978274107" calcext:value-type="float">
            <text:p>0.005719999782741</text:p>
          </table:table-cell>
        </table:table-row>
        <table:table-row table:style-name="ro1">
          <table:table-cell office:value-type="float" office:value="0.00565000018104911" calcext:value-type="float">
            <text:p>0.005650000181049</text:p>
          </table:table-cell>
        </table:table-row>
        <table:table-row table:style-name="ro1">
          <table:table-cell office:value-type="float" office:value="0.00558000011369586" calcext:value-type="float">
            <text:p>0.005580000113696</text:p>
          </table:table-cell>
        </table:table-row>
        <table:table-row table:style-name="ro1">
          <table:table-cell office:value-type="float" office:value="0.00551000004634261" calcext:value-type="float">
            <text:p>0.005510000046343</text:p>
          </table:table-cell>
        </table:table-row>
        <table:table-row table:style-name="ro1">
          <table:table-cell office:value-type="float" office:value="0.00543999997898936" calcext:value-type="float">
            <text:p>0.005439999978989</text:p>
          </table:table-cell>
        </table:table-row>
        <table:table-row table:style-name="ro1">
          <table:table-cell office:value-type="float" office:value="0.00536999991163611" calcext:value-type="float">
            <text:p>0.005369999911636</text:p>
          </table:table-cell>
        </table:table-row>
        <table:table-row table:style-name="ro1">
          <table:table-cell office:value-type="float" office:value="0.0053099999204278" calcext:value-type="float">
            <text:p>0.005309999920428</text:p>
          </table:table-cell>
        </table:table-row>
        <table:table-row table:style-name="ro1">
          <table:table-cell office:value-type="float" office:value="0.00524999992921948" calcext:value-type="float">
            <text:p>0.005249999929219</text:p>
          </table:table-cell>
        </table:table-row>
        <table:table-row table:style-name="ro1">
          <table:table-cell office:value-type="float" office:value="0.00518999993801117" calcext:value-type="float">
            <text:p>0.005189999938011</text:p>
          </table:table-cell>
        </table:table-row>
        <table:table-row table:style-name="ro1">
          <table:table-cell office:value-type="float" office:value="0.00512999994680286" calcext:value-type="float">
            <text:p>0.005129999946803</text:p>
          </table:table-cell>
        </table:table-row>
        <table:table-row table:style-name="ro1">
          <table:table-cell office:value-type="float" office:value="0.00508000003173947" calcext:value-type="float">
            <text:p>0.005080000031739</text:p>
          </table:table-cell>
        </table:table-row>
        <table:table-row table:style-name="ro1">
          <table:table-cell office:value-type="float" office:value="0.00502000004053116" calcext:value-type="float">
            <text:p>0.005020000040531</text:p>
          </table:table-cell>
        </table:table-row>
        <table:table-row table:style-name="ro1">
          <table:table-cell office:value-type="float" office:value="0.00497000012546778" calcext:value-type="float">
            <text:p>0.004970000125468</text:p>
          </table:table-cell>
        </table:table-row>
        <table:table-row table:style-name="ro1">
          <table:table-cell office:value-type="float" office:value="0.0049200002104044" calcext:value-type="float">
            <text:p>0.004920000210404</text:p>
          </table:table-cell>
        </table:table-row>
        <table:table-row table:style-name="ro1">
          <table:table-cell office:value-type="float" office:value="0.00486999982967973" calcext:value-type="float">
            <text:p>0.00486999982968</text:p>
          </table:table-cell>
        </table:table-row>
        <table:table-row table:style-name="ro1">
          <table:table-cell office:value-type="float" office:value="0.00481999991461635" calcext:value-type="float">
            <text:p>0.004819999914616</text:p>
          </table:table-cell>
        </table:table-row>
        <table:table-row table:style-name="ro1">
          <table:table-cell office:value-type="float" office:value="0.0047800000756979" calcext:value-type="float">
            <text:p>0.004780000075698</text:p>
          </table:table-cell>
        </table:table-row>
        <table:table-row table:style-name="ro1">
          <table:table-cell office:value-type="float" office:value="0.00473000016063452" calcext:value-type="float">
            <text:p>0.004730000160635</text:p>
          </table:table-cell>
        </table:table-row>
        <table:table-row table:style-name="ro1">
          <table:table-cell office:value-type="float" office:value="0.00468999985605478" calcext:value-type="float">
            <text:p>0.004689999856055</text:p>
          </table:table-cell>
        </table:table-row>
        <table:table-row table:style-name="ro1">
          <table:table-cell office:value-type="float" office:value="0.0046399999409914" calcext:value-type="float">
            <text:p>0.004639999940991</text:p>
          </table:table-cell>
        </table:table-row>
        <table:table-row table:style-name="ro1">
          <table:table-cell office:value-type="float" office:value="0.00460000010207295" calcext:value-type="float">
            <text:p>0.004600000102073</text:p>
          </table:table-cell>
        </table:table-row>
        <table:table-row table:style-name="ro1">
          <table:table-cell office:value-type="float" office:value="0.00455999979749322" calcext:value-type="float">
            <text:p>0.004559999797493</text:p>
          </table:table-cell>
        </table:table-row>
        <table:table-row table:style-name="ro1">
          <table:table-cell office:value-type="float" office:value="0.00451999995857477" calcext:value-type="float">
            <text:p>0.004519999958575</text:p>
          </table:table-cell>
        </table:table-row>
        <table:table-row table:style-name="ro1">
          <table:table-cell office:value-type="float" office:value="0.00448000011965632" calcext:value-type="float">
            <text:p>0.004480000119656</text:p>
          </table:table-cell>
        </table:table-row>
        <table:table-row table:style-name="ro1">
          <table:table-cell office:value-type="float" office:value="0.00443999981507659" calcext:value-type="float">
            <text:p>0.004439999815077</text:p>
          </table:table-cell>
        </table:table-row>
        <table:table-row table:style-name="ro1">
          <table:table-cell office:value-type="float" office:value="0.00441000005230308" calcext:value-type="float">
            <text:p>0.004410000052303</text:p>
          </table:table-cell>
        </table:table-row>
        <table:table-row table:style-name="ro1">
          <table:table-cell office:value-type="float" office:value="0.00437000021338463" calcext:value-type="float">
            <text:p>0.004370000213385</text:p>
          </table:table-cell>
        </table:table-row>
        <table:table-row table:style-name="ro1">
          <table:table-cell office:value-type="float" office:value="0.00433999998494983" calcext:value-type="float">
            <text:p>0.00433999998495</text:p>
          </table:table-cell>
        </table:table-row>
        <table:table-row table:style-name="ro1">
          <table:table-cell office:value-type="float" office:value="0.00430000014603138" calcext:value-type="float">
            <text:p>0.004300000146031</text:p>
          </table:table-cell>
        </table:table-row>
        <table:table-row table:style-name="ro1">
          <table:table-cell office:value-type="float" office:value="0.00426999991759658" calcext:value-type="float">
            <text:p>0.004269999917597</text:p>
          </table:table-cell>
        </table:table-row>
        <table:table-row table:style-name="ro1">
          <table:table-cell office:value-type="float" office:value="0.00423000007867813" calcext:value-type="float">
            <text:p>0.004230000078678</text:p>
          </table:table-cell>
        </table:table-row>
        <table:table-row table:style-name="ro1">
          <table:table-cell office:value-type="float" office:value="0.00419999985024333" calcext:value-type="float">
            <text:p>0.004199999850243</text:p>
          </table:table-cell>
        </table:table-row>
        <table:table-row table:style-name="ro1">
          <table:table-cell office:value-type="float" office:value="0.00417000008746982" calcext:value-type="float">
            <text:p>0.00417000008747</text:p>
          </table:table-cell>
        </table:table-row>
        <table:table-row table:style-name="ro1">
          <table:table-cell office:value-type="float" office:value="0.00413999985903502" calcext:value-type="float">
            <text:p>0.004139999859035</text:p>
          </table:table-cell>
        </table:table-row>
        <table:table-row table:style-name="ro1">
          <table:table-cell office:value-type="float" office:value="0.0041100000962615" calcext:value-type="float">
            <text:p>0.004110000096262</text:p>
          </table:table-cell>
        </table:table-row>
        <table:table-row table:style-name="ro1">
          <table:table-cell office:value-type="float" office:value="0.0040799998678267" calcext:value-type="float">
            <text:p>0.004079999867827</text:p>
          </table:table-cell>
        </table:table-row>
        <table:table-row table:style-name="ro1">
          <table:table-cell office:value-type="float" office:value="0.00405000010505319" calcext:value-type="float">
            <text:p>0.004050000105053</text:p>
          </table:table-cell>
        </table:table-row>
        <table:table-row table:style-name="ro1">
          <table:table-cell office:value-type="float" office:value="0.00401999987661839" calcext:value-type="float">
            <text:p>0.004019999876618</text:p>
          </table:table-cell>
        </table:table-row>
        <table:table-row table:style-name="ro1">
          <table:table-cell office:value-type="float" office:value="0.00399000011384487" calcext:value-type="float">
            <text:p>0.003990000113845</text:p>
          </table:table-cell>
        </table:table-row>
        <table:table-row table:style-name="ro1">
          <table:table-cell office:value-type="float" office:value="0.003969999961555" calcext:value-type="float">
            <text:p>0.003969999961555</text:p>
          </table:table-cell>
        </table:table-row>
        <table:table-row table:style-name="ro1">
          <table:table-cell office:value-type="float" office:value="0.00394000019878149" calcext:value-type="float">
            <text:p>0.003940000198781</text:p>
          </table:table-cell>
        </table:table-row>
        <table:table-row table:style-name="ro1">
          <table:table-cell office:value-type="float" office:value="0.00390999997034669" calcext:value-type="float">
            <text:p>0.003909999970347</text:p>
          </table:table-cell>
        </table:table-row>
        <table:table-row table:style-name="ro1">
          <table:table-cell office:value-type="float" office:value="0.00389000005088747" calcext:value-type="float">
            <text:p>0.003890000050887</text:p>
          </table:table-cell>
        </table:table-row>
        <table:table-row table:style-name="ro1">
          <table:table-cell office:value-type="float" office:value="0.00386000005528331" calcext:value-type="float">
            <text:p>0.003860000055283</text:p>
          </table:table-cell>
        </table:table-row>
        <table:table-row table:style-name="ro1">
          <table:table-cell office:value-type="float" office:value="0.00383999990299344" calcext:value-type="float">
            <text:p>0.003839999902993</text:p>
          </table:table-cell>
        </table:table-row>
        <table:table-row table:style-name="ro1">
          <table:table-cell office:value-type="float" office:value="0.00380999990738928" calcext:value-type="float">
            <text:p>0.003809999907389</text:p>
          </table:table-cell>
        </table:table-row>
        <table:table-row table:style-name="ro1">
          <table:table-cell office:value-type="float" office:value="0.00378999998793006" calcext:value-type="float">
            <text:p>0.00378999998793</text:p>
          </table:table-cell>
        </table:table-row>
        <table:table-row table:style-name="ro1">
          <table:table-cell office:value-type="float" office:value="0.00377000006847084" calcext:value-type="float">
            <text:p>0.003770000068471</text:p>
          </table:table-cell>
        </table:table-row>
        <table:table-row table:style-name="ro1">
          <table:table-cell office:value-type="float" office:value="0.00374000007286668" calcext:value-type="float">
            <text:p>0.003740000072867</text:p>
          </table:table-cell>
        </table:table-row>
        <table:table-row table:style-name="ro1">
          <table:table-cell office:value-type="float" office:value="0.00371999992057681" calcext:value-type="float">
            <text:p>0.003719999920577</text:p>
          </table:table-cell>
        </table:table-row>
        <table:table-row table:style-name="ro1">
          <table:table-cell office:value-type="float" office:value="0.00370000000111759" calcext:value-type="float">
            <text:p>0.003700000001118</text:p>
          </table:table-cell>
        </table:table-row>
        <table:table-row table:style-name="ro1">
          <table:table-cell office:value-type="float" office:value="0.00368000008165836" calcext:value-type="float">
            <text:p>0.003680000081658</text:p>
          </table:table-cell>
        </table:table-row>
        <table:table-row table:style-name="ro1">
          <table:table-cell office:value-type="float" office:value="0.00365000008605421" calcext:value-type="float">
            <text:p>0.003650000086054</text:p>
          </table:table-cell>
        </table:table-row>
        <table:table-row table:style-name="ro1">
          <table:table-cell office:value-type="float" office:value="0.00362999993376434" calcext:value-type="float">
            <text:p>0.003629999933764</text:p>
          </table:table-cell>
        </table:table-row>
        <table:table-row table:style-name="ro1">
          <table:table-cell office:value-type="float" office:value="0.00361000001430511" calcext:value-type="float">
            <text:p>0.003610000014305</text:p>
          </table:table-cell>
        </table:table-row>
        <table:table-row table:style-name="ro1">
          <table:table-cell office:value-type="float" office:value="0.00359000009484589" calcext:value-type="float">
            <text:p>0.003590000094846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500000230968" calcext:value-type="float">
            <text:p>0.003550000023097</text:p>
          </table:table-cell>
        </table:table-row>
        <table:table-row table:style-name="ro1">
          <table:table-cell office:value-type="float" office:value="0.00353000010363758" calcext:value-type="float">
            <text:p>0.003530000103638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6000003628433" calcext:value-type="float">
            <text:p>0.003460000036284</text:p>
          </table:table-cell>
        </table:table-row>
        <table:table-row table:style-name="ro1">
          <table:table-cell office:value-type="float" office:value="0.00343999988399446" calcext:value-type="float">
            <text:p>0.003439999883994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40000004507601" calcext:value-type="float">
            <text:p>0.003400000045076</text:p>
          </table:table-cell>
        </table:table-row>
        <table:table-row table:style-name="ro1">
          <table:table-cell office:value-type="float" office:value="0.00337999989278615" calcext:value-type="float">
            <text:p>0.003379999892786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4999989718199" calcext:value-type="float">
            <text:p>0.003349999897182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31999990157783" calcext:value-type="float">
            <text:p>0.003319999901578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3999999091029" calcext:value-type="float">
            <text:p>0.00323999999091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6000008024275" calcext:value-type="float">
            <text:p>0.003160000080243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304999994114041" calcext:value-type="float">
            <text:p>0.00304999994114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23999999091029" calcext:value-type="float">
            <text:p>0.00323999999091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401999987661839" calcext:value-type="float">
            <text:p>0.004019999876618</text:p>
          </table:table-cell>
        </table:table-row>
        <table:table-row table:style-name="ro1">
          <table:table-cell office:value-type="float" office:value="0.0048899999819696" calcext:value-type="float">
            <text:p>0.00488999998197</text:p>
          </table:table-cell>
        </table:table-row>
        <table:table-row table:style-name="ro1">
          <table:table-cell office:value-type="float" office:value="0.00602000020444393" calcext:value-type="float">
            <text:p>0.006020000204444</text:p>
          </table:table-cell>
        </table:table-row>
        <table:table-row table:style-name="ro1">
          <table:table-cell office:value-type="float" office:value="0.00702999997884035" calcext:value-type="float">
            <text:p>0.00702999997884</text:p>
          </table:table-cell>
        </table:table-row>
        <table:table-row table:style-name="ro1">
          <table:table-cell office:value-type="float" office:value="0.00789000000804663" calcext:value-type="float">
            <text:p>0.007890000008047</text:p>
          </table:table-cell>
        </table:table-row>
        <table:table-row table:style-name="ro1">
          <table:table-cell office:value-type="float" office:value="0.00856999959796667" calcext:value-type="float">
            <text:p>0.008569999597967</text:p>
          </table:table-cell>
        </table:table-row>
        <table:table-row table:style-name="ro1">
          <table:table-cell office:value-type="float" office:value="0.00908000022172928" calcext:value-type="float">
            <text:p>0.009080000221729</text:p>
          </table:table-cell>
        </table:table-row>
        <table:table-row table:style-name="ro1">
          <table:table-cell office:value-type="float" office:value="0.00951000023633242" calcext:value-type="float">
            <text:p>0.009510000236332</text:p>
          </table:table-cell>
        </table:table-row>
        <table:table-row table:style-name="ro1">
          <table:table-cell office:value-type="float" office:value="0.00989999994635582" calcext:value-type="float">
            <text:p>0.009899999946356</text:p>
          </table:table-cell>
        </table:table-row>
        <table:table-row table:style-name="ro1">
          <table:table-cell office:value-type="float" office:value="0.0102300001308322" calcext:value-type="float">
            <text:p>0.010230000130832</text:p>
          </table:table-cell>
        </table:table-row>
        <table:table-row table:style-name="ro1">
          <table:table-cell office:value-type="float" office:value="0.0104599995538592" calcext:value-type="float">
            <text:p>0.010459999553859</text:p>
          </table:table-cell>
        </table:table-row>
        <table:table-row table:style-name="ro1">
          <table:table-cell office:value-type="float" office:value="0.010610000230372" calcext:value-type="float">
            <text:p>0.010610000230372</text:p>
          </table:table-cell>
        </table:table-row>
        <table:table-row table:style-name="ro1">
          <table:table-cell office:value-type="float" office:value="0.010669999755919" calcext:value-type="float">
            <text:p>0.010669999755919</text:p>
          </table:table-cell>
        </table:table-row>
        <table:table-row table:style-name="ro1">
          <table:table-cell office:value-type="float" office:value="0.0106399999931455" calcext:value-type="float">
            <text:p>0.010639999993146</text:p>
          </table:table-cell>
        </table:table-row>
        <table:table-row table:style-name="ro1">
          <table:table-cell office:value-type="float" office:value="0.0105499997735024" calcext:value-type="float">
            <text:p>0.010549999773502</text:p>
          </table:table-cell>
        </table:table-row>
        <table:table-row table:style-name="ro1">
          <table:table-cell office:value-type="float" office:value="0.010499999858439" calcext:value-type="float">
            <text:p>0.010499999858439</text:p>
          </table:table-cell>
        </table:table-row>
        <table:table-row table:style-name="ro1">
          <table:table-cell office:value-type="float" office:value="0.0106899999082089" calcext:value-type="float">
            <text:p>0.010689999908209</text:p>
          </table:table-cell>
        </table:table-row>
        <table:table-row table:style-name="ro1">
          <table:table-cell office:value-type="float" office:value="0.0112100001424551" calcext:value-type="float">
            <text:p>0.011210000142455</text:p>
          </table:table-cell>
        </table:table-row>
        <table:table-row table:style-name="ro1">
          <table:table-cell office:value-type="float" office:value="0.0123399998992682" calcext:value-type="float">
            <text:p>0.012339999899268</text:p>
          </table:table-cell>
        </table:table-row>
        <table:table-row table:style-name="ro1">
          <table:table-cell office:value-type="float" office:value="0.0141200004145503" calcext:value-type="float">
            <text:p>0.01412000041455</text:p>
          </table:table-cell>
        </table:table-row>
        <table:table-row table:style-name="ro1">
          <table:table-cell office:value-type="float" office:value="0.0165899991989136" calcext:value-type="float">
            <text:p>0.016589999198914</text:p>
          </table:table-cell>
        </table:table-row>
        <table:table-row table:style-name="ro1">
          <table:table-cell office:value-type="float" office:value="0.0197199992835522" calcext:value-type="float">
            <text:p>0.019719999283552</text:p>
          </table:table-cell>
        </table:table-row>
        <table:table-row table:style-name="ro1">
          <table:table-cell office:value-type="float" office:value="0.0253899991512299" calcext:value-type="float">
            <text:p>0.02538999915123</text:p>
          </table:table-cell>
        </table:table-row>
        <table:table-row table:style-name="ro1">
          <table:table-cell office:value-type="float" office:value="0.0387700013816357" calcext:value-type="float">
            <text:p>0.038770001381636</text:p>
          </table:table-cell>
        </table:table-row>
        <table:table-row table:style-name="ro1">
          <table:table-cell office:value-type="float" office:value="0.0596599988639355" calcext:value-type="float">
            <text:p>0.059659998863936</text:p>
          </table:table-cell>
        </table:table-row>
        <table:table-row table:style-name="ro1">
          <table:table-cell office:value-type="float" office:value="0.111620001494885" calcext:value-type="float">
            <text:p>0.111620001494885</text:p>
          </table:table-cell>
        </table:table-row>
        <table:table-row table:style-name="ro1">
          <table:table-cell office:value-type="float" office:value="0.149130001664162" calcext:value-type="float">
            <text:p>0.149130001664162</text:p>
          </table:table-cell>
        </table:table-row>
        <table:table-row table:style-name="ro1">
          <table:table-cell office:value-type="float" office:value="0.274199992418289" calcext:value-type="float">
            <text:p>0.274199992418289</text:p>
          </table:table-cell>
        </table:table-row>
        <table:table-row table:style-name="ro1">
          <table:table-cell office:value-type="float" office:value="1.15872001647949" calcext:value-type="float">
            <text:p>1.15872001647949</text:p>
          </table:table-cell>
        </table:table-row>
        <table:table-row table:style-name="ro1">
          <table:table-cell office:value-type="float" office:value="1.36205005645752" calcext:value-type="float">
            <text:p>1.36205005645752</text:p>
          </table:table-cell>
        </table:table-row>
        <table:table-row table:style-name="ro1">
          <table:table-cell office:value-type="float" office:value="1.09429001808167" calcext:value-type="float">
            <text:p>1.09429001808167</text:p>
          </table:table-cell>
        </table:table-row>
        <table:table-row table:style-name="ro1">
          <table:table-cell office:value-type="float" office:value="0.858900010585785" calcext:value-type="float">
            <text:p>0.858900010585785</text:p>
          </table:table-cell>
        </table:table-row>
        <table:table-row table:style-name="ro1">
          <table:table-cell office:value-type="float" office:value="0.735740005970001" calcext:value-type="float">
            <text:p>0.735740005970001</text:p>
          </table:table-cell>
        </table:table-row>
        <table:table-row table:style-name="ro1">
          <table:table-cell office:value-type="float" office:value="0.647390007972717" calcext:value-type="float">
            <text:p>0.647390007972717</text:p>
          </table:table-cell>
        </table:table-row>
        <table:table-row table:style-name="ro1">
          <table:table-cell office:value-type="float" office:value="0.943979978561401" calcext:value-type="float">
            <text:p>0.943979978561401</text:p>
          </table:table-cell>
        </table:table-row>
        <table:table-row table:style-name="ro1">
          <table:table-cell office:value-type="float" office:value="2.47052001953125" calcext:value-type="float">
            <text:p>2.47052001953125</text:p>
          </table:table-cell>
        </table:table-row>
        <table:table-row table:style-name="ro1">
          <table:table-cell office:value-type="float" office:value="4.0735502243042" calcext:value-type="float">
            <text:p>4.0735502243042</text:p>
          </table:table-cell>
        </table:table-row>
        <table:table-row table:style-name="ro1">
          <table:table-cell office:value-type="float" office:value="2.10298991203308" calcext:value-type="float">
            <text:p>2.10298991203308</text:p>
          </table:table-cell>
        </table:table-row>
        <table:table-row table:style-name="ro1">
          <table:table-cell office:value-type="float" office:value="1.51789999008179" calcext:value-type="float">
            <text:p>1.51789999008179</text:p>
          </table:table-cell>
        </table:table-row>
        <table:table-row table:style-name="ro1">
          <table:table-cell office:value-type="float" office:value="1.23647999763489" calcext:value-type="float">
            <text:p>1.23647999763489</text:p>
          </table:table-cell>
        </table:table-row>
        <table:table-row table:style-name="ro1">
          <table:table-cell office:value-type="float" office:value="1.4373699426651" calcext:value-type="float">
            <text:p>1.4373699426651</text:p>
          </table:table-cell>
        </table:table-row>
        <table:table-row table:style-name="ro1">
          <table:table-cell office:value-type="float" office:value="1.4603099822998" calcext:value-type="float">
            <text:p>1.4603099822998</text:p>
          </table:table-cell>
        </table:table-row>
        <table:table-row table:style-name="ro1">
          <table:table-cell office:value-type="float" office:value="1.17774999141693" calcext:value-type="float">
            <text:p>1.17774999141693</text:p>
          </table:table-cell>
        </table:table-row>
        <table:table-row table:style-name="ro1">
          <table:table-cell office:value-type="float" office:value="0.904709994792938" calcext:value-type="float">
            <text:p>0.904709994792938</text:p>
          </table:table-cell>
        </table:table-row>
        <table:table-row table:style-name="ro1">
          <table:table-cell office:value-type="float" office:value="0.717450022697449" calcext:value-type="float">
            <text:p>0.717450022697449</text:p>
          </table:table-cell>
        </table:table-row>
        <table:table-row table:style-name="ro1">
          <table:table-cell office:value-type="float" office:value="0.610459983348846" calcext:value-type="float">
            <text:p>0.610459983348846</text:p>
          </table:table-cell>
        </table:table-row>
        <table:table-row table:style-name="ro1">
          <table:table-cell office:value-type="float" office:value="0.613370001316071" calcext:value-type="float">
            <text:p>0.613370001316071</text:p>
          </table:table-cell>
        </table:table-row>
        <table:table-row table:style-name="ro1">
          <table:table-cell office:value-type="float" office:value="0.646719992160797" calcext:value-type="float">
            <text:p>0.646719992160797</text:p>
          </table:table-cell>
        </table:table-row>
        <table:table-row table:style-name="ro1">
          <table:table-cell office:value-type="float" office:value="0.624220013618469" calcext:value-type="float">
            <text:p>0.624220013618469</text:p>
          </table:table-cell>
        </table:table-row>
        <table:table-row table:style-name="ro1">
          <table:table-cell office:value-type="float" office:value="0.578519999980927" calcext:value-type="float">
            <text:p>0.578519999980927</text:p>
          </table:table-cell>
        </table:table-row>
        <table:table-row table:style-name="ro1">
          <table:table-cell office:value-type="float" office:value="0.523249983787537" calcext:value-type="float">
            <text:p>0.523249983787537</text:p>
          </table:table-cell>
        </table:table-row>
        <table:table-row table:style-name="ro1">
          <table:table-cell office:value-type="float" office:value="0.460029989480972" calcext:value-type="float">
            <text:p>0.460029989480972</text:p>
          </table:table-cell>
        </table:table-row>
        <table:table-row table:style-name="ro1">
          <table:table-cell office:value-type="float" office:value="0.398620009422302" calcext:value-type="float">
            <text:p>0.398620009422302</text:p>
          </table:table-cell>
        </table:table-row>
        <table:table-row table:style-name="ro1">
          <table:table-cell office:value-type="float" office:value="0.343210011720657" calcext:value-type="float">
            <text:p>0.343210011720657</text:p>
          </table:table-cell>
        </table:table-row>
        <table:table-row table:style-name="ro1">
          <table:table-cell office:value-type="float" office:value="0.297980010509491" calcext:value-type="float">
            <text:p>0.297980010509491</text:p>
          </table:table-cell>
        </table:table-row>
        <table:table-row table:style-name="ro1">
          <table:table-cell office:value-type="float" office:value="0.261680006980896" calcext:value-type="float">
            <text:p>0.261680006980896</text:p>
          </table:table-cell>
        </table:table-row>
        <table:table-row table:style-name="ro1">
          <table:table-cell office:value-type="float" office:value="0.239319995045662" calcext:value-type="float">
            <text:p>0.239319995045662</text:p>
          </table:table-cell>
        </table:table-row>
        <table:table-row table:style-name="ro1">
          <table:table-cell office:value-type="float" office:value="0.226319998502731" calcext:value-type="float">
            <text:p>0.226319998502731</text:p>
          </table:table-cell>
        </table:table-row>
        <table:table-row table:style-name="ro1">
          <table:table-cell office:value-type="float" office:value="0.210299998521805" calcext:value-type="float">
            <text:p>0.210299998521805</text:p>
          </table:table-cell>
        </table:table-row>
        <table:table-row table:style-name="ro1">
          <table:table-cell office:value-type="float" office:value="0.196789994835854" calcext:value-type="float">
            <text:p>0.196789994835854</text:p>
          </table:table-cell>
        </table:table-row>
        <table:table-row table:style-name="ro1">
          <table:table-cell office:value-type="float" office:value="0.215369999408722" calcext:value-type="float">
            <text:p>0.215369999408722</text:p>
          </table:table-cell>
        </table:table-row>
        <table:table-row table:style-name="ro1">
          <table:table-cell office:value-type="float" office:value="0.267879992723465" calcext:value-type="float">
            <text:p>0.267879992723465</text:p>
          </table:table-cell>
        </table:table-row>
        <table:table-row table:style-name="ro1">
          <table:table-cell office:value-type="float" office:value="0.281749993562698" calcext:value-type="float">
            <text:p>0.281749993562698</text:p>
          </table:table-cell>
        </table:table-row>
        <table:table-row table:style-name="ro1">
          <table:table-cell office:value-type="float" office:value="0.276529997587204" calcext:value-type="float">
            <text:p>0.276529997587204</text:p>
          </table:table-cell>
        </table:table-row>
        <table:table-row table:style-name="ro1">
          <table:table-cell office:value-type="float" office:value="0.259119987487793" calcext:value-type="float">
            <text:p>0.259119987487793</text:p>
          </table:table-cell>
        </table:table-row>
        <table:table-row table:style-name="ro1">
          <table:table-cell office:value-type="float" office:value="0.244810000061989" calcext:value-type="float">
            <text:p>0.244810000061989</text:p>
          </table:table-cell>
        </table:table-row>
        <table:table-row table:style-name="ro1">
          <table:table-cell office:value-type="float" office:value="0.265240013599396" calcext:value-type="float">
            <text:p>0.265240013599396</text:p>
          </table:table-cell>
        </table:table-row>
        <table:table-row table:style-name="ro1">
          <table:table-cell office:value-type="float" office:value="0.276950001716614" calcext:value-type="float">
            <text:p>0.276950001716614</text:p>
          </table:table-cell>
        </table:table-row>
        <table:table-row table:style-name="ro1">
          <table:table-cell office:value-type="float" office:value="0.277759999036789" calcext:value-type="float">
            <text:p>0.277759999036789</text:p>
          </table:table-cell>
        </table:table-row>
        <table:table-row table:style-name="ro1">
          <table:table-cell office:value-type="float" office:value="0.309680014848709" calcext:value-type="float">
            <text:p>0.309680014848709</text:p>
          </table:table-cell>
        </table:table-row>
        <table:table-row table:style-name="ro1">
          <table:table-cell office:value-type="float" office:value="0.36913999915123" calcext:value-type="float">
            <text:p>0.36913999915123</text:p>
          </table:table-cell>
        </table:table-row>
        <table:table-row table:style-name="ro1">
          <table:table-cell office:value-type="float" office:value="0.731530010700226" calcext:value-type="float">
            <text:p>0.731530010700226</text:p>
          </table:table-cell>
        </table:table-row>
        <table:table-row table:style-name="ro1">
          <table:table-cell office:value-type="float" office:value="1.23232996463776" calcext:value-type="float">
            <text:p>1.23232996463776</text:p>
          </table:table-cell>
        </table:table-row>
        <table:table-row table:style-name="ro1">
          <table:table-cell office:value-type="float" office:value="1.86000001430511" calcext:value-type="float">
            <text:p>1.86000001430511</text:p>
          </table:table-cell>
        </table:table-row>
        <table:table-row table:style-name="ro1">
          <table:table-cell office:value-type="float" office:value="1.69790005683899" calcext:value-type="float">
            <text:p>1.69790005683899</text:p>
          </table:table-cell>
        </table:table-row>
        <table:table-row table:style-name="ro1">
          <table:table-cell office:value-type="float" office:value="1.33115994930267" calcext:value-type="float">
            <text:p>1.33115994930267</text:p>
          </table:table-cell>
        </table:table-row>
        <table:table-row table:style-name="ro1">
          <table:table-cell office:value-type="float" office:value="0.98905998468399" calcext:value-type="float">
            <text:p>0.98905998468399</text:p>
          </table:table-cell>
        </table:table-row>
        <table:table-row table:style-name="ro1">
          <table:table-cell office:value-type="float" office:value="0.766520023345947" calcext:value-type="float">
            <text:p>0.766520023345947</text:p>
          </table:table-cell>
        </table:table-row>
        <table:table-row table:style-name="ro1">
          <table:table-cell office:value-type="float" office:value="0.620639979839325" calcext:value-type="float">
            <text:p>0.620639979839325</text:p>
          </table:table-cell>
        </table:table-row>
        <table:table-row table:style-name="ro1">
          <table:table-cell office:value-type="float" office:value="0.523779988288879" calcext:value-type="float">
            <text:p>0.523779988288879</text:p>
          </table:table-cell>
        </table:table-row>
        <table:table-row table:style-name="ro1">
          <table:table-cell office:value-type="float" office:value="0.464800000190735" calcext:value-type="float">
            <text:p>0.464800000190735</text:p>
          </table:table-cell>
        </table:table-row>
        <table:table-row table:style-name="ro1">
          <table:table-cell office:value-type="float" office:value="0.405690014362335" calcext:value-type="float">
            <text:p>0.405690014362335</text:p>
          </table:table-cell>
        </table:table-row>
        <table:table-row table:style-name="ro1">
          <table:table-cell office:value-type="float" office:value="0.356389999389648" calcext:value-type="float">
            <text:p>0.356389999389648</text:p>
          </table:table-cell>
        </table:table-row>
        <table:table-row table:style-name="ro1">
          <table:table-cell office:value-type="float" office:value="0.320199996232986" calcext:value-type="float">
            <text:p>0.320199996232986</text:p>
          </table:table-cell>
        </table:table-row>
        <table:table-row table:style-name="ro1">
          <table:table-cell office:value-type="float" office:value="0.293559998273849" calcext:value-type="float">
            <text:p>0.293559998273849</text:p>
          </table:table-cell>
        </table:table-row>
        <table:table-row table:style-name="ro1">
          <table:table-cell office:value-type="float" office:value="0.266440004110336" calcext:value-type="float">
            <text:p>0.266440004110336</text:p>
          </table:table-cell>
        </table:table-row>
        <table:table-row table:style-name="ro1">
          <table:table-cell office:value-type="float" office:value="0.238330006599426" calcext:value-type="float">
            <text:p>0.238330006599426</text:p>
          </table:table-cell>
        </table:table-row>
        <table:table-row table:style-name="ro1">
          <table:table-cell office:value-type="float" office:value="0.21127000451088" calcext:value-type="float">
            <text:p>0.21127000451088</text:p>
          </table:table-cell>
        </table:table-row>
        <table:table-row table:style-name="ro1">
          <table:table-cell office:value-type="float" office:value="0.186749994754791" calcext:value-type="float">
            <text:p>0.186749994754791</text:p>
          </table:table-cell>
        </table:table-row>
        <table:table-row table:style-name="ro1">
          <table:table-cell office:value-type="float" office:value="0.165110006928444" calcext:value-type="float">
            <text:p>0.165110006928444</text:p>
          </table:table-cell>
        </table:table-row>
        <table:table-row table:style-name="ro1">
          <table:table-cell office:value-type="float" office:value="0.146380007266998" calcext:value-type="float">
            <text:p>0.146380007266998</text:p>
          </table:table-cell>
        </table:table-row>
        <table:table-row table:style-name="ro1">
          <table:table-cell office:value-type="float" office:value="0.130050003528595" calcext:value-type="float">
            <text:p>0.130050003528595</text:p>
          </table:table-cell>
        </table:table-row>
        <table:table-row table:style-name="ro1">
          <table:table-cell office:value-type="float" office:value="0.116039998829365" calcext:value-type="float">
            <text:p>0.116039998829365</text:p>
          </table:table-cell>
        </table:table-row>
        <table:table-row table:style-name="ro1">
          <table:table-cell office:value-type="float" office:value="0.104230001568794" calcext:value-type="float">
            <text:p>0.104230001568794</text:p>
          </table:table-cell>
        </table:table-row>
        <table:table-row table:style-name="ro1">
          <table:table-cell office:value-type="float" office:value="0.0941300019621849" calcext:value-type="float">
            <text:p>0.094130001962185</text:p>
          </table:table-cell>
        </table:table-row>
        <table:table-row table:style-name="ro1">
          <table:table-cell office:value-type="float" office:value="0.0855199992656708" calcext:value-type="float">
            <text:p>0.085519999265671</text:p>
          </table:table-cell>
        </table:table-row>
        <table:table-row table:style-name="ro1">
          <table:table-cell office:value-type="float" office:value="0.0779500007629395" calcext:value-type="float">
            <text:p>0.07795000076294</text:p>
          </table:table-cell>
        </table:table-row>
        <table:table-row table:style-name="ro1">
          <table:table-cell office:value-type="float" office:value="0.0712699964642525" calcext:value-type="float">
            <text:p>0.071269996464253</text:p>
          </table:table-cell>
        </table:table-row>
        <table:table-row table:style-name="ro1">
          <table:table-cell office:value-type="float" office:value="0.0654999986290932" calcext:value-type="float">
            <text:p>0.065499998629093</text:p>
          </table:table-cell>
        </table:table-row>
        <table:table-row table:style-name="ro1">
          <table:table-cell office:value-type="float" office:value="0.0610300004482269" calcext:value-type="float">
            <text:p>0.061030000448227</text:p>
          </table:table-cell>
        </table:table-row>
        <table:table-row table:style-name="ro1">
          <table:table-cell office:value-type="float" office:value="0.0578400008380413" calcext:value-type="float">
            <text:p>0.057840000838041</text:p>
          </table:table-cell>
        </table:table-row>
        <table:table-row table:style-name="ro1">
          <table:table-cell office:value-type="float" office:value="0.0551699995994568" calcext:value-type="float">
            <text:p>0.055169999599457</text:p>
          </table:table-cell>
        </table:table-row>
        <table:table-row table:style-name="ro1">
          <table:table-cell office:value-type="float" office:value="0.0524699985980988" calcext:value-type="float">
            <text:p>0.052469998598099</text:p>
          </table:table-cell>
        </table:table-row>
        <table:table-row table:style-name="ro1">
          <table:table-cell office:value-type="float" office:value="0.049710001796484" calcext:value-type="float">
            <text:p>0.049710001796484</text:p>
          </table:table-cell>
        </table:table-row>
        <table:table-row table:style-name="ro1">
          <table:table-cell office:value-type="float" office:value="0.0468599982559681" calcext:value-type="float">
            <text:p>0.046859998255968</text:p>
          </table:table-cell>
        </table:table-row>
        <table:table-row table:style-name="ro1">
          <table:table-cell office:value-type="float" office:value="0.0440099984407425" calcext:value-type="float">
            <text:p>0.044009998440743</text:p>
          </table:table-cell>
        </table:table-row>
        <table:table-row table:style-name="ro1">
          <table:table-cell office:value-type="float" office:value="0.0412300005555153" calcext:value-type="float">
            <text:p>0.041230000555515</text:p>
          </table:table-cell>
        </table:table-row>
        <table:table-row table:style-name="ro1">
          <table:table-cell office:value-type="float" office:value="0.0385800004005432" calcext:value-type="float">
            <text:p>0.038580000400543</text:p>
          </table:table-cell>
        </table:table-row>
        <table:table-row table:style-name="ro1">
          <table:table-cell office:value-type="float" office:value="0.0360900014638901" calcext:value-type="float">
            <text:p>0.03609000146389</text:p>
          </table:table-cell>
        </table:table-row>
        <table:table-row table:style-name="ro1">
          <table:table-cell office:value-type="float" office:value="0.0338100008666515" calcext:value-type="float">
            <text:p>0.033810000866652</text:p>
          </table:table-cell>
        </table:table-row>
        <table:table-row table:style-name="ro1">
          <table:table-cell office:value-type="float" office:value="0.0317299999296665" calcext:value-type="float">
            <text:p>0.031729999929667</text:p>
          </table:table-cell>
        </table:table-row>
        <table:table-row table:style-name="ro1">
          <table:table-cell office:value-type="float" office:value="0.029789999127388" calcext:value-type="float">
            <text:p>0.029789999127388</text:p>
          </table:table-cell>
        </table:table-row>
        <table:table-row table:style-name="ro1">
          <table:table-cell office:value-type="float" office:value="0.0279900003224611" calcext:value-type="float">
            <text:p>0.027990000322461</text:p>
          </table:table-cell>
        </table:table-row>
        <table:table-row table:style-name="ro1">
          <table:table-cell office:value-type="float" office:value="0.0263199992477894" calcext:value-type="float">
            <text:p>0.026319999247789</text:p>
          </table:table-cell>
        </table:table-row>
        <table:table-row table:style-name="ro1">
          <table:table-cell office:value-type="float" office:value="0.0247799996286631" calcext:value-type="float">
            <text:p>0.024779999628663</text:p>
          </table:table-cell>
        </table:table-row>
        <table:table-row table:style-name="ro1">
          <table:table-cell office:value-type="float" office:value="0.0233800001442432" calcext:value-type="float">
            <text:p>0.023380000144243</text:p>
          </table:table-cell>
        </table:table-row>
        <table:table-row table:style-name="ro1">
          <table:table-cell office:value-type="float" office:value="0.0220800004899502" calcext:value-type="float">
            <text:p>0.02208000048995</text:p>
          </table:table-cell>
        </table:table-row>
        <table:table-row table:style-name="ro1">
          <table:table-cell office:value-type="float" office:value="0.020889999344945" calcext:value-type="float">
            <text:p>0.020889999344945</text:p>
          </table:table-cell>
        </table:table-row>
        <table:table-row table:style-name="ro1">
          <table:table-cell office:value-type="float" office:value="0.0197899993509054" calcext:value-type="float">
            <text:p>0.019789999350906</text:p>
          </table:table-cell>
        </table:table-row>
        <table:table-row table:style-name="ro1">
          <table:table-cell office:value-type="float" office:value="0.0187699999660254" calcext:value-type="float">
            <text:p>0.018769999966025</text:p>
          </table:table-cell>
        </table:table-row>
        <table:table-row table:style-name="ro1">
          <table:table-cell office:value-type="float" office:value="0.0178299993276596" calcext:value-type="float">
            <text:p>0.01782999932766</text:p>
          </table:table-cell>
        </table:table-row>
        <table:table-row table:style-name="ro1">
          <table:table-cell office:value-type="float" office:value="0.0169600006192923" calcext:value-type="float">
            <text:p>0.016960000619292</text:p>
          </table:table-cell>
        </table:table-row>
        <table:table-row table:style-name="ro1">
          <table:table-cell office:value-type="float" office:value="0.016160000115633" calcext:value-type="float">
            <text:p>0.016160000115633</text:p>
          </table:table-cell>
        </table:table-row>
        <table:table-row table:style-name="ro1">
          <table:table-cell office:value-type="float" office:value="0.0154100004583597" calcext:value-type="float">
            <text:p>0.01541000045836</text:p>
          </table:table-cell>
        </table:table-row>
        <table:table-row table:style-name="ro1">
          <table:table-cell office:value-type="float" office:value="0.0147200003266335" calcext:value-type="float">
            <text:p>0.014720000326634</text:p>
          </table:table-cell>
        </table:table-row>
        <table:table-row table:style-name="ro1">
          <table:table-cell office:value-type="float" office:value="0.0140800001099706" calcext:value-type="float">
            <text:p>0.014080000109971</text:p>
          </table:table-cell>
        </table:table-row>
        <table:table-row table:style-name="ro1">
          <table:table-cell office:value-type="float" office:value="0.0134899998083711" calcext:value-type="float">
            <text:p>0.013489999808371</text:p>
          </table:table-cell>
        </table:table-row>
        <table:table-row table:style-name="ro1">
          <table:table-cell office:value-type="float" office:value="0.0129399998113513" calcext:value-type="float">
            <text:p>0.012939999811351</text:p>
          </table:table-cell>
        </table:table-row>
        <table:table-row table:style-name="ro1">
          <table:table-cell office:value-type="float" office:value="0.0124300001189113" calcext:value-type="float">
            <text:p>0.012430000118911</text:p>
          </table:table-cell>
        </table:table-row>
        <table:table-row table:style-name="ro1">
          <table:table-cell office:value-type="float" office:value="0.0119599997997284" calcext:value-type="float">
            <text:p>0.011959999799728</text:p>
          </table:table-cell>
        </table:table-row>
        <table:table-row table:style-name="ro1">
          <table:table-cell office:value-type="float" office:value="0.0115200001746416" calcext:value-type="float">
            <text:p>0.011520000174642</text:p>
          </table:table-cell>
        </table:table-row>
        <table:table-row table:style-name="ro1">
          <table:table-cell office:value-type="float" office:value="0.0111100003123283" calcext:value-type="float">
            <text:p>0.011110000312328</text:p>
          </table:table-cell>
        </table:table-row>
        <table:table-row table:style-name="ro1">
          <table:table-cell office:value-type="float" office:value="0.0107300002127886" calcext:value-type="float">
            <text:p>0.010730000212789</text:p>
          </table:table-cell>
        </table:table-row>
        <table:table-row table:style-name="ro1">
          <table:table-cell office:value-type="float" office:value="0.0103700002655387" calcext:value-type="float">
            <text:p>0.010370000265539</text:p>
          </table:table-cell>
        </table:table-row>
        <table:table-row table:style-name="ro1">
          <table:table-cell office:value-type="float" office:value="0.0100400000810623" calcext:value-type="float">
            <text:p>0.010040000081062</text:p>
          </table:table-cell>
        </table:table-row>
        <table:table-row table:style-name="ro1">
          <table:table-cell office:value-type="float" office:value="0.00972000043839216" calcext:value-type="float">
            <text:p>0.009720000438392</text:p>
          </table:table-cell>
        </table:table-row>
        <table:table-row table:style-name="ro1">
          <table:table-cell office:value-type="float" office:value="0.00942999962717295" calcext:value-type="float">
            <text:p>0.009429999627173</text:p>
          </table:table-cell>
        </table:table-row>
        <table:table-row table:style-name="ro1">
          <table:table-cell office:value-type="float" office:value="0.00915999989956618" calcext:value-type="float">
            <text:p>0.009159999899566</text:p>
          </table:table-cell>
        </table:table-row>
        <table:table-row table:style-name="ro1">
          <table:table-cell office:value-type="float" office:value="0.00889999978244305" calcext:value-type="float">
            <text:p>0.008899999782443</text:p>
          </table:table-cell>
        </table:table-row>
        <table:table-row table:style-name="ro1">
          <table:table-cell office:value-type="float" office:value="0.00865999981760979" calcext:value-type="float">
            <text:p>0.00865999981761</text:p>
          </table:table-cell>
        </table:table-row>
        <table:table-row table:style-name="ro1">
          <table:table-cell office:value-type="float" office:value="0.00843000039458275" calcext:value-type="float">
            <text:p>0.008430000394583</text:p>
          </table:table-cell>
        </table:table-row>
        <table:table-row table:style-name="ro1">
          <table:table-cell office:value-type="float" office:value="0.00820999965071678" calcext:value-type="float">
            <text:p>0.008209999650717</text:p>
          </table:table-cell>
        </table:table-row>
        <table:table-row table:style-name="ro1">
          <table:table-cell office:value-type="float" office:value="0.00800999999046326" calcext:value-type="float">
            <text:p>0.008009999990463</text:p>
          </table:table-cell>
        </table:table-row>
        <table:table-row table:style-name="ro1">
          <table:table-cell office:value-type="float" office:value="0.00780999986454845" calcext:value-type="float">
            <text:p>0.007809999864548</text:p>
          </table:table-cell>
        </table:table-row>
        <table:table-row table:style-name="ro1">
          <table:table-cell office:value-type="float" office:value="0.0076299998909235" calcext:value-type="float">
            <text:p>0.007629999890924</text:p>
          </table:table-cell>
        </table:table-row>
        <table:table-row table:style-name="ro1">
          <table:table-cell office:value-type="float" office:value="0.00744999991729856" calcext:value-type="float">
            <text:p>0.007449999917299</text:p>
          </table:table-cell>
        </table:table-row>
        <table:table-row table:style-name="ro1">
          <table:table-cell office:value-type="float" office:value="0.00729000009596348" calcext:value-type="float">
            <text:p>0.007290000095963</text:p>
          </table:table-cell>
        </table:table-row>
        <table:table-row table:style-name="ro1">
          <table:table-cell office:value-type="float" office:value="0.00712999980896711" calcext:value-type="float">
            <text:p>0.007129999808967</text:p>
          </table:table-cell>
        </table:table-row>
        <table:table-row table:style-name="ro1">
          <table:table-cell office:value-type="float" office:value="0.00698000006377697" calcext:value-type="float">
            <text:p>0.006980000063777</text:p>
          </table:table-cell>
        </table:table-row>
        <table:table-row table:style-name="ro1">
          <table:table-cell office:value-type="float" office:value="0.00683999992907047" calcext:value-type="float">
            <text:p>0.00683999992907</text:p>
          </table:table-cell>
        </table:table-row>
        <table:table-row table:style-name="ro1">
          <table:table-cell office:value-type="float" office:value="0.00669999979436398" calcext:value-type="float">
            <text:p>0.006699999794364</text:p>
          </table:table-cell>
        </table:table-row>
        <table:table-row table:style-name="ro1">
          <table:table-cell office:value-type="float" office:value="0.0065700002014637" calcext:value-type="float">
            <text:p>0.006570000201464</text:p>
          </table:table-cell>
        </table:table-row>
        <table:table-row table:style-name="ro1">
          <table:table-cell office:value-type="float" office:value="0.00645000021904707" calcext:value-type="float">
            <text:p>0.006450000219047</text:p>
          </table:table-cell>
        </table:table-row>
        <table:table-row table:style-name="ro1">
          <table:table-cell office:value-type="float" office:value="0.00632999977096915" calcext:value-type="float">
            <text:p>0.006329999770969</text:p>
          </table:table-cell>
        </table:table-row>
        <table:table-row table:style-name="ro1">
          <table:table-cell office:value-type="float" office:value="0.00621999986469746" calcext:value-type="float">
            <text:p>0.006219999864697</text:p>
          </table:table-cell>
        </table:table-row>
        <table:table-row table:style-name="ro1">
          <table:table-cell office:value-type="float" office:value="0.00610999995842576" calcext:value-type="float">
            <text:p>0.006109999958426</text:p>
          </table:table-cell>
        </table:table-row>
        <table:table-row table:style-name="ro1">
          <table:table-cell office:value-type="float" office:value="0.006010000128299" calcext:value-type="float">
            <text:p>0.006010000128299</text:p>
          </table:table-cell>
        </table:table-row>
        <table:table-row table:style-name="ro1">
          <table:table-cell office:value-type="float" office:value="0.00590999983251095" calcext:value-type="float">
            <text:p>0.005909999832511</text:p>
          </table:table-cell>
        </table:table-row>
        <table:table-row table:style-name="ro1">
          <table:table-cell office:value-type="float" office:value="0.00581000000238419" calcext:value-type="float">
            <text:p>0.005810000002384</text:p>
          </table:table-cell>
        </table:table-row>
        <table:table-row table:style-name="ro1">
          <table:table-cell office:value-type="float" office:value="0.00571999978274107" calcext:value-type="float">
            <text:p>0.005719999782741</text:p>
          </table:table-cell>
        </table:table-row>
        <table:table-row table:style-name="ro1">
          <table:table-cell office:value-type="float" office:value="0.00563000002875924" calcext:value-type="float">
            <text:p>0.005630000028759</text:p>
          </table:table-cell>
        </table:table-row>
        <table:table-row table:style-name="ro1">
          <table:table-cell office:value-type="float" office:value="0.00553999980911613" calcext:value-type="float">
            <text:p>0.005539999809116</text:p>
          </table:table-cell>
        </table:table-row>
        <table:table-row table:style-name="ro1">
          <table:table-cell office:value-type="float" office:value="0.00546000013127923" calcext:value-type="float">
            <text:p>0.005460000131279</text:p>
          </table:table-cell>
        </table:table-row>
        <table:table-row table:style-name="ro1">
          <table:table-cell office:value-type="float" office:value="0.00537999998778105" calcext:value-type="float">
            <text:p>0.005379999987781</text:p>
          </table:table-cell>
        </table:table-row>
        <table:table-row table:style-name="ro1">
          <table:table-cell office:value-type="float" office:value="0.0053099999204278" calcext:value-type="float">
            <text:p>0.005309999920428</text:p>
          </table:table-cell>
        </table:table-row>
        <table:table-row table:style-name="ro1">
          <table:table-cell office:value-type="float" office:value="0.00523999985307455" calcext:value-type="float">
            <text:p>0.005239999853075</text:p>
          </table:table-cell>
        </table:table-row>
        <table:table-row table:style-name="ro1">
          <table:table-cell office:value-type="float" office:value="0.00516000017523766" calcext:value-type="float">
            <text:p>0.005160000175238</text:p>
          </table:table-cell>
        </table:table-row>
        <table:table-row table:style-name="ro1">
          <table:table-cell office:value-type="float" office:value="0.00510000018402934" calcext:value-type="float">
            <text:p>0.005100000184029</text:p>
          </table:table-cell>
        </table:table-row>
        <table:table-row table:style-name="ro1">
          <table:table-cell office:value-type="float" office:value="0.00503000011667609" calcext:value-type="float">
            <text:p>0.005030000116676</text:p>
          </table:table-cell>
        </table:table-row>
        <table:table-row table:style-name="ro1">
          <table:table-cell office:value-type="float" office:value="0.00497000012546778" calcext:value-type="float">
            <text:p>0.004970000125468</text:p>
          </table:table-cell>
        </table:table-row>
        <table:table-row table:style-name="ro1">
          <table:table-cell office:value-type="float" office:value="0.00491000013425946" calcext:value-type="float">
            <text:p>0.004910000134259</text:p>
          </table:table-cell>
        </table:table-row>
        <table:table-row table:style-name="ro1">
          <table:table-cell office:value-type="float" office:value="0.00485000014305115" calcext:value-type="float">
            <text:p>0.004850000143051</text:p>
          </table:table-cell>
        </table:table-row>
        <table:table-row table:style-name="ro1">
          <table:table-cell office:value-type="float" office:value="0.00479000015184283" calcext:value-type="float">
            <text:p>0.004790000151843</text:p>
          </table:table-cell>
        </table:table-row>
        <table:table-row table:style-name="ro1">
          <table:table-cell office:value-type="float" office:value="0.00473000016063452" calcext:value-type="float">
            <text:p>0.004730000160635</text:p>
          </table:table-cell>
        </table:table-row>
        <table:table-row table:style-name="ro1">
          <table:table-cell office:value-type="float" office:value="0.00467999977990985" calcext:value-type="float">
            <text:p>0.00467999977991</text:p>
          </table:table-cell>
        </table:table-row>
        <table:table-row table:style-name="ro1">
          <table:table-cell office:value-type="float" office:value="0.00462999986484647" calcext:value-type="float">
            <text:p>0.004629999864846</text:p>
          </table:table-cell>
        </table:table-row>
        <table:table-row table:style-name="ro1">
          <table:table-cell office:value-type="float" office:value="0.00457999994978309" calcext:value-type="float">
            <text:p>0.004579999949783</text:p>
          </table:table-cell>
        </table:table-row>
        <table:table-row table:style-name="ro1">
          <table:table-cell office:value-type="float" office:value="0.00453000003471971" calcext:value-type="float">
            <text:p>0.00453000003472</text:p>
          </table:table-cell>
        </table:table-row>
        <table:table-row table:style-name="ro1">
          <table:table-cell office:value-type="float" office:value="0.00448000011965632" calcext:value-type="float">
            <text:p>0.004480000119656</text:p>
          </table:table-cell>
        </table:table-row>
        <table:table-row table:style-name="ro1">
          <table:table-cell office:value-type="float" office:value="0.00443999981507659" calcext:value-type="float">
            <text:p>0.004439999815077</text:p>
          </table:table-cell>
        </table:table-row>
        <table:table-row table:style-name="ro1">
          <table:table-cell office:value-type="float" office:value="0.00438999990001321" calcext:value-type="float">
            <text:p>0.004389999900013</text:p>
          </table:table-cell>
        </table:table-row>
        <table:table-row table:style-name="ro1">
          <table:table-cell office:value-type="float" office:value="0.00435000006109476" calcext:value-type="float">
            <text:p>0.004350000061095</text:p>
          </table:table-cell>
        </table:table-row>
        <table:table-row table:style-name="ro1">
          <table:table-cell office:value-type="float" office:value="0.00431000022217631" calcext:value-type="float">
            <text:p>0.004310000222176</text:p>
          </table:table-cell>
        </table:table-row>
        <table:table-row table:style-name="ro1">
          <table:table-cell office:value-type="float" office:value="0.00426999991759658" calcext:value-type="float">
            <text:p>0.004269999917597</text:p>
          </table:table-cell>
        </table:table-row>
        <table:table-row table:style-name="ro1">
          <table:table-cell office:value-type="float" office:value="0.00423000007867813" calcext:value-type="float">
            <text:p>0.004230000078678</text:p>
          </table:table-cell>
        </table:table-row>
        <table:table-row table:style-name="ro1">
          <table:table-cell office:value-type="float" office:value="0.0041899997740984" calcext:value-type="float">
            <text:p>0.004189999774098</text:p>
          </table:table-cell>
        </table:table-row>
        <table:table-row table:style-name="ro1">
          <table:table-cell office:value-type="float" office:value="0.00414999993517995" calcext:value-type="float">
            <text:p>0.00414999993518</text:p>
          </table:table-cell>
        </table:table-row>
        <table:table-row table:style-name="ro1">
          <table:table-cell office:value-type="float" office:value="0.0041100000962615" calcext:value-type="float">
            <text:p>0.004110000096262</text:p>
          </table:table-cell>
        </table:table-row>
        <table:table-row table:style-name="ro1">
          <table:table-cell office:value-type="float" office:value="0.0040799998678267" calcext:value-type="float">
            <text:p>0.004079999867827</text:p>
          </table:table-cell>
        </table:table-row>
        <table:table-row table:style-name="ro1">
          <table:table-cell office:value-type="float" office:value="0.00404000002890825" calcext:value-type="float">
            <text:p>0.004040000028908</text:p>
          </table:table-cell>
        </table:table-row>
        <table:table-row table:style-name="ro1">
          <table:table-cell office:value-type="float" office:value="0.00400999980047345" calcext:value-type="float">
            <text:p>0.004009999800473</text:p>
          </table:table-cell>
        </table:table-row>
        <table:table-row table:style-name="ro1">
          <table:table-cell office:value-type="float" office:value="0.003969999961555" calcext:value-type="float">
            <text:p>0.003969999961555</text:p>
          </table:table-cell>
        </table:table-row>
        <table:table-row table:style-name="ro1">
          <table:table-cell office:value-type="float" office:value="0.00394000019878149" calcext:value-type="float">
            <text:p>0.003940000198781</text:p>
          </table:table-cell>
        </table:table-row>
        <table:table-row table:style-name="ro1">
          <table:table-cell office:value-type="float" office:value="0.00390999997034669" calcext:value-type="float">
            <text:p>0.003909999970347</text:p>
          </table:table-cell>
        </table:table-row>
        <table:table-row table:style-name="ro1">
          <table:table-cell office:value-type="float" office:value="0.00387999997474253" calcext:value-type="float">
            <text:p>0.003879999974743</text:p>
          </table:table-cell>
        </table:table-row>
        <table:table-row table:style-name="ro1">
          <table:table-cell office:value-type="float" office:value="0.00384999997913837" calcext:value-type="float">
            <text:p>0.003849999979138</text:p>
          </table:table-cell>
        </table:table-row>
        <table:table-row table:style-name="ro1">
          <table:table-cell office:value-type="float" office:value="0.00381999998353422" calcext:value-type="float">
            <text:p>0.003819999983534</text:p>
          </table:table-cell>
        </table:table-row>
        <table:table-row table:style-name="ro1">
          <table:table-cell office:value-type="float" office:value="0.00378999998793006" calcext:value-type="float">
            <text:p>0.00378999998793</text:p>
          </table:table-cell>
        </table:table-row>
        <table:table-row table:style-name="ro1">
          <table:table-cell office:value-type="float" office:value="0.0037599999923259" calcext:value-type="float">
            <text:p>0.003759999992326</text:p>
          </table:table-cell>
        </table:table-row>
        <table:table-row table:style-name="ro1">
          <table:table-cell office:value-type="float" office:value="0.00374000007286668" calcext:value-type="float">
            <text:p>0.003740000072867</text:p>
          </table:table-cell>
        </table:table-row>
        <table:table-row table:style-name="ro1">
          <table:table-cell office:value-type="float" office:value="0.00371000007726252" calcext:value-type="float">
            <text:p>0.003710000077263</text:p>
          </table:table-cell>
        </table:table-row>
        <table:table-row table:style-name="ro1">
          <table:table-cell office:value-type="float" office:value="0.00368000008165836" calcext:value-type="float">
            <text:p>0.003680000081658</text:p>
          </table:table-cell>
        </table:table-row>
        <table:table-row table:style-name="ro1">
          <table:table-cell office:value-type="float" office:value="0.0036599999293685" calcext:value-type="float">
            <text:p>0.003659999929369</text:p>
          </table:table-cell>
        </table:table-row>
        <table:table-row table:style-name="ro1">
          <table:table-cell office:value-type="float" office:value="0.00362999993376434" calcext:value-type="float">
            <text:p>0.003629999933764</text:p>
          </table:table-cell>
        </table:table-row>
        <table:table-row table:style-name="ro1">
          <table:table-cell office:value-type="float" office:value="0.00361000001430511" calcext:value-type="float">
            <text:p>0.003610000014305</text:p>
          </table:table-cell>
        </table:table-row>
        <table:table-row table:style-name="ro1">
          <table:table-cell office:value-type="float" office:value="0.00358000001870096" calcext:value-type="float">
            <text:p>0.003580000018701</text:p>
          </table:table-cell>
        </table:table-row>
        <table:table-row table:style-name="ro1">
          <table:table-cell office:value-type="float" office:value="0.00356000009924173" calcext:value-type="float">
            <text:p>0.003560000099242</text:p>
          </table:table-cell>
        </table:table-row>
        <table:table-row table:style-name="ro1">
          <table:table-cell office:value-type="float" office:value="0.00353000010363758" calcext:value-type="float">
            <text:p>0.003530000103638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40000004507601" calcext:value-type="float">
            <text:p>0.003400000045076</text:p>
          </table:table-cell>
        </table:table-row>
        <table:table-row table:style-name="ro1">
          <table:table-cell office:value-type="float" office:value="0.00337999989278615" calcext:value-type="float">
            <text:p>0.003379999892786</text:p>
          </table:table-cell>
        </table:table-row>
        <table:table-row table:style-name="ro1">
          <table:table-cell office:value-type="float" office:value="0.00335999997332692" calcext:value-type="float">
            <text:p>0.003359999973327</text:p>
          </table:table-cell>
        </table:table-row>
        <table:table-row table:style-name="ro1">
          <table:table-cell office:value-type="float" office:value="0.0033400000538677" calcext:value-type="float">
            <text:p>0.003340000053868</text:p>
          </table:table-cell>
        </table:table-row>
        <table:table-row table:style-name="ro1">
          <table:table-cell office:value-type="float" office:value="0.00331999990157783" calcext:value-type="float">
            <text:p>0.003319999901578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2999991476536" calcext:value-type="float">
            <text:p>0.003229999914765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6000008024275" calcext:value-type="float">
            <text:p>0.003160000080243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300000846386" calcext:value-type="float">
            <text:p>0.003130000084639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10000008903444" calcext:value-type="float">
            <text:p>0.003100000089034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4999994114041" calcext:value-type="float">
            <text:p>0.00304999994114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337999989278615" calcext:value-type="float">
            <text:p>0.003379999892786</text:p>
          </table:table-cell>
        </table:table-row>
        <table:table-row table:style-name="ro1">
          <table:table-cell office:value-type="float" office:value="0.00533000007271767" calcext:value-type="float">
            <text:p>0.005330000072718</text:p>
          </table:table-cell>
        </table:table-row>
        <table:table-row table:style-name="ro1">
          <table:table-cell office:value-type="float" office:value="0.0082999998703599" calcext:value-type="float">
            <text:p>0.00829999987036</text:p>
          </table:table-cell>
        </table:table-row>
        <table:table-row table:style-name="ro1">
          <table:table-cell office:value-type="float" office:value="0.012360000051558" calcext:value-type="float">
            <text:p>0.012360000051558</text:p>
          </table:table-cell>
        </table:table-row>
        <table:table-row table:style-name="ro1">
          <table:table-cell office:value-type="float" office:value="0.0197299998253584" calcext:value-type="float">
            <text:p>0.019729999825358</text:p>
          </table:table-cell>
        </table:table-row>
        <table:table-row table:style-name="ro1">
          <table:table-cell office:value-type="float" office:value="0.0280699990689755" calcext:value-type="float">
            <text:p>0.028069999068976</text:p>
          </table:table-cell>
        </table:table-row>
        <table:table-row table:style-name="ro1">
          <table:table-cell office:value-type="float" office:value="0.0345400013029575" calcext:value-type="float">
            <text:p>0.034540001302958</text:p>
          </table:table-cell>
        </table:table-row>
        <table:table-row table:style-name="ro1">
          <table:table-cell office:value-type="float" office:value="0.0398200005292892" calcext:value-type="float">
            <text:p>0.039820000529289</text:p>
          </table:table-cell>
        </table:table-row>
        <table:table-row table:style-name="ro1">
          <table:table-cell office:value-type="float" office:value="0.0428300015628338" calcext:value-type="float">
            <text:p>0.042830001562834</text:p>
          </table:table-cell>
        </table:table-row>
        <table:table-row table:style-name="ro1">
          <table:table-cell office:value-type="float" office:value="0.0442899987101555" calcext:value-type="float">
            <text:p>0.044289998710156</text:p>
          </table:table-cell>
        </table:table-row>
        <table:table-row table:style-name="ro1">
          <table:table-cell office:value-type="float" office:value="0.050330001860857" calcext:value-type="float">
            <text:p>0.050330001860857</text:p>
          </table:table-cell>
        </table:table-row>
        <table:table-row table:style-name="ro1">
          <table:table-cell office:value-type="float" office:value="0.0822300016880035" calcext:value-type="float">
            <text:p>0.082230001688004</text:p>
          </table:table-cell>
        </table:table-row>
        <table:table-row table:style-name="ro1">
          <table:table-cell office:value-type="float" office:value="0.145649999380112" calcext:value-type="float">
            <text:p>0.145649999380112</text:p>
          </table:table-cell>
        </table:table-row>
        <table:table-row table:style-name="ro1">
          <table:table-cell office:value-type="float" office:value="0.167419999837875" calcext:value-type="float">
            <text:p>0.167419999837875</text:p>
          </table:table-cell>
        </table:table-row>
        <table:table-row table:style-name="ro1">
          <table:table-cell office:value-type="float" office:value="0.1666100025177" calcext:value-type="float">
            <text:p>0.1666100025177</text:p>
          </table:table-cell>
        </table:table-row>
        <table:table-row table:style-name="ro1">
          <table:table-cell office:value-type="float" office:value="0.156279996037483" calcext:value-type="float">
            <text:p>0.156279996037483</text:p>
          </table:table-cell>
        </table:table-row>
        <table:table-row table:style-name="ro1">
          <table:table-cell office:value-type="float" office:value="0.144549995660782" calcext:value-type="float">
            <text:p>0.144549995660782</text:p>
          </table:table-cell>
        </table:table-row>
        <table:table-row table:style-name="ro1">
          <table:table-cell office:value-type="float" office:value="0.136179998517036" calcext:value-type="float">
            <text:p>0.136179998517036</text:p>
          </table:table-cell>
        </table:table-row>
        <table:table-row table:style-name="ro1">
          <table:table-cell office:value-type="float" office:value="0.143910005688667" calcext:value-type="float">
            <text:p>0.143910005688667</text:p>
          </table:table-cell>
        </table:table-row>
        <table:table-row table:style-name="ro1">
          <table:table-cell office:value-type="float" office:value="0.150820001959801" calcext:value-type="float">
            <text:p>0.150820001959801</text:p>
          </table:table-cell>
        </table:table-row>
        <table:table-row table:style-name="ro1">
          <table:table-cell office:value-type="float" office:value="0.14801000058651" calcext:value-type="float">
            <text:p>0.14801000058651</text:p>
          </table:table-cell>
        </table:table-row>
        <table:table-row table:style-name="ro1">
          <table:table-cell office:value-type="float" office:value="0.139280006289482" calcext:value-type="float">
            <text:p>0.139280006289482</text:p>
          </table:table-cell>
        </table:table-row>
        <table:table-row table:style-name="ro1">
          <table:table-cell office:value-type="float" office:value="0.12814000248909" calcext:value-type="float">
            <text:p>0.12814000248909</text:p>
          </table:table-cell>
        </table:table-row>
        <table:table-row table:style-name="ro1">
          <table:table-cell office:value-type="float" office:value="0.117409996688366" calcext:value-type="float">
            <text:p>0.117409996688366</text:p>
          </table:table-cell>
        </table:table-row>
        <table:table-row table:style-name="ro1">
          <table:table-cell office:value-type="float" office:value="0.10758999735117" calcext:value-type="float">
            <text:p>0.10758999735117</text:p>
          </table:table-cell>
        </table:table-row>
        <table:table-row table:style-name="ro1">
          <table:table-cell office:value-type="float" office:value="0.098750002682209" calcext:value-type="float">
            <text:p>0.098750002682209</text:p>
          </table:table-cell>
        </table:table-row>
        <table:table-row table:style-name="ro1">
          <table:table-cell office:value-type="float" office:value="0.0910099968314171" calcext:value-type="float">
            <text:p>0.091009996831417</text:p>
          </table:table-cell>
        </table:table-row>
        <table:table-row table:style-name="ro1">
          <table:table-cell office:value-type="float" office:value="0.0838299989700318" calcext:value-type="float">
            <text:p>0.083829998970032</text:p>
          </table:table-cell>
        </table:table-row>
        <table:table-row table:style-name="ro1">
          <table:table-cell office:value-type="float" office:value="0.0771099999547005" calcext:value-type="float">
            <text:p>0.077109999954701</text:p>
          </table:table-cell>
        </table:table-row>
        <table:table-row table:style-name="ro1">
          <table:table-cell office:value-type="float" office:value="0.0709099993109703" calcext:value-type="float">
            <text:p>0.07090999931097</text:p>
          </table:table-cell>
        </table:table-row>
        <table:table-row table:style-name="ro1">
          <table:table-cell office:value-type="float" office:value="0.0651800036430359" calcext:value-type="float">
            <text:p>0.065180003643036</text:p>
          </table:table-cell>
        </table:table-row>
        <table:table-row table:style-name="ro1">
          <table:table-cell office:value-type="float" office:value="0.059909999370575" calcext:value-type="float">
            <text:p>0.059909999370575</text:p>
          </table:table-cell>
        </table:table-row>
        <table:table-row table:style-name="ro1">
          <table:table-cell office:value-type="float" office:value="0.0551000013947487" calcext:value-type="float">
            <text:p>0.055100001394749</text:p>
          </table:table-cell>
        </table:table-row>
        <table:table-row table:style-name="ro1">
          <table:table-cell office:value-type="float" office:value="0.0507300011813641" calcext:value-type="float">
            <text:p>0.050730001181364</text:p>
          </table:table-cell>
        </table:table-row>
        <table:table-row table:style-name="ro1">
          <table:table-cell office:value-type="float" office:value="0.0468199998140335" calcext:value-type="float">
            <text:p>0.046819999814034</text:p>
          </table:table-cell>
        </table:table-row>
        <table:table-row table:style-name="ro1">
          <table:table-cell office:value-type="float" office:value="0.0433499999344349" calcext:value-type="float">
            <text:p>0.043349999934435</text:p>
          </table:table-cell>
        </table:table-row>
        <table:table-row table:style-name="ro1">
          <table:table-cell office:value-type="float" office:value="0.0401999987661839" calcext:value-type="float">
            <text:p>0.040199998766184</text:p>
          </table:table-cell>
        </table:table-row>
        <table:table-row table:style-name="ro1">
          <table:table-cell office:value-type="float" office:value="0.0373499989509583" calcext:value-type="float">
            <text:p>0.037349998950958</text:p>
          </table:table-cell>
        </table:table-row>
        <table:table-row table:style-name="ro1">
          <table:table-cell office:value-type="float" office:value="0.0348300002515316" calcext:value-type="float">
            <text:p>0.034830000251532</text:p>
          </table:table-cell>
        </table:table-row>
        <table:table-row table:style-name="ro1">
          <table:table-cell office:value-type="float" office:value="0.0326899997889996" calcext:value-type="float">
            <text:p>0.032689999789</text:p>
          </table:table-cell>
        </table:table-row>
        <table:table-row table:style-name="ro1">
          <table:table-cell office:value-type="float" office:value="0.030969999730587" calcext:value-type="float">
            <text:p>0.030969999730587</text:p>
          </table:table-cell>
        </table:table-row>
        <table:table-row table:style-name="ro1">
          <table:table-cell office:value-type="float" office:value="0.0295499991625547" calcext:value-type="float">
            <text:p>0.029549999162555</text:p>
          </table:table-cell>
        </table:table-row>
        <table:table-row table:style-name="ro1">
          <table:table-cell office:value-type="float" office:value="0.0282700005918741" calcext:value-type="float">
            <text:p>0.028270000591874</text:p>
          </table:table-cell>
        </table:table-row>
        <table:table-row table:style-name="ro1">
          <table:table-cell office:value-type="float" office:value="0.0270799994468689" calcext:value-type="float">
            <text:p>0.027079999446869</text:p>
          </table:table-cell>
        </table:table-row>
        <table:table-row table:style-name="ro1">
          <table:table-cell office:value-type="float" office:value="0.0259600002318621" calcext:value-type="float">
            <text:p>0.025960000231862</text:p>
          </table:table-cell>
        </table:table-row>
        <table:table-row table:style-name="ro1">
          <table:table-cell office:value-type="float" office:value="0.0249899998307228" calcext:value-type="float">
            <text:p>0.024989999830723</text:p>
          </table:table-cell>
        </table:table-row>
        <table:table-row table:style-name="ro1">
          <table:table-cell office:value-type="float" office:value="0.0242199990898371" calcext:value-type="float">
            <text:p>0.024219999089837</text:p>
          </table:table-cell>
        </table:table-row>
        <table:table-row table:style-name="ro1">
          <table:table-cell office:value-type="float" office:value="0.0271400008350611" calcext:value-type="float">
            <text:p>0.027140000835061</text:p>
          </table:table-cell>
        </table:table-row>
        <table:table-row table:style-name="ro1">
          <table:table-cell office:value-type="float" office:value="0.0347799994051456" calcext:value-type="float">
            <text:p>0.034779999405146</text:p>
          </table:table-cell>
        </table:table-row>
        <table:table-row table:style-name="ro1">
          <table:table-cell office:value-type="float" office:value="0.0415499992668629" calcext:value-type="float">
            <text:p>0.041549999266863</text:p>
          </table:table-cell>
        </table:table-row>
        <table:table-row table:style-name="ro1">
          <table:table-cell office:value-type="float" office:value="0.0542900003492832" calcext:value-type="float">
            <text:p>0.054290000349283</text:p>
          </table:table-cell>
        </table:table-row>
        <table:table-row table:style-name="ro1">
          <table:table-cell office:value-type="float" office:value="0.087119996547699" calcext:value-type="float">
            <text:p>0.087119996547699</text:p>
          </table:table-cell>
        </table:table-row>
        <table:table-row table:style-name="ro1">
          <table:table-cell office:value-type="float" office:value="0.172269999980926" calcext:value-type="float">
            <text:p>0.172269999980926</text:p>
          </table:table-cell>
        </table:table-row>
        <table:table-row table:style-name="ro1">
          <table:table-cell office:value-type="float" office:value="0.284440010786057" calcext:value-type="float">
            <text:p>0.284440010786057</text:p>
          </table:table-cell>
        </table:table-row>
        <table:table-row table:style-name="ro1">
          <table:table-cell office:value-type="float" office:value="0.345510005950928" calcext:value-type="float">
            <text:p>0.345510005950928</text:p>
          </table:table-cell>
        </table:table-row>
        <table:table-row table:style-name="ro1">
          <table:table-cell office:value-type="float" office:value="0.5103600025177" calcext:value-type="float">
            <text:p>0.5103600025177</text:p>
          </table:table-cell>
        </table:table-row>
        <table:table-row table:style-name="ro1">
          <table:table-cell office:value-type="float" office:value="0.501110017299652" calcext:value-type="float">
            <text:p>0.501110017299652</text:p>
          </table:table-cell>
        </table:table-row>
        <table:table-row table:style-name="ro1">
          <table:table-cell office:value-type="float" office:value="0.443470001220703" calcext:value-type="float">
            <text:p>0.443470001220703</text:p>
          </table:table-cell>
        </table:table-row>
        <table:table-row table:style-name="ro1">
          <table:table-cell office:value-type="float" office:value="0.473619997501373" calcext:value-type="float">
            <text:p>0.473619997501373</text:p>
          </table:table-cell>
        </table:table-row>
        <table:table-row table:style-name="ro1">
          <table:table-cell office:value-type="float" office:value="0.634700000286102" calcext:value-type="float">
            <text:p>0.634700000286102</text:p>
          </table:table-cell>
        </table:table-row>
        <table:table-row table:style-name="ro1">
          <table:table-cell office:value-type="float" office:value="0.75382000207901" calcext:value-type="float">
            <text:p>0.75382000207901</text:p>
          </table:table-cell>
        </table:table-row>
        <table:table-row table:style-name="ro1">
          <table:table-cell office:value-type="float" office:value="1.05726003646851" calcext:value-type="float">
            <text:p>1.05726003646851</text:p>
          </table:table-cell>
        </table:table-row>
        <table:table-row table:style-name="ro1">
          <table:table-cell office:value-type="float" office:value="1.03990995883942" calcext:value-type="float">
            <text:p>1.03990995883942</text:p>
          </table:table-cell>
        </table:table-row>
        <table:table-row table:style-name="ro1">
          <table:table-cell office:value-type="float" office:value="0.845499992370606" calcext:value-type="float">
            <text:p>0.845499992370606</text:p>
          </table:table-cell>
        </table:table-row>
        <table:table-row table:style-name="ro1">
          <table:table-cell office:value-type="float" office:value="0.725929975509644" calcext:value-type="float">
            <text:p>0.725929975509644</text:p>
          </table:table-cell>
        </table:table-row>
        <table:table-row table:style-name="ro1">
          <table:table-cell office:value-type="float" office:value="0.639259994029999" calcext:value-type="float">
            <text:p>0.639259994029999</text:p>
          </table:table-cell>
        </table:table-row>
        <table:table-row table:style-name="ro1">
          <table:table-cell office:value-type="float" office:value="0.537469983100891" calcext:value-type="float">
            <text:p>0.537469983100891</text:p>
          </table:table-cell>
        </table:table-row>
        <table:table-row table:style-name="ro1">
          <table:table-cell office:value-type="float" office:value="0.447050005197525" calcext:value-type="float">
            <text:p>0.447050005197525</text:p>
          </table:table-cell>
        </table:table-row>
        <table:table-row table:style-name="ro1">
          <table:table-cell office:value-type="float" office:value="0.372869998216629" calcext:value-type="float">
            <text:p>0.372869998216629</text:p>
          </table:table-cell>
        </table:table-row>
        <table:table-row table:style-name="ro1">
          <table:table-cell office:value-type="float" office:value="0.313739985227585" calcext:value-type="float">
            <text:p>0.313739985227585</text:p>
          </table:table-cell>
        </table:table-row>
        <table:table-row table:style-name="ro1">
          <table:table-cell office:value-type="float" office:value="0.267560005187988" calcext:value-type="float">
            <text:p>0.267560005187988</text:p>
          </table:table-cell>
        </table:table-row>
        <table:table-row table:style-name="ro1">
          <table:table-cell office:value-type="float" office:value="0.231199994683266" calcext:value-type="float">
            <text:p>0.231199994683266</text:p>
          </table:table-cell>
        </table:table-row>
        <table:table-row table:style-name="ro1">
          <table:table-cell office:value-type="float" office:value="0.201480001211166" calcext:value-type="float">
            <text:p>0.201480001211166</text:p>
          </table:table-cell>
        </table:table-row>
        <table:table-row table:style-name="ro1">
          <table:table-cell office:value-type="float" office:value="0.176310002803803" calcext:value-type="float">
            <text:p>0.176310002803803</text:p>
          </table:table-cell>
        </table:table-row>
        <table:table-row table:style-name="ro1">
          <table:table-cell office:value-type="float" office:value="0.154789999127388" calcext:value-type="float">
            <text:p>0.154789999127388</text:p>
          </table:table-cell>
        </table:table-row>
        <table:table-row table:style-name="ro1">
          <table:table-cell office:value-type="float" office:value="0.136429995298386" calcext:value-type="float">
            <text:p>0.136429995298386</text:p>
          </table:table-cell>
        </table:table-row>
        <table:table-row table:style-name="ro1">
          <table:table-cell office:value-type="float" office:value="0.120810002088547" calcext:value-type="float">
            <text:p>0.120810002088547</text:p>
          </table:table-cell>
        </table:table-row>
        <table:table-row table:style-name="ro1">
          <table:table-cell office:value-type="float" office:value="0.107600003480911" calcext:value-type="float">
            <text:p>0.107600003480911</text:p>
          </table:table-cell>
        </table:table-row>
        <table:table-row table:style-name="ro1">
          <table:table-cell office:value-type="float" office:value="0.0964500010013581" calcext:value-type="float">
            <text:p>0.096450001001358</text:p>
          </table:table-cell>
        </table:table-row>
        <table:table-row table:style-name="ro1">
          <table:table-cell office:value-type="float" office:value="0.0868100002408028" calcext:value-type="float">
            <text:p>0.086810000240803</text:p>
          </table:table-cell>
        </table:table-row>
        <table:table-row table:style-name="ro1">
          <table:table-cell office:value-type="float" office:value="0.0785199999809265" calcext:value-type="float">
            <text:p>0.078519999980927</text:p>
          </table:table-cell>
        </table:table-row>
        <table:table-row table:style-name="ro1">
          <table:table-cell office:value-type="float" office:value="0.0712900012731552" calcext:value-type="float">
            <text:p>0.071290001273155</text:p>
          </table:table-cell>
        </table:table-row>
        <table:table-row table:style-name="ro1">
          <table:table-cell office:value-type="float" office:value="0.064910002052784" calcext:value-type="float">
            <text:p>0.064910002052784</text:p>
          </table:table-cell>
        </table:table-row>
        <table:table-row table:style-name="ro1">
          <table:table-cell office:value-type="float" office:value="0.0592099986970425" calcext:value-type="float">
            <text:p>0.059209998697043</text:p>
          </table:table-cell>
        </table:table-row>
        <table:table-row table:style-name="ro1">
          <table:table-cell office:value-type="float" office:value="0.0541299991309643" calcext:value-type="float">
            <text:p>0.054129999130964</text:p>
          </table:table-cell>
        </table:table-row>
        <table:table-row table:style-name="ro1">
          <table:table-cell office:value-type="float" office:value="0.0496699996292591" calcext:value-type="float">
            <text:p>0.049669999629259</text:p>
          </table:table-cell>
        </table:table-row>
        <table:table-row table:style-name="ro1">
          <table:table-cell office:value-type="float" office:value="0.045949999243021" calcext:value-type="float">
            <text:p>0.045949999243021</text:p>
          </table:table-cell>
        </table:table-row>
        <table:table-row table:style-name="ro1">
          <table:table-cell office:value-type="float" office:value="0.0457100011408329" calcext:value-type="float">
            <text:p>0.045710001140833</text:p>
          </table:table-cell>
        </table:table-row>
        <table:table-row table:style-name="ro1">
          <table:table-cell office:value-type="float" office:value="0.0540199987590313" calcext:value-type="float">
            <text:p>0.054019998759031</text:p>
          </table:table-cell>
        </table:table-row>
        <table:table-row table:style-name="ro1">
          <table:table-cell office:value-type="float" office:value="0.0631399974226952" calcext:value-type="float">
            <text:p>0.063139997422695</text:p>
          </table:table-cell>
        </table:table-row>
        <table:table-row table:style-name="ro1">
          <table:table-cell office:value-type="float" office:value="0.0731199979782105" calcext:value-type="float">
            <text:p>0.073119997978211</text:p>
          </table:table-cell>
        </table:table-row>
        <table:table-row table:style-name="ro1">
          <table:table-cell office:value-type="float" office:value="0.132599994540215" calcext:value-type="float">
            <text:p>0.132599994540215</text:p>
          </table:table-cell>
        </table:table-row>
        <table:table-row table:style-name="ro1">
          <table:table-cell office:value-type="float" office:value="0.214839994907379" calcext:value-type="float">
            <text:p>0.214839994907379</text:p>
          </table:table-cell>
        </table:table-row>
        <table:table-row table:style-name="ro1">
          <table:table-cell office:value-type="float" office:value="0.301820009946823" calcext:value-type="float">
            <text:p>0.301820009946823</text:p>
          </table:table-cell>
        </table:table-row>
        <table:table-row table:style-name="ro1">
          <table:table-cell office:value-type="float" office:value="0.322539985179901" calcext:value-type="float">
            <text:p>0.322539985179901</text:p>
          </table:table-cell>
        </table:table-row>
        <table:table-row table:style-name="ro1">
          <table:table-cell office:value-type="float" office:value="0.315329998731613" calcext:value-type="float">
            <text:p>0.315329998731613</text:p>
          </table:table-cell>
        </table:table-row>
        <table:table-row table:style-name="ro1">
          <table:table-cell office:value-type="float" office:value="0.287770003080368" calcext:value-type="float">
            <text:p>0.287770003080368</text:p>
          </table:table-cell>
        </table:table-row>
        <table:table-row table:style-name="ro1">
          <table:table-cell office:value-type="float" office:value="0.256220012903213" calcext:value-type="float">
            <text:p>0.256220012903213</text:p>
          </table:table-cell>
        </table:table-row>
        <table:table-row table:style-name="ro1">
          <table:table-cell office:value-type="float" office:value="0.225679993629456" calcext:value-type="float">
            <text:p>0.225679993629456</text:p>
          </table:table-cell>
        </table:table-row>
        <table:table-row table:style-name="ro1">
          <table:table-cell office:value-type="float" office:value="0.198780000209808" calcext:value-type="float">
            <text:p>0.198780000209808</text:p>
          </table:table-cell>
        </table:table-row>
        <table:table-row table:style-name="ro1">
          <table:table-cell office:value-type="float" office:value="0.175050005316734" calcext:value-type="float">
            <text:p>0.175050005316734</text:p>
          </table:table-cell>
        </table:table-row>
        <table:table-row table:style-name="ro1">
          <table:table-cell office:value-type="float" office:value="0.154410004615784" calcext:value-type="float">
            <text:p>0.154410004615784</text:p>
          </table:table-cell>
        </table:table-row>
        <table:table-row table:style-name="ro1">
          <table:table-cell office:value-type="float" office:value="0.136810004711151" calcext:value-type="float">
            <text:p>0.136810004711151</text:p>
          </table:table-cell>
        </table:table-row>
        <table:table-row table:style-name="ro1">
          <table:table-cell office:value-type="float" office:value="0.121739998459816" calcext:value-type="float">
            <text:p>0.121739998459816</text:p>
          </table:table-cell>
        </table:table-row>
        <table:table-row table:style-name="ro1">
          <table:table-cell office:value-type="float" office:value="0.109269998967648" calcext:value-type="float">
            <text:p>0.109269998967648</text:p>
          </table:table-cell>
        </table:table-row>
        <table:table-row table:style-name="ro1">
          <table:table-cell office:value-type="float" office:value="0.098630003631115" calcext:value-type="float">
            <text:p>0.098630003631115</text:p>
          </table:table-cell>
        </table:table-row>
        <table:table-row table:style-name="ro1">
          <table:table-cell office:value-type="float" office:value="0.0891800001263619" calcext:value-type="float">
            <text:p>0.089180000126362</text:p>
          </table:table-cell>
        </table:table-row>
        <table:table-row table:style-name="ro1">
          <table:table-cell office:value-type="float" office:value="0.0807799994945526" calcext:value-type="float">
            <text:p>0.080779999494553</text:p>
          </table:table-cell>
        </table:table-row>
        <table:table-row table:style-name="ro1">
          <table:table-cell office:value-type="float" office:value="0.0733700022101402" calcext:value-type="float">
            <text:p>0.07337000221014</text:p>
          </table:table-cell>
        </table:table-row>
        <table:table-row table:style-name="ro1">
          <table:table-cell office:value-type="float" office:value="0.0667899996042252" calcext:value-type="float">
            <text:p>0.066789999604225</text:p>
          </table:table-cell>
        </table:table-row>
        <table:table-row table:style-name="ro1">
          <table:table-cell office:value-type="float" office:value="0.0609499998390675" calcext:value-type="float">
            <text:p>0.060949999839068</text:p>
          </table:table-cell>
        </table:table-row>
        <table:table-row table:style-name="ro1">
          <table:table-cell office:value-type="float" office:value="0.0557800009846687" calcext:value-type="float">
            <text:p>0.055780000984669</text:p>
          </table:table-cell>
        </table:table-row>
        <table:table-row table:style-name="ro1">
          <table:table-cell office:value-type="float" office:value="0.0511900000274181" calcext:value-type="float">
            <text:p>0.051190000027418</text:p>
          </table:table-cell>
        </table:table-row>
        <table:table-row table:style-name="ro1">
          <table:table-cell office:value-type="float" office:value="0.0471000000834465" calcext:value-type="float">
            <text:p>0.047100000083447</text:p>
          </table:table-cell>
        </table:table-row>
        <table:table-row table:style-name="ro1">
          <table:table-cell office:value-type="float" office:value="0.0434600003063679" calcext:value-type="float">
            <text:p>0.043460000306368</text:p>
          </table:table-cell>
        </table:table-row>
        <table:table-row table:style-name="ro1">
          <table:table-cell office:value-type="float" office:value="0.0402100011706352" calcext:value-type="float">
            <text:p>0.040210001170635</text:p>
          </table:table-cell>
        </table:table-row>
        <table:table-row table:style-name="ro1">
          <table:table-cell office:value-type="float" office:value="0.0372899994254112" calcext:value-type="float">
            <text:p>0.037289999425411</text:p>
          </table:table-cell>
        </table:table-row>
        <table:table-row table:style-name="ro1">
          <table:table-cell office:value-type="float" office:value="0.034680001437664" calcext:value-type="float">
            <text:p>0.034680001437664</text:p>
          </table:table-cell>
        </table:table-row>
        <table:table-row table:style-name="ro1">
          <table:table-cell office:value-type="float" office:value="0.0323299989104271" calcext:value-type="float">
            <text:p>0.032329998910427</text:p>
          </table:table-cell>
        </table:table-row>
        <table:table-row table:style-name="ro1">
          <table:table-cell office:value-type="float" office:value="0.0302200000733137" calcext:value-type="float">
            <text:p>0.030220000073314</text:p>
          </table:table-cell>
        </table:table-row>
        <table:table-row table:style-name="ro1">
          <table:table-cell office:value-type="float" office:value="0.0283100008964539" calcext:value-type="float">
            <text:p>0.028310000896454</text:p>
          </table:table-cell>
        </table:table-row>
        <table:table-row table:style-name="ro1">
          <table:table-cell office:value-type="float" office:value="0.0265800002962351" calcext:value-type="float">
            <text:p>0.026580000296235</text:p>
          </table:table-cell>
        </table:table-row>
        <table:table-row table:style-name="ro1">
          <table:table-cell office:value-type="float" office:value="0.0250100009143352" calcext:value-type="float">
            <text:p>0.025010000914335</text:p>
          </table:table-cell>
        </table:table-row>
        <table:table-row table:style-name="ro1">
          <table:table-cell office:value-type="float" office:value="0.0235799998044968" calcext:value-type="float">
            <text:p>0.023579999804497</text:p>
          </table:table-cell>
        </table:table-row>
        <table:table-row table:style-name="ro1">
          <table:table-cell office:value-type="float" office:value="0.0222699996083975" calcext:value-type="float">
            <text:p>0.022269999608398</text:p>
          </table:table-cell>
        </table:table-row>
        <table:table-row table:style-name="ro1">
          <table:table-cell office:value-type="float" office:value="0.0210699997842312" calcext:value-type="float">
            <text:p>0.021069999784231</text:p>
          </table:table-cell>
        </table:table-row>
        <table:table-row table:style-name="ro1">
          <table:table-cell office:value-type="float" office:value="0.0199900008738041" calcext:value-type="float">
            <text:p>0.019990000873804</text:p>
          </table:table-cell>
        </table:table-row>
        <table:table-row table:style-name="ro1">
          <table:table-cell office:value-type="float" office:value="0.0189900007098913" calcext:value-type="float">
            <text:p>0.018990000709891</text:p>
          </table:table-cell>
        </table:table-row>
        <table:table-row table:style-name="ro1">
          <table:table-cell office:value-type="float" office:value="0.0180699992924929" calcext:value-type="float">
            <text:p>0.018069999292493</text:p>
          </table:table-cell>
        </table:table-row>
        <table:table-row table:style-name="ro1">
          <table:table-cell office:value-type="float" office:value="0.017230000346899" calcext:value-type="float">
            <text:p>0.017230000346899</text:p>
          </table:table-cell>
        </table:table-row>
        <table:table-row table:style-name="ro1">
          <table:table-cell office:value-type="float" office:value="0.0164599996060133" calcext:value-type="float">
            <text:p>0.016459999606013</text:p>
          </table:table-cell>
        </table:table-row>
        <table:table-row table:style-name="ro1">
          <table:table-cell office:value-type="float" office:value="0.0157399997115135" calcext:value-type="float">
            <text:p>0.015739999711514</text:p>
          </table:table-cell>
        </table:table-row>
        <table:table-row table:style-name="ro1">
          <table:table-cell office:value-type="float" office:value="0.0150699997320771" calcext:value-type="float">
            <text:p>0.015069999732077</text:p>
          </table:table-cell>
        </table:table-row>
        <table:table-row table:style-name="ro1">
          <table:table-cell office:value-type="float" office:value="0.0144499996677041" calcext:value-type="float">
            <text:p>0.014449999667704</text:p>
          </table:table-cell>
        </table:table-row>
        <table:table-row table:style-name="ro1">
          <table:table-cell office:value-type="float" office:value="0.013880000449717" calcext:value-type="float">
            <text:p>0.013880000449717</text:p>
          </table:table-cell>
        </table:table-row>
        <table:table-row table:style-name="ro1">
          <table:table-cell office:value-type="float" office:value="0.0133400000631809" calcext:value-type="float">
            <text:p>0.013340000063181</text:p>
          </table:table-cell>
        </table:table-row>
        <table:table-row table:style-name="ro1">
          <table:table-cell office:value-type="float" office:value="0.0128699997439981" calcext:value-type="float">
            <text:p>0.012869999743998</text:p>
          </table:table-cell>
        </table:table-row>
        <table:table-row table:style-name="ro1">
          <table:table-cell office:value-type="float" office:value="0.0129500003531575" calcext:value-type="float">
            <text:p>0.012950000353158</text:p>
          </table:table-cell>
        </table:table-row>
        <table:table-row table:style-name="ro1">
          <table:table-cell office:value-type="float" office:value="0.0133699998259544" calcext:value-type="float">
            <text:p>0.013369999825955</text:p>
          </table:table-cell>
        </table:table-row>
        <table:table-row table:style-name="ro1">
          <table:table-cell office:value-type="float" office:value="0.0138400001451373" calcext:value-type="float">
            <text:p>0.013840000145137</text:p>
          </table:table-cell>
        </table:table-row>
        <table:table-row table:style-name="ro1">
          <table:table-cell office:value-type="float" office:value="0.0141700003296137" calcext:value-type="float">
            <text:p>0.014170000329614</text:p>
          </table:table-cell>
        </table:table-row>
        <table:table-row table:style-name="ro1">
          <table:table-cell office:value-type="float" office:value="0.0143400002270937" calcext:value-type="float">
            <text:p>0.014340000227094</text:p>
          </table:table-cell>
        </table:table-row>
        <table:table-row table:style-name="ro1">
          <table:table-cell office:value-type="float" office:value="0.0143499998375773" calcext:value-type="float">
            <text:p>0.014349999837577</text:p>
          </table:table-cell>
        </table:table-row>
        <table:table-row table:style-name="ro1">
          <table:table-cell office:value-type="float" office:value="0.0142599996179342" calcext:value-type="float">
            <text:p>0.014259999617934</text:p>
          </table:table-cell>
        </table:table-row>
        <table:table-row table:style-name="ro1">
          <table:table-cell office:value-type="float" office:value="0.0140699995681644" calcext:value-type="float">
            <text:p>0.014069999568164</text:p>
          </table:table-cell>
        </table:table-row>
        <table:table-row table:style-name="ro1">
          <table:table-cell office:value-type="float" office:value="0.0138199999928474" calcext:value-type="float">
            <text:p>0.013819999992848</text:p>
          </table:table-cell>
        </table:table-row>
        <table:table-row table:style-name="ro1">
          <table:table-cell office:value-type="float" office:value="0.0135199995711446" calcext:value-type="float">
            <text:p>0.013519999571145</text:p>
          </table:table-cell>
        </table:table-row>
        <table:table-row table:style-name="ro1">
          <table:table-cell office:value-type="float" office:value="0.0131999999284744" calcext:value-type="float">
            <text:p>0.013199999928475</text:p>
          </table:table-cell>
        </table:table-row>
        <table:table-row table:style-name="ro1">
          <table:table-cell office:value-type="float" office:value="0.0128499995917082" calcext:value-type="float">
            <text:p>0.012849999591708</text:p>
          </table:table-cell>
        </table:table-row>
        <table:table-row table:style-name="ro1">
          <table:table-cell office:value-type="float" office:value="0.0124899996444583" calcext:value-type="float">
            <text:p>0.012489999644458</text:p>
          </table:table-cell>
        </table:table-row>
        <table:table-row table:style-name="ro1">
          <table:table-cell office:value-type="float" office:value="0.0121200000867248" calcext:value-type="float">
            <text:p>0.012120000086725</text:p>
          </table:table-cell>
        </table:table-row>
        <table:table-row table:style-name="ro1">
          <table:table-cell office:value-type="float" office:value="0.0117600001394749" calcext:value-type="float">
            <text:p>0.011760000139475</text:p>
          </table:table-cell>
        </table:table-row>
        <table:table-row table:style-name="ro1">
          <table:table-cell office:value-type="float" office:value="0.011400000192225" calcext:value-type="float">
            <text:p>0.011400000192225</text:p>
          </table:table-cell>
        </table:table-row>
        <table:table-row table:style-name="ro1">
          <table:table-cell office:value-type="float" office:value="0.0110499998554587" calcext:value-type="float">
            <text:p>0.011049999855459</text:p>
          </table:table-cell>
        </table:table-row>
        <table:table-row table:style-name="ro1">
          <table:table-cell office:value-type="float" office:value="0.0107100000604987" calcext:value-type="float">
            <text:p>0.010710000060499</text:p>
          </table:table-cell>
        </table:table-row>
        <table:table-row table:style-name="ro1">
          <table:table-cell office:value-type="float" office:value="0.0103799998760223" calcext:value-type="float">
            <text:p>0.010379999876022</text:p>
          </table:table-cell>
        </table:table-row>
        <table:table-row table:style-name="ro1">
          <table:table-cell office:value-type="float" office:value="0.0100600002333522" calcext:value-type="float">
            <text:p>0.010060000233352</text:p>
          </table:table-cell>
        </table:table-row>
        <table:table-row table:style-name="ro1">
          <table:table-cell office:value-type="float" office:value="0.00975999981164932" calcext:value-type="float">
            <text:p>0.009759999811649</text:p>
          </table:table-cell>
        </table:table-row>
        <table:table-row table:style-name="ro1">
          <table:table-cell office:value-type="float" office:value="0.00946000032126904" calcext:value-type="float">
            <text:p>0.009460000321269</text:p>
          </table:table-cell>
        </table:table-row>
        <table:table-row table:style-name="ro1">
          <table:table-cell office:value-type="float" office:value="0.00918000005185604" calcext:value-type="float">
            <text:p>0.009180000051856</text:p>
          </table:table-cell>
        </table:table-row>
        <table:table-row table:style-name="ro1">
          <table:table-cell office:value-type="float" office:value="0.00891000032424927" calcext:value-type="float">
            <text:p>0.008910000324249</text:p>
          </table:table-cell>
        </table:table-row>
        <table:table-row table:style-name="ro1">
          <table:table-cell office:value-type="float" office:value="0.00863999966531992" calcext:value-type="float">
            <text:p>0.00863999966532</text:p>
          </table:table-cell>
        </table:table-row>
        <table:table-row table:style-name="ro1">
          <table:table-cell office:value-type="float" office:value="0.00839000009000302" calcext:value-type="float">
            <text:p>0.008390000090003</text:p>
          </table:table-cell>
        </table:table-row>
        <table:table-row table:style-name="ro1">
          <table:table-cell office:value-type="float" office:value="0.00815000012516975" calcext:value-type="float">
            <text:p>0.00815000012517</text:p>
          </table:table-cell>
        </table:table-row>
        <table:table-row table:style-name="ro1">
          <table:table-cell office:value-type="float" office:value="0.00791999977082014" calcext:value-type="float">
            <text:p>0.00791999977082</text:p>
          </table:table-cell>
        </table:table-row>
        <table:table-row table:style-name="ro1">
          <table:table-cell office:value-type="float" office:value="0.00768999988213182" calcext:value-type="float">
            <text:p>0.007689999882132</text:p>
          </table:table-cell>
        </table:table-row>
        <table:table-row table:style-name="ro1">
          <table:table-cell office:value-type="float" office:value="0.00748000014573336" calcext:value-type="float">
            <text:p>0.007480000145733</text:p>
          </table:table-cell>
        </table:table-row>
        <table:table-row table:style-name="ro1">
          <table:table-cell office:value-type="float" office:value="0.00728000001981854" calcext:value-type="float">
            <text:p>0.007280000019819</text:p>
          </table:table-cell>
        </table:table-row>
        <table:table-row table:style-name="ro1">
          <table:table-cell office:value-type="float" office:value="0.00708999997004867" calcext:value-type="float">
            <text:p>0.007089999970049</text:p>
          </table:table-cell>
        </table:table-row>
        <table:table-row table:style-name="ro1">
          <table:table-cell office:value-type="float" office:value="0.00689999992027879" calcext:value-type="float">
            <text:p>0.006899999920279</text:p>
          </table:table-cell>
        </table:table-row>
        <table:table-row table:style-name="ro1">
          <table:table-cell office:value-type="float" office:value="0.00671999994665384" calcext:value-type="float">
            <text:p>0.006719999946654</text:p>
          </table:table-cell>
        </table:table-row>
        <table:table-row table:style-name="ro1">
          <table:table-cell office:value-type="float" office:value="0.00655000004917383" calcext:value-type="float">
            <text:p>0.006550000049174</text:p>
          </table:table-cell>
        </table:table-row>
        <table:table-row table:style-name="ro1">
          <table:table-cell office:value-type="float" office:value="0.00639000022783876" calcext:value-type="float">
            <text:p>0.006390000227839</text:p>
          </table:table-cell>
        </table:table-row>
        <table:table-row table:style-name="ro1">
          <table:table-cell office:value-type="float" office:value="0.00624000001698732" calcext:value-type="float">
            <text:p>0.006240000016987</text:p>
          </table:table-cell>
        </table:table-row>
        <table:table-row table:style-name="ro1">
          <table:table-cell office:value-type="float" office:value="0.00608999980613589" calcext:value-type="float">
            <text:p>0.006089999806136</text:p>
          </table:table-cell>
        </table:table-row>
        <table:table-row table:style-name="ro1">
          <table:table-cell office:value-type="float" office:value="0.00595000013709068" calcext:value-type="float">
            <text:p>0.005950000137091</text:p>
          </table:table-cell>
        </table:table-row>
        <table:table-row table:style-name="ro1">
          <table:table-cell office:value-type="float" office:value="0.00581000000238419" calcext:value-type="float">
            <text:p>0.005810000002384</text:p>
          </table:table-cell>
        </table:table-row>
        <table:table-row table:style-name="ro1">
          <table:table-cell office:value-type="float" office:value="0.00567999994382262" calcext:value-type="float">
            <text:p>0.005679999943823</text:p>
          </table:table-cell>
        </table:table-row>
        <table:table-row table:style-name="ro1">
          <table:table-cell office:value-type="float" office:value="0.00554999988526106" calcext:value-type="float">
            <text:p>0.005549999885261</text:p>
          </table:table-cell>
        </table:table-row>
        <table:table-row table:style-name="ro1">
          <table:table-cell office:value-type="float" office:value="0.00542999990284443" calcext:value-type="float">
            <text:p>0.005429999902844</text:p>
          </table:table-cell>
        </table:table-row>
        <table:table-row table:style-name="ro1">
          <table:table-cell office:value-type="float" office:value="0.00531999999657273" calcext:value-type="float">
            <text:p>0.005319999996573</text:p>
          </table:table-cell>
        </table:table-row>
        <table:table-row table:style-name="ro1">
          <table:table-cell office:value-type="float" office:value="0.00521000009030104" calcext:value-type="float">
            <text:p>0.005210000090301</text:p>
          </table:table-cell>
        </table:table-row>
        <table:table-row table:style-name="ro1">
          <table:table-cell office:value-type="float" office:value="0.00510000018402934" calcext:value-type="float">
            <text:p>0.005100000184029</text:p>
          </table:table-cell>
        </table:table-row>
        <table:table-row table:style-name="ro1">
          <table:table-cell office:value-type="float" office:value="0.00499999988824129" calcext:value-type="float">
            <text:p>0.004999999888241</text:p>
          </table:table-cell>
        </table:table-row>
        <table:table-row table:style-name="ro1">
          <table:table-cell office:value-type="float" office:value="0.00490000005811453" calcext:value-type="float">
            <text:p>0.004900000058115</text:p>
          </table:table-cell>
        </table:table-row>
        <table:table-row table:style-name="ro1">
          <table:table-cell office:value-type="float" office:value="0.00480999983847141" calcext:value-type="float">
            <text:p>0.004809999838471</text:p>
          </table:table-cell>
        </table:table-row>
        <table:table-row table:style-name="ro1">
          <table:table-cell office:value-type="float" office:value="0.00472000008448958" calcext:value-type="float">
            <text:p>0.00472000008449</text:p>
          </table:table-cell>
        </table:table-row>
        <table:table-row table:style-name="ro1">
          <table:table-cell office:value-type="float" office:value="0.00462999986484647" calcext:value-type="float">
            <text:p>0.004629999864846</text:p>
          </table:table-cell>
        </table:table-row>
        <table:table-row table:style-name="ro1">
          <table:table-cell office:value-type="float" office:value="0.00455000018700957" calcext:value-type="float">
            <text:p>0.00455000018701</text:p>
          </table:table-cell>
        </table:table-row>
        <table:table-row table:style-name="ro1">
          <table:table-cell office:value-type="float" office:value="0.00447000004351139" calcext:value-type="float">
            <text:p>0.004470000043511</text:p>
          </table:table-cell>
        </table:table-row>
        <table:table-row table:style-name="ro1">
          <table:table-cell office:value-type="float" office:value="0.00438999990001321" calcext:value-type="float">
            <text:p>0.004389999900013</text:p>
          </table:table-cell>
        </table:table-row>
        <table:table-row table:style-name="ro1">
          <table:table-cell office:value-type="float" office:value="0.00431000022217631" calcext:value-type="float">
            <text:p>0.004310000222176</text:p>
          </table:table-cell>
        </table:table-row>
        <table:table-row table:style-name="ro1">
          <table:table-cell office:value-type="float" office:value="0.00424000015482307" calcext:value-type="float">
            <text:p>0.004240000154823</text:p>
          </table:table-cell>
        </table:table-row>
        <table:table-row table:style-name="ro1">
          <table:table-cell office:value-type="float" office:value="0.00417000008746982" calcext:value-type="float">
            <text:p>0.00417000008747</text:p>
          </table:table-cell>
        </table:table-row>
        <table:table-row table:style-name="ro1">
          <table:table-cell office:value-type="float" office:value="0.0041100000962615" calcext:value-type="float">
            <text:p>0.004110000096262</text:p>
          </table:table-cell>
        </table:table-row>
        <table:table-row table:style-name="ro1">
          <table:table-cell office:value-type="float" office:value="0.00404000002890825" calcext:value-type="float">
            <text:p>0.004040000028908</text:p>
          </table:table-cell>
        </table:table-row>
        <table:table-row table:style-name="ro1">
          <table:table-cell office:value-type="float" office:value="0.00398000003769994" calcext:value-type="float">
            <text:p>0.0039800000377</text:p>
          </table:table-cell>
        </table:table-row>
        <table:table-row table:style-name="ro1">
          <table:table-cell office:value-type="float" office:value="0.00392000004649162" calcext:value-type="float">
            <text:p>0.003920000046492</text:p>
          </table:table-cell>
        </table:table-row>
        <table:table-row table:style-name="ro1">
          <table:table-cell office:value-type="float" office:value="0.00386000005528331" calcext:value-type="float">
            <text:p>0.003860000055283</text:p>
          </table:table-cell>
        </table:table-row>
        <table:table-row table:style-name="ro1">
          <table:table-cell office:value-type="float" office:value="0.00380999990738928" calcext:value-type="float">
            <text:p>0.003809999907389</text:p>
          </table:table-cell>
        </table:table-row>
        <table:table-row table:style-name="ro1">
          <table:table-cell office:value-type="float" office:value="0.00374999991618097" calcext:value-type="float">
            <text:p>0.003749999916181</text:p>
          </table:table-cell>
        </table:table-row>
        <table:table-row table:style-name="ro1">
          <table:table-cell office:value-type="float" office:value="0.00370000000111759" calcext:value-type="float">
            <text:p>0.003700000001118</text:p>
          </table:table-cell>
        </table:table-row>
        <table:table-row table:style-name="ro1">
          <table:table-cell office:value-type="float" office:value="0.00365000008605421" calcext:value-type="float">
            <text:p>0.003650000086054</text:p>
          </table:table-cell>
        </table:table-row>
        <table:table-row table:style-name="ro1">
          <table:table-cell office:value-type="float" office:value="0.00359999993816018" calcext:value-type="float">
            <text:p>0.00359999993816</text:p>
          </table:table-cell>
        </table:table-row>
        <table:table-row table:style-name="ro1">
          <table:table-cell office:value-type="float" office:value="0.0035500000230968" calcext:value-type="float">
            <text:p>0.003550000023097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46000003628433" calcext:value-type="float">
            <text:p>0.003460000036284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00000949949" calcext:value-type="float">
            <text:p>0.002000000094995</text:p>
          </table:table-cell>
        </table:table-row>
        <table:table-row table:style-name="ro1">
          <table:table-cell office:value-type="float" office:value="0.00199000001884997" calcext:value-type="float">
            <text:p>0.00199000001885</text:p>
          </table:table-cell>
        </table:table-row>
        <table:table-row table:style-name="ro1">
          <table:table-cell office:value-type="float" office:value="0.00197999994270504" calcext:value-type="float">
            <text:p>0.001979999942705</text:p>
          </table:table-cell>
        </table:table-row>
        <table:table-row table:style-name="ro1">
          <table:table-cell office:value-type="float" office:value="0.00197000009939075" calcext:value-type="float">
            <text:p>0.001970000099391</text:p>
          </table:table-cell>
        </table:table-row>
        <table:table-row table:style-name="ro1">
          <table:table-cell office:value-type="float" office:value="0.00196000002324581" calcext:value-type="float">
            <text:p>0.001960000023246</text:p>
          </table:table-cell>
        </table:table-row>
        <table:table-row table:style-name="ro1">
          <table:table-cell office:value-type="float" office:value="0.00196000002324581" calcext:value-type="float">
            <text:p>0.001960000023246</text:p>
          </table:table-cell>
        </table:table-row>
        <table:table-row table:style-name="ro1">
          <table:table-cell office:value-type="float" office:value="0.00194999994710088" calcext:value-type="float">
            <text:p>0.001949999947101</text:p>
          </table:table-cell>
        </table:table-row>
        <table:table-row table:style-name="ro1">
          <table:table-cell office:value-type="float" office:value="0.00193999998737127" calcext:value-type="float">
            <text:p>0.001939999987371</text:p>
          </table:table-cell>
        </table:table-row>
        <table:table-row table:style-name="ro1">
          <table:table-cell office:value-type="float" office:value="0.00193000002764165" calcext:value-type="float">
            <text:p>0.001930000027642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19000000320375" calcext:value-type="float">
            <text:p>0.001900000032038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7999999616295" calcext:value-type="float">
            <text:p>0.00187999999616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5999996028841" calcext:value-type="float">
            <text:p>0.001859999960288</text:p>
          </table:table-cell>
        </table:table-row>
        <table:table-row table:style-name="ro1">
          <table:table-cell office:value-type="float" office:value="0.00185000000055879" calcext:value-type="float">
            <text:p>0.001850000000559</text:p>
          </table:table-cell>
        </table:table-row>
        <table:table-row table:style-name="ro1">
          <table:table-cell office:value-type="float" office:value="0.00185000000055879" calcext:value-type="float">
            <text:p>0.001850000000559</text:p>
          </table:table-cell>
        </table:table-row>
        <table:table-row table:style-name="ro1">
          <table:table-cell office:value-type="float" office:value="0.00184000004082918" calcext:value-type="float">
            <text:p>0.001840000040829</text:p>
          </table:table-cell>
        </table:table-row>
        <table:table-row table:style-name="ro1">
          <table:table-cell office:value-type="float" office:value="0.00182999996468425" calcext:value-type="float">
            <text:p>0.001829999964684</text:p>
          </table:table-cell>
        </table:table-row>
        <table:table-row table:style-name="ro1">
          <table:table-cell office:value-type="float" office:value="0.00182999996468425" calcext:value-type="float">
            <text:p>0.001829999964684</text:p>
          </table:table-cell>
        </table:table-row>
        <table:table-row table:style-name="ro1">
          <table:table-cell office:value-type="float" office:value="0.00182000000495464" calcext:value-type="float">
            <text:p>0.001820000004955</text:p>
          </table:table-cell>
        </table:table-row>
        <table:table-row table:style-name="ro1">
          <table:table-cell office:value-type="float" office:value="0.00181000004522502" calcext:value-type="float">
            <text:p>0.001810000045225</text:p>
          </table:table-cell>
        </table:table-row>
        <table:table-row table:style-name="ro1">
          <table:table-cell office:value-type="float" office:value="0.00181000004522502" calcext:value-type="float">
            <text:p>0.001810000045225</text:p>
          </table:table-cell>
        </table:table-row>
        <table:table-row table:style-name="ro1">
          <table:table-cell office:value-type="float" office:value="0.00179999996908009" calcext:value-type="float">
            <text:p>0.00179999996908</text:p>
          </table:table-cell>
        </table:table-row>
        <table:table-row table:style-name="ro1">
          <table:table-cell office:value-type="float" office:value="0.00179999996908009" calcext:value-type="float">
            <text:p>0.00179999996908</text:p>
          </table:table-cell>
        </table:table-row>
        <table:table-row table:style-name="ro1">
          <table:table-cell office:value-type="float" office:value="0.00179000000935048" calcext:value-type="float">
            <text:p>0.00179000000935</text:p>
          </table:table-cell>
        </table:table-row>
        <table:table-row table:style-name="ro1">
          <table:table-cell office:value-type="float" office:value="0.00178000004962087" calcext:value-type="float">
            <text:p>0.001780000049621</text:p>
          </table:table-cell>
        </table:table-row>
        <table:table-row table:style-name="ro1">
          <table:table-cell office:value-type="float" office:value="0.00178000004962087" calcext:value-type="float">
            <text:p>0.001780000049621</text:p>
          </table:table-cell>
        </table:table-row>
        <table:table-row table:style-name="ro1">
          <table:table-cell office:value-type="float" office:value="0.00176999997347593" calcext:value-type="float">
            <text:p>0.001769999973476</text:p>
          </table:table-cell>
        </table:table-row>
        <table:table-row table:style-name="ro1">
          <table:table-cell office:value-type="float" office:value="0.00176999997347593" calcext:value-type="float">
            <text:p>0.001769999973476</text:p>
          </table:table-cell>
        </table:table-row>
        <table:table-row table:style-name="ro1">
          <table:table-cell office:value-type="float" office:value="0.00176000001374632" calcext:value-type="float">
            <text:p>0.001760000013746</text:p>
          </table:table-cell>
        </table:table-row>
        <table:table-row table:style-name="ro1">
          <table:table-cell office:value-type="float" office:value="0.00176000001374632" calcext:value-type="float">
            <text:p>0.001760000013746</text:p>
          </table:table-cell>
        </table:table-row>
        <table:table-row table:style-name="ro1">
          <table:table-cell office:value-type="float" office:value="0.00175000005401671" calcext:value-type="float">
            <text:p>0.001750000054017</text:p>
          </table:table-cell>
        </table:table-row>
        <table:table-row table:style-name="ro1">
          <table:table-cell office:value-type="float" office:value="0.00175000005401671" calcext:value-type="float">
            <text:p>0.001750000054017</text:p>
          </table:table-cell>
        </table:table-row>
        <table:table-row table:style-name="ro1">
          <table:table-cell office:value-type="float" office:value="0.00173999997787178" calcext:value-type="float">
            <text:p>0.001739999977872</text:p>
          </table:table-cell>
        </table:table-row>
        <table:table-row table:style-name="ro1">
          <table:table-cell office:value-type="float" office:value="0.00173999997787178" calcext:value-type="float">
            <text:p>0.001739999977872</text:p>
          </table:table-cell>
        </table:table-row>
        <table:table-row table:style-name="ro1">
          <table:table-cell office:value-type="float" office:value="0.00173000001814216" calcext:value-type="float">
            <text:p>0.001730000018142</text:p>
          </table:table-cell>
        </table:table-row>
        <table:table-row table:style-name="ro1">
          <table:table-cell office:value-type="float" office:value="0.00173000001814216" calcext:value-type="float">
            <text:p>0.001730000018142</text:p>
          </table:table-cell>
        </table:table-row>
        <table:table-row table:style-name="ro1">
          <table:table-cell office:value-type="float" office:value="0.00171999994199723" calcext:value-type="float">
            <text:p>0.001719999941997</text:p>
          </table:table-cell>
        </table:table-row>
        <table:table-row table:style-name="ro1">
          <table:table-cell office:value-type="float" office:value="0.00171999994199723" calcext:value-type="float">
            <text:p>0.001719999941997</text:p>
          </table:table-cell>
        </table:table-row>
        <table:table-row table:style-name="ro1">
          <table:table-cell office:value-type="float" office:value="0.00170999998226762" calcext:value-type="float">
            <text:p>0.001709999982268</text:p>
          </table:table-cell>
        </table:table-row>
        <table:table-row table:style-name="ro1">
          <table:table-cell office:value-type="float" office:value="0.00170999998226762" calcext:value-type="float">
            <text:p>0.001709999982268</text:p>
          </table:table-cell>
        </table:table-row>
        <table:table-row table:style-name="ro1">
          <table:table-cell office:value-type="float" office:value="0.00170000002253801" calcext:value-type="float">
            <text:p>0.001700000022538</text:p>
          </table:table-cell>
        </table:table-row>
        <table:table-row table:style-name="ro1">
          <table:table-cell office:value-type="float" office:value="0.00170000002253801" calcext:value-type="float">
            <text:p>0.001700000022538</text:p>
          </table:table-cell>
        </table:table-row>
        <table:table-row table:style-name="ro1">
          <table:table-cell office:value-type="float" office:value="0.00168999994639307" calcext:value-type="float">
            <text:p>0.001689999946393</text:p>
          </table:table-cell>
        </table:table-row>
        <table:table-row table:style-name="ro1">
          <table:table-cell office:value-type="float" office:value="0.00168999994639307" calcext:value-type="float">
            <text:p>0.001689999946393</text:p>
          </table:table-cell>
        </table:table-row>
        <table:table-row table:style-name="ro1">
          <table:table-cell office:value-type="float" office:value="0.00167999998666346" calcext:value-type="float">
            <text:p>0.001679999986663</text:p>
          </table:table-cell>
        </table:table-row>
        <table:table-row table:style-name="ro1">
          <table:table-cell office:value-type="float" office:value="0.00167999998666346" calcext:value-type="float">
            <text:p>0.001679999986663</text:p>
          </table:table-cell>
        </table:table-row>
        <table:table-row table:style-name="ro1">
          <table:table-cell office:value-type="float" office:value="0.00167999998666346" calcext:value-type="float">
            <text:p>0.001679999986663</text:p>
          </table:table-cell>
        </table:table-row>
        <table:table-row table:style-name="ro1">
          <table:table-cell office:value-type="float" office:value="0.00167000002693385" calcext:value-type="float">
            <text:p>0.001670000026934</text:p>
          </table:table-cell>
        </table:table-row>
        <table:table-row table:style-name="ro1">
          <table:table-cell office:value-type="float" office:value="0.00167000002693385" calcext:value-type="float">
            <text:p>0.001670000026934</text:p>
          </table:table-cell>
        </table:table-row>
        <table:table-row table:style-name="ro1">
          <table:table-cell office:value-type="float" office:value="0.00165999995078892" calcext:value-type="float">
            <text:p>0.001659999950789</text:p>
          </table:table-cell>
        </table:table-row>
        <table:table-row table:style-name="ro1">
          <table:table-cell office:value-type="float" office:value="0.00165999995078892" calcext:value-type="float">
            <text:p>0.001659999950789</text:p>
          </table:table-cell>
        </table:table-row>
        <table:table-row table:style-name="ro1">
          <table:table-cell office:value-type="float" office:value="0.0016499999910593" calcext:value-type="float">
            <text:p>0.001649999991059</text:p>
          </table:table-cell>
        </table:table-row>
        <table:table-row table:style-name="ro1">
          <table:table-cell office:value-type="float" office:value="0.0016499999910593" calcext:value-type="float">
            <text:p>0.001649999991059</text:p>
          </table:table-cell>
        </table:table-row>
        <table:table-row table:style-name="ro1">
          <table:table-cell office:value-type="float" office:value="0.00164000003132969" calcext:value-type="float">
            <text:p>0.00164000003133</text:p>
          </table:table-cell>
        </table:table-row>
        <table:table-row table:style-name="ro1">
          <table:table-cell office:value-type="float" office:value="0.00164000003132969" calcext:value-type="float">
            <text:p>0.00164000003133</text:p>
          </table:table-cell>
        </table:table-row>
        <table:table-row table:style-name="ro1">
          <table:table-cell office:value-type="float" office:value="0.00164000003132969" calcext:value-type="float">
            <text:p>0.00164000003133</text:p>
          </table:table-cell>
        </table:table-row>
        <table:table-row table:style-name="ro1">
          <table:table-cell office:value-type="float" office:value="0.00162999995518476" calcext:value-type="float">
            <text:p>0.001629999955185</text:p>
          </table:table-cell>
        </table:table-row>
        <table:table-row table:style-name="ro1">
          <table:table-cell office:value-type="float" office:value="0.00162999995518476" calcext:value-type="float">
            <text:p>0.001629999955185</text:p>
          </table:table-cell>
        </table:table-row>
        <table:table-row table:style-name="ro1">
          <table:table-cell office:value-type="float" office:value="0.00161999999545515" calcext:value-type="float">
            <text:p>0.001619999995455</text:p>
          </table:table-cell>
        </table:table-row>
        <table:table-row table:style-name="ro1">
          <table:table-cell office:value-type="float" office:value="0.00161999999545515" calcext:value-type="float">
            <text:p>0.001619999995455</text:p>
          </table:table-cell>
        </table:table-row>
        <table:table-row table:style-name="ro1">
          <table:table-cell office:value-type="float" office:value="0.00161000003572553" calcext:value-type="float">
            <text:p>0.001610000035726</text:p>
          </table:table-cell>
        </table:table-row>
        <table:table-row table:style-name="ro1">
          <table:table-cell office:value-type="float" office:value="0.00161000003572553" calcext:value-type="float">
            <text:p>0.001610000035726</text:p>
          </table:table-cell>
        </table:table-row>
        <table:table-row table:style-name="ro1">
          <table:table-cell office:value-type="float" office:value="0.00161000003572553" calcext:value-type="float">
            <text:p>0.001610000035726</text:p>
          </table:table-cell>
        </table:table-row>
        <table:table-row table:style-name="ro1">
          <table:table-cell office:value-type="float" office:value="0.0015999999595806" calcext:value-type="float">
            <text:p>0.001599999959581</text:p>
          </table:table-cell>
        </table:table-row>
        <table:table-row table:style-name="ro1">
          <table:table-cell office:value-type="float" office:value="0.0015999999595806" calcext:value-type="float">
            <text:p>0.001599999959581</text:p>
          </table:table-cell>
        </table:table-row>
        <table:table-row table:style-name="ro1">
          <table:table-cell office:value-type="float" office:value="0.00158999999985099" calcext:value-type="float">
            <text:p>0.001589999999851</text:p>
          </table:table-cell>
        </table:table-row>
        <table:table-row table:style-name="ro1">
          <table:table-cell office:value-type="float" office:value="0.00158999999985099" calcext:value-type="float">
            <text:p>0.001589999999851</text:p>
          </table:table-cell>
        </table:table-row>
        <table:table-row table:style-name="ro1">
          <table:table-cell office:value-type="float" office:value="0.00158999999985099" calcext:value-type="float">
            <text:p>0.001589999999851</text:p>
          </table:table-cell>
        </table:table-row>
        <table:table-row table:style-name="ro1">
          <table:table-cell office:value-type="float" office:value="0.00158000004012138" calcext:value-type="float">
            <text:p>0.001580000040121</text:p>
          </table:table-cell>
        </table:table-row>
        <table:table-row table:style-name="ro1">
          <table:table-cell office:value-type="float" office:value="0.00158000004012138" calcext:value-type="float">
            <text:p>0.001580000040121</text:p>
          </table:table-cell>
        </table:table-row>
        <table:table-row table:style-name="ro1">
          <table:table-cell office:value-type="float" office:value="0.00158000004012138" calcext:value-type="float">
            <text:p>0.001580000040121</text:p>
          </table:table-cell>
        </table:table-row>
        <table:table-row table:style-name="ro1">
          <table:table-cell office:value-type="float" office:value="0.00158000004012138" calcext:value-type="float">
            <text:p>0.001580000040121</text:p>
          </table:table-cell>
        </table:table-row>
        <table:table-row table:style-name="ro1">
          <table:table-cell office:value-type="float" office:value="0.00156999996397644" calcext:value-type="float">
            <text:p>0.001569999963976</text:p>
          </table:table-cell>
        </table:table-row>
        <table:table-row table:style-name="ro1">
          <table:table-cell office:value-type="float" office:value="0.00156999996397644" calcext:value-type="float">
            <text:p>0.001569999963976</text:p>
          </table:table-cell>
        </table:table-row>
        <table:table-row table:style-name="ro1">
          <table:table-cell office:value-type="float" office:value="0.00156999996397644" calcext:value-type="float">
            <text:p>0.001569999963976</text:p>
          </table:table-cell>
        </table:table-row>
        <table:table-row table:style-name="ro1">
          <table:table-cell office:value-type="float" office:value="0.00156999996397644" calcext:value-type="float">
            <text:p>0.001569999963976</text:p>
          </table:table-cell>
        </table:table-row>
        <table:table-row table:style-name="ro1">
          <table:table-cell office:value-type="float" office:value="0.00156999996397644" calcext:value-type="float">
            <text:p>0.001569999963976</text:p>
          </table:table-cell>
        </table:table-row>
        <table:table-row table:style-name="ro1">
          <table:table-cell office:value-type="float" office:value="0.00158000004012138" calcext:value-type="float">
            <text:p>0.001580000040121</text:p>
          </table:table-cell>
        </table:table-row>
        <table:table-row table:style-name="ro1">
          <table:table-cell office:value-type="float" office:value="0.0015999999595806" calcext:value-type="float">
            <text:p>0.001599999959581</text:p>
          </table:table-cell>
        </table:table-row>
        <table:table-row table:style-name="ro1">
          <table:table-cell office:value-type="float" office:value="0.00162999995518476" calcext:value-type="float">
            <text:p>0.001629999955185</text:p>
          </table:table-cell>
        </table:table-row>
        <table:table-row table:style-name="ro1">
          <table:table-cell office:value-type="float" office:value="0.00167999998666346" calcext:value-type="float">
            <text:p>0.001679999986663</text:p>
          </table:table-cell>
        </table:table-row>
        <table:table-row table:style-name="ro1">
          <table:table-cell office:value-type="float" office:value="0.00173999997787178" calcext:value-type="float">
            <text:p>0.001739999977872</text:p>
          </table:table-cell>
        </table:table-row>
        <table:table-row table:style-name="ro1">
          <table:table-cell office:value-type="float" office:value="0.00184000004082918" calcext:value-type="float">
            <text:p>0.001840000040829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432999990880489" calcext:value-type="float">
            <text:p>0.004329999908805</text:p>
          </table:table-cell>
        </table:table-row>
        <table:table-row table:style-name="ro1">
          <table:table-cell office:value-type="float" office:value="0.00504000019282103" calcext:value-type="float">
            <text:p>0.005040000192821</text:p>
          </table:table-cell>
        </table:table-row>
        <table:table-row table:style-name="ro1">
          <table:table-cell office:value-type="float" office:value="0.00558000011369586" calcext:value-type="float">
            <text:p>0.005580000113696</text:p>
          </table:table-cell>
        </table:table-row>
        <table:table-row table:style-name="ro1">
          <table:table-cell office:value-type="float" office:value="0.00712000019848347" calcext:value-type="float">
            <text:p>0.007120000198483</text:p>
          </table:table-cell>
        </table:table-row>
        <table:table-row table:style-name="ro1">
          <table:table-cell office:value-type="float" office:value="0.0112199997529388" calcext:value-type="float">
            <text:p>0.011219999752939</text:p>
          </table:table-cell>
        </table:table-row>
        <table:table-row table:style-name="ro1">
          <table:table-cell office:value-type="float" office:value="0.0147399995476007" calcext:value-type="float">
            <text:p>0.014739999547601</text:p>
          </table:table-cell>
        </table:table-row>
        <table:table-row table:style-name="ro1">
          <table:table-cell office:value-type="float" office:value="0.0173599999397993" calcext:value-type="float">
            <text:p>0.017359999939799</text:p>
          </table:table-cell>
        </table:table-row>
        <table:table-row table:style-name="ro1">
          <table:table-cell office:value-type="float" office:value="0.0203499998897314" calcext:value-type="float">
            <text:p>0.020349999889732</text:p>
          </table:table-cell>
        </table:table-row>
        <table:table-row table:style-name="ro1">
          <table:table-cell office:value-type="float" office:value="0.0265900008380413" calcext:value-type="float">
            <text:p>0.026590000838041</text:p>
          </table:table-cell>
        </table:table-row>
        <table:table-row table:style-name="ro1">
          <table:table-cell office:value-type="float" office:value="0.030850000679493" calcext:value-type="float">
            <text:p>0.030850000679493</text:p>
          </table:table-cell>
        </table:table-row>
        <table:table-row table:style-name="ro1">
          <table:table-cell office:value-type="float" office:value="0.0333600006997585" calcext:value-type="float">
            <text:p>0.033360000699759</text:p>
          </table:table-cell>
        </table:table-row>
        <table:table-row table:style-name="ro1">
          <table:table-cell office:value-type="float" office:value="0.0343899987637997" calcext:value-type="float">
            <text:p>0.0343899987638</text:p>
          </table:table-cell>
        </table:table-row>
        <table:table-row table:style-name="ro1">
          <table:table-cell office:value-type="float" office:value="0.0376800000667572" calcext:value-type="float">
            <text:p>0.037680000066757</text:p>
          </table:table-cell>
        </table:table-row>
        <table:table-row table:style-name="ro1">
          <table:table-cell office:value-type="float" office:value="0.0442899987101555" calcext:value-type="float">
            <text:p>0.044289998710156</text:p>
          </table:table-cell>
        </table:table-row>
        <table:table-row table:style-name="ro1">
          <table:table-cell office:value-type="float" office:value="0.0497800000011921" calcext:value-type="float">
            <text:p>0.049780000001192</text:p>
          </table:table-cell>
        </table:table-row>
        <table:table-row table:style-name="ro1">
          <table:table-cell office:value-type="float" office:value="0.0557500012218952" calcext:value-type="float">
            <text:p>0.055750001221895</text:p>
          </table:table-cell>
        </table:table-row>
        <table:table-row table:style-name="ro1">
          <table:table-cell office:value-type="float" office:value="0.0843499973416328" calcext:value-type="float">
            <text:p>0.084349997341633</text:p>
          </table:table-cell>
        </table:table-row>
        <table:table-row table:style-name="ro1">
          <table:table-cell office:value-type="float" office:value="0.159979999065399" calcext:value-type="float">
            <text:p>0.159979999065399</text:p>
          </table:table-cell>
        </table:table-row>
        <table:table-row table:style-name="ro1">
          <table:table-cell office:value-type="float" office:value="0.204730004072189" calcext:value-type="float">
            <text:p>0.204730004072189</text:p>
          </table:table-cell>
        </table:table-row>
        <table:table-row table:style-name="ro1">
          <table:table-cell office:value-type="float" office:value="0.211590006947517" calcext:value-type="float">
            <text:p>0.211590006947517</text:p>
          </table:table-cell>
        </table:table-row>
        <table:table-row table:style-name="ro1">
          <table:table-cell office:value-type="float" office:value="0.213129997253418" calcext:value-type="float">
            <text:p>0.213129997253418</text:p>
          </table:table-cell>
        </table:table-row>
        <table:table-row table:style-name="ro1">
          <table:table-cell office:value-type="float" office:value="0.343160003423691" calcext:value-type="float">
            <text:p>0.343160003423691</text:p>
          </table:table-cell>
        </table:table-row>
        <table:table-row table:style-name="ro1">
          <table:table-cell office:value-type="float" office:value="0.481160014867783" calcext:value-type="float">
            <text:p>0.481160014867783</text:p>
          </table:table-cell>
        </table:table-row>
        <table:table-row table:style-name="ro1">
          <table:table-cell office:value-type="float" office:value="0.460570007562637" calcext:value-type="float">
            <text:p>0.460570007562637</text:p>
          </table:table-cell>
        </table:table-row>
        <table:table-row table:style-name="ro1">
          <table:table-cell office:value-type="float" office:value="0.432649999856949" calcext:value-type="float">
            <text:p>0.432649999856949</text:p>
          </table:table-cell>
        </table:table-row>
        <table:table-row table:style-name="ro1">
          <table:table-cell office:value-type="float" office:value="0.397590011358261" calcext:value-type="float">
            <text:p>0.397590011358261</text:p>
          </table:table-cell>
        </table:table-row>
        <table:table-row table:style-name="ro1">
          <table:table-cell office:value-type="float" office:value="0.348379999399185" calcext:value-type="float">
            <text:p>0.348379999399185</text:p>
          </table:table-cell>
        </table:table-row>
        <table:table-row table:style-name="ro1">
          <table:table-cell office:value-type="float" office:value="0.308660000562668" calcext:value-type="float">
            <text:p>0.308660000562668</text:p>
          </table:table-cell>
        </table:table-row>
        <table:table-row table:style-name="ro1">
          <table:table-cell office:value-type="float" office:value="0.433340013027191" calcext:value-type="float">
            <text:p>0.433340013027191</text:p>
          </table:table-cell>
        </table:table-row>
        <table:table-row table:style-name="ro1">
          <table:table-cell office:value-type="float" office:value="1.14468002319336" calcext:value-type="float">
            <text:p>1.14468002319336</text:p>
          </table:table-cell>
        </table:table-row>
        <table:table-row table:style-name="ro1">
          <table:table-cell office:value-type="float" office:value="1.11765003204346" calcext:value-type="float">
            <text:p>1.11765003204346</text:p>
          </table:table-cell>
        </table:table-row>
        <table:table-row table:style-name="ro1">
          <table:table-cell office:value-type="float" office:value="0.885689973831177" calcext:value-type="float">
            <text:p>0.885689973831177</text:p>
          </table:table-cell>
        </table:table-row>
        <table:table-row table:style-name="ro1">
          <table:table-cell office:value-type="float" office:value="0.694779992103577" calcext:value-type="float">
            <text:p>0.694779992103577</text:p>
          </table:table-cell>
        </table:table-row>
        <table:table-row table:style-name="ro1">
          <table:table-cell office:value-type="float" office:value="0.565249979496002" calcext:value-type="float">
            <text:p>0.565249979496002</text:p>
          </table:table-cell>
        </table:table-row>
        <table:table-row table:style-name="ro1">
          <table:table-cell office:value-type="float" office:value="0.945450007915497" calcext:value-type="float">
            <text:p>0.945450007915497</text:p>
          </table:table-cell>
        </table:table-row>
        <table:table-row table:style-name="ro1">
          <table:table-cell office:value-type="float" office:value="1.62381994724274" calcext:value-type="float">
            <text:p>1.62381994724274</text:p>
          </table:table-cell>
        </table:table-row>
        <table:table-row table:style-name="ro1">
          <table:table-cell office:value-type="float" office:value="1.45729994773865" calcext:value-type="float">
            <text:p>1.45729994773865</text:p>
          </table:table-cell>
        </table:table-row>
        <table:table-row table:style-name="ro1">
          <table:table-cell office:value-type="float" office:value="1.20991003513336" calcext:value-type="float">
            <text:p>1.20991003513336</text:p>
          </table:table-cell>
        </table:table-row>
        <table:table-row table:style-name="ro1">
          <table:table-cell office:value-type="float" office:value="1.2892199754715" calcext:value-type="float">
            <text:p>1.2892199754715</text:p>
          </table:table-cell>
        </table:table-row>
        <table:table-row table:style-name="ro1">
          <table:table-cell office:value-type="float" office:value="1.14355003833771" calcext:value-type="float">
            <text:p>1.14355003833771</text:p>
          </table:table-cell>
        </table:table-row>
        <table:table-row table:style-name="ro1">
          <table:table-cell office:value-type="float" office:value="0.927869975566864" calcext:value-type="float">
            <text:p>0.927869975566864</text:p>
          </table:table-cell>
        </table:table-row>
        <table:table-row table:style-name="ro1">
          <table:table-cell office:value-type="float" office:value="0.804530024528503" calcext:value-type="float">
            <text:p>0.804530024528503</text:p>
          </table:table-cell>
        </table:table-row>
        <table:table-row table:style-name="ro1">
          <table:table-cell office:value-type="float" office:value="0.933070003986358" calcext:value-type="float">
            <text:p>0.933070003986358</text:p>
          </table:table-cell>
        </table:table-row>
        <table:table-row table:style-name="ro1">
          <table:table-cell office:value-type="float" office:value="0.987219989299774" calcext:value-type="float">
            <text:p>0.987219989299774</text:p>
          </table:table-cell>
        </table:table-row>
        <table:table-row table:style-name="ro1">
          <table:table-cell office:value-type="float" office:value="0.840990006923676" calcext:value-type="float">
            <text:p>0.840990006923676</text:p>
          </table:table-cell>
        </table:table-row>
        <table:table-row table:style-name="ro1">
          <table:table-cell office:value-type="float" office:value="0.683950006961823" calcext:value-type="float">
            <text:p>0.683950006961823</text:p>
          </table:table-cell>
        </table:table-row>
        <table:table-row table:style-name="ro1">
          <table:table-cell office:value-type="float" office:value="0.559859991073608" calcext:value-type="float">
            <text:p>0.559859991073608</text:p>
          </table:table-cell>
        </table:table-row>
        <table:table-row table:style-name="ro1">
          <table:table-cell office:value-type="float" office:value="0.507960021495819" calcext:value-type="float">
            <text:p>0.507960021495819</text:p>
          </table:table-cell>
        </table:table-row>
        <table:table-row table:style-name="ro1">
          <table:table-cell office:value-type="float" office:value="0.516820013523102" calcext:value-type="float">
            <text:p>0.516820013523102</text:p>
          </table:table-cell>
        </table:table-row>
        <table:table-row table:style-name="ro1">
          <table:table-cell office:value-type="float" office:value="0.785080015659332" calcext:value-type="float">
            <text:p>0.785080015659332</text:p>
          </table:table-cell>
        </table:table-row>
        <table:table-row table:style-name="ro1">
          <table:table-cell office:value-type="float" office:value="0.874719977378845" calcext:value-type="float">
            <text:p>0.874719977378845</text:p>
          </table:table-cell>
        </table:table-row>
        <table:table-row table:style-name="ro1">
          <table:table-cell office:value-type="float" office:value="0.761919975280762" calcext:value-type="float">
            <text:p>0.761919975280762</text:p>
          </table:table-cell>
        </table:table-row>
        <table:table-row table:style-name="ro1">
          <table:table-cell office:value-type="float" office:value="0.840780019760132" calcext:value-type="float">
            <text:p>0.840780019760132</text:p>
          </table:table-cell>
        </table:table-row>
        <table:table-row table:style-name="ro1">
          <table:table-cell office:value-type="float" office:value="1.545529961586" calcext:value-type="float">
            <text:p>1.545529961586</text:p>
          </table:table-cell>
        </table:table-row>
        <table:table-row table:style-name="ro1">
          <table:table-cell office:value-type="float" office:value="1.35055994987488" calcext:value-type="float">
            <text:p>1.35055994987488</text:p>
          </table:table-cell>
        </table:table-row>
        <table:table-row table:style-name="ro1">
          <table:table-cell office:value-type="float" office:value="1.02908003330231" calcext:value-type="float">
            <text:p>1.02908003330231</text:p>
          </table:table-cell>
        </table:table-row>
        <table:table-row table:style-name="ro1">
          <table:table-cell office:value-type="float" office:value="0.812129974365234" calcext:value-type="float">
            <text:p>0.812129974365234</text:p>
          </table:table-cell>
        </table:table-row>
        <table:table-row table:style-name="ro1">
          <table:table-cell office:value-type="float" office:value="1.50426995754242" calcext:value-type="float">
            <text:p>1.50426995754242</text:p>
          </table:table-cell>
        </table:table-row>
        <table:table-row table:style-name="ro1">
          <table:table-cell office:value-type="float" office:value="1.86561000347137" calcext:value-type="float">
            <text:p>1.86561000347137</text:p>
          </table:table-cell>
        </table:table-row>
        <table:table-row table:style-name="ro1">
          <table:table-cell office:value-type="float" office:value="1.46879994869232" calcext:value-type="float">
            <text:p>1.46879994869232</text:p>
          </table:table-cell>
        </table:table-row>
        <table:table-row table:style-name="ro1">
          <table:table-cell office:value-type="float" office:value="1.46431005001068" calcext:value-type="float">
            <text:p>1.46431005001068</text:p>
          </table:table-cell>
        </table:table-row>
        <table:table-row table:style-name="ro1">
          <table:table-cell office:value-type="float" office:value="1.93175995349884" calcext:value-type="float">
            <text:p>1.93175995349884</text:p>
          </table:table-cell>
        </table:table-row>
        <table:table-row table:style-name="ro1">
          <table:table-cell office:value-type="float" office:value="2.0306499004364" calcext:value-type="float">
            <text:p>2.0306499004364</text:p>
          </table:table-cell>
        </table:table-row>
        <table:table-row table:style-name="ro1">
          <table:table-cell office:value-type="float" office:value="1.5061399936676" calcext:value-type="float">
            <text:p>1.5061399936676</text:p>
          </table:table-cell>
        </table:table-row>
        <table:table-row table:style-name="ro1">
          <table:table-cell office:value-type="float" office:value="1.08006000518799" calcext:value-type="float">
            <text:p>1.08006000518799</text:p>
          </table:table-cell>
        </table:table-row>
        <table:table-row table:style-name="ro1">
          <table:table-cell office:value-type="float" office:value="0.807630002498627" calcext:value-type="float">
            <text:p>0.807630002498627</text:p>
          </table:table-cell>
        </table:table-row>
        <table:table-row table:style-name="ro1">
          <table:table-cell office:value-type="float" office:value="0.628019988536835" calcext:value-type="float">
            <text:p>0.628019988536835</text:p>
          </table:table-cell>
        </table:table-row>
        <table:table-row table:style-name="ro1">
          <table:table-cell office:value-type="float" office:value="0.510150015354157" calcext:value-type="float">
            <text:p>0.510150015354157</text:p>
          </table:table-cell>
        </table:table-row>
        <table:table-row table:style-name="ro1">
          <table:table-cell office:value-type="float" office:value="0.499889999628067" calcext:value-type="float">
            <text:p>0.499889999628067</text:p>
          </table:table-cell>
        </table:table-row>
        <table:table-row table:style-name="ro1">
          <table:table-cell office:value-type="float" office:value="0.605780005455017" calcext:value-type="float">
            <text:p>0.605780005455017</text:p>
          </table:table-cell>
        </table:table-row>
        <table:table-row table:style-name="ro1">
          <table:table-cell office:value-type="float" office:value="0.699590027332306" calcext:value-type="float">
            <text:p>0.699590027332306</text:p>
          </table:table-cell>
        </table:table-row>
        <table:table-row table:style-name="ro1">
          <table:table-cell office:value-type="float" office:value="1.06930005550385" calcext:value-type="float">
            <text:p>1.06930005550385</text:p>
          </table:table-cell>
        </table:table-row>
        <table:table-row table:style-name="ro1">
          <table:table-cell office:value-type="float" office:value="1.11401998996735" calcext:value-type="float">
            <text:p>1.11401998996735</text:p>
          </table:table-cell>
        </table:table-row>
        <table:table-row table:style-name="ro1">
          <table:table-cell office:value-type="float" office:value="0.946659982204437" calcext:value-type="float">
            <text:p>0.946659982204437</text:p>
          </table:table-cell>
        </table:table-row>
        <table:table-row table:style-name="ro1">
          <table:table-cell office:value-type="float" office:value="0.855159997940064" calcext:value-type="float">
            <text:p>0.855159997940064</text:p>
          </table:table-cell>
        </table:table-row>
        <table:table-row table:style-name="ro1">
          <table:table-cell office:value-type="float" office:value="0.74439001083374" calcext:value-type="float">
            <text:p>0.74439001083374</text:p>
          </table:table-cell>
        </table:table-row>
        <table:table-row table:style-name="ro1">
          <table:table-cell office:value-type="float" office:value="0.625320017337799" calcext:value-type="float">
            <text:p>0.625320017337799</text:p>
          </table:table-cell>
        </table:table-row>
        <table:table-row table:style-name="ro1">
          <table:table-cell office:value-type="float" office:value="0.528010010719299" calcext:value-type="float">
            <text:p>0.528010010719299</text:p>
          </table:table-cell>
        </table:table-row>
        <table:table-row table:style-name="ro1">
          <table:table-cell office:value-type="float" office:value="0.447169989347458" calcext:value-type="float">
            <text:p>0.447169989347458</text:p>
          </table:table-cell>
        </table:table-row>
        <table:table-row table:style-name="ro1">
          <table:table-cell office:value-type="float" office:value="0.377920001745224" calcext:value-type="float">
            <text:p>0.377920001745224</text:p>
          </table:table-cell>
        </table:table-row>
        <table:table-row table:style-name="ro1">
          <table:table-cell office:value-type="float" office:value="0.328449994325638" calcext:value-type="float">
            <text:p>0.328449994325638</text:p>
          </table:table-cell>
        </table:table-row>
        <table:table-row table:style-name="ro1">
          <table:table-cell office:value-type="float" office:value="0.287499994039535" calcext:value-type="float">
            <text:p>0.287499994039535</text:p>
          </table:table-cell>
        </table:table-row>
        <table:table-row table:style-name="ro1">
          <table:table-cell office:value-type="float" office:value="0.254469990730286" calcext:value-type="float">
            <text:p>0.254469990730286</text:p>
          </table:table-cell>
        </table:table-row>
        <table:table-row table:style-name="ro1">
          <table:table-cell office:value-type="float" office:value="0.227249994874001" calcext:value-type="float">
            <text:p>0.227249994874001</text:p>
          </table:table-cell>
        </table:table-row>
        <table:table-row table:style-name="ro1">
          <table:table-cell office:value-type="float" office:value="0.202319994568825" calcext:value-type="float">
            <text:p>0.202319994568825</text:p>
          </table:table-cell>
        </table:table-row>
        <table:table-row table:style-name="ro1">
          <table:table-cell office:value-type="float" office:value="0.179910004138947" calcext:value-type="float">
            <text:p>0.179910004138947</text:p>
          </table:table-cell>
        </table:table-row>
        <table:table-row table:style-name="ro1">
          <table:table-cell office:value-type="float" office:value="0.165700003504753" calcext:value-type="float">
            <text:p>0.165700003504753</text:p>
          </table:table-cell>
        </table:table-row>
        <table:table-row table:style-name="ro1">
          <table:table-cell office:value-type="float" office:value="0.155589997768402" calcext:value-type="float">
            <text:p>0.155589997768402</text:p>
          </table:table-cell>
        </table:table-row>
        <table:table-row table:style-name="ro1">
          <table:table-cell office:value-type="float" office:value="0.14495000243187" calcext:value-type="float">
            <text:p>0.14495000243187</text:p>
          </table:table-cell>
        </table:table-row>
        <table:table-row table:style-name="ro1">
          <table:table-cell office:value-type="float" office:value="0.133949995040894" calcext:value-type="float">
            <text:p>0.133949995040894</text:p>
          </table:table-cell>
        </table:table-row>
        <table:table-row table:style-name="ro1">
          <table:table-cell office:value-type="float" office:value="0.123020000755787" calcext:value-type="float">
            <text:p>0.123020000755787</text:p>
          </table:table-cell>
        </table:table-row>
        <table:table-row table:style-name="ro1">
          <table:table-cell office:value-type="float" office:value="0.112860001623631" calcext:value-type="float">
            <text:p>0.112860001623631</text:p>
          </table:table-cell>
        </table:table-row>
        <table:table-row table:style-name="ro1">
          <table:table-cell office:value-type="float" office:value="0.103239998221397" calcext:value-type="float">
            <text:p>0.103239998221397</text:p>
          </table:table-cell>
        </table:table-row>
        <table:table-row table:style-name="ro1">
          <table:table-cell office:value-type="float" office:value="0.0942199975252152" calcext:value-type="float">
            <text:p>0.094219997525215</text:p>
          </table:table-cell>
        </table:table-row>
        <table:table-row table:style-name="ro1">
          <table:table-cell office:value-type="float" office:value="0.0858799964189529" calcext:value-type="float">
            <text:p>0.085879996418953</text:p>
          </table:table-cell>
        </table:table-row>
        <table:table-row table:style-name="ro1">
          <table:table-cell office:value-type="float" office:value="0.0782800018787384" calcext:value-type="float">
            <text:p>0.078280001878738</text:p>
          </table:table-cell>
        </table:table-row>
        <table:table-row table:style-name="ro1">
          <table:table-cell office:value-type="float" office:value="0.0713900029659271" calcext:value-type="float">
            <text:p>0.071390002965927</text:p>
          </table:table-cell>
        </table:table-row>
        <table:table-row table:style-name="ro1">
          <table:table-cell office:value-type="float" office:value="0.0651699975132942" calcext:value-type="float">
            <text:p>0.065169997513294</text:p>
          </table:table-cell>
        </table:table-row>
        <table:table-row table:style-name="ro1">
          <table:table-cell office:value-type="float" office:value="0.0596100017428398" calcext:value-type="float">
            <text:p>0.05961000174284</text:p>
          </table:table-cell>
        </table:table-row>
        <table:table-row table:style-name="ro1">
          <table:table-cell office:value-type="float" office:value="0.0551499985158443" calcext:value-type="float">
            <text:p>0.055149998515844</text:p>
          </table:table-cell>
        </table:table-row>
        <table:table-row table:style-name="ro1">
          <table:table-cell office:value-type="float" office:value="0.0522300004959107" calcext:value-type="float">
            <text:p>0.052230000495911</text:p>
          </table:table-cell>
        </table:table-row>
        <table:table-row table:style-name="ro1">
          <table:table-cell office:value-type="float" office:value="0.049940001219511" calcext:value-type="float">
            <text:p>0.049940001219511</text:p>
          </table:table-cell>
        </table:table-row>
        <table:table-row table:style-name="ro1">
          <table:table-cell office:value-type="float" office:value="0.0478399991989136" calcext:value-type="float">
            <text:p>0.047839999198914</text:p>
          </table:table-cell>
        </table:table-row>
        <table:table-row table:style-name="ro1">
          <table:table-cell office:value-type="float" office:value="0.0456999987363815" calcext:value-type="float">
            <text:p>0.045699998736382</text:p>
          </table:table-cell>
        </table:table-row>
        <table:table-row table:style-name="ro1">
          <table:table-cell office:value-type="float" office:value="0.043469998985529" calcext:value-type="float">
            <text:p>0.043469998985529</text:p>
          </table:table-cell>
        </table:table-row>
        <table:table-row table:style-name="ro1">
          <table:table-cell office:value-type="float" office:value="0.0439699999988079" calcext:value-type="float">
            <text:p>0.043969999998808</text:p>
          </table:table-cell>
        </table:table-row>
        <table:table-row table:style-name="ro1">
          <table:table-cell office:value-type="float" office:value="0.0502899996936321" calcext:value-type="float">
            <text:p>0.050289999693632</text:p>
          </table:table-cell>
        </table:table-row>
        <table:table-row table:style-name="ro1">
          <table:table-cell office:value-type="float" office:value="0.0572200007736683" calcext:value-type="float">
            <text:p>0.057220000773668</text:p>
          </table:table-cell>
        </table:table-row>
        <table:table-row table:style-name="ro1">
          <table:table-cell office:value-type="float" office:value="0.0612200014293194" calcext:value-type="float">
            <text:p>0.061220001429319</text:p>
          </table:table-cell>
        </table:table-row>
        <table:table-row table:style-name="ro1">
          <table:table-cell office:value-type="float" office:value="0.0620899982750416" calcext:value-type="float">
            <text:p>0.062089998275042</text:p>
          </table:table-cell>
        </table:table-row>
        <table:table-row table:style-name="ro1">
          <table:table-cell office:value-type="float" office:value="0.060979999601841" calcext:value-type="float">
            <text:p>0.060979999601841</text:p>
          </table:table-cell>
        </table:table-row>
        <table:table-row table:style-name="ro1">
          <table:table-cell office:value-type="float" office:value="0.0586900003254414" calcext:value-type="float">
            <text:p>0.058690000325441</text:p>
          </table:table-cell>
        </table:table-row>
        <table:table-row table:style-name="ro1">
          <table:table-cell office:value-type="float" office:value="0.0558100007474423" calcext:value-type="float">
            <text:p>0.055810000747442</text:p>
          </table:table-cell>
        </table:table-row>
        <table:table-row table:style-name="ro1">
          <table:table-cell office:value-type="float" office:value="0.0527000017464161" calcext:value-type="float">
            <text:p>0.052700001746416</text:p>
          </table:table-cell>
        </table:table-row>
        <table:table-row table:style-name="ro1">
          <table:table-cell office:value-type="float" office:value="0.0498199984431267" calcext:value-type="float">
            <text:p>0.049819998443127</text:p>
          </table:table-cell>
        </table:table-row>
        <table:table-row table:style-name="ro1">
          <table:table-cell office:value-type="float" office:value="0.04712999984622" calcext:value-type="float">
            <text:p>0.04712999984622</text:p>
          </table:table-cell>
        </table:table-row>
        <table:table-row table:style-name="ro1">
          <table:table-cell office:value-type="float" office:value="0.0445300005376339" calcext:value-type="float">
            <text:p>0.044530000537634</text:p>
          </table:table-cell>
        </table:table-row>
        <table:table-row table:style-name="ro1">
          <table:table-cell office:value-type="float" office:value="0.0420100018382073" calcext:value-type="float">
            <text:p>0.042010001838207</text:p>
          </table:table-cell>
        </table:table-row>
        <table:table-row table:style-name="ro1">
          <table:table-cell office:value-type="float" office:value="0.0396399982273579" calcext:value-type="float">
            <text:p>0.039639998227358</text:p>
          </table:table-cell>
        </table:table-row>
        <table:table-row table:style-name="ro1">
          <table:table-cell office:value-type="float" office:value="0.0373600013554096" calcext:value-type="float">
            <text:p>0.03736000135541</text:p>
          </table:table-cell>
        </table:table-row>
        <table:table-row table:style-name="ro1">
          <table:table-cell office:value-type="float" office:value="0.0351999998092651" calcext:value-type="float">
            <text:p>0.035199999809265</text:p>
          </table:table-cell>
        </table:table-row>
        <table:table-row table:style-name="ro1">
          <table:table-cell office:value-type="float" office:value="0.0331999994814396" calcext:value-type="float">
            <text:p>0.03319999948144</text:p>
          </table:table-cell>
        </table:table-row>
        <table:table-row table:style-name="ro1">
          <table:table-cell office:value-type="float" office:value="0.0315000005066395" calcext:value-type="float">
            <text:p>0.03150000050664</text:p>
          </table:table-cell>
        </table:table-row>
        <table:table-row table:style-name="ro1">
          <table:table-cell office:value-type="float" office:value="0.0300399996340275" calcext:value-type="float">
            <text:p>0.030039999634028</text:p>
          </table:table-cell>
        </table:table-row>
        <table:table-row table:style-name="ro1">
          <table:table-cell office:value-type="float" office:value="0.0287599992007017" calcext:value-type="float">
            <text:p>0.028759999200702</text:p>
          </table:table-cell>
        </table:table-row>
        <table:table-row table:style-name="ro1">
          <table:table-cell office:value-type="float" office:value="0.0276299994438887" calcext:value-type="float">
            <text:p>0.027629999443889</text:p>
          </table:table-cell>
        </table:table-row>
        <table:table-row table:style-name="ro1">
          <table:table-cell office:value-type="float" office:value="0.0268200002610683" calcext:value-type="float">
            <text:p>0.026820000261068</text:p>
          </table:table-cell>
        </table:table-row>
        <table:table-row table:style-name="ro1">
          <table:table-cell office:value-type="float" office:value="0.0284700002521277" calcext:value-type="float">
            <text:p>0.028470000252128</text:p>
          </table:table-cell>
        </table:table-row>
        <table:table-row table:style-name="ro1">
          <table:table-cell office:value-type="float" office:value="0.0302600003778935" calcext:value-type="float">
            <text:p>0.030260000377894</text:p>
          </table:table-cell>
        </table:table-row>
        <table:table-row table:style-name="ro1">
          <table:table-cell office:value-type="float" office:value="0.0313699990510941" calcext:value-type="float">
            <text:p>0.031369999051094</text:p>
          </table:table-cell>
        </table:table-row>
        <table:table-row table:style-name="ro1">
          <table:table-cell office:value-type="float" office:value="0.0318499989807606" calcext:value-type="float">
            <text:p>0.031849998980761</text:p>
          </table:table-cell>
        </table:table-row>
        <table:table-row table:style-name="ro1">
          <table:table-cell office:value-type="float" office:value="0.03175999969244" calcext:value-type="float">
            <text:p>0.03175999969244</text:p>
          </table:table-cell>
        </table:table-row>
        <table:table-row table:style-name="ro1">
          <table:table-cell office:value-type="float" office:value="0.0312599986791611" calcext:value-type="float">
            <text:p>0.031259998679161</text:p>
          </table:table-cell>
        </table:table-row>
        <table:table-row table:style-name="ro1">
          <table:table-cell office:value-type="float" office:value="0.0305100008845329" calcext:value-type="float">
            <text:p>0.030510000884533</text:p>
          </table:table-cell>
        </table:table-row>
        <table:table-row table:style-name="ro1">
          <table:table-cell office:value-type="float" office:value="0.0295700002461672" calcext:value-type="float">
            <text:p>0.029570000246167</text:p>
          </table:table-cell>
        </table:table-row>
        <table:table-row table:style-name="ro1">
          <table:table-cell office:value-type="float" office:value="0.0285199992358685" calcext:value-type="float">
            <text:p>0.028519999235869</text:p>
          </table:table-cell>
        </table:table-row>
        <table:table-row table:style-name="ro1">
          <table:table-cell office:value-type="float" office:value="0.0274199992418289" calcext:value-type="float">
            <text:p>0.027419999241829</text:p>
          </table:table-cell>
        </table:table-row>
        <table:table-row table:style-name="ro1">
          <table:table-cell office:value-type="float" office:value="0.0262800008058548" calcext:value-type="float">
            <text:p>0.026280000805855</text:p>
          </table:table-cell>
        </table:table-row>
        <table:table-row table:style-name="ro1">
          <table:table-cell office:value-type="float" office:value="0.0251400005072355" calcext:value-type="float">
            <text:p>0.025140000507236</text:p>
          </table:table-cell>
        </table:table-row>
        <table:table-row table:style-name="ro1">
          <table:table-cell office:value-type="float" office:value="0.0240100007504225" calcext:value-type="float">
            <text:p>0.024010000750423</text:p>
          </table:table-cell>
        </table:table-row>
        <table:table-row table:style-name="ro1">
          <table:table-cell office:value-type="float" office:value="0.0229000002145767" calcext:value-type="float">
            <text:p>0.022900000214577</text:p>
          </table:table-cell>
        </table:table-row>
        <table:table-row table:style-name="ro1">
          <table:table-cell office:value-type="float" office:value="0.0218400005251169" calcext:value-type="float">
            <text:p>0.021840000525117</text:p>
          </table:table-cell>
        </table:table-row>
        <table:table-row table:style-name="ro1">
          <table:table-cell office:value-type="float" office:value="0.0208199992775917" calcext:value-type="float">
            <text:p>0.020819999277592</text:p>
          </table:table-cell>
        </table:table-row>
        <table:table-row table:style-name="ro1">
          <table:table-cell office:value-type="float" office:value="0.0198400001972914" calcext:value-type="float">
            <text:p>0.019840000197291</text:p>
          </table:table-cell>
        </table:table-row>
        <table:table-row table:style-name="ro1">
          <table:table-cell office:value-type="float" office:value="0.0189100001007319" calcext:value-type="float">
            <text:p>0.018910000100732</text:p>
          </table:table-cell>
        </table:table-row>
        <table:table-row table:style-name="ro1">
          <table:table-cell office:value-type="float" office:value="0.0180200003087521" calcext:value-type="float">
            <text:p>0.018020000308752</text:p>
          </table:table-cell>
        </table:table-row>
        <table:table-row table:style-name="ro1">
          <table:table-cell office:value-type="float" office:value="0.0171799995005131" calcext:value-type="float">
            <text:p>0.017179999500513</text:p>
          </table:table-cell>
        </table:table-row>
        <table:table-row table:style-name="ro1">
          <table:table-cell office:value-type="float" office:value="0.0163899995386601" calcext:value-type="float">
            <text:p>0.01638999953866</text:p>
          </table:table-cell>
        </table:table-row>
        <table:table-row table:style-name="ro1">
          <table:table-cell office:value-type="float" office:value="0.0156399998813868" calcext:value-type="float">
            <text:p>0.015639999881387</text:p>
          </table:table-cell>
        </table:table-row>
        <table:table-row table:style-name="ro1">
          <table:table-cell office:value-type="float" office:value="0.0149400001391768" calcext:value-type="float">
            <text:p>0.014940000139177</text:p>
          </table:table-cell>
        </table:table-row>
        <table:table-row table:style-name="ro1">
          <table:table-cell office:value-type="float" office:value="0.0142799997702241" calcext:value-type="float">
            <text:p>0.014279999770224</text:p>
          </table:table-cell>
        </table:table-row>
        <table:table-row table:style-name="ro1">
          <table:table-cell office:value-type="float" office:value="0.0136599997058511" calcext:value-type="float">
            <text:p>0.013659999705851</text:p>
          </table:table-cell>
        </table:table-row>
        <table:table-row table:style-name="ro1">
          <table:table-cell office:value-type="float" office:value="0.0131000000983477" calcext:value-type="float">
            <text:p>0.013100000098348</text:p>
          </table:table-cell>
        </table:table-row>
        <table:table-row table:style-name="ro1">
          <table:table-cell office:value-type="float" office:value="0.0126299997791648" calcext:value-type="float">
            <text:p>0.012629999779165</text:p>
          </table:table-cell>
        </table:table-row>
        <table:table-row table:style-name="ro1">
          <table:table-cell office:value-type="float" office:value="0.0122100003063679" calcext:value-type="float">
            <text:p>0.012210000306368</text:p>
          </table:table-cell>
        </table:table-row>
        <table:table-row table:style-name="ro1">
          <table:table-cell office:value-type="float" office:value="0.0118300002068281" calcext:value-type="float">
            <text:p>0.011830000206828</text:p>
          </table:table-cell>
        </table:table-row>
        <table:table-row table:style-name="ro1">
          <table:table-cell office:value-type="float" office:value="0.011459999717772" calcext:value-type="float">
            <text:p>0.011459999717772</text:p>
          </table:table-cell>
        </table:table-row>
        <table:table-row table:style-name="ro1">
          <table:table-cell office:value-type="float" office:value="0.0111100003123283" calcext:value-type="float">
            <text:p>0.011110000312328</text:p>
          </table:table-cell>
        </table:table-row>
        <table:table-row table:style-name="ro1">
          <table:table-cell office:value-type="float" office:value="0.0107599999755621" calcext:value-type="float">
            <text:p>0.010759999975562</text:p>
          </table:table-cell>
        </table:table-row>
        <table:table-row table:style-name="ro1">
          <table:table-cell office:value-type="float" office:value="0.0104299997910857" calcext:value-type="float">
            <text:p>0.010429999791086</text:p>
          </table:table-cell>
        </table:table-row>
        <table:table-row table:style-name="ro1">
          <table:table-cell office:value-type="float" office:value="0.0100999996066093" calcext:value-type="float">
            <text:p>0.010099999606609</text:p>
          </table:table-cell>
        </table:table-row>
        <table:table-row table:style-name="ro1">
          <table:table-cell office:value-type="float" office:value="0.00977999996393919" calcext:value-type="float">
            <text:p>0.009779999963939</text:p>
          </table:table-cell>
        </table:table-row>
        <table:table-row table:style-name="ro1">
          <table:table-cell office:value-type="float" office:value="0.00946999993175268" calcext:value-type="float">
            <text:p>0.009469999931753</text:p>
          </table:table-cell>
        </table:table-row>
        <table:table-row table:style-name="ro1">
          <table:table-cell office:value-type="float" office:value="0.0091700004413724" calcext:value-type="float">
            <text:p>0.009170000441372</text:p>
          </table:table-cell>
        </table:table-row>
        <table:table-row table:style-name="ro1">
          <table:table-cell office:value-type="float" office:value="0.00887000001966953" calcext:value-type="float">
            <text:p>0.00887000001967</text:p>
          </table:table-cell>
        </table:table-row>
        <table:table-row table:style-name="ro1">
          <table:table-cell office:value-type="float" office:value="0.00858999975025654" calcext:value-type="float">
            <text:p>0.008589999750257</text:p>
          </table:table-cell>
        </table:table-row>
        <table:table-row table:style-name="ro1">
          <table:table-cell office:value-type="float" office:value="0.00832000002264977" calcext:value-type="float">
            <text:p>0.00832000002265</text:p>
          </table:table-cell>
        </table:table-row>
        <table:table-row table:style-name="ro1">
          <table:table-cell office:value-type="float" office:value="0.00807000044733286" calcext:value-type="float">
            <text:p>0.008070000447333</text:p>
          </table:table-cell>
        </table:table-row>
        <table:table-row table:style-name="ro1">
          <table:table-cell office:value-type="float" office:value="0.00781999994069338" calcext:value-type="float">
            <text:p>0.007819999940693</text:p>
          </table:table-cell>
        </table:table-row>
        <table:table-row table:style-name="ro1">
          <table:table-cell office:value-type="float" office:value="0.00757999997586012" calcext:value-type="float">
            <text:p>0.00757999997586</text:p>
          </table:table-cell>
        </table:table-row>
        <table:table-row table:style-name="ro1">
          <table:table-cell office:value-type="float" office:value="0.00735000008717179" calcext:value-type="float">
            <text:p>0.007350000087172</text:p>
          </table:table-cell>
        </table:table-row>
        <table:table-row table:style-name="ro1">
          <table:table-cell office:value-type="float" office:value="0.00712999980896711" calcext:value-type="float">
            <text:p>0.007129999808967</text:p>
          </table:table-cell>
        </table:table-row>
        <table:table-row table:style-name="ro1">
          <table:table-cell office:value-type="float" office:value="0.00690999999642372" calcext:value-type="float">
            <text:p>0.006909999996424</text:p>
          </table:table-cell>
        </table:table-row>
        <table:table-row table:style-name="ro1">
          <table:table-cell office:value-type="float" office:value="0.00670999987050891" calcext:value-type="float">
            <text:p>0.006709999870509</text:p>
          </table:table-cell>
        </table:table-row>
        <table:table-row table:style-name="ro1">
          <table:table-cell office:value-type="float" office:value="0.00651999982073903" calcext:value-type="float">
            <text:p>0.006519999820739</text:p>
          </table:table-cell>
        </table:table-row>
        <table:table-row table:style-name="ro1">
          <table:table-cell office:value-type="float" office:value="0.00632999977096915" calcext:value-type="float">
            <text:p>0.006329999770969</text:p>
          </table:table-cell>
        </table:table-row>
        <table:table-row table:style-name="ro1">
          <table:table-cell office:value-type="float" office:value="0.00615999987348914" calcext:value-type="float">
            <text:p>0.006159999873489</text:p>
          </table:table-cell>
        </table:table-row>
        <table:table-row table:style-name="ro1">
          <table:table-cell office:value-type="float" office:value="0.00598999997600913" calcext:value-type="float">
            <text:p>0.005989999976009</text:p>
          </table:table-cell>
        </table:table-row>
        <table:table-row table:style-name="ro1">
          <table:table-cell office:value-type="float" office:value="0.00583000015467405" calcext:value-type="float">
            <text:p>0.005830000154674</text:p>
          </table:table-cell>
        </table:table-row>
        <table:table-row table:style-name="ro1">
          <table:table-cell office:value-type="float" office:value="0.00566999986767769" calcext:value-type="float">
            <text:p>0.005669999867678</text:p>
          </table:table-cell>
        </table:table-row>
        <table:table-row table:style-name="ro1">
          <table:table-cell office:value-type="float" office:value="0.00552000012248755" calcext:value-type="float">
            <text:p>0.005520000122488</text:p>
          </table:table-cell>
        </table:table-row>
        <table:table-row table:style-name="ro1">
          <table:table-cell office:value-type="float" office:value="0.00537999998778105" calcext:value-type="float">
            <text:p>0.005379999987781</text:p>
          </table:table-cell>
        </table:table-row>
        <table:table-row table:style-name="ro1">
          <table:table-cell office:value-type="float" office:value="0.00524999992921948" calcext:value-type="float">
            <text:p>0.005249999929219</text:p>
          </table:table-cell>
        </table:table-row>
        <table:table-row table:style-name="ro1">
          <table:table-cell office:value-type="float" office:value="0.00511999987065792" calcext:value-type="float">
            <text:p>0.005119999870658</text:p>
          </table:table-cell>
        </table:table-row>
        <table:table-row table:style-name="ro1">
          <table:table-cell office:value-type="float" office:value="0.00498999981209636" calcext:value-type="float">
            <text:p>0.004989999812096</text:p>
          </table:table-cell>
        </table:table-row>
        <table:table-row table:style-name="ro1">
          <table:table-cell office:value-type="float" office:value="0.00486999982967973" calcext:value-type="float">
            <text:p>0.00486999982968</text:p>
          </table:table-cell>
        </table:table-row>
        <table:table-row table:style-name="ro1">
          <table:table-cell office:value-type="float" office:value="0.00475999992340803" calcext:value-type="float">
            <text:p>0.004759999923408</text:p>
          </table:table-cell>
        </table:table-row>
        <table:table-row table:style-name="ro1">
          <table:table-cell office:value-type="float" office:value="0.00465000001713634" calcext:value-type="float">
            <text:p>0.004650000017136</text:p>
          </table:table-cell>
        </table:table-row>
        <table:table-row table:style-name="ro1">
          <table:table-cell office:value-type="float" office:value="0.00454000011086464" calcext:value-type="float">
            <text:p>0.004540000110865</text:p>
          </table:table-cell>
        </table:table-row>
        <table:table-row table:style-name="ro1">
          <table:table-cell office:value-type="float" office:value="0.00443999981507659" calcext:value-type="float">
            <text:p>0.004439999815077</text:p>
          </table:table-cell>
        </table:table-row>
        <table:table-row table:style-name="ro1">
          <table:table-cell office:value-type="float" office:value="0.00435000006109476" calcext:value-type="float">
            <text:p>0.004350000061095</text:p>
          </table:table-cell>
        </table:table-row>
        <table:table-row table:style-name="ro1">
          <table:table-cell office:value-type="float" office:value="0.004250000230968" calcext:value-type="float">
            <text:p>0.004250000230968</text:p>
          </table:table-cell>
        </table:table-row>
        <table:table-row table:style-name="ro1">
          <table:table-cell office:value-type="float" office:value="0.00416000001132488" calcext:value-type="float">
            <text:p>0.004160000011325</text:p>
          </table:table-cell>
        </table:table-row>
        <table:table-row table:style-name="ro1">
          <table:table-cell office:value-type="float" office:value="0.0040799998678267" calcext:value-type="float">
            <text:p>0.004079999867827</text:p>
          </table:table-cell>
        </table:table-row>
        <table:table-row table:style-name="ro1">
          <table:table-cell office:value-type="float" office:value="0.00400000018998981" calcext:value-type="float">
            <text:p>0.00400000018999</text:p>
          </table:table-cell>
        </table:table-row>
        <table:table-row table:style-name="ro1">
          <table:table-cell office:value-type="float" office:value="0.00392000004649162" calcext:value-type="float">
            <text:p>0.003920000046492</text:p>
          </table:table-cell>
        </table:table-row>
        <table:table-row table:style-name="ro1">
          <table:table-cell office:value-type="float" office:value="0.00383999990299344" calcext:value-type="float">
            <text:p>0.003839999902993</text:p>
          </table:table-cell>
        </table:table-row>
        <table:table-row table:style-name="ro1">
          <table:table-cell office:value-type="float" office:value="0.00377000006847084" calcext:value-type="float">
            <text:p>0.003770000068471</text:p>
          </table:table-cell>
        </table:table-row>
        <table:table-row table:style-name="ro1">
          <table:table-cell office:value-type="float" office:value="0.00370000000111759" calcext:value-type="float">
            <text:p>0.003700000001118</text:p>
          </table:table-cell>
        </table:table-row>
        <table:table-row table:style-name="ro1">
          <table:table-cell office:value-type="float" office:value="0.00362999993376434" calcext:value-type="float">
            <text:p>0.003629999933764</text:p>
          </table:table-cell>
        </table:table-row>
        <table:table-row table:style-name="ro1">
          <table:table-cell office:value-type="float" office:value="0.00356000009924173" calcext:value-type="float">
            <text:p>0.003560000099242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3999988399446" calcext:value-type="float">
            <text:p>0.003439999883994</text:p>
          </table:table-cell>
        </table:table-row>
        <table:table-row table:style-name="ro1">
          <table:table-cell office:value-type="float" office:value="0.00337999989278615" calcext:value-type="float">
            <text:p>0.003379999892786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199000001884997" calcext:value-type="float">
            <text:p>0.00199000001885</text:p>
          </table:table-cell>
        </table:table-row>
        <table:table-row table:style-name="ro1">
          <table:table-cell office:value-type="float" office:value="0.00197999994270504" calcext:value-type="float">
            <text:p>0.001979999942705</text:p>
          </table:table-cell>
        </table:table-row>
        <table:table-row table:style-name="ro1">
          <table:table-cell office:value-type="float" office:value="0.00196000002324581" calcext:value-type="float">
            <text:p>0.001960000023246</text:p>
          </table:table-cell>
        </table:table-row>
        <table:table-row table:style-name="ro1">
          <table:table-cell office:value-type="float" office:value="0.00194999994710088" calcext:value-type="float">
            <text:p>0.001949999947101</text:p>
          </table:table-cell>
        </table:table-row>
        <table:table-row table:style-name="ro1">
          <table:table-cell office:value-type="float" office:value="0.00193000002764165" calcext:value-type="float">
            <text:p>0.001930000027642</text:p>
          </table:table-cell>
        </table:table-row>
        <table:table-row table:style-name="ro1">
          <table:table-cell office:value-type="float" office:value="0.00191999995149672" calcext:value-type="float">
            <text:p>0.001919999951497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188999995589256" calcext:value-type="float">
            <text:p>0.001889999955893</text:p>
          </table:table-cell>
        </table:table-row>
        <table:table-row table:style-name="ro1">
          <table:table-cell office:value-type="float" office:value="0.00187999999616295" calcext:value-type="float">
            <text:p>0.001879999996163</text:p>
          </table:table-cell>
        </table:table-row>
        <table:table-row table:style-name="ro1">
          <table:table-cell office:value-type="float" office:value="0.00187000003643334" calcext:value-type="float">
            <text:p>0.001870000036433</text:p>
          </table:table-cell>
        </table:table-row>
        <table:table-row table:style-name="ro1">
          <table:table-cell office:value-type="float" office:value="0.00185000000055879" calcext:value-type="float">
            <text:p>0.001850000000559</text:p>
          </table:table-cell>
        </table:table-row>
        <table:table-row table:style-name="ro1">
          <table:table-cell office:value-type="float" office:value="0.00184000004082918" calcext:value-type="float">
            <text:p>0.001840000040829</text:p>
          </table:table-cell>
        </table:table-row>
        <table:table-row table:style-name="ro1">
          <table:table-cell office:value-type="float" office:value="0.00182999996468425" calcext:value-type="float">
            <text:p>0.001829999964684</text:p>
          </table:table-cell>
        </table:table-row>
        <table:table-row table:style-name="ro1">
          <table:table-cell office:value-type="float" office:value="0.00182000000495464" calcext:value-type="float">
            <text:p>0.001820000004955</text:p>
          </table:table-cell>
        </table:table-row>
        <table:table-row table:style-name="ro1">
          <table:table-cell office:value-type="float" office:value="0.00179999996908009" calcext:value-type="float">
            <text:p>0.00179999996908</text:p>
          </table:table-cell>
        </table:table-row>
        <table:table-row table:style-name="ro1">
          <table:table-cell office:value-type="float" office:value="0.00179000000935048" calcext:value-type="float">
            <text:p>0.00179000000935</text:p>
          </table:table-cell>
        </table:table-row>
        <table:table-row table:style-name="ro1">
          <table:table-cell office:value-type="float" office:value="0.00178000004962087" calcext:value-type="float">
            <text:p>0.001780000049621</text:p>
          </table:table-cell>
        </table:table-row>
        <table:table-row table:style-name="ro1">
          <table:table-cell office:value-type="float" office:value="0.00176999997347593" calcext:value-type="float">
            <text:p>0.001769999973476</text:p>
          </table:table-cell>
        </table:table-row>
        <table:table-row table:style-name="ro1">
          <table:table-cell office:value-type="float" office:value="0.00176000001374632" calcext:value-type="float">
            <text:p>0.001760000013746</text:p>
          </table:table-cell>
        </table:table-row>
        <table:table-row table:style-name="ro1">
          <table:table-cell office:value-type="float" office:value="0.00175000005401671" calcext:value-type="float">
            <text:p>0.001750000054017</text:p>
          </table:table-cell>
        </table:table-row>
        <table:table-row table:style-name="ro1">
          <table:table-cell office:value-type="float" office:value="0.00173999997787178" calcext:value-type="float">
            <text:p>0.001739999977872</text:p>
          </table:table-cell>
        </table:table-row>
        <table:table-row table:style-name="ro1">
          <table:table-cell office:value-type="float" office:value="0.00173000001814216" calcext:value-type="float">
            <text:p>0.001730000018142</text:p>
          </table:table-cell>
        </table:table-row>
        <table:table-row table:style-name="ro1">
          <table:table-cell office:value-type="float" office:value="0.00171999994199723" calcext:value-type="float">
            <text:p>0.001719999941997</text:p>
          </table:table-cell>
        </table:table-row>
        <table:table-row table:style-name="ro1">
          <table:table-cell office:value-type="float" office:value="0.00170999998226762" calcext:value-type="float">
            <text:p>0.001709999982268</text:p>
          </table:table-cell>
        </table:table-row>
        <table:table-row table:style-name="ro1">
          <table:table-cell office:value-type="float" office:value="0.00170000002253801" calcext:value-type="float">
            <text:p>0.001700000022538</text:p>
          </table:table-cell>
        </table:table-row>
        <table:table-row table:style-name="ro1">
          <table:table-cell office:value-type="float" office:value="0.00168999994639307" calcext:value-type="float">
            <text:p>0.001689999946393</text:p>
          </table:table-cell>
        </table:table-row>
        <table:table-row table:style-name="ro1">
          <table:table-cell office:value-type="float" office:value="0.00167999998666346" calcext:value-type="float">
            <text:p>0.001679999986663</text:p>
          </table:table-cell>
        </table:table-row>
        <table:table-row table:style-name="ro1">
          <table:table-cell office:value-type="float" office:value="0.00167000002693385" calcext:value-type="float">
            <text:p>0.001670000026934</text:p>
          </table:table-cell>
        </table:table-row>
        <table:table-row table:style-name="ro1">
          <table:table-cell office:value-type="float" office:value="0.00165999995078892" calcext:value-type="float">
            <text:p>0.001659999950789</text:p>
          </table:table-cell>
        </table:table-row>
        <table:table-row table:style-name="ro1">
          <table:table-cell office:value-type="float" office:value="0.00165999995078892" calcext:value-type="float">
            <text:p>0.001659999950789</text:p>
          </table:table-cell>
        </table:table-row>
        <table:table-row table:style-name="ro1">
          <table:table-cell office:value-type="float" office:value="0.0016499999910593" calcext:value-type="float">
            <text:p>0.001649999991059</text:p>
          </table:table-cell>
        </table:table-row>
        <table:table-row table:style-name="ro1">
          <table:table-cell office:value-type="float" office:value="0.00164000003132969" calcext:value-type="float">
            <text:p>0.00164000003133</text:p>
          </table:table-cell>
        </table:table-row>
        <table:table-row table:style-name="ro1">
          <table:table-cell office:value-type="float" office:value="0.00162999995518476" calcext:value-type="float">
            <text:p>0.001629999955185</text:p>
          </table:table-cell>
        </table:table-row>
        <table:table-row table:style-name="ro1">
          <table:table-cell office:value-type="float" office:value="0.00161999999545515" calcext:value-type="float">
            <text:p>0.001619999995455</text:p>
          </table:table-cell>
        </table:table-row>
        <table:table-row table:style-name="ro1">
          <table:table-cell office:value-type="float" office:value="0.00161000003572553" calcext:value-type="float">
            <text:p>0.001610000035726</text:p>
          </table:table-cell>
        </table:table-row>
        <table:table-row table:style-name="ro1">
          <table:table-cell office:value-type="float" office:value="0.00161000003572553" calcext:value-type="float">
            <text:p>0.001610000035726</text:p>
          </table:table-cell>
        </table:table-row>
        <table:table-row table:style-name="ro1">
          <table:table-cell office:value-type="float" office:value="0.0015999999595806" calcext:value-type="float">
            <text:p>0.001599999959581</text:p>
          </table:table-cell>
        </table:table-row>
        <table:table-row table:style-name="ro1">
          <table:table-cell office:value-type="float" office:value="0.00158999999985099" calcext:value-type="float">
            <text:p>0.001589999999851</text:p>
          </table:table-cell>
        </table:table-row>
        <table:table-row table:style-name="ro1">
          <table:table-cell office:value-type="float" office:value="0.00158000004012138" calcext:value-type="float">
            <text:p>0.001580000040121</text:p>
          </table:table-cell>
        </table:table-row>
        <table:table-row table:style-name="ro1">
          <table:table-cell office:value-type="float" office:value="0.00158000004012138" calcext:value-type="float">
            <text:p>0.001580000040121</text:p>
          </table:table-cell>
        </table:table-row>
        <table:table-row table:style-name="ro1">
          <table:table-cell office:value-type="float" office:value="0.00156999996397644" calcext:value-type="float">
            <text:p>0.001569999963976</text:p>
          </table:table-cell>
        </table:table-row>
        <table:table-row table:style-name="ro1">
          <table:table-cell office:value-type="float" office:value="0.00156000000424683" calcext:value-type="float">
            <text:p>0.001560000004247</text:p>
          </table:table-cell>
        </table:table-row>
        <table:table-row table:style-name="ro1">
          <table:table-cell office:value-type="float" office:value="0.00156000000424683" calcext:value-type="float">
            <text:p>0.001560000004247</text:p>
          </table:table-cell>
        </table:table-row>
        <table:table-row table:style-name="ro1">
          <table:table-cell office:value-type="float" office:value="0.00155000004451722" calcext:value-type="float">
            <text:p>0.001550000044517</text:p>
          </table:table-cell>
        </table:table-row>
        <table:table-row table:style-name="ro1">
          <table:table-cell office:value-type="float" office:value="0.00153999996837229" calcext:value-type="float">
            <text:p>0.001539999968372</text:p>
          </table:table-cell>
        </table:table-row>
        <table:table-row table:style-name="ro1">
          <table:table-cell office:value-type="float" office:value="0.00153999996837229" calcext:value-type="float">
            <text:p>0.001539999968372</text:p>
          </table:table-cell>
        </table:table-row>
        <table:table-row table:style-name="ro1">
          <table:table-cell office:value-type="float" office:value="0.00153000000864267" calcext:value-type="float">
            <text:p>0.001530000008643</text:p>
          </table:table-cell>
        </table:table-row>
        <table:table-row table:style-name="ro1">
          <table:table-cell office:value-type="float" office:value="0.00152000004891306" calcext:value-type="float">
            <text:p>0.001520000048913</text:p>
          </table:table-cell>
        </table:table-row>
        <table:table-row table:style-name="ro1">
          <table:table-cell office:value-type="float" office:value="0.00152000004891306" calcext:value-type="float">
            <text:p>0.001520000048913</text:p>
          </table:table-cell>
        </table:table-row>
        <table:table-row table:style-name="ro1">
          <table:table-cell office:value-type="float" office:value="0.00150999997276813" calcext:value-type="float">
            <text:p>0.001509999972768</text:p>
          </table:table-cell>
        </table:table-row>
        <table:table-row table:style-name="ro1">
          <table:table-cell office:value-type="float" office:value="0.00150000001303852" calcext:value-type="float">
            <text:p>0.001500000013039</text:p>
          </table:table-cell>
        </table:table-row>
        <table:table-row table:style-name="ro1">
          <table:table-cell office:value-type="float" office:value="0.00150000001303852" calcext:value-type="float">
            <text:p>0.001500000013039</text:p>
          </table:table-cell>
        </table:table-row>
        <table:table-row table:style-name="ro1">
          <table:table-cell office:value-type="float" office:value="0.0014900000533089" calcext:value-type="float">
            <text:p>0.001490000053309</text:p>
          </table:table-cell>
        </table:table-row>
        <table:table-row table:style-name="ro1">
          <table:table-cell office:value-type="float" office:value="0.00147999997716397" calcext:value-type="float">
            <text:p>0.001479999977164</text:p>
          </table:table-cell>
        </table:table-row>
        <table:table-row table:style-name="ro1">
          <table:table-cell office:value-type="float" office:value="0.00147999997716397" calcext:value-type="float">
            <text:p>0.001479999977164</text:p>
          </table:table-cell>
        </table:table-row>
        <table:table-row table:style-name="ro1">
          <table:table-cell office:value-type="float" office:value="0.00147000001743436" calcext:value-type="float">
            <text:p>0.001470000017434</text:p>
          </table:table-cell>
        </table:table-row>
        <table:table-row table:style-name="ro1">
          <table:table-cell office:value-type="float" office:value="0.00147000001743436" calcext:value-type="float">
            <text:p>0.001470000017434</text:p>
          </table:table-cell>
        </table:table-row>
        <table:table-row table:style-name="ro1">
          <table:table-cell office:value-type="float" office:value="0.00146000005770475" calcext:value-type="float">
            <text:p>0.001460000057705</text:p>
          </table:table-cell>
        </table:table-row>
        <table:table-row table:style-name="ro1">
          <table:table-cell office:value-type="float" office:value="0.00146000005770475" calcext:value-type="float">
            <text:p>0.001460000057705</text:p>
          </table:table-cell>
        </table:table-row>
        <table:table-row table:style-name="ro1">
          <table:table-cell office:value-type="float" office:value="0.00144999998155981" calcext:value-type="float">
            <text:p>0.00144999998156</text:p>
          </table:table-cell>
        </table:table-row>
        <table:table-row table:style-name="ro1">
          <table:table-cell office:value-type="float" office:value="0.0014400000218302" calcext:value-type="float">
            <text:p>0.00144000002183</text:p>
          </table:table-cell>
        </table:table-row>
        <table:table-row table:style-name="ro1">
          <table:table-cell office:value-type="float" office:value="0.0014400000218302" calcext:value-type="float">
            <text:p>0.00144000002183</text:p>
          </table:table-cell>
        </table:table-row>
        <table:table-row table:style-name="ro1">
          <table:table-cell office:value-type="float" office:value="0.00142999994568527" calcext:value-type="float">
            <text:p>0.001429999945685</text:p>
          </table:table-cell>
        </table:table-row>
        <table:table-row table:style-name="ro1">
          <table:table-cell office:value-type="float" office:value="0.00142999994568527" calcext:value-type="float">
            <text:p>0.001429999945685</text:p>
          </table:table-cell>
        </table:table-row>
        <table:table-row table:style-name="ro1">
          <table:table-cell office:value-type="float" office:value="0.00141999998595566" calcext:value-type="float">
            <text:p>0.001419999985956</text:p>
          </table:table-cell>
        </table:table-row>
        <table:table-row table:style-name="ro1">
          <table:table-cell office:value-type="float" office:value="0.00141999998595566" calcext:value-type="float">
            <text:p>0.001419999985956</text:p>
          </table:table-cell>
        </table:table-row>
        <table:table-row table:style-name="ro1">
          <table:table-cell office:value-type="float" office:value="0.00141000002622604" calcext:value-type="float">
            <text:p>0.001410000026226</text:p>
          </table:table-cell>
        </table:table-row>
        <table:table-row table:style-name="ro1">
          <table:table-cell office:value-type="float" office:value="0.00141000002622604" calcext:value-type="float">
            <text:p>0.001410000026226</text:p>
          </table:table-cell>
        </table:table-row>
        <table:table-row table:style-name="ro1">
          <table:table-cell office:value-type="float" office:value="0.00139999995008111" calcext:value-type="float">
            <text:p>0.001399999950081</text:p>
          </table:table-cell>
        </table:table-row>
        <table:table-row table:style-name="ro1">
          <table:table-cell office:value-type="float" office:value="0.00139999995008111" calcext:value-type="float">
            <text:p>0.001399999950081</text:p>
          </table:table-cell>
        </table:table-row>
        <table:table-row table:style-name="ro1">
          <table:table-cell office:value-type="float" office:value="0.0013899999903515" calcext:value-type="float">
            <text:p>0.001389999990352</text:p>
          </table:table-cell>
        </table:table-row>
        <table:table-row table:style-name="ro1">
          <table:table-cell office:value-type="float" office:value="0.0013899999903515" calcext:value-type="float">
            <text:p>0.001389999990352</text:p>
          </table:table-cell>
        </table:table-row>
        <table:table-row table:style-name="ro1">
          <table:table-cell office:value-type="float" office:value="0.0013899999903515" calcext:value-type="float">
            <text:p>0.001389999990352</text:p>
          </table:table-cell>
        </table:table-row>
        <table:table-row table:style-name="ro1">
          <table:table-cell office:value-type="float" office:value="0.00138000003062189" calcext:value-type="float">
            <text:p>0.001380000030622</text:p>
          </table:table-cell>
        </table:table-row>
        <table:table-row table:style-name="ro1">
          <table:table-cell office:value-type="float" office:value="0.00138000003062189" calcext:value-type="float">
            <text:p>0.001380000030622</text:p>
          </table:table-cell>
        </table:table-row>
        <table:table-row table:style-name="ro1">
          <table:table-cell office:value-type="float" office:value="0.00136999995447695" calcext:value-type="float">
            <text:p>0.001369999954477</text:p>
          </table:table-cell>
        </table:table-row>
        <table:table-row table:style-name="ro1">
          <table:table-cell office:value-type="float" office:value="0.00136999995447695" calcext:value-type="float">
            <text:p>0.001369999954477</text:p>
          </table:table-cell>
        </table:table-row>
        <table:table-row table:style-name="ro1">
          <table:table-cell office:value-type="float" office:value="0.00135999999474734" calcext:value-type="float">
            <text:p>0.001359999994747</text:p>
          </table:table-cell>
        </table:table-row>
        <table:table-row table:style-name="ro1">
          <table:table-cell office:value-type="float" office:value="0.00135999999474734" calcext:value-type="float">
            <text:p>0.001359999994747</text:p>
          </table:table-cell>
        </table:table-row>
        <table:table-row table:style-name="ro1">
          <table:table-cell office:value-type="float" office:value="0.00135000003501773" calcext:value-type="float">
            <text:p>0.001350000035018</text:p>
          </table:table-cell>
        </table:table-row>
        <table:table-row table:style-name="ro1">
          <table:table-cell office:value-type="float" office:value="0.00135000003501773" calcext:value-type="float">
            <text:p>0.001350000035018</text:p>
          </table:table-cell>
        </table:table-row>
        <table:table-row table:style-name="ro1">
          <table:table-cell office:value-type="float" office:value="0.00135000003501773" calcext:value-type="float">
            <text:p>0.001350000035018</text:p>
          </table:table-cell>
        </table:table-row>
        <table:table-row table:style-name="ro1">
          <table:table-cell office:value-type="float" office:value="0.0013399999588728" calcext:value-type="float">
            <text:p>0.001339999958873</text:p>
          </table:table-cell>
        </table:table-row>
        <table:table-row table:style-name="ro1">
          <table:table-cell office:value-type="float" office:value="0.0013399999588728" calcext:value-type="float">
            <text:p>0.001339999958873</text:p>
          </table:table-cell>
        </table:table-row>
        <table:table-row table:style-name="ro1">
          <table:table-cell office:value-type="float" office:value="0.00132999999914318" calcext:value-type="float">
            <text:p>0.001329999999143</text:p>
          </table:table-cell>
        </table:table-row>
        <table:table-row table:style-name="ro1">
          <table:table-cell office:value-type="float" office:value="0.00132999999914318" calcext:value-type="float">
            <text:p>0.001329999999143</text:p>
          </table:table-cell>
        </table:table-row>
        <table:table-row table:style-name="ro1">
          <table:table-cell office:value-type="float" office:value="0.00132999999914318" calcext:value-type="float">
            <text:p>0.001329999999143</text:p>
          </table:table-cell>
        </table:table-row>
        <table:table-row table:style-name="ro1">
          <table:table-cell office:value-type="float" office:value="0.00132999999914318" calcext:value-type="float">
            <text:p>0.001329999999143</text:p>
          </table:table-cell>
        </table:table-row>
        <table:table-row table:style-name="ro1">
          <table:table-cell office:value-type="float" office:value="0.00132999999914318" calcext:value-type="float">
            <text:p>0.001329999999143</text:p>
          </table:table-cell>
        </table:table-row>
        <table:table-row table:style-name="ro1">
          <table:table-cell office:value-type="float" office:value="0.00132000003941357" calcext:value-type="float">
            <text:p>0.001320000039414</text:p>
          </table:table-cell>
        </table:table-row>
        <table:table-row table:style-name="ro1">
          <table:table-cell office:value-type="float" office:value="0.00132000003941357" calcext:value-type="float">
            <text:p>0.001320000039414</text:p>
          </table:table-cell>
        </table:table-row>
        <table:table-row table:style-name="ro1">
          <table:table-cell office:value-type="float" office:value="0.00132000003941357" calcext:value-type="float">
            <text:p>0.001320000039414</text:p>
          </table:table-cell>
        </table:table-row>
        <table:table-row table:style-name="ro1">
          <table:table-cell office:value-type="float" office:value="0.00132999999914318" calcext:value-type="float">
            <text:p>0.001329999999143</text:p>
          </table:table-cell>
        </table:table-row>
        <table:table-row table:style-name="ro1">
          <table:table-cell office:value-type="float" office:value="0.00132999999914318" calcext:value-type="float">
            <text:p>0.001329999999143</text:p>
          </table:table-cell>
        </table:table-row>
        <table:table-row table:style-name="ro1">
          <table:table-cell office:value-type="float" office:value="0.00132999999914318" calcext:value-type="float">
            <text:p>0.001329999999143</text:p>
          </table:table-cell>
        </table:table-row>
        <table:table-row table:style-name="ro1">
          <table:table-cell office:value-type="float" office:value="0.0013399999588728" calcext:value-type="float">
            <text:p>0.001339999958873</text:p>
          </table:table-cell>
        </table:table-row>
        <table:table-row table:style-name="ro1">
          <table:table-cell office:value-type="float" office:value="0.00135000003501773" calcext:value-type="float">
            <text:p>0.001350000035018</text:p>
          </table:table-cell>
        </table:table-row>
        <table:table-row table:style-name="ro1">
          <table:table-cell office:value-type="float" office:value="0.00135000003501773" calcext:value-type="float">
            <text:p>0.001350000035018</text:p>
          </table:table-cell>
        </table:table-row>
        <table:table-row table:style-name="ro1">
          <table:table-cell office:value-type="float" office:value="0.00135999999474734" calcext:value-type="float">
            <text:p>0.001359999994747</text:p>
          </table:table-cell>
        </table:table-row>
        <table:table-row table:style-name="ro1">
          <table:table-cell office:value-type="float" office:value="0.00138000003062189" calcext:value-type="float">
            <text:p>0.001380000030622</text:p>
          </table:table-cell>
        </table:table-row>
        <table:table-row table:style-name="ro1">
          <table:table-cell office:value-type="float" office:value="0.00141000002622604" calcext:value-type="float">
            <text:p>0.001410000026226</text:p>
          </table:table-cell>
        </table:table-row>
        <table:table-row table:style-name="ro1">
          <table:table-cell office:value-type="float" office:value="0.0014400000218302" calcext:value-type="float">
            <text:p>0.00144000002183</text:p>
          </table:table-cell>
        </table:table-row>
        <table:table-row table:style-name="ro1">
          <table:table-cell office:value-type="float" office:value="0.00147000001743436" calcext:value-type="float">
            <text:p>0.001470000017434</text:p>
          </table:table-cell>
        </table:table-row>
        <table:table-row table:style-name="ro1">
          <table:table-cell office:value-type="float" office:value="0.0014900000533089" calcext:value-type="float">
            <text:p>0.001490000053309</text:p>
          </table:table-cell>
        </table:table-row>
        <table:table-row table:style-name="ro1">
          <table:table-cell office:value-type="float" office:value="0.00150999997276813" calcext:value-type="float">
            <text:p>0.001509999972768</text:p>
          </table:table-cell>
        </table:table-row>
        <table:table-row table:style-name="ro1">
          <table:table-cell office:value-type="float" office:value="0.00153999996837229" calcext:value-type="float">
            <text:p>0.001539999968372</text:p>
          </table:table-cell>
        </table:table-row>
        <table:table-row table:style-name="ro1">
          <table:table-cell office:value-type="float" office:value="0.00158999999985099" calcext:value-type="float">
            <text:p>0.001589999999851</text:p>
          </table:table-cell>
        </table:table-row>
        <table:table-row table:style-name="ro1">
          <table:table-cell office:value-type="float" office:value="0.0016499999910593" calcext:value-type="float">
            <text:p>0.001649999991059</text:p>
          </table:table-cell>
        </table:table-row>
        <table:table-row table:style-name="ro1">
          <table:table-cell office:value-type="float" office:value="0.00170000002253801" calcext:value-type="float">
            <text:p>0.001700000022538</text:p>
          </table:table-cell>
        </table:table-row>
        <table:table-row table:style-name="ro1">
          <table:table-cell office:value-type="float" office:value="0.00173999997787178" calcext:value-type="float">
            <text:p>0.001739999977872</text:p>
          </table:table-cell>
        </table:table-row>
        <table:table-row table:style-name="ro1">
          <table:table-cell office:value-type="float" office:value="0.00176999997347593" calcext:value-type="float">
            <text:p>0.001769999973476</text:p>
          </table:table-cell>
        </table:table-row>
        <table:table-row table:style-name="ro1">
          <table:table-cell office:value-type="float" office:value="0.00181000004522502" calcext:value-type="float">
            <text:p>0.001810000045225</text:p>
          </table:table-cell>
        </table:table-row>
        <table:table-row table:style-name="ro1">
          <table:table-cell office:value-type="float" office:value="0.00185000000055879" calcext:value-type="float">
            <text:p>0.001850000000559</text:p>
          </table:table-cell>
        </table:table-row>
        <table:table-row table:style-name="ro1">
          <table:table-cell office:value-type="float" office:value="0.00190999999176711" calcext:value-type="float">
            <text:p>0.001909999991767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547999981790781" calcext:value-type="float">
            <text:p>0.005479999817908</text:p>
          </table:table-cell>
        </table:table-row>
        <table:table-row table:style-name="ro1">
          <table:table-cell office:value-type="float" office:value="0.00891000032424927" calcext:value-type="float">
            <text:p>0.008910000324249</text:p>
          </table:table-cell>
        </table:table-row>
        <table:table-row table:style-name="ro1">
          <table:table-cell office:value-type="float" office:value="0.0118899997323751" calcext:value-type="float">
            <text:p>0.011889999732375</text:p>
          </table:table-cell>
        </table:table-row>
        <table:table-row table:style-name="ro1">
          <table:table-cell office:value-type="float" office:value="0.0138299996033311" calcext:value-type="float">
            <text:p>0.013829999603331</text:p>
          </table:table-cell>
        </table:table-row>
        <table:table-row table:style-name="ro1">
          <table:table-cell office:value-type="float" office:value="0.0149499997496605" calcext:value-type="float">
            <text:p>0.014949999749661</text:p>
          </table:table-cell>
        </table:table-row>
        <table:table-row table:style-name="ro1">
          <table:table-cell office:value-type="float" office:value="0.0156800001859665" calcext:value-type="float">
            <text:p>0.015680000185967</text:p>
          </table:table-cell>
        </table:table-row>
        <table:table-row table:style-name="ro1">
          <table:table-cell office:value-type="float" office:value="0.0178800001740456" calcext:value-type="float">
            <text:p>0.017880000174046</text:p>
          </table:table-cell>
        </table:table-row>
        <table:table-row table:style-name="ro1">
          <table:table-cell office:value-type="float" office:value="0.021619999781251" calcext:value-type="float">
            <text:p>0.021619999781251</text:p>
          </table:table-cell>
        </table:table-row>
        <table:table-row table:style-name="ro1">
          <table:table-cell office:value-type="float" office:value="0.0252400003373623" calcext:value-type="float">
            <text:p>0.025240000337362</text:p>
          </table:table-cell>
        </table:table-row>
        <table:table-row table:style-name="ro1">
          <table:table-cell office:value-type="float" office:value="0.0299800001084805" calcext:value-type="float">
            <text:p>0.029980000108481</text:p>
          </table:table-cell>
        </table:table-row>
        <table:table-row table:style-name="ro1">
          <table:table-cell office:value-type="float" office:value="0.0357999987900257" calcext:value-type="float">
            <text:p>0.035799998790026</text:p>
          </table:table-cell>
        </table:table-row>
        <table:table-row table:style-name="ro1">
          <table:table-cell office:value-type="float" office:value="0.0398200005292892" calcext:value-type="float">
            <text:p>0.039820000529289</text:p>
          </table:table-cell>
        </table:table-row>
        <table:table-row table:style-name="ro1">
          <table:table-cell office:value-type="float" office:value="0.0449200011789799" calcext:value-type="float">
            <text:p>0.04492000117898</text:p>
          </table:table-cell>
        </table:table-row>
        <table:table-row table:style-name="ro1">
          <table:table-cell office:value-type="float" office:value="0.0535200014710426" calcext:value-type="float">
            <text:p>0.053520001471043</text:p>
          </table:table-cell>
        </table:table-row>
        <table:table-row table:style-name="ro1">
          <table:table-cell office:value-type="float" office:value="0.0681300014257431" calcext:value-type="float">
            <text:p>0.068130001425743</text:p>
          </table:table-cell>
        </table:table-row>
        <table:table-row table:style-name="ro1">
          <table:table-cell office:value-type="float" office:value="0.0854400023818016" calcext:value-type="float">
            <text:p>0.085440002381802</text:p>
          </table:table-cell>
        </table:table-row>
        <table:table-row table:style-name="ro1">
          <table:table-cell office:value-type="float" office:value="0.0923099964857101" calcext:value-type="float">
            <text:p>0.09230999648571</text:p>
          </table:table-cell>
        </table:table-row>
        <table:table-row table:style-name="ro1">
          <table:table-cell office:value-type="float" office:value="0.0928300023078918" calcext:value-type="float">
            <text:p>0.092830002307892</text:p>
          </table:table-cell>
        </table:table-row>
        <table:table-row table:style-name="ro1">
          <table:table-cell office:value-type="float" office:value="0.0901999995112419" calcext:value-type="float">
            <text:p>0.090199999511242</text:p>
          </table:table-cell>
        </table:table-row>
        <table:table-row table:style-name="ro1">
          <table:table-cell office:value-type="float" office:value="0.0855799987912178" calcext:value-type="float">
            <text:p>0.085579998791218</text:p>
          </table:table-cell>
        </table:table-row>
        <table:table-row table:style-name="ro1">
          <table:table-cell office:value-type="float" office:value="0.0799100026488304" calcext:value-type="float">
            <text:p>0.079910002648831</text:p>
          </table:table-cell>
        </table:table-row>
        <table:table-row table:style-name="ro1">
          <table:table-cell office:value-type="float" office:value="0.0743099972605705" calcext:value-type="float">
            <text:p>0.074309997260571</text:p>
          </table:table-cell>
        </table:table-row>
        <table:table-row table:style-name="ro1">
          <table:table-cell office:value-type="float" office:value="0.0733300000429153" calcext:value-type="float">
            <text:p>0.073330000042915</text:p>
          </table:table-cell>
        </table:table-row>
        <table:table-row table:style-name="ro1">
          <table:table-cell office:value-type="float" office:value="0.0745500028133392" calcext:value-type="float">
            <text:p>0.074550002813339</text:p>
          </table:table-cell>
        </table:table-row>
        <table:table-row table:style-name="ro1">
          <table:table-cell office:value-type="float" office:value="0.0741799995303154" calcext:value-type="float">
            <text:p>0.074179999530315</text:p>
          </table:table-cell>
        </table:table-row>
        <table:table-row table:style-name="ro1">
          <table:table-cell office:value-type="float" office:value="0.0723399966955185" calcext:value-type="float">
            <text:p>0.072339996695519</text:p>
          </table:table-cell>
        </table:table-row>
        <table:table-row table:style-name="ro1">
          <table:table-cell office:value-type="float" office:value="0.0707900002598763" calcext:value-type="float">
            <text:p>0.070790000259876</text:p>
          </table:table-cell>
        </table:table-row>
        <table:table-row table:style-name="ro1">
          <table:table-cell office:value-type="float" office:value="0.0697200000286102" calcext:value-type="float">
            <text:p>0.06972000002861</text:p>
          </table:table-cell>
        </table:table-row>
        <table:table-row table:style-name="ro1">
          <table:table-cell office:value-type="float" office:value="0.0691599994897842" calcext:value-type="float">
            <text:p>0.069159999489784</text:p>
          </table:table-cell>
        </table:table-row>
        <table:table-row table:style-name="ro1">
          <table:table-cell office:value-type="float" office:value="0.0697399973869324" calcext:value-type="float">
            <text:p>0.069739997386932</text:p>
          </table:table-cell>
        </table:table-row>
        <table:table-row table:style-name="ro1">
          <table:table-cell office:value-type="float" office:value="0.0711200013756752" calcext:value-type="float">
            <text:p>0.071120001375675</text:p>
          </table:table-cell>
        </table:table-row>
        <table:table-row table:style-name="ro1">
          <table:table-cell office:value-type="float" office:value="0.0735099986195564" calcext:value-type="float">
            <text:p>0.073509998619557</text:p>
          </table:table-cell>
        </table:table-row>
        <table:table-row table:style-name="ro1">
          <table:table-cell office:value-type="float" office:value="0.0768600031733513" calcext:value-type="float">
            <text:p>0.076860003173351</text:p>
          </table:table-cell>
        </table:table-row>
        <table:table-row table:style-name="ro1">
          <table:table-cell office:value-type="float" office:value="0.0800699964165688" calcext:value-type="float">
            <text:p>0.080069996416569</text:p>
          </table:table-cell>
        </table:table-row>
        <table:table-row table:style-name="ro1">
          <table:table-cell office:value-type="float" office:value="0.0796300023794174" calcext:value-type="float">
            <text:p>0.079630002379418</text:p>
          </table:table-cell>
        </table:table-row>
        <table:table-row table:style-name="ro1">
          <table:table-cell office:value-type="float" office:value="0.0766400024294853" calcext:value-type="float">
            <text:p>0.076640002429485</text:p>
          </table:table-cell>
        </table:table-row>
        <table:table-row table:style-name="ro1">
          <table:table-cell office:value-type="float" office:value="0.0729599967598915" calcext:value-type="float">
            <text:p>0.072959996759892</text:p>
          </table:table-cell>
        </table:table-row>
        <table:table-row table:style-name="ro1">
          <table:table-cell office:value-type="float" office:value="0.0720100030303001" calcext:value-type="float">
            <text:p>0.0720100030303</text:p>
          </table:table-cell>
        </table:table-row>
        <table:table-row table:style-name="ro1">
          <table:table-cell office:value-type="float" office:value="0.0749500021338463" calcext:value-type="float">
            <text:p>0.074950002133846</text:p>
          </table:table-cell>
        </table:table-row>
        <table:table-row table:style-name="ro1">
          <table:table-cell office:value-type="float" office:value="0.0764499977231026" calcext:value-type="float">
            <text:p>0.076449997723103</text:p>
          </table:table-cell>
        </table:table-row>
        <table:table-row table:style-name="ro1">
          <table:table-cell office:value-type="float" office:value="0.0808200016617775" calcext:value-type="float">
            <text:p>0.080820001661778</text:p>
          </table:table-cell>
        </table:table-row>
        <table:table-row table:style-name="ro1">
          <table:table-cell office:value-type="float" office:value="0.111869998276234" calcext:value-type="float">
            <text:p>0.111869998276234</text:p>
          </table:table-cell>
        </table:table-row>
        <table:table-row table:style-name="ro1">
          <table:table-cell office:value-type="float" office:value="0.179360002279282" calcext:value-type="float">
            <text:p>0.179360002279282</text:p>
          </table:table-cell>
        </table:table-row>
        <table:table-row table:style-name="ro1">
          <table:table-cell office:value-type="float" office:value="0.274080008268356" calcext:value-type="float">
            <text:p>0.274080008268356</text:p>
          </table:table-cell>
        </table:table-row>
        <table:table-row table:style-name="ro1">
          <table:table-cell office:value-type="float" office:value="0.344980001449585" calcext:value-type="float">
            <text:p>0.344980001449585</text:p>
          </table:table-cell>
        </table:table-row>
        <table:table-row table:style-name="ro1">
          <table:table-cell office:value-type="float" office:value="0.357840001583099" calcext:value-type="float">
            <text:p>0.357840001583099</text:p>
          </table:table-cell>
        </table:table-row>
        <table:table-row table:style-name="ro1">
          <table:table-cell office:value-type="float" office:value="0.395680010318756" calcext:value-type="float">
            <text:p>0.395680010318756</text:p>
          </table:table-cell>
        </table:table-row>
        <table:table-row table:style-name="ro1">
          <table:table-cell office:value-type="float" office:value="0.413040012121201" calcext:value-type="float">
            <text:p>0.413040012121201</text:p>
          </table:table-cell>
        </table:table-row>
        <table:table-row table:style-name="ro1">
          <table:table-cell office:value-type="float" office:value="0.385870009660721" calcext:value-type="float">
            <text:p>0.385870009660721</text:p>
          </table:table-cell>
        </table:table-row>
        <table:table-row table:style-name="ro1">
          <table:table-cell office:value-type="float" office:value="0.356269985437393" calcext:value-type="float">
            <text:p>0.356269985437393</text:p>
          </table:table-cell>
        </table:table-row>
        <table:table-row table:style-name="ro1">
          <table:table-cell office:value-type="float" office:value="0.554300010204315" calcext:value-type="float">
            <text:p>0.554300010204315</text:p>
          </table:table-cell>
        </table:table-row>
        <table:table-row table:style-name="ro1">
          <table:table-cell office:value-type="float" office:value="0.634880006313324" calcext:value-type="float">
            <text:p>0.634880006313324</text:p>
          </table:table-cell>
        </table:table-row>
        <table:table-row table:style-name="ro1">
          <table:table-cell office:value-type="float" office:value="0.583299994468689" calcext:value-type="float">
            <text:p>0.583299994468689</text:p>
          </table:table-cell>
        </table:table-row>
        <table:table-row table:style-name="ro1">
          <table:table-cell office:value-type="float" office:value="0.516260027885437" calcext:value-type="float">
            <text:p>0.516260027885437</text:p>
          </table:table-cell>
        </table:table-row>
        <table:table-row table:style-name="ro1">
          <table:table-cell office:value-type="float" office:value="0.502510011196137" calcext:value-type="float">
            <text:p>0.502510011196137</text:p>
          </table:table-cell>
        </table:table-row>
        <table:table-row table:style-name="ro1">
          <table:table-cell office:value-type="float" office:value="0.73989999294281" calcext:value-type="float">
            <text:p>0.73989999294281</text:p>
          </table:table-cell>
        </table:table-row>
        <table:table-row table:style-name="ro1">
          <table:table-cell office:value-type="float" office:value="1.33245003223419" calcext:value-type="float">
            <text:p>1.33245003223419</text:p>
          </table:table-cell>
        </table:table-row>
        <table:table-row table:style-name="ro1">
          <table:table-cell office:value-type="float" office:value="1.74747002124786" calcext:value-type="float">
            <text:p>1.74747002124786</text:p>
          </table:table-cell>
        </table:table-row>
        <table:table-row table:style-name="ro1">
          <table:table-cell office:value-type="float" office:value="1.40357005596161" calcext:value-type="float">
            <text:p>1.40357005596161</text:p>
          </table:table-cell>
        </table:table-row>
        <table:table-row table:style-name="ro1">
          <table:table-cell office:value-type="float" office:value="1.07697999477386" calcext:value-type="float">
            <text:p>1.07697999477386</text:p>
          </table:table-cell>
        </table:table-row>
        <table:table-row table:style-name="ro1">
          <table:table-cell office:value-type="float" office:value="0.828279972076416" calcext:value-type="float">
            <text:p>0.828279972076416</text:p>
          </table:table-cell>
        </table:table-row>
        <table:table-row table:style-name="ro1">
          <table:table-cell office:value-type="float" office:value="0.704599976539612" calcext:value-type="float">
            <text:p>0.704599976539612</text:p>
          </table:table-cell>
        </table:table-row>
        <table:table-row table:style-name="ro1">
          <table:table-cell office:value-type="float" office:value="0.739889979362488" calcext:value-type="float">
            <text:p>0.739889979362488</text:p>
          </table:table-cell>
        </table:table-row>
        <table:table-row table:style-name="ro1">
          <table:table-cell office:value-type="float" office:value="0.680970013141632" calcext:value-type="float">
            <text:p>0.680970013141632</text:p>
          </table:table-cell>
        </table:table-row>
        <table:table-row table:style-name="ro1">
          <table:table-cell office:value-type="float" office:value="0.576040029525757" calcext:value-type="float">
            <text:p>0.576040029525757</text:p>
          </table:table-cell>
        </table:table-row>
        <table:table-row table:style-name="ro1">
          <table:table-cell office:value-type="float" office:value="0.48403000831604" calcext:value-type="float">
            <text:p>0.48403000831604</text:p>
          </table:table-cell>
        </table:table-row>
        <table:table-row table:style-name="ro1">
          <table:table-cell office:value-type="float" office:value="0.405479997396469" calcext:value-type="float">
            <text:p>0.405479997396469</text:p>
          </table:table-cell>
        </table:table-row>
        <table:table-row table:style-name="ro1">
          <table:table-cell office:value-type="float" office:value="0.341899991035461" calcext:value-type="float">
            <text:p>0.341899991035461</text:p>
          </table:table-cell>
        </table:table-row>
        <table:table-row table:style-name="ro1">
          <table:table-cell office:value-type="float" office:value="0.316119998693466" calcext:value-type="float">
            <text:p>0.316119998693466</text:p>
          </table:table-cell>
        </table:table-row>
        <table:table-row table:style-name="ro1">
          <table:table-cell office:value-type="float" office:value="0.329860001802444" calcext:value-type="float">
            <text:p>0.329860001802444</text:p>
          </table:table-cell>
        </table:table-row>
        <table:table-row table:style-name="ro1">
          <table:table-cell office:value-type="float" office:value="0.457590013742447" calcext:value-type="float">
            <text:p>0.457590013742447</text:p>
          </table:table-cell>
        </table:table-row>
        <table:table-row table:style-name="ro1">
          <table:table-cell office:value-type="float" office:value="0.919799983501434" calcext:value-type="float">
            <text:p>0.919799983501434</text:p>
          </table:table-cell>
        </table:table-row>
        <table:table-row table:style-name="ro1">
          <table:table-cell office:value-type="float" office:value="1.17879998683929" calcext:value-type="float">
            <text:p>1.17879998683929</text:p>
          </table:table-cell>
        </table:table-row>
        <table:table-row table:style-name="ro1">
          <table:table-cell office:value-type="float" office:value="1.04135000705719" calcext:value-type="float">
            <text:p>1.04135000705719</text:p>
          </table:table-cell>
        </table:table-row>
        <table:table-row table:style-name="ro1">
          <table:table-cell office:value-type="float" office:value="0.831950008869171" calcext:value-type="float">
            <text:p>0.831950008869171</text:p>
          </table:table-cell>
        </table:table-row>
        <table:table-row table:style-name="ro1">
          <table:table-cell office:value-type="float" office:value="0.658140003681183" calcext:value-type="float">
            <text:p>0.658140003681183</text:p>
          </table:table-cell>
        </table:table-row>
        <table:table-row table:style-name="ro1">
          <table:table-cell office:value-type="float" office:value="0.53030002117157" calcext:value-type="float">
            <text:p>0.53030002117157</text:p>
          </table:table-cell>
        </table:table-row>
        <table:table-row table:style-name="ro1">
          <table:table-cell office:value-type="float" office:value="0.435479998588562" calcext:value-type="float">
            <text:p>0.435479998588562</text:p>
          </table:table-cell>
        </table:table-row>
        <table:table-row table:style-name="ro1">
          <table:table-cell office:value-type="float" office:value="0.363900005817413" calcext:value-type="float">
            <text:p>0.363900005817413</text:p>
          </table:table-cell>
        </table:table-row>
        <table:table-row table:style-name="ro1">
          <table:table-cell office:value-type="float" office:value="0.307960003614426" calcext:value-type="float">
            <text:p>0.307960003614426</text:p>
          </table:table-cell>
        </table:table-row>
        <table:table-row table:style-name="ro1">
          <table:table-cell office:value-type="float" office:value="0.262620002031326" calcext:value-type="float">
            <text:p>0.262620002031326</text:p>
          </table:table-cell>
        </table:table-row>
        <table:table-row table:style-name="ro1">
          <table:table-cell office:value-type="float" office:value="0.225659996271133" calcext:value-type="float">
            <text:p>0.225659996271133</text:p>
          </table:table-cell>
        </table:table-row>
        <table:table-row table:style-name="ro1">
          <table:table-cell office:value-type="float" office:value="0.195930004119873" calcext:value-type="float">
            <text:p>0.195930004119873</text:p>
          </table:table-cell>
        </table:table-row>
        <table:table-row table:style-name="ro1">
          <table:table-cell office:value-type="float" office:value="0.171159997582436" calcext:value-type="float">
            <text:p>0.171159997582436</text:p>
          </table:table-cell>
        </table:table-row>
        <table:table-row table:style-name="ro1">
          <table:table-cell office:value-type="float" office:value="0.150350004434586" calcext:value-type="float">
            <text:p>0.150350004434586</text:p>
          </table:table-cell>
        </table:table-row>
        <table:table-row table:style-name="ro1">
          <table:table-cell office:value-type="float" office:value="0.132670000195503" calcext:value-type="float">
            <text:p>0.132670000195503</text:p>
          </table:table-cell>
        </table:table-row>
        <table:table-row table:style-name="ro1">
          <table:table-cell office:value-type="float" office:value="0.117700003087521" calcext:value-type="float">
            <text:p>0.117700003087521</text:p>
          </table:table-cell>
        </table:table-row>
        <table:table-row table:style-name="ro1">
          <table:table-cell office:value-type="float" office:value="0.104850001633167" calcext:value-type="float">
            <text:p>0.104850001633167</text:p>
          </table:table-cell>
        </table:table-row>
        <table:table-row table:style-name="ro1">
          <table:table-cell office:value-type="float" office:value="0.0938799977302551" calcext:value-type="float">
            <text:p>0.093879997730255</text:p>
          </table:table-cell>
        </table:table-row>
        <table:table-row table:style-name="ro1">
          <table:table-cell office:value-type="float" office:value="0.0845699980854988" calcext:value-type="float">
            <text:p>0.084569998085499</text:p>
          </table:table-cell>
        </table:table-row>
        <table:table-row table:style-name="ro1">
          <table:table-cell office:value-type="float" office:value="0.0764200016856194" calcext:value-type="float">
            <text:p>0.076420001685619</text:p>
          </table:table-cell>
        </table:table-row>
        <table:table-row table:style-name="ro1">
          <table:table-cell office:value-type="float" office:value="0.0693299993872643" calcext:value-type="float">
            <text:p>0.069329999387264</text:p>
          </table:table-cell>
        </table:table-row>
        <table:table-row table:style-name="ro1">
          <table:table-cell office:value-type="float" office:value="0.0631000027060509" calcext:value-type="float">
            <text:p>0.063100002706051</text:p>
          </table:table-cell>
        </table:table-row>
        <table:table-row table:style-name="ro1">
          <table:table-cell office:value-type="float" office:value="0.0575900003314018" calcext:value-type="float">
            <text:p>0.057590000331402</text:p>
          </table:table-cell>
        </table:table-row>
        <table:table-row table:style-name="ro1">
          <table:table-cell office:value-type="float" office:value="0.0527199991047382" calcext:value-type="float">
            <text:p>0.052719999104738</text:p>
          </table:table-cell>
        </table:table-row>
        <table:table-row table:style-name="ro1">
          <table:table-cell office:value-type="float" office:value="0.048470001667738" calcext:value-type="float">
            <text:p>0.048470001667738</text:p>
          </table:table-cell>
        </table:table-row>
        <table:table-row table:style-name="ro1">
          <table:table-cell office:value-type="float" office:value="0.0447399988770485" calcext:value-type="float">
            <text:p>0.044739998877049</text:p>
          </table:table-cell>
        </table:table-row>
        <table:table-row table:style-name="ro1">
          <table:table-cell office:value-type="float" office:value="0.0414300002157688" calcext:value-type="float">
            <text:p>0.041430000215769</text:p>
          </table:table-cell>
        </table:table-row>
        <table:table-row table:style-name="ro1">
          <table:table-cell office:value-type="float" office:value="0.0384499989449978" calcext:value-type="float">
            <text:p>0.038449998944998</text:p>
          </table:table-cell>
        </table:table-row>
        <table:table-row table:style-name="ro1">
          <table:table-cell office:value-type="float" office:value="0.0357500016689301" calcext:value-type="float">
            <text:p>0.03575000166893</text:p>
          </table:table-cell>
        </table:table-row>
        <table:table-row table:style-name="ro1">
          <table:table-cell office:value-type="float" office:value="0.0333000011742115" calcext:value-type="float">
            <text:p>0.033300001174212</text:p>
          </table:table-cell>
        </table:table-row>
        <table:table-row table:style-name="ro1">
          <table:table-cell office:value-type="float" office:value="0.03108000010252" calcext:value-type="float">
            <text:p>0.03108000010252</text:p>
          </table:table-cell>
        </table:table-row>
        <table:table-row table:style-name="ro1">
          <table:table-cell office:value-type="float" office:value="0.0290699992328882" calcext:value-type="float">
            <text:p>0.029069999232888</text:p>
          </table:table-cell>
        </table:table-row>
        <table:table-row table:style-name="ro1">
          <table:table-cell office:value-type="float" office:value="0.0272499993443489" calcext:value-type="float">
            <text:p>0.027249999344349</text:p>
          </table:table-cell>
        </table:table-row>
        <table:table-row table:style-name="ro1">
          <table:table-cell office:value-type="float" office:value="0.0255999993532896" calcext:value-type="float">
            <text:p>0.02559999935329</text:p>
          </table:table-cell>
        </table:table-row>
        <table:table-row table:style-name="ro1">
          <table:table-cell office:value-type="float" office:value="0.024100000038743" calcext:value-type="float">
            <text:p>0.024100000038743</text:p>
          </table:table-cell>
        </table:table-row>
        <table:table-row table:style-name="ro1">
          <table:table-cell office:value-type="float" office:value="0.0227400008589029" calcext:value-type="float">
            <text:p>0.022740000858903</text:p>
          </table:table-cell>
        </table:table-row>
        <table:table-row table:style-name="ro1">
          <table:table-cell office:value-type="float" office:value="0.0215000007301569" calcext:value-type="float">
            <text:p>0.021500000730157</text:p>
          </table:table-cell>
        </table:table-row>
        <table:table-row table:style-name="ro1">
          <table:table-cell office:value-type="float" office:value="0.0203699991106987" calcext:value-type="float">
            <text:p>0.020369999110699</text:p>
          </table:table-cell>
        </table:table-row>
        <table:table-row table:style-name="ro1">
          <table:table-cell office:value-type="float" office:value="0.0193399991840124" calcext:value-type="float">
            <text:p>0.019339999184013</text:p>
          </table:table-cell>
        </table:table-row>
        <table:table-row table:style-name="ro1">
          <table:table-cell office:value-type="float" office:value="0.0184000004082918" calcext:value-type="float">
            <text:p>0.018400000408292</text:p>
          </table:table-cell>
        </table:table-row>
        <table:table-row table:style-name="ro1">
          <table:table-cell office:value-type="float" office:value="0.0175299998372793" calcext:value-type="float">
            <text:p>0.017529999837279</text:p>
          </table:table-cell>
        </table:table-row>
        <table:table-row table:style-name="ro1">
          <table:table-cell office:value-type="float" office:value="0.0167399998754263" calcext:value-type="float">
            <text:p>0.016739999875426</text:p>
          </table:table-cell>
        </table:table-row>
        <table:table-row table:style-name="ro1">
          <table:table-cell office:value-type="float" office:value="0.0160199999809265" calcext:value-type="float">
            <text:p>0.016019999980927</text:p>
          </table:table-cell>
        </table:table-row>
        <table:table-row table:style-name="ro1">
          <table:table-cell office:value-type="float" office:value="0.0153599996119738" calcext:value-type="float">
            <text:p>0.015359999611974</text:p>
          </table:table-cell>
        </table:table-row>
        <table:table-row table:style-name="ro1">
          <table:table-cell office:value-type="float" office:value="0.0147399995476007" calcext:value-type="float">
            <text:p>0.014739999547601</text:p>
          </table:table-cell>
        </table:table-row>
        <table:table-row table:style-name="ro1">
          <table:table-cell office:value-type="float" office:value="0.0141799999400973" calcext:value-type="float">
            <text:p>0.014179999940097</text:p>
          </table:table-cell>
        </table:table-row>
        <table:table-row table:style-name="ro1">
          <table:table-cell office:value-type="float" office:value="0.0136599997058511" calcext:value-type="float">
            <text:p>0.013659999705851</text:p>
          </table:table-cell>
        </table:table-row>
        <table:table-row table:style-name="ro1">
          <table:table-cell office:value-type="float" office:value="0.0131700001657009" calcext:value-type="float">
            <text:p>0.013170000165701</text:p>
          </table:table-cell>
        </table:table-row>
        <table:table-row table:style-name="ro1">
          <table:table-cell office:value-type="float" office:value="0.0127299996092916" calcext:value-type="float">
            <text:p>0.012729999609292</text:p>
          </table:table-cell>
        </table:table-row>
        <table:table-row table:style-name="ro1">
          <table:table-cell office:value-type="float" office:value="0.0123100001364946" calcext:value-type="float">
            <text:p>0.012310000136495</text:p>
          </table:table-cell>
        </table:table-row>
        <table:table-row table:style-name="ro1">
          <table:table-cell office:value-type="float" office:value="0.0119300000369549" calcext:value-type="float">
            <text:p>0.011930000036955</text:p>
          </table:table-cell>
        </table:table-row>
        <table:table-row table:style-name="ro1">
          <table:table-cell office:value-type="float" office:value="0.011570000089705" calcext:value-type="float">
            <text:p>0.011570000089705</text:p>
          </table:table-cell>
        </table:table-row>
        <table:table-row table:style-name="ro1">
          <table:table-cell office:value-type="float" office:value="0.011230000294745" calcext:value-type="float">
            <text:p>0.011230000294745</text:p>
          </table:table-cell>
        </table:table-row>
        <table:table-row table:style-name="ro1">
          <table:table-cell office:value-type="float" office:value="0.0109200002625585" calcext:value-type="float">
            <text:p>0.010920000262559</text:p>
          </table:table-cell>
        </table:table-row>
        <table:table-row table:style-name="ro1">
          <table:table-cell office:value-type="float" office:value="0.0106199998408556" calcext:value-type="float">
            <text:p>0.010619999840856</text:p>
          </table:table-cell>
        </table:table-row>
        <table:table-row table:style-name="ro1">
          <table:table-cell office:value-type="float" office:value="0.0103500001132488" calcext:value-type="float">
            <text:p>0.010350000113249</text:p>
          </table:table-cell>
        </table:table-row>
        <table:table-row table:style-name="ro1">
          <table:table-cell office:value-type="float" office:value="0.0100899999961257" calcext:value-type="float">
            <text:p>0.010089999996126</text:p>
          </table:table-cell>
        </table:table-row>
        <table:table-row table:style-name="ro1">
          <table:table-cell office:value-type="float" office:value="0.00985000003129244" calcext:value-type="float">
            <text:p>0.009850000031292</text:p>
          </table:table-cell>
        </table:table-row>
        <table:table-row table:style-name="ro1">
          <table:table-cell office:value-type="float" office:value="0.00961999967694283" calcext:value-type="float">
            <text:p>0.009619999676943</text:p>
          </table:table-cell>
        </table:table-row>
        <table:table-row table:style-name="ro1">
          <table:table-cell office:value-type="float" office:value="0.00939999986439943" calcext:value-type="float">
            <text:p>0.009399999864399</text:p>
          </table:table-cell>
        </table:table-row>
        <table:table-row table:style-name="ro1">
          <table:table-cell office:value-type="float" office:value="0.00920000020414591" calcext:value-type="float">
            <text:p>0.009200000204146</text:p>
          </table:table-cell>
        </table:table-row>
        <table:table-row table:style-name="ro1">
          <table:table-cell office:value-type="float" office:value="0.00901000015437603" calcext:value-type="float">
            <text:p>0.009010000154376</text:p>
          </table:table-cell>
        </table:table-row>
        <table:table-row table:style-name="ro1">
          <table:table-cell office:value-type="float" office:value="0.00882000010460615" calcext:value-type="float">
            <text:p>0.008820000104606</text:p>
          </table:table-cell>
        </table:table-row>
        <table:table-row table:style-name="ro1">
          <table:table-cell office:value-type="float" office:value="0.00865000020712614" calcext:value-type="float">
            <text:p>0.008650000207126</text:p>
          </table:table-cell>
        </table:table-row>
        <table:table-row table:style-name="ro1">
          <table:table-cell office:value-type="float" office:value="0.00848999992012978" calcext:value-type="float">
            <text:p>0.00848999992013</text:p>
          </table:table-cell>
        </table:table-row>
        <table:table-row table:style-name="ro1">
          <table:table-cell office:value-type="float" office:value="0.00832999963313341" calcext:value-type="float">
            <text:p>0.008329999633133</text:p>
          </table:table-cell>
        </table:table-row>
        <table:table-row table:style-name="ro1">
          <table:table-cell office:value-type="float" office:value="0.00817999988794327" calcext:value-type="float">
            <text:p>0.008179999887943</text:p>
          </table:table-cell>
        </table:table-row>
        <table:table-row table:style-name="ro1">
          <table:table-cell office:value-type="float" office:value="0.00803999975323677" calcext:value-type="float">
            <text:p>0.008039999753237</text:p>
          </table:table-cell>
        </table:table-row>
        <table:table-row table:style-name="ro1">
          <table:table-cell office:value-type="float" office:value="0.00789999961853027" calcext:value-type="float">
            <text:p>0.00789999961853</text:p>
          </table:table-cell>
        </table:table-row>
        <table:table-row table:style-name="ro1">
          <table:table-cell office:value-type="float" office:value="0.00777000002563" calcext:value-type="float">
            <text:p>0.00777000002563</text:p>
          </table:table-cell>
        </table:table-row>
        <table:table-row table:style-name="ro1">
          <table:table-cell office:value-type="float" office:value="0.00765000004321337" calcext:value-type="float">
            <text:p>0.007650000043213</text:p>
          </table:table-cell>
        </table:table-row>
        <table:table-row table:style-name="ro1">
          <table:table-cell office:value-type="float" office:value="0.00753000006079674" calcext:value-type="float">
            <text:p>0.007530000060797</text:p>
          </table:table-cell>
        </table:table-row>
        <table:table-row table:style-name="ro1">
          <table:table-cell office:value-type="float" office:value="0.00742000015452504" calcext:value-type="float">
            <text:p>0.007420000154525</text:p>
          </table:table-cell>
        </table:table-row>
        <table:table-row table:style-name="ro1">
          <table:table-cell office:value-type="float" office:value="0.00730999978259206" calcext:value-type="float">
            <text:p>0.007309999782592</text:p>
          </table:table-cell>
        </table:table-row>
        <table:table-row table:style-name="ro1">
          <table:table-cell office:value-type="float" office:value="0.00719999987632036" calcext:value-type="float">
            <text:p>0.00719999987632</text:p>
          </table:table-cell>
        </table:table-row>
        <table:table-row table:style-name="ro1">
          <table:table-cell office:value-type="float" office:value="0.0071000000461936" calcext:value-type="float">
            <text:p>0.007100000046194</text:p>
          </table:table-cell>
        </table:table-row>
        <table:table-row table:style-name="ro1">
          <table:table-cell office:value-type="float" office:value="0.00700999982655048" calcext:value-type="float">
            <text:p>0.00700999982655</text:p>
          </table:table-cell>
        </table:table-row>
        <table:table-row table:style-name="ro1">
          <table:table-cell office:value-type="float" office:value="0.00690999999642372" calcext:value-type="float">
            <text:p>0.006909999996424</text:p>
          </table:table-cell>
        </table:table-row>
        <table:table-row table:style-name="ro1">
          <table:table-cell office:value-type="float" office:value="0.00681999977678061" calcext:value-type="float">
            <text:p>0.006819999776781</text:p>
          </table:table-cell>
        </table:table-row>
        <table:table-row table:style-name="ro1">
          <table:table-cell office:value-type="float" office:value="0.00674000009894371" calcext:value-type="float">
            <text:p>0.006740000098944</text:p>
          </table:table-cell>
        </table:table-row>
        <table:table-row table:style-name="ro1">
          <table:table-cell office:value-type="float" office:value="0.00664999987930059" calcext:value-type="float">
            <text:p>0.006649999879301</text:p>
          </table:table-cell>
        </table:table-row>
        <table:table-row table:style-name="ro1">
          <table:table-cell office:value-type="float" office:value="0.0065700002014637" calcext:value-type="float">
            <text:p>0.006570000201464</text:p>
          </table:table-cell>
        </table:table-row>
        <table:table-row table:style-name="ro1">
          <table:table-cell office:value-type="float" office:value="0.00649000005796552" calcext:value-type="float">
            <text:p>0.006490000057966</text:p>
          </table:table-cell>
        </table:table-row>
        <table:table-row table:style-name="ro1">
          <table:table-cell office:value-type="float" office:value="0.00641999999061227" calcext:value-type="float">
            <text:p>0.006419999990612</text:p>
          </table:table-cell>
        </table:table-row>
        <table:table-row table:style-name="ro1">
          <table:table-cell office:value-type="float" office:value="0.00633999984711409" calcext:value-type="float">
            <text:p>0.006339999847114</text:p>
          </table:table-cell>
        </table:table-row>
        <table:table-row table:style-name="ro1">
          <table:table-cell office:value-type="float" office:value="0.00626999977976084" calcext:value-type="float">
            <text:p>0.006269999779761</text:p>
          </table:table-cell>
        </table:table-row>
        <table:table-row table:style-name="ro1">
          <table:table-cell office:value-type="float" office:value="0.00620999978855252" calcext:value-type="float">
            <text:p>0.006209999788553</text:p>
          </table:table-cell>
        </table:table-row>
        <table:table-row table:style-name="ro1">
          <table:table-cell office:value-type="float" office:value="0.00614000018686056" calcext:value-type="float">
            <text:p>0.006140000186861</text:p>
          </table:table-cell>
        </table:table-row>
        <table:table-row table:style-name="ro1">
          <table:table-cell office:value-type="float" office:value="0.00607000011950731" calcext:value-type="float">
            <text:p>0.006070000119507</text:p>
          </table:table-cell>
        </table:table-row>
        <table:table-row table:style-name="ro1">
          <table:table-cell office:value-type="float" office:value="0.006010000128299" calcext:value-type="float">
            <text:p>0.006010000128299</text:p>
          </table:table-cell>
        </table:table-row>
        <table:table-row table:style-name="ro1">
          <table:table-cell office:value-type="float" office:value="0.00595000013709068" calcext:value-type="float">
            <text:p>0.005950000137091</text:p>
          </table:table-cell>
        </table:table-row>
        <table:table-row table:style-name="ro1">
          <table:table-cell office:value-type="float" office:value="0.00589000014588237" calcext:value-type="float">
            <text:p>0.005890000145882</text:p>
          </table:table-cell>
        </table:table-row>
        <table:table-row table:style-name="ro1">
          <table:table-cell office:value-type="float" office:value="0.00583000015467405" calcext:value-type="float">
            <text:p>0.005830000154674</text:p>
          </table:table-cell>
        </table:table-row>
        <table:table-row table:style-name="ro1">
          <table:table-cell office:value-type="float" office:value="0.00577999977394939" calcext:value-type="float">
            <text:p>0.005779999773949</text:p>
          </table:table-cell>
        </table:table-row>
        <table:table-row table:style-name="ro1">
          <table:table-cell office:value-type="float" office:value="0.00571999978274107" calcext:value-type="float">
            <text:p>0.005719999782741</text:p>
          </table:table-cell>
        </table:table-row>
        <table:table-row table:style-name="ro1">
          <table:table-cell office:value-type="float" office:value="0.00566999986767769" calcext:value-type="float">
            <text:p>0.005669999867678</text:p>
          </table:table-cell>
        </table:table-row>
        <table:table-row table:style-name="ro1">
          <table:table-cell office:value-type="float" office:value="0.00561999995261431" calcext:value-type="float">
            <text:p>0.005619999952614</text:p>
          </table:table-cell>
        </table:table-row>
        <table:table-row table:style-name="ro1">
          <table:table-cell office:value-type="float" office:value="0.00557000003755093" calcext:value-type="float">
            <text:p>0.005570000037551</text:p>
          </table:table-cell>
        </table:table-row>
        <table:table-row table:style-name="ro1">
          <table:table-cell office:value-type="float" office:value="0.00552000012248755" calcext:value-type="float">
            <text:p>0.005520000122488</text:p>
          </table:table-cell>
        </table:table-row>
        <table:table-row table:style-name="ro1">
          <table:table-cell office:value-type="float" office:value="0.00547000020742417" calcext:value-type="float">
            <text:p>0.005470000207424</text:p>
          </table:table-cell>
        </table:table-row>
        <table:table-row table:style-name="ro1">
          <table:table-cell office:value-type="float" office:value="0.0054199998266995" calcext:value-type="float">
            <text:p>0.0054199998267</text:p>
          </table:table-cell>
        </table:table-row>
        <table:table-row table:style-name="ro1">
          <table:table-cell office:value-type="float" office:value="0.00537999998778105" calcext:value-type="float">
            <text:p>0.005379999987781</text:p>
          </table:table-cell>
        </table:table-row>
        <table:table-row table:style-name="ro1">
          <table:table-cell office:value-type="float" office:value="0.00533000007271767" calcext:value-type="float">
            <text:p>0.005330000072718</text:p>
          </table:table-cell>
        </table:table-row>
        <table:table-row table:style-name="ro1">
          <table:table-cell office:value-type="float" office:value="0.00528999976813793" calcext:value-type="float">
            <text:p>0.005289999768138</text:p>
          </table:table-cell>
        </table:table-row>
        <table:table-row table:style-name="ro1">
          <table:table-cell office:value-type="float" office:value="0.00524999992921948" calcext:value-type="float">
            <text:p>0.005249999929219</text:p>
          </table:table-cell>
        </table:table-row>
        <table:table-row table:style-name="ro1">
          <table:table-cell office:value-type="float" office:value="0.0052000000141561" calcext:value-type="float">
            <text:p>0.005200000014156</text:p>
          </table:table-cell>
        </table:table-row>
        <table:table-row table:style-name="ro1">
          <table:table-cell office:value-type="float" office:value="0.00516000017523766" calcext:value-type="float">
            <text:p>0.005160000175238</text:p>
          </table:table-cell>
        </table:table-row>
        <table:table-row table:style-name="ro1">
          <table:table-cell office:value-type="float" office:value="0.00511999987065792" calcext:value-type="float">
            <text:p>0.005119999870658</text:p>
          </table:table-cell>
        </table:table-row>
        <table:table-row table:style-name="ro1">
          <table:table-cell office:value-type="float" office:value="0.00508000003173947" calcext:value-type="float">
            <text:p>0.005080000031739</text:p>
          </table:table-cell>
        </table:table-row>
        <table:table-row table:style-name="ro1">
          <table:table-cell office:value-type="float" office:value="0.00504000019282103" calcext:value-type="float">
            <text:p>0.005040000192821</text:p>
          </table:table-cell>
        </table:table-row>
        <table:table-row table:style-name="ro1">
          <table:table-cell office:value-type="float" office:value="0.00500999996438623" calcext:value-type="float">
            <text:p>0.005009999964386</text:p>
          </table:table-cell>
        </table:table-row>
        <table:table-row table:style-name="ro1">
          <table:table-cell office:value-type="float" office:value="0.00497000012546778" calcext:value-type="float">
            <text:p>0.004970000125468</text:p>
          </table:table-cell>
        </table:table-row>
        <table:table-row table:style-name="ro1">
          <table:table-cell office:value-type="float" office:value="0.00492999982088804" calcext:value-type="float">
            <text:p>0.004929999820888</text:p>
          </table:table-cell>
        </table:table-row>
        <table:table-row table:style-name="ro1">
          <table:table-cell office:value-type="float" office:value="0.00490000005811453" calcext:value-type="float">
            <text:p>0.004900000058115</text:p>
          </table:table-cell>
        </table:table-row>
        <table:table-row table:style-name="ro1">
          <table:table-cell office:value-type="float" office:value="0.00486000021919608" calcext:value-type="float">
            <text:p>0.004860000219196</text:p>
          </table:table-cell>
        </table:table-row>
        <table:table-row table:style-name="ro1">
          <table:table-cell office:value-type="float" office:value="0.00482999999076128" calcext:value-type="float">
            <text:p>0.004829999990761</text:p>
          </table:table-cell>
        </table:table-row>
        <table:table-row table:style-name="ro1">
          <table:table-cell office:value-type="float" office:value="0.00479000015184283" calcext:value-type="float">
            <text:p>0.004790000151843</text:p>
          </table:table-cell>
        </table:table-row>
        <table:table-row table:style-name="ro1">
          <table:table-cell office:value-type="float" office:value="0.00475999992340803" calcext:value-type="float">
            <text:p>0.004759999923408</text:p>
          </table:table-cell>
        </table:table-row>
        <table:table-row table:style-name="ro1">
          <table:table-cell office:value-type="float" office:value="0.00473000016063452" calcext:value-type="float">
            <text:p>0.004730000160635</text:p>
          </table:table-cell>
        </table:table-row>
        <table:table-row table:style-name="ro1">
          <table:table-cell office:value-type="float" office:value="0.00469999993219972" calcext:value-type="float">
            <text:p>0.0046999999322</text:p>
          </table:table-cell>
        </table:table-row>
        <table:table-row table:style-name="ro1">
          <table:table-cell office:value-type="float" office:value="0.0046700001694262" calcext:value-type="float">
            <text:p>0.004670000169426</text:p>
          </table:table-cell>
        </table:table-row>
        <table:table-row table:style-name="ro1">
          <table:table-cell office:value-type="float" office:value="0.0046399999409914" calcext:value-type="float">
            <text:p>0.004639999940991</text:p>
          </table:table-cell>
        </table:table-row>
        <table:table-row table:style-name="ro1">
          <table:table-cell office:value-type="float" office:value="0.00460000010207295" calcext:value-type="float">
            <text:p>0.004600000102073</text:p>
          </table:table-cell>
        </table:table-row>
        <table:table-row table:style-name="ro1">
          <table:table-cell office:value-type="float" office:value="0.00456999987363815" calcext:value-type="float">
            <text:p>0.004569999873638</text:p>
          </table:table-cell>
        </table:table-row>
        <table:table-row table:style-name="ro1">
          <table:table-cell office:value-type="float" office:value="0.00455000018700957" calcext:value-type="float">
            <text:p>0.00455000018701</text:p>
          </table:table-cell>
        </table:table-row>
        <table:table-row table:style-name="ro1">
          <table:table-cell office:value-type="float" office:value="0.00451999995857477" calcext:value-type="float">
            <text:p>0.004519999958575</text:p>
          </table:table-cell>
        </table:table-row>
        <table:table-row table:style-name="ro1">
          <table:table-cell office:value-type="float" office:value="0.00449000019580126" calcext:value-type="float">
            <text:p>0.004490000195801</text:p>
          </table:table-cell>
        </table:table-row>
        <table:table-row table:style-name="ro1">
          <table:table-cell office:value-type="float" office:value="0.00445999996736646" calcext:value-type="float">
            <text:p>0.004459999967366</text:p>
          </table:table-cell>
        </table:table-row>
        <table:table-row table:style-name="ro1">
          <table:table-cell office:value-type="float" office:value="0.00443000020459294" calcext:value-type="float">
            <text:p>0.004430000204593</text:p>
          </table:table-cell>
        </table:table-row>
        <table:table-row table:style-name="ro1">
          <table:table-cell office:value-type="float" office:value="0.00441000005230308" calcext:value-type="float">
            <text:p>0.004410000052303</text:p>
          </table:table-cell>
        </table:table-row>
        <table:table-row table:style-name="ro1">
          <table:table-cell office:value-type="float" office:value="0.00437999982386828" calcext:value-type="float">
            <text:p>0.004379999823868</text:p>
          </table:table-cell>
        </table:table-row>
        <table:table-row table:style-name="ro1">
          <table:table-cell office:value-type="float" office:value="0.0043600001372397" calcext:value-type="float">
            <text:p>0.00436000013724</text:p>
          </table:table-cell>
        </table:table-row>
        <table:table-row table:style-name="ro1">
          <table:table-cell office:value-type="float" office:value="0.00432999990880489" calcext:value-type="float">
            <text:p>0.004329999908805</text:p>
          </table:table-cell>
        </table:table-row>
        <table:table-row table:style-name="ro1">
          <table:table-cell office:value-type="float" office:value="0.00430000014603138" calcext:value-type="float">
            <text:p>0.004300000146031</text:p>
          </table:table-cell>
        </table:table-row>
        <table:table-row table:style-name="ro1">
          <table:table-cell office:value-type="float" office:value="0.00427999999374151" calcext:value-type="float">
            <text:p>0.004279999993742</text:p>
          </table:table-cell>
        </table:table-row>
        <table:table-row table:style-name="ro1">
          <table:table-cell office:value-type="float" office:value="0.004250000230968" calcext:value-type="float">
            <text:p>0.004250000230968</text:p>
          </table:table-cell>
        </table:table-row>
        <table:table-row table:style-name="ro1">
          <table:table-cell office:value-type="float" office:value="0.00423000007867813" calcext:value-type="float">
            <text:p>0.004230000078678</text:p>
          </table:table-cell>
        </table:table-row>
        <table:table-row table:style-name="ro1">
          <table:table-cell office:value-type="float" office:value="0.00420999992638826" calcext:value-type="float">
            <text:p>0.004209999926388</text:p>
          </table:table-cell>
        </table:table-row>
        <table:table-row table:style-name="ro1">
          <table:table-cell office:value-type="float" office:value="0.00418000016361475" calcext:value-type="float">
            <text:p>0.004180000163615</text:p>
          </table:table-cell>
        </table:table-row>
        <table:table-row table:style-name="ro1">
          <table:table-cell office:value-type="float" office:value="0.00416000001132488" calcext:value-type="float">
            <text:p>0.004160000011325</text:p>
          </table:table-cell>
        </table:table-row>
        <table:table-row table:style-name="ro1">
          <table:table-cell office:value-type="float" office:value="0.00413999985903502" calcext:value-type="float">
            <text:p>0.004139999859035</text:p>
          </table:table-cell>
        </table:table-row>
        <table:table-row table:style-name="ro1">
          <table:table-cell office:value-type="float" office:value="0.00412000017240644" calcext:value-type="float">
            <text:p>0.004120000172406</text:p>
          </table:table-cell>
        </table:table-row>
        <table:table-row table:style-name="ro1">
          <table:table-cell office:value-type="float" office:value="0.00408999994397163" calcext:value-type="float">
            <text:p>0.004089999943972</text:p>
          </table:table-cell>
        </table:table-row>
        <table:table-row table:style-name="ro1">
          <table:table-cell office:value-type="float" office:value="0.00406999979168177" calcext:value-type="float">
            <text:p>0.004069999791682</text:p>
          </table:table-cell>
        </table:table-row>
        <table:table-row table:style-name="ro1">
          <table:table-cell office:value-type="float" office:value="0.00405000010505319" calcext:value-type="float">
            <text:p>0.004050000105053</text:p>
          </table:table-cell>
        </table:table-row>
        <table:table-row table:style-name="ro1">
          <table:table-cell office:value-type="float" office:value="0.00402999995276332" calcext:value-type="float">
            <text:p>0.004029999952763</text:p>
          </table:table-cell>
        </table:table-row>
        <table:table-row table:style-name="ro1">
          <table:table-cell office:value-type="float" office:value="0.00400999980047345" calcext:value-type="float">
            <text:p>0.004009999800473</text:p>
          </table:table-cell>
        </table:table-row>
        <table:table-row table:style-name="ro1">
          <table:table-cell office:value-type="float" office:value="0.00399000011384487" calcext:value-type="float">
            <text:p>0.003990000113845</text:p>
          </table:table-cell>
        </table:table-row>
        <table:table-row table:style-name="ro1">
          <table:table-cell office:value-type="float" office:value="0.003969999961555" calcext:value-type="float">
            <text:p>0.003969999961555</text:p>
          </table:table-cell>
        </table:table-row>
        <table:table-row table:style-name="ro1">
          <table:table-cell office:value-type="float" office:value="0.00394999980926514" calcext:value-type="float">
            <text:p>0.003949999809265</text:p>
          </table:table-cell>
        </table:table-row>
        <table:table-row table:style-name="ro1">
          <table:table-cell office:value-type="float" office:value="0.00393000012263656" calcext:value-type="float">
            <text:p>0.003930000122637</text:p>
          </table:table-cell>
        </table:table-row>
        <table:table-row table:style-name="ro1">
          <table:table-cell office:value-type="float" office:value="0.00390999997034669" calcext:value-type="float">
            <text:p>0.003909999970347</text:p>
          </table:table-cell>
        </table:table-row>
        <table:table-row table:style-name="ro1">
          <table:table-cell office:value-type="float" office:value="0.00389000005088747" calcext:value-type="float">
            <text:p>0.003890000050887</text:p>
          </table:table-cell>
        </table:table-row>
        <table:table-row table:style-name="ro1">
          <table:table-cell office:value-type="float" office:value="0.0038699998985976" calcext:value-type="float">
            <text:p>0.003869999898598</text:p>
          </table:table-cell>
        </table:table-row>
        <table:table-row table:style-name="ro1">
          <table:table-cell office:value-type="float" office:value="0.00384999997913837" calcext:value-type="float">
            <text:p>0.003849999979138</text:p>
          </table:table-cell>
        </table:table-row>
        <table:table-row table:style-name="ro1">
          <table:table-cell office:value-type="float" office:value="0.00383000005967915" calcext:value-type="float">
            <text:p>0.003830000059679</text:p>
          </table:table-cell>
        </table:table-row>
        <table:table-row table:style-name="ro1">
          <table:table-cell office:value-type="float" office:value="0.00380999990738928" calcext:value-type="float">
            <text:p>0.003809999907389</text:p>
          </table:table-cell>
        </table:table-row>
        <table:table-row table:style-name="ro1">
          <table:table-cell office:value-type="float" office:value="0.00378999998793006" calcext:value-type="float">
            <text:p>0.00378999998793</text:p>
          </table:table-cell>
        </table:table-row>
        <table:table-row table:style-name="ro1">
          <table:table-cell office:value-type="float" office:value="0.00377000006847084" calcext:value-type="float">
            <text:p>0.003770000068471</text:p>
          </table:table-cell>
        </table:table-row>
        <table:table-row table:style-name="ro1">
          <table:table-cell office:value-type="float" office:value="0.0037599999923259" calcext:value-type="float">
            <text:p>0.003759999992326</text:p>
          </table:table-cell>
        </table:table-row>
        <table:table-row table:style-name="ro1">
          <table:table-cell office:value-type="float" office:value="0.00374000007286668" calcext:value-type="float">
            <text:p>0.003740000072867</text:p>
          </table:table-cell>
        </table:table-row>
        <table:table-row table:style-name="ro1">
          <table:table-cell office:value-type="float" office:value="0.00371999992057681" calcext:value-type="float">
            <text:p>0.003719999920577</text:p>
          </table:table-cell>
        </table:table-row>
        <table:table-row table:style-name="ro1">
          <table:table-cell office:value-type="float" office:value="0.00370000000111759" calcext:value-type="float">
            <text:p>0.003700000001118</text:p>
          </table:table-cell>
        </table:table-row>
        <table:table-row table:style-name="ro1">
          <table:table-cell office:value-type="float" office:value="0.00368999992497265" calcext:value-type="float">
            <text:p>0.003689999924973</text:p>
          </table:table-cell>
        </table:table-row>
        <table:table-row table:style-name="ro1">
          <table:table-cell office:value-type="float" office:value="0.00367000000551343" calcext:value-type="float">
            <text:p>0.003670000005513</text:p>
          </table:table-cell>
        </table:table-row>
        <table:table-row table:style-name="ro1">
          <table:table-cell office:value-type="float" office:value="0.00365000008605421" calcext:value-type="float">
            <text:p>0.003650000086054</text:p>
          </table:table-cell>
        </table:table-row>
        <table:table-row table:style-name="ro1">
          <table:table-cell office:value-type="float" office:value="0.00364000000990927" calcext:value-type="float">
            <text:p>0.003640000009909</text:p>
          </table:table-cell>
        </table:table-row>
        <table:table-row table:style-name="ro1">
          <table:table-cell office:value-type="float" office:value="0.00362000009045005" calcext:value-type="float">
            <text:p>0.00362000009045</text:p>
          </table:table-cell>
        </table:table-row>
        <table:table-row table:style-name="ro1">
          <table:table-cell office:value-type="float" office:value="0.00359999993816018" calcext:value-type="float">
            <text:p>0.00359999993816</text:p>
          </table:table-cell>
        </table:table-row>
        <table:table-row table:style-name="ro1">
          <table:table-cell office:value-type="float" office:value="0.00359000009484589" calcext:value-type="float">
            <text:p>0.003590000094846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6000009924173" calcext:value-type="float">
            <text:p>0.003560000099242</text:p>
          </table:table-cell>
        </table:table-row>
        <table:table-row table:style-name="ro1">
          <table:table-cell office:value-type="float" office:value="0.00353999994695187" calcext:value-type="float">
            <text:p>0.003539999946952</text:p>
          </table:table-cell>
        </table:table-row>
        <table:table-row table:style-name="ro1">
          <table:table-cell office:value-type="float" office:value="0.00353000010363758" calcext:value-type="float">
            <text:p>0.003530000103638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7999995574355" calcext:value-type="float">
            <text:p>0.003479999955744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343999988399446" calcext:value-type="float">
            <text:p>0.003439999883994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4099998883903" calcext:value-type="float">
            <text:p>0.00340999988839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7999989278615" calcext:value-type="float">
            <text:p>0.003379999892786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4999989718199" calcext:value-type="float">
            <text:p>0.003349999897182</text:p>
          </table:table-cell>
        </table:table-row>
        <table:table-row table:style-name="ro1">
          <table:table-cell office:value-type="float" office:value="0.0033400000538677" calcext:value-type="float">
            <text:p>0.003340000053868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31000005826354" calcext:value-type="float">
            <text:p>0.003310000058264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999991036952" calcext:value-type="float">
            <text:p>0.00325999991037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2999991476536" calcext:value-type="float">
            <text:p>0.003229999914765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999999191612" calcext:value-type="float">
            <text:p>0.003199999919161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6000008024275" calcext:value-type="float">
            <text:p>0.003160000080243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300000846386" calcext:value-type="float">
            <text:p>0.003130000084639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10000008903444" calcext:value-type="float">
            <text:p>0.003100000089034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999994114041" calcext:value-type="float">
            <text:p>0.00304999994114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80999990738928" calcext:value-type="float">
            <text:p>0.003809999907389</text:p>
          </table:table-cell>
        </table:table-row>
        <table:table-row table:style-name="ro1">
          <table:table-cell office:value-type="float" office:value="0.00472000008448958" calcext:value-type="float">
            <text:p>0.00472000008449</text:p>
          </table:table-cell>
        </table:table-row>
        <table:table-row table:style-name="ro1">
          <table:table-cell office:value-type="float" office:value="0.00559000018984079" calcext:value-type="float">
            <text:p>0.005590000189841</text:p>
          </table:table-cell>
        </table:table-row>
        <table:table-row table:style-name="ro1">
          <table:table-cell office:value-type="float" office:value="0.00632999977096915" calcext:value-type="float">
            <text:p>0.006329999770969</text:p>
          </table:table-cell>
        </table:table-row>
        <table:table-row table:style-name="ro1">
          <table:table-cell office:value-type="float" office:value="0.00692000007256866" calcext:value-type="float">
            <text:p>0.006920000072569</text:p>
          </table:table-cell>
        </table:table-row>
        <table:table-row table:style-name="ro1">
          <table:table-cell office:value-type="float" office:value="0.00735000008717179" calcext:value-type="float">
            <text:p>0.007350000087172</text:p>
          </table:table-cell>
        </table:table-row>
        <table:table-row table:style-name="ro1">
          <table:table-cell office:value-type="float" office:value="0.00767000019550324" calcext:value-type="float">
            <text:p>0.007670000195503</text:p>
          </table:table-cell>
        </table:table-row>
        <table:table-row table:style-name="ro1">
          <table:table-cell office:value-type="float" office:value="0.00810999982059002" calcext:value-type="float">
            <text:p>0.00810999982059</text:p>
          </table:table-cell>
        </table:table-row>
        <table:table-row table:style-name="ro1">
          <table:table-cell office:value-type="float" office:value="0.00946000032126904" calcext:value-type="float">
            <text:p>0.009460000321269</text:p>
          </table:table-cell>
        </table:table-row>
        <table:table-row table:style-name="ro1">
          <table:table-cell office:value-type="float" office:value="0.0134500004351139" calcext:value-type="float">
            <text:p>0.013450000435114</text:p>
          </table:table-cell>
        </table:table-row>
        <table:table-row table:style-name="ro1">
          <table:table-cell office:value-type="float" office:value="0.0193099994212389" calcext:value-type="float">
            <text:p>0.019309999421239</text:p>
          </table:table-cell>
        </table:table-row>
        <table:table-row table:style-name="ro1">
          <table:table-cell office:value-type="float" office:value="0.024550000205636" calcext:value-type="float">
            <text:p>0.024550000205636</text:p>
          </table:table-cell>
        </table:table-row>
        <table:table-row table:style-name="ro1">
          <table:table-cell office:value-type="float" office:value="0.0361899994313717" calcext:value-type="float">
            <text:p>0.036189999431372</text:p>
          </table:table-cell>
        </table:table-row>
        <table:table-row table:style-name="ro1">
          <table:table-cell office:value-type="float" office:value="0.049660000950098" calcext:value-type="float">
            <text:p>0.049660000950098</text:p>
          </table:table-cell>
        </table:table-row>
        <table:table-row table:style-name="ro1">
          <table:table-cell office:value-type="float" office:value="0.0588300004601479" calcext:value-type="float">
            <text:p>0.058830000460148</text:p>
          </table:table-cell>
        </table:table-row>
        <table:table-row table:style-name="ro1">
          <table:table-cell office:value-type="float" office:value="0.0951400026679039" calcext:value-type="float">
            <text:p>0.095140002667904</text:p>
          </table:table-cell>
        </table:table-row>
        <table:table-row table:style-name="ro1">
          <table:table-cell office:value-type="float" office:value="0.178090006113052" calcext:value-type="float">
            <text:p>0.178090006113052</text:p>
          </table:table-cell>
        </table:table-row>
        <table:table-row table:style-name="ro1">
          <table:table-cell office:value-type="float" office:value="0.235699996352196" calcext:value-type="float">
            <text:p>0.235699996352196</text:p>
          </table:table-cell>
        </table:table-row>
        <table:table-row table:style-name="ro1">
          <table:table-cell office:value-type="float" office:value="0.243049994111061" calcext:value-type="float">
            <text:p>0.243049994111061</text:p>
          </table:table-cell>
        </table:table-row>
        <table:table-row table:style-name="ro1">
          <table:table-cell office:value-type="float" office:value="0.233720004558563" calcext:value-type="float">
            <text:p>0.233720004558563</text:p>
          </table:table-cell>
        </table:table-row>
        <table:table-row table:style-name="ro1">
          <table:table-cell office:value-type="float" office:value="0.248530000448227" calcext:value-type="float">
            <text:p>0.248530000448227</text:p>
          </table:table-cell>
        </table:table-row>
        <table:table-row table:style-name="ro1">
          <table:table-cell office:value-type="float" office:value="0.268469989299774" calcext:value-type="float">
            <text:p>0.268469989299774</text:p>
          </table:table-cell>
        </table:table-row>
        <table:table-row table:style-name="ro1">
          <table:table-cell office:value-type="float" office:value="0.258760005235672" calcext:value-type="float">
            <text:p>0.258760005235672</text:p>
          </table:table-cell>
        </table:table-row>
        <table:table-row table:style-name="ro1">
          <table:table-cell office:value-type="float" office:value="0.242929995059967" calcext:value-type="float">
            <text:p>0.242929995059967</text:p>
          </table:table-cell>
        </table:table-row>
        <table:table-row table:style-name="ro1">
          <table:table-cell office:value-type="float" office:value="0.389970004558563" calcext:value-type="float">
            <text:p>0.389970004558563</text:p>
          </table:table-cell>
        </table:table-row>
        <table:table-row table:style-name="ro1">
          <table:table-cell office:value-type="float" office:value="0.458739995956421" calcext:value-type="float">
            <text:p>0.458739995956421</text:p>
          </table:table-cell>
        </table:table-row>
        <table:table-row table:style-name="ro1">
          <table:table-cell office:value-type="float" office:value="0.427150011062622" calcext:value-type="float">
            <text:p>0.427150011062622</text:p>
          </table:table-cell>
        </table:table-row>
        <table:table-row table:style-name="ro1">
          <table:table-cell office:value-type="float" office:value="0.397579997777939" calcext:value-type="float">
            <text:p>0.397579997777939</text:p>
          </table:table-cell>
        </table:table-row>
        <table:table-row table:style-name="ro1">
          <table:table-cell office:value-type="float" office:value="0.657649993896484" calcext:value-type="float">
            <text:p>0.657649993896484</text:p>
          </table:table-cell>
        </table:table-row>
        <table:table-row table:style-name="ro1">
          <table:table-cell office:value-type="float" office:value="0.6666100025177" calcext:value-type="float">
            <text:p>0.6666100025177</text:p>
          </table:table-cell>
        </table:table-row>
        <table:table-row table:style-name="ro1">
          <table:table-cell office:value-type="float" office:value="0.71059000492096" calcext:value-type="float">
            <text:p>0.71059000492096</text:p>
          </table:table-cell>
        </table:table-row>
        <table:table-row table:style-name="ro1">
          <table:table-cell office:value-type="float" office:value="0.672569990158081" calcext:value-type="float">
            <text:p>0.672569990158081</text:p>
          </table:table-cell>
        </table:table-row>
        <table:table-row table:style-name="ro1">
          <table:table-cell office:value-type="float" office:value="0.57726001739502" calcext:value-type="float">
            <text:p>0.57726001739502</text:p>
          </table:table-cell>
        </table:table-row>
        <table:table-row table:style-name="ro1">
          <table:table-cell office:value-type="float" office:value="0.496650010347366" calcext:value-type="float">
            <text:p>0.496650010347366</text:p>
          </table:table-cell>
        </table:table-row>
        <table:table-row table:style-name="ro1">
          <table:table-cell office:value-type="float" office:value="0.43520998954773" calcext:value-type="float">
            <text:p>0.43520998954773</text:p>
          </table:table-cell>
        </table:table-row>
        <table:table-row table:style-name="ro1">
          <table:table-cell office:value-type="float" office:value="0.388139992952347" calcext:value-type="float">
            <text:p>0.388139992952347</text:p>
          </table:table-cell>
        </table:table-row>
        <table:table-row table:style-name="ro1">
          <table:table-cell office:value-type="float" office:value="0.351179987192154" calcext:value-type="float">
            <text:p>0.351179987192154</text:p>
          </table:table-cell>
        </table:table-row>
        <table:table-row table:style-name="ro1">
          <table:table-cell office:value-type="float" office:value="0.31292000412941" calcext:value-type="float">
            <text:p>0.31292000412941</text:p>
          </table:table-cell>
        </table:table-row>
        <table:table-row table:style-name="ro1">
          <table:table-cell office:value-type="float" office:value="0.275759994983673" calcext:value-type="float">
            <text:p>0.275759994983673</text:p>
          </table:table-cell>
        </table:table-row>
        <table:table-row table:style-name="ro1">
          <table:table-cell office:value-type="float" office:value="0.243469998240471" calcext:value-type="float">
            <text:p>0.243469998240471</text:p>
          </table:table-cell>
        </table:table-row>
        <table:table-row table:style-name="ro1">
          <table:table-cell office:value-type="float" office:value="0.215460002422333" calcext:value-type="float">
            <text:p>0.215460002422333</text:p>
          </table:table-cell>
        </table:table-row>
        <table:table-row table:style-name="ro1">
          <table:table-cell office:value-type="float" office:value="0.191119998693466" calcext:value-type="float">
            <text:p>0.191119998693466</text:p>
          </table:table-cell>
        </table:table-row>
        <table:table-row table:style-name="ro1">
          <table:table-cell office:value-type="float" office:value="0.171379998326302" calcext:value-type="float">
            <text:p>0.171379998326302</text:p>
          </table:table-cell>
        </table:table-row>
        <table:table-row table:style-name="ro1">
          <table:table-cell office:value-type="float" office:value="0.164859995245934" calcext:value-type="float">
            <text:p>0.164859995245934</text:p>
          </table:table-cell>
        </table:table-row>
        <table:table-row table:style-name="ro1">
          <table:table-cell office:value-type="float" office:value="0.346060007810593" calcext:value-type="float">
            <text:p>0.346060007810593</text:p>
          </table:table-cell>
        </table:table-row>
        <table:table-row table:style-name="ro1">
          <table:table-cell office:value-type="float" office:value="0.466309994459152" calcext:value-type="float">
            <text:p>0.466309994459152</text:p>
          </table:table-cell>
        </table:table-row>
        <table:table-row table:style-name="ro1">
          <table:table-cell office:value-type="float" office:value="0.679120004177094" calcext:value-type="float">
            <text:p>0.679120004177094</text:p>
          </table:table-cell>
        </table:table-row>
        <table:table-row table:style-name="ro1">
          <table:table-cell office:value-type="float" office:value="0.769110023975372" calcext:value-type="float">
            <text:p>0.769110023975372</text:p>
          </table:table-cell>
        </table:table-row>
        <table:table-row table:style-name="ro1">
          <table:table-cell office:value-type="float" office:value="0.680060029029846" calcext:value-type="float">
            <text:p>0.680060029029846</text:p>
          </table:table-cell>
        </table:table-row>
        <table:table-row table:style-name="ro1">
          <table:table-cell office:value-type="float" office:value="0.663429975509644" calcext:value-type="float">
            <text:p>0.663429975509644</text:p>
          </table:table-cell>
        </table:table-row>
        <table:table-row table:style-name="ro1">
          <table:table-cell office:value-type="float" office:value="0.666390001773834" calcext:value-type="float">
            <text:p>0.666390001773834</text:p>
          </table:table-cell>
        </table:table-row>
        <table:table-row table:style-name="ro1">
          <table:table-cell office:value-type="float" office:value="0.819260001182556" calcext:value-type="float">
            <text:p>0.819260001182556</text:p>
          </table:table-cell>
        </table:table-row>
        <table:table-row table:style-name="ro1">
          <table:table-cell office:value-type="float" office:value="0.85180002450943" calcext:value-type="float">
            <text:p>0.85180002450943</text:p>
          </table:table-cell>
        </table:table-row>
        <table:table-row table:style-name="ro1">
          <table:table-cell office:value-type="float" office:value="0.824150025844574" calcext:value-type="float">
            <text:p>0.824150025844574</text:p>
          </table:table-cell>
        </table:table-row>
        <table:table-row table:style-name="ro1">
          <table:table-cell office:value-type="float" office:value="0.996399998664856" calcext:value-type="float">
            <text:p>0.996399998664856</text:p>
          </table:table-cell>
        </table:table-row>
        <table:table-row table:style-name="ro1">
          <table:table-cell office:value-type="float" office:value="1.19974005222321" calcext:value-type="float">
            <text:p>1.19974005222321</text:p>
          </table:table-cell>
        </table:table-row>
        <table:table-row table:style-name="ro1">
          <table:table-cell office:value-type="float" office:value="1.05559003353119" calcext:value-type="float">
            <text:p>1.05559003353119</text:p>
          </table:table-cell>
        </table:table-row>
        <table:table-row table:style-name="ro1">
          <table:table-cell office:value-type="float" office:value="0.848160028457642" calcext:value-type="float">
            <text:p>0.848160028457642</text:p>
          </table:table-cell>
        </table:table-row>
        <table:table-row table:style-name="ro1">
          <table:table-cell office:value-type="float" office:value="0.858449995517731" calcext:value-type="float">
            <text:p>0.858449995517731</text:p>
          </table:table-cell>
        </table:table-row>
        <table:table-row table:style-name="ro1">
          <table:table-cell office:value-type="float" office:value="1.40351998806" calcext:value-type="float">
            <text:p>1.40351998806</text:p>
          </table:table-cell>
        </table:table-row>
        <table:table-row table:style-name="ro1">
          <table:table-cell office:value-type="float" office:value="3.03460001945496" calcext:value-type="float">
            <text:p>3.03460001945496</text:p>
          </table:table-cell>
        </table:table-row>
        <table:table-row table:style-name="ro1">
          <table:table-cell office:value-type="float" office:value="2.03397011756897" calcext:value-type="float">
            <text:p>2.03397011756897</text:p>
          </table:table-cell>
        </table:table-row>
        <table:table-row table:style-name="ro1">
          <table:table-cell office:value-type="float" office:value="1.41718995571136" calcext:value-type="float">
            <text:p>1.41718995571136</text:p>
          </table:table-cell>
        </table:table-row>
        <table:table-row table:style-name="ro1">
          <table:table-cell office:value-type="float" office:value="1.06614005565643" calcext:value-type="float">
            <text:p>1.06614005565643</text:p>
          </table:table-cell>
        </table:table-row>
        <table:table-row table:style-name="ro1">
          <table:table-cell office:value-type="float" office:value="0.829970002174377" calcext:value-type="float">
            <text:p>0.829970002174377</text:p>
          </table:table-cell>
        </table:table-row>
        <table:table-row table:style-name="ro1">
          <table:table-cell office:value-type="float" office:value="0.784389972686768" calcext:value-type="float">
            <text:p>0.784389972686768</text:p>
          </table:table-cell>
        </table:table-row>
        <table:table-row table:style-name="ro1">
          <table:table-cell office:value-type="float" office:value="0.760070025920868" calcext:value-type="float">
            <text:p>0.760070025920868</text:p>
          </table:table-cell>
        </table:table-row>
        <table:table-row table:style-name="ro1">
          <table:table-cell office:value-type="float" office:value="0.655269980430603" calcext:value-type="float">
            <text:p>0.655269980430603</text:p>
          </table:table-cell>
        </table:table-row>
        <table:table-row table:style-name="ro1">
          <table:table-cell office:value-type="float" office:value="0.547469973564148" calcext:value-type="float">
            <text:p>0.547469973564148</text:p>
          </table:table-cell>
        </table:table-row>
        <table:table-row table:style-name="ro1">
          <table:table-cell office:value-type="float" office:value="0.454420000314712" calcext:value-type="float">
            <text:p>0.454420000314712</text:p>
          </table:table-cell>
        </table:table-row>
        <table:table-row table:style-name="ro1">
          <table:table-cell office:value-type="float" office:value="0.380290001630783" calcext:value-type="float">
            <text:p>0.380290001630783</text:p>
          </table:table-cell>
        </table:table-row>
        <table:table-row table:style-name="ro1">
          <table:table-cell office:value-type="float" office:value="0.325340002775192" calcext:value-type="float">
            <text:p>0.325340002775192</text:p>
          </table:table-cell>
        </table:table-row>
        <table:table-row table:style-name="ro1">
          <table:table-cell office:value-type="float" office:value="0.284020006656647" calcext:value-type="float">
            <text:p>0.284020006656647</text:p>
          </table:table-cell>
        </table:table-row>
        <table:table-row table:style-name="ro1">
          <table:table-cell office:value-type="float" office:value="0.249449998140335" calcext:value-type="float">
            <text:p>0.249449998140335</text:p>
          </table:table-cell>
        </table:table-row>
        <table:table-row table:style-name="ro1">
          <table:table-cell office:value-type="float" office:value="0.219940006732941" calcext:value-type="float">
            <text:p>0.219940006732941</text:p>
          </table:table-cell>
        </table:table-row>
        <table:table-row table:style-name="ro1">
          <table:table-cell office:value-type="float" office:value="0.198789998888969" calcext:value-type="float">
            <text:p>0.198789998888969</text:p>
          </table:table-cell>
        </table:table-row>
        <table:table-row table:style-name="ro1">
          <table:table-cell office:value-type="float" office:value="0.211769998073578" calcext:value-type="float">
            <text:p>0.211769998073578</text:p>
          </table:table-cell>
        </table:table-row>
        <table:table-row table:style-name="ro1">
          <table:table-cell office:value-type="float" office:value="0.237039998173714" calcext:value-type="float">
            <text:p>0.237039998173714</text:p>
          </table:table-cell>
        </table:table-row>
        <table:table-row table:style-name="ro1">
          <table:table-cell office:value-type="float" office:value="0.261130005121231" calcext:value-type="float">
            <text:p>0.261130005121231</text:p>
          </table:table-cell>
        </table:table-row>
        <table:table-row table:style-name="ro1">
          <table:table-cell office:value-type="float" office:value="0.268159985542297" calcext:value-type="float">
            <text:p>0.268159985542297</text:p>
          </table:table-cell>
        </table:table-row>
        <table:table-row table:style-name="ro1">
          <table:table-cell office:value-type="float" office:value="0.256520003080368" calcext:value-type="float">
            <text:p>0.256520003080368</text:p>
          </table:table-cell>
        </table:table-row>
        <table:table-row table:style-name="ro1">
          <table:table-cell office:value-type="float" office:value="0.238680005073547" calcext:value-type="float">
            <text:p>0.238680005073547</text:p>
          </table:table-cell>
        </table:table-row>
        <table:table-row table:style-name="ro1">
          <table:table-cell office:value-type="float" office:value="0.217529997229576" calcext:value-type="float">
            <text:p>0.217529997229576</text:p>
          </table:table-cell>
        </table:table-row>
        <table:table-row table:style-name="ro1">
          <table:table-cell office:value-type="float" office:value="0.195160001516342" calcext:value-type="float">
            <text:p>0.195160001516342</text:p>
          </table:table-cell>
        </table:table-row>
        <table:table-row table:style-name="ro1">
          <table:table-cell office:value-type="float" office:value="0.174490004777908" calcext:value-type="float">
            <text:p>0.174490004777908</text:p>
          </table:table-cell>
        </table:table-row>
        <table:table-row table:style-name="ro1">
          <table:table-cell office:value-type="float" office:value="0.167809993028641" calcext:value-type="float">
            <text:p>0.167809993028641</text:p>
          </table:table-cell>
        </table:table-row>
        <table:table-row table:style-name="ro1">
          <table:table-cell office:value-type="float" office:value="0.18690000474453" calcext:value-type="float">
            <text:p>0.18690000474453</text:p>
          </table:table-cell>
        </table:table-row>
        <table:table-row table:style-name="ro1">
          <table:table-cell office:value-type="float" office:value="0.208800002932548" calcext:value-type="float">
            <text:p>0.208800002932548</text:p>
          </table:table-cell>
        </table:table-row>
        <table:table-row table:style-name="ro1">
          <table:table-cell office:value-type="float" office:value="0.233209997415543" calcext:value-type="float">
            <text:p>0.233209997415543</text:p>
          </table:table-cell>
        </table:table-row>
        <table:table-row table:style-name="ro1">
          <table:table-cell office:value-type="float" office:value="0.311069995164871" calcext:value-type="float">
            <text:p>0.311069995164871</text:p>
          </table:table-cell>
        </table:table-row>
        <table:table-row table:style-name="ro1">
          <table:table-cell office:value-type="float" office:value="0.360210001468658" calcext:value-type="float">
            <text:p>0.360210001468658</text:p>
          </table:table-cell>
        </table:table-row>
        <table:table-row table:style-name="ro1">
          <table:table-cell office:value-type="float" office:value="0.347840011119843" calcext:value-type="float">
            <text:p>0.347840011119843</text:p>
          </table:table-cell>
        </table:table-row>
        <table:table-row table:style-name="ro1">
          <table:table-cell office:value-type="float" office:value="0.315499991178513" calcext:value-type="float">
            <text:p>0.315499991178513</text:p>
          </table:table-cell>
        </table:table-row>
        <table:table-row table:style-name="ro1">
          <table:table-cell office:value-type="float" office:value="0.278759986162186" calcext:value-type="float">
            <text:p>0.278759986162186</text:p>
          </table:table-cell>
        </table:table-row>
        <table:table-row table:style-name="ro1">
          <table:table-cell office:value-type="float" office:value="0.24371999502182" calcext:value-type="float">
            <text:p>0.24371999502182</text:p>
          </table:table-cell>
        </table:table-row>
        <table:table-row table:style-name="ro1">
          <table:table-cell office:value-type="float" office:value="0.212540000677109" calcext:value-type="float">
            <text:p>0.212540000677109</text:p>
          </table:table-cell>
        </table:table-row>
        <table:table-row table:style-name="ro1">
          <table:table-cell office:value-type="float" office:value="0.185690000653267" calcext:value-type="float">
            <text:p>0.185690000653267</text:p>
          </table:table-cell>
        </table:table-row>
        <table:table-row table:style-name="ro1">
          <table:table-cell office:value-type="float" office:value="0.162799999117851" calcext:value-type="float">
            <text:p>0.162799999117851</text:p>
          </table:table-cell>
        </table:table-row>
        <table:table-row table:style-name="ro1">
          <table:table-cell office:value-type="float" office:value="0.143370002508163" calcext:value-type="float">
            <text:p>0.143370002508163</text:p>
          </table:table-cell>
        </table:table-row>
        <table:table-row table:style-name="ro1">
          <table:table-cell office:value-type="float" office:value="0.126849994063377" calcext:value-type="float">
            <text:p>0.126849994063377</text:p>
          </table:table-cell>
        </table:table-row>
        <table:table-row table:style-name="ro1">
          <table:table-cell office:value-type="float" office:value="0.112800002098084" calcext:value-type="float">
            <text:p>0.112800002098084</text:p>
          </table:table-cell>
        </table:table-row>
        <table:table-row table:style-name="ro1">
          <table:table-cell office:value-type="float" office:value="0.100709997117519" calcext:value-type="float">
            <text:p>0.100709997117519</text:p>
          </table:table-cell>
        </table:table-row>
        <table:table-row table:style-name="ro1">
          <table:table-cell office:value-type="float" office:value="0.090319998562336" calcext:value-type="float">
            <text:p>0.090319998562336</text:p>
          </table:table-cell>
        </table:table-row>
        <table:table-row table:style-name="ro1">
          <table:table-cell office:value-type="float" office:value="0.0813200026750565" calcext:value-type="float">
            <text:p>0.081320002675057</text:p>
          </table:table-cell>
        </table:table-row>
        <table:table-row table:style-name="ro1">
          <table:table-cell office:value-type="float" office:value="0.0735099986195564" calcext:value-type="float">
            <text:p>0.073509998619557</text:p>
          </table:table-cell>
        </table:table-row>
        <table:table-row table:style-name="ro1">
          <table:table-cell office:value-type="float" office:value="0.066710002720356" calcext:value-type="float">
            <text:p>0.066710002720356</text:p>
          </table:table-cell>
        </table:table-row>
        <table:table-row table:style-name="ro1">
          <table:table-cell office:value-type="float" office:value="0.0608000010251999" calcext:value-type="float">
            <text:p>0.0608000010252</text:p>
          </table:table-cell>
        </table:table-row>
        <table:table-row table:style-name="ro1">
          <table:table-cell office:value-type="float" office:value="0.0556299984455109" calcext:value-type="float">
            <text:p>0.055629998445511</text:p>
          </table:table-cell>
        </table:table-row>
        <table:table-row table:style-name="ro1">
          <table:table-cell office:value-type="float" office:value="0.0510599985718727" calcext:value-type="float">
            <text:p>0.051059998571873</text:p>
          </table:table-cell>
        </table:table-row>
        <table:table-row table:style-name="ro1">
          <table:table-cell office:value-type="float" office:value="0.0469800010323525" calcext:value-type="float">
            <text:p>0.046980001032353</text:p>
          </table:table-cell>
        </table:table-row>
        <table:table-row table:style-name="ro1">
          <table:table-cell office:value-type="float" office:value="0.0433499999344349" calcext:value-type="float">
            <text:p>0.043349999934435</text:p>
          </table:table-cell>
        </table:table-row>
        <table:table-row table:style-name="ro1">
          <table:table-cell office:value-type="float" office:value="0.0401099994778633" calcext:value-type="float">
            <text:p>0.040109999477863</text:p>
          </table:table-cell>
        </table:table-row>
        <table:table-row table:style-name="ro1">
          <table:table-cell office:value-type="float" office:value="0.0372000001370907" calcext:value-type="float">
            <text:p>0.037200000137091</text:p>
          </table:table-cell>
        </table:table-row>
        <table:table-row table:style-name="ro1">
          <table:table-cell office:value-type="float" office:value="0.0345899984240532" calcext:value-type="float">
            <text:p>0.034589998424053</text:p>
          </table:table-cell>
        </table:table-row>
        <table:table-row table:style-name="ro1">
          <table:table-cell office:value-type="float" office:value="0.0322399996221066" calcext:value-type="float">
            <text:p>0.032239999622107</text:p>
          </table:table-cell>
        </table:table-row>
        <table:table-row table:style-name="ro1">
          <table:table-cell office:value-type="float" office:value="0.0301300007849932" calcext:value-type="float">
            <text:p>0.030130000784993</text:p>
          </table:table-cell>
        </table:table-row>
        <table:table-row table:style-name="ro1">
          <table:table-cell office:value-type="float" office:value="0.0282199997454882" calcext:value-type="float">
            <text:p>0.028219999745488</text:p>
          </table:table-cell>
        </table:table-row>
        <table:table-row table:style-name="ro1">
          <table:table-cell office:value-type="float" office:value="0.0264999996870756" calcext:value-type="float">
            <text:p>0.026499999687076</text:p>
          </table:table-cell>
        </table:table-row>
        <table:table-row table:style-name="ro1">
          <table:table-cell office:value-type="float" office:value="0.0249799992889166" calcext:value-type="float">
            <text:p>0.024979999288917</text:p>
          </table:table-cell>
        </table:table-row>
        <table:table-row table:style-name="ro1">
          <table:table-cell office:value-type="float" office:value="0.0237399991601706" calcext:value-type="float">
            <text:p>0.023739999160171</text:p>
          </table:table-cell>
        </table:table-row>
        <table:table-row table:style-name="ro1">
          <table:table-cell office:value-type="float" office:value="0.0227099992334843" calcext:value-type="float">
            <text:p>0.022709999233484</text:p>
          </table:table-cell>
        </table:table-row>
        <table:table-row table:style-name="ro1">
          <table:table-cell office:value-type="float" office:value="0.0218100007623434" calcext:value-type="float">
            <text:p>0.021810000762344</text:p>
          </table:table-cell>
        </table:table-row>
        <table:table-row table:style-name="ro1">
          <table:table-cell office:value-type="float" office:value="0.0209699999541044" calcext:value-type="float">
            <text:p>0.020969999954105</text:p>
          </table:table-cell>
        </table:table-row>
        <table:table-row table:style-name="ro1">
          <table:table-cell office:value-type="float" office:value="0.0201600007712841" calcext:value-type="float">
            <text:p>0.020160000771284</text:p>
          </table:table-cell>
        </table:table-row>
        <table:table-row table:style-name="ro1">
          <table:table-cell office:value-type="float" office:value="0.0193700008094311" calcext:value-type="float">
            <text:p>0.019370000809431</text:p>
          </table:table-cell>
        </table:table-row>
        <table:table-row table:style-name="ro1">
          <table:table-cell office:value-type="float" office:value="0.0186000000685453" calcext:value-type="float">
            <text:p>0.018600000068545</text:p>
          </table:table-cell>
        </table:table-row>
        <table:table-row table:style-name="ro1">
          <table:table-cell office:value-type="float" office:value="0.0178599990904331" calcext:value-type="float">
            <text:p>0.017859999090433</text:p>
          </table:table-cell>
        </table:table-row>
        <table:table-row table:style-name="ro1">
          <table:table-cell office:value-type="float" office:value="0.0171300005167723" calcext:value-type="float">
            <text:p>0.017130000516772</text:p>
          </table:table-cell>
        </table:table-row>
        <table:table-row table:style-name="ro1">
          <table:table-cell office:value-type="float" office:value="0.016440000385046" calcext:value-type="float">
            <text:p>0.016440000385046</text:p>
          </table:table-cell>
        </table:table-row>
        <table:table-row table:style-name="ro1">
          <table:table-cell office:value-type="float" office:value="0.0157800000160933" calcext:value-type="float">
            <text:p>0.015780000016093</text:p>
          </table:table-cell>
        </table:table-row>
        <table:table-row table:style-name="ro1">
          <table:table-cell office:value-type="float" office:value="0.0151500003412366" calcext:value-type="float">
            <text:p>0.015150000341237</text:p>
          </table:table-cell>
        </table:table-row>
        <table:table-row table:style-name="ro1">
          <table:table-cell office:value-type="float" office:value="0.0145600000396371" calcext:value-type="float">
            <text:p>0.014560000039637</text:p>
          </table:table-cell>
        </table:table-row>
        <table:table-row table:style-name="ro1">
          <table:table-cell office:value-type="float" office:value="0.0139899998903275" calcext:value-type="float">
            <text:p>0.013989999890328</text:p>
          </table:table-cell>
        </table:table-row>
        <table:table-row table:style-name="ro1">
          <table:table-cell office:value-type="float" office:value="0.0134600000455976" calcext:value-type="float">
            <text:p>0.013460000045598</text:p>
          </table:table-cell>
        </table:table-row>
        <table:table-row table:style-name="ro1">
          <table:table-cell office:value-type="float" office:value="0.0129599999636412" calcext:value-type="float">
            <text:p>0.012959999963641</text:p>
          </table:table-cell>
        </table:table-row>
        <table:table-row table:style-name="ro1">
          <table:table-cell office:value-type="float" office:value="0.0124899996444583" calcext:value-type="float">
            <text:p>0.012489999644458</text:p>
          </table:table-cell>
        </table:table-row>
        <table:table-row table:style-name="ro1">
          <table:table-cell office:value-type="float" office:value="0.0120400004088879" calcext:value-type="float">
            <text:p>0.012040000408888</text:p>
          </table:table-cell>
        </table:table-row>
        <table:table-row table:style-name="ro1">
          <table:table-cell office:value-type="float" office:value="0.0116200000047684" calcext:value-type="float">
            <text:p>0.011620000004768</text:p>
          </table:table-cell>
        </table:table-row>
        <table:table-row table:style-name="ro1">
          <table:table-cell office:value-type="float" office:value="0.0112199997529388" calcext:value-type="float">
            <text:p>0.011219999752939</text:p>
          </table:table-cell>
        </table:table-row>
        <table:table-row table:style-name="ro1">
          <table:table-cell office:value-type="float" office:value="0.0108500001952052" calcext:value-type="float">
            <text:p>0.010850000195205</text:p>
          </table:table-cell>
        </table:table-row>
        <table:table-row table:style-name="ro1">
          <table:table-cell office:value-type="float" office:value="0.010499999858439" calcext:value-type="float">
            <text:p>0.010499999858439</text:p>
          </table:table-cell>
        </table:table-row>
        <table:table-row table:style-name="ro1">
          <table:table-cell office:value-type="float" office:value="0.0101600000634789" calcext:value-type="float">
            <text:p>0.010160000063479</text:p>
          </table:table-cell>
        </table:table-row>
        <table:table-row table:style-name="ro1">
          <table:table-cell office:value-type="float" office:value="0.00985000003129244" calcext:value-type="float">
            <text:p>0.009850000031292</text:p>
          </table:table-cell>
        </table:table-row>
        <table:table-row table:style-name="ro1">
          <table:table-cell office:value-type="float" office:value="0.00954999960958958" calcext:value-type="float">
            <text:p>0.00954999960959</text:p>
          </table:table-cell>
        </table:table-row>
        <table:table-row table:style-name="ro1">
          <table:table-cell office:value-type="float" office:value="0.00927000027149916" calcext:value-type="float">
            <text:p>0.009270000271499</text:p>
          </table:table-cell>
        </table:table-row>
        <table:table-row table:style-name="ro1">
          <table:table-cell office:value-type="float" office:value="0.00901000015437603" calcext:value-type="float">
            <text:p>0.009010000154376</text:p>
          </table:table-cell>
        </table:table-row>
        <table:table-row table:style-name="ro1">
          <table:table-cell office:value-type="float" office:value="0.00875999964773655" calcext:value-type="float">
            <text:p>0.008759999647737</text:p>
          </table:table-cell>
        </table:table-row>
        <table:table-row table:style-name="ro1">
          <table:table-cell office:value-type="float" office:value="0.00851999968290329" calcext:value-type="float">
            <text:p>0.008519999682903</text:p>
          </table:table-cell>
        </table:table-row>
        <table:table-row table:style-name="ro1">
          <table:table-cell office:value-type="float" office:value="0.0082999998703599" calcext:value-type="float">
            <text:p>0.00829999987036</text:p>
          </table:table-cell>
        </table:table-row>
        <table:table-row table:style-name="ro1">
          <table:table-cell office:value-type="float" office:value="0.00808999966830015" calcext:value-type="float">
            <text:p>0.0080899996683</text:p>
          </table:table-cell>
        </table:table-row>
        <table:table-row table:style-name="ro1">
          <table:table-cell office:value-type="float" office:value="0.00789000000804663" calcext:value-type="float">
            <text:p>0.007890000008047</text:p>
          </table:table-cell>
        </table:table-row>
        <table:table-row table:style-name="ro1">
          <table:table-cell office:value-type="float" office:value="0.00769999995827675" calcext:value-type="float">
            <text:p>0.007699999958277</text:p>
          </table:table-cell>
        </table:table-row>
        <table:table-row table:style-name="ro1">
          <table:table-cell office:value-type="float" office:value="0.00750999990850687" calcext:value-type="float">
            <text:p>0.007509999908507</text:p>
          </table:table-cell>
        </table:table-row>
        <table:table-row table:style-name="ro1">
          <table:table-cell office:value-type="float" office:value="0.00734000001102686" calcext:value-type="float">
            <text:p>0.007340000011027</text:p>
          </table:table-cell>
        </table:table-row>
        <table:table-row table:style-name="ro1">
          <table:table-cell office:value-type="float" office:value="0.00718000018969178" calcext:value-type="float">
            <text:p>0.007180000189692</text:p>
          </table:table-cell>
        </table:table-row>
        <table:table-row table:style-name="ro1">
          <table:table-cell office:value-type="float" office:value="0.00701999990269542" calcext:value-type="float">
            <text:p>0.007019999902695</text:p>
          </table:table-cell>
        </table:table-row>
        <table:table-row table:style-name="ro1">
          <table:table-cell office:value-type="float" office:value="0.00687999976798892" calcext:value-type="float">
            <text:p>0.006879999767989</text:p>
          </table:table-cell>
        </table:table-row>
        <table:table-row table:style-name="ro1">
          <table:table-cell office:value-type="float" office:value="0.00673000002279878" calcext:value-type="float">
            <text:p>0.006730000022799</text:p>
          </table:table-cell>
        </table:table-row>
        <table:table-row table:style-name="ro1">
          <table:table-cell office:value-type="float" office:value="0.00659999996423721" calcext:value-type="float">
            <text:p>0.006599999964237</text:p>
          </table:table-cell>
        </table:table-row>
        <table:table-row table:style-name="ro1">
          <table:table-cell office:value-type="float" office:value="0.00646999990567565" calcext:value-type="float">
            <text:p>0.006469999905676</text:p>
          </table:table-cell>
        </table:table-row>
        <table:table-row table:style-name="ro1">
          <table:table-cell office:value-type="float" office:value="0.00634999992325902" calcext:value-type="float">
            <text:p>0.006349999923259</text:p>
          </table:table-cell>
        </table:table-row>
        <table:table-row table:style-name="ro1">
          <table:table-cell office:value-type="float" office:value="0.00622999994084239" calcext:value-type="float">
            <text:p>0.006229999940842</text:p>
          </table:table-cell>
        </table:table-row>
        <table:table-row table:style-name="ro1">
          <table:table-cell office:value-type="float" office:value="0.0061200000345707" calcext:value-type="float">
            <text:p>0.006120000034571</text:p>
          </table:table-cell>
        </table:table-row>
        <table:table-row table:style-name="ro1">
          <table:table-cell office:value-type="float" office:value="0.006010000128299" calcext:value-type="float">
            <text:p>0.006010000128299</text:p>
          </table:table-cell>
        </table:table-row>
        <table:table-row table:style-name="ro1">
          <table:table-cell office:value-type="float" office:value="0.00590999983251095" calcext:value-type="float">
            <text:p>0.005909999832511</text:p>
          </table:table-cell>
        </table:table-row>
        <table:table-row table:style-name="ro1">
          <table:table-cell office:value-type="float" office:value="0.00581000000238419" calcext:value-type="float">
            <text:p>0.005810000002384</text:p>
          </table:table-cell>
        </table:table-row>
        <table:table-row table:style-name="ro1">
          <table:table-cell office:value-type="float" office:value="0.00571999978274107" calcext:value-type="float">
            <text:p>0.005719999782741</text:p>
          </table:table-cell>
        </table:table-row>
        <table:table-row table:style-name="ro1">
          <table:table-cell office:value-type="float" office:value="0.00563000002875924" calcext:value-type="float">
            <text:p>0.005630000028759</text:p>
          </table:table-cell>
        </table:table-row>
        <table:table-row table:style-name="ro1">
          <table:table-cell office:value-type="float" office:value="0.00553999980911613" calcext:value-type="float">
            <text:p>0.005539999809116</text:p>
          </table:table-cell>
        </table:table-row>
        <table:table-row table:style-name="ro1">
          <table:table-cell office:value-type="float" office:value="0.00546000013127923" calcext:value-type="float">
            <text:p>0.005460000131279</text:p>
          </table:table-cell>
        </table:table-row>
        <table:table-row table:style-name="ro1">
          <table:table-cell office:value-type="float" office:value="0.00537999998778105" calcext:value-type="float">
            <text:p>0.005379999987781</text:p>
          </table:table-cell>
        </table:table-row>
        <table:table-row table:style-name="ro1">
          <table:table-cell office:value-type="float" office:value="0.00529999984428287" calcext:value-type="float">
            <text:p>0.005299999844283</text:p>
          </table:table-cell>
        </table:table-row>
        <table:table-row table:style-name="ro1">
          <table:table-cell office:value-type="float" office:value="0.00522999977692962" calcext:value-type="float">
            <text:p>0.00522999977693</text:p>
          </table:table-cell>
        </table:table-row>
        <table:table-row table:style-name="ro1">
          <table:table-cell office:value-type="float" office:value="0.00516000017523766" calcext:value-type="float">
            <text:p>0.005160000175238</text:p>
          </table:table-cell>
        </table:table-row>
        <table:table-row table:style-name="ro1">
          <table:table-cell office:value-type="float" office:value="0.00509000010788441" calcext:value-type="float">
            <text:p>0.005090000107884</text:p>
          </table:table-cell>
        </table:table-row>
        <table:table-row table:style-name="ro1">
          <table:table-cell office:value-type="float" office:value="0.00502000004053116" calcext:value-type="float">
            <text:p>0.005020000040531</text:p>
          </table:table-cell>
        </table:table-row>
        <table:table-row table:style-name="ro1">
          <table:table-cell office:value-type="float" office:value="0.00496000004932284" calcext:value-type="float">
            <text:p>0.004960000049323</text:p>
          </table:table-cell>
        </table:table-row>
        <table:table-row table:style-name="ro1">
          <table:table-cell office:value-type="float" office:value="0.0048899999819696" calcext:value-type="float">
            <text:p>0.00488999998197</text:p>
          </table:table-cell>
        </table:table-row>
        <table:table-row table:style-name="ro1">
          <table:table-cell office:value-type="float" office:value="0.00482999999076128" calcext:value-type="float">
            <text:p>0.004829999990761</text:p>
          </table:table-cell>
        </table:table-row>
        <table:table-row table:style-name="ro1">
          <table:table-cell office:value-type="float" office:value="0.00476999999955297" calcext:value-type="float">
            <text:p>0.004769999999553</text:p>
          </table:table-cell>
        </table:table-row>
        <table:table-row table:style-name="ro1">
          <table:table-cell office:value-type="float" office:value="0.00472000008448958" calcext:value-type="float">
            <text:p>0.00472000008449</text:p>
          </table:table-cell>
        </table:table-row>
        <table:table-row table:style-name="ro1">
          <table:table-cell office:value-type="float" office:value="0.00466000009328127" calcext:value-type="float">
            <text:p>0.004660000093281</text:p>
          </table:table-cell>
        </table:table-row>
        <table:table-row table:style-name="ro1">
          <table:table-cell office:value-type="float" office:value="0.00461000017821789" calcext:value-type="float">
            <text:p>0.004610000178218</text:p>
          </table:table-cell>
        </table:table-row>
        <table:table-row table:style-name="ro1">
          <table:table-cell office:value-type="float" office:value="0.00455999979749322" calcext:value-type="float">
            <text:p>0.004559999797493</text:p>
          </table:table-cell>
        </table:table-row>
        <table:table-row table:style-name="ro1">
          <table:table-cell office:value-type="float" office:value="0.00450999988242984" calcext:value-type="float">
            <text:p>0.00450999988243</text:p>
          </table:table-cell>
        </table:table-row>
        <table:table-row table:style-name="ro1">
          <table:table-cell office:value-type="float" office:value="0.00445999996736646" calcext:value-type="float">
            <text:p>0.004459999967366</text:p>
          </table:table-cell>
        </table:table-row>
        <table:table-row table:style-name="ro1">
          <table:table-cell office:value-type="float" office:value="0.00442000012844801" calcext:value-type="float">
            <text:p>0.004420000128448</text:p>
          </table:table-cell>
        </table:table-row>
        <table:table-row table:style-name="ro1">
          <table:table-cell office:value-type="float" office:value="0.00437000021338463" calcext:value-type="float">
            <text:p>0.004370000213385</text:p>
          </table:table-cell>
        </table:table-row>
        <table:table-row table:style-name="ro1">
          <table:table-cell office:value-type="float" office:value="0.00432999990880489" calcext:value-type="float">
            <text:p>0.004329999908805</text:p>
          </table:table-cell>
        </table:table-row>
        <table:table-row table:style-name="ro1">
          <table:table-cell office:value-type="float" office:value="0.00427999999374151" calcext:value-type="float">
            <text:p>0.004279999993742</text:p>
          </table:table-cell>
        </table:table-row>
        <table:table-row table:style-name="ro1">
          <table:table-cell office:value-type="float" office:value="0.00424000015482307" calcext:value-type="float">
            <text:p>0.004240000154823</text:p>
          </table:table-cell>
        </table:table-row>
        <table:table-row table:style-name="ro1">
          <table:table-cell office:value-type="float" office:value="0.00419999985024333" calcext:value-type="float">
            <text:p>0.004199999850243</text:p>
          </table:table-cell>
        </table:table-row>
        <table:table-row table:style-name="ro1">
          <table:table-cell office:value-type="float" office:value="0.00416000001132488" calcext:value-type="float">
            <text:p>0.004160000011325</text:p>
          </table:table-cell>
        </table:table-row>
        <table:table-row table:style-name="ro1">
          <table:table-cell office:value-type="float" office:value="0.00412000017240644" calcext:value-type="float">
            <text:p>0.004120000172406</text:p>
          </table:table-cell>
        </table:table-row>
        <table:table-row table:style-name="ro1">
          <table:table-cell office:value-type="float" office:value="0.00408999994397163" calcext:value-type="float">
            <text:p>0.004089999943972</text:p>
          </table:table-cell>
        </table:table-row>
        <table:table-row table:style-name="ro1">
          <table:table-cell office:value-type="float" office:value="0.00405000010505319" calcext:value-type="float">
            <text:p>0.004050000105053</text:p>
          </table:table-cell>
        </table:table-row>
        <table:table-row table:style-name="ro1">
          <table:table-cell office:value-type="float" office:value="0.00400999980047345" calcext:value-type="float">
            <text:p>0.004009999800473</text:p>
          </table:table-cell>
        </table:table-row>
        <table:table-row table:style-name="ro1">
          <table:table-cell office:value-type="float" office:value="0.00398000003769994" calcext:value-type="float">
            <text:p>0.0039800000377</text:p>
          </table:table-cell>
        </table:table-row>
        <table:table-row table:style-name="ro1">
          <table:table-cell office:value-type="float" office:value="0.00394999980926514" calcext:value-type="float">
            <text:p>0.003949999809265</text:p>
          </table:table-cell>
        </table:table-row>
        <table:table-row table:style-name="ro1">
          <table:table-cell office:value-type="float" office:value="0.00390999997034669" calcext:value-type="float">
            <text:p>0.003909999970347</text:p>
          </table:table-cell>
        </table:table-row>
        <table:table-row table:style-name="ro1">
          <table:table-cell office:value-type="float" office:value="0.00387999997474253" calcext:value-type="float">
            <text:p>0.003879999974743</text:p>
          </table:table-cell>
        </table:table-row>
        <table:table-row table:style-name="ro1">
          <table:table-cell office:value-type="float" office:value="0.00384999997913837" calcext:value-type="float">
            <text:p>0.003849999979138</text:p>
          </table:table-cell>
        </table:table-row>
        <table:table-row table:style-name="ro1">
          <table:table-cell office:value-type="float" office:value="0.00381999998353422" calcext:value-type="float">
            <text:p>0.003819999983534</text:p>
          </table:table-cell>
        </table:table-row>
        <table:table-row table:style-name="ro1">
          <table:table-cell office:value-type="float" office:value="0.00378999998793006" calcext:value-type="float">
            <text:p>0.00378999998793</text:p>
          </table:table-cell>
        </table:table-row>
        <table:table-row table:style-name="ro1">
          <table:table-cell office:value-type="float" office:value="0.0037599999923259" calcext:value-type="float">
            <text:p>0.003759999992326</text:p>
          </table:table-cell>
        </table:table-row>
        <table:table-row table:style-name="ro1">
          <table:table-cell office:value-type="float" office:value="0.00372999999672174" calcext:value-type="float">
            <text:p>0.003729999996722</text:p>
          </table:table-cell>
        </table:table-row>
        <table:table-row table:style-name="ro1">
          <table:table-cell office:value-type="float" office:value="0.00370000000111759" calcext:value-type="float">
            <text:p>0.003700000001118</text:p>
          </table:table-cell>
        </table:table-row>
        <table:table-row table:style-name="ro1">
          <table:table-cell office:value-type="float" office:value="0.00368000008165836" calcext:value-type="float">
            <text:p>0.003680000081658</text:p>
          </table:table-cell>
        </table:table-row>
        <table:table-row table:style-name="ro1">
          <table:table-cell office:value-type="float" office:value="0.00365000008605421" calcext:value-type="float">
            <text:p>0.003650000086054</text:p>
          </table:table-cell>
        </table:table-row>
        <table:table-row table:style-name="ro1">
          <table:table-cell office:value-type="float" office:value="0.00362000009045005" calcext:value-type="float">
            <text:p>0.00362000009045</text:p>
          </table:table-cell>
        </table:table-row>
        <table:table-row table:style-name="ro1">
          <table:table-cell office:value-type="float" office:value="0.00359999993816018" calcext:value-type="float">
            <text:p>0.00359999993816</text:p>
          </table:table-cell>
        </table:table-row>
        <table:table-row table:style-name="ro1">
          <table:table-cell office:value-type="float" office:value="0.00356999994255602" calcext:value-type="float">
            <text:p>0.003569999942556</text:p>
          </table:table-cell>
        </table:table-row>
        <table:table-row table:style-name="ro1">
          <table:table-cell office:value-type="float" office:value="0.0035500000230968" calcext:value-type="float">
            <text:p>0.003550000023097</text:p>
          </table:table-cell>
        </table:table-row>
        <table:table-row table:style-name="ro1">
          <table:table-cell office:value-type="float" office:value="0.00352000002749264" calcext:value-type="float">
            <text:p>0.003520000027493</text:p>
          </table:table-cell>
        </table:table-row>
        <table:table-row table:style-name="ro1">
          <table:table-cell office:value-type="float" office:value="0.00350000010803342" calcext:value-type="float">
            <text:p>0.003500000108033</text:p>
          </table:table-cell>
        </table:table-row>
        <table:table-row table:style-name="ro1">
          <table:table-cell office:value-type="float" office:value="0.00347999995574355" calcext:value-type="float">
            <text:p>0.003479999955744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343000004068017" calcext:value-type="float">
            <text:p>0.00343000004068</text:p>
          </table:table-cell>
        </table:table-row>
        <table:table-row table:style-name="ro1">
          <table:table-cell office:value-type="float" office:value="0.0034099998883903" calcext:value-type="float">
            <text:p>0.00340999988839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4999989718199" calcext:value-type="float">
            <text:p>0.003349999897182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31000005826354" calcext:value-type="float">
            <text:p>0.003310000058264</text:p>
          </table:table-cell>
        </table:table-row>
        <table:table-row table:style-name="ro1">
          <table:table-cell office:value-type="float" office:value="0.00328999990597367" calcext:value-type="float">
            <text:p>0.003289999905974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2999991476536" calcext:value-type="float">
            <text:p>0.003229999914765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6000008024275" calcext:value-type="float">
            <text:p>0.003160000080243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0900000128895" calcext:value-type="float">
            <text:p>0.00309000001289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000009782612" calcext:value-type="float">
            <text:p>0.003040000097826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701999990269542" calcext:value-type="float">
            <text:p>0.007019999902695</text:p>
          </table:table-cell>
        </table:table-row>
        <table:table-row table:style-name="ro1">
          <table:table-cell office:value-type="float" office:value="0.0171000007539988" calcext:value-type="float">
            <text:p>0.017100000753999</text:p>
          </table:table-cell>
        </table:table-row>
        <table:table-row table:style-name="ro1">
          <table:table-cell office:value-type="float" office:value="0.0247300006449223" calcext:value-type="float">
            <text:p>0.024730000644922</text:p>
          </table:table-cell>
        </table:table-row>
        <table:table-row table:style-name="ro1">
          <table:table-cell office:value-type="float" office:value="0.0290600005537272" calcext:value-type="float">
            <text:p>0.029060000553727</text:p>
          </table:table-cell>
        </table:table-row>
        <table:table-row table:style-name="ro1">
          <table:table-cell office:value-type="float" office:value="0.0311200004070997" calcext:value-type="float">
            <text:p>0.0311200004071</text:p>
          </table:table-cell>
        </table:table-row>
        <table:table-row table:style-name="ro1">
          <table:table-cell office:value-type="float" office:value="0.0317800007760525" calcext:value-type="float">
            <text:p>0.031780000776053</text:p>
          </table:table-cell>
        </table:table-row>
        <table:table-row table:style-name="ro1">
          <table:table-cell office:value-type="float" office:value="0.0316199995577335" calcext:value-type="float">
            <text:p>0.031619999557734</text:p>
          </table:table-cell>
        </table:table-row>
        <table:table-row table:style-name="ro1">
          <table:table-cell office:value-type="float" office:value="0.0311200004070997" calcext:value-type="float">
            <text:p>0.0311200004071</text:p>
          </table:table-cell>
        </table:table-row>
        <table:table-row table:style-name="ro1">
          <table:table-cell office:value-type="float" office:value="0.0303899999707937" calcext:value-type="float">
            <text:p>0.030389999970794</text:p>
          </table:table-cell>
        </table:table-row>
        <table:table-row table:style-name="ro1">
          <table:table-cell office:value-type="float" office:value="0.0296899992972612" calcext:value-type="float">
            <text:p>0.029689999297261</text:p>
          </table:table-cell>
        </table:table-row>
        <table:table-row table:style-name="ro1">
          <table:table-cell office:value-type="float" office:value="0.0326699987053871" calcext:value-type="float">
            <text:p>0.032669998705387</text:p>
          </table:table-cell>
        </table:table-row>
        <table:table-row table:style-name="ro1">
          <table:table-cell office:value-type="float" office:value="0.0457400009036064" calcext:value-type="float">
            <text:p>0.045740000903607</text:p>
          </table:table-cell>
        </table:table-row>
        <table:table-row table:style-name="ro1">
          <table:table-cell office:value-type="float" office:value="0.0586900003254414" calcext:value-type="float">
            <text:p>0.058690000325441</text:p>
          </table:table-cell>
        </table:table-row>
        <table:table-row table:style-name="ro1">
          <table:table-cell office:value-type="float" office:value="0.0644500032067299" calcext:value-type="float">
            <text:p>0.06445000320673</text:p>
          </table:table-cell>
        </table:table-row>
        <table:table-row table:style-name="ro1">
          <table:table-cell office:value-type="float" office:value="0.0655099973082542" calcext:value-type="float">
            <text:p>0.065509997308254</text:p>
          </table:table-cell>
        </table:table-row>
        <table:table-row table:style-name="ro1">
          <table:table-cell office:value-type="float" office:value="0.0639899969100952" calcext:value-type="float">
            <text:p>0.063989996910095</text:p>
          </table:table-cell>
        </table:table-row>
        <table:table-row table:style-name="ro1">
          <table:table-cell office:value-type="float" office:value="0.0611700005829334" calcext:value-type="float">
            <text:p>0.061170000582934</text:p>
          </table:table-cell>
        </table:table-row>
        <table:table-row table:style-name="ro1">
          <table:table-cell office:value-type="float" office:value="0.0582199990749359" calcext:value-type="float">
            <text:p>0.058219999074936</text:p>
          </table:table-cell>
        </table:table-row>
        <table:table-row table:style-name="ro1">
          <table:table-cell office:value-type="float" office:value="0.0560000017285347" calcext:value-type="float">
            <text:p>0.056000001728535</text:p>
          </table:table-cell>
        </table:table-row>
        <table:table-row table:style-name="ro1">
          <table:table-cell office:value-type="float" office:value="0.0542099997401238" calcext:value-type="float">
            <text:p>0.054209999740124</text:p>
          </table:table-cell>
        </table:table-row>
        <table:table-row table:style-name="ro1">
          <table:table-cell office:value-type="float" office:value="0.0528899990022183" calcext:value-type="float">
            <text:p>0.052889999002218</text:p>
          </table:table-cell>
        </table:table-row>
        <table:table-row table:style-name="ro1">
          <table:table-cell office:value-type="float" office:value="0.0513300001621246" calcext:value-type="float">
            <text:p>0.051330000162125</text:p>
          </table:table-cell>
        </table:table-row>
        <table:table-row table:style-name="ro1">
          <table:table-cell office:value-type="float" office:value="0.0493399985134602" calcext:value-type="float">
            <text:p>0.04933999851346</text:p>
          </table:table-cell>
        </table:table-row>
        <table:table-row table:style-name="ro1">
          <table:table-cell office:value-type="float" office:value="0.0476000010967255" calcext:value-type="float">
            <text:p>0.047600001096726</text:p>
          </table:table-cell>
        </table:table-row>
        <table:table-row table:style-name="ro1">
          <table:table-cell office:value-type="float" office:value="0.0471699982881546" calcext:value-type="float">
            <text:p>0.047169998288155</text:p>
          </table:table-cell>
        </table:table-row>
        <table:table-row table:style-name="ro1">
          <table:table-cell office:value-type="float" office:value="0.0495899990200997" calcext:value-type="float">
            <text:p>0.0495899990201</text:p>
          </table:table-cell>
        </table:table-row>
        <table:table-row table:style-name="ro1">
          <table:table-cell office:value-type="float" office:value="0.089819997549057" calcext:value-type="float">
            <text:p>0.089819997549057</text:p>
          </table:table-cell>
        </table:table-row>
        <table:table-row table:style-name="ro1">
          <table:table-cell office:value-type="float" office:value="0.362709999084473" calcext:value-type="float">
            <text:p>0.362709999084473</text:p>
          </table:table-cell>
        </table:table-row>
        <table:table-row table:style-name="ro1">
          <table:table-cell office:value-type="float" office:value="0.739920020103455" calcext:value-type="float">
            <text:p>0.739920020103455</text:p>
          </table:table-cell>
        </table:table-row>
        <table:table-row table:style-name="ro1">
          <table:table-cell office:value-type="float" office:value="0.697130024433136" calcext:value-type="float">
            <text:p>0.697130024433136</text:p>
          </table:table-cell>
        </table:table-row>
        <table:table-row table:style-name="ro1">
          <table:table-cell office:value-type="float" office:value="0.572719991207123" calcext:value-type="float">
            <text:p>0.572719991207123</text:p>
          </table:table-cell>
        </table:table-row>
        <table:table-row table:style-name="ro1">
          <table:table-cell office:value-type="float" office:value="0.471080005168915" calcext:value-type="float">
            <text:p>0.471080005168915</text:p>
          </table:table-cell>
        </table:table-row>
        <table:table-row table:style-name="ro1">
          <table:table-cell office:value-type="float" office:value="0.398149996995926" calcext:value-type="float">
            <text:p>0.398149996995926</text:p>
          </table:table-cell>
        </table:table-row>
        <table:table-row table:style-name="ro1">
          <table:table-cell office:value-type="float" office:value="0.343780010938644" calcext:value-type="float">
            <text:p>0.343780010938644</text:p>
          </table:table-cell>
        </table:table-row>
        <table:table-row table:style-name="ro1">
          <table:table-cell office:value-type="float" office:value="0.309150010347366" calcext:value-type="float">
            <text:p>0.309150010347366</text:p>
          </table:table-cell>
        </table:table-row>
        <table:table-row table:style-name="ro1">
          <table:table-cell office:value-type="float" office:value="0.361259996891022" calcext:value-type="float">
            <text:p>0.361259996891022</text:p>
          </table:table-cell>
        </table:table-row>
        <table:table-row table:style-name="ro1">
          <table:table-cell office:value-type="float" office:value="0.414660006761551" calcext:value-type="float">
            <text:p>0.414660006761551</text:p>
          </table:table-cell>
        </table:table-row>
        <table:table-row table:style-name="ro1">
          <table:table-cell office:value-type="float" office:value="0.556209981441498" calcext:value-type="float">
            <text:p>0.556209981441498</text:p>
          </table:table-cell>
        </table:table-row>
        <table:table-row table:style-name="ro1">
          <table:table-cell office:value-type="float" office:value="1.5246000289917" calcext:value-type="float">
            <text:p>1.5246000289917</text:p>
          </table:table-cell>
        </table:table-row>
        <table:table-row table:style-name="ro1">
          <table:table-cell office:value-type="float" office:value="1.51145994663239" calcext:value-type="float">
            <text:p>1.51145994663239</text:p>
          </table:table-cell>
        </table:table-row>
        <table:table-row table:style-name="ro1">
          <table:table-cell office:value-type="float" office:value="1.51496994495392" calcext:value-type="float">
            <text:p>1.51496994495392</text:p>
          </table:table-cell>
        </table:table-row>
        <table:table-row table:style-name="ro1">
          <table:table-cell office:value-type="float" office:value="2.47221994400024" calcext:value-type="float">
            <text:p>2.47221994400024</text:p>
          </table:table-cell>
        </table:table-row>
        <table:table-row table:style-name="ro1">
          <table:table-cell office:value-type="float" office:value="2.00445008277893" calcext:value-type="float">
            <text:p>2.00445008277893</text:p>
          </table:table-cell>
        </table:table-row>
        <table:table-row table:style-name="ro1">
          <table:table-cell office:value-type="float" office:value="1.87284994125366" calcext:value-type="float">
            <text:p>1.87284994125366</text:p>
          </table:table-cell>
        </table:table-row>
        <table:table-row table:style-name="ro1">
          <table:table-cell office:value-type="float" office:value="1.37357997894287" calcext:value-type="float">
            <text:p>1.37357997894287</text:p>
          </table:table-cell>
        </table:table-row>
        <table:table-row table:style-name="ro1">
          <table:table-cell office:value-type="float" office:value="1.03553998470306" calcext:value-type="float">
            <text:p>1.03553998470306</text:p>
          </table:table-cell>
        </table:table-row>
        <table:table-row table:style-name="ro1">
          <table:table-cell office:value-type="float" office:value="1.31463003158569" calcext:value-type="float">
            <text:p>1.31463003158569</text:p>
          </table:table-cell>
        </table:table-row>
        <table:table-row table:style-name="ro1">
          <table:table-cell office:value-type="float" office:value="1.55499994754791" calcext:value-type="float">
            <text:p>1.55499994754791</text:p>
          </table:table-cell>
        </table:table-row>
        <table:table-row table:style-name="ro1">
          <table:table-cell office:value-type="float" office:value="1.33502995967865" calcext:value-type="float">
            <text:p>1.33502995967865</text:p>
          </table:table-cell>
        </table:table-row>
        <table:table-row table:style-name="ro1">
          <table:table-cell office:value-type="float" office:value="1.02836000919342" calcext:value-type="float">
            <text:p>1.02836000919342</text:p>
          </table:table-cell>
        </table:table-row>
        <table:table-row table:style-name="ro1">
          <table:table-cell office:value-type="float" office:value="0.789080023765564" calcext:value-type="float">
            <text:p>0.789080023765564</text:p>
          </table:table-cell>
        </table:table-row>
        <table:table-row table:style-name="ro1">
          <table:table-cell office:value-type="float" office:value="0.683899998664856" calcext:value-type="float">
            <text:p>0.683899998664856</text:p>
          </table:table-cell>
        </table:table-row>
        <table:table-row table:style-name="ro1">
          <table:table-cell office:value-type="float" office:value="0.834659993648529" calcext:value-type="float">
            <text:p>0.834659993648529</text:p>
          </table:table-cell>
        </table:table-row>
        <table:table-row table:style-name="ro1">
          <table:table-cell office:value-type="float" office:value="0.920099973678589" calcext:value-type="float">
            <text:p>0.920099973678589</text:p>
          </table:table-cell>
        </table:table-row>
        <table:table-row table:style-name="ro1">
          <table:table-cell office:value-type="float" office:value="0.867410004138947" calcext:value-type="float">
            <text:p>0.867410004138947</text:p>
          </table:table-cell>
        </table:table-row>
        <table:table-row table:style-name="ro1">
          <table:table-cell office:value-type="float" office:value="0.878509998321533" calcext:value-type="float">
            <text:p>0.878509998321533</text:p>
          </table:table-cell>
        </table:table-row>
        <table:table-row table:style-name="ro1">
          <table:table-cell office:value-type="float" office:value="0.824940025806427" calcext:value-type="float">
            <text:p>0.824940025806427</text:p>
          </table:table-cell>
        </table:table-row>
        <table:table-row table:style-name="ro1">
          <table:table-cell office:value-type="float" office:value="0.684970021247864" calcext:value-type="float">
            <text:p>0.684970021247864</text:p>
          </table:table-cell>
        </table:table-row>
        <table:table-row table:style-name="ro1">
          <table:table-cell office:value-type="float" office:value="0.571829974651337" calcext:value-type="float">
            <text:p>0.571829974651337</text:p>
          </table:table-cell>
        </table:table-row>
        <table:table-row table:style-name="ro1">
          <table:table-cell office:value-type="float" office:value="0.674139976501465" calcext:value-type="float">
            <text:p>0.674139976501465</text:p>
          </table:table-cell>
        </table:table-row>
        <table:table-row table:style-name="ro1">
          <table:table-cell office:value-type="float" office:value="0.719460010528564" calcext:value-type="float">
            <text:p>0.719460010528564</text:p>
          </table:table-cell>
        </table:table-row>
        <table:table-row table:style-name="ro1">
          <table:table-cell office:value-type="float" office:value="0.634779989719391" calcext:value-type="float">
            <text:p>0.634779989719391</text:p>
          </table:table-cell>
        </table:table-row>
        <table:table-row table:style-name="ro1">
          <table:table-cell office:value-type="float" office:value="0.90735000371933" calcext:value-type="float">
            <text:p>0.90735000371933</text:p>
          </table:table-cell>
        </table:table-row>
        <table:table-row table:style-name="ro1">
          <table:table-cell office:value-type="float" office:value="2.30411005020142" calcext:value-type="float">
            <text:p>2.30411005020142</text:p>
          </table:table-cell>
        </table:table-row>
        <table:table-row table:style-name="ro1">
          <table:table-cell office:value-type="float" office:value="1.95946002006531" calcext:value-type="float">
            <text:p>1.95946002006531</text:p>
          </table:table-cell>
        </table:table-row>
        <table:table-row table:style-name="ro1">
          <table:table-cell office:value-type="float" office:value="1.42191004753113" calcext:value-type="float">
            <text:p>1.42191004753113</text:p>
          </table:table-cell>
        </table:table-row>
        <table:table-row table:style-name="ro1">
          <table:table-cell office:value-type="float" office:value="1.05445003509521" calcext:value-type="float">
            <text:p>1.05445003509521</text:p>
          </table:table-cell>
        </table:table-row>
        <table:table-row table:style-name="ro1">
          <table:table-cell office:value-type="float" office:value="0.810620009899139" calcext:value-type="float">
            <text:p>0.810620009899139</text:p>
          </table:table-cell>
        </table:table-row>
        <table:table-row table:style-name="ro1">
          <table:table-cell office:value-type="float" office:value="0.651539981365204" calcext:value-type="float">
            <text:p>0.651539981365204</text:p>
          </table:table-cell>
        </table:table-row>
        <table:table-row table:style-name="ro1">
          <table:table-cell office:value-type="float" office:value="0.539780020713806" calcext:value-type="float">
            <text:p>0.539780020713806</text:p>
          </table:table-cell>
        </table:table-row>
        <table:table-row table:style-name="ro1">
          <table:table-cell office:value-type="float" office:value="0.451759994029999" calcext:value-type="float">
            <text:p>0.451759994029999</text:p>
          </table:table-cell>
        </table:table-row>
        <table:table-row table:style-name="ro1">
          <table:table-cell office:value-type="float" office:value="0.379649996757507" calcext:value-type="float">
            <text:p>0.379649996757507</text:p>
          </table:table-cell>
        </table:table-row>
        <table:table-row table:style-name="ro1">
          <table:table-cell office:value-type="float" office:value="0.323210000991821" calcext:value-type="float">
            <text:p>0.323210000991821</text:p>
          </table:table-cell>
        </table:table-row>
        <table:table-row table:style-name="ro1">
          <table:table-cell office:value-type="float" office:value="0.281010001897812" calcext:value-type="float">
            <text:p>0.281010001897812</text:p>
          </table:table-cell>
        </table:table-row>
        <table:table-row table:style-name="ro1">
          <table:table-cell office:value-type="float" office:value="0.254460006952286" calcext:value-type="float">
            <text:p>0.254460006952286</text:p>
          </table:table-cell>
        </table:table-row>
        <table:table-row table:style-name="ro1">
          <table:table-cell office:value-type="float" office:value="0.244810000061989" calcext:value-type="float">
            <text:p>0.244810000061989</text:p>
          </table:table-cell>
        </table:table-row>
        <table:table-row table:style-name="ro1">
          <table:table-cell office:value-type="float" office:value="0.233569994568825" calcext:value-type="float">
            <text:p>0.233569994568825</text:p>
          </table:table-cell>
        </table:table-row>
        <table:table-row table:style-name="ro1">
          <table:table-cell office:value-type="float" office:value="0.2153500020504" calcext:value-type="float">
            <text:p>0.2153500020504</text:p>
          </table:table-cell>
        </table:table-row>
        <table:table-row table:style-name="ro1">
          <table:table-cell office:value-type="float" office:value="0.194440007209778" calcext:value-type="float">
            <text:p>0.194440007209778</text:p>
          </table:table-cell>
        </table:table-row>
        <table:table-row table:style-name="ro1">
          <table:table-cell office:value-type="float" office:value="0.173720002174377" calcext:value-type="float">
            <text:p>0.173720002174377</text:p>
          </table:table-cell>
        </table:table-row>
        <table:table-row table:style-name="ro1">
          <table:table-cell office:value-type="float" office:value="0.154679998755455" calcext:value-type="float">
            <text:p>0.154679998755455</text:p>
          </table:table-cell>
        </table:table-row>
        <table:table-row table:style-name="ro1">
          <table:table-cell office:value-type="float" office:value="0.138040006160736" calcext:value-type="float">
            <text:p>0.138040006160736</text:p>
          </table:table-cell>
        </table:table-row>
        <table:table-row table:style-name="ro1">
          <table:table-cell office:value-type="float" office:value="0.12364000082016" calcext:value-type="float">
            <text:p>0.12364000082016</text:p>
          </table:table-cell>
        </table:table-row>
        <table:table-row table:style-name="ro1">
          <table:table-cell office:value-type="float" office:value="0.110789999365807" calcext:value-type="float">
            <text:p>0.110789999365807</text:p>
          </table:table-cell>
        </table:table-row>
        <table:table-row table:style-name="ro1">
          <table:table-cell office:value-type="float" office:value="0.0995000004768372" calcext:value-type="float">
            <text:p>0.099500000476837</text:p>
          </table:table-cell>
        </table:table-row>
        <table:table-row table:style-name="ro1">
          <table:table-cell office:value-type="float" office:value="0.0909600034356117" calcext:value-type="float">
            <text:p>0.090960003435612</text:p>
          </table:table-cell>
        </table:table-row>
        <table:table-row table:style-name="ro1">
          <table:table-cell office:value-type="float" office:value="0.0855500027537346" calcext:value-type="float">
            <text:p>0.085550002753735</text:p>
          </table:table-cell>
        </table:table-row>
        <table:table-row table:style-name="ro1">
          <table:table-cell office:value-type="float" office:value="0.0847800001502037" calcext:value-type="float">
            <text:p>0.084780000150204</text:p>
          </table:table-cell>
        </table:table-row>
        <table:table-row table:style-name="ro1">
          <table:table-cell office:value-type="float" office:value="0.0921399965882301" calcext:value-type="float">
            <text:p>0.09213999658823</text:p>
          </table:table-cell>
        </table:table-row>
        <table:table-row table:style-name="ro1">
          <table:table-cell office:value-type="float" office:value="0.107620000839233" calcext:value-type="float">
            <text:p>0.107620000839233</text:p>
          </table:table-cell>
        </table:table-row>
        <table:table-row table:style-name="ro1">
          <table:table-cell office:value-type="float" office:value="0.115850001573563" calcext:value-type="float">
            <text:p>0.115850001573563</text:p>
          </table:table-cell>
        </table:table-row>
        <table:table-row table:style-name="ro1">
          <table:table-cell office:value-type="float" office:value="0.118469998240471" calcext:value-type="float">
            <text:p>0.118469998240471</text:p>
          </table:table-cell>
        </table:table-row>
        <table:table-row table:style-name="ro1">
          <table:table-cell office:value-type="float" office:value="0.133340001106262" calcext:value-type="float">
            <text:p>0.133340001106262</text:p>
          </table:table-cell>
        </table:table-row>
        <table:table-row table:style-name="ro1">
          <table:table-cell office:value-type="float" office:value="0.166109994053841" calcext:value-type="float">
            <text:p>0.166109994053841</text:p>
          </table:table-cell>
        </table:table-row>
        <table:table-row table:style-name="ro1">
          <table:table-cell office:value-type="float" office:value="0.194419994950295" calcext:value-type="float">
            <text:p>0.194419994950295</text:p>
          </table:table-cell>
        </table:table-row>
        <table:table-row table:style-name="ro1">
          <table:table-cell office:value-type="float" office:value="0.251839995384216" calcext:value-type="float">
            <text:p>0.251839995384216</text:p>
          </table:table-cell>
        </table:table-row>
        <table:table-row table:style-name="ro1">
          <table:table-cell office:value-type="float" office:value="0.305240005254745" calcext:value-type="float">
            <text:p>0.305240005254745</text:p>
          </table:table-cell>
        </table:table-row>
        <table:table-row table:style-name="ro1">
          <table:table-cell office:value-type="float" office:value="0.413410007953644" calcext:value-type="float">
            <text:p>0.413410007953644</text:p>
          </table:table-cell>
        </table:table-row>
        <table:table-row table:style-name="ro1">
          <table:table-cell office:value-type="float" office:value="0.523630023002625" calcext:value-type="float">
            <text:p>0.523630023002625</text:p>
          </table:table-cell>
        </table:table-row>
        <table:table-row table:style-name="ro1">
          <table:table-cell office:value-type="float" office:value="0.534860014915466" calcext:value-type="float">
            <text:p>0.534860014915466</text:p>
          </table:table-cell>
        </table:table-row>
        <table:table-row table:style-name="ro1">
          <table:table-cell office:value-type="float" office:value="0.480509996414185" calcext:value-type="float">
            <text:p>0.480509996414185</text:p>
          </table:table-cell>
        </table:table-row>
        <table:table-row table:style-name="ro1">
          <table:table-cell office:value-type="float" office:value="0.413390010595322" calcext:value-type="float">
            <text:p>0.413390010595322</text:p>
          </table:table-cell>
        </table:table-row>
        <table:table-row table:style-name="ro1">
          <table:table-cell office:value-type="float" office:value="0.351319998502731" calcext:value-type="float">
            <text:p>0.351319998502731</text:p>
          </table:table-cell>
        </table:table-row>
        <table:table-row table:style-name="ro1">
          <table:table-cell office:value-type="float" office:value="0.298970013856888" calcext:value-type="float">
            <text:p>0.298970013856888</text:p>
          </table:table-cell>
        </table:table-row>
        <table:table-row table:style-name="ro1">
          <table:table-cell office:value-type="float" office:value="0.255800008773804" calcext:value-type="float">
            <text:p>0.255800008773804</text:p>
          </table:table-cell>
        </table:table-row>
        <table:table-row table:style-name="ro1">
          <table:table-cell office:value-type="float" office:value="0.220650002360344" calcext:value-type="float">
            <text:p>0.220650002360344</text:p>
          </table:table-cell>
        </table:table-row>
        <table:table-row table:style-name="ro1">
          <table:table-cell office:value-type="float" office:value="0.192860007286072" calcext:value-type="float">
            <text:p>0.192860007286072</text:p>
          </table:table-cell>
        </table:table-row>
        <table:table-row table:style-name="ro1">
          <table:table-cell office:value-type="float" office:value="0.170890003442764" calcext:value-type="float">
            <text:p>0.170890003442764</text:p>
          </table:table-cell>
        </table:table-row>
        <table:table-row table:style-name="ro1">
          <table:table-cell office:value-type="float" office:value="0.153410002589226" calcext:value-type="float">
            <text:p>0.153410002589226</text:p>
          </table:table-cell>
        </table:table-row>
        <table:table-row table:style-name="ro1">
          <table:table-cell office:value-type="float" office:value="0.165869995951653" calcext:value-type="float">
            <text:p>0.165869995951653</text:p>
          </table:table-cell>
        </table:table-row>
        <table:table-row table:style-name="ro1">
          <table:table-cell office:value-type="float" office:value="0.323480010032654" calcext:value-type="float">
            <text:p>0.323480010032654</text:p>
          </table:table-cell>
        </table:table-row>
        <table:table-row table:style-name="ro1">
          <table:table-cell office:value-type="float" office:value="0.724070012569428" calcext:value-type="float">
            <text:p>0.724070012569428</text:p>
          </table:table-cell>
        </table:table-row>
        <table:table-row table:style-name="ro1">
          <table:table-cell office:value-type="float" office:value="0.936760008335114" calcext:value-type="float">
            <text:p>0.936760008335114</text:p>
          </table:table-cell>
        </table:table-row>
        <table:table-row table:style-name="ro1">
          <table:table-cell office:value-type="float" office:value="0.88442999124527" calcext:value-type="float">
            <text:p>0.88442999124527</text:p>
          </table:table-cell>
        </table:table-row>
        <table:table-row table:style-name="ro1">
          <table:table-cell office:value-type="float" office:value="0.822049975395203" calcext:value-type="float">
            <text:p>0.822049975395203</text:p>
          </table:table-cell>
        </table:table-row>
        <table:table-row table:style-name="ro1">
          <table:table-cell office:value-type="float" office:value="0.745729982852936" calcext:value-type="float">
            <text:p>0.745729982852936</text:p>
          </table:table-cell>
        </table:table-row>
        <table:table-row table:style-name="ro1">
          <table:table-cell office:value-type="float" office:value="0.808309972286224" calcext:value-type="float">
            <text:p>0.808309972286224</text:p>
          </table:table-cell>
        </table:table-row>
        <table:table-row table:style-name="ro1">
          <table:table-cell office:value-type="float" office:value="0.806150019168854" calcext:value-type="float">
            <text:p>0.806150019168854</text:p>
          </table:table-cell>
        </table:table-row>
        <table:table-row table:style-name="ro1">
          <table:table-cell office:value-type="float" office:value="0.709580004215241" calcext:value-type="float">
            <text:p>0.709580004215241</text:p>
          </table:table-cell>
        </table:table-row>
        <table:table-row table:style-name="ro1">
          <table:table-cell office:value-type="float" office:value="0.598599970340729" calcext:value-type="float">
            <text:p>0.598599970340729</text:p>
          </table:table-cell>
        </table:table-row>
        <table:table-row table:style-name="ro1">
          <table:table-cell office:value-type="float" office:value="0.496890008449554" calcext:value-type="float">
            <text:p>0.496890008449554</text:p>
          </table:table-cell>
        </table:table-row>
        <table:table-row table:style-name="ro1">
          <table:table-cell office:value-type="float" office:value="0.411650002002716" calcext:value-type="float">
            <text:p>0.411650002002716</text:p>
          </table:table-cell>
        </table:table-row>
        <table:table-row table:style-name="ro1">
          <table:table-cell office:value-type="float" office:value="0.343780010938644" calcext:value-type="float">
            <text:p>0.343780010938644</text:p>
          </table:table-cell>
        </table:table-row>
        <table:table-row table:style-name="ro1">
          <table:table-cell office:value-type="float" office:value="0.290289998054504" calcext:value-type="float">
            <text:p>0.290289998054504</text:p>
          </table:table-cell>
        </table:table-row>
        <table:table-row table:style-name="ro1">
          <table:table-cell office:value-type="float" office:value="0.247690007090569" calcext:value-type="float">
            <text:p>0.247690007090569</text:p>
          </table:table-cell>
        </table:table-row>
        <table:table-row table:style-name="ro1">
          <table:table-cell office:value-type="float" office:value="0.213430002331734" calcext:value-type="float">
            <text:p>0.213430002331734</text:p>
          </table:table-cell>
        </table:table-row>
        <table:table-row table:style-name="ro1">
          <table:table-cell office:value-type="float" office:value="0.185240000486374" calcext:value-type="float">
            <text:p>0.185240000486374</text:p>
          </table:table-cell>
        </table:table-row>
        <table:table-row table:style-name="ro1">
          <table:table-cell office:value-type="float" office:value="0.161929994821548" calcext:value-type="float">
            <text:p>0.161929994821548</text:p>
          </table:table-cell>
        </table:table-row>
        <table:table-row table:style-name="ro1">
          <table:table-cell office:value-type="float" office:value="0.142450004816055" calcext:value-type="float">
            <text:p>0.142450004816055</text:p>
          </table:table-cell>
        </table:table-row>
        <table:table-row table:style-name="ro1">
          <table:table-cell office:value-type="float" office:value="0.126409992575645" calcext:value-type="float">
            <text:p>0.126409992575645</text:p>
          </table:table-cell>
        </table:table-row>
        <table:table-row table:style-name="ro1">
          <table:table-cell office:value-type="float" office:value="0.113899998366833" calcext:value-type="float">
            <text:p>0.113899998366833</text:p>
          </table:table-cell>
        </table:table-row>
        <table:table-row table:style-name="ro1">
          <table:table-cell office:value-type="float" office:value="0.106710001826286" calcext:value-type="float">
            <text:p>0.106710001826286</text:p>
          </table:table-cell>
        </table:table-row>
        <table:table-row table:style-name="ro1">
          <table:table-cell office:value-type="float" office:value="0.11947999894619" calcext:value-type="float">
            <text:p>0.11947999894619</text:p>
          </table:table-cell>
        </table:table-row>
        <table:table-row table:style-name="ro1">
          <table:table-cell office:value-type="float" office:value="0.13842000067234" calcext:value-type="float">
            <text:p>0.13842000067234</text:p>
          </table:table-cell>
        </table:table-row>
        <table:table-row table:style-name="ro1">
          <table:table-cell office:value-type="float" office:value="0.148589998483658" calcext:value-type="float">
            <text:p>0.148589998483658</text:p>
          </table:table-cell>
        </table:table-row>
        <table:table-row table:style-name="ro1">
          <table:table-cell office:value-type="float" office:value="0.148509994149208" calcext:value-type="float">
            <text:p>0.148509994149208</text:p>
          </table:table-cell>
        </table:table-row>
        <table:table-row table:style-name="ro1">
          <table:table-cell office:value-type="float" office:value="0.142049998044968" calcext:value-type="float">
            <text:p>0.142049998044968</text:p>
          </table:table-cell>
        </table:table-row>
        <table:table-row table:style-name="ro1">
          <table:table-cell office:value-type="float" office:value="0.132689997553825" calcext:value-type="float">
            <text:p>0.132689997553825</text:p>
          </table:table-cell>
        </table:table-row>
        <table:table-row table:style-name="ro1">
          <table:table-cell office:value-type="float" office:value="0.122340001165867" calcext:value-type="float">
            <text:p>0.122340001165867</text:p>
          </table:table-cell>
        </table:table-row>
        <table:table-row table:style-name="ro1">
          <table:table-cell office:value-type="float" office:value="0.112149998545647" calcext:value-type="float">
            <text:p>0.112149998545647</text:p>
          </table:table-cell>
        </table:table-row>
        <table:table-row table:style-name="ro1">
          <table:table-cell office:value-type="float" office:value="0.102530002593994" calcext:value-type="float">
            <text:p>0.102530002593994</text:p>
          </table:table-cell>
        </table:table-row>
        <table:table-row table:style-name="ro1">
          <table:table-cell office:value-type="float" office:value="0.093690000474453" calcext:value-type="float">
            <text:p>0.093690000474453</text:p>
          </table:table-cell>
        </table:table-row>
        <table:table-row table:style-name="ro1">
          <table:table-cell office:value-type="float" office:value="0.0856499969959259" calcext:value-type="float">
            <text:p>0.085649996995926</text:p>
          </table:table-cell>
        </table:table-row>
        <table:table-row table:style-name="ro1">
          <table:table-cell office:value-type="float" office:value="0.0783599987626076" calcext:value-type="float">
            <text:p>0.078359998762608</text:p>
          </table:table-cell>
        </table:table-row>
        <table:table-row table:style-name="ro1">
          <table:table-cell office:value-type="float" office:value="0.0718000009655953" calcext:value-type="float">
            <text:p>0.071800000965595</text:p>
          </table:table-cell>
        </table:table-row>
        <table:table-row table:style-name="ro1">
          <table:table-cell office:value-type="float" office:value="0.0659099966287613" calcext:value-type="float">
            <text:p>0.065909996628761</text:p>
          </table:table-cell>
        </table:table-row>
        <table:table-row table:style-name="ro1">
          <table:table-cell office:value-type="float" office:value="0.0606300011277199" calcext:value-type="float">
            <text:p>0.06063000112772</text:p>
          </table:table-cell>
        </table:table-row>
        <table:table-row table:style-name="ro1">
          <table:table-cell office:value-type="float" office:value="0.0559000000357628" calcext:value-type="float">
            <text:p>0.055900000035763</text:p>
          </table:table-cell>
        </table:table-row>
        <table:table-row table:style-name="ro1">
          <table:table-cell office:value-type="float" office:value="0.0516400001943111" calcext:value-type="float">
            <text:p>0.051640000194311</text:p>
          </table:table-cell>
        </table:table-row>
        <table:table-row table:style-name="ro1">
          <table:table-cell office:value-type="float" office:value="0.0478099994361401" calcext:value-type="float">
            <text:p>0.04780999943614</text:p>
          </table:table-cell>
        </table:table-row>
        <table:table-row table:style-name="ro1">
          <table:table-cell office:value-type="float" office:value="0.0443499982357025" calcext:value-type="float">
            <text:p>0.044349998235703</text:p>
          </table:table-cell>
        </table:table-row>
        <table:table-row table:style-name="ro1">
          <table:table-cell office:value-type="float" office:value="0.0412099994719029" calcext:value-type="float">
            <text:p>0.041209999471903</text:p>
          </table:table-cell>
        </table:table-row>
        <table:table-row table:style-name="ro1">
          <table:table-cell office:value-type="float" office:value="0.0383699983358383" calcext:value-type="float">
            <text:p>0.038369998335838</text:p>
          </table:table-cell>
        </table:table-row>
        <table:table-row table:style-name="ro1">
          <table:table-cell office:value-type="float" office:value="0.0357999987900257" calcext:value-type="float">
            <text:p>0.035799998790026</text:p>
          </table:table-cell>
        </table:table-row>
        <table:table-row table:style-name="ro1">
          <table:table-cell office:value-type="float" office:value="0.0334499999880791" calcext:value-type="float">
            <text:p>0.033449999988079</text:p>
          </table:table-cell>
        </table:table-row>
        <table:table-row table:style-name="ro1">
          <table:table-cell office:value-type="float" office:value="0.0313199982047081" calcext:value-type="float">
            <text:p>0.031319998204708</text:p>
          </table:table-cell>
        </table:table-row>
        <table:table-row table:style-name="ro1">
          <table:table-cell office:value-type="float" office:value="0.029389999806881" calcext:value-type="float">
            <text:p>0.029389999806881</text:p>
          </table:table-cell>
        </table:table-row>
        <table:table-row table:style-name="ro1">
          <table:table-cell office:value-type="float" office:value="0.0276299994438887" calcext:value-type="float">
            <text:p>0.027629999443889</text:p>
          </table:table-cell>
        </table:table-row>
        <table:table-row table:style-name="ro1">
          <table:table-cell office:value-type="float" office:value="0.0260000005364418" calcext:value-type="float">
            <text:p>0.026000000536442</text:p>
          </table:table-cell>
        </table:table-row>
        <table:table-row table:style-name="ro1">
          <table:table-cell office:value-type="float" office:value="0.0245099999010563" calcext:value-type="float">
            <text:p>0.024509999901056</text:p>
          </table:table-cell>
        </table:table-row>
        <table:table-row table:style-name="ro1">
          <table:table-cell office:value-type="float" office:value="0.02314000017941" calcext:value-type="float">
            <text:p>0.02314000017941</text:p>
          </table:table-cell>
        </table:table-row>
        <table:table-row table:style-name="ro1">
          <table:table-cell office:value-type="float" office:value="0.0218800008296967" calcext:value-type="float">
            <text:p>0.021880000829697</text:p>
          </table:table-cell>
        </table:table-row>
        <table:table-row table:style-name="ro1">
          <table:table-cell office:value-type="float" office:value="0.0207199994474649" calcext:value-type="float">
            <text:p>0.020719999447465</text:p>
          </table:table-cell>
        </table:table-row>
        <table:table-row table:style-name="ro1">
          <table:table-cell office:value-type="float" office:value="0.0196700002998114" calcext:value-type="float">
            <text:p>0.019670000299811</text:p>
          </table:table-cell>
        </table:table-row>
        <table:table-row table:style-name="ro1">
          <table:table-cell office:value-type="float" office:value="0.0186999998986721" calcext:value-type="float">
            <text:p>0.018699999898672</text:p>
          </table:table-cell>
        </table:table-row>
        <table:table-row table:style-name="ro1">
          <table:table-cell office:value-type="float" office:value="0.0177999995648861" calcext:value-type="float">
            <text:p>0.017799999564886</text:p>
          </table:table-cell>
        </table:table-row>
        <table:table-row table:style-name="ro1">
          <table:table-cell office:value-type="float" office:value="0.0169699992984533" calcext:value-type="float">
            <text:p>0.016969999298453</text:p>
          </table:table-cell>
        </table:table-row>
        <table:table-row table:style-name="ro1">
          <table:table-cell office:value-type="float" office:value="0.0162000004202127" calcext:value-type="float">
            <text:p>0.016200000420213</text:p>
          </table:table-cell>
        </table:table-row>
        <table:table-row table:style-name="ro1">
          <table:table-cell office:value-type="float" office:value="0.0154799995943904" calcext:value-type="float">
            <text:p>0.01547999959439</text:p>
          </table:table-cell>
        </table:table-row>
        <table:table-row table:style-name="ro1">
          <table:table-cell office:value-type="float" office:value="0.0148200001567602" calcext:value-type="float">
            <text:p>0.01482000015676</text:p>
          </table:table-cell>
        </table:table-row>
        <table:table-row table:style-name="ro1">
          <table:table-cell office:value-type="float" office:value="0.014189999550581" calcext:value-type="float">
            <text:p>0.014189999550581</text:p>
          </table:table-cell>
        </table:table-row>
        <table:table-row table:style-name="ro1">
          <table:table-cell office:value-type="float" office:value="0.0136099997907877" calcext:value-type="float">
            <text:p>0.013609999790788</text:p>
          </table:table-cell>
        </table:table-row>
        <table:table-row table:style-name="ro1">
          <table:table-cell office:value-type="float" office:value="0.0130599997937679" calcext:value-type="float">
            <text:p>0.013059999793768</text:p>
          </table:table-cell>
        </table:table-row>
        <table:table-row table:style-name="ro1">
          <table:table-cell office:value-type="float" office:value="0.0125500001013279" calcext:value-type="float">
            <text:p>0.012550000101328</text:p>
          </table:table-cell>
        </table:table-row>
        <table:table-row table:style-name="ro1">
          <table:table-cell office:value-type="float" office:value="0.0120599996298552" calcext:value-type="float">
            <text:p>0.012059999629855</text:p>
          </table:table-cell>
        </table:table-row>
        <table:table-row table:style-name="ro1">
          <table:table-cell office:value-type="float" office:value="0.0116100003942847" calcext:value-type="float">
            <text:p>0.011610000394285</text:p>
          </table:table-cell>
        </table:table-row>
        <table:table-row table:style-name="ro1">
          <table:table-cell office:value-type="float" office:value="0.0111800003796816" calcext:value-type="float">
            <text:p>0.011180000379682</text:p>
          </table:table-cell>
        </table:table-row>
        <table:table-row table:style-name="ro1">
          <table:table-cell office:value-type="float" office:value="0.010780000127852" calcext:value-type="float">
            <text:p>0.010780000127852</text:p>
          </table:table-cell>
        </table:table-row>
        <table:table-row table:style-name="ro1">
          <table:table-cell office:value-type="float" office:value="0.0104000000283122" calcext:value-type="float">
            <text:p>0.010400000028312</text:p>
          </table:table-cell>
        </table:table-row>
        <table:table-row table:style-name="ro1">
          <table:table-cell office:value-type="float" office:value="0.010049999691546" calcext:value-type="float">
            <text:p>0.010049999691546</text:p>
          </table:table-cell>
        </table:table-row>
        <table:table-row table:style-name="ro1">
          <table:table-cell office:value-type="float" office:value="0.00970999989658594" calcext:value-type="float">
            <text:p>0.009709999896586</text:p>
          </table:table-cell>
        </table:table-row>
        <table:table-row table:style-name="ro1">
          <table:table-cell office:value-type="float" office:value="0.00939999986439943" calcext:value-type="float">
            <text:p>0.009399999864399</text:p>
          </table:table-cell>
        </table:table-row>
        <table:table-row table:style-name="ro1">
          <table:table-cell office:value-type="float" office:value="0.00910000037401915" calcext:value-type="float">
            <text:p>0.009100000374019</text:p>
          </table:table-cell>
        </table:table-row>
        <table:table-row table:style-name="ro1">
          <table:table-cell office:value-type="float" office:value="0.00882000010460615" calcext:value-type="float">
            <text:p>0.008820000104606</text:p>
          </table:table-cell>
        </table:table-row>
        <table:table-row table:style-name="ro1">
          <table:table-cell office:value-type="float" office:value="0.00855000037699938" calcext:value-type="float">
            <text:p>0.008550000376999</text:p>
          </table:table-cell>
        </table:table-row>
        <table:table-row table:style-name="ro1">
          <table:table-cell office:value-type="float" office:value="0.0082999998703599" calcext:value-type="float">
            <text:p>0.00829999987036</text:p>
          </table:table-cell>
        </table:table-row>
        <table:table-row table:style-name="ro1">
          <table:table-cell office:value-type="float" office:value="0.00805999990552664" calcext:value-type="float">
            <text:p>0.008059999905527</text:p>
          </table:table-cell>
        </table:table-row>
        <table:table-row table:style-name="ro1">
          <table:table-cell office:value-type="float" office:value="0.00784000009298325" calcext:value-type="float">
            <text:p>0.007840000092983</text:p>
          </table:table-cell>
        </table:table-row>
        <table:table-row table:style-name="ro1">
          <table:table-cell office:value-type="float" office:value="0.00761999981477857" calcext:value-type="float">
            <text:p>0.007619999814779</text:p>
          </table:table-cell>
        </table:table-row>
        <table:table-row table:style-name="ro1">
          <table:table-cell office:value-type="float" office:value="0.00742000015452504" calcext:value-type="float">
            <text:p>0.007420000154525</text:p>
          </table:table-cell>
        </table:table-row>
        <table:table-row table:style-name="ro1">
          <table:table-cell office:value-type="float" office:value="0.00723000010475516" calcext:value-type="float">
            <text:p>0.007230000104755</text:p>
          </table:table-cell>
        </table:table-row>
        <table:table-row table:style-name="ro1">
          <table:table-cell office:value-type="float" office:value="0.00704000005498529" calcext:value-type="float">
            <text:p>0.007040000054985</text:p>
          </table:table-cell>
        </table:table-row>
        <table:table-row table:style-name="ro1">
          <table:table-cell office:value-type="float" office:value="0.00687000015750528" calcext:value-type="float">
            <text:p>0.006870000157505</text:p>
          </table:table-cell>
        </table:table-row>
        <table:table-row table:style-name="ro1">
          <table:table-cell office:value-type="float" office:value="0.00669999979436398" calcext:value-type="float">
            <text:p>0.006699999794364</text:p>
          </table:table-cell>
        </table:table-row>
        <table:table-row table:style-name="ro1">
          <table:table-cell office:value-type="float" office:value="0.00655000004917383" calcext:value-type="float">
            <text:p>0.006550000049174</text:p>
          </table:table-cell>
        </table:table-row>
        <table:table-row table:style-name="ro1">
          <table:table-cell office:value-type="float" office:value="0.0063999998383224" calcext:value-type="float">
            <text:p>0.006399999838322</text:p>
          </table:table-cell>
        </table:table-row>
        <table:table-row table:style-name="ro1">
          <table:table-cell office:value-type="float" office:value="0.00625000009313226" calcext:value-type="float">
            <text:p>0.006250000093132</text:p>
          </table:table-cell>
        </table:table-row>
        <table:table-row table:style-name="ro1">
          <table:table-cell office:value-type="float" office:value="0.0061200000345707" calcext:value-type="float">
            <text:p>0.006120000034571</text:p>
          </table:table-cell>
        </table:table-row>
        <table:table-row table:style-name="ro1">
          <table:table-cell office:value-type="float" office:value="0.00598999997600913" calcext:value-type="float">
            <text:p>0.005989999976009</text:p>
          </table:table-cell>
        </table:table-row>
        <table:table-row table:style-name="ro1">
          <table:table-cell office:value-type="float" office:value="0.00585999991744757" calcext:value-type="float">
            <text:p>0.005859999917448</text:p>
          </table:table-cell>
        </table:table-row>
        <table:table-row table:style-name="ro1">
          <table:table-cell office:value-type="float" office:value="0.00573999993503094" calcext:value-type="float">
            <text:p>0.005739999935031</text:p>
          </table:table-cell>
        </table:table-row>
        <table:table-row table:style-name="ro1">
          <table:table-cell office:value-type="float" office:value="0.00563000002875924" calcext:value-type="float">
            <text:p>0.005630000028759</text:p>
          </table:table-cell>
        </table:table-row>
        <table:table-row table:style-name="ro1">
          <table:table-cell office:value-type="float" office:value="0.00552000012248755" calcext:value-type="float">
            <text:p>0.005520000122488</text:p>
          </table:table-cell>
        </table:table-row>
        <table:table-row table:style-name="ro1">
          <table:table-cell office:value-type="float" office:value="0.0054199998266995" calcext:value-type="float">
            <text:p>0.0054199998267</text:p>
          </table:table-cell>
        </table:table-row>
        <table:table-row table:style-name="ro1">
          <table:table-cell office:value-type="float" office:value="0.00531999999657273" calcext:value-type="float">
            <text:p>0.005319999996573</text:p>
          </table:table-cell>
        </table:table-row>
        <table:table-row table:style-name="ro1">
          <table:table-cell office:value-type="float" office:value="0.00522000016644597" calcext:value-type="float">
            <text:p>0.005220000166446</text:p>
          </table:table-cell>
        </table:table-row>
        <table:table-row table:style-name="ro1">
          <table:table-cell office:value-type="float" office:value="0.00512999994680286" calcext:value-type="float">
            <text:p>0.005129999946803</text:p>
          </table:table-cell>
        </table:table-row>
        <table:table-row table:style-name="ro1">
          <table:table-cell office:value-type="float" office:value="0.00504000019282103" calcext:value-type="float">
            <text:p>0.005040000192821</text:p>
          </table:table-cell>
        </table:table-row>
        <table:table-row table:style-name="ro1">
          <table:table-cell office:value-type="float" office:value="0.00496000004932284" calcext:value-type="float">
            <text:p>0.004960000049323</text:p>
          </table:table-cell>
        </table:table-row>
        <table:table-row table:style-name="ro1">
          <table:table-cell office:value-type="float" office:value="0.00487999990582466" calcext:value-type="float">
            <text:p>0.004879999905825</text:p>
          </table:table-cell>
        </table:table-row>
        <table:table-row table:style-name="ro1">
          <table:table-cell office:value-type="float" office:value="0.00480000022798777" calcext:value-type="float">
            <text:p>0.004800000227988</text:p>
          </table:table-cell>
        </table:table-row>
        <table:table-row table:style-name="ro1">
          <table:table-cell office:value-type="float" office:value="0.00472000008448958" calcext:value-type="float">
            <text:p>0.00472000008449</text:p>
          </table:table-cell>
        </table:table-row>
        <table:table-row table:style-name="ro1">
          <table:table-cell office:value-type="float" office:value="0.00465000001713634" calcext:value-type="float">
            <text:p>0.004650000017136</text:p>
          </table:table-cell>
        </table:table-row>
        <table:table-row table:style-name="ro1">
          <table:table-cell office:value-type="float" office:value="0.00457999994978309" calcext:value-type="float">
            <text:p>0.004579999949783</text:p>
          </table:table-cell>
        </table:table-row>
        <table:table-row table:style-name="ro1">
          <table:table-cell office:value-type="float" office:value="0.00450999988242984" calcext:value-type="float">
            <text:p>0.00450999988243</text:p>
          </table:table-cell>
        </table:table-row>
        <table:table-row table:style-name="ro1">
          <table:table-cell office:value-type="float" office:value="0.00444999989122152" calcext:value-type="float">
            <text:p>0.004449999891222</text:p>
          </table:table-cell>
        </table:table-row>
        <table:table-row table:style-name="ro1">
          <table:table-cell office:value-type="float" office:value="0.00438999990001321" calcext:value-type="float">
            <text:p>0.004389999900013</text:p>
          </table:table-cell>
        </table:table-row>
        <table:table-row table:style-name="ro1">
          <table:table-cell office:value-type="float" office:value="0.00432999990880489" calcext:value-type="float">
            <text:p>0.004329999908805</text:p>
          </table:table-cell>
        </table:table-row>
        <table:table-row table:style-name="ro1">
          <table:table-cell office:value-type="float" office:value="0.00426999991759658" calcext:value-type="float">
            <text:p>0.004269999917597</text:p>
          </table:table-cell>
        </table:table-row>
        <table:table-row table:style-name="ro1">
          <table:table-cell office:value-type="float" office:value="0.00420999992638826" calcext:value-type="float">
            <text:p>0.004209999926388</text:p>
          </table:table-cell>
        </table:table-row>
        <table:table-row table:style-name="ro1">
          <table:table-cell office:value-type="float" office:value="0.00416000001132488" calcext:value-type="float">
            <text:p>0.004160000011325</text:p>
          </table:table-cell>
        </table:table-row>
        <table:table-row table:style-name="ro1">
          <table:table-cell office:value-type="float" office:value="0.00410000002011657" calcext:value-type="float">
            <text:p>0.004100000020117</text:p>
          </table:table-cell>
        </table:table-row>
        <table:table-row table:style-name="ro1">
          <table:table-cell office:value-type="float" office:value="0.00405000010505319" calcext:value-type="float">
            <text:p>0.004050000105053</text:p>
          </table:table-cell>
        </table:table-row>
        <table:table-row table:style-name="ro1">
          <table:table-cell office:value-type="float" office:value="0.00400999980047345" calcext:value-type="float">
            <text:p>0.004009999800473</text:p>
          </table:table-cell>
        </table:table-row>
        <table:table-row table:style-name="ro1">
          <table:table-cell office:value-type="float" office:value="0.00395999988541007" calcext:value-type="float">
            <text:p>0.00395999988541</text:p>
          </table:table-cell>
        </table:table-row>
        <table:table-row table:style-name="ro1">
          <table:table-cell office:value-type="float" office:value="0.00390999997034669" calcext:value-type="float">
            <text:p>0.003909999970347</text:p>
          </table:table-cell>
        </table:table-row>
        <table:table-row table:style-name="ro1">
          <table:table-cell office:value-type="float" office:value="0.0038699998985976" calcext:value-type="float">
            <text:p>0.003869999898598</text:p>
          </table:table-cell>
        </table:table-row>
        <table:table-row table:style-name="ro1">
          <table:table-cell office:value-type="float" office:value="0.00381999998353422" calcext:value-type="float">
            <text:p>0.003819999983534</text:p>
          </table:table-cell>
        </table:table-row>
        <table:table-row table:style-name="ro1">
          <table:table-cell office:value-type="float" office:value="0.00377999991178513" calcext:value-type="float">
            <text:p>0.003779999911785</text:p>
          </table:table-cell>
        </table:table-row>
        <table:table-row table:style-name="ro1">
          <table:table-cell office:value-type="float" office:value="0.00374000007286668" calcext:value-type="float">
            <text:p>0.003740000072867</text:p>
          </table:table-cell>
        </table:table-row>
        <table:table-row table:style-name="ro1">
          <table:table-cell office:value-type="float" office:value="0.00370000000111759" calcext:value-type="float">
            <text:p>0.003700000001118</text:p>
          </table:table-cell>
        </table:table-row>
        <table:table-row table:style-name="ro1">
          <table:table-cell office:value-type="float" office:value="0.0036599999293685" calcext:value-type="float">
            <text:p>0.003659999929369</text:p>
          </table:table-cell>
        </table:table-row>
        <table:table-row table:style-name="ro1">
          <table:table-cell office:value-type="float" office:value="0.00362999993376434" calcext:value-type="float">
            <text:p>0.003629999933764</text:p>
          </table:table-cell>
        </table:table-row>
        <table:table-row table:style-name="ro1">
          <table:table-cell office:value-type="float" office:value="0.00359000009484589" calcext:value-type="float">
            <text:p>0.003590000094846</text:p>
          </table:table-cell>
        </table:table-row>
        <table:table-row table:style-name="ro1">
          <table:table-cell office:value-type="float" office:value="0.0035500000230968" calcext:value-type="float">
            <text:p>0.003550000023097</text:p>
          </table:table-cell>
        </table:table-row>
        <table:table-row table:style-name="ro1">
          <table:table-cell office:value-type="float" office:value="0.00352000002749264" calcext:value-type="float">
            <text:p>0.003520000027493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38999996893108" calcext:value-type="float">
            <text:p>0.003389999968931</text:p>
          </table:table-cell>
        </table:table-row>
        <table:table-row table:style-name="ro1">
          <table:table-cell office:value-type="float" office:value="0.00335999997332692" calcext:value-type="float">
            <text:p>0.003359999973327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0000008903444" calcext:value-type="float">
            <text:p>0.003100000089034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4999994114041" calcext:value-type="float">
            <text:p>0.00304999994114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29899999499321" calcext:value-type="float">
            <text:p>0.002989999949932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999995872378" calcext:value-type="float">
            <text:p>0.002929999958724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2999989576638" calcext:value-type="float">
            <text:p>0.002829999895766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4999990314245" calcext:value-type="float">
            <text:p>0.002249999903142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4000005982816" calcext:value-type="float">
            <text:p>0.002240000059828</text:p>
          </table:table-cell>
        </table:table-row>
        <table:table-row table:style-name="ro1">
          <table:table-cell office:value-type="float" office:value="0.00222999998368323" calcext:value-type="float">
            <text:p>0.002229999983683</text:p>
          </table:table-cell>
        </table:table-row>
        <table:table-row table:style-name="ro1">
          <table:table-cell office:value-type="float" office:value="0.0022199999075383" calcext:value-type="float">
            <text:p>0.002219999907538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210000064224" calcext:value-type="float">
            <text:p>0.002210000064224</text:p>
          </table:table-cell>
        </table:table-row>
        <table:table-row table:style-name="ro1">
          <table:table-cell office:value-type="float" office:value="0.00219999998807907" calcext:value-type="float">
            <text:p>0.002199999988079</text:p>
          </table:table-cell>
        </table:table-row>
        <table:table-row table:style-name="ro1">
          <table:table-cell office:value-type="float" office:value="0.00218999991193414" calcext:value-type="float">
            <text:p>0.002189999911934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8000006861985" calcext:value-type="float">
            <text:p>0.00218000006862</text:p>
          </table:table-cell>
        </table:table-row>
        <table:table-row table:style-name="ro1">
          <table:table-cell office:value-type="float" office:value="0.00216999999247491" calcext:value-type="float">
            <text:p>0.002169999992475</text:p>
          </table:table-cell>
        </table:table-row>
        <table:table-row table:style-name="ro1">
          <table:table-cell office:value-type="float" office:value="0.00215999991632998" calcext:value-type="float">
            <text:p>0.00215999991633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5000007301569" calcext:value-type="float">
            <text:p>0.002150000073016</text:p>
          </table:table-cell>
        </table:table-row>
        <table:table-row table:style-name="ro1">
          <table:table-cell office:value-type="float" office:value="0.00213999999687076" calcext:value-type="float">
            <text:p>0.002139999996871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999992072582" calcext:value-type="float">
            <text:p>0.002129999920726</text:p>
          </table:table-cell>
        </table:table-row>
        <table:table-row table:style-name="ro1">
          <table:table-cell office:value-type="float" office:value="0.00212000007741153" calcext:value-type="float">
            <text:p>0.002120000077412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09999992512166" calcext:value-type="float">
            <text:p>0.002099999925122</text:p>
          </table:table-cell>
        </table:table-row>
        <table:table-row table:style-name="ro1">
          <table:table-cell office:value-type="float" office:value="0.00209000008180737" calcext:value-type="float">
            <text:p>0.002090000081807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8000000566244" calcext:value-type="float">
            <text:p>0.002080000005662</text:p>
          </table:table-cell>
        </table:table-row>
        <table:table-row table:style-name="ro1">
          <table:table-cell office:value-type="float" office:value="0.00206999992951751" calcext:value-type="float">
            <text:p>0.002069999929518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05000001005828" calcext:value-type="float">
            <text:p>0.002050000010058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3000009059906" calcext:value-type="float">
            <text:p>0.002030000090599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0999993830919" calcext:value-type="float">
            <text:p>0.002009999938309</text:p>
          </table:table-cell>
        </table:table-row>
        <table:table-row table:style-name="ro1">
          <table:table-cell office:value-type="float" office:value="0.00202000001445413" calcext:value-type="float">
            <text:p>0.002020000014454</text:p>
          </table:table-cell>
        </table:table-row>
        <table:table-row table:style-name="ro1">
          <table:table-cell office:value-type="float" office:value="0.00203999993391335" calcext:value-type="float">
            <text:p>0.002039999933913</text:p>
          </table:table-cell>
        </table:table-row>
        <table:table-row table:style-name="ro1">
          <table:table-cell office:value-type="float" office:value="0.00206000008620322" calcext:value-type="float">
            <text:p>0.002060000086203</text:p>
          </table:table-cell>
        </table:table-row>
        <table:table-row table:style-name="ro1">
          <table:table-cell office:value-type="float" office:value="0.0021100000012666" calcext:value-type="float">
            <text:p>0.002110000001267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367000000551343" calcext:value-type="float">
            <text:p>0.003670000005513</text:p>
          </table:table-cell>
        </table:table-row>
        <table:table-row table:style-name="ro1">
          <table:table-cell office:value-type="float" office:value="0.00535999983549118" calcext:value-type="float">
            <text:p>0.005359999835491</text:p>
          </table:table-cell>
        </table:table-row>
        <table:table-row table:style-name="ro1">
          <table:table-cell office:value-type="float" office:value="0.00669999979436398" calcext:value-type="float">
            <text:p>0.006699999794364</text:p>
          </table:table-cell>
        </table:table-row>
        <table:table-row table:style-name="ro1">
          <table:table-cell office:value-type="float" office:value="0.00771000003442168" calcext:value-type="float">
            <text:p>0.007710000034422</text:p>
          </table:table-cell>
        </table:table-row>
        <table:table-row table:style-name="ro1">
          <table:table-cell office:value-type="float" office:value="0.00863000005483627" calcext:value-type="float">
            <text:p>0.008630000054836</text:p>
          </table:table-cell>
        </table:table-row>
        <table:table-row table:style-name="ro1">
          <table:table-cell office:value-type="float" office:value="0.00994000025093556" calcext:value-type="float">
            <text:p>0.009940000250936</text:p>
          </table:table-cell>
        </table:table-row>
        <table:table-row table:style-name="ro1">
          <table:table-cell office:value-type="float" office:value="0.034230001270771" calcext:value-type="float">
            <text:p>0.034230001270771</text:p>
          </table:table-cell>
        </table:table-row>
        <table:table-row table:style-name="ro1">
          <table:table-cell office:value-type="float" office:value="0.328280001878738" calcext:value-type="float">
            <text:p>0.328280001878738</text:p>
          </table:table-cell>
        </table:table-row>
        <table:table-row table:style-name="ro1">
          <table:table-cell office:value-type="float" office:value="0.449930012226105" calcext:value-type="float">
            <text:p>0.449930012226105</text:p>
          </table:table-cell>
        </table:table-row>
        <table:table-row table:style-name="ro1">
          <table:table-cell office:value-type="float" office:value="0.41185998916626" calcext:value-type="float">
            <text:p>0.41185998916626</text:p>
          </table:table-cell>
        </table:table-row>
        <table:table-row table:style-name="ro1">
          <table:table-cell office:value-type="float" office:value="0.350659996271133" calcext:value-type="float">
            <text:p>0.350659996271133</text:p>
          </table:table-cell>
        </table:table-row>
        <table:table-row table:style-name="ro1">
          <table:table-cell office:value-type="float" office:value="0.29815998673439" calcext:value-type="float">
            <text:p>0.29815998673439</text:p>
          </table:table-cell>
        </table:table-row>
        <table:table-row table:style-name="ro1">
          <table:table-cell office:value-type="float" office:value="0.259499996900558" calcext:value-type="float">
            <text:p>0.259499996900558</text:p>
          </table:table-cell>
        </table:table-row>
        <table:table-row table:style-name="ro1">
          <table:table-cell office:value-type="float" office:value="0.238370001316071" calcext:value-type="float">
            <text:p>0.238370001316071</text:p>
          </table:table-cell>
        </table:table-row>
        <table:table-row table:style-name="ro1">
          <table:table-cell office:value-type="float" office:value="0.231460005044937" calcext:value-type="float">
            <text:p>0.231460005044937</text:p>
          </table:table-cell>
        </table:table-row>
        <table:table-row table:style-name="ro1">
          <table:table-cell office:value-type="float" office:value="0.227099999785423" calcext:value-type="float">
            <text:p>0.227099999785423</text:p>
          </table:table-cell>
        </table:table-row>
        <table:table-row table:style-name="ro1">
          <table:table-cell office:value-type="float" office:value="0.232309997081757" calcext:value-type="float">
            <text:p>0.232309997081757</text:p>
          </table:table-cell>
        </table:table-row>
        <table:table-row table:style-name="ro1">
          <table:table-cell office:value-type="float" office:value="0.243479996919632" calcext:value-type="float">
            <text:p>0.243479996919632</text:p>
          </table:table-cell>
        </table:table-row>
        <table:table-row table:style-name="ro1">
          <table:table-cell office:value-type="float" office:value="0.265320003032684" calcext:value-type="float">
            <text:p>0.265320003032684</text:p>
          </table:table-cell>
        </table:table-row>
        <table:table-row table:style-name="ro1">
          <table:table-cell office:value-type="float" office:value="0.272000014781952" calcext:value-type="float">
            <text:p>0.272000014781952</text:p>
          </table:table-cell>
        </table:table-row>
        <table:table-row table:style-name="ro1">
          <table:table-cell office:value-type="float" office:value="0.290270000696182" calcext:value-type="float">
            <text:p>0.290270000696182</text:p>
          </table:table-cell>
        </table:table-row>
        <table:table-row table:style-name="ro1">
          <table:table-cell office:value-type="float" office:value="0.312579989433289" calcext:value-type="float">
            <text:p>0.312579989433289</text:p>
          </table:table-cell>
        </table:table-row>
        <table:table-row table:style-name="ro1">
          <table:table-cell office:value-type="float" office:value="0.293370008468628" calcext:value-type="float">
            <text:p>0.293370008468628</text:p>
          </table:table-cell>
        </table:table-row>
        <table:table-row table:style-name="ro1">
          <table:table-cell office:value-type="float" office:value="0.260769993066788" calcext:value-type="float">
            <text:p>0.260769993066788</text:p>
          </table:table-cell>
        </table:table-row>
        <table:table-row table:style-name="ro1">
          <table:table-cell office:value-type="float" office:value="0.22766999900341" calcext:value-type="float">
            <text:p>0.22766999900341</text:p>
          </table:table-cell>
        </table:table-row>
        <table:table-row table:style-name="ro1">
          <table:table-cell office:value-type="float" office:value="0.198180004954338" calcext:value-type="float">
            <text:p>0.198180004954338</text:p>
          </table:table-cell>
        </table:table-row>
        <table:table-row table:style-name="ro1">
          <table:table-cell office:value-type="float" office:value="0.173360005021095" calcext:value-type="float">
            <text:p>0.173360005021095</text:p>
          </table:table-cell>
        </table:table-row>
        <table:table-row table:style-name="ro1">
          <table:table-cell office:value-type="float" office:value="0.152730002999306" calcext:value-type="float">
            <text:p>0.152730002999306</text:p>
          </table:table-cell>
        </table:table-row>
        <table:table-row table:style-name="ro1">
          <table:table-cell office:value-type="float" office:value="0.135340005159378" calcext:value-type="float">
            <text:p>0.135340005159378</text:p>
          </table:table-cell>
        </table:table-row>
        <table:table-row table:style-name="ro1">
          <table:table-cell office:value-type="float" office:value="0.120679996907711" calcext:value-type="float">
            <text:p>0.120679996907711</text:p>
          </table:table-cell>
        </table:table-row>
        <table:table-row table:style-name="ro1">
          <table:table-cell office:value-type="float" office:value="0.107989996671677" calcext:value-type="float">
            <text:p>0.107989996671677</text:p>
          </table:table-cell>
        </table:table-row>
        <table:table-row table:style-name="ro1">
          <table:table-cell office:value-type="float" office:value="0.0971399992704392" calcext:value-type="float">
            <text:p>0.097139999270439</text:p>
          </table:table-cell>
        </table:table-row>
        <table:table-row table:style-name="ro1">
          <table:table-cell office:value-type="float" office:value="0.0893500000238419" calcext:value-type="float">
            <text:p>0.089350000023842</text:p>
          </table:table-cell>
        </table:table-row>
        <table:table-row table:style-name="ro1">
          <table:table-cell office:value-type="float" office:value="0.0829600021243095" calcext:value-type="float">
            <text:p>0.08296000212431</text:p>
          </table:table-cell>
        </table:table-row>
        <table:table-row table:style-name="ro1">
          <table:table-cell office:value-type="float" office:value="0.0770400017499924" calcext:value-type="float">
            <text:p>0.077040001749992</text:p>
          </table:table-cell>
        </table:table-row>
        <table:table-row table:style-name="ro1">
          <table:table-cell office:value-type="float" office:value="0.0713599994778633" calcext:value-type="float">
            <text:p>0.071359999477863</text:p>
          </table:table-cell>
        </table:table-row>
        <table:table-row table:style-name="ro1">
          <table:table-cell office:value-type="float" office:value="0.0660799965262413" calcext:value-type="float">
            <text:p>0.066079996526241</text:p>
          </table:table-cell>
        </table:table-row>
        <table:table-row table:style-name="ro1">
          <table:table-cell office:value-type="float" office:value="0.0613300018012524" calcext:value-type="float">
            <text:p>0.061330001801252</text:p>
          </table:table-cell>
        </table:table-row>
        <table:table-row table:style-name="ro1">
          <table:table-cell office:value-type="float" office:value="0.0576499998569489" calcext:value-type="float">
            <text:p>0.057649999856949</text:p>
          </table:table-cell>
        </table:table-row>
        <table:table-row table:style-name="ro1">
          <table:table-cell office:value-type="float" office:value="0.0546399988234043" calcext:value-type="float">
            <text:p>0.054639998823404</text:p>
          </table:table-cell>
        </table:table-row>
        <table:table-row table:style-name="ro1">
          <table:table-cell office:value-type="float" office:value="0.0516600012779236" calcext:value-type="float">
            <text:p>0.051660001277924</text:p>
          </table:table-cell>
        </table:table-row>
        <table:table-row table:style-name="ro1">
          <table:table-cell office:value-type="float" office:value="0.0496399998664856" calcext:value-type="float">
            <text:p>0.049639999866486</text:p>
          </table:table-cell>
        </table:table-row>
        <table:table-row table:style-name="ro1">
          <table:table-cell office:value-type="float" office:value="0.0548699982464314" calcext:value-type="float">
            <text:p>0.054869998246431</text:p>
          </table:table-cell>
        </table:table-row>
        <table:table-row table:style-name="ro1">
          <table:table-cell office:value-type="float" office:value="0.0865600034594536" calcext:value-type="float">
            <text:p>0.086560003459454</text:p>
          </table:table-cell>
        </table:table-row>
        <table:table-row table:style-name="ro1">
          <table:table-cell office:value-type="float" office:value="0.167919993400574" calcext:value-type="float">
            <text:p>0.167919993400574</text:p>
          </table:table-cell>
        </table:table-row>
        <table:table-row table:style-name="ro1">
          <table:table-cell office:value-type="float" office:value="0.374489992856979" calcext:value-type="float">
            <text:p>0.374489992856979</text:p>
          </table:table-cell>
        </table:table-row>
        <table:table-row table:style-name="ro1">
          <table:table-cell office:value-type="float" office:value="1.09001004695892" calcext:value-type="float">
            <text:p>1.09001004695892</text:p>
          </table:table-cell>
        </table:table-row>
        <table:table-row table:style-name="ro1">
          <table:table-cell office:value-type="float" office:value="1.66542994976044" calcext:value-type="float">
            <text:p>1.66542994976044</text:p>
          </table:table-cell>
        </table:table-row>
        <table:table-row table:style-name="ro1">
          <table:table-cell office:value-type="float" office:value="1.51502001285553" calcext:value-type="float">
            <text:p>1.51502001285553</text:p>
          </table:table-cell>
        </table:table-row>
        <table:table-row table:style-name="ro1">
          <table:table-cell office:value-type="float" office:value="1.12623000144959" calcext:value-type="float">
            <text:p>1.12623000144959</text:p>
          </table:table-cell>
        </table:table-row>
        <table:table-row table:style-name="ro1">
          <table:table-cell office:value-type="float" office:value="0.848209977149963" calcext:value-type="float">
            <text:p>0.848209977149963</text:p>
          </table:table-cell>
        </table:table-row>
        <table:table-row table:style-name="ro1">
          <table:table-cell office:value-type="float" office:value="0.654429972171783" calcext:value-type="float">
            <text:p>0.654429972171783</text:p>
          </table:table-cell>
        </table:table-row>
        <table:table-row table:style-name="ro1">
          <table:table-cell office:value-type="float" office:value="0.567210018634796" calcext:value-type="float">
            <text:p>0.567210018634796</text:p>
          </table:table-cell>
        </table:table-row>
        <table:table-row table:style-name="ro1">
          <table:table-cell office:value-type="float" office:value="1.55596005916595" calcext:value-type="float">
            <text:p>1.55596005916595</text:p>
          </table:table-cell>
        </table:table-row>
        <table:table-row table:style-name="ro1">
          <table:table-cell office:value-type="float" office:value="2.21178007125854" calcext:value-type="float">
            <text:p>2.21178007125854</text:p>
          </table:table-cell>
        </table:table-row>
        <table:table-row table:style-name="ro1">
          <table:table-cell office:value-type="float" office:value="1.61062002182007" calcext:value-type="float">
            <text:p>1.61062002182007</text:p>
          </table:table-cell>
        </table:table-row>
        <table:table-row table:style-name="ro1">
          <table:table-cell office:value-type="float" office:value="1.1402200460434" calcext:value-type="float">
            <text:p>1.1402200460434</text:p>
          </table:table-cell>
        </table:table-row>
        <table:table-row table:style-name="ro1">
          <table:table-cell office:value-type="float" office:value="0.849059998989105" calcext:value-type="float">
            <text:p>0.849059998989105</text:p>
          </table:table-cell>
        </table:table-row>
        <table:table-row table:style-name="ro1">
          <table:table-cell office:value-type="float" office:value="0.656040012836456" calcext:value-type="float">
            <text:p>0.656040012836456</text:p>
          </table:table-cell>
        </table:table-row>
        <table:table-row table:style-name="ro1">
          <table:table-cell office:value-type="float" office:value="0.521740019321442" calcext:value-type="float">
            <text:p>0.521740019321442</text:p>
          </table:table-cell>
        </table:table-row>
        <table:table-row table:style-name="ro1">
          <table:table-cell office:value-type="float" office:value="0.428279995918274" calcext:value-type="float">
            <text:p>0.428279995918274</text:p>
          </table:table-cell>
        </table:table-row>
        <table:table-row table:style-name="ro1">
          <table:table-cell office:value-type="float" office:value="0.390879988670349" calcext:value-type="float">
            <text:p>0.390879988670349</text:p>
          </table:table-cell>
        </table:table-row>
        <table:table-row table:style-name="ro1">
          <table:table-cell office:value-type="float" office:value="0.370709985494614" calcext:value-type="float">
            <text:p>0.370709985494614</text:p>
          </table:table-cell>
        </table:table-row>
        <table:table-row table:style-name="ro1">
          <table:table-cell office:value-type="float" office:value="0.338519990444183" calcext:value-type="float">
            <text:p>0.338519990444183</text:p>
          </table:table-cell>
        </table:table-row>
        <table:table-row table:style-name="ro1">
          <table:table-cell office:value-type="float" office:value="0.303250014781952" calcext:value-type="float">
            <text:p>0.303250014781952</text:p>
          </table:table-cell>
        </table:table-row>
        <table:table-row table:style-name="ro1">
          <table:table-cell office:value-type="float" office:value="0.279130011796951" calcext:value-type="float">
            <text:p>0.279130011796951</text:p>
          </table:table-cell>
        </table:table-row>
        <table:table-row table:style-name="ro1">
          <table:table-cell office:value-type="float" office:value="0.320030003786087" calcext:value-type="float">
            <text:p>0.320030003786087</text:p>
          </table:table-cell>
        </table:table-row>
        <table:table-row table:style-name="ro1">
          <table:table-cell office:value-type="float" office:value="0.585039973258972" calcext:value-type="float">
            <text:p>0.585039973258972</text:p>
          </table:table-cell>
        </table:table-row>
        <table:table-row table:style-name="ro1">
          <table:table-cell office:value-type="float" office:value="0.643540024757385" calcext:value-type="float">
            <text:p>0.643540024757385</text:p>
          </table:table-cell>
        </table:table-row>
        <table:table-row table:style-name="ro1">
          <table:table-cell office:value-type="float" office:value="0.568139970302582" calcext:value-type="float">
            <text:p>0.568139970302582</text:p>
          </table:table-cell>
        </table:table-row>
        <table:table-row table:style-name="ro1">
          <table:table-cell office:value-type="float" office:value="0.480369985103607" calcext:value-type="float">
            <text:p>0.480369985103607</text:p>
          </table:table-cell>
        </table:table-row>
        <table:table-row table:style-name="ro1">
          <table:table-cell office:value-type="float" office:value="0.400840014219284" calcext:value-type="float">
            <text:p>0.400840014219284</text:p>
          </table:table-cell>
        </table:table-row>
        <table:table-row table:style-name="ro1">
          <table:table-cell office:value-type="float" office:value="0.335550010204315" calcext:value-type="float">
            <text:p>0.335550010204315</text:p>
          </table:table-cell>
        </table:table-row>
        <table:table-row table:style-name="ro1">
          <table:table-cell office:value-type="float" office:value="0.283259987831116" calcext:value-type="float">
            <text:p>0.283259987831116</text:p>
          </table:table-cell>
        </table:table-row>
        <table:table-row table:style-name="ro1">
          <table:table-cell office:value-type="float" office:value="0.240950003266335" calcext:value-type="float">
            <text:p>0.240950003266335</text:p>
          </table:table-cell>
        </table:table-row>
        <table:table-row table:style-name="ro1">
          <table:table-cell office:value-type="float" office:value="0.206550002098083" calcext:value-type="float">
            <text:p>0.206550002098083</text:p>
          </table:table-cell>
        </table:table-row>
        <table:table-row table:style-name="ro1">
          <table:table-cell office:value-type="float" office:value="0.178450003266335" calcext:value-type="float">
            <text:p>0.178450003266335</text:p>
          </table:table-cell>
        </table:table-row>
        <table:table-row table:style-name="ro1">
          <table:table-cell office:value-type="float" office:value="0.155300006270409" calcext:value-type="float">
            <text:p>0.155300006270409</text:p>
          </table:table-cell>
        </table:table-row>
        <table:table-row table:style-name="ro1">
          <table:table-cell office:value-type="float" office:value="0.136020004749298" calcext:value-type="float">
            <text:p>0.136020004749298</text:p>
          </table:table-cell>
        </table:table-row>
        <table:table-row table:style-name="ro1">
          <table:table-cell office:value-type="float" office:value="0.119910001754761" calcext:value-type="float">
            <text:p>0.119910001754761</text:p>
          </table:table-cell>
        </table:table-row>
        <table:table-row table:style-name="ro1">
          <table:table-cell office:value-type="float" office:value="0.10632000118494" calcext:value-type="float">
            <text:p>0.10632000118494</text:p>
          </table:table-cell>
        </table:table-row>
        <table:table-row table:style-name="ro1">
          <table:table-cell office:value-type="float" office:value="0.0947899967432022" calcext:value-type="float">
            <text:p>0.094789996743202</text:p>
          </table:table-cell>
        </table:table-row>
        <table:table-row table:style-name="ro1">
          <table:table-cell office:value-type="float" office:value="0.0849400013685226" calcext:value-type="float">
            <text:p>0.084940001368523</text:p>
          </table:table-cell>
        </table:table-row>
        <table:table-row table:style-name="ro1">
          <table:table-cell office:value-type="float" office:value="0.0766199976205826" calcext:value-type="float">
            <text:p>0.076619997620583</text:p>
          </table:table-cell>
        </table:table-row>
        <table:table-row table:style-name="ro1">
          <table:table-cell office:value-type="float" office:value="0.0694999992847443" calcext:value-type="float">
            <text:p>0.069499999284744</text:p>
          </table:table-cell>
        </table:table-row>
        <table:table-row table:style-name="ro1">
          <table:table-cell office:value-type="float" office:value="0.0634099990129471" calcext:value-type="float">
            <text:p>0.063409999012947</text:p>
          </table:table-cell>
        </table:table-row>
        <table:table-row table:style-name="ro1">
          <table:table-cell office:value-type="float" office:value="0.0581099987030029" calcext:value-type="float">
            <text:p>0.058109998703003</text:p>
          </table:table-cell>
        </table:table-row>
        <table:table-row table:style-name="ro1">
          <table:table-cell office:value-type="float" office:value="0.0533999986946583" calcext:value-type="float">
            <text:p>0.053399998694658</text:p>
          </table:table-cell>
        </table:table-row>
        <table:table-row table:style-name="ro1">
          <table:table-cell office:value-type="float" office:value="0.0491999983787537" calcext:value-type="float">
            <text:p>0.049199998378754</text:p>
          </table:table-cell>
        </table:table-row>
        <table:table-row table:style-name="ro1">
          <table:table-cell office:value-type="float" office:value="0.0455299988389015" calcext:value-type="float">
            <text:p>0.045529998838902</text:p>
          </table:table-cell>
        </table:table-row>
        <table:table-row table:style-name="ro1">
          <table:table-cell office:value-type="float" office:value="0.0424199998378754" calcext:value-type="float">
            <text:p>0.042419999837875</text:p>
          </table:table-cell>
        </table:table-row>
        <table:table-row table:style-name="ro1">
          <table:table-cell office:value-type="float" office:value="0.0397600010037422" calcext:value-type="float">
            <text:p>0.039760001003742</text:p>
          </table:table-cell>
        </table:table-row>
        <table:table-row table:style-name="ro1">
          <table:table-cell office:value-type="float" office:value="0.0373700000345707" calcext:value-type="float">
            <text:p>0.037370000034571</text:p>
          </table:table-cell>
        </table:table-row>
        <table:table-row table:style-name="ro1">
          <table:table-cell office:value-type="float" office:value="0.0351600013673305" calcext:value-type="float">
            <text:p>0.035160001367331</text:p>
          </table:table-cell>
        </table:table-row>
        <table:table-row table:style-name="ro1">
          <table:table-cell office:value-type="float" office:value="0.033100001513958" calcext:value-type="float">
            <text:p>0.033100001513958</text:p>
          </table:table-cell>
        </table:table-row>
        <table:table-row table:style-name="ro1">
          <table:table-cell office:value-type="float" office:value="0.0311500001698732" calcext:value-type="float">
            <text:p>0.031150000169873</text:p>
          </table:table-cell>
        </table:table-row>
        <table:table-row table:style-name="ro1">
          <table:table-cell office:value-type="float" office:value="0.0293199997395277" calcext:value-type="float">
            <text:p>0.029319999739528</text:p>
          </table:table-cell>
        </table:table-row>
        <table:table-row table:style-name="ro1">
          <table:table-cell office:value-type="float" office:value="0.0276100002229214" calcext:value-type="float">
            <text:p>0.027610000222921</text:p>
          </table:table-cell>
        </table:table-row>
        <table:table-row table:style-name="ro1">
          <table:table-cell office:value-type="float" office:value="0.0260300002992153" calcext:value-type="float">
            <text:p>0.026030000299215</text:p>
          </table:table-cell>
        </table:table-row>
        <table:table-row table:style-name="ro1">
          <table:table-cell office:value-type="float" office:value="0.0245600007474422" calcext:value-type="float">
            <text:p>0.024560000747442</text:p>
          </table:table-cell>
        </table:table-row>
        <table:table-row table:style-name="ro1">
          <table:table-cell office:value-type="float" office:value="0.023199999704957" calcext:value-type="float">
            <text:p>0.023199999704957</text:p>
          </table:table-cell>
        </table:table-row>
        <table:table-row table:style-name="ro1">
          <table:table-cell office:value-type="float" office:value="0.0219500008970499" calcext:value-type="float">
            <text:p>0.02195000089705</text:p>
          </table:table-cell>
        </table:table-row>
        <table:table-row table:style-name="ro1">
          <table:table-cell office:value-type="float" office:value="0.0208000000566244" calcext:value-type="float">
            <text:p>0.020800000056625</text:p>
          </table:table-cell>
        </table:table-row>
        <table:table-row table:style-name="ro1">
          <table:table-cell office:value-type="float" office:value="0.0197599995881319" calcext:value-type="float">
            <text:p>0.019759999588132</text:p>
          </table:table-cell>
        </table:table-row>
        <table:table-row table:style-name="ro1">
          <table:table-cell office:value-type="float" office:value="0.0187999997287989" calcext:value-type="float">
            <text:p>0.018799999728799</text:p>
          </table:table-cell>
        </table:table-row>
        <table:table-row table:style-name="ro1">
          <table:table-cell office:value-type="float" office:value="0.0179099999368191" calcext:value-type="float">
            <text:p>0.017909999936819</text:p>
          </table:table-cell>
        </table:table-row>
        <table:table-row table:style-name="ro1">
          <table:table-cell office:value-type="float" office:value="0.0170799996703863" calcext:value-type="float">
            <text:p>0.017079999670386</text:p>
          </table:table-cell>
        </table:table-row>
        <table:table-row table:style-name="ro1">
          <table:table-cell office:value-type="float" office:value="0.0163100007921457" calcext:value-type="float">
            <text:p>0.016310000792146</text:p>
          </table:table-cell>
        </table:table-row>
        <table:table-row table:style-name="ro1">
          <table:table-cell office:value-type="float" office:value="0.0155899999663234" calcext:value-type="float">
            <text:p>0.015589999966323</text:p>
          </table:table-cell>
        </table:table-row>
        <table:table-row table:style-name="ro1">
          <table:table-cell office:value-type="float" office:value="0.0149299995973706" calcext:value-type="float">
            <text:p>0.014929999597371</text:p>
          </table:table-cell>
        </table:table-row>
        <table:table-row table:style-name="ro1">
          <table:table-cell office:value-type="float" office:value="0.0143100004643202" calcext:value-type="float">
            <text:p>0.01431000046432</text:p>
          </table:table-cell>
        </table:table-row>
        <table:table-row table:style-name="ro1">
          <table:table-cell office:value-type="float" office:value="0.0137400003150106" calcext:value-type="float">
            <text:p>0.013740000315011</text:p>
          </table:table-cell>
        </table:table-row>
        <table:table-row table:style-name="ro1">
          <table:table-cell office:value-type="float" office:value="0.0132099995389581" calcext:value-type="float">
            <text:p>0.013209999538958</text:p>
          </table:table-cell>
        </table:table-row>
        <table:table-row table:style-name="ro1">
          <table:table-cell office:value-type="float" office:value="0.0127100003883243" calcext:value-type="float">
            <text:p>0.012710000388324</text:p>
          </table:table-cell>
        </table:table-row>
        <table:table-row table:style-name="ro1">
          <table:table-cell office:value-type="float" office:value="0.012249999679625" calcext:value-type="float">
            <text:p>0.012249999679625</text:p>
          </table:table-cell>
        </table:table-row>
        <table:table-row table:style-name="ro1">
          <table:table-cell office:value-type="float" office:value="0.0118199996650219" calcext:value-type="float">
            <text:p>0.011819999665022</text:p>
          </table:table-cell>
        </table:table-row>
        <table:table-row table:style-name="ro1">
          <table:table-cell office:value-type="float" office:value="0.0114200003445149" calcext:value-type="float">
            <text:p>0.011420000344515</text:p>
          </table:table-cell>
        </table:table-row>
        <table:table-row table:style-name="ro1">
          <table:table-cell office:value-type="float" office:value="0.0110400002449751" calcext:value-type="float">
            <text:p>0.011040000244975</text:p>
          </table:table-cell>
        </table:table-row>
        <table:table-row table:style-name="ro1">
          <table:table-cell office:value-type="float" office:value="0.0106899999082089" calcext:value-type="float">
            <text:p>0.010689999908209</text:p>
          </table:table-cell>
        </table:table-row>
        <table:table-row table:style-name="ro1">
          <table:table-cell office:value-type="float" office:value="0.0103599997237325" calcext:value-type="float">
            <text:p>0.010359999723733</text:p>
          </table:table-cell>
        </table:table-row>
        <table:table-row table:style-name="ro1">
          <table:table-cell office:value-type="float" office:value="0.010049999691546" calcext:value-type="float">
            <text:p>0.010049999691546</text:p>
          </table:table-cell>
        </table:table-row>
        <table:table-row table:style-name="ro1">
          <table:table-cell office:value-type="float" office:value="0.00975999981164932" calcext:value-type="float">
            <text:p>0.009759999811649</text:p>
          </table:table-cell>
        </table:table-row>
        <table:table-row table:style-name="ro1">
          <table:table-cell office:value-type="float" office:value="0.00949000008404255" calcext:value-type="float">
            <text:p>0.009490000084043</text:p>
          </table:table-cell>
        </table:table-row>
        <table:table-row table:style-name="ro1">
          <table:table-cell office:value-type="float" office:value="0.00922999996691942" calcext:value-type="float">
            <text:p>0.009229999966919</text:p>
          </table:table-cell>
        </table:table-row>
        <table:table-row table:style-name="ro1">
          <table:table-cell office:value-type="float" office:value="0.00899000000208616" calcext:value-type="float">
            <text:p>0.008990000002086</text:p>
          </table:table-cell>
        </table:table-row>
        <table:table-row table:style-name="ro1">
          <table:table-cell office:value-type="float" office:value="0.00875999964773655" calcext:value-type="float">
            <text:p>0.008759999647737</text:p>
          </table:table-cell>
        </table:table-row>
        <table:table-row table:style-name="ro1">
          <table:table-cell office:value-type="float" office:value="0.00855000037699938" calcext:value-type="float">
            <text:p>0.008550000376999</text:p>
          </table:table-cell>
        </table:table-row>
        <table:table-row table:style-name="ro1">
          <table:table-cell office:value-type="float" office:value="0.00834000017493963" calcext:value-type="float">
            <text:p>0.00834000017494</text:p>
          </table:table-cell>
        </table:table-row>
        <table:table-row table:style-name="ro1">
          <table:table-cell office:value-type="float" office:value="0.00815000012516975" calcext:value-type="float">
            <text:p>0.00815000012517</text:p>
          </table:table-cell>
        </table:table-row>
        <table:table-row table:style-name="ro1">
          <table:table-cell office:value-type="float" office:value="0.00796999968588352" calcext:value-type="float">
            <text:p>0.007969999685884</text:p>
          </table:table-cell>
        </table:table-row>
        <table:table-row table:style-name="ro1">
          <table:table-cell office:value-type="float" office:value="0.00779000017791987" calcext:value-type="float">
            <text:p>0.00779000017792</text:p>
          </table:table-cell>
        </table:table-row>
        <table:table-row table:style-name="ro1">
          <table:table-cell office:value-type="float" office:value="0.0076299998909235" calcext:value-type="float">
            <text:p>0.007629999890924</text:p>
          </table:table-cell>
        </table:table-row>
        <table:table-row table:style-name="ro1">
          <table:table-cell office:value-type="float" office:value="0.00747000006958842" calcext:value-type="float">
            <text:p>0.007470000069588</text:p>
          </table:table-cell>
        </table:table-row>
        <table:table-row table:style-name="ro1">
          <table:table-cell office:value-type="float" office:value="0.00732999993488193" calcext:value-type="float">
            <text:p>0.007329999934882</text:p>
          </table:table-cell>
        </table:table-row>
        <table:table-row table:style-name="ro1">
          <table:table-cell office:value-type="float" office:value="0.00718000018969178" calcext:value-type="float">
            <text:p>0.007180000189692</text:p>
          </table:table-cell>
        </table:table-row>
        <table:table-row table:style-name="ro1">
          <table:table-cell office:value-type="float" office:value="0.00705000013113022" calcext:value-type="float">
            <text:p>0.00705000013113</text:p>
          </table:table-cell>
        </table:table-row>
        <table:table-row table:style-name="ro1">
          <table:table-cell office:value-type="float" office:value="0.00692000007256866" calcext:value-type="float">
            <text:p>0.006920000072569</text:p>
          </table:table-cell>
        </table:table-row>
        <table:table-row table:style-name="ro1">
          <table:table-cell office:value-type="float" office:value="0.00680000009015203" calcext:value-type="float">
            <text:p>0.006800000090152</text:p>
          </table:table-cell>
        </table:table-row>
        <table:table-row table:style-name="ro1">
          <table:table-cell office:value-type="float" office:value="0.0066800001077354" calcext:value-type="float">
            <text:p>0.006680000107735</text:p>
          </table:table-cell>
        </table:table-row>
        <table:table-row table:style-name="ro1">
          <table:table-cell office:value-type="float" office:value="0.0065700002014637" calcext:value-type="float">
            <text:p>0.006570000201464</text:p>
          </table:table-cell>
        </table:table-row>
        <table:table-row table:style-name="ro1">
          <table:table-cell office:value-type="float" office:value="0.00646999990567565" calcext:value-type="float">
            <text:p>0.006469999905676</text:p>
          </table:table-cell>
        </table:table-row>
        <table:table-row table:style-name="ro1">
          <table:table-cell office:value-type="float" office:value="0.00635999999940395" calcext:value-type="float">
            <text:p>0.006359999999404</text:p>
          </table:table-cell>
        </table:table-row>
        <table:table-row table:style-name="ro1">
          <table:table-cell office:value-type="float" office:value="0.00626999977976084" calcext:value-type="float">
            <text:p>0.006269999779761</text:p>
          </table:table-cell>
        </table:table-row>
        <table:table-row table:style-name="ro1">
          <table:table-cell office:value-type="float" office:value="0.00616999994963408" calcext:value-type="float">
            <text:p>0.006169999949634</text:p>
          </table:table-cell>
        </table:table-row>
        <table:table-row table:style-name="ro1">
          <table:table-cell office:value-type="float" office:value="0.00608000019565225" calcext:value-type="float">
            <text:p>0.006080000195652</text:p>
          </table:table-cell>
        </table:table-row>
        <table:table-row table:style-name="ro1">
          <table:table-cell office:value-type="float" office:value="0.00600000005215406" calcext:value-type="float">
            <text:p>0.006000000052154</text:p>
          </table:table-cell>
        </table:table-row>
        <table:table-row table:style-name="ro1">
          <table:table-cell office:value-type="float" office:value="0.00590999983251095" calcext:value-type="float">
            <text:p>0.005909999832511</text:p>
          </table:table-cell>
        </table:table-row>
        <table:table-row table:style-name="ro1">
          <table:table-cell office:value-type="float" office:value="0.00583000015467405" calcext:value-type="float">
            <text:p>0.005830000154674</text:p>
          </table:table-cell>
        </table:table-row>
        <table:table-row table:style-name="ro1">
          <table:table-cell office:value-type="float" office:value="0.00575000001117587" calcext:value-type="float">
            <text:p>0.005750000011176</text:p>
          </table:table-cell>
        </table:table-row>
        <table:table-row table:style-name="ro1">
          <table:table-cell office:value-type="float" office:value="0.00567999994382262" calcext:value-type="float">
            <text:p>0.005679999943823</text:p>
          </table:table-cell>
        </table:table-row>
        <table:table-row table:style-name="ro1">
          <table:table-cell office:value-type="float" office:value="0.00560999987646937" calcext:value-type="float">
            <text:p>0.005609999876469</text:p>
          </table:table-cell>
        </table:table-row>
        <table:table-row table:style-name="ro1">
          <table:table-cell office:value-type="float" office:value="0.00553999980911613" calcext:value-type="float">
            <text:p>0.005539999809116</text:p>
          </table:table-cell>
        </table:table-row>
        <table:table-row table:style-name="ro1">
          <table:table-cell office:value-type="float" office:value="0.00547000020742417" calcext:value-type="float">
            <text:p>0.005470000207424</text:p>
          </table:table-cell>
        </table:table-row>
        <table:table-row table:style-name="ro1">
          <table:table-cell office:value-type="float" office:value="0.00541000021621585" calcext:value-type="float">
            <text:p>0.005410000216216</text:p>
          </table:table-cell>
        </table:table-row>
        <table:table-row table:style-name="ro1">
          <table:table-cell office:value-type="float" office:value="0.0053400001488626" calcext:value-type="float">
            <text:p>0.005340000148863</text:p>
          </table:table-cell>
        </table:table-row>
        <table:table-row table:style-name="ro1">
          <table:table-cell office:value-type="float" office:value="0.00528000015765429" calcext:value-type="float">
            <text:p>0.005280000157654</text:p>
          </table:table-cell>
        </table:table-row>
        <table:table-row table:style-name="ro1">
          <table:table-cell office:value-type="float" office:value="0.00522000016644597" calcext:value-type="float">
            <text:p>0.005220000166446</text:p>
          </table:table-cell>
        </table:table-row>
        <table:table-row table:style-name="ro1">
          <table:table-cell office:value-type="float" office:value="0.0051699997857213" calcext:value-type="float">
            <text:p>0.005169999785721</text:p>
          </table:table-cell>
        </table:table-row>
        <table:table-row table:style-name="ro1">
          <table:table-cell office:value-type="float" office:value="0.00510999979451299" calcext:value-type="float">
            <text:p>0.005109999794513</text:p>
          </table:table-cell>
        </table:table-row>
        <table:table-row table:style-name="ro1">
          <table:table-cell office:value-type="float" office:value="0.00505999987944961" calcext:value-type="float">
            <text:p>0.00505999987945</text:p>
          </table:table-cell>
        </table:table-row>
        <table:table-row table:style-name="ro1">
          <table:table-cell office:value-type="float" office:value="0.00499999988824129" calcext:value-type="float">
            <text:p>0.004999999888241</text:p>
          </table:table-cell>
        </table:table-row>
        <table:table-row table:style-name="ro1">
          <table:table-cell office:value-type="float" office:value="0.00494999997317791" calcext:value-type="float">
            <text:p>0.004949999973178</text:p>
          </table:table-cell>
        </table:table-row>
        <table:table-row table:style-name="ro1">
          <table:table-cell office:value-type="float" office:value="0.00490000005811453" calcext:value-type="float">
            <text:p>0.004900000058115</text:p>
          </table:table-cell>
        </table:table-row>
        <table:table-row table:style-name="ro1">
          <table:table-cell office:value-type="float" office:value="0.00486000021919608" calcext:value-type="float">
            <text:p>0.004860000219196</text:p>
          </table:table-cell>
        </table:table-row>
        <table:table-row table:style-name="ro1">
          <table:table-cell office:value-type="float" office:value="0.00480999983847141" calcext:value-type="float">
            <text:p>0.004809999838471</text:p>
          </table:table-cell>
        </table:table-row>
        <table:table-row table:style-name="ro1">
          <table:table-cell office:value-type="float" office:value="0.00475999992340803" calcext:value-type="float">
            <text:p>0.004759999923408</text:p>
          </table:table-cell>
        </table:table-row>
        <table:table-row table:style-name="ro1">
          <table:table-cell office:value-type="float" office:value="0.00472000008448958" calcext:value-type="float">
            <text:p>0.00472000008449</text:p>
          </table:table-cell>
        </table:table-row>
        <table:table-row table:style-name="ro1">
          <table:table-cell office:value-type="float" office:value="0.00467999977990985" calcext:value-type="float">
            <text:p>0.00467999977991</text:p>
          </table:table-cell>
        </table:table-row>
        <table:table-row table:style-name="ro1">
          <table:table-cell office:value-type="float" office:value="0.00462999986484647" calcext:value-type="float">
            <text:p>0.004629999864846</text:p>
          </table:table-cell>
        </table:table-row>
        <table:table-row table:style-name="ro1">
          <table:table-cell office:value-type="float" office:value="0.00459000002592802" calcext:value-type="float">
            <text:p>0.004590000025928</text:p>
          </table:table-cell>
        </table:table-row>
        <table:table-row table:style-name="ro1">
          <table:table-cell office:value-type="float" office:value="0.00455000018700957" calcext:value-type="float">
            <text:p>0.00455000018701</text:p>
          </table:table-cell>
        </table:table-row>
        <table:table-row table:style-name="ro1">
          <table:table-cell office:value-type="float" office:value="0.00451999995857477" calcext:value-type="float">
            <text:p>0.004519999958575</text:p>
          </table:table-cell>
        </table:table-row>
        <table:table-row table:style-name="ro1">
          <table:table-cell office:value-type="float" office:value="0.00448000011965632" calcext:value-type="float">
            <text:p>0.004480000119656</text:p>
          </table:table-cell>
        </table:table-row>
        <table:table-row table:style-name="ro1">
          <table:table-cell office:value-type="float" office:value="0.00443999981507659" calcext:value-type="float">
            <text:p>0.004439999815077</text:p>
          </table:table-cell>
        </table:table-row>
        <table:table-row table:style-name="ro1">
          <table:table-cell office:value-type="float" office:value="0.00439999997615814" calcext:value-type="float">
            <text:p>0.004399999976158</text:p>
          </table:table-cell>
        </table:table-row>
        <table:table-row table:style-name="ro1">
          <table:table-cell office:value-type="float" office:value="0.00437000021338463" calcext:value-type="float">
            <text:p>0.004370000213385</text:p>
          </table:table-cell>
        </table:table-row>
        <table:table-row table:style-name="ro1">
          <table:table-cell office:value-type="float" office:value="0.00432999990880489" calcext:value-type="float">
            <text:p>0.004329999908805</text:p>
          </table:table-cell>
        </table:table-row>
        <table:table-row table:style-name="ro1">
          <table:table-cell office:value-type="float" office:value="0.00430000014603138" calcext:value-type="float">
            <text:p>0.004300000146031</text:p>
          </table:table-cell>
        </table:table-row>
        <table:table-row table:style-name="ro1">
          <table:table-cell office:value-type="float" office:value="0.00426999991759658" calcext:value-type="float">
            <text:p>0.004269999917597</text:p>
          </table:table-cell>
        </table:table-row>
        <table:table-row table:style-name="ro1">
          <table:table-cell office:value-type="float" office:value="0.00423000007867813" calcext:value-type="float">
            <text:p>0.004230000078678</text:p>
          </table:table-cell>
        </table:table-row>
        <table:table-row table:style-name="ro1">
          <table:table-cell office:value-type="float" office:value="0.00419999985024333" calcext:value-type="float">
            <text:p>0.004199999850243</text:p>
          </table:table-cell>
        </table:table-row>
        <table:table-row table:style-name="ro1">
          <table:table-cell office:value-type="float" office:value="0.00417000008746982" calcext:value-type="float">
            <text:p>0.00417000008747</text:p>
          </table:table-cell>
        </table:table-row>
        <table:table-row table:style-name="ro1">
          <table:table-cell office:value-type="float" office:value="0.00413999985903502" calcext:value-type="float">
            <text:p>0.004139999859035</text:p>
          </table:table-cell>
        </table:table-row>
        <table:table-row table:style-name="ro1">
          <table:table-cell office:value-type="float" office:value="0.0041100000962615" calcext:value-type="float">
            <text:p>0.004110000096262</text:p>
          </table:table-cell>
        </table:table-row>
        <table:table-row table:style-name="ro1">
          <table:table-cell office:value-type="float" office:value="0.0040799998678267" calcext:value-type="float">
            <text:p>0.004079999867827</text:p>
          </table:table-cell>
        </table:table-row>
        <table:table-row table:style-name="ro1">
          <table:table-cell office:value-type="float" office:value="0.00405000010505319" calcext:value-type="float">
            <text:p>0.004050000105053</text:p>
          </table:table-cell>
        </table:table-row>
        <table:table-row table:style-name="ro1">
          <table:table-cell office:value-type="float" office:value="0.00402999995276332" calcext:value-type="float">
            <text:p>0.004029999952763</text:p>
          </table:table-cell>
        </table:table-row>
        <table:table-row table:style-name="ro1">
          <table:table-cell office:value-type="float" office:value="0.00400000018998981" calcext:value-type="float">
            <text:p>0.00400000018999</text:p>
          </table:table-cell>
        </table:table-row>
        <table:table-row table:style-name="ro1">
          <table:table-cell office:value-type="float" office:value="0.003969999961555" calcext:value-type="float">
            <text:p>0.003969999961555</text:p>
          </table:table-cell>
        </table:table-row>
        <table:table-row table:style-name="ro1">
          <table:table-cell office:value-type="float" office:value="0.00394999980926514" calcext:value-type="float">
            <text:p>0.003949999809265</text:p>
          </table:table-cell>
        </table:table-row>
        <table:table-row table:style-name="ro1">
          <table:table-cell office:value-type="float" office:value="0.00392000004649162" calcext:value-type="float">
            <text:p>0.003920000046492</text:p>
          </table:table-cell>
        </table:table-row>
        <table:table-row table:style-name="ro1">
          <table:table-cell office:value-type="float" office:value="0.00389999989420176" calcext:value-type="float">
            <text:p>0.003899999894202</text:p>
          </table:table-cell>
        </table:table-row>
        <table:table-row table:style-name="ro1">
          <table:table-cell office:value-type="float" office:value="0.0038699998985976" calcext:value-type="float">
            <text:p>0.003869999898598</text:p>
          </table:table-cell>
        </table:table-row>
        <table:table-row table:style-name="ro1">
          <table:table-cell office:value-type="float" office:value="0.00384999997913837" calcext:value-type="float">
            <text:p>0.003849999979138</text:p>
          </table:table-cell>
        </table:table-row>
        <table:table-row table:style-name="ro1">
          <table:table-cell office:value-type="float" office:value="0.00381999998353422" calcext:value-type="float">
            <text:p>0.003819999983534</text:p>
          </table:table-cell>
        </table:table-row>
        <table:table-row table:style-name="ro1">
          <table:table-cell office:value-type="float" office:value="0.00380000006407499" calcext:value-type="float">
            <text:p>0.003800000064075</text:p>
          </table:table-cell>
        </table:table-row>
        <table:table-row table:style-name="ro1">
          <table:table-cell office:value-type="float" office:value="0.00377999991178513" calcext:value-type="float">
            <text:p>0.003779999911785</text:p>
          </table:table-cell>
        </table:table-row>
        <table:table-row table:style-name="ro1">
          <table:table-cell office:value-type="float" office:value="0.00374999991618097" calcext:value-type="float">
            <text:p>0.003749999916181</text:p>
          </table:table-cell>
        </table:table-row>
        <table:table-row table:style-name="ro1">
          <table:table-cell office:value-type="float" office:value="0.00372999999672174" calcext:value-type="float">
            <text:p>0.003729999996722</text:p>
          </table:table-cell>
        </table:table-row>
        <table:table-row table:style-name="ro1">
          <table:table-cell office:value-type="float" office:value="0.00371000007726252" calcext:value-type="float">
            <text:p>0.003710000077263</text:p>
          </table:table-cell>
        </table:table-row>
        <table:table-row table:style-name="ro1">
          <table:table-cell office:value-type="float" office:value="0.00368999992497265" calcext:value-type="float">
            <text:p>0.003689999924973</text:p>
          </table:table-cell>
        </table:table-row>
        <table:table-row table:style-name="ro1">
          <table:table-cell office:value-type="float" office:value="0.00367000000551343" calcext:value-type="float">
            <text:p>0.003670000005513</text:p>
          </table:table-cell>
        </table:table-row>
        <table:table-row table:style-name="ro1">
          <table:table-cell office:value-type="float" office:value="0.00364000000990927" calcext:value-type="float">
            <text:p>0.003640000009909</text:p>
          </table:table-cell>
        </table:table-row>
        <table:table-row table:style-name="ro1">
          <table:table-cell office:value-type="float" office:value="0.00362000009045005" calcext:value-type="float">
            <text:p>0.00362000009045</text:p>
          </table:table-cell>
        </table:table-row>
        <table:table-row table:style-name="ro1">
          <table:table-cell office:value-type="float" office:value="0.00359999993816018" calcext:value-type="float">
            <text:p>0.00359999993816</text:p>
          </table:table-cell>
        </table:table-row>
        <table:table-row table:style-name="ro1">
          <table:table-cell office:value-type="float" office:value="0.00358000001870096" calcext:value-type="float">
            <text:p>0.003580000018701</text:p>
          </table:table-cell>
        </table:table-row>
        <table:table-row table:style-name="ro1">
          <table:table-cell office:value-type="float" office:value="0.00356000009924173" calcext:value-type="float">
            <text:p>0.003560000099242</text:p>
          </table:table-cell>
        </table:table-row>
        <table:table-row table:style-name="ro1">
          <table:table-cell office:value-type="float" office:value="0.00353999994695187" calcext:value-type="float">
            <text:p>0.003539999946952</text:p>
          </table:table-cell>
        </table:table-row>
        <table:table-row table:style-name="ro1">
          <table:table-cell office:value-type="float" office:value="0.00352000002749264" calcext:value-type="float">
            <text:p>0.003520000027493</text:p>
          </table:table-cell>
        </table:table-row>
        <table:table-row table:style-name="ro1">
          <table:table-cell office:value-type="float" office:value="0.00350999995134771" calcext:value-type="float">
            <text:p>0.003509999951348</text:p>
          </table:table-cell>
        </table:table-row>
        <table:table-row table:style-name="ro1">
          <table:table-cell office:value-type="float" office:value="0.00349000003188849" calcext:value-type="float">
            <text:p>0.003490000031888</text:p>
          </table:table-cell>
        </table:table-row>
        <table:table-row table:style-name="ro1">
          <table:table-cell office:value-type="float" office:value="0.00347000011242926" calcext:value-type="float">
            <text:p>0.003470000112429</text:p>
          </table:table-cell>
        </table:table-row>
        <table:table-row table:style-name="ro1">
          <table:table-cell office:value-type="float" office:value="0.00344999996013939" calcext:value-type="float">
            <text:p>0.003449999960139</text:p>
          </table:table-cell>
        </table:table-row>
        <table:table-row table:style-name="ro1">
          <table:table-cell office:value-type="float" office:value="0.00343000004068017" calcext:value-type="float">
            <text:p>0.00343000004068</text:p>
          </table:table-cell>
        </table:table-row>
        <table:table-row table:style-name="ro1">
          <table:table-cell office:value-type="float" office:value="0.00341999996453524" calcext:value-type="float">
            <text:p>0.003419999964535</text:p>
          </table:table-cell>
        </table:table-row>
        <table:table-row table:style-name="ro1">
          <table:table-cell office:value-type="float" office:value="0.00340000004507601" calcext:value-type="float">
            <text:p>0.003400000045076</text:p>
          </table:table-cell>
        </table:table-row>
        <table:table-row table:style-name="ro1">
          <table:table-cell office:value-type="float" office:value="0.00337999989278615" calcext:value-type="float">
            <text:p>0.003379999892786</text:p>
          </table:table-cell>
        </table:table-row>
        <table:table-row table:style-name="ro1">
          <table:table-cell office:value-type="float" office:value="0.00337000004947186" calcext:value-type="float">
            <text:p>0.003370000049472</text:p>
          </table:table-cell>
        </table:table-row>
        <table:table-row table:style-name="ro1">
          <table:table-cell office:value-type="float" office:value="0.00334999989718199" calcext:value-type="float">
            <text:p>0.003349999897182</text:p>
          </table:table-cell>
        </table:table-row>
        <table:table-row table:style-name="ro1">
          <table:table-cell office:value-type="float" office:value="0.00332999997772276" calcext:value-type="float">
            <text:p>0.003329999977723</text:p>
          </table:table-cell>
        </table:table-row>
        <table:table-row table:style-name="ro1">
          <table:table-cell office:value-type="float" office:value="0.00331999990157783" calcext:value-type="float">
            <text:p>0.003319999901578</text:p>
          </table:table-cell>
        </table:table-row>
        <table:table-row table:style-name="ro1">
          <table:table-cell office:value-type="float" office:value="0.00329999998211861" calcext:value-type="float">
            <text:p>0.003299999982119</text:p>
          </table:table-cell>
        </table:table-row>
        <table:table-row table:style-name="ro1">
          <table:table-cell office:value-type="float" office:value="0.00328000006265938" calcext:value-type="float">
            <text:p>0.003280000062659</text:p>
          </table:table-cell>
        </table:table-row>
        <table:table-row table:style-name="ro1">
          <table:table-cell office:value-type="float" office:value="0.00326999998651445" calcext:value-type="float">
            <text:p>0.003269999986514</text:p>
          </table:table-cell>
        </table:table-row>
        <table:table-row table:style-name="ro1">
          <table:table-cell office:value-type="float" office:value="0.00325000006705522" calcext:value-type="float">
            <text:p>0.003250000067055</text:p>
          </table:table-cell>
        </table:table-row>
        <table:table-row table:style-name="ro1">
          <table:table-cell office:value-type="float" office:value="0.00323999999091029" calcext:value-type="float">
            <text:p>0.00323999999091</text:p>
          </table:table-cell>
        </table:table-row>
        <table:table-row table:style-name="ro1">
          <table:table-cell office:value-type="float" office:value="0.00322000007145107" calcext:value-type="float">
            <text:p>0.003220000071451</text:p>
          </table:table-cell>
        </table:table-row>
        <table:table-row table:style-name="ro1">
          <table:table-cell office:value-type="float" office:value="0.00320999999530613" calcext:value-type="float">
            <text:p>0.003209999995306</text:p>
          </table:table-cell>
        </table:table-row>
        <table:table-row table:style-name="ro1">
          <table:table-cell office:value-type="float" office:value="0.00319000007584691" calcext:value-type="float">
            <text:p>0.003190000075847</text:p>
          </table:table-cell>
        </table:table-row>
        <table:table-row table:style-name="ro1">
          <table:table-cell office:value-type="float" office:value="0.00317999999970198" calcext:value-type="float">
            <text:p>0.003179999999702</text:p>
          </table:table-cell>
        </table:table-row>
        <table:table-row table:style-name="ro1">
          <table:table-cell office:value-type="float" office:value="0.00316999992355704" calcext:value-type="float">
            <text:p>0.003169999923557</text:p>
          </table:table-cell>
        </table:table-row>
        <table:table-row table:style-name="ro1">
          <table:table-cell office:value-type="float" office:value="0.00315000000409782" calcext:value-type="float">
            <text:p>0.003150000004098</text:p>
          </table:table-cell>
        </table:table-row>
        <table:table-row table:style-name="ro1">
          <table:table-cell office:value-type="float" office:value="0.00313999992795289" calcext:value-type="float">
            <text:p>0.003139999927953</text:p>
          </table:table-cell>
        </table:table-row>
        <table:table-row table:style-name="ro1">
          <table:table-cell office:value-type="float" office:value="0.00312000000849366" calcext:value-type="float">
            <text:p>0.003120000008494</text:p>
          </table:table-cell>
        </table:table-row>
        <table:table-row table:style-name="ro1">
          <table:table-cell office:value-type="float" office:value="0.00310999993234873" calcext:value-type="float">
            <text:p>0.003109999932349</text:p>
          </table:table-cell>
        </table:table-row>
        <table:table-row table:style-name="ro1">
          <table:table-cell office:value-type="float" office:value="0.00310000008903444" calcext:value-type="float">
            <text:p>0.003100000089034</text:p>
          </table:table-cell>
        </table:table-row>
        <table:table-row table:style-name="ro1">
          <table:table-cell office:value-type="float" office:value="0.00307999993674457" calcext:value-type="float">
            <text:p>0.003079999936745</text:p>
          </table:table-cell>
        </table:table-row>
        <table:table-row table:style-name="ro1">
          <table:table-cell office:value-type="float" office:value="0.00307000009343028" calcext:value-type="float">
            <text:p>0.00307000009343</text:p>
          </table:table-cell>
        </table:table-row>
        <table:table-row table:style-name="ro1">
          <table:table-cell office:value-type="float" office:value="0.00306000001728535" calcext:value-type="float">
            <text:p>0.003060000017285</text:p>
          </table:table-cell>
        </table:table-row>
        <table:table-row table:style-name="ro1">
          <table:table-cell office:value-type="float" office:value="0.00304999994114041" calcext:value-type="float">
            <text:p>0.00304999994114</text:p>
          </table:table-cell>
        </table:table-row>
        <table:table-row table:style-name="ro1">
          <table:table-cell office:value-type="float" office:value="0.00303000002168119" calcext:value-type="float">
            <text:p>0.003030000021681</text:p>
          </table:table-cell>
        </table:table-row>
        <table:table-row table:style-name="ro1">
          <table:table-cell office:value-type="float" office:value="0.00301999994553626" calcext:value-type="float">
            <text:p>0.003019999945536</text:p>
          </table:table-cell>
        </table:table-row>
        <table:table-row table:style-name="ro1">
          <table:table-cell office:value-type="float" office:value="0.00301000010222197" calcext:value-type="float">
            <text:p>0.003010000102222</text:p>
          </table:table-cell>
        </table:table-row>
        <table:table-row table:style-name="ro1">
          <table:table-cell office:value-type="float" office:value="0.00300000002607703" calcext:value-type="float">
            <text:p>0.003000000026077</text:p>
          </table:table-cell>
        </table:table-row>
        <table:table-row table:style-name="ro1">
          <table:table-cell office:value-type="float" office:value="0.00298000010661781" calcext:value-type="float">
            <text:p>0.002980000106618</text:p>
          </table:table-cell>
        </table:table-row>
        <table:table-row table:style-name="ro1">
          <table:table-cell office:value-type="float" office:value="0.00297000003047287" calcext:value-type="float">
            <text:p>0.002970000030473</text:p>
          </table:table-cell>
        </table:table-row>
        <table:table-row table:style-name="ro1">
          <table:table-cell office:value-type="float" office:value="0.00295999995432794" calcext:value-type="float">
            <text:p>0.002959999954328</text:p>
          </table:table-cell>
        </table:table-row>
        <table:table-row table:style-name="ro1">
          <table:table-cell office:value-type="float" office:value="0.00295000011101365" calcext:value-type="float">
            <text:p>0.002950000111014</text:p>
          </table:table-cell>
        </table:table-row>
        <table:table-row table:style-name="ro1">
          <table:table-cell office:value-type="float" office:value="0.00294000003486872" calcext:value-type="float">
            <text:p>0.002940000034869</text:p>
          </table:table-cell>
        </table:table-row>
        <table:table-row table:style-name="ro1">
          <table:table-cell office:value-type="float" office:value="0.00292000011540949" calcext:value-type="float">
            <text:p>0.00292000011541</text:p>
          </table:table-cell>
        </table:table-row>
        <table:table-row table:style-name="ro1">
          <table:table-cell office:value-type="float" office:value="0.00291000003926456" calcext:value-type="float">
            <text:p>0.002910000039265</text:p>
          </table:table-cell>
        </table:table-row>
        <table:table-row table:style-name="ro1">
          <table:table-cell office:value-type="float" office:value="0.00289999996311963" calcext:value-type="float">
            <text:p>0.00289999996312</text:p>
          </table:table-cell>
        </table:table-row>
        <table:table-row table:style-name="ro1">
          <table:table-cell office:value-type="float" office:value="0.00288999988697469" calcext:value-type="float">
            <text:p>0.002889999886975</text:p>
          </table:table-cell>
        </table:table-row>
        <table:table-row table:style-name="ro1">
          <table:table-cell office:value-type="float" office:value="0.0028800000436604" calcext:value-type="float">
            <text:p>0.00288000004366</text:p>
          </table:table-cell>
        </table:table-row>
        <table:table-row table:style-name="ro1">
          <table:table-cell office:value-type="float" office:value="0.00286999996751547" calcext:value-type="float">
            <text:p>0.002869999967515</text:p>
          </table:table-cell>
        </table:table-row>
        <table:table-row table:style-name="ro1">
          <table:table-cell office:value-type="float" office:value="0.00285999989137054" calcext:value-type="float">
            <text:p>0.002859999891371</text:p>
          </table:table-cell>
        </table:table-row>
        <table:table-row table:style-name="ro1">
          <table:table-cell office:value-type="float" office:value="0.00285000004805625" calcext:value-type="float">
            <text:p>0.002850000048056</text:p>
          </table:table-cell>
        </table:table-row>
        <table:table-row table:style-name="ro1">
          <table:table-cell office:value-type="float" office:value="0.00283999997191131" calcext:value-type="float">
            <text:p>0.002839999971911</text:p>
          </table:table-cell>
        </table:table-row>
        <table:table-row table:style-name="ro1">
          <table:table-cell office:value-type="float" office:value="0.00282000005245209" calcext:value-type="float">
            <text:p>0.002820000052452</text:p>
          </table:table-cell>
        </table:table-row>
        <table:table-row table:style-name="ro1">
          <table:table-cell office:value-type="float" office:value="0.00280999997630715" calcext:value-type="float">
            <text:p>0.002809999976307</text:p>
          </table:table-cell>
        </table:table-row>
        <table:table-row table:style-name="ro1">
          <table:table-cell office:value-type="float" office:value="0.00279999990016222" calcext:value-type="float">
            <text:p>0.002799999900162</text:p>
          </table:table-cell>
        </table:table-row>
        <table:table-row table:style-name="ro1">
          <table:table-cell office:value-type="float" office:value="0.00279000005684793" calcext:value-type="float">
            <text:p>0.002790000056848</text:p>
          </table:table-cell>
        </table:table-row>
        <table:table-row table:style-name="ro1">
          <table:table-cell office:value-type="float" office:value="0.002779999980703" calcext:value-type="float">
            <text:p>0.002779999980703</text:p>
          </table:table-cell>
        </table:table-row>
        <table:table-row table:style-name="ro1">
          <table:table-cell office:value-type="float" office:value="0.00276999990455806" calcext:value-type="float">
            <text:p>0.002769999904558</text:p>
          </table:table-cell>
        </table:table-row>
        <table:table-row table:style-name="ro1">
          <table:table-cell office:value-type="float" office:value="0.00276000006124377" calcext:value-type="float">
            <text:p>0.002760000061244</text:p>
          </table:table-cell>
        </table:table-row>
        <table:table-row table:style-name="ro1">
          <table:table-cell office:value-type="float" office:value="0.00274999998509884" calcext:value-type="float">
            <text:p>0.002749999985099</text:p>
          </table:table-cell>
        </table:table-row>
        <table:table-row table:style-name="ro1">
          <table:table-cell office:value-type="float" office:value="0.0027399999089539" calcext:value-type="float">
            <text:p>0.002739999908954</text:p>
          </table:table-cell>
        </table:table-row>
        <table:table-row table:style-name="ro1">
          <table:table-cell office:value-type="float" office:value="0.00273000006563961" calcext:value-type="float">
            <text:p>0.00273000006564</text:p>
          </table:table-cell>
        </table:table-row>
        <table:table-row table:style-name="ro1">
          <table:table-cell office:value-type="float" office:value="0.00271999998949468" calcext:value-type="float">
            <text:p>0.002719999989495</text:p>
          </table:table-cell>
        </table:table-row>
        <table:table-row table:style-name="ro1">
          <table:table-cell office:value-type="float" office:value="0.00270999991334975" calcext:value-type="float">
            <text:p>0.002709999913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70000007003546" calcext:value-type="float">
            <text:p>0.002700000070035</text:p>
          </table:table-cell>
        </table:table-row>
        <table:table-row table:style-name="ro1">
          <table:table-cell office:value-type="float" office:value="0.00268999999389052" calcext:value-type="float">
            <text:p>0.002689999993891</text:p>
          </table:table-cell>
        </table:table-row>
        <table:table-row table:style-name="ro1">
          <table:table-cell office:value-type="float" office:value="0.00267999991774559" calcext:value-type="float">
            <text:p>0.002679999917746</text:p>
          </table:table-cell>
        </table:table-row>
        <table:table-row table:style-name="ro1">
          <table:table-cell office:value-type="float" office:value="0.0026700000744313" calcext:value-type="float">
            <text:p>0.002670000074431</text:p>
          </table:table-cell>
        </table:table-row>
        <table:table-row table:style-name="ro1">
          <table:table-cell office:value-type="float" office:value="0.00265999999828637" calcext:value-type="float">
            <text:p>0.002659999998286</text:p>
          </table:table-cell>
        </table:table-row>
        <table:table-row table:style-name="ro1">
          <table:table-cell office:value-type="float" office:value="0.00264999992214143" calcext:value-type="float">
            <text:p>0.002649999922141</text:p>
          </table:table-cell>
        </table:table-row>
        <table:table-row table:style-name="ro1">
          <table:table-cell office:value-type="float" office:value="0.00264000007882714" calcext:value-type="float">
            <text:p>0.002640000078827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3000000268221" calcext:value-type="float">
            <text:p>0.002630000002682</text:p>
          </table:table-cell>
        </table:table-row>
        <table:table-row table:style-name="ro1">
          <table:table-cell office:value-type="float" office:value="0.00261999992653728" calcext:value-type="float">
            <text:p>0.002619999926537</text:p>
          </table:table-cell>
        </table:table-row>
        <table:table-row table:style-name="ro1">
          <table:table-cell office:value-type="float" office:value="0.00261000008322299" calcext:value-type="float">
            <text:p>0.002610000083223</text:p>
          </table:table-cell>
        </table:table-row>
        <table:table-row table:style-name="ro1">
          <table:table-cell office:value-type="float" office:value="0.00260000000707805" calcext:value-type="float">
            <text:p>0.002600000007078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999993093312" calcext:value-type="float">
            <text:p>0.002589999930933</text:p>
          </table:table-cell>
        </table:table-row>
        <table:table-row table:style-name="ro1">
          <table:table-cell office:value-type="float" office:value="0.00258000008761883" calcext:value-type="float">
            <text:p>0.002580000087619</text:p>
          </table:table-cell>
        </table:table-row>
        <table:table-row table:style-name="ro1">
          <table:table-cell office:value-type="float" office:value="0.00257000001147389" calcext:value-type="float">
            <text:p>0.002570000011474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999993532896" calcext:value-type="float">
            <text:p>0.002559999935329</text:p>
          </table:table-cell>
        </table:table-row>
        <table:table-row table:style-name="ro1">
          <table:table-cell office:value-type="float" office:value="0.00255000009201467" calcext:value-type="float">
            <text:p>0.002550000092015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4000001586974" calcext:value-type="float">
            <text:p>0.00254000001587</text:p>
          </table:table-cell>
        </table:table-row>
        <table:table-row table:style-name="ro1">
          <table:table-cell office:value-type="float" office:value="0.0025299999397248" calcext:value-type="float">
            <text:p>0.002529999939725</text:p>
          </table:table-cell>
        </table:table-row>
        <table:table-row table:style-name="ro1">
          <table:table-cell office:value-type="float" office:value="0.00252000009641051" calcext:value-type="float">
            <text:p>0.002520000096411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51000002026558" calcext:value-type="float">
            <text:p>0.002510000020266</text:p>
          </table:table-cell>
        </table:table-row>
        <table:table-row table:style-name="ro1">
          <table:table-cell office:value-type="float" office:value="0.00249999994412064" calcext:value-type="float">
            <text:p>0.002499999944121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9000010080636" calcext:value-type="float">
            <text:p>0.002490000100806</text:p>
          </table:table-cell>
        </table:table-row>
        <table:table-row table:style-name="ro1">
          <table:table-cell office:value-type="float" office:value="0.00248000002466142" calcext:value-type="float">
            <text:p>0.002480000024661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999994851649" calcext:value-type="float">
            <text:p>0.002469999948516</text:p>
          </table:table-cell>
        </table:table-row>
        <table:table-row table:style-name="ro1">
          <table:table-cell office:value-type="float" office:value="0.0024600001052022" calcext:value-type="float">
            <text:p>0.002460000105202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5000002905726" calcext:value-type="float">
            <text:p>0.002450000029057</text:p>
          </table:table-cell>
        </table:table-row>
        <table:table-row table:style-name="ro1">
          <table:table-cell office:value-type="float" office:value="0.00243999995291233" calcext:value-type="float">
            <text:p>0.002439999952912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3000010959804" calcext:value-type="float">
            <text:p>0.002430000109598</text:p>
          </table:table-cell>
        </table:table-row>
        <table:table-row table:style-name="ro1">
          <table:table-cell office:value-type="float" office:value="0.00242000003345311" calcext:value-type="float">
            <text:p>0.002420000033453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240000011399388" calcext:value-type="float">
            <text:p>0.002400000113994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9000003784895" calcext:value-type="float">
            <text:p>0.002390000037849</text:p>
          </table:table-cell>
        </table:table-row>
        <table:table-row table:style-name="ro1">
          <table:table-cell office:value-type="float" office:value="0.00237999996170402" calcext:value-type="float">
            <text:p>0.002379999961704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999988555908" calcext:value-type="float">
            <text:p>0.002369999885559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6000004224479" calcext:value-type="float">
            <text:p>0.002360000042245</text:p>
          </table:table-cell>
        </table:table-row>
        <table:table-row table:style-name="ro1">
          <table:table-cell office:value-type="float" office:value="0.00234999996609986" calcext:value-type="float">
            <text:p>0.0023499999661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999988995492" calcext:value-type="float">
            <text:p>0.002339999889955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3000004664063" calcext:value-type="float">
            <text:p>0.002330000046641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199999704957" calcext:value-type="float">
            <text:p>0.002319999970496</text:p>
          </table:table-cell>
        </table:table-row>
        <table:table-row table:style-name="ro1">
          <table:table-cell office:value-type="float" office:value="0.00230999989435077" calcext:value-type="float">
            <text:p>0.002309999894351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8999997489154" calcext:value-type="float">
            <text:p>0.002289999974892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999989874661" calcext:value-type="float">
            <text:p>0.00227999989874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25999997928739" calcext:value-type="float">
            <text:p>0.002259999979287</text:p>
          </table:table-cell>
        </table:table-row>
        <table:table-row table:style-name="ro1">
          <table:table-cell office:value-type="float" office:value="0.00227000005543232" calcext:value-type="float">
            <text:p>0.002270000055432</text:p>
          </table:table-cell>
        </table:table-row>
        <table:table-row table:style-name="ro1">
          <table:table-cell office:value-type="float" office:value="0.00230000005103648" calcext:value-type="float">
            <text:p>0.002300000051036</text:p>
          </table:table-cell>
        </table:table-row>
        <table:table-row table:style-name="ro1">
          <table:table-cell office:value-type="float" office:value="0.00240999995730817" calcext:value-type="float">
            <text:p>0.002409999957308</text:p>
          </table:table-cell>
        </table:table-row>
        <table:table-row table:style-name="ro1">
          <table:table-cell office:value-type="float" office:value="0.00346000003628433" calcext:value-type="float">
            <text:p>0.003460000036284</text:p>
          </table:table-cell>
        </table:table-row>
        <table:table-row table:style-name="ro1">
          <table:table-cell office:value-type="float" office:value="0.0155699998140335" calcext:value-type="float">
            <text:p>0.015569999814034</text:p>
          </table:table-cell>
        </table:table-row>
        <table:table-row table:style-name="ro1">
          <table:table-cell office:value-type="float" office:value="0.0578799992799759" calcext:value-type="float">
            <text:p>0.057879999279976</text:p>
          </table:table-cell>
        </table:table-row>
        <table:table-row table:style-name="ro1">
          <table:table-cell office:value-type="float" office:value="0.0921000018715858" calcext:value-type="float">
            <text:p>0.092100001871586</text:p>
          </table:table-cell>
        </table:table-row>
        <table:table-row table:style-name="ro1">
          <table:table-cell office:value-type="float" office:value="0.106899999082088" calcext:value-type="float">
            <text:p>0.106899999082088</text:p>
          </table:table-cell>
        </table:table-row>
        <table:table-row table:style-name="ro1">
          <table:table-cell office:value-type="float" office:value="0.109760001301765" calcext:value-type="float">
            <text:p>0.109760001301765</text:p>
          </table:table-cell>
        </table:table-row>
        <table:table-row table:style-name="ro1">
          <table:table-cell office:value-type="float" office:value="0.106239996850491" calcext:value-type="float">
            <text:p>0.106239996850491</text:p>
          </table:table-cell>
        </table:table-row>
        <table:table-row table:style-name="ro1">
          <table:table-cell office:value-type="float" office:value="0.0999599993228913" calcext:value-type="float">
            <text:p>0.099959999322891</text:p>
          </table:table-cell>
        </table:table-row>
        <table:table-row table:style-name="ro1">
          <table:table-cell office:value-type="float" office:value="0.0927200019359589" calcext:value-type="float">
            <text:p>0.092720001935959</text:p>
          </table:table-cell>
        </table:table-row>
        <table:table-row table:style-name="ro1">
          <table:table-cell office:value-type="float" office:value="0.0855000019073486" calcext:value-type="float">
            <text:p>0.085500001907349</text:p>
          </table:table-cell>
        </table:table-row>
        <table:table-row table:style-name="ro1">
          <table:table-cell office:value-type="float" office:value="0.0787900015711784" calcext:value-type="float">
            <text:p>0.078790001571179</text:p>
          </table:table-cell>
        </table:table-row>
        <table:table-row table:style-name="ro1">
          <table:table-cell office:value-type="float" office:value="0.0731500014662743" calcext:value-type="float">
            <text:p>0.073150001466274</text:p>
          </table:table-cell>
        </table:table-row>
        <table:table-row table:style-name="ro1">
          <table:table-cell office:value-type="float" office:value="0.0689899995923042" calcext:value-type="float">
            <text:p>0.068989999592304</text:p>
          </table:table-cell>
        </table:table-row>
        <table:table-row table:style-name="ro1">
          <table:table-cell office:value-type="float" office:value="0.06564000248909" calcext:value-type="float">
            <text:p>0.06564000248909</text:p>
          </table:table-cell>
        </table:table-row>
        <table:table-row table:style-name="ro1">
          <table:table-cell office:value-type="float" office:value="0.0625199973583221" calcext:value-type="float">
            <text:p>0.062519997358322</text:p>
          </table:table-cell>
        </table:table-row>
        <table:table-row table:style-name="ro1">
          <table:table-cell office:value-type="float" office:value="0.0591100007295609" calcext:value-type="float">
            <text:p>0.059110000729561</text:p>
          </table:table-cell>
        </table:table-row>
        <table:table-row table:style-name="ro1">
          <table:table-cell office:value-type="float" office:value="0.0554899983108044" calcext:value-type="float">
            <text:p>0.055489998310804</text:p>
          </table:table-cell>
        </table:table-row>
        <table:table-row table:style-name="ro1">
          <table:table-cell office:value-type="float" office:value="0.0518799982964993" calcext:value-type="float">
            <text:p>0.051879998296499</text:p>
          </table:table-cell>
        </table:table-row>
        <table:table-row table:style-name="ro1">
          <table:table-cell office:value-type="float" office:value="0.0483999997377396" calcext:value-type="float">
            <text:p>0.04839999973774</text:p>
          </table:table-cell>
        </table:table-row>
        <table:table-row table:style-name="ro1">
          <table:table-cell office:value-type="float" office:value="0.0450900010764599" calcext:value-type="float">
            <text:p>0.04509000107646</text:p>
          </table:table-cell>
        </table:table-row>
        <table:table-row table:style-name="ro1">
          <table:table-cell office:value-type="float" office:value="0.0420299991965294" calcext:value-type="float">
            <text:p>0.042029999196529</text:p>
          </table:table-cell>
        </table:table-row>
        <table:table-row table:style-name="ro1">
          <table:table-cell office:value-type="float" office:value="0.0394800007343292" calcext:value-type="float">
            <text:p>0.039480000734329</text:p>
          </table:table-cell>
        </table:table-row>
        <table:table-row table:style-name="ro1">
          <table:table-cell office:value-type="float" office:value="0.0373900011181831" calcext:value-type="float">
            <text:p>0.037390001118183</text:p>
          </table:table-cell>
        </table:table-row>
        <table:table-row table:style-name="ro1">
          <table:table-cell office:value-type="float" office:value="0.0354700013995171" calcext:value-type="float">
            <text:p>0.035470001399517</text:p>
          </table:table-cell>
        </table:table-row>
        <table:table-row table:style-name="ro1">
          <table:table-cell office:value-type="float" office:value="0.0337899997830391" calcext:value-type="float">
            <text:p>0.033789999783039</text:p>
          </table:table-cell>
        </table:table-row>
        <table:table-row table:style-name="ro1">
          <table:table-cell office:value-type="float" office:value="0.0332899987697601" calcext:value-type="float">
            <text:p>0.03328999876976</text:p>
          </table:table-cell>
        </table:table-row>
        <table:table-row table:style-name="ro1">
          <table:table-cell office:value-type="float" office:value="0.0361899994313717" calcext:value-type="float">
            <text:p>0.036189999431372</text:p>
          </table:table-cell>
        </table:table-row>
        <table:table-row table:style-name="ro1">
          <table:table-cell office:value-type="float" office:value="0.0392899997532368" calcext:value-type="float">
            <text:p>0.039289999753237</text:p>
          </table:table-cell>
        </table:table-row>
        <table:table-row table:style-name="ro1">
          <table:table-cell office:value-type="float" office:value="0.0409299992024899" calcext:value-type="float">
            <text:p>0.04092999920249</text:p>
          </table:table-cell>
        </table:table-row>
        <table:table-row table:style-name="ro1">
          <table:table-cell office:value-type="float" office:value="0.043809998780489" calcext:value-type="float">
            <text:p>0.043809998780489</text:p>
          </table:table-cell>
        </table:table-row>
        <table:table-row table:style-name="ro1">
          <table:table-cell office:value-type="float" office:value="0.046509999781847" calcext:value-type="float">
            <text:p>0.046509999781847</text:p>
          </table:table-cell>
        </table:table-row>
        <table:table-row table:style-name="ro1">
          <table:table-cell office:value-type="float" office:value="0.0490700006484985" calcext:value-type="float">
            <text:p>0.049070000648499</text:p>
          </table:table-cell>
        </table:table-row>
        <table:table-row table:style-name="ro1">
          <table:table-cell office:value-type="float" office:value="0.0512799993157387" calcext:value-type="float">
            <text:p>0.051279999315739</text:p>
          </table:table-cell>
        </table:table-row>
        <table:table-row table:style-name="ro1">
          <table:table-cell office:value-type="float" office:value="0.0658299997448921" calcext:value-type="float">
            <text:p>0.065829999744892</text:p>
          </table:table-cell>
        </table:table-row>
        <table:table-row table:style-name="ro1">
          <table:table-cell office:value-type="float" office:value="0.117200002074242" calcext:value-type="float">
            <text:p>0.117200002074242</text:p>
          </table:table-cell>
        </table:table-row>
        <table:table-row table:style-name="ro1">
          <table:table-cell office:value-type="float" office:value="0.209480002522469" calcext:value-type="float">
            <text:p>0.209480002522469</text:p>
          </table:table-cell>
        </table:table-row>
        <table:table-row table:style-name="ro1">
          <table:table-cell office:value-type="float" office:value="0.264420002698898" calcext:value-type="float">
            <text:p>0.264420002698898</text:p>
          </table:table-cell>
        </table:table-row>
        <table:table-row table:style-name="ro1">
          <table:table-cell office:value-type="float" office:value="0.26298999786377" calcext:value-type="float">
            <text:p>0.26298999786377</text:p>
          </table:table-cell>
        </table:table-row>
        <table:table-row table:style-name="ro1">
          <table:table-cell office:value-type="float" office:value="0.240030005574226" calcext:value-type="float">
            <text:p>0.240030005574226</text:p>
          </table:table-cell>
        </table:table-row>
        <table:table-row table:style-name="ro1">
          <table:table-cell office:value-type="float" office:value="0.212779998779297" calcext:value-type="float">
            <text:p>0.212779998779297</text:p>
          </table:table-cell>
        </table:table-row>
        <table:table-row table:style-name="ro1">
          <table:table-cell office:value-type="float" office:value="0.186629995703697" calcext:value-type="float">
            <text:p>0.186629995703697</text:p>
          </table:table-cell>
        </table:table-row>
        <table:table-row table:style-name="ro1">
          <table:table-cell office:value-type="float" office:value="0.163619995117188" calcext:value-type="float">
            <text:p>0.163619995117188</text:p>
          </table:table-cell>
        </table:table-row>
        <table:table-row table:style-name="ro1">
          <table:table-cell office:value-type="float" office:value="0.143869996070862" calcext:value-type="float">
            <text:p>0.143869996070862</text:p>
          </table:table-cell>
        </table:table-row>
        <table:table-row table:style-name="ro1">
          <table:table-cell office:value-type="float" office:value="0.127289995551109" calcext:value-type="float">
            <text:p>0.127289995551109</text:p>
          </table:table-cell>
        </table:table-row>
        <table:table-row table:style-name="ro1">
          <table:table-cell office:value-type="float" office:value="0.113339997828007" calcext:value-type="float">
            <text:p>0.113339997828007</text:p>
          </table:table-cell>
        </table:table-row>
        <table:table-row table:style-name="ro1">
          <table:table-cell office:value-type="float" office:value="0.102130003273487" calcext:value-type="float">
            <text:p>0.102130003273487</text:p>
          </table:table-cell>
        </table:table-row>
        <table:table-row table:style-name="ro1">
          <table:table-cell office:value-type="float" office:value="0.1041100025177" calcext:value-type="float">
            <text:p>0.1041100025177</text:p>
          </table:table-cell>
        </table:table-row>
        <table:table-row table:style-name="ro1">
          <table:table-cell office:value-type="float" office:value="0.114220000803471" calcext:value-type="float">
            <text:p>0.114220000803471</text:p>
          </table:table-cell>
        </table:table-row>
        <table:table-row table:style-name="ro1">
          <table:table-cell office:value-type="float" office:value="0.117530003190041" calcext:value-type="float">
            <text:p>0.117530003190041</text:p>
          </table:table-cell>
        </table:table-row>
        <table:table-row table:style-name="ro1">
          <table:table-cell office:value-type="float" office:value="0.115390002727509" calcext:value-type="float">
            <text:p>0.115390002727509</text:p>
          </table:table-cell>
        </table:table-row>
        <table:table-row table:style-name="ro1">
          <table:table-cell office:value-type="float" office:value="0.111100003123283" calcext:value-type="float">
            <text:p>0.111100003123283</text:p>
          </table:table-cell>
        </table:table-row>
        <table:table-row table:style-name="ro1">
          <table:table-cell office:value-type="float" office:value="0.106640003621578" calcext:value-type="float">
            <text:p>0.106640003621578</text:p>
          </table:table-cell>
        </table:table-row>
        <table:table-row table:style-name="ro1">
          <table:table-cell office:value-type="float" office:value="0.125269994139671" calcext:value-type="float">
            <text:p>0.125269994139671</text:p>
          </table:table-cell>
        </table:table-row>
        <table:table-row table:style-name="ro1">
          <table:table-cell office:value-type="float" office:value="0.284740000963211" calcext:value-type="float">
            <text:p>0.284740000963211</text:p>
          </table:table-cell>
        </table:table-row>
        <table:table-row table:style-name="ro1">
          <table:table-cell office:value-type="float" office:value="0.60834002494812" calcext:value-type="float">
            <text:p>0.60834002494812</text:p>
          </table:table-cell>
        </table:table-row>
        <table:table-row table:style-name="ro1">
          <table:table-cell office:value-type="float" office:value="0.735509991645813" calcext:value-type="float">
            <text:p>0.735509991645813</text:p>
          </table:table-cell>
        </table:table-row>
        <table:table-row table:style-name="ro1">
          <table:table-cell office:value-type="float" office:value="0.678820013999939" calcext:value-type="float">
            <text:p>0.678820013999939</text:p>
          </table:table-cell>
        </table:table-row>
        <table:table-row table:style-name="ro1">
          <table:table-cell office:value-type="float" office:value="0.59332001209259" calcext:value-type="float">
            <text:p>0.59332001209259</text:p>
          </table:table-cell>
        </table:table-row>
        <table:table-row table:style-name="ro1">
          <table:table-cell office:value-type="float" office:value="0.635450005531311" calcext:value-type="float">
            <text:p>0.635450005531311</text:p>
          </table:table-cell>
        </table:table-row>
        <table:table-row table:style-name="ro1">
          <table:table-cell office:value-type="float" office:value="0.647880017757416" calcext:value-type="float">
            <text:p>0.647880017757416</text:p>
          </table:table-cell>
        </table:table-row>
        <table:table-row table:style-name="ro1">
          <table:table-cell office:value-type="float" office:value="0.580439984798431" calcext:value-type="float">
            <text:p>0.580439984798431</text:p>
          </table:table-cell>
        </table:table-row>
        <table:table-row table:style-name="ro1">
          <table:table-cell office:value-type="float" office:value="0.52895998954773" calcext:value-type="float">
            <text:p>0.52895998954773</text:p>
          </table:table-cell>
        </table:table-row>
        <table:table-row table:style-name="ro1">
          <table:table-cell office:value-type="float" office:value="0.479909986257553" calcext:value-type="float">
            <text:p>0.479909986257553</text:p>
          </table:table-cell>
        </table:table-row>
        <table:table-row table:style-name="ro1">
          <table:table-cell office:value-type="float" office:value="0.419849991798401" calcext:value-type="float">
            <text:p>0.419849991798401</text:p>
          </table:table-cell>
        </table:table-row>
        <table:table-row table:style-name="ro1">
          <table:table-cell office:value-type="float" office:value="0.361290007829666" calcext:value-type="float">
            <text:p>0.361290007829666</text:p>
          </table:table-cell>
        </table:table-row>
        <table:table-row table:style-name="ro1">
          <table:table-cell office:value-type="float" office:value="0.309740006923676" calcext:value-type="float">
            <text:p>0.309740006923676</text:p>
          </table:table-cell>
        </table:table-row>
        <table:table-row table:style-name="ro1">
          <table:table-cell office:value-type="float" office:value="0.266019999980927" calcext:value-type="float">
            <text:p>0.266019999980927</text:p>
          </table:table-cell>
        </table:table-row>
        <table:table-row table:style-name="ro1">
          <table:table-cell office:value-type="float" office:value="0.229739993810654" calcext:value-type="float">
            <text:p>0.229739993810654</text:p>
          </table:table-cell>
        </table:table-row>
        <table:table-row table:style-name="ro1">
          <table:table-cell office:value-type="float" office:value="0.201949998736382" calcext:value-type="float">
            <text:p>0.201949998736382</text:p>
          </table:table-cell>
        </table:table-row>
        <table:table-row table:style-name="ro1">
          <table:table-cell office:value-type="float" office:value="0.241200000047684" calcext:value-type="float">
            <text:p>0.241200000047684</text:p>
          </table:table-cell>
        </table:table-row>
        <table:table-row table:style-name="ro1">
          <table:table-cell office:value-type="float" office:value="0.442229986190796" calcext:value-type="float">
            <text:p>0.442229986190796</text:p>
          </table:table-cell>
        </table:table-row>
        <table:table-row table:style-name="ro1">
          <table:table-cell office:value-type="float" office:value="0.555779993534088" calcext:value-type="float">
            <text:p>0.555779993534088</text:p>
          </table:table-cell>
        </table:table-row>
        <table:table-row table:style-name="ro1">
          <table:table-cell office:value-type="float" office:value="0.617659986019135" calcext:value-type="float">
            <text:p>0.617659986019135</text:p>
          </table:table-cell>
        </table:table-row>
        <table:table-row table:style-name="ro1">
          <table:table-cell office:value-type="float" office:value="0.746710002422333" calcext:value-type="float">
            <text:p>0.746710002422333</text:p>
          </table:table-cell>
        </table:table-row>
        <table:table-row table:style-name="ro1">
          <table:table-cell office:value-type="float" office:value="0.755599975585938" calcext:value-type="float">
            <text:p>0.755599975585938</text:p>
          </table:table-cell>
        </table:table-row>
        <table:table-row table:style-name="ro1">
          <table:table-cell office:value-type="float" office:value="0.638999998569489" calcext:value-type="float">
            <text:p>0.638999998569489</text:p>
          </table:table-cell>
        </table:table-row>
        <table:table-row table:style-name="ro1">
          <table:table-cell office:value-type="float" office:value="0.528609991073608" calcext:value-type="float">
            <text:p>0.528609991073608</text:p>
          </table:table-cell>
        </table:table-row>
        <table:table-row table:style-name="ro1">
          <table:table-cell office:value-type="float" office:value="0.439880013465881" calcext:value-type="float">
            <text:p>0.439880013465881</text:p>
          </table:table-cell>
        </table:table-row>
        <table:table-row table:style-name="ro1">
          <table:table-cell office:value-type="float" office:value="0.369789987802505" calcext:value-type="float">
            <text:p>0.369789987802505</text:p>
          </table:table-cell>
        </table:table-row>
        <table:table-row table:style-name="ro1">
          <table:table-cell office:value-type="float" office:value="0.317299991846085" calcext:value-type="float">
            <text:p>0.317299991846085</text:p>
          </table:table-cell>
        </table:table-row>
        <table:table-row table:style-name="ro1">
          <table:table-cell office:value-type="float" office:value="0.275200009346008" calcext:value-type="float">
            <text:p>0.275200009346008</text:p>
          </table:table-cell>
        </table:table-row>
        <table:table-row table:style-name="ro1">
          <table:table-cell office:value-type="float" office:value="0.239409998059273" calcext:value-type="float">
            <text:p>0.239409998059273</text:p>
          </table:table-cell>
        </table:table-row>
        <table:table-row table:style-name="ro1">
          <table:table-cell office:value-type="float" office:value="0.210179999470711" calcext:value-type="float">
            <text:p>0.210179999470711</text:p>
          </table:table-cell>
        </table:table-row>
        <table:table-row table:style-name="ro1">
          <table:table-cell office:value-type="float" office:value="0.187729999423027" calcext:value-type="float">
            <text:p>0.187729999423027</text:p>
          </table:table-cell>
        </table:table-row>
        <table:table-row table:style-name="ro1">
          <table:table-cell office:value-type="float" office:value="0.17705999314785" calcext:value-type="float">
            <text:p>0.17705999314785</text:p>
          </table:table-cell>
        </table:table-row>
        <table:table-row table:style-name="ro1">
          <table:table-cell office:value-type="float" office:value="0.215920001268387" calcext:value-type="float">
            <text:p>0.215920001268387</text:p>
          </table:table-cell>
        </table:table-row>
        <table:table-row table:style-name="ro1">
          <table:table-cell office:value-type="float" office:value="0.337920010089874" calcext:value-type="float">
            <text:p>0.337920010089874</text:p>
          </table:table-cell>
        </table:table-row>
        <table:table-row table:style-name="ro1">
          <table:table-cell office:value-type="float" office:value="0.529829978942871" calcext:value-type="float">
            <text:p>0.529829978942871</text:p>
          </table:table-cell>
        </table:table-row>
        <table:table-row table:style-name="ro1">
          <table:table-cell office:value-type="float" office:value="0.71806001663208" calcext:value-type="float">
            <text:p>0.71806001663208</text:p>
          </table:table-cell>
        </table:table-row>
        <table:table-row table:style-name="ro1">
          <table:table-cell office:value-type="float" office:value="1.43393003940582" calcext:value-type="float">
            <text:p>1.43393003940582</text:p>
          </table:table-cell>
        </table:table-row>
        <table:table-row table:style-name="ro1">
          <table:table-cell office:value-type="float" office:value="1.44315004348755" calcext:value-type="float">
            <text:p>1.44315004348755</text:p>
          </table:table-cell>
        </table:table-row>
        <table:table-row table:style-name="ro1">
          <table:table-cell office:value-type="float" office:value="1.15105998516083" calcext:value-type="float">
            <text:p>1.15105998516083</text:p>
          </table:table-cell>
        </table:table-row>
        <table:table-row table:style-name="ro1">
          <table:table-cell office:value-type="float" office:value="0.894079983234406" calcext:value-type="float">
            <text:p>0.894079983234406</text:p>
          </table:table-cell>
        </table:table-row>
        <table:table-row table:style-name="ro1">
          <table:table-cell office:value-type="float" office:value="0.769479990005493" calcext:value-type="float">
            <text:p>0.769479990005493</text:p>
          </table:table-cell>
        </table:table-row>
        <table:table-row table:style-name="ro1">
          <table:table-cell office:value-type="float" office:value="0.648079991340637" calcext:value-type="float">
            <text:p>0.648079991340637</text:p>
          </table:table-cell>
        </table:table-row>
        <table:table-row table:style-name="ro1">
          <table:table-cell office:value-type="float" office:value="0.534309983253479" calcext:value-type="float">
            <text:p>0.534309983253479</text:p>
          </table:table-cell>
        </table:table-row>
        <table:table-row table:style-name="ro1">
          <table:table-cell office:value-type="float" office:value="0.441430002450943" calcext:value-type="float">
            <text:p>0.441430002450943</text:p>
          </table:table-cell>
        </table:table-row>
        <table:table-row table:style-name="ro1">
          <table:table-cell office:value-type="float" office:value="0.368059992790222" calcext:value-type="float">
            <text:p>0.368059992790222</text:p>
          </table:table-cell>
        </table:table-row>
        <table:table-row table:style-name="ro1">
          <table:table-cell office:value-type="float" office:value="0.309949994087219" calcext:value-type="float">
            <text:p>0.309949994087219</text:p>
          </table:table-cell>
        </table:table-row>
        <table:table-row table:style-name="ro1">
          <table:table-cell office:value-type="float" office:value="0.264030009508133" calcext:value-type="float">
            <text:p>0.264030009508133</text:p>
          </table:table-cell>
        </table:table-row>
        <table:table-row table:style-name="ro1">
          <table:table-cell office:value-type="float" office:value="0.226329997181892" calcext:value-type="float">
            <text:p>0.226329997181892</text:p>
          </table:table-cell>
        </table:table-row>
        <table:table-row table:style-name="ro1">
          <table:table-cell office:value-type="float" office:value="0.195350006222725" calcext:value-type="float">
            <text:p>0.195350006222725</text:p>
          </table:table-cell>
        </table:table-row>
        <table:table-row table:style-name="ro1">
          <table:table-cell office:value-type="float" office:value="0.16983999311924" calcext:value-type="float">
            <text:p>0.16983999311924</text:p>
          </table:table-cell>
        </table:table-row>
        <table:table-row table:style-name="ro1">
          <table:table-cell office:value-type="float" office:value="0.148640006780624" calcext:value-type="float">
            <text:p>0.148640006780624</text:p>
          </table:table-cell>
        </table:table-row>
        <table:table-row table:style-name="ro1">
          <table:table-cell office:value-type="float" office:value="0.130950003862381" calcext:value-type="float">
            <text:p>0.130950003862381</text:p>
          </table:table-cell>
        </table:table-row>
        <table:table-row table:style-name="ro1">
          <table:table-cell office:value-type="float" office:value="0.116530001163483" calcext:value-type="float">
            <text:p>0.116530001163483</text:p>
          </table:table-cell>
        </table:table-row>
        <table:table-row table:style-name="ro1">
          <table:table-cell office:value-type="float" office:value="0.104299999773502" calcext:value-type="float">
            <text:p>0.104299999773502</text:p>
          </table:table-cell>
        </table:table-row>
        <table:table-row table:style-name="ro1">
          <table:table-cell office:value-type="float" office:value="0.0942300036549568" calcext:value-type="float">
            <text:p>0.094230003654957</text:p>
          </table:table-cell>
        </table:table-row>
        <table:table-row table:style-name="ro1">
          <table:table-cell office:value-type="float" office:value="0.0856399983167648" calcext:value-type="float">
            <text:p>0.085639998316765</text:p>
          </table:table-cell>
        </table:table-row>
        <table:table-row table:style-name="ro1">
          <table:table-cell office:value-type="float" office:value="0.0780100002884865" calcext:value-type="float">
            <text:p>0.078010000288487</text:p>
          </table:table-cell>
        </table:table-row>
        <table:table-row table:style-name="ro1">
          <table:table-cell office:value-type="float" office:value="0.0711300000548363" calcext:value-type="float">
            <text:p>0.071130000054836</text:p>
          </table:table-cell>
        </table:table-row>
        <table:table-row table:style-name="ro1">
          <table:table-cell office:value-type="float" office:value="0.0649499967694283" calcext:value-type="float">
            <text:p>0.064949996769428</text:p>
          </table:table-cell>
        </table:table-row>
        <table:table-row table:style-name="ro1">
          <table:table-cell office:value-type="float" office:value="0.0593999996781349" calcext:value-type="float">
            <text:p>0.059399999678135</text:p>
          </table:table-cell>
        </table:table-row>
        <table:table-row table:style-name="ro1">
          <table:table-cell office:value-type="float" office:value="0.0544500015676022" calcext:value-type="float">
            <text:p>0.054450001567602</text:p>
          </table:table-cell>
        </table:table-row>
        <table:table-row table:style-name="ro1">
          <table:table-cell office:value-type="float" office:value="0.0500200018286705" calcext:value-type="float">
            <text:p>0.050020001828671</text:p>
          </table:table-cell>
        </table:table-row>
        <table:table-row table:style-name="ro1">
          <table:table-cell office:value-type="float" office:value="0.0460500009357929" calcext:value-type="float">
            <text:p>0.046050000935793</text:p>
          </table:table-cell>
        </table:table-row>
        <table:table-row table:style-name="ro1">
          <table:table-cell office:value-type="float" office:value="0.0424900017678738" calcext:value-type="float">
            <text:p>0.042490001767874</text:p>
          </table:table-cell>
        </table:table-row>
        <table:table-row table:style-name="ro1">
          <table:table-cell office:value-type="float" office:value="0.0392999984323978" calcext:value-type="float">
            <text:p>0.039299998432398</text:p>
          </table:table-cell>
        </table:table-row>
        <table:table-row table:style-name="ro1">
          <table:table-cell office:value-type="float" office:value="0.0364399999380112" calcext:value-type="float">
            <text:p>0.036439999938011</text:p>
          </table:table-cell>
        </table:table-row>
        <table:table-row table:style-name="ro1">
          <table:table-cell office:value-type="float" office:value="0.0338700003921986" calcext:value-type="float">
            <text:p>0.033870000392199</text:p>
          </table:table-cell>
        </table:table-row>
        <table:table-row table:style-name="ro1">
          <table:table-cell office:value-type="float" office:value="0.0315699987113476" calcext:value-type="float">
            <text:p>0.031569998711348</text:p>
          </table:table-cell>
        </table:table-row>
        <table:table-row table:style-name="ro1">
          <table:table-cell office:value-type="float" office:value="0.0294899996370077" calcext:value-type="float">
            <text:p>0.029489999637008</text:p>
          </table:table-cell>
        </table:table-row>
        <table:table-row table:style-name="ro1">
          <table:table-cell office:value-type="float" office:value="0.0276200007647276" calcext:value-type="float">
            <text:p>0.027620000764728</text:p>
          </table:table-cell>
        </table:table-row>
        <table:table-row table:style-name="ro1">
          <table:table-cell office:value-type="float" office:value="0.0259199999272823" calcext:value-type="float">
            <text:p>0.025919999927282</text:p>
          </table:table-cell>
        </table:table-row>
        <table:table-row table:style-name="ro1">
          <table:table-cell office:value-type="float" office:value="0.0243900008499622" calcext:value-type="float">
            <text:p>0.024390000849962</text:p>
          </table:table-cell>
        </table:table-row>
        <table:table-row table:style-name="ro1">
          <table:table-cell office:value-type="float" office:value="0.0230000000447035" calcext:value-type="float">
            <text:p>0.023000000044704</text:p>
          </table:table-cell>
        </table:table-row>
        <table:table-row table:style-name="ro1">
          <table:table-cell office:value-type="float" office:value="0.0217400006949902" calcext:value-type="float">
            <text:p>0.02174000069499</text:p>
          </table:table-cell>
        </table:table-row>
        <table:table-row table:style-name="ro1">
          <table:table-cell office:value-type="float" office:value="0.0205899998545647" calcext:value-type="float">
            <text:p>0.020589999854565</text:p>
          </table:table-cell>
        </table:table-row>
        <table:table-row table:style-name="ro1">
          <table:table-cell office:value-type="float" office:value="0.0195400007069111" calcext:value-type="float">
            <text:p>0.019540000706911</text:p>
          </table:table-cell>
        </table:table-row>
        <table:table-row table:style-name="ro1">
          <table:table-cell office:value-type="float" office:value="0.0185899995267391" calcext:value-type="float">
            <text:p>0.018589999526739</text:p>
          </table:table-cell>
        </table:table-row>
        <table:table-row table:style-name="ro1">
          <table:table-cell office:value-type="float" office:value="0.0177100002765656" calcext:value-type="float">
            <text:p>0.017710000276566</text:p>
          </table:table-cell>
        </table:table-row>
        <table:table-row table:style-name="ro1">
          <table:table-cell office:value-type="float" office:value="0.0169099997729063" calcext:value-type="float">
            <text:p>0.016909999772906</text:p>
          </table:table-cell>
        </table:table-row>
        <table:table-row table:style-name="ro1">
          <table:table-cell office:value-type="float" office:value="0.0161799993366003" calcext:value-type="float">
            <text:p>0.0161799993366</text:p>
          </table:table-cell>
        </table:table-row>
        <table:table-row table:style-name="ro1">
          <table:table-cell office:value-type="float" office:value="0.0155100002884865" calcext:value-type="float">
            <text:p>0.015510000288487</text:p>
          </table:table-cell>
        </table:table-row>
        <table:table-row table:style-name="ro1">
          <table:table-cell office:value-type="float" office:value="0.0148799996823072" calcext:value-type="float">
            <text:p>0.014879999682307</text:p>
          </table:table-cell>
        </table:table-row>
        <table:table-row table:style-name="ro1">
          <table:table-cell office:value-type="float" office:value="0.0143100004643202" calcext:value-type="float">
            <text:p>0.01431000046432</text:p>
          </table:table-cell>
        </table:table-row>
        <table:table-row table:style-name="ro1">
          <table:table-cell office:value-type="float" office:value="0.0137799996882677" calcext:value-type="float">
            <text:p>0.013779999688268</text:p>
          </table:table-cell>
        </table:table-row>
        <table:table-row table:style-name="ro1">
          <table:table-cell office:value-type="float" office:value="0.0132900001481175" calcext:value-type="float">
            <text:p>0.013290000148118</text:p>
          </table:table-cell>
        </table:table-row>
        <table:table-row table:style-name="ro1">
          <table:table-cell office:value-type="float" office:value="0.0128300003707409" calcext:value-type="float">
            <text:p>0.012830000370741</text:p>
          </table:table-cell>
        </table:table-row>
        <table:table-row table:style-name="ro1">
          <table:table-cell office:value-type="float" office:value="0.0124099999666214" calcext:value-type="float">
            <text:p>0.012409999966621</text:p>
          </table:table-cell>
        </table:table-row>
        <table:table-row table:style-name="ro1">
          <table:table-cell office:value-type="float" office:value="0.0120099997147918" calcext:value-type="float">
            <text:p>0.012009999714792</text:p>
          </table:table-cell>
        </table:table-row>
        <table:table-row table:style-name="ro1">
          <table:table-cell office:value-type="float" office:value="0.0116499997675419" calcext:value-type="float">
            <text:p>0.011649999767542</text:p>
          </table:table-cell>
        </table:table-row>
        <table:table-row table:style-name="ro1">
          <table:table-cell office:value-type="float" office:value="0.0113000003620982" calcext:value-type="float">
            <text:p>0.011300000362098</text:p>
          </table:table-cell>
        </table:table-row>
        <table:table-row table:style-name="ro1">
          <table:table-cell office:value-type="float" office:value="0.0109799997881055" calcext:value-type="float">
            <text:p>0.010979999788106</text:p>
          </table:table-cell>
        </table:table-row>
        <table:table-row table:style-name="ro1">
          <table:table-cell office:value-type="float" office:value="0.0106800002977252" calcext:value-type="float">
            <text:p>0.010680000297725</text:p>
          </table:table-cell>
        </table:table-row>
        <table:table-row table:style-name="ro1">
          <table:table-cell office:value-type="float" office:value="0.0104000000283122" calcext:value-type="float">
            <text:p>0.010400000028312</text:p>
          </table:table-cell>
        </table:table-row>
        <table:table-row table:style-name="ro1">
          <table:table-cell office:value-type="float" office:value="0.0101399999111891" calcext:value-type="float">
            <text:p>0.010139999911189</text:p>
          </table:table-cell>
        </table:table-row>
        <table:table-row table:style-name="ro1">
          <table:table-cell office:value-type="float" office:value="0.00989000033587217" calcext:value-type="float">
            <text:p>0.009890000335872</text:p>
          </table:table-cell>
        </table:table-row>
        <table:table-row table:style-name="ro1">
          <table:table-cell office:value-type="float" office:value="0.00965999998152256" calcext:value-type="float">
            <text:p>0.009659999981523</text:p>
          </table:table-cell>
        </table:table-row>
        <table:table-row table:style-name="ro1">
          <table:table-cell office:value-type="float" office:value="0.00944000016897917" calcext:value-type="float">
            <text:p>0.009440000168979</text:p>
          </table:table-cell>
        </table:table-row>
        <table:table-row table:style-name="ro1">
          <table:table-cell office:value-type="float" office:value="0.00922999996691942" calcext:value-type="float">
            <text:p>0.009229999966919</text:p>
          </table:table-cell>
        </table:table-row>
        <table:table-row table:style-name="ro1">
          <table:table-cell office:value-type="float" office:value="0.0090300003066659" calcext:value-type="float">
            <text:p>0.009030000306666</text:p>
          </table:table-cell>
        </table:table-row>
        <table:table-row table:style-name="ro1">
          <table:table-cell office:value-type="float" office:value="0.00884999986737967" calcext:value-type="float">
            <text:p>0.00884999986738</text:p>
          </table:table-cell>
        </table:table-row>
        <table:table-row table:style-name="ro1">
          <table:table-cell office:value-type="float" office:value="0.00867000035941601" calcext:value-type="float">
            <text:p>0.008670000359416</text:p>
          </table:table-cell>
        </table:table-row>
        <table:table-row table:style-name="ro1">
          <table:table-cell office:value-type="float" office:value="0.008500000461936" calcext:value-type="float">
            <text:p>0.008500000461936</text:p>
          </table:table-cell>
        </table:table-row>
        <table:table-row table:style-name="ro1">
          <table:table-cell office:value-type="float" office:value="0.00834000017493963" calcext:value-type="float">
            <text:p>0.00834000017494</text:p>
          </table:table-cell>
        </table:table-row>
        <table:table-row table:style-name="ro1">
          <table:table-cell office:value-type="float" office:value="0.00819000042974949" calcext:value-type="float">
            <text:p>0.008190000429749</text:p>
          </table:table-cell>
        </table:table-row>
        <table:table-row table:style-name="ro1">
          <table:table-cell office:value-type="float" office:value="0.00805000029504299" calcext:value-type="float">
            <text:p>0.008050000295043</text:p>
          </table:table-cell>
        </table:table-row>
        <table:table-row table:style-name="ro1">
          <table:table-cell office:value-type="float" office:value="0.00791000016033649" calcext:value-type="float">
            <text:p>0.007910000160337</text:p>
          </table:table-cell>
        </table:table-row>
        <table:table-row table:style-name="ro1">
          <table:table-cell office:value-type="float" office:value="0.00777000002563" calcext:value-type="float">
            <text:p>0.00777000002563</text:p>
          </table:table-cell>
        </table:table-row>
        <table:table-row table:style-name="ro1">
          <table:table-cell office:value-type="float" office:value="0.00765000004321337" calcext:value-type="float">
            <text:p>0.007650000043213</text:p>
          </table:table-cell>
        </table:table-row>
        <table:table-row table:style-name="ro1">
          <table:table-cell office:value-type="float" office:value="0.00753000006079674" calcext:value-type="float">
            <text:p>0.007530000060797</text:p>
          </table:table-cell>
        </table:table-row>
        <table:table-row table:style-name="ro1">
          <table:table-cell office:value-type="float" office:value="0.00741000007838011" calcext:value-type="float">
            <text:p>0.00741000007838</text:p>
          </table:table-cell>
        </table:table-row>
        <table:table-row table:style-name="ro1">
          <table:table-cell office:value-type="float" office:value="0.00730000017210841" calcext:value-type="float">
            <text:p>0.007300000172108</text:p>
          </table:table-cell>
        </table:table-row>
        <table:table-row table:style-name="ro1">
          <table:table-cell office:value-type="float" office:value="0.00718999980017543" calcext:value-type="float">
            <text:p>0.007189999800175</text:p>
          </table:table-cell>
        </table:table-row>
        <table:table-row table:style-name="ro1">
          <table:table-cell office:value-type="float" office:value="0.00708999997004867" calcext:value-type="float">
            <text:p>0.007089999970049</text:p>
          </table:table-cell>
        </table:table-row>
        <table:table-row table:style-name="ro1">
          <table:table-cell office:value-type="float" office:value="0.0069900001399219" calcext:value-type="float">
            <text:p>0.006990000139922</text:p>
          </table:table-cell>
        </table:table-row>
        <table:table-row table:style-name="ro1">
          <table:table-cell office:value-type="float" office:value="0.00689999992027879" calcext:value-type="float">
            <text:p>0.006899999920279</text:p>
          </table:table-cell>
        </table:table-row>
        <table:table-row table:style-name="ro1">
          <table:table-cell office:value-type="float" office:value="0.00680000009015203" calcext:value-type="float">
            <text:p>0.006800000090152</text:p>
          </table:table-cell>
        </table:table-row>
        <table:table-row table:style-name="ro1">
          <table:table-cell office:value-type="float" office:value="0.00671999994665384" calcext:value-type="float">
            <text:p>0.006719999946654</text:p>
          </table:table-cell>
        </table:table-row>
        <table:table-row table:style-name="ro1">
          <table:table-cell office:value-type="float" office:value="0.00663000019267201" calcext:value-type="float">
            <text:p>0.006630000192672</text:p>
          </table:table-cell>
        </table:table-row>
        <table:table-row table:style-name="ro1">
          <table:table-cell office:value-type="float" office:value="0.00655000004917383" calcext:value-type="float">
            <text:p>0.006550000049174</text:p>
          </table:table-cell>
        </table:table-row>
        <table:table-row table:style-name="ro1">
          <table:table-cell office:value-type="float" office:value="0.00646999990567565" calcext:value-type="float">
            <text:p>0.006469999905676</text:p>
          </table:table-cell>
        </table:table-row>
        <table:table-row table:style-name="ro1">
          <table:table-cell office:value-type="float" office:value="0.00639000022783876" calcext:value-type="float">
            <text:p>0.006390000227839</text:p>
          </table:table-cell>
        </table:table-row>
        <table:table-row table:style-name="ro1">
          <table:table-cell office:value-type="float" office:value="0.00632000016048551" calcext:value-type="float">
            <text:p>0.006320000160486</text:p>
          </table:table-cell>
        </table:table-row>
        <table:table-row table:style-name="ro1">
          <table:table-cell office:value-type="float" office:value="0.00625000009313226" calcext:value-type="float">
            <text:p>0.006250000093132</text:p>
          </table:table-cell>
        </table:table-row>
        <table:table-row table:style-name="ro1">
          <table:table-cell office:value-type="float" office:value="0.00618000002577901" calcext:value-type="float">
            <text:p>0.006180000025779</text:p>
          </table:table-cell>
        </table:table-row>
        <table:table-row table:style-name="ro1">
          <table:table-cell office:value-type="float" office:value="0.00610999995842576" calcext:value-type="float">
            <text:p>0.006109999958426</text:p>
          </table:table-cell>
        </table:table-row>
        <table:table-row table:style-name="ro1">
          <table:table-cell office:value-type="float" office:value="0.00603999989107251" calcext:value-type="float">
            <text:p>0.006039999891073</text:p>
          </table:table-cell>
        </table:table-row>
        <table:table-row table:style-name="ro1">
          <table:table-cell office:value-type="float" office:value="0.0059799998998642" calcext:value-type="float">
            <text:p>0.005979999899864</text:p>
          </table:table-cell>
        </table:table-row>
        <table:table-row table:style-name="ro1">
          <table:table-cell office:value-type="float" office:value="0.00591999990865588" calcext:value-type="float">
            <text:p>0.005919999908656</text:p>
          </table:table-cell>
        </table:table-row>
        <table:table-row table:style-name="ro1">
          <table:table-cell office:value-type="float" office:value="0.00585999991744757" calcext:value-type="float">
            <text:p>0.005859999917448</text:p>
          </table:table-cell>
        </table:table-row>
        <table:table-row table:style-name="ro1">
          <table:table-cell office:value-type="float" office:value="0.00579999992623925" calcext:value-type="float">
            <text:p>0.005799999926239</text:p>
          </table:table-cell>
        </table:table-row>
        <table:table-row table:style-name="ro1">
          <table:table-cell office:value-type="float" office:value="0.00573999993503094" calcext:value-type="float">
            <text:p>0.005739999935031</text:p>
          </table:table-cell>
        </table:table-row>
        <table:table-row table:style-name="ro1">
          <table:table-cell office:value-type="float" office:value="0.00569000001996756" calcext:value-type="float">
            <text:p>0.005690000019968</text:p>
          </table:table-cell>
        </table:table-row>
        <table:table-row table:style-name="ro1">
          <table:table-cell office:value-type="float" office:value="0.00563000002875924" calcext:value-type="float">
            <text:p>0.005630000028759</text:p>
          </table:table-cell>
        </table:table-row>
        <table:table-row table:style-name="ro1">
          <table:table-cell office:value-type="float" office:value="0.00558000011369586" calcext:value-type="float">
            <text:p>0.005580000113696</text:p>
          </table:table-cell>
        </table:table-row>
        <table:table-row table:style-name="ro1">
          <table:table-cell office:value-type="float" office:value="0.00553000019863248" calcext:value-type="float">
            <text:p>0.005530000198632</text:p>
          </table:table-cell>
        </table:table-row>
        <table:table-row table:style-name="ro1">
          <table:table-cell office:value-type="float" office:value="0.00547999981790781" calcext:value-type="float">
            <text:p>0.005479999817908</text:p>
          </table:table-cell>
        </table:table-row>
        <table:table-row table:style-name="ro1">
          <table:table-cell office:value-type="float" office:value="0.00542999990284443" calcext:value-type="float">
            <text:p>0.005429999902844</text:p>
          </table:table-cell>
        </table:table-row>
        <table:table-row table:style-name="ro1">
          <table:table-cell office:value-type="float" office:value="0.00537999998778105" calcext:value-type="float">
            <text:p>0.005379999987781</text:p>
          </table:table-cell>
        </table:table-row>
        <table:table-row table:style-name="ro1">
          <table:table-cell office:value-type="float" office:value="0.0053400001488626" calcext:value-type="float">
            <text:p>0.005340000148863</text:p>
          </table:table-cell>
        </table:table-row>
        <table:table-row table:style-name="ro1">
          <table:table-cell office:value-type="float" office:value="0.00528999976813793" calcext:value-type="float">
            <text:p>0.005289999768138</text:p>
          </table:table-cell>
        </table:table-row>
        <table:table-row table:style-name="ro1">
          <table:table-cell office:value-type="float" office:value="0.00524999992921948" calcext:value-type="float">
            <text:p>0.005249999929219</text:p>
          </table:table-cell>
        </table:table-row>
        <table:table-row table:style-name="ro1">
          <table:table-cell office:value-type="float" office:value="0.00521000009030104" calcext:value-type="float">
            <text:p>0.005210000090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5:05:44.588601561</meta:creation-date>
    <dc:date>2020-06-24T15:07:39.363270922</dc:date>
    <meta:editing-duration>PT1M57S</meta:editing-duration>
    <meta:editing-cycles>1</meta:editing-cycles>
    <meta:document-statistic meta:table-count="1" meta:cell-count="5844" meta:object-count="0"/>
    <meta:generator>LibreOffice/6.0.7.3$Linux_X86_64 LibreOffice_project/00m0$Build-3</meta:generator>
  </office:meta>
</office:document-meta>
</file>